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pt"/>
    </style:style>
    <style:style style:name="co2" style:family="table-column">
      <style:table-column-properties fo:break-before="auto" style:column-width="52.8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padding="2.0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old_town_cross_2160p50" table:style-name="ta1">
        <table:shapes>
          <draw:frame draw:z-index="0" draw:style-name="gr1" draw:text-style-name="P1" svg:width="453.51pt" svg:height="255.09pt" svg:x="1352.86pt" svg:y="0pt">
            <loext:p draw:notify-on-update-of-ranges="old_town_cross_2160p50.B3:old_town_cross_2160p50.U3 old_town_cross_2160p50.A4:old_town_cross_2160p50.A4 old_town_cross_2160p50.B4:old_town_cross_2160p50.U4 old_town_cross_2160p50.B3:old_town_cross_2160p50.U3 old_town_cross_2160p50.A5:old_town_cross_2160p50.A5 old_town_cross_2160p50.B5:old_town_cross_2160p50.U5 old_town_cross_2160p50.B3:old_town_cross_2160p50.U3 old_town_cross_2160p50.A6:old_town_cross_2160p50.A6 old_town_cross_2160p50.B6:old_town_cross_2160p50.U6 old_town_cross_2160p50.B3:old_town_cross_2160p50.U3 old_town_cross_2160p50.A7:old_town_cross_2160p50.A7 old_town_cross_2160p50.B7:old_town_cross_2160p50.U7 old_town_cross_2160p50.B3:old_town_cross_2160p50.U3 old_town_cross_2160p50.A8:old_town_cross_2160p50.A8 old_town_cross_2160p50.B8:old_town_cross_2160p50.U8 old_town_cross_2160p50.B3:old_town_cross_2160p50.U3 old_town_cross_2160p50.A9:old_town_cross_2160p50.A9 old_town_cross_2160p50.B9:old_town_cross_2160p50.U9 old_town_cross_2160p50.B3:old_town_cross_2160p50.U3 old_town_cross_2160p50.A10:old_town_cross_2160p50.A10 old_town_cross_2160p50.B10:old_town_cross_2160p50.U10 old_town_cross_2160p50.B3:old_town_cross_2160p50.U3 old_town_cross_2160p50.A11:old_town_cross_2160p50.A11 old_town_cross_2160p50.B11:old_town_cross_2160p50.U11 old_town_cross_2160p50.B3:old_town_cross_2160p50.U3 old_town_cross_2160p50.A12:old_town_cross_2160p50.A12 old_town_cross_2160p50.B12:old_town_cross_2160p50.U12 old_town_cross_2160p50.B3:old_town_cross_2160p50.U3 old_town_cross_2160p50.A13:old_town_cross_2160p50.A13 old_town_cross_2160p50.B13:old_town_cross_2160p50.U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361pt" svg:y="265.58pt">
            <loext:p draw:notify-on-update-of-ranges="old_town_cross_2160p50.B15:old_town_cross_2160p50.U15 old_town_cross_2160p50.A16:old_town_cross_2160p50.A16 old_town_cross_2160p50.B16:old_town_cross_2160p50.U16 old_town_cross_2160p50.B15:old_town_cross_2160p50.U15 old_town_cross_2160p50.A17:old_town_cross_2160p50.A17 old_town_cross_2160p50.B17:old_town_cross_2160p50.U17 old_town_cross_2160p50.B15:old_town_cross_2160p50.U15 old_town_cross_2160p50.A18:old_town_cross_2160p50.A18 old_town_cross_2160p50.B18:old_town_cross_2160p50.U18 old_town_cross_2160p50.B15:old_town_cross_2160p50.U15 old_town_cross_2160p50.A19:old_town_cross_2160p50.A19 old_town_cross_2160p50.B19:old_town_cross_2160p50.U19 old_town_cross_2160p50.B15:old_town_cross_2160p50.U15 old_town_cross_2160p50.A20:old_town_cross_2160p50.A20 old_town_cross_2160p50.B20:old_town_cross_2160p50.U20 old_town_cross_2160p50.B15:old_town_cross_2160p50.U15 old_town_cross_2160p50.A21:old_town_cross_2160p50.A21 old_town_cross_2160p50.B21:old_town_cross_2160p50.U21 old_town_cross_2160p50.B15:old_town_cross_2160p50.U15 old_town_cross_2160p50.A22:old_town_cross_2160p50.A22 old_town_cross_2160p50.B22:old_town_cross_2160p50.U22 old_town_cross_2160p50.B15:old_town_cross_2160p50.U15 old_town_cross_2160p50.A23:old_town_cross_2160p50.A23 old_town_cross_2160p50.B23:old_town_cross_2160p50.U23 old_town_cross_2160p50.B15:old_town_cross_2160p50.U15 old_town_cross_2160p50.A24:old_town_cross_2160p50.A24 old_town_cross_2160p50.B24:old_town_cross_2160p50.U24 old_town_cross_2160p50.B15:old_town_cross_2160p50.U15 old_town_cross_2160p50.A25:old_town_cross_2160p50.A25 old_town_cross_2160p50.B25:old_town_cross_2160p50.U25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453.51pt" svg:height="255.09pt" svg:x="1352.38pt" svg:y="519.25pt">
            <loext:p draw:notify-on-update-of-ranges="old_town_cross_2160p50.B27:old_town_cross_2160p50.U27 old_town_cross_2160p50.A28:old_town_cross_2160p50.A28 old_town_cross_2160p50.B28:old_town_cross_2160p50.U28 old_town_cross_2160p50.B27:old_town_cross_2160p50.U27 old_town_cross_2160p50.A29:old_town_cross_2160p50.A29 old_town_cross_2160p50.B29:old_town_cross_2160p50.U29 old_town_cross_2160p50.B27:old_town_cross_2160p50.U27 old_town_cross_2160p50.A30:old_town_cross_2160p50.A30 old_town_cross_2160p50.B30:old_town_cross_2160p50.U30 old_town_cross_2160p50.B27:old_town_cross_2160p50.U27 old_town_cross_2160p50.A31:old_town_cross_2160p50.A31 old_town_cross_2160p50.B31:old_town_cross_2160p50.U31 old_town_cross_2160p50.B27:old_town_cross_2160p50.U27 old_town_cross_2160p50.A32:old_town_cross_2160p50.A32 old_town_cross_2160p50.B32:old_town_cross_2160p50.U32 old_town_cross_2160p50.B27:old_town_cross_2160p50.U27 old_town_cross_2160p50.A33:old_town_cross_2160p50.A33 old_town_cross_2160p50.B33:old_town_cross_2160p50.U33 old_town_cross_2160p50.B27:old_town_cross_2160p50.U27 old_town_cross_2160p50.A34:old_town_cross_2160p50.A34 old_town_cross_2160p50.B34:old_town_cross_2160p50.U34 old_town_cross_2160p50.B27:old_town_cross_2160p50.U27 old_town_cross_2160p50.A35:old_town_cross_2160p50.A35 old_town_cross_2160p50.B35:old_town_cross_2160p50.U35 old_town_cross_2160p50.B27:old_town_cross_2160p50.U27 old_town_cross_2160p50.A36:old_town_cross_2160p50.A36 old_town_cross_2160p50.B36:old_town_cross_2160p50.U36 old_town_cross_2160p50.B27:old_town_cross_2160p50.U27 old_town_cross_2160p50.A37:old_town_cross_2160p50.A37 old_town_cross_2160p50.B37:old_town_cross_2160p50.U3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453.51pt" svg:height="255.09pt" svg:x="1350.4pt" svg:y="781.65pt">
            <loext:p draw:notify-on-update-of-ranges="old_town_cross_2160p50.B39:old_town_cross_2160p50.U39 old_town_cross_2160p50.A40:old_town_cross_2160p50.A40 old_town_cross_2160p50.B40:old_town_cross_2160p50.U40 old_town_cross_2160p50.B39:old_town_cross_2160p50.U39 old_town_cross_2160p50.A41:old_town_cross_2160p50.A41 old_town_cross_2160p50.B41:old_town_cross_2160p50.U41 old_town_cross_2160p50.B39:old_town_cross_2160p50.U39 old_town_cross_2160p50.A42:old_town_cross_2160p50.A42 old_town_cross_2160p50.B42:old_town_cross_2160p50.U42 old_town_cross_2160p50.B39:old_town_cross_2160p50.U39 old_town_cross_2160p50.A43:old_town_cross_2160p50.A43 old_town_cross_2160p50.B43:old_town_cross_2160p50.U43 old_town_cross_2160p50.B39:old_town_cross_2160p50.U39 old_town_cross_2160p50.A44:old_town_cross_2160p50.A44 old_town_cross_2160p50.B44:old_town_cross_2160p50.U44 old_town_cross_2160p50.B39:old_town_cross_2160p50.U39 old_town_cross_2160p50.A45:old_town_cross_2160p50.A45 old_town_cross_2160p50.B45:old_town_cross_2160p50.U45 old_town_cross_2160p50.B39:old_town_cross_2160p50.U39 old_town_cross_2160p50.A46:old_town_cross_2160p50.A46 old_town_cross_2160p50.B46:old_town_cross_2160p50.U46 old_town_cross_2160p50.B39:old_town_cross_2160p50.U39 old_town_cross_2160p50.A47:old_town_cross_2160p50.A47 old_town_cross_2160p50.B47:old_town_cross_2160p50.U47 old_town_cross_2160p50.B39:old_town_cross_2160p50.U39 old_town_cross_2160p50.A48:old_town_cross_2160p50.A48 old_town_cross_2160p50.B48:old_town_cross_2160p50.U48 old_town_cross_2160p50.B39:old_town_cross_2160p50.U39 old_town_cross_2160p50.A49:old_town_cross_2160p50.A49 old_town_cross_2160p50.B49:old_town_cross_2160p50.U49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4" draw:style-name="gr1" draw:text-style-name="P1" svg:width="504pt" svg:height="360pt" svg:x="860.43pt" svg:y="991.64pt">
            <loext:p draw:notify-on-update-of-ranges="old_town_cross_2160p50.B52:old_town_cross_2160p50.U52 old_town_cross_2160p50.A53:old_town_cross_2160p50.A53 old_town_cross_2160p50.B53:old_town_cross_2160p50.U53 old_town_cross_2160p50.B52:old_town_cross_2160p50.U52 old_town_cross_2160p50.A54:old_town_cross_2160p50.A54 old_town_cross_2160p50.B54:old_town_cross_2160p50.U54 old_town_cross_2160p50.B52:old_town_cross_2160p50.U52 old_town_cross_2160p50.A55:old_town_cross_2160p50.A55 old_town_cross_2160p50.B55:old_town_cross_2160p50.U55 old_town_cross_2160p50.B52:old_town_cross_2160p50.U52 old_town_cross_2160p50.A56:old_town_cross_2160p50.A56 old_town_cross_2160p50.B56:old_town_cross_2160p50.U56 old_town_cross_2160p50.B52:old_town_cross_2160p50.U52 old_town_cross_2160p50.A57:old_town_cross_2160p50.A57 old_town_cross_2160p50.B57:old_town_cross_2160p50.U57 old_town_cross_2160p50.B52:old_town_cross_2160p50.U52 old_town_cross_2160p50.A58:old_town_cross_2160p50.A58 old_town_cross_2160p50.B58:old_town_cross_2160p50.U58 old_town_cross_2160p50.B52:old_town_cross_2160p50.U52 old_town_cross_2160p50.A59:old_town_cross_2160p50.A59 old_town_cross_2160p50.B59:old_town_cross_2160p50.U59 old_town_cross_2160p50.B52:old_town_cross_2160p50.U52 old_town_cross_2160p50.A60:old_town_cross_2160p50.A60 old_town_cross_2160p50.B60:old_town_cross_2160p50.U60 old_town_cross_2160p50.B52:old_town_cross_2160p50.U52 old_town_cross_2160p50.A61:old_town_cross_2160p50.A61 old_town_cross_2160p50.B61:old_town_cross_2160p50.U61 old_town_cross_2160p50.B52:old_town_cross_2160p50.U52 old_town_cross_2160p50.A62:old_town_cross_2160p50.A62 old_town_cross_2160p50.B62:old_town_cross_2160p50.U6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21" table:default-cell-style-name="ce1"/>
        <table:table-column table:style-name="co2" table:number-columns-repeated="1003" table:default-cell-style-name="ce1"/>
        <table:table-row table:style-name="ro1">
          <table:table-cell office:value-type="string" calcext:value-type="string">
            <text:p>PSN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B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ultrafast</text:p>
          </table:table-cell>
          <table:table-cell table:style-name="ce2" office:value-type="float" office:value="15.866484" calcext:value-type="float">
            <text:p>15.866484</text:p>
          </table:table-cell>
          <table:table-cell table:style-name="ce2" office:value-type="float" office:value="18.741463" calcext:value-type="float">
            <text:p>18.741463</text:p>
          </table:table-cell>
          <table:table-cell table:style-name="ce2" office:value-type="float" office:value="19.602278" calcext:value-type="float">
            <text:p>19.602278</text:p>
          </table:table-cell>
          <table:table-cell table:style-name="ce2" office:value-type="float" office:value="20.540478" calcext:value-type="float">
            <text:p>20.540478</text:p>
          </table:table-cell>
          <table:table-cell table:style-name="ce2" office:value-type="float" office:value="21.731932" calcext:value-type="float">
            <text:p>21.731932</text:p>
          </table:table-cell>
          <table:table-cell table:style-name="ce2" office:value-type="float" office:value="23.412193" calcext:value-type="float">
            <text:p>23.412193</text:p>
          </table:table-cell>
          <table:table-cell table:style-name="ce2" office:value-type="float" office:value="25.474106" calcext:value-type="float">
            <text:p>25.474106</text:p>
          </table:table-cell>
          <table:table-cell table:style-name="ce2" office:value-type="float" office:value="27.060474" calcext:value-type="float">
            <text:p>27.060474</text:p>
          </table:table-cell>
          <table:table-cell table:style-name="ce2" office:value-type="float" office:value="27.957106" calcext:value-type="float">
            <text:p>27.957106</text:p>
          </table:table-cell>
          <table:table-cell table:style-name="ce2" office:value-type="float" office:value="28.639324" calcext:value-type="float">
            <text:p>28.639324</text:p>
          </table:table-cell>
          <table:table-cell table:style-name="ce2" office:value-type="float" office:value="29.464214" calcext:value-type="float">
            <text:p>29.464214</text:p>
          </table:table-cell>
          <table:table-cell table:style-name="ce2" office:value-type="float" office:value="29.974766" calcext:value-type="float">
            <text:p>29.974766</text:p>
          </table:table-cell>
          <table:table-cell table:style-name="ce2" office:value-type="float" office:value="30.350863" calcext:value-type="float">
            <text:p>30.350863</text:p>
          </table:table-cell>
          <table:table-cell table:style-name="ce2" office:value-type="float" office:value="30.656569" calcext:value-type="float">
            <text:p>30.656569</text:p>
          </table:table-cell>
          <table:table-cell table:style-name="ce2" office:value-type="float" office:value="30.929167" calcext:value-type="float">
            <text:p>30.929167</text:p>
          </table:table-cell>
          <table:table-cell table:style-name="ce2" office:value-type="float" office:value="31.096781" calcext:value-type="float">
            <text:p>31.096781</text:p>
          </table:table-cell>
          <table:table-cell table:style-name="ce2" office:value-type="float" office:value="31.270885" calcext:value-type="float">
            <text:p>31.270885</text:p>
          </table:table-cell>
          <table:table-cell table:style-name="ce2" office:value-type="float" office:value="31.417711" calcext:value-type="float">
            <text:p>31.417711</text:p>
          </table:table-cell>
          <table:table-cell table:style-name="ce2" office:value-type="float" office:value="31.571564" calcext:value-type="float">
            <text:p>31.571564</text:p>
          </table:table-cell>
          <table:table-cell table:style-name="ce2" office:value-type="float" office:value="31.649143" calcext:value-type="float">
            <text:p>31.64914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uperfast</text:p>
          </table:table-cell>
          <table:table-cell table:style-name="ce2" office:value-type="float" office:value="18.741652" calcext:value-type="float">
            <text:p>18.741652</text:p>
          </table:table-cell>
          <table:table-cell table:style-name="ce2" office:value-type="float" office:value="20.468874" calcext:value-type="float">
            <text:p>20.468874</text:p>
          </table:table-cell>
          <table:table-cell table:style-name="ce2" office:value-type="float" office:value="23.86343" calcext:value-type="float">
            <text:p>23.86343</text:p>
          </table:table-cell>
          <table:table-cell table:style-name="ce2" office:value-type="float" office:value="26.16774" calcext:value-type="float">
            <text:p>26.16774</text:p>
          </table:table-cell>
          <table:table-cell table:style-name="ce2" office:value-type="float" office:value="27.617369" calcext:value-type="float">
            <text:p>27.617369</text:p>
          </table:table-cell>
          <table:table-cell table:style-name="ce2" office:value-type="float" office:value="28.606936" calcext:value-type="float">
            <text:p>28.606936</text:p>
          </table:table-cell>
          <table:table-cell table:style-name="ce2" office:value-type="float" office:value="29.327358" calcext:value-type="float">
            <text:p>29.327358</text:p>
          </table:table-cell>
          <table:table-cell table:style-name="ce2" office:value-type="float" office:value="29.822542" calcext:value-type="float">
            <text:p>29.822542</text:p>
          </table:table-cell>
          <table:table-cell table:style-name="ce2" office:value-type="float" office:value="30.184036" calcext:value-type="float">
            <text:p>30.184036</text:p>
          </table:table-cell>
          <table:table-cell table:style-name="ce2" office:value-type="float" office:value="30.463449" calcext:value-type="float">
            <text:p>30.463449</text:p>
          </table:table-cell>
          <table:table-cell table:style-name="ce2" office:value-type="float" office:value="30.860699" calcext:value-type="float">
            <text:p>30.860699</text:p>
          </table:table-cell>
          <table:table-cell table:style-name="ce2" office:value-type="float" office:value="31.128311" calcext:value-type="float">
            <text:p>31.128311</text:p>
          </table:table-cell>
          <table:table-cell table:style-name="ce2" office:value-type="float" office:value="31.321585" calcext:value-type="float">
            <text:p>31.321585</text:p>
          </table:table-cell>
          <table:table-cell table:style-name="ce2" office:value-type="float" office:value="31.512495" calcext:value-type="float">
            <text:p>31.512495</text:p>
          </table:table-cell>
          <table:table-cell table:style-name="ce2" office:value-type="float" office:value="31.652767" calcext:value-type="float">
            <text:p>31.652767</text:p>
          </table:table-cell>
          <table:table-cell table:style-name="ce2" office:value-type="float" office:value="31.75382" calcext:value-type="float">
            <text:p>31.75382</text:p>
          </table:table-cell>
          <table:table-cell table:style-name="ce2" office:value-type="float" office:value="31.81422" calcext:value-type="float">
            <text:p>31.81422</text:p>
          </table:table-cell>
          <table:table-cell table:style-name="ce2" office:value-type="float" office:value="31.865736" calcext:value-type="float">
            <text:p>31.865736</text:p>
          </table:table-cell>
          <table:table-cell table:style-name="ce2" office:value-type="float" office:value="31.913893" calcext:value-type="float">
            <text:p>31.913893</text:p>
          </table:table-cell>
          <table:table-cell table:style-name="ce2" office:value-type="float" office:value="31.96314" calcext:value-type="float">
            <text:p>31.9631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fast</text:p>
          </table:table-cell>
          <table:table-cell table:style-name="ce2" office:value-type="float" office:value="18.829054" calcext:value-type="float">
            <text:p>18.829054</text:p>
          </table:table-cell>
          <table:table-cell table:style-name="ce2" office:value-type="float" office:value="20.452318" calcext:value-type="float">
            <text:p>20.452318</text:p>
          </table:table-cell>
          <table:table-cell table:style-name="ce2" office:value-type="float" office:value="23.867968" calcext:value-type="float">
            <text:p>23.867968</text:p>
          </table:table-cell>
          <table:table-cell table:style-name="ce2" office:value-type="float" office:value="26.448957" calcext:value-type="float">
            <text:p>26.448957</text:p>
          </table:table-cell>
          <table:table-cell table:style-name="ce2" office:value-type="float" office:value="27.883886" calcext:value-type="float">
            <text:p>27.883886</text:p>
          </table:table-cell>
          <table:table-cell table:style-name="ce2" office:value-type="float" office:value="28.912495" calcext:value-type="float">
            <text:p>28.912495</text:p>
          </table:table-cell>
          <table:table-cell table:style-name="ce2" office:value-type="float" office:value="29.711254" calcext:value-type="float">
            <text:p>29.711254</text:p>
          </table:table-cell>
          <table:table-cell table:style-name="ce2" office:value-type="float" office:value="30.279198" calcext:value-type="float">
            <text:p>30.279198</text:p>
          </table:table-cell>
          <table:table-cell table:style-name="ce2" office:value-type="float" office:value="30.701002" calcext:value-type="float">
            <text:p>30.701002</text:p>
          </table:table-cell>
          <table:table-cell table:style-name="ce2" office:value-type="float" office:value="31.051512" calcext:value-type="float">
            <text:p>31.051512</text:p>
          </table:table-cell>
          <table:table-cell table:style-name="ce2" office:value-type="float" office:value="31.500498" calcext:value-type="float">
            <text:p>31.500498</text:p>
          </table:table-cell>
          <table:table-cell table:style-name="ce2" office:value-type="float" office:value="31.799679" calcext:value-type="float">
            <text:p>31.799679</text:p>
          </table:table-cell>
          <table:table-cell table:style-name="ce2" office:value-type="float" office:value="32.000854" calcext:value-type="float">
            <text:p>32.000854</text:p>
          </table:table-cell>
          <table:table-cell table:style-name="ce2" office:value-type="float" office:value="32.131535" calcext:value-type="float">
            <text:p>32.131535</text:p>
          </table:table-cell>
          <table:table-cell table:style-name="ce2" office:value-type="float" office:value="32.228245" calcext:value-type="float">
            <text:p>32.228245</text:p>
          </table:table-cell>
          <table:table-cell table:style-name="ce2" office:value-type="float" office:value="32.292011" calcext:value-type="float">
            <text:p>32.292011</text:p>
          </table:table-cell>
          <table:table-cell table:style-name="ce2" office:value-type="float" office:value="32.332211" calcext:value-type="float">
            <text:p>32.332211</text:p>
          </table:table-cell>
          <table:table-cell table:style-name="ce2" office:value-type="float" office:value="32.344208" calcext:value-type="float">
            <text:p>32.344208</text:p>
          </table:table-cell>
          <table:table-cell table:style-name="ce2" office:value-type="float" office:value="32.326263" calcext:value-type="float">
            <text:p>32.326263</text:p>
          </table:table-cell>
          <table:table-cell table:style-name="ce2" office:value-type="float" office:value="32.212299" calcext:value-type="float">
            <text:p>32.21229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er</text:p>
          </table:table-cell>
          <table:table-cell table:style-name="ce2" office:value-type="float" office:value="20.587074" calcext:value-type="float">
            <text:p>20.587074</text:p>
          </table:table-cell>
          <table:table-cell table:style-name="ce2" office:value-type="float" office:value="22.416363" calcext:value-type="float">
            <text:p>22.416363</text:p>
          </table:table-cell>
          <table:table-cell table:style-name="ce2" office:value-type="float" office:value="24.346758" calcext:value-type="float">
            <text:p>24.346758</text:p>
          </table:table-cell>
          <table:table-cell table:style-name="ce2" office:value-type="float" office:value="26.655804" calcext:value-type="float">
            <text:p>26.655804</text:p>
          </table:table-cell>
          <table:table-cell table:style-name="ce2" office:value-type="float" office:value="28.016218" calcext:value-type="float">
            <text:p>28.016218</text:p>
          </table:table-cell>
          <table:table-cell table:style-name="ce2" office:value-type="float" office:value="29.047573" calcext:value-type="float">
            <text:p>29.047573</text:p>
          </table:table-cell>
          <table:table-cell table:style-name="ce2" office:value-type="float" office:value="29.845821" calcext:value-type="float">
            <text:p>29.845821</text:p>
          </table:table-cell>
          <table:table-cell table:style-name="ce2" office:value-type="float" office:value="30.511181" calcext:value-type="float">
            <text:p>30.511181</text:p>
          </table:table-cell>
          <table:table-cell table:style-name="ce2" office:value-type="float" office:value="31.02116" calcext:value-type="float">
            <text:p>31.02116</text:p>
          </table:table-cell>
          <table:table-cell table:style-name="ce2" office:value-type="float" office:value="31.432747" calcext:value-type="float">
            <text:p>31.432747</text:p>
          </table:table-cell>
          <table:table-cell table:style-name="ce2" office:value-type="float" office:value="32.045013" calcext:value-type="float">
            <text:p>32.045013</text:p>
          </table:table-cell>
          <table:table-cell table:style-name="ce2" office:value-type="float" office:value="32.439121" calcext:value-type="float">
            <text:p>32.439121</text:p>
          </table:table-cell>
          <table:table-cell table:style-name="ce2" office:value-type="float" office:value="32.696354" calcext:value-type="float">
            <text:p>32.696354</text:p>
          </table:table-cell>
          <table:table-cell table:style-name="ce2" office:value-type="float" office:value="32.87307" calcext:value-type="float">
            <text:p>32.87307</text:p>
          </table:table-cell>
          <table:table-cell table:style-name="ce2" office:value-type="float" office:value="32.998329" calcext:value-type="float">
            <text:p>32.998329</text:p>
          </table:table-cell>
          <table:table-cell table:style-name="ce2" office:value-type="float" office:value="33.08802" calcext:value-type="float">
            <text:p>33.08802</text:p>
          </table:table-cell>
          <table:table-cell table:style-name="ce2" office:value-type="float" office:value="33.137844" calcext:value-type="float">
            <text:p>33.137844</text:p>
          </table:table-cell>
          <table:table-cell table:style-name="ce2" office:value-type="float" office:value="33.173229" calcext:value-type="float">
            <text:p>33.173229</text:p>
          </table:table-cell>
          <table:table-cell table:style-name="ce2" office:value-type="float" office:value="33.184521" calcext:value-type="float">
            <text:p>33.184521</text:p>
          </table:table-cell>
          <table:table-cell table:style-name="ce2" office:value-type="float" office:value="33.148392" calcext:value-type="float">
            <text:p>33.14839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</text:p>
          </table:table-cell>
          <table:table-cell table:style-name="ce2" office:value-type="float" office:value="18.959402" calcext:value-type="float">
            <text:p>18.959402</text:p>
          </table:table-cell>
          <table:table-cell table:style-name="ce2" office:value-type="float" office:value="22.399515" calcext:value-type="float">
            <text:p>22.399515</text:p>
          </table:table-cell>
          <table:table-cell table:style-name="ce2" office:value-type="float" office:value="24.982018" calcext:value-type="float">
            <text:p>24.982018</text:p>
          </table:table-cell>
          <table:table-cell table:style-name="ce2" office:value-type="float" office:value="26.725239" calcext:value-type="float">
            <text:p>26.725239</text:p>
          </table:table-cell>
          <table:table-cell table:style-name="ce2" office:value-type="float" office:value="27.968664" calcext:value-type="float">
            <text:p>27.968664</text:p>
          </table:table-cell>
          <table:table-cell table:style-name="ce2" office:value-type="float" office:value="29.015144" calcext:value-type="float">
            <text:p>29.015144</text:p>
          </table:table-cell>
          <table:table-cell table:style-name="ce2" office:value-type="float" office:value="29.802563" calcext:value-type="float">
            <text:p>29.802563</text:p>
          </table:table-cell>
          <table:table-cell table:style-name="ce2" office:value-type="float" office:value="30.457941" calcext:value-type="float">
            <text:p>30.457941</text:p>
          </table:table-cell>
          <table:table-cell table:style-name="ce2" office:value-type="float" office:value="30.971491" calcext:value-type="float">
            <text:p>30.971491</text:p>
          </table:table-cell>
          <table:table-cell table:style-name="ce2" office:value-type="float" office:value="31.385466" calcext:value-type="float">
            <text:p>31.385466</text:p>
          </table:table-cell>
          <table:table-cell table:style-name="ce2" office:value-type="float" office:value="31.969303" calcext:value-type="float">
            <text:p>31.969303</text:p>
          </table:table-cell>
          <table:table-cell table:style-name="ce2" office:value-type="float" office:value="32.358471" calcext:value-type="float">
            <text:p>32.358471</text:p>
          </table:table-cell>
          <table:table-cell table:style-name="ce2" office:value-type="float" office:value="32.607574" calcext:value-type="float">
            <text:p>32.607574</text:p>
          </table:table-cell>
          <table:table-cell table:style-name="ce2" office:value-type="float" office:value="32.791176" calcext:value-type="float">
            <text:p>32.791176</text:p>
          </table:table-cell>
          <table:table-cell table:style-name="ce2" office:value-type="float" office:value="32.916645" calcext:value-type="float">
            <text:p>32.916645</text:p>
          </table:table-cell>
          <table:table-cell table:style-name="ce2" office:value-type="float" office:value="32.993118" calcext:value-type="float">
            <text:p>32.993118</text:p>
          </table:table-cell>
          <table:table-cell table:style-name="ce2" office:value-type="float" office:value="33.022289" calcext:value-type="float">
            <text:p>33.022289</text:p>
          </table:table-cell>
          <table:table-cell table:style-name="ce2" office:value-type="float" office:value="33.033642" calcext:value-type="float">
            <text:p>33.033642</text:p>
          </table:table-cell>
          <table:table-cell table:style-name="ce2" office:value-type="float" office:value="32.998493" calcext:value-type="float">
            <text:p>32.998493</text:p>
          </table:table-cell>
          <table:table-cell table:style-name="ce2" office:value-type="float" office:value="32.921925" calcext:value-type="float">
            <text:p>32.92192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edium</text:p>
          </table:table-cell>
          <table:table-cell table:style-name="ce2" office:value-type="float" office:value="18.973978" calcext:value-type="float">
            <text:p>18.973978</text:p>
          </table:table-cell>
          <table:table-cell table:style-name="ce2" office:value-type="float" office:value="21.756622" calcext:value-type="float">
            <text:p>21.756622</text:p>
          </table:table-cell>
          <table:table-cell table:style-name="ce2" office:value-type="float" office:value="23.97843" calcext:value-type="float">
            <text:p>23.97843</text:p>
          </table:table-cell>
          <table:table-cell table:style-name="ce2" office:value-type="float" office:value="25.819498" calcext:value-type="float">
            <text:p>25.819498</text:p>
          </table:table-cell>
          <table:table-cell table:style-name="ce2" office:value-type="float" office:value="27.299746" calcext:value-type="float">
            <text:p>27.299746</text:p>
          </table:table-cell>
          <table:table-cell table:style-name="ce2" office:value-type="float" office:value="28.502996" calcext:value-type="float">
            <text:p>28.502996</text:p>
          </table:table-cell>
          <table:table-cell table:style-name="ce2" office:value-type="float" office:value="29.514523" calcext:value-type="float">
            <text:p>29.514523</text:p>
          </table:table-cell>
          <table:table-cell table:style-name="ce2" office:value-type="float" office:value="30.287111" calcext:value-type="float">
            <text:p>30.287111</text:p>
          </table:table-cell>
          <table:table-cell table:style-name="ce2" office:value-type="float" office:value="30.878172" calcext:value-type="float">
            <text:p>30.878172</text:p>
          </table:table-cell>
          <table:table-cell table:style-name="ce2" office:value-type="float" office:value="31.361139" calcext:value-type="float">
            <text:p>31.361139</text:p>
          </table:table-cell>
          <table:table-cell table:style-name="ce2" office:value-type="float" office:value="32.014763" calcext:value-type="float">
            <text:p>32.014763</text:p>
          </table:table-cell>
          <table:table-cell table:style-name="ce2" office:value-type="float" office:value="32.397335" calcext:value-type="float">
            <text:p>32.397335</text:p>
          </table:table-cell>
          <table:table-cell table:style-name="ce2" office:value-type="float" office:value="32.627014" calcext:value-type="float">
            <text:p>32.627014</text:p>
          </table:table-cell>
          <table:table-cell table:style-name="ce2" office:value-type="float" office:value="32.799168" calcext:value-type="float">
            <text:p>32.799168</text:p>
          </table:table-cell>
          <table:table-cell table:style-name="ce2" office:value-type="float" office:value="32.903919" calcext:value-type="float">
            <text:p>32.903919</text:p>
          </table:table-cell>
          <table:table-cell table:style-name="ce2" office:value-type="float" office:value="32.95443" calcext:value-type="float">
            <text:p>32.95443</text:p>
          </table:table-cell>
          <table:table-cell table:style-name="ce2" office:value-type="float" office:value="32.94651" calcext:value-type="float">
            <text:p>32.94651</text:p>
          </table:table-cell>
          <table:table-cell table:style-name="ce2" office:value-type="float" office:value="32.939663" calcext:value-type="float">
            <text:p>32.939663</text:p>
          </table:table-cell>
          <table:table-cell table:style-name="ce2" office:value-type="float" office:value="32.916843" calcext:value-type="float">
            <text:p>32.916843</text:p>
          </table:table-cell>
          <table:table-cell table:style-name="ce2" office:value-type="float" office:value="32.839035" calcext:value-type="float">
            <text:p>32.83903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</text:p>
          </table:table-cell>
          <table:table-cell table:style-name="ce2" office:value-type="float" office:value="18.929846" calcext:value-type="float">
            <text:p>18.929846</text:p>
          </table:table-cell>
          <table:table-cell table:style-name="ce2" office:value-type="float" office:value="21.531042" calcext:value-type="float">
            <text:p>21.531042</text:p>
          </table:table-cell>
          <table:table-cell table:style-name="ce2" office:value-type="float" office:value="23.908098" calcext:value-type="float">
            <text:p>23.908098</text:p>
          </table:table-cell>
          <table:table-cell table:style-name="ce2" office:value-type="float" office:value="25.71557" calcext:value-type="float">
            <text:p>25.71557</text:p>
          </table:table-cell>
          <table:table-cell table:style-name="ce2" office:value-type="float" office:value="27.204296" calcext:value-type="float">
            <text:p>27.204296</text:p>
          </table:table-cell>
          <table:table-cell table:style-name="ce2" office:value-type="float" office:value="28.576332" calcext:value-type="float">
            <text:p>28.576332</text:p>
          </table:table-cell>
          <table:table-cell table:style-name="ce2" office:value-type="float" office:value="29.583874" calcext:value-type="float">
            <text:p>29.583874</text:p>
          </table:table-cell>
          <table:table-cell table:style-name="ce2" office:value-type="float" office:value="30.38905" calcext:value-type="float">
            <text:p>30.38905</text:p>
          </table:table-cell>
          <table:table-cell table:style-name="ce2" office:value-type="float" office:value="30.883057" calcext:value-type="float">
            <text:p>30.883057</text:p>
          </table:table-cell>
          <table:table-cell table:style-name="ce2" office:value-type="float" office:value="31.27459" calcext:value-type="float">
            <text:p>31.27459</text:p>
          </table:table-cell>
          <table:table-cell table:style-name="ce2" office:value-type="float" office:value="31.746059" calcext:value-type="float">
            <text:p>31.746059</text:p>
          </table:table-cell>
          <table:table-cell table:style-name="ce2" office:value-type="float" office:value="32.073631" calcext:value-type="float">
            <text:p>32.073631</text:p>
          </table:table-cell>
          <table:table-cell table:style-name="ce2" office:value-type="float" office:value="32.233776" calcext:value-type="float">
            <text:p>32.233776</text:p>
          </table:table-cell>
          <table:table-cell table:style-name="ce2" office:value-type="float" office:value="32.329384" calcext:value-type="float">
            <text:p>32.329384</text:p>
          </table:table-cell>
          <table:table-cell table:style-name="ce2" office:value-type="float" office:value="32.365601" calcext:value-type="float">
            <text:p>32.365601</text:p>
          </table:table-cell>
          <table:table-cell table:style-name="ce2" office:value-type="float" office:value="32.385685" calcext:value-type="float">
            <text:p>32.385685</text:p>
          </table:table-cell>
          <table:table-cell table:style-name="ce2" office:value-type="float" office:value="32.365566" calcext:value-type="float">
            <text:p>32.365566</text:p>
          </table:table-cell>
          <table:table-cell table:style-name="ce2" office:value-type="float" office:value="32.353912" calcext:value-type="float">
            <text:p>32.353912</text:p>
          </table:table-cell>
          <table:table-cell table:style-name="ce2" office:value-type="float" office:value="32.306908" calcext:value-type="float">
            <text:p>32.306908</text:p>
          </table:table-cell>
          <table:table-cell table:style-name="ce2" office:value-type="float" office:value="32.232143" calcext:value-type="float">
            <text:p>32.23214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er</text:p>
          </table:table-cell>
          <table:table-cell table:style-name="ce2" office:value-type="float" office:value="18.412689" calcext:value-type="float">
            <text:p>18.412689</text:p>
          </table:table-cell>
          <table:table-cell table:style-name="ce2" office:value-type="float" office:value="21.456081" calcext:value-type="float">
            <text:p>21.456081</text:p>
          </table:table-cell>
          <table:table-cell table:style-name="ce2" office:value-type="float" office:value="24.017227" calcext:value-type="float">
            <text:p>24.017227</text:p>
          </table:table-cell>
          <table:table-cell table:style-name="ce2" office:value-type="float" office:value="25.715008" calcext:value-type="float">
            <text:p>25.715008</text:p>
          </table:table-cell>
          <table:table-cell table:style-name="ce2" office:value-type="float" office:value="27.101921" calcext:value-type="float">
            <text:p>27.101921</text:p>
          </table:table-cell>
          <table:table-cell table:style-name="ce2" office:value-type="float" office:value="28.419737" calcext:value-type="float">
            <text:p>28.419737</text:p>
          </table:table-cell>
          <table:table-cell table:style-name="ce2" office:value-type="float" office:value="29.625879" calcext:value-type="float">
            <text:p>29.625879</text:p>
          </table:table-cell>
          <table:table-cell table:style-name="ce2" office:value-type="float" office:value="30.353783" calcext:value-type="float">
            <text:p>30.353783</text:p>
          </table:table-cell>
          <table:table-cell table:style-name="ce2" office:value-type="float" office:value="30.898769" calcext:value-type="float">
            <text:p>30.898769</text:p>
          </table:table-cell>
          <table:table-cell table:style-name="ce2" office:value-type="float" office:value="31.289091" calcext:value-type="float">
            <text:p>31.289091</text:p>
          </table:table-cell>
          <table:table-cell table:style-name="ce2" office:value-type="float" office:value="31.761768" calcext:value-type="float">
            <text:p>31.761768</text:p>
          </table:table-cell>
          <table:table-cell table:style-name="ce2" office:value-type="float" office:value="32.08736" calcext:value-type="float">
            <text:p>32.08736</text:p>
          </table:table-cell>
          <table:table-cell table:style-name="ce2" office:value-type="float" office:value="32.314232" calcext:value-type="float">
            <text:p>32.314232</text:p>
          </table:table-cell>
          <table:table-cell table:style-name="ce2" office:value-type="float" office:value="32.426266" calcext:value-type="float">
            <text:p>32.426266</text:p>
          </table:table-cell>
          <table:table-cell table:style-name="ce2" office:value-type="float" office:value="32.494835" calcext:value-type="float">
            <text:p>32.494835</text:p>
          </table:table-cell>
          <table:table-cell table:style-name="ce2" office:value-type="float" office:value="32.510956" calcext:value-type="float">
            <text:p>32.510956</text:p>
          </table:table-cell>
          <table:table-cell table:style-name="ce2" office:value-type="float" office:value="32.52861" calcext:value-type="float">
            <text:p>32.52861</text:p>
          </table:table-cell>
          <table:table-cell table:style-name="ce2" office:value-type="float" office:value="32.496643" calcext:value-type="float">
            <text:p>32.496643</text:p>
          </table:table-cell>
          <table:table-cell table:style-name="ce2" office:value-type="float" office:value="32.429314" calcext:value-type="float">
            <text:p>32.429314</text:p>
          </table:table-cell>
          <table:table-cell table:style-name="ce2" office:value-type="float" office:value="32.375206" calcext:value-type="float">
            <text:p>32.37520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slow</text:p>
          </table:table-cell>
          <table:table-cell table:style-name="ce2" office:value-type="float" office:value="20.037725" calcext:value-type="float">
            <text:p>20.037725</text:p>
          </table:table-cell>
          <table:table-cell table:style-name="ce2" office:value-type="float" office:value="21.694099" calcext:value-type="float">
            <text:p>21.694099</text:p>
          </table:table-cell>
          <table:table-cell table:style-name="ce2" office:value-type="float" office:value="23.97267" calcext:value-type="float">
            <text:p>23.97267</text:p>
          </table:table-cell>
          <table:table-cell table:style-name="ce2" office:value-type="float" office:value="25.865948" calcext:value-type="float">
            <text:p>25.865948</text:p>
          </table:table-cell>
          <table:table-cell table:style-name="ce2" office:value-type="float" office:value="27.418312" calcext:value-type="float">
            <text:p>27.418312</text:p>
          </table:table-cell>
          <table:table-cell table:style-name="ce2" office:value-type="float" office:value="28.674503" calcext:value-type="float">
            <text:p>28.674503</text:p>
          </table:table-cell>
          <table:table-cell table:style-name="ce2" office:value-type="float" office:value="29.651876" calcext:value-type="float">
            <text:p>29.651876</text:p>
          </table:table-cell>
          <table:table-cell table:style-name="ce2" office:value-type="float" office:value="30.383846" calcext:value-type="float">
            <text:p>30.383846</text:p>
          </table:table-cell>
          <table:table-cell table:style-name="ce2" office:value-type="float" office:value="30.844103" calcext:value-type="float">
            <text:p>30.844103</text:p>
          </table:table-cell>
          <table:table-cell table:style-name="ce2" office:value-type="float" office:value="31.169672" calcext:value-type="float">
            <text:p>31.169672</text:p>
          </table:table-cell>
          <table:table-cell table:style-name="ce2" office:value-type="float" office:value="31.609707" calcext:value-type="float">
            <text:p>31.609707</text:p>
          </table:table-cell>
          <table:table-cell table:style-name="ce2" office:value-type="float" office:value="31.900953" calcext:value-type="float">
            <text:p>31.900953</text:p>
          </table:table-cell>
          <table:table-cell table:style-name="ce2" office:value-type="float" office:value="32.02404" calcext:value-type="float">
            <text:p>32.02404</text:p>
          </table:table-cell>
          <table:table-cell table:style-name="ce2" office:value-type="float" office:value="32.123867" calcext:value-type="float">
            <text:p>32.123867</text:p>
          </table:table-cell>
          <table:table-cell table:style-name="ce2" office:value-type="float" office:value="32.17783" calcext:value-type="float">
            <text:p>32.17783</text:p>
          </table:table-cell>
          <table:table-cell table:style-name="ce2" office:value-type="float" office:value="32.217186" calcext:value-type="float">
            <text:p>32.217186</text:p>
          </table:table-cell>
          <table:table-cell table:style-name="ce2" office:value-type="float" office:value="32.23732" calcext:value-type="float">
            <text:p>32.23732</text:p>
          </table:table-cell>
          <table:table-cell table:style-name="ce2" office:value-type="float" office:value="32.202049" calcext:value-type="float">
            <text:p>32.202049</text:p>
          </table:table-cell>
          <table:table-cell table:style-name="ce2" office:value-type="float" office:value="32.148083" calcext:value-type="float">
            <text:p>32.148083</text:p>
          </table:table-cell>
          <table:table-cell table:style-name="ce2" office:value-type="float" office:value="32.096817" calcext:value-type="float">
            <text:p>32.0968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acebo</text:p>
          </table:table-cell>
          <table:table-cell table:style-name="ce2" office:value-type="float" office:value="18.575714" calcext:value-type="float">
            <text:p>18.575714</text:p>
          </table:table-cell>
          <table:table-cell table:style-name="ce2" office:value-type="float" office:value="20.324776" calcext:value-type="float">
            <text:p>20.324776</text:p>
          </table:table-cell>
          <table:table-cell table:style-name="ce2" office:value-type="float" office:value="21.838972" calcext:value-type="float">
            <text:p>21.838972</text:p>
          </table:table-cell>
          <table:table-cell table:style-name="ce2" office:value-type="float" office:value="23.932955" calcext:value-type="float">
            <text:p>23.932955</text:p>
          </table:table-cell>
          <table:table-cell table:style-name="ce2" office:value-type="float" office:value="26.316719" calcext:value-type="float">
            <text:p>26.316719</text:p>
          </table:table-cell>
          <table:table-cell table:style-name="ce2" office:value-type="float" office:value="28.214169" calcext:value-type="float">
            <text:p>28.214169</text:p>
          </table:table-cell>
          <table:table-cell table:style-name="ce2" office:value-type="float" office:value="29.502058" calcext:value-type="float">
            <text:p>29.502058</text:p>
          </table:table-cell>
          <table:table-cell table:style-name="ce2" office:value-type="float" office:value="30.290247" calcext:value-type="float">
            <text:p>30.290247</text:p>
          </table:table-cell>
          <table:table-cell table:style-name="ce2" office:value-type="float" office:value="30.787041" calcext:value-type="float">
            <text:p>30.787041</text:p>
          </table:table-cell>
          <table:table-cell table:style-name="ce2" office:value-type="float" office:value="31.152033" calcext:value-type="float">
            <text:p>31.152033</text:p>
          </table:table-cell>
          <table:table-cell table:style-name="ce2" office:value-type="float" office:value="31.522917" calcext:value-type="float">
            <text:p>31.522917</text:p>
          </table:table-cell>
          <table:table-cell table:style-name="ce2" office:value-type="float" office:value="31.786613" calcext:value-type="float">
            <text:p>31.786613</text:p>
          </table:table-cell>
          <table:table-cell table:style-name="ce2" office:value-type="float" office:value="31.89662" calcext:value-type="float">
            <text:p>31.89662</text:p>
          </table:table-cell>
          <table:table-cell table:style-name="ce2" office:value-type="float" office:value="31.956192" calcext:value-type="float">
            <text:p>31.956192</text:p>
          </table:table-cell>
          <table:table-cell table:style-name="ce2" office:value-type="float" office:value="31.988749" calcext:value-type="float">
            <text:p>31.988749</text:p>
          </table:table-cell>
          <table:table-cell table:style-name="ce2" office:value-type="float" office:value="32.017479" calcext:value-type="float">
            <text:p>32.017479</text:p>
          </table:table-cell>
          <table:table-cell table:style-name="ce2" office:value-type="float" office:value="32.015335" calcext:value-type="float">
            <text:p>32.015335</text:p>
          </table:table-cell>
          <table:table-cell table:style-name="ce2" office:value-type="float" office:value="31.972691" calcext:value-type="float">
            <text:p>31.972691</text:p>
          </table:table-cell>
          <table:table-cell table:style-name="ce2" office:value-type="float" office:value="31.896652" calcext:value-type="float">
            <text:p>31.896652</text:p>
          </table:table-cell>
          <table:table-cell table:style-name="ce2" office:value-type="float" office:value="31.822626" calcext:value-type="float">
            <text:p>31.822626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SIM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ultrafast</text:p>
          </table:table-cell>
          <table:table-cell table:style-name="ce2" office:value-type="float" office:value="0.364329" calcext:value-type="float">
            <text:p>0.364329</text:p>
          </table:table-cell>
          <table:table-cell table:style-name="ce2" office:value-type="float" office:value="0.466305" calcext:value-type="float">
            <text:p>0.466305</text:p>
          </table:table-cell>
          <table:table-cell table:style-name="ce2" office:value-type="float" office:value="0.534027" calcext:value-type="float">
            <text:p>0.534027</text:p>
          </table:table-cell>
          <table:table-cell table:style-name="ce2" office:value-type="float" office:value="0.609984" calcext:value-type="float">
            <text:p>0.609984</text:p>
          </table:table-cell>
          <table:table-cell table:style-name="ce2" office:value-type="float" office:value="0.685613" calcext:value-type="float">
            <text:p>0.685613</text:p>
          </table:table-cell>
          <table:table-cell table:style-name="ce2" office:value-type="float" office:value="0.769897" calcext:value-type="float">
            <text:p>0.769897</text:p>
          </table:table-cell>
          <table:table-cell table:style-name="ce2" office:value-type="float" office:value="0.833288" calcext:value-type="float">
            <text:p>0.833288</text:p>
          </table:table-cell>
          <table:table-cell table:style-name="ce2" office:value-type="float" office:value="0.865904" calcext:value-type="float">
            <text:p>0.865904</text:p>
          </table:table-cell>
          <table:table-cell table:style-name="ce2" office:value-type="float" office:value="0.882317" calcext:value-type="float">
            <text:p>0.882317</text:p>
          </table:table-cell>
          <table:table-cell table:style-name="ce2" office:value-type="float" office:value="0.892825" calcext:value-type="float">
            <text:p>0.892825</text:p>
          </table:table-cell>
          <table:table-cell table:style-name="ce2" office:value-type="float" office:value="0.905208" calcext:value-type="float">
            <text:p>0.905208</text:p>
          </table:table-cell>
          <table:table-cell table:style-name="ce2" office:value-type="float" office:value="0.911827" calcext:value-type="float">
            <text:p>0.911827</text:p>
          </table:table-cell>
          <table:table-cell table:style-name="ce2" office:value-type="float" office:value="0.916132" calcext:value-type="float">
            <text:p>0.916132</text:p>
          </table:table-cell>
          <table:table-cell table:style-name="ce2" office:value-type="float" office:value="0.919468" calcext:value-type="float">
            <text:p>0.919468</text:p>
          </table:table-cell>
          <table:table-cell table:style-name="ce2" office:value-type="float" office:value="0.92229" calcext:value-type="float">
            <text:p>0.92229</text:p>
          </table:table-cell>
          <table:table-cell table:style-name="ce2" office:value-type="float" office:value="0.924129" calcext:value-type="float">
            <text:p>0.924129</text:p>
          </table:table-cell>
          <table:table-cell table:style-name="ce2" office:value-type="float" office:value="0.925817" calcext:value-type="float">
            <text:p>0.925817</text:p>
          </table:table-cell>
          <table:table-cell table:style-name="ce2" office:value-type="float" office:value="0.927049" calcext:value-type="float">
            <text:p>0.927049</text:p>
          </table:table-cell>
          <table:table-cell table:style-name="ce2" office:value-type="float" office:value="0.928524" calcext:value-type="float">
            <text:p>0.928524</text:p>
          </table:table-cell>
          <table:table-cell table:style-name="ce2" office:value-type="float" office:value="0.929354" calcext:value-type="float">
            <text:p>0.92935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uperfast</text:p>
          </table:table-cell>
          <table:table-cell table:style-name="ce2" office:value-type="float" office:value="0.472742" calcext:value-type="float">
            <text:p>0.472742</text:p>
          </table:table-cell>
          <table:table-cell table:style-name="ce2" office:value-type="float" office:value="0.595312" calcext:value-type="float">
            <text:p>0.595312</text:p>
          </table:table-cell>
          <table:table-cell table:style-name="ce2" office:value-type="float" office:value="0.785868" calcext:value-type="float">
            <text:p>0.785868</text:p>
          </table:table-cell>
          <table:table-cell table:style-name="ce2" office:value-type="float" office:value="0.855082" calcext:value-type="float">
            <text:p>0.855082</text:p>
          </table:table-cell>
          <table:table-cell table:style-name="ce2" office:value-type="float" office:value="0.884704" calcext:value-type="float">
            <text:p>0.884704</text:p>
          </table:table-cell>
          <table:table-cell table:style-name="ce2" office:value-type="float" office:value="0.900253" calcext:value-type="float">
            <text:p>0.900253</text:p>
          </table:table-cell>
          <table:table-cell table:style-name="ce2" office:value-type="float" office:value="0.910436" calcext:value-type="float">
            <text:p>0.910436</text:p>
          </table:table-cell>
          <table:table-cell table:style-name="ce2" office:value-type="float" office:value="0.916776" calcext:value-type="float">
            <text:p>0.916776</text:p>
          </table:table-cell>
          <table:table-cell table:style-name="ce2" office:value-type="float" office:value="0.921596" calcext:value-type="float">
            <text:p>0.921596</text:p>
          </table:table-cell>
          <table:table-cell table:style-name="ce2" office:value-type="float" office:value="0.925082" calcext:value-type="float">
            <text:p>0.925082</text:p>
          </table:table-cell>
          <table:table-cell table:style-name="ce2" office:value-type="float" office:value="0.929521" calcext:value-type="float">
            <text:p>0.929521</text:p>
          </table:table-cell>
          <table:table-cell table:style-name="ce2" office:value-type="float" office:value="0.932383" calcext:value-type="float">
            <text:p>0.932383</text:p>
          </table:table-cell>
          <table:table-cell table:style-name="ce2" office:value-type="float" office:value="0.934266" calcext:value-type="float">
            <text:p>0.934266</text:p>
          </table:table-cell>
          <table:table-cell table:style-name="ce2" office:value-type="float" office:value="0.935921" calcext:value-type="float">
            <text:p>0.935921</text:p>
          </table:table-cell>
          <table:table-cell table:style-name="ce2" office:value-type="float" office:value="0.937064" calcext:value-type="float">
            <text:p>0.937064</text:p>
          </table:table-cell>
          <table:table-cell table:style-name="ce2" office:value-type="float" office:value="0.937885" calcext:value-type="float">
            <text:p>0.937885</text:p>
          </table:table-cell>
          <table:table-cell table:style-name="ce2" office:value-type="float" office:value="0.938468" calcext:value-type="float">
            <text:p>0.938468</text:p>
          </table:table-cell>
          <table:table-cell table:style-name="ce2" office:value-type="float" office:value="0.938975" calcext:value-type="float">
            <text:p>0.938975</text:p>
          </table:table-cell>
          <table:table-cell table:style-name="ce2" office:value-type="float" office:value="0.939328" calcext:value-type="float">
            <text:p>0.939328</text:p>
          </table:table-cell>
          <table:table-cell table:style-name="ce2" office:value-type="float" office:value="0.939706" calcext:value-type="float">
            <text:p>0.93970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fast</text:p>
          </table:table-cell>
          <table:table-cell table:style-name="ce2" office:value-type="float" office:value="0.470221" calcext:value-type="float">
            <text:p>0.470221</text:p>
          </table:table-cell>
          <table:table-cell table:style-name="ce2" office:value-type="float" office:value="0.595978" calcext:value-type="float">
            <text:p>0.595978</text:p>
          </table:table-cell>
          <table:table-cell table:style-name="ce2" office:value-type="float" office:value="0.789315" calcext:value-type="float">
            <text:p>0.789315</text:p>
          </table:table-cell>
          <table:table-cell table:style-name="ce2" office:value-type="float" office:value="0.864592" calcext:value-type="float">
            <text:p>0.864592</text:p>
          </table:table-cell>
          <table:table-cell table:style-name="ce2" office:value-type="float" office:value="0.891377" calcext:value-type="float">
            <text:p>0.891377</text:p>
          </table:table-cell>
          <table:table-cell table:style-name="ce2" office:value-type="float" office:value="0.906388" calcext:value-type="float">
            <text:p>0.906388</text:p>
          </table:table-cell>
          <table:table-cell table:style-name="ce2" office:value-type="float" office:value="0.91592" calcext:value-type="float">
            <text:p>0.91592</text:p>
          </table:table-cell>
          <table:table-cell table:style-name="ce2" office:value-type="float" office:value="0.92189" calcext:value-type="float">
            <text:p>0.92189</text:p>
          </table:table-cell>
          <table:table-cell table:style-name="ce2" office:value-type="float" office:value="0.925822" calcext:value-type="float">
            <text:p>0.925822</text:p>
          </table:table-cell>
          <table:table-cell table:style-name="ce2" office:value-type="float" office:value="0.929006" calcext:value-type="float">
            <text:p>0.929006</text:p>
          </table:table-cell>
          <table:table-cell table:style-name="ce2" office:value-type="float" office:value="0.932741" calcext:value-type="float">
            <text:p>0.932741</text:p>
          </table:table-cell>
          <table:table-cell table:style-name="ce2" office:value-type="float" office:value="0.935099" calcext:value-type="float">
            <text:p>0.935099</text:p>
          </table:table-cell>
          <table:table-cell table:style-name="ce2" office:value-type="float" office:value="0.936758" calcext:value-type="float">
            <text:p>0.936758</text:p>
          </table:table-cell>
          <table:table-cell table:style-name="ce2" office:value-type="float" office:value="0.937937" calcext:value-type="float">
            <text:p>0.937937</text:p>
          </table:table-cell>
          <table:table-cell table:style-name="ce2" office:value-type="float" office:value="0.938702" calcext:value-type="float">
            <text:p>0.938702</text:p>
          </table:table-cell>
          <table:table-cell table:style-name="ce2" office:value-type="float" office:value="0.939121" calcext:value-type="float">
            <text:p>0.939121</text:p>
          </table:table-cell>
          <table:table-cell table:style-name="ce2" office:value-type="float" office:value="0.939178" calcext:value-type="float">
            <text:p>0.939178</text:p>
          </table:table-cell>
          <table:table-cell table:style-name="ce2" office:value-type="float" office:value="0.938948" calcext:value-type="float">
            <text:p>0.938948</text:p>
          </table:table-cell>
          <table:table-cell table:style-name="ce2" office:value-type="float" office:value="0.938378" calcext:value-type="float">
            <text:p>0.938378</text:p>
          </table:table-cell>
          <table:table-cell table:style-name="ce2" office:value-type="float" office:value="0.936485" calcext:value-type="float">
            <text:p>0.93648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er</text:p>
          </table:table-cell>
          <table:table-cell table:style-name="ce2" office:value-type="float" office:value="0.597608" calcext:value-type="float">
            <text:p>0.597608</text:p>
          </table:table-cell>
          <table:table-cell table:style-name="ce2" office:value-type="float" office:value="0.71008" calcext:value-type="float">
            <text:p>0.71008</text:p>
          </table:table-cell>
          <table:table-cell table:style-name="ce2" office:value-type="float" office:value="0.798767" calcext:value-type="float">
            <text:p>0.798767</text:p>
          </table:table-cell>
          <table:table-cell table:style-name="ce2" office:value-type="float" office:value="0.866725" calcext:value-type="float">
            <text:p>0.866725</text:p>
          </table:table-cell>
          <table:table-cell table:style-name="ce2" office:value-type="float" office:value="0.891585" calcext:value-type="float">
            <text:p>0.891585</text:p>
          </table:table-cell>
          <table:table-cell table:style-name="ce2" office:value-type="float" office:value="0.905575" calcext:value-type="float">
            <text:p>0.905575</text:p>
          </table:table-cell>
          <table:table-cell table:style-name="ce2" office:value-type="float" office:value="0.914449" calcext:value-type="float">
            <text:p>0.914449</text:p>
          </table:table-cell>
          <table:table-cell table:style-name="ce2" office:value-type="float" office:value="0.921129" calcext:value-type="float">
            <text:p>0.921129</text:p>
          </table:table-cell>
          <table:table-cell table:style-name="ce2" office:value-type="float" office:value="0.925253" calcext:value-type="float">
            <text:p>0.925253</text:p>
          </table:table-cell>
          <table:table-cell table:style-name="ce2" office:value-type="float" office:value="0.928715" calcext:value-type="float">
            <text:p>0.928715</text:p>
          </table:table-cell>
          <table:table-cell table:style-name="ce2" office:value-type="float" office:value="0.933806" calcext:value-type="float">
            <text:p>0.933806</text:p>
          </table:table-cell>
          <table:table-cell table:style-name="ce2" office:value-type="float" office:value="0.936952" calcext:value-type="float">
            <text:p>0.936952</text:p>
          </table:table-cell>
          <table:table-cell table:style-name="ce2" office:value-type="float" office:value="0.938904" calcext:value-type="float">
            <text:p>0.938904</text:p>
          </table:table-cell>
          <table:table-cell table:style-name="ce2" office:value-type="float" office:value="0.940385" calcext:value-type="float">
            <text:p>0.940385</text:p>
          </table:table-cell>
          <table:table-cell table:style-name="ce2" office:value-type="float" office:value="0.941523" calcext:value-type="float">
            <text:p>0.941523</text:p>
          </table:table-cell>
          <table:table-cell table:style-name="ce2" office:value-type="float" office:value="0.942435" calcext:value-type="float">
            <text:p>0.942435</text:p>
          </table:table-cell>
          <table:table-cell table:style-name="ce2" office:value-type="float" office:value="0.942894" calcext:value-type="float">
            <text:p>0.942894</text:p>
          </table:table-cell>
          <table:table-cell table:style-name="ce2" office:value-type="float" office:value="0.943131" calcext:value-type="float">
            <text:p>0.943131</text:p>
          </table:table-cell>
          <table:table-cell table:style-name="ce2" office:value-type="float" office:value="0.943188" calcext:value-type="float">
            <text:p>0.943188</text:p>
          </table:table-cell>
          <table:table-cell table:style-name="ce2" office:value-type="float" office:value="0.942776" calcext:value-type="float">
            <text:p>0.94277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</text:p>
          </table:table-cell>
          <table:table-cell table:style-name="ce2" office:value-type="float" office:value="0.478364" calcext:value-type="float">
            <text:p>0.478364</text:p>
          </table:table-cell>
          <table:table-cell table:style-name="ce2" office:value-type="float" office:value="0.709297" calcext:value-type="float">
            <text:p>0.709297</text:p>
          </table:table-cell>
          <table:table-cell table:style-name="ce2" office:value-type="float" office:value="0.817796" calcext:value-type="float">
            <text:p>0.817796</text:p>
          </table:table-cell>
          <table:table-cell table:style-name="ce2" office:value-type="float" office:value="0.865869" calcext:value-type="float">
            <text:p>0.865869</text:p>
          </table:table-cell>
          <table:table-cell table:style-name="ce2" office:value-type="float" office:value="0.888343" calcext:value-type="float">
            <text:p>0.888343</text:p>
          </table:table-cell>
          <table:table-cell table:style-name="ce2" office:value-type="float" office:value="0.903113" calcext:value-type="float">
            <text:p>0.903113</text:p>
          </table:table-cell>
          <table:table-cell table:style-name="ce2" office:value-type="float" office:value="0.911875" calcext:value-type="float">
            <text:p>0.911875</text:p>
          </table:table-cell>
          <table:table-cell table:style-name="ce2" office:value-type="float" office:value="0.919779" calcext:value-type="float">
            <text:p>0.919779</text:p>
          </table:table-cell>
          <table:table-cell table:style-name="ce2" office:value-type="float" office:value="0.924801" calcext:value-type="float">
            <text:p>0.924801</text:p>
          </table:table-cell>
          <table:table-cell table:style-name="ce2" office:value-type="float" office:value="0.928285" calcext:value-type="float">
            <text:p>0.928285</text:p>
          </table:table-cell>
          <table:table-cell table:style-name="ce2" office:value-type="float" office:value="0.933488" calcext:value-type="float">
            <text:p>0.933488</text:p>
          </table:table-cell>
          <table:table-cell table:style-name="ce2" office:value-type="float" office:value="0.936888" calcext:value-type="float">
            <text:p>0.936888</text:p>
          </table:table-cell>
          <table:table-cell table:style-name="ce2" office:value-type="float" office:value="0.93903" calcext:value-type="float">
            <text:p>0.93903</text:p>
          </table:table-cell>
          <table:table-cell table:style-name="ce2" office:value-type="float" office:value="0.940651" calcext:value-type="float">
            <text:p>0.940651</text:p>
          </table:table-cell>
          <table:table-cell table:style-name="ce2" office:value-type="float" office:value="0.941729" calcext:value-type="float">
            <text:p>0.941729</text:p>
          </table:table-cell>
          <table:table-cell table:style-name="ce2" office:value-type="float" office:value="0.94234" calcext:value-type="float">
            <text:p>0.94234</text:p>
          </table:table-cell>
          <table:table-cell table:style-name="ce2" office:value-type="float" office:value="0.942572" calcext:value-type="float">
            <text:p>0.942572</text:p>
          </table:table-cell>
          <table:table-cell table:style-name="ce2" office:value-type="float" office:value="0.942686" calcext:value-type="float">
            <text:p>0.942686</text:p>
          </table:table-cell>
          <table:table-cell table:style-name="ce2" office:value-type="float" office:value="0.94224" calcext:value-type="float">
            <text:p>0.94224</text:p>
          </table:table-cell>
          <table:table-cell table:style-name="ce2" office:value-type="float" office:value="0.941458" calcext:value-type="float">
            <text:p>0.94145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edium</text:p>
          </table:table-cell>
          <table:table-cell table:style-name="ce2" office:value-type="float" office:value="0.481751" calcext:value-type="float">
            <text:p>0.481751</text:p>
          </table:table-cell>
          <table:table-cell table:style-name="ce2" office:value-type="float" office:value="0.686225" calcext:value-type="float">
            <text:p>0.686225</text:p>
          </table:table-cell>
          <table:table-cell table:style-name="ce2" office:value-type="float" office:value="0.786042" calcext:value-type="float">
            <text:p>0.786042</text:p>
          </table:table-cell>
          <table:table-cell table:style-name="ce2" office:value-type="float" office:value="0.845666" calcext:value-type="float">
            <text:p>0.845666</text:p>
          </table:table-cell>
          <table:table-cell table:style-name="ce2" office:value-type="float" office:value="0.878355" calcext:value-type="float">
            <text:p>0.878355</text:p>
          </table:table-cell>
          <table:table-cell table:style-name="ce2" office:value-type="float" office:value="0.896604" calcext:value-type="float">
            <text:p>0.896604</text:p>
          </table:table-cell>
          <table:table-cell table:style-name="ce2" office:value-type="float" office:value="0.908771" calcext:value-type="float">
            <text:p>0.908771</text:p>
          </table:table-cell>
          <table:table-cell table:style-name="ce2" office:value-type="float" office:value="0.918497" calcext:value-type="float">
            <text:p>0.918497</text:p>
          </table:table-cell>
          <table:table-cell table:style-name="ce2" office:value-type="float" office:value="0.923518" calcext:value-type="float">
            <text:p>0.923518</text:p>
          </table:table-cell>
          <table:table-cell table:style-name="ce2" office:value-type="float" office:value="0.928353" calcext:value-type="float">
            <text:p>0.928353</text:p>
          </table:table-cell>
          <table:table-cell table:style-name="ce2" office:value-type="float" office:value="0.934032" calcext:value-type="float">
            <text:p>0.934032</text:p>
          </table:table-cell>
          <table:table-cell table:style-name="ce2" office:value-type="float" office:value="0.937399" calcext:value-type="float">
            <text:p>0.937399</text:p>
          </table:table-cell>
          <table:table-cell table:style-name="ce2" office:value-type="float" office:value="0.939705" calcext:value-type="float">
            <text:p>0.939705</text:p>
          </table:table-cell>
          <table:table-cell table:style-name="ce2" office:value-type="float" office:value="0.941241" calcext:value-type="float">
            <text:p>0.941241</text:p>
          </table:table-cell>
          <table:table-cell table:style-name="ce2" office:value-type="float" office:value="0.942117" calcext:value-type="float">
            <text:p>0.942117</text:p>
          </table:table-cell>
          <table:table-cell table:style-name="ce2" office:value-type="float" office:value="0.942633" calcext:value-type="float">
            <text:p>0.942633</text:p>
          </table:table-cell>
          <table:table-cell table:style-name="ce2" office:value-type="float" office:value="0.942424" calcext:value-type="float">
            <text:p>0.942424</text:p>
          </table:table-cell>
          <table:table-cell table:style-name="ce2" office:value-type="float" office:value="0.942319" calcext:value-type="float">
            <text:p>0.942319</text:p>
          </table:table-cell>
          <table:table-cell table:style-name="ce2" office:value-type="float" office:value="0.942024" calcext:value-type="float">
            <text:p>0.942024</text:p>
          </table:table-cell>
          <table:table-cell table:style-name="ce2" office:value-type="float" office:value="0.941058" calcext:value-type="float">
            <text:p>0.94105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</text:p>
          </table:table-cell>
          <table:table-cell table:style-name="ce2" office:value-type="float" office:value="0.486813" calcext:value-type="float">
            <text:p>0.486813</text:p>
          </table:table-cell>
          <table:table-cell table:style-name="ce2" office:value-type="float" office:value="0.669464" calcext:value-type="float">
            <text:p>0.669464</text:p>
          </table:table-cell>
          <table:table-cell table:style-name="ce2" office:value-type="float" office:value="0.784201" calcext:value-type="float">
            <text:p>0.784201</text:p>
          </table:table-cell>
          <table:table-cell table:style-name="ce2" office:value-type="float" office:value="0.844459" calcext:value-type="float">
            <text:p>0.844459</text:p>
          </table:table-cell>
          <table:table-cell table:style-name="ce2" office:value-type="float" office:value="0.875725" calcext:value-type="float">
            <text:p>0.875725</text:p>
          </table:table-cell>
          <table:table-cell table:style-name="ce2" office:value-type="float" office:value="0.898063" calcext:value-type="float">
            <text:p>0.898063</text:p>
          </table:table-cell>
          <table:table-cell table:style-name="ce2" office:value-type="float" office:value="0.910461" calcext:value-type="float">
            <text:p>0.910461</text:p>
          </table:table-cell>
          <table:table-cell table:style-name="ce2" office:value-type="float" office:value="0.919881" calcext:value-type="float">
            <text:p>0.919881</text:p>
          </table:table-cell>
          <table:table-cell table:style-name="ce2" office:value-type="float" office:value="0.924181" calcext:value-type="float">
            <text:p>0.924181</text:p>
          </table:table-cell>
          <table:table-cell table:style-name="ce2" office:value-type="float" office:value="0.927891" calcext:value-type="float">
            <text:p>0.927891</text:p>
          </table:table-cell>
          <table:table-cell table:style-name="ce2" office:value-type="float" office:value="0.932181" calcext:value-type="float">
            <text:p>0.932181</text:p>
          </table:table-cell>
          <table:table-cell table:style-name="ce2" office:value-type="float" office:value="0.93524" calcext:value-type="float">
            <text:p>0.93524</text:p>
          </table:table-cell>
          <table:table-cell table:style-name="ce2" office:value-type="float" office:value="0.936459" calcext:value-type="float">
            <text:p>0.936459</text:p>
          </table:table-cell>
          <table:table-cell table:style-name="ce2" office:value-type="float" office:value="0.937347" calcext:value-type="float">
            <text:p>0.937347</text:p>
          </table:table-cell>
          <table:table-cell table:style-name="ce2" office:value-type="float" office:value="0.937424" calcext:value-type="float">
            <text:p>0.937424</text:p>
          </table:table-cell>
          <table:table-cell table:style-name="ce2" office:value-type="float" office:value="0.937576" calcext:value-type="float">
            <text:p>0.937576</text:p>
          </table:table-cell>
          <table:table-cell table:style-name="ce2" office:value-type="float" office:value="0.937224" calcext:value-type="float">
            <text:p>0.937224</text:p>
          </table:table-cell>
          <table:table-cell table:style-name="ce2" office:value-type="float" office:value="0.936842" calcext:value-type="float">
            <text:p>0.936842</text:p>
          </table:table-cell>
          <table:table-cell table:style-name="ce2" office:value-type="float" office:value="0.936165" calcext:value-type="float">
            <text:p>0.936165</text:p>
          </table:table-cell>
          <table:table-cell table:style-name="ce2" office:value-type="float" office:value="0.934862" calcext:value-type="float">
            <text:p>0.93486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er</text:p>
          </table:table-cell>
          <table:table-cell table:style-name="ce2" office:value-type="float" office:value="0.480903" calcext:value-type="float">
            <text:p>0.480903</text:p>
          </table:table-cell>
          <table:table-cell table:style-name="ce2" office:value-type="float" office:value="0.679504" calcext:value-type="float">
            <text:p>0.679504</text:p>
          </table:table-cell>
          <table:table-cell table:style-name="ce2" office:value-type="float" office:value="0.793764" calcext:value-type="float">
            <text:p>0.793764</text:p>
          </table:table-cell>
          <table:table-cell table:style-name="ce2" office:value-type="float" office:value="0.84484" calcext:value-type="float">
            <text:p>0.84484</text:p>
          </table:table-cell>
          <table:table-cell table:style-name="ce2" office:value-type="float" office:value="0.876556" calcext:value-type="float">
            <text:p>0.876556</text:p>
          </table:table-cell>
          <table:table-cell table:style-name="ce2" office:value-type="float" office:value="0.896803" calcext:value-type="float">
            <text:p>0.896803</text:p>
          </table:table-cell>
          <table:table-cell table:style-name="ce2" office:value-type="float" office:value="0.913996" calcext:value-type="float">
            <text:p>0.913996</text:p>
          </table:table-cell>
          <table:table-cell table:style-name="ce2" office:value-type="float" office:value="0.921645" calcext:value-type="float">
            <text:p>0.921645</text:p>
          </table:table-cell>
          <table:table-cell table:style-name="ce2" office:value-type="float" office:value="0.926335" calcext:value-type="float">
            <text:p>0.926335</text:p>
          </table:table-cell>
          <table:table-cell table:style-name="ce2" office:value-type="float" office:value="0.929966" calcext:value-type="float">
            <text:p>0.929966</text:p>
          </table:table-cell>
          <table:table-cell table:style-name="ce2" office:value-type="float" office:value="0.933865" calcext:value-type="float">
            <text:p>0.933865</text:p>
          </table:table-cell>
          <table:table-cell table:style-name="ce2" office:value-type="float" office:value="0.936415" calcext:value-type="float">
            <text:p>0.936415</text:p>
          </table:table-cell>
          <table:table-cell table:style-name="ce2" office:value-type="float" office:value="0.938283" calcext:value-type="float">
            <text:p>0.938283</text:p>
          </table:table-cell>
          <table:table-cell table:style-name="ce2" office:value-type="float" office:value="0.939157" calcext:value-type="float">
            <text:p>0.939157</text:p>
          </table:table-cell>
          <table:table-cell table:style-name="ce2" office:value-type="float" office:value="0.939773" calcext:value-type="float">
            <text:p>0.939773</text:p>
          </table:table-cell>
          <table:table-cell table:style-name="ce2" office:value-type="float" office:value="0.939838" calcext:value-type="float">
            <text:p>0.939838</text:p>
          </table:table-cell>
          <table:table-cell table:style-name="ce2" office:value-type="float" office:value="0.939869" calcext:value-type="float">
            <text:p>0.939869</text:p>
          </table:table-cell>
          <table:table-cell table:style-name="ce2" office:value-type="float" office:value="0.939346" calcext:value-type="float">
            <text:p>0.939346</text:p>
          </table:table-cell>
          <table:table-cell table:style-name="ce2" office:value-type="float" office:value="0.938478" calcext:value-type="float">
            <text:p>0.938478</text:p>
          </table:table-cell>
          <table:table-cell table:style-name="ce2" office:value-type="float" office:value="0.93762" calcext:value-type="float">
            <text:p>0.9376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slow</text:p>
          </table:table-cell>
          <table:table-cell table:style-name="ce2" office:value-type="float" office:value="0.585359" calcext:value-type="float">
            <text:p>0.585359</text:p>
          </table:table-cell>
          <table:table-cell table:style-name="ce2" office:value-type="float" office:value="0.696181" calcext:value-type="float">
            <text:p>0.696181</text:p>
          </table:table-cell>
          <table:table-cell table:style-name="ce2" office:value-type="float" office:value="0.794932" calcext:value-type="float">
            <text:p>0.794932</text:p>
          </table:table-cell>
          <table:table-cell table:style-name="ce2" office:value-type="float" office:value="0.852911" calcext:value-type="float">
            <text:p>0.852911</text:p>
          </table:table-cell>
          <table:table-cell table:style-name="ce2" office:value-type="float" office:value="0.884707" calcext:value-type="float">
            <text:p>0.884707</text:p>
          </table:table-cell>
          <table:table-cell table:style-name="ce2" office:value-type="float" office:value="0.903764" calcext:value-type="float">
            <text:p>0.903764</text:p>
          </table:table-cell>
          <table:table-cell table:style-name="ce2" office:value-type="float" office:value="0.915121" calcext:value-type="float">
            <text:p>0.915121</text:p>
          </table:table-cell>
          <table:table-cell table:style-name="ce2" office:value-type="float" office:value="0.923047" calcext:value-type="float">
            <text:p>0.923047</text:p>
          </table:table-cell>
          <table:table-cell table:style-name="ce2" office:value-type="float" office:value="0.927269" calcext:value-type="float">
            <text:p>0.927269</text:p>
          </table:table-cell>
          <table:table-cell table:style-name="ce2" office:value-type="float" office:value="0.929993" calcext:value-type="float">
            <text:p>0.929993</text:p>
          </table:table-cell>
          <table:table-cell table:style-name="ce2" office:value-type="float" office:value="0.933343" calcext:value-type="float">
            <text:p>0.933343</text:p>
          </table:table-cell>
          <table:table-cell table:style-name="ce2" office:value-type="float" office:value="0.935498" calcext:value-type="float">
            <text:p>0.935498</text:p>
          </table:table-cell>
          <table:table-cell table:style-name="ce2" office:value-type="float" office:value="0.9363" calcext:value-type="float">
            <text:p>0.9363</text:p>
          </table:table-cell>
          <table:table-cell table:style-name="ce2" office:value-type="float" office:value="0.937057" calcext:value-type="float">
            <text:p>0.937057</text:p>
          </table:table-cell>
          <table:table-cell table:style-name="ce2" office:value-type="float" office:value="0.937278" calcext:value-type="float">
            <text:p>0.937278</text:p>
          </table:table-cell>
          <table:table-cell table:style-name="ce2" office:value-type="float" office:value="0.937555" calcext:value-type="float">
            <text:p>0.937555</text:p>
          </table:table-cell>
          <table:table-cell table:style-name="ce2" office:value-type="float" office:value="0.937566" calcext:value-type="float">
            <text:p>0.937566</text:p>
          </table:table-cell>
          <table:table-cell table:style-name="ce2" office:value-type="float" office:value="0.936957" calcext:value-type="float">
            <text:p>0.936957</text:p>
          </table:table-cell>
          <table:table-cell table:style-name="ce2" office:value-type="float" office:value="0.936151" calcext:value-type="float">
            <text:p>0.936151</text:p>
          </table:table-cell>
          <table:table-cell table:style-name="ce2" office:value-type="float" office:value="0.935396" calcext:value-type="float">
            <text:p>0.93539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acebo</text:p>
          </table:table-cell>
          <table:table-cell table:style-name="ce2" office:value-type="float" office:value="0.462657" calcext:value-type="float">
            <text:p>0.462657</text:p>
          </table:table-cell>
          <table:table-cell table:style-name="ce2" office:value-type="float" office:value="0.60103" calcext:value-type="float">
            <text:p>0.60103</text:p>
          </table:table-cell>
          <table:table-cell table:style-name="ce2" office:value-type="float" office:value="0.704649" calcext:value-type="float">
            <text:p>0.704649</text:p>
          </table:table-cell>
          <table:table-cell table:style-name="ce2" office:value-type="float" office:value="0.79932" calcext:value-type="float">
            <text:p>0.79932</text:p>
          </table:table-cell>
          <table:table-cell table:style-name="ce2" office:value-type="float" office:value="0.867868" calcext:value-type="float">
            <text:p>0.867868</text:p>
          </table:table-cell>
          <table:table-cell table:style-name="ce2" office:value-type="float" office:value="0.902122" calcext:value-type="float">
            <text:p>0.902122</text:p>
          </table:table-cell>
          <table:table-cell table:style-name="ce2" office:value-type="float" office:value="0.918197" calcext:value-type="float">
            <text:p>0.918197</text:p>
          </table:table-cell>
          <table:table-cell table:style-name="ce2" office:value-type="float" office:value="0.925909" calcext:value-type="float">
            <text:p>0.925909</text:p>
          </table:table-cell>
          <table:table-cell table:style-name="ce2" office:value-type="float" office:value="0.929983" calcext:value-type="float">
            <text:p>0.929983</text:p>
          </table:table-cell>
          <table:table-cell table:style-name="ce2" office:value-type="float" office:value="0.932641" calcext:value-type="float">
            <text:p>0.932641</text:p>
          </table:table-cell>
          <table:table-cell table:style-name="ce2" office:value-type="float" office:value="0.934801" calcext:value-type="float">
            <text:p>0.934801</text:p>
          </table:table-cell>
          <table:table-cell table:style-name="ce2" office:value-type="float" office:value="0.936208" calcext:value-type="float">
            <text:p>0.936208</text:p>
          </table:table-cell>
          <table:table-cell table:style-name="ce2" office:value-type="float" office:value="0.936733" calcext:value-type="float">
            <text:p>0.936733</text:p>
          </table:table-cell>
          <table:table-cell table:style-name="ce2" office:value-type="float" office:value="0.936737" calcext:value-type="float">
            <text:p>0.936737</text:p>
          </table:table-cell>
          <table:table-cell table:style-name="ce2" office:value-type="float" office:value="0.936766" calcext:value-type="float">
            <text:p>0.936766</text:p>
          </table:table-cell>
          <table:table-cell table:style-name="ce2" office:value-type="float" office:value="0.93665" calcext:value-type="float">
            <text:p>0.93665</text:p>
          </table:table-cell>
          <table:table-cell table:style-name="ce2" office:value-type="float" office:value="0.936345" calcext:value-type="float">
            <text:p>0.936345</text:p>
          </table:table-cell>
          <table:table-cell table:style-name="ce2" office:value-type="float" office:value="0.935646" calcext:value-type="float">
            <text:p>0.935646</text:p>
          </table:table-cell>
          <table:table-cell table:style-name="ce2" office:value-type="float" office:value="0.934484" calcext:value-type="float">
            <text:p>0.934484</text:p>
          </table:table-cell>
          <table:table-cell table:style-name="ce2" office:value-type="float" office:value="0.933593" calcext:value-type="float">
            <text:p>0.933593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MAF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ultrafast</text:p>
          </table:table-cell>
          <table:table-cell table:number-columns-repeated="2" table:style-name="ce2" office:value-type="float" office:value="0.004121" calcext:value-type="float">
            <text:p>0.004121</text:p>
          </table:table-cell>
          <table:table-cell table:style-name="ce2" office:value-type="float" office:value="0.026232" calcext:value-type="float">
            <text:p>0.026232</text:p>
          </table:table-cell>
          <table:table-cell table:style-name="ce2" office:value-type="float" office:value="1.245306" calcext:value-type="float">
            <text:p>1.245306</text:p>
          </table:table-cell>
          <table:table-cell table:style-name="ce2" office:value-type="float" office:value="8.991258" calcext:value-type="float">
            <text:p>8.991258</text:p>
          </table:table-cell>
          <table:table-cell table:style-name="ce2" office:value-type="float" office:value="22.576955" calcext:value-type="float">
            <text:p>22.576955</text:p>
          </table:table-cell>
          <table:table-cell table:style-name="ce2" office:value-type="float" office:value="38.578259" calcext:value-type="float">
            <text:p>38.578259</text:p>
          </table:table-cell>
          <table:table-cell table:style-name="ce2" office:value-type="float" office:value="50.73045" calcext:value-type="float">
            <text:p>50.73045</text:p>
          </table:table-cell>
          <table:table-cell table:style-name="ce2" office:value-type="float" office:value="57.347071" calcext:value-type="float">
            <text:p>57.347071</text:p>
          </table:table-cell>
          <table:table-cell table:style-name="ce2" office:value-type="float" office:value="62.65181" calcext:value-type="float">
            <text:p>62.65181</text:p>
          </table:table-cell>
          <table:table-cell table:style-name="ce2" office:value-type="float" office:value="69.073557" calcext:value-type="float">
            <text:p>69.073557</text:p>
          </table:table-cell>
          <table:table-cell table:style-name="ce2" office:value-type="float" office:value="72.670841" calcext:value-type="float">
            <text:p>72.670841</text:p>
          </table:table-cell>
          <table:table-cell table:style-name="ce2" office:value-type="float" office:value="75.354405" calcext:value-type="float">
            <text:p>75.354405</text:p>
          </table:table-cell>
          <table:table-cell table:style-name="ce2" office:value-type="float" office:value="77.526272" calcext:value-type="float">
            <text:p>77.526272</text:p>
          </table:table-cell>
          <table:table-cell table:style-name="ce2" office:value-type="float" office:value="79.503" calcext:value-type="float">
            <text:p>79.503</text:p>
          </table:table-cell>
          <table:table-cell table:style-name="ce2" office:value-type="float" office:value="80.639203" calcext:value-type="float">
            <text:p>80.639203</text:p>
          </table:table-cell>
          <table:table-cell table:style-name="ce2" office:value-type="float" office:value="81.8554" calcext:value-type="float">
            <text:p>81.8554</text:p>
          </table:table-cell>
          <table:table-cell table:style-name="ce2" office:value-type="float" office:value="82.91544" calcext:value-type="float">
            <text:p>82.91544</text:p>
          </table:table-cell>
          <table:table-cell table:style-name="ce2" office:value-type="float" office:value="83.901978" calcext:value-type="float">
            <text:p>83.901978</text:p>
          </table:table-cell>
          <table:table-cell table:style-name="ce2" office:value-type="float" office:value="84.335135" calcext:value-type="float">
            <text:p>84.33513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uperfast</text:p>
          </table:table-cell>
          <table:table-cell table:style-name="ce2" office:value-type="float" office:value="0.012246" calcext:value-type="float">
            <text:p>0.012246</text:p>
          </table:table-cell>
          <table:table-cell table:style-name="ce2" office:value-type="float" office:value="0.023236" calcext:value-type="float">
            <text:p>0.023236</text:p>
          </table:table-cell>
          <table:table-cell table:style-name="ce2" office:value-type="float" office:value="4.276685" calcext:value-type="float">
            <text:p>4.276685</text:p>
          </table:table-cell>
          <table:table-cell table:style-name="ce2" office:value-type="float" office:value="22.806321" calcext:value-type="float">
            <text:p>22.806321</text:p>
          </table:table-cell>
          <table:table-cell table:style-name="ce2" office:value-type="float" office:value="36.986736" calcext:value-type="float">
            <text:p>36.986736</text:p>
          </table:table-cell>
          <table:table-cell table:style-name="ce2" office:value-type="float" office:value="46.51159" calcext:value-type="float">
            <text:p>46.51159</text:p>
          </table:table-cell>
          <table:table-cell table:style-name="ce2" office:value-type="float" office:value="53.467705" calcext:value-type="float">
            <text:p>53.467705</text:p>
          </table:table-cell>
          <table:table-cell table:style-name="ce2" office:value-type="float" office:value="58.18494" calcext:value-type="float">
            <text:p>58.18494</text:p>
          </table:table-cell>
          <table:table-cell table:style-name="ce2" office:value-type="float" office:value="61.504473" calcext:value-type="float">
            <text:p>61.504473</text:p>
          </table:table-cell>
          <table:table-cell table:style-name="ce2" office:value-type="float" office:value="63.966337" calcext:value-type="float">
            <text:p>63.966337</text:p>
          </table:table-cell>
          <table:table-cell table:style-name="ce2" office:value-type="float" office:value="67.640128" calcext:value-type="float">
            <text:p>67.640128</text:p>
          </table:table-cell>
          <table:table-cell table:style-name="ce2" office:value-type="float" office:value="70.112711" calcext:value-type="float">
            <text:p>70.112711</text:p>
          </table:table-cell>
          <table:table-cell table:style-name="ce2" office:value-type="float" office:value="71.965366" calcext:value-type="float">
            <text:p>71.965366</text:p>
          </table:table-cell>
          <table:table-cell table:style-name="ce2" office:value-type="float" office:value="73.668682" calcext:value-type="float">
            <text:p>73.668682</text:p>
          </table:table-cell>
          <table:table-cell table:style-name="ce2" office:value-type="float" office:value="74.921033" calcext:value-type="float">
            <text:p>74.921033</text:p>
          </table:table-cell>
          <table:table-cell table:style-name="ce2" office:value-type="float" office:value="75.860549" calcext:value-type="float">
            <text:p>75.860549</text:p>
          </table:table-cell>
          <table:table-cell table:style-name="ce2" office:value-type="float" office:value="76.358375" calcext:value-type="float">
            <text:p>76.358375</text:p>
          </table:table-cell>
          <table:table-cell table:style-name="ce2" office:value-type="float" office:value="76.819303" calcext:value-type="float">
            <text:p>76.819303</text:p>
          </table:table-cell>
          <table:table-cell table:style-name="ce2" office:value-type="float" office:value="77.182968" calcext:value-type="float">
            <text:p>77.182968</text:p>
          </table:table-cell>
          <table:table-cell table:style-name="ce2" office:value-type="float" office:value="77.517728" calcext:value-type="float">
            <text:p>77.51772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fast</text:p>
          </table:table-cell>
          <table:table-cell table:style-name="ce2" office:value-type="float" office:value="0.035208" calcext:value-type="float">
            <text:p>0.035208</text:p>
          </table:table-cell>
          <table:table-cell table:style-name="ce2" office:value-type="float" office:value="0.104951" calcext:value-type="float">
            <text:p>0.104951</text:p>
          </table:table-cell>
          <table:table-cell table:style-name="ce2" office:value-type="float" office:value="6.444417" calcext:value-type="float">
            <text:p>6.444417</text:p>
          </table:table-cell>
          <table:table-cell table:style-name="ce2" office:value-type="float" office:value="27.622878" calcext:value-type="float">
            <text:p>27.622878</text:p>
          </table:table-cell>
          <table:table-cell table:style-name="ce2" office:value-type="float" office:value="42.048955" calcext:value-type="float">
            <text:p>42.048955</text:p>
          </table:table-cell>
          <table:table-cell table:style-name="ce2" office:value-type="float" office:value="52.222747" calcext:value-type="float">
            <text:p>52.222747</text:p>
          </table:table-cell>
          <table:table-cell table:style-name="ce2" office:value-type="float" office:value="59.884518" calcext:value-type="float">
            <text:p>59.884518</text:p>
          </table:table-cell>
          <table:table-cell table:style-name="ce2" office:value-type="float" office:value="65.019125" calcext:value-type="float">
            <text:p>65.019125</text:p>
          </table:table-cell>
          <table:table-cell table:style-name="ce2" office:value-type="float" office:value="68.735118" calcext:value-type="float">
            <text:p>68.735118</text:p>
          </table:table-cell>
          <table:table-cell table:style-name="ce2" office:value-type="float" office:value="71.748801" calcext:value-type="float">
            <text:p>71.748801</text:p>
          </table:table-cell>
          <table:table-cell table:style-name="ce2" office:value-type="float" office:value="75.390447" calcext:value-type="float">
            <text:p>75.390447</text:p>
          </table:table-cell>
          <table:table-cell table:style-name="ce2" office:value-type="float" office:value="77.826841" calcext:value-type="float">
            <text:p>77.826841</text:p>
          </table:table-cell>
          <table:table-cell table:style-name="ce2" office:value-type="float" office:value="79.378489" calcext:value-type="float">
            <text:p>79.378489</text:p>
          </table:table-cell>
          <table:table-cell table:style-name="ce2" office:value-type="float" office:value="80.439678" calcext:value-type="float">
            <text:p>80.439678</text:p>
          </table:table-cell>
          <table:table-cell table:style-name="ce2" office:value-type="float" office:value="81.125" calcext:value-type="float">
            <text:p>81.125</text:p>
          </table:table-cell>
          <table:table-cell table:style-name="ce2" office:value-type="float" office:value="81.579035" calcext:value-type="float">
            <text:p>81.579035</text:p>
          </table:table-cell>
          <table:table-cell table:style-name="ce2" office:value-type="float" office:value="81.845305" calcext:value-type="float">
            <text:p>81.845305</text:p>
          </table:table-cell>
          <table:table-cell table:style-name="ce2" office:value-type="float" office:value="81.806848" calcext:value-type="float">
            <text:p>81.806848</text:p>
          </table:table-cell>
          <table:table-cell table:style-name="ce2" office:value-type="float" office:value="81.54884" calcext:value-type="float">
            <text:p>81.54884</text:p>
          </table:table-cell>
          <table:table-cell table:style-name="ce2" office:value-type="float" office:value="80.570045" calcext:value-type="float">
            <text:p>80.57004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45498" calcext:value-type="float">
            <text:p>0.245498</text:p>
          </table:table-cell>
          <table:table-cell table:style-name="ce2" office:value-type="float" office:value="10.762875" calcext:value-type="float">
            <text:p>10.762875</text:p>
          </table:table-cell>
          <table:table-cell table:style-name="ce2" office:value-type="float" office:value="32.950219" calcext:value-type="float">
            <text:p>32.950219</text:p>
          </table:table-cell>
          <table:table-cell table:style-name="ce2" office:value-type="float" office:value="46.913538" calcext:value-type="float">
            <text:p>46.913538</text:p>
          </table:table-cell>
          <table:table-cell table:style-name="ce2" office:value-type="float" office:value="57.119695" calcext:value-type="float">
            <text:p>57.119695</text:p>
          </table:table-cell>
          <table:table-cell table:style-name="ce2" office:value-type="float" office:value="64.615984" calcext:value-type="float">
            <text:p>64.615984</text:p>
          </table:table-cell>
          <table:table-cell table:style-name="ce2" office:value-type="float" office:value="70.457881" calcext:value-type="float">
            <text:p>70.457881</text:p>
          </table:table-cell>
          <table:table-cell table:style-name="ce2" office:value-type="float" office:value="74.639722" calcext:value-type="float">
            <text:p>74.639722</text:p>
          </table:table-cell>
          <table:table-cell table:style-name="ce2" office:value-type="float" office:value="77.875275" calcext:value-type="float">
            <text:p>77.875275</text:p>
          </table:table-cell>
          <table:table-cell table:style-name="ce2" office:value-type="float" office:value="82.318779" calcext:value-type="float">
            <text:p>82.318779</text:p>
          </table:table-cell>
          <table:table-cell table:style-name="ce2" office:value-type="float" office:value="84.954539" calcext:value-type="float">
            <text:p>84.954539</text:p>
          </table:table-cell>
          <table:table-cell table:style-name="ce2" office:value-type="float" office:value="86.658124" calcext:value-type="float">
            <text:p>86.658124</text:p>
          </table:table-cell>
          <table:table-cell table:style-name="ce2" office:value-type="float" office:value="87.78346" calcext:value-type="float">
            <text:p>87.78346</text:p>
          </table:table-cell>
          <table:table-cell table:style-name="ce2" office:value-type="float" office:value="88.557694" calcext:value-type="float">
            <text:p>88.557694</text:p>
          </table:table-cell>
          <table:table-cell table:style-name="ce2" office:value-type="float" office:value="89.035192" calcext:value-type="float">
            <text:p>89.035192</text:p>
          </table:table-cell>
          <table:table-cell table:style-name="ce2" office:value-type="float" office:value="89.247032" calcext:value-type="float">
            <text:p>89.247032</text:p>
          </table:table-cell>
          <table:table-cell table:style-name="ce2" office:value-type="float" office:value="89.386569" calcext:value-type="float">
            <text:p>89.386569</text:p>
          </table:table-cell>
          <table:table-cell table:style-name="ce2" office:value-type="float" office:value="89.357596" calcext:value-type="float">
            <text:p>89.357596</text:p>
          </table:table-cell>
          <table:table-cell table:style-name="ce2" office:value-type="float" office:value="89.032277" calcext:value-type="float">
            <text:p>89.03227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214648" calcext:value-type="float">
            <text:p>1.214648</text:p>
          </table:table-cell>
          <table:table-cell table:style-name="ce2" office:value-type="float" office:value="20.087842" calcext:value-type="float">
            <text:p>20.087842</text:p>
          </table:table-cell>
          <table:table-cell table:style-name="ce2" office:value-type="float" office:value="37.48195" calcext:value-type="float">
            <text:p>37.48195</text:p>
          </table:table-cell>
          <table:table-cell table:style-name="ce2" office:value-type="float" office:value="49.986079" calcext:value-type="float">
            <text:p>49.986079</text:p>
          </table:table-cell>
          <table:table-cell table:style-name="ce2" office:value-type="float" office:value="59.836302" calcext:value-type="float">
            <text:p>59.836302</text:p>
          </table:table-cell>
          <table:table-cell table:style-name="ce2" office:value-type="float" office:value="66.826192" calcext:value-type="float">
            <text:p>66.826192</text:p>
          </table:table-cell>
          <table:table-cell table:style-name="ce2" office:value-type="float" office:value="72.051737" calcext:value-type="float">
            <text:p>72.051737</text:p>
          </table:table-cell>
          <table:table-cell table:style-name="ce2" office:value-type="float" office:value="76.006806" calcext:value-type="float">
            <text:p>76.006806</text:p>
          </table:table-cell>
          <table:table-cell table:style-name="ce2" office:value-type="float" office:value="79.111726" calcext:value-type="float">
            <text:p>79.111726</text:p>
          </table:table-cell>
          <table:table-cell table:style-name="ce2" office:value-type="float" office:value="83.106312" calcext:value-type="float">
            <text:p>83.106312</text:p>
          </table:table-cell>
          <table:table-cell table:style-name="ce2" office:value-type="float" office:value="85.575251" calcext:value-type="float">
            <text:p>85.575251</text:p>
          </table:table-cell>
          <table:table-cell table:style-name="ce2" office:value-type="float" office:value="87.182865" calcext:value-type="float">
            <text:p>87.182865</text:p>
          </table:table-cell>
          <table:table-cell table:style-name="ce2" office:value-type="float" office:value="88.272465" calcext:value-type="float">
            <text:p>88.272465</text:p>
          </table:table-cell>
          <table:table-cell table:style-name="ce2" office:value-type="float" office:value="88.971054" calcext:value-type="float">
            <text:p>88.971054</text:p>
          </table:table-cell>
          <table:table-cell table:style-name="ce2" office:value-type="float" office:value="89.420292" calcext:value-type="float">
            <text:p>89.420292</text:p>
          </table:table-cell>
          <table:table-cell table:style-name="ce2" office:value-type="float" office:value="89.543842" calcext:value-type="float">
            <text:p>89.543842</text:p>
          </table:table-cell>
          <table:table-cell table:style-name="ce2" office:value-type="float" office:value="89.483586" calcext:value-type="float">
            <text:p>89.483586</text:p>
          </table:table-cell>
          <table:table-cell table:style-name="ce2" office:value-type="float" office:value="89.231793" calcext:value-type="float">
            <text:p>89.231793</text:p>
          </table:table-cell>
          <table:table-cell table:style-name="ce2" office:value-type="float" office:value="88.643286" calcext:value-type="float">
            <text:p>88.64328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ediu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512735" calcext:value-type="float">
            <text:p>0.512735</text:p>
          </table:table-cell>
          <table:table-cell table:style-name="ce2" office:value-type="float" office:value="12.105442" calcext:value-type="float">
            <text:p>12.105442</text:p>
          </table:table-cell>
          <table:table-cell table:style-name="ce2" office:value-type="float" office:value="30.506562" calcext:value-type="float">
            <text:p>30.506562</text:p>
          </table:table-cell>
          <table:table-cell table:style-name="ce2" office:value-type="float" office:value="44.998177" calcext:value-type="float">
            <text:p>44.998177</text:p>
          </table:table-cell>
          <table:table-cell table:style-name="ce2" office:value-type="float" office:value="56.458203" calcext:value-type="float">
            <text:p>56.458203</text:p>
          </table:table-cell>
          <table:table-cell table:style-name="ce2" office:value-type="float" office:value="65.250102" calcext:value-type="float">
            <text:p>65.250102</text:p>
          </table:table-cell>
          <table:table-cell table:style-name="ce2" office:value-type="float" office:value="71.50714" calcext:value-type="float">
            <text:p>71.50714</text:p>
          </table:table-cell>
          <table:table-cell table:style-name="ce2" office:value-type="float" office:value="76.183631" calcext:value-type="float">
            <text:p>76.183631</text:p>
          </table:table-cell>
          <table:table-cell table:style-name="ce2" office:value-type="float" office:value="79.583778" calcext:value-type="float">
            <text:p>79.583778</text:p>
          </table:table-cell>
          <table:table-cell table:style-name="ce2" office:value-type="float" office:value="84.027112" calcext:value-type="float">
            <text:p>84.027112</text:p>
          </table:table-cell>
          <table:table-cell table:style-name="ce2" office:value-type="float" office:value="86.520742" calcext:value-type="float">
            <text:p>86.520742</text:p>
          </table:table-cell>
          <table:table-cell table:style-name="ce2" office:value-type="float" office:value="88.031018" calcext:value-type="float">
            <text:p>88.031018</text:p>
          </table:table-cell>
          <table:table-cell table:style-name="ce2" office:value-type="float" office:value="89.149419" calcext:value-type="float">
            <text:p>89.149419</text:p>
          </table:table-cell>
          <table:table-cell table:style-name="ce2" office:value-type="float" office:value="89.912475" calcext:value-type="float">
            <text:p>89.912475</text:p>
          </table:table-cell>
          <table:table-cell table:style-name="ce2" office:value-type="float" office:value="90.291289" calcext:value-type="float">
            <text:p>90.291289</text:p>
          </table:table-cell>
          <table:table-cell table:style-name="ce2" office:value-type="float" office:value="90.405152" calcext:value-type="float">
            <text:p>90.405152</text:p>
          </table:table-cell>
          <table:table-cell table:style-name="ce2" office:value-type="float" office:value="90.41369" calcext:value-type="float">
            <text:p>90.41369</text:p>
          </table:table-cell>
          <table:table-cell table:style-name="ce2" office:value-type="float" office:value="90.289293" calcext:value-type="float">
            <text:p>90.289293</text:p>
          </table:table-cell>
          <table:table-cell table:style-name="ce2" office:value-type="float" office:value="89.81594" calcext:value-type="float">
            <text:p>89.8159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88509" calcext:value-type="float">
            <text:p>0.388509</text:p>
          </table:table-cell>
          <table:table-cell table:style-name="ce2" office:value-type="float" office:value="9.315035" calcext:value-type="float">
            <text:p>9.315035</text:p>
          </table:table-cell>
          <table:table-cell table:style-name="ce2" office:value-type="float" office:value="28.338529" calcext:value-type="float">
            <text:p>28.338529</text:p>
          </table:table-cell>
          <table:table-cell table:style-name="ce2" office:value-type="float" office:value="44.16804" calcext:value-type="float">
            <text:p>44.16804</text:p>
          </table:table-cell>
          <table:table-cell table:style-name="ce2" office:value-type="float" office:value="57.866365" calcext:value-type="float">
            <text:p>57.866365</text:p>
          </table:table-cell>
          <table:table-cell table:style-name="ce2" office:value-type="float" office:value="67.242001" calcext:value-type="float">
            <text:p>67.242001</text:p>
          </table:table-cell>
          <table:table-cell table:style-name="ce2" office:value-type="float" office:value="73.829583" calcext:value-type="float">
            <text:p>73.829583</text:p>
          </table:table-cell>
          <table:table-cell table:style-name="ce2" office:value-type="float" office:value="77.991929" calcext:value-type="float">
            <text:p>77.991929</text:p>
          </table:table-cell>
          <table:table-cell table:style-name="ce2" office:value-type="float" office:value="81.218367" calcext:value-type="float">
            <text:p>81.218367</text:p>
          </table:table-cell>
          <table:table-cell table:style-name="ce2" office:value-type="float" office:value="84.71704" calcext:value-type="float">
            <text:p>84.71704</text:p>
          </table:table-cell>
          <table:table-cell table:style-name="ce2" office:value-type="float" office:value="87.020208" calcext:value-type="float">
            <text:p>87.020208</text:p>
          </table:table-cell>
          <table:table-cell table:style-name="ce2" office:value-type="float" office:value="88.301774" calcext:value-type="float">
            <text:p>88.301774</text:p>
          </table:table-cell>
          <table:table-cell table:style-name="ce2" office:value-type="float" office:value="89.044514" calcext:value-type="float">
            <text:p>89.044514</text:p>
          </table:table-cell>
          <table:table-cell table:style-name="ce2" office:value-type="float" office:value="89.499027" calcext:value-type="float">
            <text:p>89.499027</text:p>
          </table:table-cell>
          <table:table-cell table:style-name="ce2" office:value-type="float" office:value="89.690509" calcext:value-type="float">
            <text:p>89.690509</text:p>
          </table:table-cell>
          <table:table-cell table:style-name="ce2" office:value-type="float" office:value="89.525693" calcext:value-type="float">
            <text:p>89.525693</text:p>
          </table:table-cell>
          <table:table-cell table:style-name="ce2" office:value-type="float" office:value="89.444081" calcext:value-type="float">
            <text:p>89.444081</text:p>
          </table:table-cell>
          <table:table-cell table:style-name="ce2" office:value-type="float" office:value="89.05007" calcext:value-type="float">
            <text:p>89.05007</text:p>
          </table:table-cell>
          <table:table-cell table:style-name="ce2" office:value-type="float" office:value="88.443638" calcext:value-type="float">
            <text:p>88.44363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76447" calcext:value-type="float">
            <text:p>0.276447</text:p>
          </table:table-cell>
          <table:table-cell table:style-name="ce2" office:value-type="float" office:value="10.486858" calcext:value-type="float">
            <text:p>10.486858</text:p>
          </table:table-cell>
          <table:table-cell table:style-name="ce2" office:value-type="float" office:value="28.931378" calcext:value-type="float">
            <text:p>28.931378</text:p>
          </table:table-cell>
          <table:table-cell table:style-name="ce2" office:value-type="float" office:value="43.57209" calcext:value-type="float">
            <text:p>43.57209</text:p>
          </table:table-cell>
          <table:table-cell table:style-name="ce2" office:value-type="float" office:value="56.682009" calcext:value-type="float">
            <text:p>56.682009</text:p>
          </table:table-cell>
          <table:table-cell table:style-name="ce2" office:value-type="float" office:value="67.156969" calcext:value-type="float">
            <text:p>67.156969</text:p>
          </table:table-cell>
          <table:table-cell table:style-name="ce2" office:value-type="float" office:value="73.195441" calcext:value-type="float">
            <text:p>73.195441</text:p>
          </table:table-cell>
          <table:table-cell table:style-name="ce2" office:value-type="float" office:value="77.684994" calcext:value-type="float">
            <text:p>77.684994</text:p>
          </table:table-cell>
          <table:table-cell table:style-name="ce2" office:value-type="float" office:value="80.824685" calcext:value-type="float">
            <text:p>80.824685</text:p>
          </table:table-cell>
          <table:table-cell table:style-name="ce2" office:value-type="float" office:value="84.438419" calcext:value-type="float">
            <text:p>84.438419</text:p>
          </table:table-cell>
          <table:table-cell table:style-name="ce2" office:value-type="float" office:value="86.733172" calcext:value-type="float">
            <text:p>86.733172</text:p>
          </table:table-cell>
          <table:table-cell table:style-name="ce2" office:value-type="float" office:value="88.229257" calcext:value-type="float">
            <text:p>88.229257</text:p>
          </table:table-cell>
          <table:table-cell table:style-name="ce2" office:value-type="float" office:value="89.091329" calcext:value-type="float">
            <text:p>89.091329</text:p>
          </table:table-cell>
          <table:table-cell table:style-name="ce2" office:value-type="float" office:value="89.56107" calcext:value-type="float">
            <text:p>89.56107</text:p>
          </table:table-cell>
          <table:table-cell table:style-name="ce2" office:value-type="float" office:value="89.732544" calcext:value-type="float">
            <text:p>89.732544</text:p>
          </table:table-cell>
          <table:table-cell table:style-name="ce2" office:value-type="float" office:value="89.810539" calcext:value-type="float">
            <text:p>89.810539</text:p>
          </table:table-cell>
          <table:table-cell table:style-name="ce2" office:value-type="float" office:value="89.669823" calcext:value-type="float">
            <text:p>89.669823</text:p>
          </table:table-cell>
          <table:table-cell table:style-name="ce2" office:value-type="float" office:value="89.209106" calcext:value-type="float">
            <text:p>89.209106</text:p>
          </table:table-cell>
          <table:table-cell table:style-name="ce2" office:value-type="float" office:value="88.789777" calcext:value-type="float">
            <text:p>88.78977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slow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23617" calcext:value-type="float">
            <text:p>0.923617</text:p>
          </table:table-cell>
          <table:table-cell table:style-name="ce2" office:value-type="float" office:value="13.301406" calcext:value-type="float">
            <text:p>13.301406</text:p>
          </table:table-cell>
          <table:table-cell table:style-name="ce2" office:value-type="float" office:value="32.790729" calcext:value-type="float">
            <text:p>32.790729</text:p>
          </table:table-cell>
          <table:table-cell table:style-name="ce2" office:value-type="float" office:value="48.099973" calcext:value-type="float">
            <text:p>48.099973</text:p>
          </table:table-cell>
          <table:table-cell table:style-name="ce2" office:value-type="float" office:value="59.606823" calcext:value-type="float">
            <text:p>59.606823</text:p>
          </table:table-cell>
          <table:table-cell table:style-name="ce2" office:value-type="float" office:value="68.310976" calcext:value-type="float">
            <text:p>68.310976</text:p>
          </table:table-cell>
          <table:table-cell table:style-name="ce2" office:value-type="float" office:value="74.277958" calcext:value-type="float">
            <text:p>74.277958</text:p>
          </table:table-cell>
          <table:table-cell table:style-name="ce2" office:value-type="float" office:value="78.102261" calcext:value-type="float">
            <text:p>78.102261</text:p>
          </table:table-cell>
          <table:table-cell table:style-name="ce2" office:value-type="float" office:value="80.77765" calcext:value-type="float">
            <text:p>80.77765</text:p>
          </table:table-cell>
          <table:table-cell table:style-name="ce2" office:value-type="float" office:value="84.398814" calcext:value-type="float">
            <text:p>84.398814</text:p>
          </table:table-cell>
          <table:table-cell table:style-name="ce2" office:value-type="float" office:value="86.65285" calcext:value-type="float">
            <text:p>86.65285</text:p>
          </table:table-cell>
          <table:table-cell table:style-name="ce2" office:value-type="float" office:value="87.793237" calcext:value-type="float">
            <text:p>87.793237</text:p>
          </table:table-cell>
          <table:table-cell table:style-name="ce2" office:value-type="float" office:value="88.584053" calcext:value-type="float">
            <text:p>88.584053</text:p>
          </table:table-cell>
          <table:table-cell table:style-name="ce2" office:value-type="float" office:value="89.038181" calcext:value-type="float">
            <text:p>89.038181</text:p>
          </table:table-cell>
          <table:table-cell table:style-name="ce2" office:value-type="float" office:value="89.345137" calcext:value-type="float">
            <text:p>89.345137</text:p>
          </table:table-cell>
          <table:table-cell table:style-name="ce2" office:value-type="float" office:value="89.442617" calcext:value-type="float">
            <text:p>89.442617</text:p>
          </table:table-cell>
          <table:table-cell table:style-name="ce2" office:value-type="float" office:value="89.222392" calcext:value-type="float">
            <text:p>89.222392</text:p>
          </table:table-cell>
          <table:table-cell table:style-name="ce2" office:value-type="float" office:value="88.815666" calcext:value-type="float">
            <text:p>88.815666</text:p>
          </table:table-cell>
          <table:table-cell table:style-name="ce2" office:value-type="float" office:value="88.377766" calcext:value-type="float">
            <text:p>88.37776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aceb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485262" calcext:value-type="float">
            <text:p>0.485262</text:p>
          </table:table-cell>
          <table:table-cell table:style-name="ce2" office:value-type="float" office:value="2.962014" calcext:value-type="float">
            <text:p>2.962014</text:p>
          </table:table-cell>
          <table:table-cell table:style-name="ce2" office:value-type="float" office:value="18.873582" calcext:value-type="float">
            <text:p>18.873582</text:p>
          </table:table-cell>
          <table:table-cell table:style-name="ce2" office:value-type="float" office:value="40.063642" calcext:value-type="float">
            <text:p>40.063642</text:p>
          </table:table-cell>
          <table:table-cell table:style-name="ce2" office:value-type="float" office:value="56.064693" calcext:value-type="float">
            <text:p>56.064693</text:p>
          </table:table-cell>
          <table:table-cell table:style-name="ce2" office:value-type="float" office:value="66.690803" calcext:value-type="float">
            <text:p>66.690803</text:p>
          </table:table-cell>
          <table:table-cell table:style-name="ce2" office:value-type="float" office:value="73.032775" calcext:value-type="float">
            <text:p>73.032775</text:p>
          </table:table-cell>
          <table:table-cell table:style-name="ce2" office:value-type="float" office:value="77.050675" calcext:value-type="float">
            <text:p>77.050675</text:p>
          </table:table-cell>
          <table:table-cell table:style-name="ce2" office:value-type="float" office:value="79.995553" calcext:value-type="float">
            <text:p>79.995553</text:p>
          </table:table-cell>
          <table:table-cell table:style-name="ce2" office:value-type="float" office:value="83.081446" calcext:value-type="float">
            <text:p>83.081446</text:p>
          </table:table-cell>
          <table:table-cell table:style-name="ce2" office:value-type="float" office:value="85.347872" calcext:value-type="float">
            <text:p>85.347872</text:p>
          </table:table-cell>
          <table:table-cell table:style-name="ce2" office:value-type="float" office:value="86.405144" calcext:value-type="float">
            <text:p>86.405144</text:p>
          </table:table-cell>
          <table:table-cell table:style-name="ce2" office:value-type="float" office:value="87.087527" calcext:value-type="float">
            <text:p>87.087527</text:p>
          </table:table-cell>
          <table:table-cell table:style-name="ce2" office:value-type="float" office:value="87.462398" calcext:value-type="float">
            <text:p>87.462398</text:p>
          </table:table-cell>
          <table:table-cell table:style-name="ce2" office:value-type="float" office:value="87.762602" calcext:value-type="float">
            <text:p>87.762602</text:p>
          </table:table-cell>
          <table:table-cell table:style-name="ce2" office:value-type="float" office:value="87.793813" calcext:value-type="float">
            <text:p>87.793813</text:p>
          </table:table-cell>
          <table:table-cell table:style-name="ce2" office:value-type="float" office:value="87.521184" calcext:value-type="float">
            <text:p>87.521184</text:p>
          </table:table-cell>
          <table:table-cell table:style-name="ce2" office:value-type="float" office:value="86.954073" calcext:value-type="float">
            <text:p>86.954073</text:p>
          </table:table-cell>
          <table:table-cell table:style-name="ce2" office:value-type="float" office:value="86.323714" calcext:value-type="float">
            <text:p>86.323714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l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ultrafast</text:p>
          </table:table-cell>
          <table:table-cell table:style-name="ce2" office:value-type="float" office:value="112.5917" calcext:value-type="float">
            <text:p>112.5917</text:p>
          </table:table-cell>
          <table:table-cell table:style-name="ce2" office:value-type="float" office:value="84.4672" calcext:value-type="float">
            <text:p>84.4672</text:p>
          </table:table-cell>
          <table:table-cell table:style-name="ce2" office:value-type="float" office:value="76.1958" calcext:value-type="float">
            <text:p>76.1958</text:p>
          </table:table-cell>
          <table:table-cell table:style-name="ce2" office:value-type="float" office:value="59.3541" calcext:value-type="float">
            <text:p>59.3541</text:p>
          </table:table-cell>
          <table:table-cell table:style-name="ce2" office:value-type="float" office:value="74.5439" calcext:value-type="float">
            <text:p>74.5439</text:p>
          </table:table-cell>
          <table:table-cell table:style-name="ce2" office:value-type="float" office:value="75.0313" calcext:value-type="float">
            <text:p>75.0313</text:p>
          </table:table-cell>
          <table:table-cell table:style-name="ce2" office:value-type="float" office:value="75.5197" calcext:value-type="float">
            <text:p>75.5197</text:p>
          </table:table-cell>
          <table:table-cell table:style-name="ce2" office:value-type="float" office:value="75.4546" calcext:value-type="float">
            <text:p>75.4546</text:p>
          </table:table-cell>
          <table:table-cell table:style-name="ce2" office:value-type="float" office:value="75.5614" calcext:value-type="float">
            <text:p>75.5614</text:p>
          </table:table-cell>
          <table:table-cell table:style-name="ce2" office:value-type="float" office:value="75.8193" calcext:value-type="float">
            <text:p>75.8193</text:p>
          </table:table-cell>
          <table:table-cell table:style-name="ce2" office:value-type="float" office:value="76.1967" calcext:value-type="float">
            <text:p>76.1967</text:p>
          </table:table-cell>
          <table:table-cell table:style-name="ce2" office:value-type="float" office:value="76.0847" calcext:value-type="float">
            <text:p>76.0847</text:p>
          </table:table-cell>
          <table:table-cell table:style-name="ce2" office:value-type="float" office:value="76.4815" calcext:value-type="float">
            <text:p>76.4815</text:p>
          </table:table-cell>
          <table:table-cell table:style-name="ce2" office:value-type="float" office:value="77.001" calcext:value-type="float">
            <text:p>77.001</text:p>
          </table:table-cell>
          <table:table-cell table:style-name="ce2" office:value-type="float" office:value="77.0796" calcext:value-type="float">
            <text:p>77.0796</text:p>
          </table:table-cell>
          <table:table-cell table:style-name="ce2" office:value-type="float" office:value="77.2148" calcext:value-type="float">
            <text:p>77.2148</text:p>
          </table:table-cell>
          <table:table-cell table:style-name="ce2" office:value-type="float" office:value="77.2017" calcext:value-type="float">
            <text:p>77.2017</text:p>
          </table:table-cell>
          <table:table-cell table:style-name="ce2" office:value-type="float" office:value="77.6588" calcext:value-type="float">
            <text:p>77.6588</text:p>
          </table:table-cell>
          <table:table-cell table:style-name="ce2" office:value-type="float" office:value="77.167" calcext:value-type="float">
            <text:p>77.167</text:p>
          </table:table-cell>
          <table:table-cell table:style-name="ce2" office:value-type="float" office:value="77.4761" calcext:value-type="float">
            <text:p>77.476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uperfast</text:p>
          </table:table-cell>
          <table:table-cell table:style-name="ce2" office:value-type="float" office:value="152.5043" calcext:value-type="float">
            <text:p>152.5043</text:p>
          </table:table-cell>
          <table:table-cell table:style-name="ce2" office:value-type="float" office:value="151.2584" calcext:value-type="float">
            <text:p>151.2584</text:p>
          </table:table-cell>
          <table:table-cell table:style-name="ce2" office:value-type="float" office:value="152.1072" calcext:value-type="float">
            <text:p>152.1072</text:p>
          </table:table-cell>
          <table:table-cell table:style-name="ce2" office:value-type="float" office:value="154.448" calcext:value-type="float">
            <text:p>154.448</text:p>
          </table:table-cell>
          <table:table-cell table:style-name="ce2" office:value-type="float" office:value="156.0656" calcext:value-type="float">
            <text:p>156.0656</text:p>
          </table:table-cell>
          <table:table-cell table:style-name="ce2" office:value-type="float" office:value="157.8316" calcext:value-type="float">
            <text:p>157.8316</text:p>
          </table:table-cell>
          <table:table-cell table:style-name="ce2" office:value-type="float" office:value="159.3776" calcext:value-type="float">
            <text:p>159.3776</text:p>
          </table:table-cell>
          <table:table-cell table:style-name="ce2" office:value-type="float" office:value="161.297" calcext:value-type="float">
            <text:p>161.297</text:p>
          </table:table-cell>
          <table:table-cell table:style-name="ce2" office:value-type="float" office:value="162.5886" calcext:value-type="float">
            <text:p>162.5886</text:p>
          </table:table-cell>
          <table:table-cell table:style-name="ce2" office:value-type="float" office:value="163.091" calcext:value-type="float">
            <text:p>163.091</text:p>
          </table:table-cell>
          <table:table-cell table:style-name="ce2" office:value-type="float" office:value="165.8936" calcext:value-type="float">
            <text:p>165.8936</text:p>
          </table:table-cell>
          <table:table-cell table:style-name="ce2" office:value-type="float" office:value="167.8351" calcext:value-type="float">
            <text:p>167.8351</text:p>
          </table:table-cell>
          <table:table-cell table:style-name="ce2" office:value-type="float" office:value="169.5287" calcext:value-type="float">
            <text:p>169.5287</text:p>
          </table:table-cell>
          <table:table-cell table:style-name="ce2" office:value-type="float" office:value="171.8918" calcext:value-type="float">
            <text:p>171.8918</text:p>
          </table:table-cell>
          <table:table-cell table:style-name="ce2" office:value-type="float" office:value="173.3452" calcext:value-type="float">
            <text:p>173.3452</text:p>
          </table:table-cell>
          <table:table-cell table:style-name="ce2" office:value-type="float" office:value="174.7624" calcext:value-type="float">
            <text:p>174.7624</text:p>
          </table:table-cell>
          <table:table-cell table:style-name="ce2" office:value-type="float" office:value="176.2335" calcext:value-type="float">
            <text:p>176.2335</text:p>
          </table:table-cell>
          <table:table-cell table:style-name="ce2" office:value-type="float" office:value="178.1542" calcext:value-type="float">
            <text:p>178.1542</text:p>
          </table:table-cell>
          <table:table-cell table:style-name="ce2" office:value-type="float" office:value="179.0569" calcext:value-type="float">
            <text:p>179.0569</text:p>
          </table:table-cell>
          <table:table-cell table:style-name="ce2" office:value-type="float" office:value="180.1194" calcext:value-type="float">
            <text:p>180.119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fast</text:p>
          </table:table-cell>
          <table:table-cell table:style-name="ce2" office:value-type="float" office:value="241.3578" calcext:value-type="float">
            <text:p>241.3578</text:p>
          </table:table-cell>
          <table:table-cell table:style-name="ce2" office:value-type="float" office:value="243.0062" calcext:value-type="float">
            <text:p>243.0062</text:p>
          </table:table-cell>
          <table:table-cell table:style-name="ce2" office:value-type="float" office:value="243.8457" calcext:value-type="float">
            <text:p>243.8457</text:p>
          </table:table-cell>
          <table:table-cell table:style-name="ce2" office:value-type="float" office:value="248.9036" calcext:value-type="float">
            <text:p>248.9036</text:p>
          </table:table-cell>
          <table:table-cell table:style-name="ce2" office:value-type="float" office:value="251.8196" calcext:value-type="float">
            <text:p>251.8196</text:p>
          </table:table-cell>
          <table:table-cell table:style-name="ce2" office:value-type="float" office:value="255.7988" calcext:value-type="float">
            <text:p>255.7988</text:p>
          </table:table-cell>
          <table:table-cell table:style-name="ce2" office:value-type="float" office:value="259.4737" calcext:value-type="float">
            <text:p>259.4737</text:p>
          </table:table-cell>
          <table:table-cell table:style-name="ce2" office:value-type="float" office:value="261.7571" calcext:value-type="float">
            <text:p>261.7571</text:p>
          </table:table-cell>
          <table:table-cell table:style-name="ce2" office:value-type="float" office:value="265.0896" calcext:value-type="float">
            <text:p>265.0896</text:p>
          </table:table-cell>
          <table:table-cell table:style-name="ce2" office:value-type="float" office:value="267.4364" calcext:value-type="float">
            <text:p>267.4364</text:p>
          </table:table-cell>
          <table:table-cell table:style-name="ce2" office:value-type="float" office:value="271.1217" calcext:value-type="float">
            <text:p>271.1217</text:p>
          </table:table-cell>
          <table:table-cell table:style-name="ce2" office:value-type="float" office:value="276.6903" calcext:value-type="float">
            <text:p>276.6903</text:p>
          </table:table-cell>
          <table:table-cell table:style-name="ce2" office:value-type="float" office:value="278.974" calcext:value-type="float">
            <text:p>278.974</text:p>
          </table:table-cell>
          <table:table-cell table:style-name="ce2" office:value-type="float" office:value="295.3137" calcext:value-type="float">
            <text:p>295.3137</text:p>
          </table:table-cell>
          <table:table-cell table:style-name="ce2" office:value-type="float" office:value="299.317" calcext:value-type="float">
            <text:p>299.317</text:p>
          </table:table-cell>
          <table:table-cell table:style-name="ce2" office:value-type="float" office:value="302.5488" calcext:value-type="float">
            <text:p>302.5488</text:p>
          </table:table-cell>
          <table:table-cell table:style-name="ce2" office:value-type="float" office:value="303.0671" calcext:value-type="float">
            <text:p>303.0671</text:p>
          </table:table-cell>
          <table:table-cell table:style-name="ce2" office:value-type="float" office:value="304.9185" calcext:value-type="float">
            <text:p>304.9185</text:p>
          </table:table-cell>
          <table:table-cell table:style-name="ce2" office:value-type="float" office:value="306.0514" calcext:value-type="float">
            <text:p>306.0514</text:p>
          </table:table-cell>
          <table:table-cell table:style-name="ce2" office:value-type="float" office:value="306.1725" calcext:value-type="float">
            <text:p>306.172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er</text:p>
          </table:table-cell>
          <table:table-cell table:style-name="ce2" office:value-type="float" office:value="368.8872" calcext:value-type="float">
            <text:p>368.8872</text:p>
          </table:table-cell>
          <table:table-cell table:style-name="ce2" office:value-type="float" office:value="379.4444" calcext:value-type="float">
            <text:p>379.4444</text:p>
          </table:table-cell>
          <table:table-cell table:style-name="ce2" office:value-type="float" office:value="386.5865" calcext:value-type="float">
            <text:p>386.5865</text:p>
          </table:table-cell>
          <table:table-cell table:style-name="ce2" office:value-type="float" office:value="402.0451" calcext:value-type="float">
            <text:p>402.0451</text:p>
          </table:table-cell>
          <table:table-cell table:style-name="ce2" office:value-type="float" office:value="416.32" calcext:value-type="float">
            <text:p>416.32</text:p>
          </table:table-cell>
          <table:table-cell table:style-name="ce2" office:value-type="float" office:value="428.2443" calcext:value-type="float">
            <text:p>428.2443</text:p>
          </table:table-cell>
          <table:table-cell table:style-name="ce2" office:value-type="float" office:value="437.1038" calcext:value-type="float">
            <text:p>437.1038</text:p>
          </table:table-cell>
          <table:table-cell table:style-name="ce2" office:value-type="float" office:value="444.6137" calcext:value-type="float">
            <text:p>444.6137</text:p>
          </table:table-cell>
          <table:table-cell table:style-name="ce2" office:value-type="float" office:value="450.258" calcext:value-type="float">
            <text:p>450.258</text:p>
          </table:table-cell>
          <table:table-cell table:style-name="ce2" office:value-type="float" office:value="456.5726" calcext:value-type="float">
            <text:p>456.5726</text:p>
          </table:table-cell>
          <table:table-cell table:style-name="ce2" office:value-type="float" office:value="467.2128" calcext:value-type="float">
            <text:p>467.2128</text:p>
          </table:table-cell>
          <table:table-cell table:style-name="ce2" office:value-type="float" office:value="477.5794" calcext:value-type="float">
            <text:p>477.5794</text:p>
          </table:table-cell>
          <table:table-cell table:style-name="ce2" office:value-type="float" office:value="484.1892" calcext:value-type="float">
            <text:p>484.1892</text:p>
          </table:table-cell>
          <table:table-cell table:style-name="ce2" office:value-type="float" office:value="490.0899" calcext:value-type="float">
            <text:p>490.0899</text:p>
          </table:table-cell>
          <table:table-cell table:style-name="ce2" office:value-type="float" office:value="497.9112" calcext:value-type="float">
            <text:p>497.9112</text:p>
          </table:table-cell>
          <table:table-cell table:style-name="ce2" office:value-type="float" office:value="503.501" calcext:value-type="float">
            <text:p>503.501</text:p>
          </table:table-cell>
          <table:table-cell table:style-name="ce2" office:value-type="float" office:value="521.29" calcext:value-type="float">
            <text:p>521.29</text:p>
          </table:table-cell>
          <table:table-cell table:style-name="ce2" office:value-type="float" office:value="522.6674" calcext:value-type="float">
            <text:p>522.6674</text:p>
          </table:table-cell>
          <table:table-cell table:style-name="ce2" office:value-type="float" office:value="524.3753" calcext:value-type="float">
            <text:p>524.3753</text:p>
          </table:table-cell>
          <table:table-cell table:style-name="ce2" office:value-type="float" office:value="540.8417" calcext:value-type="float">
            <text:p>540.84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</text:p>
          </table:table-cell>
          <table:table-cell table:style-name="ce2" office:value-type="float" office:value="390.6064" calcext:value-type="float">
            <text:p>390.6064</text:p>
          </table:table-cell>
          <table:table-cell table:style-name="ce2" office:value-type="float" office:value="399.5097" calcext:value-type="float">
            <text:p>399.5097</text:p>
          </table:table-cell>
          <table:table-cell table:style-name="ce2" office:value-type="float" office:value="408.2776" calcext:value-type="float">
            <text:p>408.2776</text:p>
          </table:table-cell>
          <table:table-cell table:style-name="ce2" office:value-type="float" office:value="427.759" calcext:value-type="float">
            <text:p>427.759</text:p>
          </table:table-cell>
          <table:table-cell table:style-name="ce2" office:value-type="float" office:value="443.3509" calcext:value-type="float">
            <text:p>443.3509</text:p>
          </table:table-cell>
          <table:table-cell table:style-name="ce2" office:value-type="float" office:value="457.5013" calcext:value-type="float">
            <text:p>457.5013</text:p>
          </table:table-cell>
          <table:table-cell table:style-name="ce2" office:value-type="float" office:value="469.5964" calcext:value-type="float">
            <text:p>469.5964</text:p>
          </table:table-cell>
          <table:table-cell table:style-name="ce2" office:value-type="float" office:value="493.7656" calcext:value-type="float">
            <text:p>493.7656</text:p>
          </table:table-cell>
          <table:table-cell table:style-name="ce2" office:value-type="float" office:value="502.9012" calcext:value-type="float">
            <text:p>502.9012</text:p>
          </table:table-cell>
          <table:table-cell table:style-name="ce2" office:value-type="float" office:value="513.1524" calcext:value-type="float">
            <text:p>513.1524</text:p>
          </table:table-cell>
          <table:table-cell table:style-name="ce2" office:value-type="float" office:value="527.6092" calcext:value-type="float">
            <text:p>527.6092</text:p>
          </table:table-cell>
          <table:table-cell table:style-name="ce2" office:value-type="float" office:value="550.8755" calcext:value-type="float">
            <text:p>550.8755</text:p>
          </table:table-cell>
          <table:table-cell table:style-name="ce2" office:value-type="float" office:value="573.6344" calcext:value-type="float">
            <text:p>573.6344</text:p>
          </table:table-cell>
          <table:table-cell table:style-name="ce2" office:value-type="float" office:value="596.4859" calcext:value-type="float">
            <text:p>596.4859</text:p>
          </table:table-cell>
          <table:table-cell table:style-name="ce2" office:value-type="float" office:value="618.3523" calcext:value-type="float">
            <text:p>618.3523</text:p>
          </table:table-cell>
          <table:table-cell table:style-name="ce2" office:value-type="float" office:value="637.2608" calcext:value-type="float">
            <text:p>637.2608</text:p>
          </table:table-cell>
          <table:table-cell table:style-name="ce2" office:value-type="float" office:value="655.9557" calcext:value-type="float">
            <text:p>655.9557</text:p>
          </table:table-cell>
          <table:table-cell table:style-name="ce2" office:value-type="float" office:value="657.5868" calcext:value-type="float">
            <text:p>657.5868</text:p>
          </table:table-cell>
          <table:table-cell table:style-name="ce2" office:value-type="float" office:value="673.5258" calcext:value-type="float">
            <text:p>673.5258</text:p>
          </table:table-cell>
          <table:table-cell table:style-name="ce2" office:value-type="float" office:value="690.5928" calcext:value-type="float">
            <text:p>690.592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edium</text:p>
          </table:table-cell>
          <table:table-cell table:style-name="ce2" office:value-type="float" office:value="375.3631" calcext:value-type="float">
            <text:p>375.3631</text:p>
          </table:table-cell>
          <table:table-cell table:style-name="ce2" office:value-type="float" office:value="480.569" calcext:value-type="float">
            <text:p>480.569</text:p>
          </table:table-cell>
          <table:table-cell table:style-name="ce2" office:value-type="float" office:value="489.3518" calcext:value-type="float">
            <text:p>489.3518</text:p>
          </table:table-cell>
          <table:table-cell table:style-name="ce2" office:value-type="float" office:value="505.969" calcext:value-type="float">
            <text:p>505.969</text:p>
          </table:table-cell>
          <table:table-cell table:style-name="ce2" office:value-type="float" office:value="522.8914" calcext:value-type="float">
            <text:p>522.8914</text:p>
          </table:table-cell>
          <table:table-cell table:style-name="ce2" office:value-type="float" office:value="546.5713" calcext:value-type="float">
            <text:p>546.5713</text:p>
          </table:table-cell>
          <table:table-cell table:style-name="ce2" office:value-type="float" office:value="568.447" calcext:value-type="float">
            <text:p>568.447</text:p>
          </table:table-cell>
          <table:table-cell table:style-name="ce2" office:value-type="float" office:value="586.8881" calcext:value-type="float">
            <text:p>586.8881</text:p>
          </table:table-cell>
          <table:table-cell table:style-name="ce2" office:value-type="float" office:value="607.2514" calcext:value-type="float">
            <text:p>607.2514</text:p>
          </table:table-cell>
          <table:table-cell table:style-name="ce2" office:value-type="float" office:value="625.2513" calcext:value-type="float">
            <text:p>625.2513</text:p>
          </table:table-cell>
          <table:table-cell table:style-name="ce2" office:value-type="float" office:value="648.6586" calcext:value-type="float">
            <text:p>648.6586</text:p>
          </table:table-cell>
          <table:table-cell table:style-name="ce2" office:value-type="float" office:value="683.9154" calcext:value-type="float">
            <text:p>683.9154</text:p>
          </table:table-cell>
          <table:table-cell table:style-name="ce2" office:value-type="float" office:value="724.3824" calcext:value-type="float">
            <text:p>724.3824</text:p>
          </table:table-cell>
          <table:table-cell table:style-name="ce2" office:value-type="float" office:value="764.5896" calcext:value-type="float">
            <text:p>764.5896</text:p>
          </table:table-cell>
          <table:table-cell table:style-name="ce2" office:value-type="float" office:value="783.4809" calcext:value-type="float">
            <text:p>783.4809</text:p>
          </table:table-cell>
          <table:table-cell table:style-name="ce2" office:value-type="float" office:value="820.7118" calcext:value-type="float">
            <text:p>820.7118</text:p>
          </table:table-cell>
          <table:table-cell table:style-name="ce2" office:value-type="float" office:value="842.1339" calcext:value-type="float">
            <text:p>842.1339</text:p>
          </table:table-cell>
          <table:table-cell table:style-name="ce2" office:value-type="float" office:value="860.4207" calcext:value-type="float">
            <text:p>860.4207</text:p>
          </table:table-cell>
          <table:table-cell table:style-name="ce2" office:value-type="float" office:value="879.3232" calcext:value-type="float">
            <text:p>879.3232</text:p>
          </table:table-cell>
          <table:table-cell table:style-name="ce2" office:value-type="float" office:value="879.3792" calcext:value-type="float">
            <text:p>879.379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</text:p>
          </table:table-cell>
          <table:table-cell table:style-name="ce2" office:value-type="float" office:value="533.5731" calcext:value-type="float">
            <text:p>533.5731</text:p>
          </table:table-cell>
          <table:table-cell table:style-name="ce2" office:value-type="float" office:value="557.966" calcext:value-type="float">
            <text:p>557.966</text:p>
          </table:table-cell>
          <table:table-cell table:style-name="ce2" office:value-type="float" office:value="560.4788" calcext:value-type="float">
            <text:p>560.4788</text:p>
          </table:table-cell>
          <table:table-cell table:style-name="ce2" office:value-type="float" office:value="597.7201" calcext:value-type="float">
            <text:p>597.7201</text:p>
          </table:table-cell>
          <table:table-cell table:style-name="ce2" office:value-type="float" office:value="654.7368" calcext:value-type="float">
            <text:p>654.7368</text:p>
          </table:table-cell>
          <table:table-cell table:style-name="ce2" office:value-type="float" office:value="692.903" calcext:value-type="float">
            <text:p>692.903</text:p>
          </table:table-cell>
          <table:table-cell table:style-name="ce2" office:value-type="float" office:value="732.605" calcext:value-type="float">
            <text:p>732.605</text:p>
          </table:table-cell>
          <table:table-cell table:style-name="ce2" office:value-type="float" office:value="786.3524" calcext:value-type="float">
            <text:p>786.3524</text:p>
          </table:table-cell>
          <table:table-cell table:style-name="ce2" office:value-type="float" office:value="827.9162" calcext:value-type="float">
            <text:p>827.9162</text:p>
          </table:table-cell>
          <table:table-cell table:style-name="ce2" office:value-type="float" office:value="866.9268" calcext:value-type="float">
            <text:p>866.9268</text:p>
          </table:table-cell>
          <table:table-cell table:style-name="ce2" office:value-type="float" office:value="963.3748" calcext:value-type="float">
            <text:p>963.3748</text:p>
          </table:table-cell>
          <table:table-cell table:style-name="ce2" office:value-type="float" office:value="1057.7747" calcext:value-type="float">
            <text:p>1057.7747</text:p>
          </table:table-cell>
          <table:table-cell table:style-name="ce2" office:value-type="float" office:value="1158.1155" calcext:value-type="float">
            <text:p>1158.1155</text:p>
          </table:table-cell>
          <table:table-cell table:style-name="ce2" office:value-type="float" office:value="1246.069" calcext:value-type="float">
            <text:p>1246.069</text:p>
          </table:table-cell>
          <table:table-cell table:style-name="ce2" office:value-type="float" office:value="1322.241" calcext:value-type="float">
            <text:p>1322.241</text:p>
          </table:table-cell>
          <table:table-cell table:style-name="ce2" office:value-type="float" office:value="1391.058" calcext:value-type="float">
            <text:p>1391.058</text:p>
          </table:table-cell>
          <table:table-cell table:style-name="ce2" office:value-type="float" office:value="1444.1778" calcext:value-type="float">
            <text:p>1444.1778</text:p>
          </table:table-cell>
          <table:table-cell table:style-name="ce2" office:value-type="float" office:value="1494.1769" calcext:value-type="float">
            <text:p>1494.1769</text:p>
          </table:table-cell>
          <table:table-cell table:style-name="ce2" office:value-type="float" office:value="1537.5637" calcext:value-type="float">
            <text:p>1537.5637</text:p>
          </table:table-cell>
          <table:table-cell table:style-name="ce2" office:value-type="float" office:value="1561.1689" calcext:value-type="float">
            <text:p>1561.168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er</text:p>
          </table:table-cell>
          <table:table-cell table:style-name="ce2" office:value-type="float" office:value="658.4743" calcext:value-type="float">
            <text:p>658.4743</text:p>
          </table:table-cell>
          <table:table-cell table:style-name="ce2" office:value-type="float" office:value="1384.4986" calcext:value-type="float">
            <text:p>1384.4986</text:p>
          </table:table-cell>
          <table:table-cell table:style-name="ce2" office:value-type="float" office:value="1287.6012" calcext:value-type="float">
            <text:p>1287.6012</text:p>
          </table:table-cell>
          <table:table-cell table:style-name="ce2" office:value-type="float" office:value="1318.5798" calcext:value-type="float">
            <text:p>1318.5798</text:p>
          </table:table-cell>
          <table:table-cell table:style-name="ce2" office:value-type="float" office:value="1392.7844" calcext:value-type="float">
            <text:p>1392.7844</text:p>
          </table:table-cell>
          <table:table-cell table:style-name="ce2" office:value-type="float" office:value="1479.5503" calcext:value-type="float">
            <text:p>1479.5503</text:p>
          </table:table-cell>
          <table:table-cell table:style-name="ce2" office:value-type="float" office:value="1549.097" calcext:value-type="float">
            <text:p>1549.097</text:p>
          </table:table-cell>
          <table:table-cell table:style-name="ce2" office:value-type="float" office:value="1617.5263" calcext:value-type="float">
            <text:p>1617.5263</text:p>
          </table:table-cell>
          <table:table-cell table:style-name="ce2" office:value-type="float" office:value="1684.4062" calcext:value-type="float">
            <text:p>1684.4062</text:p>
          </table:table-cell>
          <table:table-cell table:style-name="ce2" office:value-type="float" office:value="1757.1013" calcext:value-type="float">
            <text:p>1757.1013</text:p>
          </table:table-cell>
          <table:table-cell table:style-name="ce2" office:value-type="float" office:value="1920.0728" calcext:value-type="float">
            <text:p>1920.0728</text:p>
          </table:table-cell>
          <table:table-cell table:style-name="ce2" office:value-type="float" office:value="2069.7285" calcext:value-type="float">
            <text:p>2069.7285</text:p>
          </table:table-cell>
          <table:table-cell table:style-name="ce2" office:value-type="float" office:value="2211.6925" calcext:value-type="float">
            <text:p>2211.6925</text:p>
          </table:table-cell>
          <table:table-cell table:style-name="ce2" office:value-type="float" office:value="2324.0002" calcext:value-type="float">
            <text:p>2324.0002</text:p>
          </table:table-cell>
          <table:table-cell table:style-name="ce2" office:value-type="float" office:value="2457.2345" calcext:value-type="float">
            <text:p>2457.2345</text:p>
          </table:table-cell>
          <table:table-cell table:style-name="ce2" office:value-type="float" office:value="2546.087" calcext:value-type="float">
            <text:p>2546.087</text:p>
          </table:table-cell>
          <table:table-cell table:style-name="ce2" office:value-type="float" office:value="2631.949" calcext:value-type="float">
            <text:p>2631.949</text:p>
          </table:table-cell>
          <table:table-cell table:style-name="ce2" office:value-type="float" office:value="2715.0059" calcext:value-type="float">
            <text:p>2715.0059</text:p>
          </table:table-cell>
          <table:table-cell table:style-name="ce2" office:value-type="float" office:value="2760.1139" calcext:value-type="float">
            <text:p>2760.1139</text:p>
          </table:table-cell>
          <table:table-cell table:style-name="ce2" office:value-type="float" office:value="2829.3928" calcext:value-type="float">
            <text:p>2829.392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slow</text:p>
          </table:table-cell>
          <table:table-cell table:style-name="ce2" office:value-type="float" office:value="3168.3382" calcext:value-type="float">
            <text:p>3168.3382</text:p>
          </table:table-cell>
          <table:table-cell table:style-name="ce2" office:value-type="float" office:value="3323.7262" calcext:value-type="float">
            <text:p>3323.7262</text:p>
          </table:table-cell>
          <table:table-cell table:style-name="ce2" office:value-type="float" office:value="3139.3874" calcext:value-type="float">
            <text:p>3139.3874</text:p>
          </table:table-cell>
          <table:table-cell table:style-name="ce2" office:value-type="float" office:value="3109.0385" calcext:value-type="float">
            <text:p>3109.0385</text:p>
          </table:table-cell>
          <table:table-cell table:style-name="ce2" office:value-type="float" office:value="3171.6971" calcext:value-type="float">
            <text:p>3171.6971</text:p>
          </table:table-cell>
          <table:table-cell table:style-name="ce2" office:value-type="float" office:value="3253.5913" calcext:value-type="float">
            <text:p>3253.5913</text:p>
          </table:table-cell>
          <table:table-cell table:style-name="ce2" office:value-type="float" office:value="3347.0572" calcext:value-type="float">
            <text:p>3347.0572</text:p>
          </table:table-cell>
          <table:table-cell table:style-name="ce2" office:value-type="float" office:value="3432.458" calcext:value-type="float">
            <text:p>3432.458</text:p>
          </table:table-cell>
          <table:table-cell table:style-name="ce2" office:value-type="float" office:value="3548.0575" calcext:value-type="float">
            <text:p>3548.0575</text:p>
          </table:table-cell>
          <table:table-cell table:style-name="ce2" office:value-type="float" office:value="3647.6111" calcext:value-type="float">
            <text:p>3647.6111</text:p>
          </table:table-cell>
          <table:table-cell table:style-name="ce2" office:value-type="float" office:value="3874.109" calcext:value-type="float">
            <text:p>3874.109</text:p>
          </table:table-cell>
          <table:table-cell table:style-name="ce2" office:value-type="float" office:value="4084.5012" calcext:value-type="float">
            <text:p>4084.5012</text:p>
          </table:table-cell>
          <table:table-cell table:style-name="ce2" office:value-type="float" office:value="4302.3743" calcext:value-type="float">
            <text:p>4302.3743</text:p>
          </table:table-cell>
          <table:table-cell table:style-name="ce2" office:value-type="float" office:value="4501.9844" calcext:value-type="float">
            <text:p>4501.9844</text:p>
          </table:table-cell>
          <table:table-cell table:style-name="ce2" office:value-type="float" office:value="4715.0769" calcext:value-type="float">
            <text:p>4715.0769</text:p>
          </table:table-cell>
          <table:table-cell table:style-name="ce2" office:value-type="float" office:value="4895.7779" calcext:value-type="float">
            <text:p>4895.7779</text:p>
          </table:table-cell>
          <table:table-cell table:style-name="ce2" office:value-type="float" office:value="5037.7089" calcext:value-type="float">
            <text:p>5037.7089</text:p>
          </table:table-cell>
          <table:table-cell table:style-name="ce2" office:value-type="float" office:value="5169.8376" calcext:value-type="float">
            <text:p>5169.8376</text:p>
          </table:table-cell>
          <table:table-cell table:style-name="ce2" office:value-type="float" office:value="5260.2821" calcext:value-type="float">
            <text:p>5260.2821</text:p>
          </table:table-cell>
          <table:table-cell table:style-name="ce2" office:value-type="float" office:value="5354.271" calcext:value-type="float">
            <text:p>5354.27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acebo</text:p>
          </table:table-cell>
          <table:table-cell table:style-name="ce2" office:value-type="float" office:value="9339.3235" calcext:value-type="float">
            <text:p>9339.3235</text:p>
          </table:table-cell>
          <table:table-cell table:style-name="ce2" office:value-type="float" office:value="9456.7152" calcext:value-type="float">
            <text:p>9456.7152</text:p>
          </table:table-cell>
          <table:table-cell table:style-name="ce2" office:value-type="float" office:value="9529.7413" calcext:value-type="float">
            <text:p>9529.7413</text:p>
          </table:table-cell>
          <table:table-cell table:style-name="ce2" office:value-type="float" office:value="9840.7714" calcext:value-type="float">
            <text:p>9840.7714</text:p>
          </table:table-cell>
          <table:table-cell table:style-name="ce2" office:value-type="float" office:value="12159.7752" calcext:value-type="float">
            <text:p>12159.7752</text:p>
          </table:table-cell>
          <table:table-cell table:style-name="ce2" office:value-type="float" office:value="15690.2294" calcext:value-type="float">
            <text:p>15690.2294</text:p>
          </table:table-cell>
          <table:table-cell table:style-name="ce2" office:value-type="float" office:value="18095.9732" calcext:value-type="float">
            <text:p>18095.9732</text:p>
          </table:table-cell>
          <table:table-cell table:style-name="ce2" office:value-type="float" office:value="19711.9211" calcext:value-type="float">
            <text:p>19711.9211</text:p>
          </table:table-cell>
          <table:table-cell table:style-name="ce2" office:value-type="float" office:value="20985.4826" calcext:value-type="float">
            <text:p>20985.4826</text:p>
          </table:table-cell>
          <table:table-cell table:style-name="ce2" office:value-type="float" office:value="22191.322" calcext:value-type="float">
            <text:p>22191.322</text:p>
          </table:table-cell>
          <table:table-cell table:style-name="ce2" office:value-type="float" office:value="24074.7683" calcext:value-type="float">
            <text:p>24074.7683</text:p>
          </table:table-cell>
          <table:table-cell table:style-name="ce2" office:value-type="float" office:value="25761.2408" calcext:value-type="float">
            <text:p>25761.2408</text:p>
          </table:table-cell>
          <table:table-cell table:style-name="ce2" office:value-type="float" office:value="26978.9676" calcext:value-type="float">
            <text:p>26978.9676</text:p>
          </table:table-cell>
          <table:table-cell table:style-name="ce2" office:value-type="float" office:value="28413.6394" calcext:value-type="float">
            <text:p>28413.6394</text:p>
          </table:table-cell>
          <table:table-cell table:style-name="ce2" office:value-type="float" office:value="29530.304" calcext:value-type="float">
            <text:p>29530.304</text:p>
          </table:table-cell>
          <table:table-cell table:style-name="ce2" office:value-type="float" office:value="30217.0728" calcext:value-type="float">
            <text:p>30217.0728</text:p>
          </table:table-cell>
          <table:table-cell table:style-name="ce2" office:value-type="float" office:value="30819.8726" calcext:value-type="float">
            <text:p>30819.8726</text:p>
          </table:table-cell>
          <table:table-cell table:style-name="ce2" office:value-type="float" office:value="31174.8609" calcext:value-type="float">
            <text:p>31174.8609</text:p>
          </table:table-cell>
          <table:table-cell table:style-name="ce2" office:value-type="float" office:value="31384.7986" calcext:value-type="float">
            <text:p>31384.7986</text:p>
          </table:table-cell>
          <table:table-cell table:style-name="ce2" office:value-type="float" office:value="31464.8321" calcext:value-type="float">
            <text:p>31464.8321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pwr ratio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ultrafast</text:p>
          </table:table-cell>
          <table:table-cell table:style-name="ce2" table:formula="of:=[.B28]/[.B40]" office:value-type="float" office:value="0.0000366012770035447" calcext:value-type="float">
            <text:p>3.66012770035447E-05</text:p>
          </table:table-cell>
          <table:table-cell table:style-name="ce2" table:formula="of:=[.C28]/[.C40]" office:value-type="float" office:value="0.0000487881686619185" calcext:value-type="float">
            <text:p>4.87881686619185E-05</text:p>
          </table:table-cell>
          <table:table-cell table:style-name="ce2" table:formula="of:=[.D28]/[.D40]" office:value-type="float" office:value="0.000344270944067783" calcext:value-type="float">
            <text:p>0.0003442709</text:p>
          </table:table-cell>
          <table:table-cell table:style-name="ce2" table:formula="of:=[.E28]/[.E40]" office:value-type="float" office:value="0.0209809600347743" calcext:value-type="float">
            <text:p>0.02098096</text:p>
          </table:table-cell>
          <table:table-cell table:style-name="ce2" table:formula="of:=[.F28]/[.F40]" office:value-type="float" office:value="0.120616951890094" calcext:value-type="float">
            <text:p>0.1206169519</text:p>
          </table:table-cell>
          <table:table-cell table:style-name="ce2" table:formula="of:=[.G28]/[.G40]" office:value-type="float" office:value="0.300900490861814" calcext:value-type="float">
            <text:p>0.3009004909</text:p>
          </table:table-cell>
          <table:table-cell table:style-name="ce2" table:formula="of:=[.H28]/[.H40]" office:value-type="float" office:value="0.510837026630138" calcext:value-type="float">
            <text:p>0.5108370266</text:p>
          </table:table-cell>
          <table:table-cell table:style-name="ce2" table:formula="of:=[.I28]/[.I40]" office:value-type="float" office:value="0.672330779037991" calcext:value-type="float">
            <text:p>0.672330779</text:p>
          </table:table-cell>
          <table:table-cell table:style-name="ce2" table:formula="of:=[.J28]/[.J40]" office:value-type="float" office:value="0.758946644715423" calcext:value-type="float">
            <text:p>0.7589466447</text:p>
          </table:table-cell>
          <table:table-cell table:style-name="ce2" table:formula="of:=[.K28]/[.K40]" office:value-type="float" office:value="0.826330630855204" calcext:value-type="float">
            <text:p>0.8263306309</text:p>
          </table:table-cell>
          <table:table-cell table:style-name="ce2" table:formula="of:=[.L28]/[.L40]" office:value-type="float" office:value="0.906516384567835" calcext:value-type="float">
            <text:p>0.9065163846</text:p>
          </table:table-cell>
          <table:table-cell table:style-name="ce2" table:formula="of:=[.M28]/[.M40]" office:value-type="float" office:value="0.955130808165111" calcext:value-type="float">
            <text:p>0.9551308082</text:p>
          </table:table-cell>
          <table:table-cell table:style-name="ce2" table:formula="of:=[.N28]/[.N40]" office:value-type="float" office:value="0.985263168217151" calcext:value-type="float">
            <text:p>0.9852631682</text:p>
          </table:table-cell>
          <table:table-cell table:style-name="ce2" table:formula="of:=[.O28]/[.O40]" office:value-type="float" office:value="1.00682162569317" calcext:value-type="float">
            <text:p>1.0068216257</text:p>
          </table:table-cell>
          <table:table-cell table:style-name="ce2" table:formula="of:=[.P28]/[.P40]" office:value-type="float" office:value="1.0314402254293" calcext:value-type="float">
            <text:p>1.0314402254</text:p>
          </table:table-cell>
          <table:table-cell table:style-name="ce2" table:formula="of:=[.Q28]/[.Q40]" office:value-type="float" office:value="1.04434904966405" calcext:value-type="float">
            <text:p>1.0443490497</text:p>
          </table:table-cell>
          <table:table-cell table:style-name="ce2" table:formula="of:=[.R28]/[.R40]" office:value-type="float" office:value="1.06027976067885" calcext:value-type="float">
            <text:p>1.0602797607</text:p>
          </table:table-cell>
          <table:table-cell table:style-name="ce2" table:formula="of:=[.S28]/[.S40]" office:value-type="float" office:value="1.06768891613056" calcext:value-type="float">
            <text:p>1.0676889161</text:p>
          </table:table-cell>
          <table:table-cell table:style-name="ce2" table:formula="of:=[.T28]/[.T40]" office:value-type="float" office:value="1.08727795560278" calcext:value-type="float">
            <text:p>1.0872779556</text:p>
          </table:table-cell>
          <table:table-cell table:style-name="ce2" table:formula="of:=[.U28]/[.U40]" office:value-type="float" office:value="1.08853097923101" calcext:value-type="float">
            <text:p>1.088530979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uperfast</text:p>
          </table:table-cell>
          <table:table-cell table:style-name="ce2" table:formula="of:=[.B29]/[.B41]" office:value-type="float" office:value="0.0000802993751651593" calcext:value-type="float">
            <text:p>8.02993751651593E-05</text:p>
          </table:table-cell>
          <table:table-cell table:style-name="ce2" table:formula="of:=[.C29]/[.C41]" office:value-type="float" office:value="0.000153617914773659" calcext:value-type="float">
            <text:p>0.0001536179</text:p>
          </table:table-cell>
          <table:table-cell table:style-name="ce2" table:formula="of:=[.D29]/[.D41]" office:value-type="float" office:value="0.0281162561667035" calcext:value-type="float">
            <text:p>0.0281162562</text:p>
          </table:table-cell>
          <table:table-cell table:style-name="ce2" table:formula="of:=[.E29]/[.E41]" office:value-type="float" office:value="0.1476634271729" calcext:value-type="float">
            <text:p>0.1476634272</text:p>
          </table:table-cell>
          <table:table-cell table:style-name="ce2" table:formula="of:=[.F29]/[.F41]" office:value-type="float" office:value="0.236994802185748" calcext:value-type="float">
            <text:p>0.2369948022</text:p>
          </table:table-cell>
          <table:table-cell table:style-name="ce2" table:formula="of:=[.G29]/[.G41]" office:value-type="float" office:value="0.294691240537383" calcext:value-type="float">
            <text:p>0.2946912405</text:p>
          </table:table-cell>
          <table:table-cell table:style-name="ce2" table:formula="of:=[.H29]/[.H41]" office:value-type="float" office:value="0.335478166316973" calcext:value-type="float">
            <text:p>0.3354781663</text:p>
          </table:table-cell>
          <table:table-cell table:style-name="ce2" table:formula="of:=[.I29]/[.I41]" office:value-type="float" office:value="0.36073169370788" calcext:value-type="float">
            <text:p>0.3607316937</text:p>
          </table:table-cell>
          <table:table-cell table:style-name="ce2" table:formula="of:=[.J29]/[.J41]" office:value-type="float" office:value="0.378282813186164" calcext:value-type="float">
            <text:p>0.3782828132</text:p>
          </table:table-cell>
          <table:table-cell table:style-name="ce2" table:formula="of:=[.K29]/[.K41]" office:value-type="float" office:value="0.392212550048746" calcext:value-type="float">
            <text:p>0.39221255</text:p>
          </table:table-cell>
          <table:table-cell table:style-name="ce2" table:formula="of:=[.L29]/[.L41]" office:value-type="float" office:value="0.407731992072027" calcext:value-type="float">
            <text:p>0.4077319921</text:p>
          </table:table-cell>
          <table:table-cell table:style-name="ce2" table:formula="of:=[.M29]/[.M41]" office:value-type="float" office:value="0.417747604642891" calcext:value-type="float">
            <text:p>0.4177476046</text:p>
          </table:table-cell>
          <table:table-cell table:style-name="ce2" table:formula="of:=[.N29]/[.N41]" office:value-type="float" office:value="0.424502553254995" calcext:value-type="float">
            <text:p>0.4245025533</text:p>
          </table:table-cell>
          <table:table-cell table:style-name="ce2" table:formula="of:=[.O29]/[.O41]" office:value-type="float" office:value="0.42857589483617" calcext:value-type="float">
            <text:p>0.4285758948</text:p>
          </table:table-cell>
          <table:table-cell table:style-name="ce2" table:formula="of:=[.P29]/[.P41]" office:value-type="float" office:value="0.432207139280465" calcext:value-type="float">
            <text:p>0.4322071393</text:p>
          </table:table-cell>
          <table:table-cell table:style-name="ce2" table:formula="of:=[.Q29]/[.Q41]" office:value-type="float" office:value="0.434078205609445" calcext:value-type="float">
            <text:p>0.4340782056</text:p>
          </table:table-cell>
          <table:table-cell table:style-name="ce2" table:formula="of:=[.R29]/[.R41]" office:value-type="float" office:value="0.433279569434869" calcext:value-type="float">
            <text:p>0.4332795694</text:p>
          </table:table-cell>
          <table:table-cell table:style-name="ce2" table:formula="of:=[.S29]/[.S41]" office:value-type="float" office:value="0.43119557664091" calcext:value-type="float">
            <text:p>0.4311955766</text:p>
          </table:table-cell>
          <table:table-cell table:style-name="ce2" table:formula="of:=[.T29]/[.T41]" office:value-type="float" office:value="0.431052743569223" calcext:value-type="float">
            <text:p>0.4310527436</text:p>
          </table:table-cell>
          <table:table-cell table:style-name="ce2" table:formula="of:=[.U29]/[.U41]" office:value-type="float" office:value="0.430368566628581" calcext:value-type="float">
            <text:p>0.430368566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fast</text:p>
          </table:table-cell>
          <table:table-cell table:style-name="ce2" table:formula="of:=[.B30]/[.B42]" office:value-type="float" office:value="0.000145874713806639" calcext:value-type="float">
            <text:p>0.0001458747</text:p>
          </table:table-cell>
          <table:table-cell table:style-name="ce2" table:formula="of:=[.C30]/[.C42]" office:value-type="float" office:value="0.000431886100025431" calcext:value-type="float">
            <text:p>0.0004318861</text:p>
          </table:table-cell>
          <table:table-cell table:style-name="ce2" table:formula="of:=[.D30]/[.D42]" office:value-type="float" office:value="0.0264282577055901" calcext:value-type="float">
            <text:p>0.0264282577</text:p>
          </table:table-cell>
          <table:table-cell table:style-name="ce2" table:formula="of:=[.E30]/[.E42]" office:value-type="float" office:value="0.110978218073182" calcext:value-type="float">
            <text:p>0.1109782181</text:p>
          </table:table-cell>
          <table:table-cell table:style-name="ce2" table:formula="of:=[.F30]/[.F42]" office:value-type="float" office:value="0.166980469351869" calcext:value-type="float">
            <text:p>0.1669804694</text:p>
          </table:table-cell>
          <table:table-cell table:style-name="ce2" table:formula="of:=[.G30]/[.G42]" office:value-type="float" office:value="0.204155558978385" calcext:value-type="float">
            <text:p>0.204155559</text:p>
          </table:table-cell>
          <table:table-cell table:style-name="ce2" table:formula="of:=[.H30]/[.H42]" office:value-type="float" office:value="0.230792245996415" calcext:value-type="float">
            <text:p>0.230792246</text:p>
          </table:table-cell>
          <table:table-cell table:style-name="ce2" table:formula="of:=[.I30]/[.I42]" office:value-type="float" office:value="0.248394885945787" calcext:value-type="float">
            <text:p>0.2483948859</text:p>
          </table:table-cell>
          <table:table-cell table:style-name="ce2" table:formula="of:=[.J30]/[.J42]" office:value-type="float" office:value="0.259290134354573" calcext:value-type="float">
            <text:p>0.2592901344</text:p>
          </table:table-cell>
          <table:table-cell table:style-name="ce2" table:formula="of:=[.K30]/[.K42]" office:value-type="float" office:value="0.268283603129566" calcext:value-type="float">
            <text:p>0.2682836031</text:p>
          </table:table-cell>
          <table:table-cell table:style-name="ce2" table:formula="of:=[.L30]/[.L42]" office:value-type="float" office:value="0.278068656990569" calcext:value-type="float">
            <text:p>0.278068657</text:p>
          </table:table-cell>
          <table:table-cell table:style-name="ce2" table:formula="of:=[.M30]/[.M42]" office:value-type="float" office:value="0.28127780771498" calcext:value-type="float">
            <text:p>0.2812778077</text:p>
          </table:table-cell>
          <table:table-cell table:style-name="ce2" table:formula="of:=[.N30]/[.N42]" office:value-type="float" office:value="0.284537229275846" calcext:value-type="float">
            <text:p>0.2845372293</text:p>
          </table:table-cell>
          <table:table-cell table:style-name="ce2" table:formula="of:=[.O30]/[.O42]" office:value-type="float" office:value="0.272387220775738" calcext:value-type="float">
            <text:p>0.2723872208</text:p>
          </table:table-cell>
          <table:table-cell table:style-name="ce2" table:formula="of:=[.P30]/[.P42]" office:value-type="float" office:value="0.271033720102767" calcext:value-type="float">
            <text:p>0.2710337201</text:p>
          </table:table-cell>
          <table:table-cell table:style-name="ce2" table:formula="of:=[.Q30]/[.Q42]" office:value-type="float" office:value="0.269639261500954" calcext:value-type="float">
            <text:p>0.2696392615</text:p>
          </table:table-cell>
          <table:table-cell table:style-name="ce2" table:formula="of:=[.R30]/[.R42]" office:value-type="float" office:value="0.270056713513278" calcext:value-type="float">
            <text:p>0.2700567135</text:p>
          </table:table-cell>
          <table:table-cell table:style-name="ce2" table:formula="of:=[.S30]/[.S42]" office:value-type="float" office:value="0.268290864608084" calcext:value-type="float">
            <text:p>0.2682908646</text:p>
          </table:table-cell>
          <table:table-cell table:style-name="ce2" table:formula="of:=[.T30]/[.T42]" office:value-type="float" office:value="0.26645471969741" calcext:value-type="float">
            <text:p>0.2664547197</text:p>
          </table:table-cell>
          <table:table-cell table:style-name="ce2" table:formula="of:=[.U30]/[.U42]" office:value-type="float" office:value="0.263152454906956" calcext:value-type="float">
            <text:p>0.263152454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er</text:p>
          </table:table-cell>
          <table:table-cell table:style-name="ce2" table:formula="of:=[.B31]/[.B43]" office:value-type="float" office:value="0" calcext:value-type="float">
            <text:p>0</text:p>
          </table:table-cell>
          <table:table-cell table:style-name="ce2" table:formula="of:=[.C31]/[.C43]" office:value-type="float" office:value="0.00064699334078985" calcext:value-type="float">
            <text:p>0.0006469933</text:p>
          </table:table-cell>
          <table:table-cell table:style-name="ce2" table:formula="of:=[.D31]/[.D43]" office:value-type="float" office:value="0.0278407937162834" calcext:value-type="float">
            <text:p>0.0278407937</text:p>
          </table:table-cell>
          <table:table-cell table:style-name="ce2" table:formula="of:=[.E31]/[.E43]" office:value-type="float" office:value="0.0819565242804849" calcext:value-type="float">
            <text:p>0.0819565243</text:p>
          </table:table-cell>
          <table:table-cell table:style-name="ce2" table:formula="of:=[.F31]/[.F43]" office:value-type="float" office:value="0.112686246156802" calcext:value-type="float">
            <text:p>0.1126862462</text:p>
          </table:table-cell>
          <table:table-cell table:style-name="ce2" table:formula="of:=[.G31]/[.G43]" office:value-type="float" office:value="0.133381098125533" calcext:value-type="float">
            <text:p>0.1333810981</text:p>
          </table:table-cell>
          <table:table-cell table:style-name="ce2" table:formula="of:=[.H31]/[.H43]" office:value-type="float" office:value="0.147827550343877" calcext:value-type="float">
            <text:p>0.1478275503</text:p>
          </table:table-cell>
          <table:table-cell table:style-name="ce2" table:formula="of:=[.I31]/[.I43]" office:value-type="float" office:value="0.158469882956823" calcext:value-type="float">
            <text:p>0.158469883</text:p>
          </table:table-cell>
          <table:table-cell table:style-name="ce2" table:formula="of:=[.J31]/[.J43]" office:value-type="float" office:value="0.165771006844964" calcext:value-type="float">
            <text:p>0.1657710068</text:p>
          </table:table-cell>
          <table:table-cell table:style-name="ce2" table:formula="of:=[.K31]/[.K43]" office:value-type="float" office:value="0.170564933156304" calcext:value-type="float">
            <text:p>0.1705649332</text:p>
          </table:table-cell>
          <table:table-cell table:style-name="ce2" table:formula="of:=[.L31]/[.L43]" office:value-type="float" office:value="0.176191189539328" calcext:value-type="float">
            <text:p>0.1761911895</text:p>
          </table:table-cell>
          <table:table-cell table:style-name="ce2" table:formula="of:=[.M31]/[.M43]" office:value-type="float" office:value="0.177885685605367" calcext:value-type="float">
            <text:p>0.1778856856</text:p>
          </table:table-cell>
          <table:table-cell table:style-name="ce2" table:formula="of:=[.N31]/[.N43]" office:value-type="float" office:value="0.178975747497053" calcext:value-type="float">
            <text:p>0.1789757475</text:p>
          </table:table-cell>
          <table:table-cell table:style-name="ce2" table:formula="of:=[.O31]/[.O43]" office:value-type="float" office:value="0.17911705587077" calcext:value-type="float">
            <text:p>0.1791170559</text:p>
          </table:table-cell>
          <table:table-cell table:style-name="ce2" table:formula="of:=[.P31]/[.P43]" office:value-type="float" office:value="0.177858409290653" calcext:value-type="float">
            <text:p>0.1778584093</text:p>
          </table:table-cell>
          <table:table-cell table:style-name="ce2" table:formula="of:=[.Q31]/[.Q43]" office:value-type="float" office:value="0.176832204901281" calcext:value-type="float">
            <text:p>0.1768322049</text:p>
          </table:table-cell>
          <table:table-cell table:style-name="ce2" table:formula="of:=[.R31]/[.R43]" office:value-type="float" office:value="0.171204189606553" calcext:value-type="float">
            <text:p>0.1712041896</text:p>
          </table:table-cell>
          <table:table-cell table:style-name="ce2" table:formula="of:=[.S31]/[.S43]" office:value-type="float" office:value="0.171019981349516" calcext:value-type="float">
            <text:p>0.1710199813</text:p>
          </table:table-cell>
          <table:table-cell table:style-name="ce2" table:formula="of:=[.T31]/[.T43]" office:value-type="float" office:value="0.170407713711916" calcext:value-type="float">
            <text:p>0.1704077137</text:p>
          </table:table-cell>
          <table:table-cell table:style-name="ce2" table:formula="of:=[.U31]/[.U43]" office:value-type="float" office:value="0.16461799635642" calcext:value-type="float">
            <text:p>0.164617996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</text:p>
          </table:table-cell>
          <table:table-cell table:style-name="ce2" table:formula="of:=[.B32]/[.B44]" office:value-type="float" office:value="0" calcext:value-type="float">
            <text:p>0</text:p>
          </table:table-cell>
          <table:table-cell table:style-name="ce2" table:formula="of:=[.C32]/[.C44]" office:value-type="float" office:value="0.00304034670497362" calcext:value-type="float">
            <text:p>0.0030403467</text:p>
          </table:table-cell>
          <table:table-cell table:style-name="ce2" table:formula="of:=[.D32]/[.D44]" office:value-type="float" office:value="0.0492014305952617" calcext:value-type="float">
            <text:p>0.0492014306</text:p>
          </table:table-cell>
          <table:table-cell table:style-name="ce2" table:formula="of:=[.E32]/[.E44]" office:value-type="float" office:value="0.087623989208877" calcext:value-type="float">
            <text:p>0.0876239892</text:p>
          </table:table-cell>
          <table:table-cell table:style-name="ce2" table:formula="of:=[.F32]/[.F44]" office:value-type="float" office:value="0.112746086677618" calcext:value-type="float">
            <text:p>0.1127460867</text:p>
          </table:table-cell>
          <table:table-cell table:style-name="ce2" table:formula="of:=[.G32]/[.G44]" office:value-type="float" office:value="0.130789359505645" calcext:value-type="float">
            <text:p>0.1307893595</text:p>
          </table:table-cell>
          <table:table-cell table:style-name="ce2" table:formula="of:=[.H32]/[.H44]" office:value-type="float" office:value="0.142305588373335" calcext:value-type="float">
            <text:p>0.1423055884</text:p>
          </table:table-cell>
          <table:table-cell table:style-name="ce2" table:formula="of:=[.I32]/[.I44]" office:value-type="float" office:value="0.145922958180967" calcext:value-type="float">
            <text:p>0.1459229582</text:p>
          </table:table-cell>
          <table:table-cell table:style-name="ce2" table:formula="of:=[.J32]/[.J44]" office:value-type="float" office:value="0.151136656663376" calcext:value-type="float">
            <text:p>0.1511366567</text:p>
          </table:table-cell>
          <table:table-cell table:style-name="ce2" table:formula="of:=[.K32]/[.K44]" office:value-type="float" office:value="0.154168091194741" calcext:value-type="float">
            <text:p>0.1541680912</text:p>
          </table:table-cell>
          <table:table-cell table:style-name="ce2" table:formula="of:=[.L32]/[.L44]" office:value-type="float" office:value="0.157514903075989" calcext:value-type="float">
            <text:p>0.1575149031</text:p>
          </table:table-cell>
          <table:table-cell table:style-name="ce2" table:formula="of:=[.M32]/[.M44]" office:value-type="float" office:value="0.155344085914149" calcext:value-type="float">
            <text:p>0.1553440859</text:p>
          </table:table-cell>
          <table:table-cell table:style-name="ce2" table:formula="of:=[.N32]/[.N44]" office:value-type="float" office:value="0.15198332770838" calcext:value-type="float">
            <text:p>0.1519833277</text:p>
          </table:table-cell>
          <table:table-cell table:style-name="ce2" table:formula="of:=[.O32]/[.O44]" office:value-type="float" office:value="0.147987513200228" calcext:value-type="float">
            <text:p>0.1479875132</text:p>
          </table:table-cell>
          <table:table-cell table:style-name="ce2" table:formula="of:=[.P32]/[.P44]" office:value-type="float" office:value="0.143884083555604" calcext:value-type="float">
            <text:p>0.1438840836</text:p>
          </table:table-cell>
          <table:table-cell table:style-name="ce2" table:formula="of:=[.Q32]/[.Q44]" office:value-type="float" office:value="0.140319774886514" calcext:value-type="float">
            <text:p>0.1403197749</text:p>
          </table:table-cell>
          <table:table-cell table:style-name="ce2" table:formula="of:=[.R32]/[.R44]" office:value-type="float" office:value="0.136508977664193" calcext:value-type="float">
            <text:p>0.1365089777</text:p>
          </table:table-cell>
          <table:table-cell table:style-name="ce2" table:formula="of:=[.S32]/[.S44]" office:value-type="float" office:value="0.136078744281363" calcext:value-type="float">
            <text:p>0.1360787443</text:p>
          </table:table-cell>
          <table:table-cell table:style-name="ce2" table:formula="of:=[.T32]/[.T44]" office:value-type="float" office:value="0.132484595244904" calcext:value-type="float">
            <text:p>0.1324845952</text:p>
          </table:table-cell>
          <table:table-cell table:style-name="ce2" table:formula="of:=[.U32]/[.U44]" office:value-type="float" office:value="0.128358253952257" calcext:value-type="float">
            <text:p>0.12835825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edium</text:p>
          </table:table-cell>
          <table:table-cell table:style-name="ce2" table:formula="of:=[.B33]/[.B45]" office:value-type="float" office:value="0" calcext:value-type="float">
            <text:p>0</text:p>
          </table:table-cell>
          <table:table-cell table:style-name="ce2" table:formula="of:=[.C33]/[.C45]" office:value-type="float" office:value="0.00106693315632094" calcext:value-type="float">
            <text:p>0.0010669332</text:p>
          </table:table-cell>
          <table:table-cell table:style-name="ce2" table:formula="of:=[.D33]/[.D45]" office:value-type="float" office:value="0.0247377081273636" calcext:value-type="float">
            <text:p>0.0247377081</text:p>
          </table:table-cell>
          <table:table-cell table:style-name="ce2" table:formula="of:=[.E33]/[.E45]" office:value-type="float" office:value="0.0602933420822224" calcext:value-type="float">
            <text:p>0.0602933421</text:p>
          </table:table-cell>
          <table:table-cell table:style-name="ce2" table:formula="of:=[.F33]/[.F45]" office:value-type="float" office:value="0.0860564488151842" calcext:value-type="float">
            <text:p>0.0860564488</text:p>
          </table:table-cell>
          <table:table-cell table:style-name="ce2" table:formula="of:=[.G33]/[.G45]" office:value-type="float" office:value="0.103295220586957" calcext:value-type="float">
            <text:p>0.1032952206</text:p>
          </table:table-cell>
          <table:table-cell table:style-name="ce2" table:formula="of:=[.H33]/[.H45]" office:value-type="float" office:value="0.114786606315101" calcext:value-type="float">
            <text:p>0.1147866063</text:p>
          </table:table-cell>
          <table:table-cell table:style-name="ce2" table:formula="of:=[.I33]/[.I45]" office:value-type="float" office:value="0.12184118233101" calcext:value-type="float">
            <text:p>0.1218411823</text:p>
          </table:table-cell>
          <table:table-cell table:style-name="ce2" table:formula="of:=[.J33]/[.J45]" office:value-type="float" office:value="0.125456492978032" calcext:value-type="float">
            <text:p>0.125456493</text:p>
          </table:table-cell>
          <table:table-cell table:style-name="ce2" table:formula="of:=[.K33]/[.K45]" office:value-type="float" office:value="0.127282866904875" calcext:value-type="float">
            <text:p>0.1272828669</text:p>
          </table:table-cell>
          <table:table-cell table:style-name="ce2" table:formula="of:=[.L33]/[.L45]" office:value-type="float" office:value="0.129539810310077" calcext:value-type="float">
            <text:p>0.1295398103</text:p>
          </table:table-cell>
          <table:table-cell table:style-name="ce2" table:formula="of:=[.M33]/[.M45]" office:value-type="float" office:value="0.126507959902643" calcext:value-type="float">
            <text:p>0.1265079599</text:p>
          </table:table-cell>
          <table:table-cell table:style-name="ce2" table:formula="of:=[.N33]/[.N45]" office:value-type="float" office:value="0.121525616856511" calcext:value-type="float">
            <text:p>0.1215256169</text:p>
          </table:table-cell>
          <table:table-cell table:style-name="ce2" table:formula="of:=[.O33]/[.O45]" office:value-type="float" office:value="0.116597739493187" calcext:value-type="float">
            <text:p>0.1165977395</text:p>
          </table:table-cell>
          <table:table-cell table:style-name="ce2" table:formula="of:=[.P33]/[.P45]" office:value-type="float" office:value="0.114760264098333" calcext:value-type="float">
            <text:p>0.1147602641</text:p>
          </table:table-cell>
          <table:table-cell table:style-name="ce2" table:formula="of:=[.Q33]/[.Q45]" office:value-type="float" office:value="0.110015828942632" calcext:value-type="float">
            <text:p>0.1100158289</text:p>
          </table:table-cell>
          <table:table-cell table:style-name="ce2" table:formula="of:=[.R33]/[.R45]" office:value-type="float" office:value="0.107352467345157" calcext:value-type="float">
            <text:p>0.1073524673</text:p>
          </table:table-cell>
          <table:table-cell table:style-name="ce2" table:formula="of:=[.S33]/[.S45]" office:value-type="float" office:value="0.105080793616425" calcext:value-type="float">
            <text:p>0.1050807936</text:p>
          </table:table-cell>
          <table:table-cell table:style-name="ce2" table:formula="of:=[.T33]/[.T45]" office:value-type="float" office:value="0.102680439911059" calcext:value-type="float">
            <text:p>0.1026804399</text:p>
          </table:table-cell>
          <table:table-cell table:style-name="ce2" table:formula="of:=[.U33]/[.U45]" office:value-type="float" office:value="0.102135620219355" calcext:value-type="float">
            <text:p>0.102135620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</text:p>
          </table:table-cell>
          <table:table-cell table:style-name="ce2" table:formula="of:=[.B34]/[.B46]" office:value-type="float" office:value="0" calcext:value-type="float">
            <text:p>0</text:p>
          </table:table-cell>
          <table:table-cell table:style-name="ce2" table:formula="of:=[.C34]/[.C46]" office:value-type="float" office:value="0.000696295114756096" calcext:value-type="float">
            <text:p>0.0006962951</text:p>
          </table:table-cell>
          <table:table-cell table:style-name="ce2" table:formula="of:=[.D34]/[.D46]" office:value-type="float" office:value="0.016619781158538" calcext:value-type="float">
            <text:p>0.0166197812</text:p>
          </table:table-cell>
          <table:table-cell table:style-name="ce2" table:formula="of:=[.E34]/[.E46]" office:value-type="float" office:value="0.0474110357004892" calcext:value-type="float">
            <text:p>0.0474110357</text:p>
          </table:table-cell>
          <table:table-cell table:style-name="ce2" table:formula="of:=[.F34]/[.F46]" office:value-type="float" office:value="0.0674592294186" calcext:value-type="float">
            <text:p>0.0674592294</text:p>
          </table:table-cell>
          <table:table-cell table:style-name="ce2" table:formula="of:=[.G34]/[.G46]" office:value-type="float" office:value="0.083512937597326" calcext:value-type="float">
            <text:p>0.0835129376</text:p>
          </table:table-cell>
          <table:table-cell table:style-name="ce2" table:formula="of:=[.H34]/[.H46]" office:value-type="float" office:value="0.0917847967185591" calcext:value-type="float">
            <text:p>0.0917847967</text:p>
          </table:table-cell>
          <table:table-cell table:style-name="ce2" table:formula="of:=[.I34]/[.I46]" office:value-type="float" office:value="0.0938886725595293" calcext:value-type="float">
            <text:p>0.0938886726</text:p>
          </table:table-cell>
          <table:table-cell table:style-name="ce2" table:formula="of:=[.J34]/[.J46]" office:value-type="float" office:value="0.0942026850060429" calcext:value-type="float">
            <text:p>0.094202685</text:p>
          </table:table-cell>
          <table:table-cell table:style-name="ce2" table:formula="of:=[.K34]/[.K46]" office:value-type="float" office:value="0.0936853803573727" calcext:value-type="float">
            <text:p>0.0936853804</text:p>
          </table:table-cell>
          <table:table-cell table:style-name="ce2" table:formula="of:=[.L34]/[.L46]" office:value-type="float" office:value="0.0879377787336767" calcext:value-type="float">
            <text:p>0.0879377787</text:p>
          </table:table-cell>
          <table:table-cell table:style-name="ce2" table:formula="of:=[.M34]/[.M46]" office:value-type="float" office:value="0.082267242731368" calcext:value-type="float">
            <text:p>0.0822672427</text:p>
          </table:table-cell>
          <table:table-cell table:style-name="ce2" table:formula="of:=[.N34]/[.N46]" office:value-type="float" office:value="0.0762460859905597" calcext:value-type="float">
            <text:p>0.076246086</text:p>
          </table:table-cell>
          <table:table-cell table:style-name="ce2" table:formula="of:=[.O34]/[.O46]" office:value-type="float" office:value="0.0714603396762138" calcext:value-type="float">
            <text:p>0.0714603397</text:p>
          </table:table-cell>
          <table:table-cell table:style-name="ce2" table:formula="of:=[.P34]/[.P46]" office:value-type="float" office:value="0.0676873784733645" calcext:value-type="float">
            <text:p>0.0676873785</text:p>
          </table:table-cell>
          <table:table-cell table:style-name="ce2" table:formula="of:=[.Q34]/[.Q46]" office:value-type="float" office:value="0.0644764697086678" calcext:value-type="float">
            <text:p>0.0644764697</text:p>
          </table:table-cell>
          <table:table-cell table:style-name="ce2" table:formula="of:=[.R34]/[.R46]" office:value-type="float" office:value="0.0619907694191117" calcext:value-type="float">
            <text:p>0.0619907694</text:p>
          </table:table-cell>
          <table:table-cell table:style-name="ce2" table:formula="of:=[.S34]/[.S46]" office:value-type="float" office:value="0.0598617747336343" calcext:value-type="float">
            <text:p>0.0598617747</text:p>
          </table:table-cell>
          <table:table-cell table:style-name="ce2" table:formula="of:=[.T34]/[.T46]" office:value-type="float" office:value="0.0579163451894709" calcext:value-type="float">
            <text:p>0.0579163452</text:p>
          </table:table-cell>
          <table:table-cell table:style-name="ce2" table:formula="of:=[.U34]/[.U46]" office:value-type="float" office:value="0.0566521905477364" calcext:value-type="float">
            <text:p>0.056652190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er</text:p>
          </table:table-cell>
          <table:table-cell table:style-name="ce2" table:formula="of:=[.B35]/[.B47]" office:value-type="float" office:value="0" calcext:value-type="float">
            <text:p>0</text:p>
          </table:table-cell>
          <table:table-cell table:style-name="ce2" table:formula="of:=[.C35]/[.C47]" office:value-type="float" office:value="0.000199673007975595" calcext:value-type="float">
            <text:p>0.000199673</text:p>
          </table:table-cell>
          <table:table-cell table:style-name="ce2" table:formula="of:=[.D35]/[.D47]" office:value-type="float" office:value="0.00814449225427873" calcext:value-type="float">
            <text:p>0.0081444923</text:p>
          </table:table-cell>
          <table:table-cell table:style-name="ce2" table:formula="of:=[.E35]/[.E47]" office:value-type="float" office:value="0.021941317468992" calcext:value-type="float">
            <text:p>0.0219413175</text:p>
          </table:table-cell>
          <table:table-cell table:style-name="ce2" table:formula="of:=[.F35]/[.F47]" office:value-type="float" office:value="0.0312841599891555" calcext:value-type="float">
            <text:p>0.03128416</text:p>
          </table:table-cell>
          <table:table-cell table:style-name="ce2" table:formula="of:=[.G35]/[.G47]" office:value-type="float" office:value="0.038310295364747" calcext:value-type="float">
            <text:p>0.0383102954</text:p>
          </table:table-cell>
          <table:table-cell table:style-name="ce2" table:formula="of:=[.H35]/[.H47]" office:value-type="float" office:value="0.0433523330043245" calcext:value-type="float">
            <text:p>0.043352333</text:p>
          </table:table-cell>
          <table:table-cell table:style-name="ce2" table:formula="of:=[.I35]/[.I47]" office:value-type="float" office:value="0.0452514688632883" calcext:value-type="float">
            <text:p>0.0452514689</text:p>
          </table:table-cell>
          <table:table-cell table:style-name="ce2" table:formula="of:=[.J35]/[.J47]" office:value-type="float" office:value="0.0461201068958307" calcext:value-type="float">
            <text:p>0.0461201069</text:p>
          </table:table-cell>
          <table:table-cell table:style-name="ce2" table:formula="of:=[.K35]/[.K47]" office:value-type="float" office:value="0.0459988761035007" calcext:value-type="float">
            <text:p>0.0459988761</text:p>
          </table:table-cell>
          <table:table-cell table:style-name="ce2" table:formula="of:=[.L35]/[.L47]" office:value-type="float" office:value="0.04397667578021" calcext:value-type="float">
            <text:p>0.0439766758</text:p>
          </table:table-cell>
          <table:table-cell table:style-name="ce2" table:formula="of:=[.M35]/[.M47]" office:value-type="float" office:value="0.0419055794032889" calcext:value-type="float">
            <text:p>0.0419055794</text:p>
          </table:table-cell>
          <table:table-cell table:style-name="ce2" table:formula="of:=[.N35]/[.N47]" office:value-type="float" office:value="0.0398921898048666" calcext:value-type="float">
            <text:p>0.0398921898</text:p>
          </table:table-cell>
          <table:table-cell table:style-name="ce2" table:formula="of:=[.O35]/[.O47]" office:value-type="float" office:value="0.0383353362017783" calcext:value-type="float">
            <text:p>0.0383353362</text:p>
          </table:table-cell>
          <table:table-cell table:style-name="ce2" table:formula="of:=[.P35]/[.P47]" office:value-type="float" office:value="0.0364479132943966" calcext:value-type="float">
            <text:p>0.0364479133</text:p>
          </table:table-cell>
          <table:table-cell table:style-name="ce2" table:formula="of:=[.Q35]/[.Q47]" office:value-type="float" office:value="0.0352433141522658" calcext:value-type="float">
            <text:p>0.0352433142</text:p>
          </table:table-cell>
          <table:table-cell table:style-name="ce2" table:formula="of:=[.R35]/[.R47]" office:value-type="float" office:value="0.034123206414714" calcext:value-type="float">
            <text:p>0.0341232064</text:p>
          </table:table-cell>
          <table:table-cell table:style-name="ce2" table:formula="of:=[.S35]/[.S47]" office:value-type="float" office:value="0.0330274873435818" calcext:value-type="float">
            <text:p>0.0330274873</text:p>
          </table:table-cell>
          <table:table-cell table:style-name="ce2" table:formula="of:=[.T35]/[.T47]" office:value-type="float" office:value="0.0323208060363016" calcext:value-type="float">
            <text:p>0.032320806</text:p>
          </table:table-cell>
          <table:table-cell table:style-name="ce2" table:formula="of:=[.U35]/[.U47]" office:value-type="float" office:value="0.0313812126050508" calcext:value-type="float">
            <text:p>0.031381212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slow</text:p>
          </table:table-cell>
          <table:table-cell table:style-name="ce2" table:formula="of:=[.B36]/[.B48]" office:value-type="float" office:value="0" calcext:value-type="float">
            <text:p>0</text:p>
          </table:table-cell>
          <table:table-cell table:style-name="ce2" table:formula="of:=[.C36]/[.C48]" office:value-type="float" office:value="0.000277886006374412" calcext:value-type="float">
            <text:p>0.000277886</text:p>
          </table:table-cell>
          <table:table-cell table:style-name="ce2" table:formula="of:=[.D36]/[.D48]" office:value-type="float" office:value="0.00423694316923104" calcext:value-type="float">
            <text:p>0.0042369432</text:p>
          </table:table-cell>
          <table:table-cell table:style-name="ce2" table:formula="of:=[.E36]/[.E48]" office:value-type="float" office:value="0.0105469034880076" calcext:value-type="float">
            <text:p>0.0105469035</text:p>
          </table:table-cell>
          <table:table-cell table:style-name="ce2" table:formula="of:=[.F36]/[.F48]" office:value-type="float" office:value="0.0151653740831683" calcext:value-type="float">
            <text:p>0.0151653741</text:p>
          </table:table-cell>
          <table:table-cell table:style-name="ce2" table:formula="of:=[.G36]/[.G48]" office:value-type="float" office:value="0.018320316691282" calcext:value-type="float">
            <text:p>0.0183203167</text:p>
          </table:table-cell>
          <table:table-cell table:style-name="ce2" table:formula="of:=[.H36]/[.H48]" office:value-type="float" office:value="0.0204092645921916" calcext:value-type="float">
            <text:p>0.0204092646</text:p>
          </table:table-cell>
          <table:table-cell table:style-name="ce2" table:formula="of:=[.I36]/[.I48]" office:value-type="float" office:value="0.021639873816373" calcext:value-type="float">
            <text:p>0.0216398738</text:p>
          </table:table-cell>
          <table:table-cell table:style-name="ce2" table:formula="of:=[.J36]/[.J48]" office:value-type="float" office:value="0.0220126818688818" calcext:value-type="float">
            <text:p>0.0220126819</text:p>
          </table:table-cell>
          <table:table-cell table:style-name="ce2" table:formula="of:=[.K36]/[.K48]" office:value-type="float" office:value="0.0221453569981734" calcext:value-type="float">
            <text:p>0.022145357</text:p>
          </table:table-cell>
          <table:table-cell table:style-name="ce2" table:formula="of:=[.L36]/[.L48]" office:value-type="float" office:value="0.0217853483213818" calcext:value-type="float">
            <text:p>0.0217853483</text:p>
          </table:table-cell>
          <table:table-cell table:style-name="ce2" table:formula="of:=[.M36]/[.M48]" office:value-type="float" office:value="0.0212150384482688" calcext:value-type="float">
            <text:p>0.0212150384</text:p>
          </table:table-cell>
          <table:table-cell table:style-name="ce2" table:formula="of:=[.N36]/[.N48]" office:value-type="float" office:value="0.0204057645565612" calcext:value-type="float">
            <text:p>0.0204057646</text:p>
          </table:table-cell>
          <table:table-cell table:style-name="ce2" table:formula="of:=[.O36]/[.O48]" office:value-type="float" office:value="0.0196766681377217" calcext:value-type="float">
            <text:p>0.0196766681</text:p>
          </table:table-cell>
          <table:table-cell table:style-name="ce2" table:formula="of:=[.P36]/[.P48]" office:value-type="float" office:value="0.0188837176759514" calcext:value-type="float">
            <text:p>0.0188837177</text:p>
          </table:table-cell>
          <table:table-cell table:style-name="ce2" table:formula="of:=[.Q36]/[.Q48]" office:value-type="float" office:value="0.0182494261024382" calcext:value-type="float">
            <text:p>0.0182494261</text:p>
          </table:table-cell>
          <table:table-cell table:style-name="ce2" table:formula="of:=[.R36]/[.R48]" office:value-type="float" office:value="0.0177546219472904" calcext:value-type="float">
            <text:p>0.0177546219</text:p>
          </table:table-cell>
          <table:table-cell table:style-name="ce2" table:formula="of:=[.S36]/[.S48]" office:value-type="float" office:value="0.0172582581704307" calcext:value-type="float">
            <text:p>0.0172582582</text:p>
          </table:table-cell>
          <table:table-cell table:style-name="ce2" table:formula="of:=[.T36]/[.T48]" office:value-type="float" office:value="0.0168842020849034" calcext:value-type="float">
            <text:p>0.0168842021</text:p>
          </table:table-cell>
          <table:table-cell table:style-name="ce2" table:formula="of:=[.U36]/[.U48]" office:value-type="float" office:value="0.0165060315400547" calcext:value-type="float">
            <text:p>0.0165060315</text:p>
          </table:table-cell>
          <table:table-cell table:number-columns-repeated="7"/>
          <table:table-cell table:style-name="Default"/>
          <table:table-cell table:number-columns-repeated="995"/>
        </table:table-row>
        <table:table-row table:style-name="ro2">
          <table:table-cell office:value-type="string" calcext:value-type="string">
            <text:p>placebo</text:p>
          </table:table-cell>
          <table:table-cell table:style-name="ce2" table:formula="of:=[.B37]/[.B49]" office:value-type="float" office:value="0" calcext:value-type="float">
            <text:p>0</text:p>
          </table:table-cell>
          <table:table-cell table:style-name="ce2" table:formula="of:=[.C37]/[.C49]" office:value-type="float" office:value="0.000051314012290441" calcext:value-type="float">
            <text:p>0.000051314</text:p>
          </table:table-cell>
          <table:table-cell table:style-name="ce2" table:formula="of:=[.D37]/[.D49]" office:value-type="float" office:value="0.000310817881278687" calcext:value-type="float">
            <text:p>0.0003108179</text:p>
          </table:table-cell>
          <table:table-cell table:style-name="ce2" table:formula="of:=[.E37]/[.E49]" office:value-type="float" office:value="0.00191789659904101" calcext:value-type="float">
            <text:p>0.0019178966</text:p>
          </table:table-cell>
          <table:table-cell table:style-name="ce2" table:formula="of:=[.F37]/[.F49]" office:value-type="float" office:value="0.00329476831117733" calcext:value-type="float">
            <text:p>0.0032947683</text:p>
          </table:table-cell>
          <table:table-cell table:style-name="ce2" table:formula="of:=[.G37]/[.G49]" office:value-type="float" office:value="0.00357322328250981" calcext:value-type="float">
            <text:p>0.0035732233</text:p>
          </table:table-cell>
          <table:table-cell table:style-name="ce2" table:formula="of:=[.H37]/[.H49]" office:value-type="float" office:value="0.00368539466006725" calcext:value-type="float">
            <text:p>0.0036853947</text:p>
          </table:table-cell>
          <table:table-cell table:style-name="ce2" table:formula="of:=[.I37]/[.I49]" office:value-type="float" office:value="0.00370500544464943" calcext:value-type="float">
            <text:p>0.0037050054</text:p>
          </table:table-cell>
          <table:table-cell table:style-name="ce2" table:formula="of:=[.J37]/[.J49]" office:value-type="float" office:value="0.00367161796889055" calcext:value-type="float">
            <text:p>0.003671618</text:p>
          </table:table-cell>
          <table:table-cell table:style-name="ce2" table:formula="of:=[.K37]/[.K49]" office:value-type="float" office:value="0.00360481241270799" calcext:value-type="float">
            <text:p>0.0036048124</text:p>
          </table:table-cell>
          <table:table-cell table:style-name="ce2" table:formula="of:=[.L37]/[.L49]" office:value-type="float" office:value="0.00345097593317232" calcext:value-type="float">
            <text:p>0.0034509759</text:p>
          </table:table-cell>
          <table:table-cell table:style-name="ce2" table:formula="of:=[.M37]/[.M49]" office:value-type="float" office:value="0.0033130342075759" calcext:value-type="float">
            <text:p>0.0033130342</text:p>
          </table:table-cell>
          <table:table-cell table:style-name="ce2" table:formula="of:=[.N37]/[.N49]" office:value-type="float" office:value="0.00320268533922699" calcext:value-type="float">
            <text:p>0.0032026853</text:p>
          </table:table-cell>
          <table:table-cell table:style-name="ce2" table:formula="of:=[.O37]/[.O49]" office:value-type="float" office:value="0.00306499022437794" calcext:value-type="float">
            <text:p>0.0030649902</text:p>
          </table:table-cell>
          <table:table-cell table:style-name="ce2" table:formula="of:=[.P37]/[.P49]" office:value-type="float" office:value="0.00296178454512354" calcext:value-type="float">
            <text:p>0.0029617845</text:p>
          </table:table-cell>
          <table:table-cell table:style-name="ce2" table:formula="of:=[.Q37]/[.Q49]" office:value-type="float" office:value="0.00290440449281374" calcext:value-type="float">
            <text:p>0.0029044045</text:p>
          </table:table-cell>
          <table:table-cell table:style-name="ce2" table:formula="of:=[.R37]/[.R49]" office:value-type="float" office:value="0.0028486105098306" calcext:value-type="float">
            <text:p>0.0028486105</text:p>
          </table:table-cell>
          <table:table-cell table:style-name="ce2" table:formula="of:=[.S37]/[.S49]" office:value-type="float" office:value="0.00280742821213358" calcext:value-type="float">
            <text:p>0.0028074282</text:p>
          </table:table-cell>
          <table:table-cell table:style-name="ce2" table:formula="of:=[.T37]/[.T49]" office:value-type="float" office:value="0.00277057928929963" calcext:value-type="float">
            <text:p>0.0027705793</text:p>
          </table:table-cell>
          <table:table-cell table:style-name="ce2" table:formula="of:=[.U37]/[.U49]" office:value-type="float" office:value="0.00274349831982736" calcext:value-type="float">
            <text:p>0.0027434983</text:p>
          </table:table-cell>
          <table:table-cell table:number-columns-repeated="1003"/>
        </table:table-row>
        <table:table-row table:style-name="ro1" table:number-rows-repeated="18">
          <table:table-cell table:number-columns-repeated="1024"/>
        </table:table-row>
        <table:table-row table:style-name="ro2" table:number-rows-repeated="36">
          <table:table-cell table:number-columns-repeated="1024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owd_run_2160p50" table:style-name="ta1">
        <table:shapes>
          <draw:frame draw:z-index="0" draw:style-name="gr1" draw:text-style-name="P1" svg:width="504pt" svg:height="360pt" svg:x="799.8pt" svg:y="987.28pt">
            <loext:p draw:notify-on-update-of-ranges="crowd_run_2160p50.B52:crowd_run_2160p50.U52 crowd_run_2160p50.A53:crowd_run_2160p50.A53 crowd_run_2160p50.B53:crowd_run_2160p50.U53 crowd_run_2160p50.B52:crowd_run_2160p50.U52 crowd_run_2160p50.A54:crowd_run_2160p50.A54 crowd_run_2160p50.B54:crowd_run_2160p50.U54 crowd_run_2160p50.B52:crowd_run_2160p50.U52 crowd_run_2160p50.A55:crowd_run_2160p50.A55 crowd_run_2160p50.B55:crowd_run_2160p50.U55 crowd_run_2160p50.B52:crowd_run_2160p50.U52 crowd_run_2160p50.A56:crowd_run_2160p50.A56 crowd_run_2160p50.B56:crowd_run_2160p50.U56 crowd_run_2160p50.B52:crowd_run_2160p50.U52 crowd_run_2160p50.A57:crowd_run_2160p50.A57 crowd_run_2160p50.B57:crowd_run_2160p50.U57 crowd_run_2160p50.B52:crowd_run_2160p50.U52 crowd_run_2160p50.A58:crowd_run_2160p50.A58 crowd_run_2160p50.B58:crowd_run_2160p50.U58 crowd_run_2160p50.B52:crowd_run_2160p50.U52 crowd_run_2160p50.A59:crowd_run_2160p50.A59 crowd_run_2160p50.B59:crowd_run_2160p50.U59 crowd_run_2160p50.B52:crowd_run_2160p50.U52 crowd_run_2160p50.A60:crowd_run_2160p50.A60 crowd_run_2160p50.B60:crowd_run_2160p50.U60 crowd_run_2160p50.B52:crowd_run_2160p50.U52 crowd_run_2160p50.A61:crowd_run_2160p50.A61 crowd_run_2160p50.B61:crowd_run_2160p50.U61 crowd_run_2160p50.B52:crowd_run_2160p50.U52 crowd_run_2160p50.A62:crowd_run_2160p50.A62 crowd_run_2160p50.B62:crowd_run_2160p50.U6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1356.6pt" svg:y="0.37pt">
            <loext:p draw:notify-on-update-of-ranges="crowd_run_2160p50.B3:crowd_run_2160p50.U3 crowd_run_2160p50.A4:crowd_run_2160p50.A4 crowd_run_2160p50.B4:crowd_run_2160p50.U4 crowd_run_2160p50.B3:crowd_run_2160p50.U3 crowd_run_2160p50.A5:crowd_run_2160p50.A5 crowd_run_2160p50.B5:crowd_run_2160p50.U5 crowd_run_2160p50.B3:crowd_run_2160p50.U3 crowd_run_2160p50.A6:crowd_run_2160p50.A6 crowd_run_2160p50.B6:crowd_run_2160p50.U6 crowd_run_2160p50.B3:crowd_run_2160p50.U3 crowd_run_2160p50.A7:crowd_run_2160p50.A7 crowd_run_2160p50.B7:crowd_run_2160p50.U7 crowd_run_2160p50.B3:crowd_run_2160p50.U3 crowd_run_2160p50.A8:crowd_run_2160p50.A8 crowd_run_2160p50.B8:crowd_run_2160p50.U8 crowd_run_2160p50.B3:crowd_run_2160p50.U3 crowd_run_2160p50.A9:crowd_run_2160p50.A9 crowd_run_2160p50.B9:crowd_run_2160p50.U9 crowd_run_2160p50.B3:crowd_run_2160p50.U3 crowd_run_2160p50.A10:crowd_run_2160p50.A10 crowd_run_2160p50.B10:crowd_run_2160p50.U10 crowd_run_2160p50.B3:crowd_run_2160p50.U3 crowd_run_2160p50.A11:crowd_run_2160p50.A11 crowd_run_2160p50.B11:crowd_run_2160p50.U11 crowd_run_2160p50.B3:crowd_run_2160p50.U3 crowd_run_2160p50.A12:crowd_run_2160p50.A12 crowd_run_2160p50.B12:crowd_run_2160p50.U12 crowd_run_2160p50.B3:crowd_run_2160p50.U3 crowd_run_2160p50.A13:crowd_run_2160p50.A13 crowd_run_2160p50.B13:crowd_run_2160p50.U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53.51pt" svg:height="255.09pt" svg:x="1358.45pt" svg:y="262.32pt">
            <loext:p draw:notify-on-update-of-ranges="crowd_run_2160p50.B15:crowd_run_2160p50.U15 crowd_run_2160p50.A16:crowd_run_2160p50.A16 crowd_run_2160p50.B16:crowd_run_2160p50.U16 crowd_run_2160p50.B15:crowd_run_2160p50.U15 crowd_run_2160p50.A17:crowd_run_2160p50.A17 crowd_run_2160p50.B17:crowd_run_2160p50.U17 crowd_run_2160p50.B15:crowd_run_2160p50.U15 crowd_run_2160p50.A18:crowd_run_2160p50.A18 crowd_run_2160p50.B18:crowd_run_2160p50.U18 crowd_run_2160p50.B15:crowd_run_2160p50.U15 crowd_run_2160p50.A19:crowd_run_2160p50.A19 crowd_run_2160p50.B19:crowd_run_2160p50.U19 crowd_run_2160p50.B15:crowd_run_2160p50.U15 crowd_run_2160p50.A20:crowd_run_2160p50.A20 crowd_run_2160p50.B20:crowd_run_2160p50.U20 crowd_run_2160p50.B15:crowd_run_2160p50.U15 crowd_run_2160p50.A21:crowd_run_2160p50.A21 crowd_run_2160p50.B21:crowd_run_2160p50.U21 crowd_run_2160p50.B15:crowd_run_2160p50.U15 crowd_run_2160p50.A22:crowd_run_2160p50.A22 crowd_run_2160p50.B22:crowd_run_2160p50.U22 crowd_run_2160p50.B15:crowd_run_2160p50.U15 crowd_run_2160p50.A23:crowd_run_2160p50.A23 crowd_run_2160p50.B23:crowd_run_2160p50.U23 crowd_run_2160p50.B15:crowd_run_2160p50.U15 crowd_run_2160p50.A24:crowd_run_2160p50.A24 crowd_run_2160p50.B24:crowd_run_2160p50.U24 crowd_run_2160p50.B15:crowd_run_2160p50.U15 crowd_run_2160p50.A25:crowd_run_2160p50.A25 crowd_run_2160p50.B25:crowd_run_2160p50.U2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453.51pt" svg:height="255.09pt" svg:x="1362.78pt" svg:y="522.4pt">
            <loext:p draw:notify-on-update-of-ranges="crowd_run_2160p50.B27:crowd_run_2160p50.U27 crowd_run_2160p50.A28:crowd_run_2160p50.A28 crowd_run_2160p50.B28:crowd_run_2160p50.U28 crowd_run_2160p50.B27:crowd_run_2160p50.U27 crowd_run_2160p50.A29:crowd_run_2160p50.A29 crowd_run_2160p50.B29:crowd_run_2160p50.U29 crowd_run_2160p50.B27:crowd_run_2160p50.U27 crowd_run_2160p50.A30:crowd_run_2160p50.A30 crowd_run_2160p50.B30:crowd_run_2160p50.U30 crowd_run_2160p50.B27:crowd_run_2160p50.U27 crowd_run_2160p50.A31:crowd_run_2160p50.A31 crowd_run_2160p50.B31:crowd_run_2160p50.U31 crowd_run_2160p50.B27:crowd_run_2160p50.U27 crowd_run_2160p50.A32:crowd_run_2160p50.A32 crowd_run_2160p50.B32:crowd_run_2160p50.U32 crowd_run_2160p50.B27:crowd_run_2160p50.U27 crowd_run_2160p50.A33:crowd_run_2160p50.A33 crowd_run_2160p50.B33:crowd_run_2160p50.U33 crowd_run_2160p50.B27:crowd_run_2160p50.U27 crowd_run_2160p50.A34:crowd_run_2160p50.A34 crowd_run_2160p50.B34:crowd_run_2160p50.U34 crowd_run_2160p50.B27:crowd_run_2160p50.U27 crowd_run_2160p50.A35:crowd_run_2160p50.A35 crowd_run_2160p50.B35:crowd_run_2160p50.U35 crowd_run_2160p50.B27:crowd_run_2160p50.U27 crowd_run_2160p50.A36:crowd_run_2160p50.A36 crowd_run_2160p50.B36:crowd_run_2160p50.U36 crowd_run_2160p50.B27:crowd_run_2160p50.U27 crowd_run_2160p50.A37:crowd_run_2160p50.A37 crowd_run_2160p50.B37:crowd_run_2160p50.U3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453.51pt" svg:height="255.09pt" svg:x="1368.31pt" svg:y="795.8pt">
            <loext:p draw:notify-on-update-of-ranges="crowd_run_2160p50.B39:crowd_run_2160p50.U39 crowd_run_2160p50.A40:crowd_run_2160p50.A40 crowd_run_2160p50.B40:crowd_run_2160p50.U40 crowd_run_2160p50.B39:crowd_run_2160p50.U39 crowd_run_2160p50.A41:crowd_run_2160p50.A41 crowd_run_2160p50.B41:crowd_run_2160p50.U41 crowd_run_2160p50.B39:crowd_run_2160p50.U39 crowd_run_2160p50.A42:crowd_run_2160p50.A42 crowd_run_2160p50.B42:crowd_run_2160p50.U42 crowd_run_2160p50.B39:crowd_run_2160p50.U39 crowd_run_2160p50.A43:crowd_run_2160p50.A43 crowd_run_2160p50.B43:crowd_run_2160p50.U43 crowd_run_2160p50.B39:crowd_run_2160p50.U39 crowd_run_2160p50.A44:crowd_run_2160p50.A44 crowd_run_2160p50.B44:crowd_run_2160p50.U44 crowd_run_2160p50.B39:crowd_run_2160p50.U39 crowd_run_2160p50.A45:crowd_run_2160p50.A45 crowd_run_2160p50.B45:crowd_run_2160p50.U45 crowd_run_2160p50.B39:crowd_run_2160p50.U39 crowd_run_2160p50.A46:crowd_run_2160p50.A46 crowd_run_2160p50.B46:crowd_run_2160p50.U46 crowd_run_2160p50.B39:crowd_run_2160p50.U39 crowd_run_2160p50.A47:crowd_run_2160p50.A47 crowd_run_2160p50.B47:crowd_run_2160p50.U47 crowd_run_2160p50.B39:crowd_run_2160p50.U39 crowd_run_2160p50.A48:crowd_run_2160p50.A48 crowd_run_2160p50.B48:crowd_run_2160p50.U48 crowd_run_2160p50.B39:crowd_run_2160p50.U39 crowd_run_2160p50.A49:crowd_run_2160p50.A49 crowd_run_2160p50.B49:crowd_run_2160p50.U4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1" table:default-cell-style-name="ce1"/>
        <table:table-column table:style-name="co2" table:number-columns-repeated="1003" table:default-cell-style-name="ce1"/>
        <table:table-row table:style-name="ro2">
          <table:table-cell office:value-type="string" calcext:value-type="string">
            <text:p>PSN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B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ultrafast</text:p>
          </table:table-cell>
          <table:table-cell table:style-name="ce2" office:value-type="float" office:value="11.758048" calcext:value-type="float">
            <text:p>11.758048</text:p>
          </table:table-cell>
          <table:table-cell table:style-name="ce2" office:value-type="float" office:value="13.142016" calcext:value-type="float">
            <text:p>13.142016</text:p>
          </table:table-cell>
          <table:table-cell table:style-name="ce2" office:value-type="float" office:value="13.751605" calcext:value-type="float">
            <text:p>13.751605</text:p>
          </table:table-cell>
          <table:table-cell table:style-name="ce2" office:value-type="float" office:value="14.332426" calcext:value-type="float">
            <text:p>14.332426</text:p>
          </table:table-cell>
          <table:table-cell table:style-name="ce2" office:value-type="float" office:value="14.888924" calcext:value-type="float">
            <text:p>14.888924</text:p>
          </table:table-cell>
          <table:table-cell table:style-name="ce2" office:value-type="float" office:value="15.369407" calcext:value-type="float">
            <text:p>15.369407</text:p>
          </table:table-cell>
          <table:table-cell table:style-name="ce2" office:value-type="float" office:value="15.84385" calcext:value-type="float">
            <text:p>15.84385</text:p>
          </table:table-cell>
          <table:table-cell table:style-name="ce2" office:value-type="float" office:value="16.426394" calcext:value-type="float">
            <text:p>16.426394</text:p>
          </table:table-cell>
          <table:table-cell table:style-name="ce2" office:value-type="float" office:value="16.799265" calcext:value-type="float">
            <text:p>16.799265</text:p>
          </table:table-cell>
          <table:table-cell table:style-name="ce2" office:value-type="float" office:value="17.511238" calcext:value-type="float">
            <text:p>17.511238</text:p>
          </table:table-cell>
          <table:table-cell table:style-name="ce2" office:value-type="float" office:value="17.76326" calcext:value-type="float">
            <text:p>17.76326</text:p>
          </table:table-cell>
          <table:table-cell table:style-name="ce2" office:value-type="float" office:value="18.378559" calcext:value-type="float">
            <text:p>18.378559</text:p>
          </table:table-cell>
          <table:table-cell table:style-name="ce2" office:value-type="float" office:value="19.713522" calcext:value-type="float">
            <text:p>19.713522</text:p>
          </table:table-cell>
          <table:table-cell table:style-name="ce2" office:value-type="float" office:value="20.370197" calcext:value-type="float">
            <text:p>20.370197</text:p>
          </table:table-cell>
          <table:table-cell table:style-name="ce2" office:value-type="float" office:value="20.988253" calcext:value-type="float">
            <text:p>20.988253</text:p>
          </table:table-cell>
          <table:table-cell table:style-name="ce2" office:value-type="float" office:value="21.648188" calcext:value-type="float">
            <text:p>21.648188</text:p>
          </table:table-cell>
          <table:table-cell table:style-name="ce2" office:value-type="float" office:value="22.028219" calcext:value-type="float">
            <text:p>22.028219</text:p>
          </table:table-cell>
          <table:table-cell table:style-name="ce2" office:value-type="float" office:value="22.365343" calcext:value-type="float">
            <text:p>22.365343</text:p>
          </table:table-cell>
          <table:table-cell table:style-name="ce2" office:value-type="float" office:value="22.834616" calcext:value-type="float">
            <text:p>22.834616</text:p>
          </table:table-cell>
          <table:table-cell table:style-name="ce2" office:value-type="float" office:value="23.110844" calcext:value-type="float">
            <text:p>23.11084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uperfast</text:p>
          </table:table-cell>
          <table:table-cell table:style-name="ce2" office:value-type="float" office:value="12.927973" calcext:value-type="float">
            <text:p>12.927973</text:p>
          </table:table-cell>
          <table:table-cell table:style-name="ce2" office:value-type="float" office:value="14.641223" calcext:value-type="float">
            <text:p>14.641223</text:p>
          </table:table-cell>
          <table:table-cell table:style-name="ce2" office:value-type="float" office:value="15.94206" calcext:value-type="float">
            <text:p>15.94206</text:p>
          </table:table-cell>
          <table:table-cell table:style-name="ce2" office:value-type="float" office:value="16.77972" calcext:value-type="float">
            <text:p>16.77972</text:p>
          </table:table-cell>
          <table:table-cell table:style-name="ce2" office:value-type="float" office:value="17.31966" calcext:value-type="float">
            <text:p>17.31966</text:p>
          </table:table-cell>
          <table:table-cell table:style-name="ce2" office:value-type="float" office:value="17.822214" calcext:value-type="float">
            <text:p>17.822214</text:p>
          </table:table-cell>
          <table:table-cell table:style-name="ce2" office:value-type="float" office:value="18.286306" calcext:value-type="float">
            <text:p>18.286306</text:p>
          </table:table-cell>
          <table:table-cell table:style-name="ce2" office:value-type="float" office:value="18.682722" calcext:value-type="float">
            <text:p>18.682722</text:p>
          </table:table-cell>
          <table:table-cell table:style-name="ce2" office:value-type="float" office:value="18.96176" calcext:value-type="float">
            <text:p>18.96176</text:p>
          </table:table-cell>
          <table:table-cell table:style-name="ce2" office:value-type="float" office:value="19.26976" calcext:value-type="float">
            <text:p>19.26976</text:p>
          </table:table-cell>
          <table:table-cell table:style-name="ce2" office:value-type="float" office:value="20.24604" calcext:value-type="float">
            <text:p>20.24604</text:p>
          </table:table-cell>
          <table:table-cell table:style-name="ce2" office:value-type="float" office:value="21.169584" calcext:value-type="float">
            <text:p>21.169584</text:p>
          </table:table-cell>
          <table:table-cell table:style-name="ce2" office:value-type="float" office:value="21.992088" calcext:value-type="float">
            <text:p>21.992088</text:p>
          </table:table-cell>
          <table:table-cell table:style-name="ce2" office:value-type="float" office:value="22.694666" calcext:value-type="float">
            <text:p>22.694666</text:p>
          </table:table-cell>
          <table:table-cell table:style-name="ce2" office:value-type="float" office:value="23.317024" calcext:value-type="float">
            <text:p>23.317024</text:p>
          </table:table-cell>
          <table:table-cell table:style-name="ce2" office:value-type="float" office:value="23.875671" calcext:value-type="float">
            <text:p>23.875671</text:p>
          </table:table-cell>
          <table:table-cell table:style-name="ce2" office:value-type="float" office:value="24.39352" calcext:value-type="float">
            <text:p>24.39352</text:p>
          </table:table-cell>
          <table:table-cell table:style-name="ce2" office:value-type="float" office:value="24.872089" calcext:value-type="float">
            <text:p>24.872089</text:p>
          </table:table-cell>
          <table:table-cell table:style-name="ce2" office:value-type="float" office:value="25.312153" calcext:value-type="float">
            <text:p>25.312153</text:p>
          </table:table-cell>
          <table:table-cell table:style-name="ce2" office:value-type="float" office:value="25.723623" calcext:value-type="float">
            <text:p>25.72362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fast</text:p>
          </table:table-cell>
          <table:table-cell table:style-name="ce2" office:value-type="float" office:value="12.570005" calcext:value-type="float">
            <text:p>12.570005</text:p>
          </table:table-cell>
          <table:table-cell table:style-name="ce2" office:value-type="float" office:value="14.162913" calcext:value-type="float">
            <text:p>14.162913</text:p>
          </table:table-cell>
          <table:table-cell table:style-name="ce2" office:value-type="float" office:value="15.530104" calcext:value-type="float">
            <text:p>15.530104</text:p>
          </table:table-cell>
          <table:table-cell table:style-name="ce2" office:value-type="float" office:value="16.572334" calcext:value-type="float">
            <text:p>16.572334</text:p>
          </table:table-cell>
          <table:table-cell table:style-name="ce2" office:value-type="float" office:value="17.33836" calcext:value-type="float">
            <text:p>17.33836</text:p>
          </table:table-cell>
          <table:table-cell table:style-name="ce2" office:value-type="float" office:value="17.76965" calcext:value-type="float">
            <text:p>17.76965</text:p>
          </table:table-cell>
          <table:table-cell table:style-name="ce2" office:value-type="float" office:value="18.21489" calcext:value-type="float">
            <text:p>18.21489</text:p>
          </table:table-cell>
          <table:table-cell table:style-name="ce2" office:value-type="float" office:value="18.64897" calcext:value-type="float">
            <text:p>18.64897</text:p>
          </table:table-cell>
          <table:table-cell table:style-name="ce2" office:value-type="float" office:value="19.004673" calcext:value-type="float">
            <text:p>19.004673</text:p>
          </table:table-cell>
          <table:table-cell table:style-name="ce2" office:value-type="float" office:value="19.355797" calcext:value-type="float">
            <text:p>19.355797</text:p>
          </table:table-cell>
          <table:table-cell table:style-name="ce2" office:value-type="float" office:value="20.205051" calcext:value-type="float">
            <text:p>20.205051</text:p>
          </table:table-cell>
          <table:table-cell table:style-name="ce2" office:value-type="float" office:value="21.146355" calcext:value-type="float">
            <text:p>21.146355</text:p>
          </table:table-cell>
          <table:table-cell table:style-name="ce2" office:value-type="float" office:value="21.979916" calcext:value-type="float">
            <text:p>21.979916</text:p>
          </table:table-cell>
          <table:table-cell table:style-name="ce2" office:value-type="float" office:value="22.7117" calcext:value-type="float">
            <text:p>22.7117</text:p>
          </table:table-cell>
          <table:table-cell table:style-name="ce2" office:value-type="float" office:value="23.342052" calcext:value-type="float">
            <text:p>23.342052</text:p>
          </table:table-cell>
          <table:table-cell table:style-name="ce2" office:value-type="float" office:value="23.888851" calcext:value-type="float">
            <text:p>23.888851</text:p>
          </table:table-cell>
          <table:table-cell table:style-name="ce2" office:value-type="float" office:value="24.389816" calcext:value-type="float">
            <text:p>24.389816</text:p>
          </table:table-cell>
          <table:table-cell table:style-name="ce2" office:value-type="float" office:value="24.852737" calcext:value-type="float">
            <text:p>24.852737</text:p>
          </table:table-cell>
          <table:table-cell table:style-name="ce2" office:value-type="float" office:value="25.271141" calcext:value-type="float">
            <text:p>25.271141</text:p>
          </table:table-cell>
          <table:table-cell table:style-name="ce2" office:value-type="float" office:value="25.656614" calcext:value-type="float">
            <text:p>25.65661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er</text:p>
          </table:table-cell>
          <table:table-cell table:style-name="ce2" office:value-type="float" office:value="15.879424" calcext:value-type="float">
            <text:p>15.879424</text:p>
          </table:table-cell>
          <table:table-cell table:style-name="ce2" office:value-type="float" office:value="16.020555" calcext:value-type="float">
            <text:p>16.020555</text:p>
          </table:table-cell>
          <table:table-cell table:style-name="ce2" office:value-type="float" office:value="16.1096" calcext:value-type="float">
            <text:p>16.1096</text:p>
          </table:table-cell>
          <table:table-cell table:style-name="ce2" office:value-type="float" office:value="17.350842" calcext:value-type="float">
            <text:p>17.350842</text:p>
          </table:table-cell>
          <table:table-cell table:style-name="ce2" office:value-type="float" office:value="18.157759" calcext:value-type="float">
            <text:p>18.157759</text:p>
          </table:table-cell>
          <table:table-cell table:style-name="ce2" office:value-type="float" office:value="18.651314" calcext:value-type="float">
            <text:p>18.651314</text:p>
          </table:table-cell>
          <table:table-cell table:style-name="ce2" office:value-type="float" office:value="19.096672" calcext:value-type="float">
            <text:p>19.096672</text:p>
          </table:table-cell>
          <table:table-cell table:style-name="ce2" office:value-type="float" office:value="19.524801" calcext:value-type="float">
            <text:p>19.524801</text:p>
          </table:table-cell>
          <table:table-cell table:style-name="ce2" office:value-type="float" office:value="19.845373" calcext:value-type="float">
            <text:p>19.845373</text:p>
          </table:table-cell>
          <table:table-cell table:style-name="ce2" office:value-type="float" office:value="20.131201" calcext:value-type="float">
            <text:p>20.131201</text:p>
          </table:table-cell>
          <table:table-cell table:style-name="ce2" office:value-type="float" office:value="20.750244" calcext:value-type="float">
            <text:p>20.750244</text:p>
          </table:table-cell>
          <table:table-cell table:style-name="ce2" office:value-type="float" office:value="21.366896" calcext:value-type="float">
            <text:p>21.366896</text:p>
          </table:table-cell>
          <table:table-cell table:style-name="ce2" office:value-type="float" office:value="22.022831" calcext:value-type="float">
            <text:p>22.022831</text:p>
          </table:table-cell>
          <table:table-cell table:style-name="ce2" office:value-type="float" office:value="22.711208" calcext:value-type="float">
            <text:p>22.711208</text:p>
          </table:table-cell>
          <table:table-cell table:style-name="ce2" office:value-type="float" office:value="23.42663" calcext:value-type="float">
            <text:p>23.42663</text:p>
          </table:table-cell>
          <table:table-cell table:style-name="ce2" office:value-type="float" office:value="24.080399" calcext:value-type="float">
            <text:p>24.080399</text:p>
          </table:table-cell>
          <table:table-cell table:style-name="ce2" office:value-type="float" office:value="24.657042" calcext:value-type="float">
            <text:p>24.657042</text:p>
          </table:table-cell>
          <table:table-cell table:style-name="ce2" office:value-type="float" office:value="25.168344" calcext:value-type="float">
            <text:p>25.168344</text:p>
          </table:table-cell>
          <table:table-cell table:style-name="ce2" office:value-type="float" office:value="25.634504" calcext:value-type="float">
            <text:p>25.634504</text:p>
          </table:table-cell>
          <table:table-cell table:style-name="ce2" office:value-type="float" office:value="26.065039" calcext:value-type="float">
            <text:p>26.06503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</text:p>
          </table:table-cell>
          <table:table-cell table:style-name="ce2" office:value-type="float" office:value="14.822605" calcext:value-type="float">
            <text:p>14.822605</text:p>
          </table:table-cell>
          <table:table-cell table:style-name="ce2" office:value-type="float" office:value="15.000806" calcext:value-type="float">
            <text:p>15.000806</text:p>
          </table:table-cell>
          <table:table-cell table:style-name="ce2" office:value-type="float" office:value="15.634237" calcext:value-type="float">
            <text:p>15.634237</text:p>
          </table:table-cell>
          <table:table-cell table:style-name="ce2" office:value-type="float" office:value="16.976578" calcext:value-type="float">
            <text:p>16.976578</text:p>
          </table:table-cell>
          <table:table-cell table:style-name="ce2" office:value-type="float" office:value="17.796864" calcext:value-type="float">
            <text:p>17.796864</text:p>
          </table:table-cell>
          <table:table-cell table:style-name="ce2" office:value-type="float" office:value="18.353157" calcext:value-type="float">
            <text:p>18.353157</text:p>
          </table:table-cell>
          <table:table-cell table:style-name="ce2" office:value-type="float" office:value="18.826485" calcext:value-type="float">
            <text:p>18.826485</text:p>
          </table:table-cell>
          <table:table-cell table:style-name="ce2" office:value-type="float" office:value="19.368542" calcext:value-type="float">
            <text:p>19.368542</text:p>
          </table:table-cell>
          <table:table-cell table:style-name="ce2" office:value-type="float" office:value="19.781048" calcext:value-type="float">
            <text:p>19.781048</text:p>
          </table:table-cell>
          <table:table-cell table:style-name="ce2" office:value-type="float" office:value="20.178877" calcext:value-type="float">
            <text:p>20.178877</text:p>
          </table:table-cell>
          <table:table-cell table:style-name="ce2" office:value-type="float" office:value="20.961706" calcext:value-type="float">
            <text:p>20.961706</text:p>
          </table:table-cell>
          <table:table-cell table:style-name="ce2" office:value-type="float" office:value="21.653164" calcext:value-type="float">
            <text:p>21.653164</text:p>
          </table:table-cell>
          <table:table-cell table:style-name="ce2" office:value-type="float" office:value="22.28677" calcext:value-type="float">
            <text:p>22.28677</text:p>
          </table:table-cell>
          <table:table-cell table:style-name="ce2" office:value-type="float" office:value="22.951628" calcext:value-type="float">
            <text:p>22.951628</text:p>
          </table:table-cell>
          <table:table-cell table:style-name="ce2" office:value-type="float" office:value="23.579727" calcext:value-type="float">
            <text:p>23.579727</text:p>
          </table:table-cell>
          <table:table-cell table:style-name="ce2" office:value-type="float" office:value="24.167265" calcext:value-type="float">
            <text:p>24.167265</text:p>
          </table:table-cell>
          <table:table-cell table:style-name="ce2" office:value-type="float" office:value="24.696075" calcext:value-type="float">
            <text:p>24.696075</text:p>
          </table:table-cell>
          <table:table-cell table:style-name="ce2" office:value-type="float" office:value="25.171431" calcext:value-type="float">
            <text:p>25.171431</text:p>
          </table:table-cell>
          <table:table-cell table:style-name="ce2" office:value-type="float" office:value="25.608704" calcext:value-type="float">
            <text:p>25.608704</text:p>
          </table:table-cell>
          <table:table-cell table:style-name="ce2" office:value-type="float" office:value="26.008343" calcext:value-type="float">
            <text:p>26.00834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edium</text:p>
          </table:table-cell>
          <table:table-cell table:style-name="ce2" office:value-type="float" office:value="14.718216" calcext:value-type="float">
            <text:p>14.718216</text:p>
          </table:table-cell>
          <table:table-cell table:style-name="ce2" office:value-type="float" office:value="15.294301" calcext:value-type="float">
            <text:p>15.294301</text:p>
          </table:table-cell>
          <table:table-cell table:style-name="ce2" office:value-type="float" office:value="16.668835" calcext:value-type="float">
            <text:p>16.668835</text:p>
          </table:table-cell>
          <table:table-cell table:style-name="ce2" office:value-type="float" office:value="17.189854" calcext:value-type="float">
            <text:p>17.189854</text:p>
          </table:table-cell>
          <table:table-cell table:style-name="ce2" office:value-type="float" office:value="17.874031" calcext:value-type="float">
            <text:p>17.874031</text:p>
          </table:table-cell>
          <table:table-cell table:style-name="ce2" office:value-type="float" office:value="18.516758" calcext:value-type="float">
            <text:p>18.516758</text:p>
          </table:table-cell>
          <table:table-cell table:style-name="ce2" office:value-type="float" office:value="19.038048" calcext:value-type="float">
            <text:p>19.038048</text:p>
          </table:table-cell>
          <table:table-cell table:style-name="ce2" office:value-type="float" office:value="19.516426" calcext:value-type="float">
            <text:p>19.516426</text:p>
          </table:table-cell>
          <table:table-cell table:style-name="ce2" office:value-type="float" office:value="19.941992" calcext:value-type="float">
            <text:p>19.941992</text:p>
          </table:table-cell>
          <table:table-cell table:style-name="ce2" office:value-type="float" office:value="20.334177" calcext:value-type="float">
            <text:p>20.334177</text:p>
          </table:table-cell>
          <table:table-cell table:style-name="ce2" office:value-type="float" office:value="21.128954" calcext:value-type="float">
            <text:p>21.128954</text:p>
          </table:table-cell>
          <table:table-cell table:style-name="ce2" office:value-type="float" office:value="21.864197" calcext:value-type="float">
            <text:p>21.864197</text:p>
          </table:table-cell>
          <table:table-cell table:style-name="ce2" office:value-type="float" office:value="22.562185" calcext:value-type="float">
            <text:p>22.562185</text:p>
          </table:table-cell>
          <table:table-cell table:style-name="ce2" office:value-type="float" office:value="23.221598" calcext:value-type="float">
            <text:p>23.221598</text:p>
          </table:table-cell>
          <table:table-cell table:style-name="ce2" office:value-type="float" office:value="23.810293" calcext:value-type="float">
            <text:p>23.810293</text:p>
          </table:table-cell>
          <table:table-cell table:style-name="ce2" office:value-type="float" office:value="24.349257" calcext:value-type="float">
            <text:p>24.349257</text:p>
          </table:table-cell>
          <table:table-cell table:style-name="ce2" office:value-type="float" office:value="24.854935" calcext:value-type="float">
            <text:p>24.854935</text:p>
          </table:table-cell>
          <table:table-cell table:style-name="ce2" office:value-type="float" office:value="25.286434" calcext:value-type="float">
            <text:p>25.286434</text:p>
          </table:table-cell>
          <table:table-cell table:style-name="ce2" office:value-type="float" office:value="25.702208" calcext:value-type="float">
            <text:p>25.702208</text:p>
          </table:table-cell>
          <table:table-cell table:style-name="ce2" office:value-type="float" office:value="26.092615" calcext:value-type="float">
            <text:p>26.09261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</text:p>
          </table:table-cell>
          <table:table-cell table:style-name="ce2" office:value-type="float" office:value="14.633566" calcext:value-type="float">
            <text:p>14.633566</text:p>
          </table:table-cell>
          <table:table-cell table:style-name="ce2" office:value-type="float" office:value="15.388014" calcext:value-type="float">
            <text:p>15.388014</text:p>
          </table:table-cell>
          <table:table-cell table:style-name="ce2" office:value-type="float" office:value="16.53014" calcext:value-type="float">
            <text:p>16.53014</text:p>
          </table:table-cell>
          <table:table-cell table:style-name="ce2" office:value-type="float" office:value="17.169548" calcext:value-type="float">
            <text:p>17.169548</text:p>
          </table:table-cell>
          <table:table-cell table:style-name="ce2" office:value-type="float" office:value="17.878004" calcext:value-type="float">
            <text:p>17.878004</text:p>
          </table:table-cell>
          <table:table-cell table:style-name="ce2" office:value-type="float" office:value="18.4811" calcext:value-type="float">
            <text:p>18.4811</text:p>
          </table:table-cell>
          <table:table-cell table:style-name="ce2" office:value-type="float" office:value="19.015894" calcext:value-type="float">
            <text:p>19.015894</text:p>
          </table:table-cell>
          <table:table-cell table:style-name="ce2" office:value-type="float" office:value="19.479326" calcext:value-type="float">
            <text:p>19.479326</text:p>
          </table:table-cell>
          <table:table-cell table:style-name="ce2" office:value-type="float" office:value="19.926359" calcext:value-type="float">
            <text:p>19.926359</text:p>
          </table:table-cell>
          <table:table-cell table:style-name="ce2" office:value-type="float" office:value="20.367237" calcext:value-type="float">
            <text:p>20.367237</text:p>
          </table:table-cell>
          <table:table-cell table:style-name="ce2" office:value-type="float" office:value="21.21389" calcext:value-type="float">
            <text:p>21.21389</text:p>
          </table:table-cell>
          <table:table-cell table:style-name="ce2" office:value-type="float" office:value="21.996597" calcext:value-type="float">
            <text:p>21.996597</text:p>
          </table:table-cell>
          <table:table-cell table:style-name="ce2" office:value-type="float" office:value="22.744724" calcext:value-type="float">
            <text:p>22.744724</text:p>
          </table:table-cell>
          <table:table-cell table:style-name="ce2" office:value-type="float" office:value="23.39735" calcext:value-type="float">
            <text:p>23.39735</text:p>
          </table:table-cell>
          <table:table-cell table:style-name="ce2" office:value-type="float" office:value="23.9904" calcext:value-type="float">
            <text:p>23.9904</text:p>
          </table:table-cell>
          <table:table-cell table:style-name="ce2" office:value-type="float" office:value="24.51158" calcext:value-type="float">
            <text:p>24.51158</text:p>
          </table:table-cell>
          <table:table-cell table:style-name="ce2" office:value-type="float" office:value="24.991587" calcext:value-type="float">
            <text:p>24.991587</text:p>
          </table:table-cell>
          <table:table-cell table:style-name="ce2" office:value-type="float" office:value="25.428354" calcext:value-type="float">
            <text:p>25.428354</text:p>
          </table:table-cell>
          <table:table-cell table:style-name="ce2" office:value-type="float" office:value="25.830421" calcext:value-type="float">
            <text:p>25.830421</text:p>
          </table:table-cell>
          <table:table-cell table:style-name="ce2" office:value-type="float" office:value="26.217318" calcext:value-type="float">
            <text:p>26.21731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er</text:p>
          </table:table-cell>
          <table:table-cell table:style-name="ce2" office:value-type="float" office:value="15.710651" calcext:value-type="float">
            <text:p>15.710651</text:p>
          </table:table-cell>
          <table:table-cell table:style-name="ce2" office:value-type="float" office:value="15.839962" calcext:value-type="float">
            <text:p>15.839962</text:p>
          </table:table-cell>
          <table:table-cell table:style-name="ce2" office:value-type="float" office:value="16.58252" calcext:value-type="float">
            <text:p>16.58252</text:p>
          </table:table-cell>
          <table:table-cell table:style-name="ce2" office:value-type="float" office:value="17.18399" calcext:value-type="float">
            <text:p>17.18399</text:p>
          </table:table-cell>
          <table:table-cell table:style-name="ce2" office:value-type="float" office:value="17.823511" calcext:value-type="float">
            <text:p>17.823511</text:p>
          </table:table-cell>
          <table:table-cell table:style-name="ce2" office:value-type="float" office:value="18.482779" calcext:value-type="float">
            <text:p>18.482779</text:p>
          </table:table-cell>
          <table:table-cell table:style-name="ce2" office:value-type="float" office:value="19.074186" calcext:value-type="float">
            <text:p>19.074186</text:p>
          </table:table-cell>
          <table:table-cell table:style-name="ce2" office:value-type="float" office:value="19.616817" calcext:value-type="float">
            <text:p>19.616817</text:p>
          </table:table-cell>
          <table:table-cell table:style-name="ce2" office:value-type="float" office:value="20.078932" calcext:value-type="float">
            <text:p>20.078932</text:p>
          </table:table-cell>
          <table:table-cell table:style-name="ce2" office:value-type="float" office:value="20.496569" calcext:value-type="float">
            <text:p>20.496569</text:p>
          </table:table-cell>
          <table:table-cell table:style-name="ce2" office:value-type="float" office:value="21.333933" calcext:value-type="float">
            <text:p>21.333933</text:p>
          </table:table-cell>
          <table:table-cell table:style-name="ce2" office:value-type="float" office:value="22.119562" calcext:value-type="float">
            <text:p>22.119562</text:p>
          </table:table-cell>
          <table:table-cell table:style-name="ce2" office:value-type="float" office:value="22.849577" calcext:value-type="float">
            <text:p>22.849577</text:p>
          </table:table-cell>
          <table:table-cell table:style-name="ce2" office:value-type="float" office:value="23.518539" calcext:value-type="float">
            <text:p>23.518539</text:p>
          </table:table-cell>
          <table:table-cell table:style-name="ce2" office:value-type="float" office:value="24.12632" calcext:value-type="float">
            <text:p>24.12632</text:p>
          </table:table-cell>
          <table:table-cell table:style-name="ce2" office:value-type="float" office:value="24.66326" calcext:value-type="float">
            <text:p>24.66326</text:p>
          </table:table-cell>
          <table:table-cell table:style-name="ce2" office:value-type="float" office:value="25.147718" calcext:value-type="float">
            <text:p>25.147718</text:p>
          </table:table-cell>
          <table:table-cell table:style-name="ce2" office:value-type="float" office:value="25.579672" calcext:value-type="float">
            <text:p>25.579672</text:p>
          </table:table-cell>
          <table:table-cell table:style-name="ce2" office:value-type="float" office:value="25.998569" calcext:value-type="float">
            <text:p>25.998569</text:p>
          </table:table-cell>
          <table:table-cell table:style-name="ce2" office:value-type="float" office:value="26.380037" calcext:value-type="float">
            <text:p>26.38003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slow</text:p>
          </table:table-cell>
          <table:table-cell table:style-name="ce2" office:value-type="float" office:value="15.783246" calcext:value-type="float">
            <text:p>15.783246</text:p>
          </table:table-cell>
          <table:table-cell table:style-name="ce2" office:value-type="float" office:value="15.90792" calcext:value-type="float">
            <text:p>15.90792</text:p>
          </table:table-cell>
          <table:table-cell table:style-name="ce2" office:value-type="float" office:value="16.57803" calcext:value-type="float">
            <text:p>16.57803</text:p>
          </table:table-cell>
          <table:table-cell table:style-name="ce2" office:value-type="float" office:value="17.174026" calcext:value-type="float">
            <text:p>17.174026</text:p>
          </table:table-cell>
          <table:table-cell table:style-name="ce2" office:value-type="float" office:value="17.841265" calcext:value-type="float">
            <text:p>17.841265</text:p>
          </table:table-cell>
          <table:table-cell table:style-name="ce2" office:value-type="float" office:value="18.448992" calcext:value-type="float">
            <text:p>18.448992</text:p>
          </table:table-cell>
          <table:table-cell table:style-name="ce2" office:value-type="float" office:value="19.016512" calcext:value-type="float">
            <text:p>19.016512</text:p>
          </table:table-cell>
          <table:table-cell table:style-name="ce2" office:value-type="float" office:value="19.564356" calcext:value-type="float">
            <text:p>19.564356</text:p>
          </table:table-cell>
          <table:table-cell table:style-name="ce2" office:value-type="float" office:value="20.077015" calcext:value-type="float">
            <text:p>20.077015</text:p>
          </table:table-cell>
          <table:table-cell table:style-name="ce2" office:value-type="float" office:value="20.541449" calcext:value-type="float">
            <text:p>20.541449</text:p>
          </table:table-cell>
          <table:table-cell table:style-name="ce2" office:value-type="float" office:value="21.471233" calcext:value-type="float">
            <text:p>21.471233</text:p>
          </table:table-cell>
          <table:table-cell table:style-name="ce2" office:value-type="float" office:value="22.304445" calcext:value-type="float">
            <text:p>22.304445</text:p>
          </table:table-cell>
          <table:table-cell table:style-name="ce2" office:value-type="float" office:value="23.045975" calcext:value-type="float">
            <text:p>23.045975</text:p>
          </table:table-cell>
          <table:table-cell table:style-name="ce2" office:value-type="float" office:value="23.71307" calcext:value-type="float">
            <text:p>23.71307</text:p>
          </table:table-cell>
          <table:table-cell table:style-name="ce2" office:value-type="float" office:value="24.290842" calcext:value-type="float">
            <text:p>24.290842</text:p>
          </table:table-cell>
          <table:table-cell table:style-name="ce2" office:value-type="float" office:value="24.856081" calcext:value-type="float">
            <text:p>24.856081</text:p>
          </table:table-cell>
          <table:table-cell table:style-name="ce2" office:value-type="float" office:value="25.340353" calcext:value-type="float">
            <text:p>25.340353</text:p>
          </table:table-cell>
          <table:table-cell table:style-name="ce2" office:value-type="float" office:value="25.786444" calcext:value-type="float">
            <text:p>25.786444</text:p>
          </table:table-cell>
          <table:table-cell table:style-name="ce2" office:value-type="float" office:value="26.202799" calcext:value-type="float">
            <text:p>26.202799</text:p>
          </table:table-cell>
          <table:table-cell table:style-name="ce2" office:value-type="float" office:value="26.585768" calcext:value-type="float">
            <text:p>26.58576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acebo</text:p>
          </table:table-cell>
          <table:table-cell table:style-name="ce2" office:value-type="float" office:value="10.502956" calcext:value-type="float">
            <text:p>10.502956</text:p>
          </table:table-cell>
          <table:table-cell table:style-name="ce2" office:value-type="float" office:value="12.984341" calcext:value-type="float">
            <text:p>12.984341</text:p>
          </table:table-cell>
          <table:table-cell table:style-name="ce2" office:value-type="float" office:value="14.324222" calcext:value-type="float">
            <text:p>14.324222</text:p>
          </table:table-cell>
          <table:table-cell table:style-name="ce2" office:value-type="float" office:value="15.768188" calcext:value-type="float">
            <text:p>15.768188</text:p>
          </table:table-cell>
          <table:table-cell table:style-name="ce2" office:value-type="float" office:value="16.921923" calcext:value-type="float">
            <text:p>16.921923</text:p>
          </table:table-cell>
          <table:table-cell table:style-name="ce2" office:value-type="float" office:value="17.715443" calcext:value-type="float">
            <text:p>17.715443</text:p>
          </table:table-cell>
          <table:table-cell table:style-name="ce2" office:value-type="float" office:value="18.346491" calcext:value-type="float">
            <text:p>18.346491</text:p>
          </table:table-cell>
          <table:table-cell table:style-name="ce2" office:value-type="float" office:value="18.864326" calcext:value-type="float">
            <text:p>18.864326</text:p>
          </table:table-cell>
          <table:table-cell table:style-name="ce2" office:value-type="float" office:value="19.392506" calcext:value-type="float">
            <text:p>19.392506</text:p>
          </table:table-cell>
          <table:table-cell table:style-name="ce2" office:value-type="float" office:value="19.874252" calcext:value-type="float">
            <text:p>19.874252</text:p>
          </table:table-cell>
          <table:table-cell table:style-name="ce2" office:value-type="float" office:value="20.823694" calcext:value-type="float">
            <text:p>20.823694</text:p>
          </table:table-cell>
          <table:table-cell table:style-name="ce2" office:value-type="float" office:value="21.727507" calcext:value-type="float">
            <text:p>21.727507</text:p>
          </table:table-cell>
          <table:table-cell table:style-name="ce2" office:value-type="float" office:value="22.565044" calcext:value-type="float">
            <text:p>22.565044</text:p>
          </table:table-cell>
          <table:table-cell table:style-name="ce2" office:value-type="float" office:value="23.294903" calcext:value-type="float">
            <text:p>23.294903</text:p>
          </table:table-cell>
          <table:table-cell table:style-name="ce2" office:value-type="float" office:value="23.963343" calcext:value-type="float">
            <text:p>23.963343</text:p>
          </table:table-cell>
          <table:table-cell table:style-name="ce2" office:value-type="float" office:value="24.563246" calcext:value-type="float">
            <text:p>24.563246</text:p>
          </table:table-cell>
          <table:table-cell table:style-name="ce2" office:value-type="float" office:value="25.08972" calcext:value-type="float">
            <text:p>25.08972</text:p>
          </table:table-cell>
          <table:table-cell table:style-name="ce2" office:value-type="float" office:value="25.569513" calcext:value-type="float">
            <text:p>25.569513</text:p>
          </table:table-cell>
          <table:table-cell table:style-name="ce2" office:value-type="float" office:value="25.988214" calcext:value-type="float">
            <text:p>25.988214</text:p>
          </table:table-cell>
          <table:table-cell table:style-name="ce2" office:value-type="float" office:value="26.392067" calcext:value-type="float">
            <text:p>26.392067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SIM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ultrafast</text:p>
          </table:table-cell>
          <table:table-cell table:style-name="ce2" office:value-type="float" office:value="0.14557" calcext:value-type="float">
            <text:p>0.14557</text:p>
          </table:table-cell>
          <table:table-cell table:style-name="ce2" office:value-type="float" office:value="0.203812" calcext:value-type="float">
            <text:p>0.203812</text:p>
          </table:table-cell>
          <table:table-cell table:style-name="ce2" office:value-type="float" office:value="0.247895" calcext:value-type="float">
            <text:p>0.247895</text:p>
          </table:table-cell>
          <table:table-cell table:style-name="ce2" office:value-type="float" office:value="0.293392" calcext:value-type="float">
            <text:p>0.293392</text:p>
          </table:table-cell>
          <table:table-cell table:style-name="ce2" office:value-type="float" office:value="0.341122" calcext:value-type="float">
            <text:p>0.341122</text:p>
          </table:table-cell>
          <table:table-cell table:style-name="ce2" office:value-type="float" office:value="0.381847" calcext:value-type="float">
            <text:p>0.381847</text:p>
          </table:table-cell>
          <table:table-cell table:style-name="ce2" office:value-type="float" office:value="0.421781" calcext:value-type="float">
            <text:p>0.421781</text:p>
          </table:table-cell>
          <table:table-cell table:style-name="ce2" office:value-type="float" office:value="0.469881" calcext:value-type="float">
            <text:p>0.469881</text:p>
          </table:table-cell>
          <table:table-cell table:style-name="ce2" office:value-type="float" office:value="0.498582" calcext:value-type="float">
            <text:p>0.498582</text:p>
          </table:table-cell>
          <table:table-cell table:style-name="ce2" office:value-type="float" office:value="0.550875" calcext:value-type="float">
            <text:p>0.550875</text:p>
          </table:table-cell>
          <table:table-cell table:style-name="ce2" office:value-type="float" office:value="0.56705" calcext:value-type="float">
            <text:p>0.56705</text:p>
          </table:table-cell>
          <table:table-cell table:style-name="ce2" office:value-type="float" office:value="0.612513" calcext:value-type="float">
            <text:p>0.612513</text:p>
          </table:table-cell>
          <table:table-cell table:style-name="ce2" office:value-type="float" office:value="0.676239" calcext:value-type="float">
            <text:p>0.676239</text:p>
          </table:table-cell>
          <table:table-cell table:style-name="ce2" office:value-type="float" office:value="0.70688" calcext:value-type="float">
            <text:p>0.70688</text:p>
          </table:table-cell>
          <table:table-cell table:style-name="ce2" office:value-type="float" office:value="0.732907" calcext:value-type="float">
            <text:p>0.732907</text:p>
          </table:table-cell>
          <table:table-cell table:style-name="ce2" office:value-type="float" office:value="0.761046" calcext:value-type="float">
            <text:p>0.761046</text:p>
          </table:table-cell>
          <table:table-cell table:style-name="ce2" office:value-type="float" office:value="0.77665" calcext:value-type="float">
            <text:p>0.77665</text:p>
          </table:table-cell>
          <table:table-cell table:style-name="ce2" office:value-type="float" office:value="0.789686" calcext:value-type="float">
            <text:p>0.789686</text:p>
          </table:table-cell>
          <table:table-cell table:style-name="ce2" office:value-type="float" office:value="0.807339" calcext:value-type="float">
            <text:p>0.807339</text:p>
          </table:table-cell>
          <table:table-cell table:style-name="ce2" office:value-type="float" office:value="0.815596" calcext:value-type="float">
            <text:p>0.81559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uperfast</text:p>
          </table:table-cell>
          <table:table-cell table:style-name="ce2" office:value-type="float" office:value="0.191263" calcext:value-type="float">
            <text:p>0.191263</text:p>
          </table:table-cell>
          <table:table-cell table:style-name="ce2" office:value-type="float" office:value="0.309311" calcext:value-type="float">
            <text:p>0.309311</text:p>
          </table:table-cell>
          <table:table-cell table:style-name="ce2" office:value-type="float" office:value="0.419273" calcext:value-type="float">
            <text:p>0.419273</text:p>
          </table:table-cell>
          <table:table-cell table:style-name="ce2" office:value-type="float" office:value="0.487682" calcext:value-type="float">
            <text:p>0.487682</text:p>
          </table:table-cell>
          <table:table-cell table:style-name="ce2" office:value-type="float" office:value="0.526261" calcext:value-type="float">
            <text:p>0.526261</text:p>
          </table:table-cell>
          <table:table-cell table:style-name="ce2" office:value-type="float" office:value="0.556483" calcext:value-type="float">
            <text:p>0.556483</text:p>
          </table:table-cell>
          <table:table-cell table:style-name="ce2" office:value-type="float" office:value="0.584791" calcext:value-type="float">
            <text:p>0.584791</text:p>
          </table:table-cell>
          <table:table-cell table:style-name="ce2" office:value-type="float" office:value="0.617064" calcext:value-type="float">
            <text:p>0.617064</text:p>
          </table:table-cell>
          <table:table-cell table:style-name="ce2" office:value-type="float" office:value="0.63977" calcext:value-type="float">
            <text:p>0.63977</text:p>
          </table:table-cell>
          <table:table-cell table:style-name="ce2" office:value-type="float" office:value="0.665199" calcext:value-type="float">
            <text:p>0.665199</text:p>
          </table:table-cell>
          <table:table-cell table:style-name="ce2" office:value-type="float" office:value="0.730908" calcext:value-type="float">
            <text:p>0.730908</text:p>
          </table:table-cell>
          <table:table-cell table:style-name="ce2" office:value-type="float" office:value="0.779086" calcext:value-type="float">
            <text:p>0.779086</text:p>
          </table:table-cell>
          <table:table-cell table:style-name="ce2" office:value-type="float" office:value="0.814141" calcext:value-type="float">
            <text:p>0.814141</text:p>
          </table:table-cell>
          <table:table-cell table:style-name="ce2" office:value-type="float" office:value="0.838508" calcext:value-type="float">
            <text:p>0.838508</text:p>
          </table:table-cell>
          <table:table-cell table:style-name="ce2" office:value-type="float" office:value="0.857088" calcext:value-type="float">
            <text:p>0.857088</text:p>
          </table:table-cell>
          <table:table-cell table:style-name="ce2" office:value-type="float" office:value="0.871919" calcext:value-type="float">
            <text:p>0.871919</text:p>
          </table:table-cell>
          <table:table-cell table:style-name="ce2" office:value-type="float" office:value="0.883958" calcext:value-type="float">
            <text:p>0.883958</text:p>
          </table:table-cell>
          <table:table-cell table:style-name="ce2" office:value-type="float" office:value="0.893897" calcext:value-type="float">
            <text:p>0.893897</text:p>
          </table:table-cell>
          <table:table-cell table:style-name="ce2" office:value-type="float" office:value="0.902194" calcext:value-type="float">
            <text:p>0.902194</text:p>
          </table:table-cell>
          <table:table-cell table:style-name="ce2" office:value-type="float" office:value="0.909136" calcext:value-type="float">
            <text:p>0.90913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fast</text:p>
          </table:table-cell>
          <table:table-cell table:style-name="ce2" office:value-type="float" office:value="0.16936" calcext:value-type="float">
            <text:p>0.16936</text:p>
          </table:table-cell>
          <table:table-cell table:style-name="ce2" office:value-type="float" office:value="0.272835" calcext:value-type="float">
            <text:p>0.272835</text:p>
          </table:table-cell>
          <table:table-cell table:style-name="ce2" office:value-type="float" office:value="0.381151" calcext:value-type="float">
            <text:p>0.381151</text:p>
          </table:table-cell>
          <table:table-cell table:style-name="ce2" office:value-type="float" office:value="0.464468" calcext:value-type="float">
            <text:p>0.464468</text:p>
          </table:table-cell>
          <table:table-cell table:style-name="ce2" office:value-type="float" office:value="0.52231" calcext:value-type="float">
            <text:p>0.52231</text:p>
          </table:table-cell>
          <table:table-cell table:style-name="ce2" office:value-type="float" office:value="0.548566" calcext:value-type="float">
            <text:p>0.548566</text:p>
          </table:table-cell>
          <table:table-cell table:style-name="ce2" office:value-type="float" office:value="0.571957" calcext:value-type="float">
            <text:p>0.571957</text:p>
          </table:table-cell>
          <table:table-cell table:style-name="ce2" office:value-type="float" office:value="0.604914" calcext:value-type="float">
            <text:p>0.604914</text:p>
          </table:table-cell>
          <table:table-cell table:style-name="ce2" office:value-type="float" office:value="0.6322" calcext:value-type="float">
            <text:p>0.6322</text:p>
          </table:table-cell>
          <table:table-cell table:style-name="ce2" office:value-type="float" office:value="0.658234" calcext:value-type="float">
            <text:p>0.658234</text:p>
          </table:table-cell>
          <table:table-cell table:style-name="ce2" office:value-type="float" office:value="0.716584" calcext:value-type="float">
            <text:p>0.716584</text:p>
          </table:table-cell>
          <table:table-cell table:style-name="ce2" office:value-type="float" office:value="0.769553" calcext:value-type="float">
            <text:p>0.769553</text:p>
          </table:table-cell>
          <table:table-cell table:style-name="ce2" office:value-type="float" office:value="0.805851" calcext:value-type="float">
            <text:p>0.805851</text:p>
          </table:table-cell>
          <table:table-cell table:style-name="ce2" office:value-type="float" office:value="0.831979" calcext:value-type="float">
            <text:p>0.831979</text:p>
          </table:table-cell>
          <table:table-cell table:style-name="ce2" office:value-type="float" office:value="0.851553" calcext:value-type="float">
            <text:p>0.851553</text:p>
          </table:table-cell>
          <table:table-cell table:style-name="ce2" office:value-type="float" office:value="0.865189" calcext:value-type="float">
            <text:p>0.865189</text:p>
          </table:table-cell>
          <table:table-cell table:style-name="ce2" office:value-type="float" office:value="0.876965" calcext:value-type="float">
            <text:p>0.876965</text:p>
          </table:table-cell>
          <table:table-cell table:style-name="ce2" office:value-type="float" office:value="0.887221" calcext:value-type="float">
            <text:p>0.887221</text:p>
          </table:table-cell>
          <table:table-cell table:style-name="ce2" office:value-type="float" office:value="0.895011" calcext:value-type="float">
            <text:p>0.895011</text:p>
          </table:table-cell>
          <table:table-cell table:style-name="ce2" office:value-type="float" office:value="0.901917" calcext:value-type="float">
            <text:p>0.9019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er</text:p>
          </table:table-cell>
          <table:table-cell table:style-name="ce2" office:value-type="float" office:value="0.441509" calcext:value-type="float">
            <text:p>0.441509</text:p>
          </table:table-cell>
          <table:table-cell table:style-name="ce2" office:value-type="float" office:value="0.452454" calcext:value-type="float">
            <text:p>0.452454</text:p>
          </table:table-cell>
          <table:table-cell table:style-name="ce2" office:value-type="float" office:value="0.460033" calcext:value-type="float">
            <text:p>0.460033</text:p>
          </table:table-cell>
          <table:table-cell table:style-name="ce2" office:value-type="float" office:value="0.542095" calcext:value-type="float">
            <text:p>0.542095</text:p>
          </table:table-cell>
          <table:table-cell table:style-name="ce2" office:value-type="float" office:value="0.60494" calcext:value-type="float">
            <text:p>0.60494</text:p>
          </table:table-cell>
          <table:table-cell table:style-name="ce2" office:value-type="float" office:value="0.638512" calcext:value-type="float">
            <text:p>0.638512</text:p>
          </table:table-cell>
          <table:table-cell table:style-name="ce2" office:value-type="float" office:value="0.665238" calcext:value-type="float">
            <text:p>0.665238</text:p>
          </table:table-cell>
          <table:table-cell table:style-name="ce2" office:value-type="float" office:value="0.690719" calcext:value-type="float">
            <text:p>0.690719</text:p>
          </table:table-cell>
          <table:table-cell table:style-name="ce2" office:value-type="float" office:value="0.707803" calcext:value-type="float">
            <text:p>0.707803</text:p>
          </table:table-cell>
          <table:table-cell table:style-name="ce2" office:value-type="float" office:value="0.720966" calcext:value-type="float">
            <text:p>0.720966</text:p>
          </table:table-cell>
          <table:table-cell table:style-name="ce2" office:value-type="float" office:value="0.748477" calcext:value-type="float">
            <text:p>0.748477</text:p>
          </table:table-cell>
          <table:table-cell table:style-name="ce2" office:value-type="float" office:value="0.780086" calcext:value-type="float">
            <text:p>0.780086</text:p>
          </table:table-cell>
          <table:table-cell table:style-name="ce2" office:value-type="float" office:value="0.808407" calcext:value-type="float">
            <text:p>0.808407</text:p>
          </table:table-cell>
          <table:table-cell table:style-name="ce2" office:value-type="float" office:value="0.833761" calcext:value-type="float">
            <text:p>0.833761</text:p>
          </table:table-cell>
          <table:table-cell table:style-name="ce2" office:value-type="float" office:value="0.855521" calcext:value-type="float">
            <text:p>0.855521</text:p>
          </table:table-cell>
          <table:table-cell table:style-name="ce2" office:value-type="float" office:value="0.872162" calcext:value-type="float">
            <text:p>0.872162</text:p>
          </table:table-cell>
          <table:table-cell table:style-name="ce2" office:value-type="float" office:value="0.884664" calcext:value-type="float">
            <text:p>0.884664</text:p>
          </table:table-cell>
          <table:table-cell table:style-name="ce2" office:value-type="float" office:value="0.89447" calcext:value-type="float">
            <text:p>0.89447</text:p>
          </table:table-cell>
          <table:table-cell table:style-name="ce2" office:value-type="float" office:value="0.902836" calcext:value-type="float">
            <text:p>0.902836</text:p>
          </table:table-cell>
          <table:table-cell table:style-name="ce2" office:value-type="float" office:value="0.909873" calcext:value-type="float">
            <text:p>0.90987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</text:p>
          </table:table-cell>
          <table:table-cell table:style-name="ce2" office:value-type="float" office:value="0.330085" calcext:value-type="float">
            <text:p>0.330085</text:p>
          </table:table-cell>
          <table:table-cell table:style-name="ce2" office:value-type="float" office:value="0.348539" calcext:value-type="float">
            <text:p>0.348539</text:p>
          </table:table-cell>
          <table:table-cell table:style-name="ce2" office:value-type="float" office:value="0.39434" calcext:value-type="float">
            <text:p>0.39434</text:p>
          </table:table-cell>
          <table:table-cell table:style-name="ce2" office:value-type="float" office:value="0.501405" calcext:value-type="float">
            <text:p>0.501405</text:p>
          </table:table-cell>
          <table:table-cell table:style-name="ce2" office:value-type="float" office:value="0.569983" calcext:value-type="float">
            <text:p>0.569983</text:p>
          </table:table-cell>
          <table:table-cell table:style-name="ce2" office:value-type="float" office:value="0.616801" calcext:value-type="float">
            <text:p>0.616801</text:p>
          </table:table-cell>
          <table:table-cell table:style-name="ce2" office:value-type="float" office:value="0.647169" calcext:value-type="float">
            <text:p>0.647169</text:p>
          </table:table-cell>
          <table:table-cell table:style-name="ce2" office:value-type="float" office:value="0.683542" calcext:value-type="float">
            <text:p>0.683542</text:p>
          </table:table-cell>
          <table:table-cell table:style-name="ce2" office:value-type="float" office:value="0.706821" calcext:value-type="float">
            <text:p>0.706821</text:p>
          </table:table-cell>
          <table:table-cell table:style-name="ce2" office:value-type="float" office:value="0.727853" calcext:value-type="float">
            <text:p>0.727853</text:p>
          </table:table-cell>
          <table:table-cell table:style-name="ce2" office:value-type="float" office:value="0.770548" calcext:value-type="float">
            <text:p>0.770548</text:p>
          </table:table-cell>
          <table:table-cell table:style-name="ce2" office:value-type="float" office:value="0.803385" calcext:value-type="float">
            <text:p>0.803385</text:p>
          </table:table-cell>
          <table:table-cell table:style-name="ce2" office:value-type="float" office:value="0.827536" calcext:value-type="float">
            <text:p>0.827536</text:p>
          </table:table-cell>
          <table:table-cell table:style-name="ce2" office:value-type="float" office:value="0.848641" calcext:value-type="float">
            <text:p>0.848641</text:p>
          </table:table-cell>
          <table:table-cell table:style-name="ce2" office:value-type="float" office:value="0.866216" calcext:value-type="float">
            <text:p>0.866216</text:p>
          </table:table-cell>
          <table:table-cell table:style-name="ce2" office:value-type="float" office:value="0.879424" calcext:value-type="float">
            <text:p>0.879424</text:p>
          </table:table-cell>
          <table:table-cell table:style-name="ce2" office:value-type="float" office:value="0.890768" calcext:value-type="float">
            <text:p>0.890768</text:p>
          </table:table-cell>
          <table:table-cell table:style-name="ce2" office:value-type="float" office:value="0.899112" calcext:value-type="float">
            <text:p>0.899112</text:p>
          </table:table-cell>
          <table:table-cell table:style-name="ce2" office:value-type="float" office:value="0.906566" calcext:value-type="float">
            <text:p>0.906566</text:p>
          </table:table-cell>
          <table:table-cell table:style-name="ce2" office:value-type="float" office:value="0.912558" calcext:value-type="float">
            <text:p>0.91255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edium</text:p>
          </table:table-cell>
          <table:table-cell table:style-name="ce2" office:value-type="float" office:value="0.323254" calcext:value-type="float">
            <text:p>0.323254</text:p>
          </table:table-cell>
          <table:table-cell table:style-name="ce2" office:value-type="float" office:value="0.372877" calcext:value-type="float">
            <text:p>0.372877</text:p>
          </table:table-cell>
          <table:table-cell table:style-name="ce2" office:value-type="float" office:value="0.498184" calcext:value-type="float">
            <text:p>0.498184</text:p>
          </table:table-cell>
          <table:table-cell table:style-name="ce2" office:value-type="float" office:value="0.546904" calcext:value-type="float">
            <text:p>0.546904</text:p>
          </table:table-cell>
          <table:table-cell table:style-name="ce2" office:value-type="float" office:value="0.604473" calcext:value-type="float">
            <text:p>0.604473</text:p>
          </table:table-cell>
          <table:table-cell table:style-name="ce2" office:value-type="float" office:value="0.650191" calcext:value-type="float">
            <text:p>0.650191</text:p>
          </table:table-cell>
          <table:table-cell table:style-name="ce2" office:value-type="float" office:value="0.681281" calcext:value-type="float">
            <text:p>0.681281</text:p>
          </table:table-cell>
          <table:table-cell table:style-name="ce2" office:value-type="float" office:value="0.708028" calcext:value-type="float">
            <text:p>0.708028</text:p>
          </table:table-cell>
          <table:table-cell table:style-name="ce2" office:value-type="float" office:value="0.73232" calcext:value-type="float">
            <text:p>0.73232</text:p>
          </table:table-cell>
          <table:table-cell table:style-name="ce2" office:value-type="float" office:value="0.753306" calcext:value-type="float">
            <text:p>0.753306</text:p>
          </table:table-cell>
          <table:table-cell table:style-name="ce2" office:value-type="float" office:value="0.790846" calcext:value-type="float">
            <text:p>0.790846</text:p>
          </table:table-cell>
          <table:table-cell table:style-name="ce2" office:value-type="float" office:value="0.81831" calcext:value-type="float">
            <text:p>0.81831</text:p>
          </table:table-cell>
          <table:table-cell table:style-name="ce2" office:value-type="float" office:value="0.841475" calcext:value-type="float">
            <text:p>0.841475</text:p>
          </table:table-cell>
          <table:table-cell table:style-name="ce2" office:value-type="float" office:value="0.859777" calcext:value-type="float">
            <text:p>0.859777</text:p>
          </table:table-cell>
          <table:table-cell table:style-name="ce2" office:value-type="float" office:value="0.874379" calcext:value-type="float">
            <text:p>0.874379</text:p>
          </table:table-cell>
          <table:table-cell table:style-name="ce2" office:value-type="float" office:value="0.885937" calcext:value-type="float">
            <text:p>0.885937</text:p>
          </table:table-cell>
          <table:table-cell table:style-name="ce2" office:value-type="float" office:value="0.895461" calcext:value-type="float">
            <text:p>0.895461</text:p>
          </table:table-cell>
          <table:table-cell table:style-name="ce2" office:value-type="float" office:value="0.902898" calcext:value-type="float">
            <text:p>0.902898</text:p>
          </table:table-cell>
          <table:table-cell table:style-name="ce2" office:value-type="float" office:value="0.909527" calcext:value-type="float">
            <text:p>0.909527</text:p>
          </table:table-cell>
          <table:table-cell table:style-name="ce2" office:value-type="float" office:value="0.915281" calcext:value-type="float">
            <text:p>0.91528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</text:p>
          </table:table-cell>
          <table:table-cell table:style-name="ce2" office:value-type="float" office:value="0.321042" calcext:value-type="float">
            <text:p>0.321042</text:p>
          </table:table-cell>
          <table:table-cell table:style-name="ce2" office:value-type="float" office:value="0.37244" calcext:value-type="float">
            <text:p>0.37244</text:p>
          </table:table-cell>
          <table:table-cell table:style-name="ce2" office:value-type="float" office:value="0.481997" calcext:value-type="float">
            <text:p>0.481997</text:p>
          </table:table-cell>
          <table:table-cell table:style-name="ce2" office:value-type="float" office:value="0.543376" calcext:value-type="float">
            <text:p>0.543376</text:p>
          </table:table-cell>
          <table:table-cell table:style-name="ce2" office:value-type="float" office:value="0.600573" calcext:value-type="float">
            <text:p>0.600573</text:p>
          </table:table-cell>
          <table:table-cell table:style-name="ce2" office:value-type="float" office:value="0.643649" calcext:value-type="float">
            <text:p>0.643649</text:p>
          </table:table-cell>
          <table:table-cell table:style-name="ce2" office:value-type="float" office:value="0.678224" calcext:value-type="float">
            <text:p>0.678224</text:p>
          </table:table-cell>
          <table:table-cell table:style-name="ce2" office:value-type="float" office:value="0.703128" calcext:value-type="float">
            <text:p>0.703128</text:p>
          </table:table-cell>
          <table:table-cell table:style-name="ce2" office:value-type="float" office:value="0.728826" calcext:value-type="float">
            <text:p>0.728826</text:p>
          </table:table-cell>
          <table:table-cell table:style-name="ce2" office:value-type="float" office:value="0.751826" calcext:value-type="float">
            <text:p>0.751826</text:p>
          </table:table-cell>
          <table:table-cell table:style-name="ce2" office:value-type="float" office:value="0.789286" calcext:value-type="float">
            <text:p>0.789286</text:p>
          </table:table-cell>
          <table:table-cell table:style-name="ce2" office:value-type="float" office:value="0.818513" calcext:value-type="float">
            <text:p>0.818513</text:p>
          </table:table-cell>
          <table:table-cell table:style-name="ce2" office:value-type="float" office:value="0.843599" calcext:value-type="float">
            <text:p>0.843599</text:p>
          </table:table-cell>
          <table:table-cell table:style-name="ce2" office:value-type="float" office:value="0.861753" calcext:value-type="float">
            <text:p>0.861753</text:p>
          </table:table-cell>
          <table:table-cell table:style-name="ce2" office:value-type="float" office:value="0.875346" calcext:value-type="float">
            <text:p>0.875346</text:p>
          </table:table-cell>
          <table:table-cell table:style-name="ce2" office:value-type="float" office:value="0.886074" calcext:value-type="float">
            <text:p>0.886074</text:p>
          </table:table-cell>
          <table:table-cell table:style-name="ce2" office:value-type="float" office:value="0.895369" calcext:value-type="float">
            <text:p>0.895369</text:p>
          </table:table-cell>
          <table:table-cell table:style-name="ce2" office:value-type="float" office:value="0.902824" calcext:value-type="float">
            <text:p>0.902824</text:p>
          </table:table-cell>
          <table:table-cell table:style-name="ce2" office:value-type="float" office:value="0.90884" calcext:value-type="float">
            <text:p>0.90884</text:p>
          </table:table-cell>
          <table:table-cell table:style-name="ce2" office:value-type="float" office:value="0.914712" calcext:value-type="float">
            <text:p>0.91471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er</text:p>
          </table:table-cell>
          <table:table-cell table:style-name="ce2" office:value-type="float" office:value="0.440171" calcext:value-type="float">
            <text:p>0.440171</text:p>
          </table:table-cell>
          <table:table-cell table:style-name="ce2" office:value-type="float" office:value="0.454335" calcext:value-type="float">
            <text:p>0.454335</text:p>
          </table:table-cell>
          <table:table-cell table:style-name="ce2" office:value-type="float" office:value="0.490409" calcext:value-type="float">
            <text:p>0.490409</text:p>
          </table:table-cell>
          <table:table-cell table:style-name="ce2" office:value-type="float" office:value="0.543783" calcext:value-type="float">
            <text:p>0.543783</text:p>
          </table:table-cell>
          <table:table-cell table:style-name="ce2" office:value-type="float" office:value="0.59742" calcext:value-type="float">
            <text:p>0.59742</text:p>
          </table:table-cell>
          <table:table-cell table:style-name="ce2" office:value-type="float" office:value="0.646545" calcext:value-type="float">
            <text:p>0.646545</text:p>
          </table:table-cell>
          <table:table-cell table:style-name="ce2" office:value-type="float" office:value="0.685102" calcext:value-type="float">
            <text:p>0.685102</text:p>
          </table:table-cell>
          <table:table-cell table:style-name="ce2" office:value-type="float" office:value="0.716229" calcext:value-type="float">
            <text:p>0.716229</text:p>
          </table:table-cell>
          <table:table-cell table:style-name="ce2" office:value-type="float" office:value="0.743115" calcext:value-type="float">
            <text:p>0.743115</text:p>
          </table:table-cell>
          <table:table-cell table:style-name="ce2" office:value-type="float" office:value="0.763436" calcext:value-type="float">
            <text:p>0.763436</text:p>
          </table:table-cell>
          <table:table-cell table:style-name="ce2" office:value-type="float" office:value="0.80174" calcext:value-type="float">
            <text:p>0.80174</text:p>
          </table:table-cell>
          <table:table-cell table:style-name="ce2" office:value-type="float" office:value="0.829468" calcext:value-type="float">
            <text:p>0.829468</text:p>
          </table:table-cell>
          <table:table-cell table:style-name="ce2" office:value-type="float" office:value="0.850972" calcext:value-type="float">
            <text:p>0.850972</text:p>
          </table:table-cell>
          <table:table-cell table:style-name="ce2" office:value-type="float" office:value="0.868026" calcext:value-type="float">
            <text:p>0.868026</text:p>
          </table:table-cell>
          <table:table-cell table:style-name="ce2" office:value-type="float" office:value="0.881908" calcext:value-type="float">
            <text:p>0.881908</text:p>
          </table:table-cell>
          <table:table-cell table:style-name="ce2" office:value-type="float" office:value="0.892308" calcext:value-type="float">
            <text:p>0.892308</text:p>
          </table:table-cell>
          <table:table-cell table:style-name="ce2" office:value-type="float" office:value="0.900745" calcext:value-type="float">
            <text:p>0.900745</text:p>
          </table:table-cell>
          <table:table-cell table:style-name="ce2" office:value-type="float" office:value="0.907224" calcext:value-type="float">
            <text:p>0.907224</text:p>
          </table:table-cell>
          <table:table-cell table:style-name="ce2" office:value-type="float" office:value="0.913809" calcext:value-type="float">
            <text:p>0.913809</text:p>
          </table:table-cell>
          <table:table-cell table:style-name="ce2" office:value-type="float" office:value="0.918752" calcext:value-type="float">
            <text:p>0.91875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slow</text:p>
          </table:table-cell>
          <table:table-cell table:style-name="ce2" office:value-type="float" office:value="0.452848" calcext:value-type="float">
            <text:p>0.452848</text:p>
          </table:table-cell>
          <table:table-cell table:style-name="ce2" office:value-type="float" office:value="0.466464" calcext:value-type="float">
            <text:p>0.466464</text:p>
          </table:table-cell>
          <table:table-cell table:style-name="ce2" office:value-type="float" office:value="0.495888" calcext:value-type="float">
            <text:p>0.495888</text:p>
          </table:table-cell>
          <table:table-cell table:style-name="ce2" office:value-type="float" office:value="0.547459" calcext:value-type="float">
            <text:p>0.547459</text:p>
          </table:table-cell>
          <table:table-cell table:style-name="ce2" office:value-type="float" office:value="0.602533" calcext:value-type="float">
            <text:p>0.602533</text:p>
          </table:table-cell>
          <table:table-cell table:style-name="ce2" office:value-type="float" office:value="0.647525" calcext:value-type="float">
            <text:p>0.647525</text:p>
          </table:table-cell>
          <table:table-cell table:style-name="ce2" office:value-type="float" office:value="0.682381" calcext:value-type="float">
            <text:p>0.682381</text:p>
          </table:table-cell>
          <table:table-cell table:style-name="ce2" office:value-type="float" office:value="0.714601" calcext:value-type="float">
            <text:p>0.714601</text:p>
          </table:table-cell>
          <table:table-cell table:style-name="ce2" office:value-type="float" office:value="0.743835" calcext:value-type="float">
            <text:p>0.743835</text:p>
          </table:table-cell>
          <table:table-cell table:style-name="ce2" office:value-type="float" office:value="0.767317" calcext:value-type="float">
            <text:p>0.767317</text:p>
          </table:table-cell>
          <table:table-cell table:style-name="ce2" office:value-type="float" office:value="0.807732" calcext:value-type="float">
            <text:p>0.807732</text:p>
          </table:table-cell>
          <table:table-cell table:style-name="ce2" office:value-type="float" office:value="0.836796" calcext:value-type="float">
            <text:p>0.836796</text:p>
          </table:table-cell>
          <table:table-cell table:style-name="ce2" office:value-type="float" office:value="0.857593" calcext:value-type="float">
            <text:p>0.857593</text:p>
          </table:table-cell>
          <table:table-cell table:style-name="ce2" office:value-type="float" office:value="0.874102" calcext:value-type="float">
            <text:p>0.874102</text:p>
          </table:table-cell>
          <table:table-cell table:style-name="ce2" office:value-type="float" office:value="0.885808" calcext:value-type="float">
            <text:p>0.885808</text:p>
          </table:table-cell>
          <table:table-cell table:style-name="ce2" office:value-type="float" office:value="0.896855" calcext:value-type="float">
            <text:p>0.896855</text:p>
          </table:table-cell>
          <table:table-cell table:style-name="ce2" office:value-type="float" office:value="0.904788" calcext:value-type="float">
            <text:p>0.904788</text:p>
          </table:table-cell>
          <table:table-cell table:style-name="ce2" office:value-type="float" office:value="0.911664" calcext:value-type="float">
            <text:p>0.911664</text:p>
          </table:table-cell>
          <table:table-cell table:style-name="ce2" office:value-type="float" office:value="0.917491" calcext:value-type="float">
            <text:p>0.917491</text:p>
          </table:table-cell>
          <table:table-cell table:style-name="ce2" office:value-type="float" office:value="0.922379" calcext:value-type="float">
            <text:p>0.92237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acebo</text:p>
          </table:table-cell>
          <table:table-cell table:style-name="ce2" office:value-type="float" office:value="0.115519" calcext:value-type="float">
            <text:p>0.115519</text:p>
          </table:table-cell>
          <table:table-cell table:style-name="ce2" office:value-type="float" office:value="0.182638" calcext:value-type="float">
            <text:p>0.182638</text:p>
          </table:table-cell>
          <table:table-cell table:style-name="ce2" office:value-type="float" office:value="0.275368" calcext:value-type="float">
            <text:p>0.275368</text:p>
          </table:table-cell>
          <table:table-cell table:style-name="ce2" office:value-type="float" office:value="0.400828" calcext:value-type="float">
            <text:p>0.400828</text:p>
          </table:table-cell>
          <table:table-cell table:style-name="ce2" office:value-type="float" office:value="0.526037" calcext:value-type="float">
            <text:p>0.526037</text:p>
          </table:table-cell>
          <table:table-cell table:style-name="ce2" office:value-type="float" office:value="0.596823" calcext:value-type="float">
            <text:p>0.596823</text:p>
          </table:table-cell>
          <table:table-cell table:style-name="ce2" office:value-type="float" office:value="0.64531" calcext:value-type="float">
            <text:p>0.64531</text:p>
          </table:table-cell>
          <table:table-cell table:style-name="ce2" office:value-type="float" office:value="0.679176" calcext:value-type="float">
            <text:p>0.679176</text:p>
          </table:table-cell>
          <table:table-cell table:style-name="ce2" office:value-type="float" office:value="0.710652" calcext:value-type="float">
            <text:p>0.710652</text:p>
          </table:table-cell>
          <table:table-cell table:style-name="ce2" office:value-type="float" office:value="0.736634" calcext:value-type="float">
            <text:p>0.736634</text:p>
          </table:table-cell>
          <table:table-cell table:style-name="ce2" office:value-type="float" office:value="0.784832" calcext:value-type="float">
            <text:p>0.784832</text:p>
          </table:table-cell>
          <table:table-cell table:style-name="ce2" office:value-type="float" office:value="0.821335" calcext:value-type="float">
            <text:p>0.821335</text:p>
          </table:table-cell>
          <table:table-cell table:style-name="ce2" office:value-type="float" office:value="0.847954" calcext:value-type="float">
            <text:p>0.847954</text:p>
          </table:table-cell>
          <table:table-cell table:style-name="ce2" office:value-type="float" office:value="0.867698" calcext:value-type="float">
            <text:p>0.867698</text:p>
          </table:table-cell>
          <table:table-cell table:style-name="ce2" office:value-type="float" office:value="0.883177" calcext:value-type="float">
            <text:p>0.883177</text:p>
          </table:table-cell>
          <table:table-cell table:style-name="ce2" office:value-type="float" office:value="0.894923" calcext:value-type="float">
            <text:p>0.894923</text:p>
          </table:table-cell>
          <table:table-cell table:style-name="ce2" office:value-type="float" office:value="0.904217" calcext:value-type="float">
            <text:p>0.904217</text:p>
          </table:table-cell>
          <table:table-cell table:style-name="ce2" office:value-type="float" office:value="0.91161" calcext:value-type="float">
            <text:p>0.91161</text:p>
          </table:table-cell>
          <table:table-cell table:style-name="ce2" office:value-type="float" office:value="0.917679" calcext:value-type="float">
            <text:p>0.917679</text:p>
          </table:table-cell>
          <table:table-cell table:style-name="ce2" office:value-type="float" office:value="0.922972" calcext:value-type="float">
            <text:p>0.922972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VMAF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ultrafa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30749" calcext:value-type="float">
            <text:p>0.030749</text:p>
          </table:table-cell>
          <table:table-cell table:style-name="ce2" office:value-type="float" office:value="0.125905" calcext:value-type="float">
            <text:p>0.125905</text:p>
          </table:table-cell>
          <table:table-cell table:style-name="ce2" office:value-type="float" office:value="0.216115" calcext:value-type="float">
            <text:p>0.216115</text:p>
          </table:table-cell>
          <table:table-cell table:style-name="ce2" office:value-type="float" office:value="0.801735" calcext:value-type="float">
            <text:p>0.801735</text:p>
          </table:table-cell>
          <table:table-cell table:style-name="ce2" office:value-type="float" office:value="1.64969" calcext:value-type="float">
            <text:p>1.64969</text:p>
          </table:table-cell>
          <table:table-cell table:style-name="ce2" office:value-type="float" office:value="3.363273" calcext:value-type="float">
            <text:p>3.363273</text:p>
          </table:table-cell>
          <table:table-cell table:style-name="ce2" office:value-type="float" office:value="6.407651" calcext:value-type="float">
            <text:p>6.407651</text:p>
          </table:table-cell>
          <table:table-cell table:style-name="ce2" office:value-type="float" office:value="9.304426" calcext:value-type="float">
            <text:p>9.304426</text:p>
          </table:table-cell>
          <table:table-cell table:style-name="ce2" office:value-type="float" office:value="14.306496" calcext:value-type="float">
            <text:p>14.306496</text:p>
          </table:table-cell>
          <table:table-cell table:style-name="ce2" office:value-type="float" office:value="14.602325" calcext:value-type="float">
            <text:p>14.602325</text:p>
          </table:table-cell>
          <table:table-cell table:style-name="ce2" office:value-type="float" office:value="16.137115" calcext:value-type="float">
            <text:p>16.137115</text:p>
          </table:table-cell>
          <table:table-cell table:style-name="ce2" office:value-type="float" office:value="25.631963" calcext:value-type="float">
            <text:p>25.631963</text:p>
          </table:table-cell>
          <table:table-cell table:style-name="ce2" office:value-type="float" office:value="29.886827" calcext:value-type="float">
            <text:p>29.886827</text:p>
          </table:table-cell>
          <table:table-cell table:style-name="ce2" office:value-type="float" office:value="33.842297" calcext:value-type="float">
            <text:p>33.842297</text:p>
          </table:table-cell>
          <table:table-cell table:style-name="ce2" office:value-type="float" office:value="37.875212" calcext:value-type="float">
            <text:p>37.875212</text:p>
          </table:table-cell>
          <table:table-cell table:style-name="ce2" office:value-type="float" office:value="39.848761" calcext:value-type="float">
            <text:p>39.848761</text:p>
          </table:table-cell>
          <table:table-cell table:style-name="ce2" office:value-type="float" office:value="41.864114" calcext:value-type="float">
            <text:p>41.864114</text:p>
          </table:table-cell>
          <table:table-cell table:style-name="ce2" office:value-type="float" office:value="44.593274" calcext:value-type="float">
            <text:p>44.593274</text:p>
          </table:table-cell>
          <table:table-cell table:style-name="ce2" office:value-type="float" office:value="46.291618" calcext:value-type="float">
            <text:p>46.29161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uperfa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9394" calcext:value-type="float">
            <text:p>0.029394</text:p>
          </table:table-cell>
          <table:table-cell table:style-name="ce2" office:value-type="float" office:value="0.320557" calcext:value-type="float">
            <text:p>0.320557</text:p>
          </table:table-cell>
          <table:table-cell table:style-name="ce2" office:value-type="float" office:value="0.739018" calcext:value-type="float">
            <text:p>0.739018</text:p>
          </table:table-cell>
          <table:table-cell table:style-name="ce2" office:value-type="float" office:value="1.806556" calcext:value-type="float">
            <text:p>1.806556</text:p>
          </table:table-cell>
          <table:table-cell table:style-name="ce2" office:value-type="float" office:value="3.342649" calcext:value-type="float">
            <text:p>3.342649</text:p>
          </table:table-cell>
          <table:table-cell table:style-name="ce2" office:value-type="float" office:value="5.856049" calcext:value-type="float">
            <text:p>5.856049</text:p>
          </table:table-cell>
          <table:table-cell table:style-name="ce2" office:value-type="float" office:value="5.716255" calcext:value-type="float">
            <text:p>5.716255</text:p>
          </table:table-cell>
          <table:table-cell table:style-name="ce2" office:value-type="float" office:value="6.038164" calcext:value-type="float">
            <text:p>6.038164</text:p>
          </table:table-cell>
          <table:table-cell table:style-name="ce2" office:value-type="float" office:value="6.409228" calcext:value-type="float">
            <text:p>6.409228</text:p>
          </table:table-cell>
          <table:table-cell table:style-name="ce2" office:value-type="float" office:value="10.948153" calcext:value-type="float">
            <text:p>10.948153</text:p>
          </table:table-cell>
          <table:table-cell table:style-name="ce2" office:value-type="float" office:value="17.229559" calcext:value-type="float">
            <text:p>17.229559</text:p>
          </table:table-cell>
          <table:table-cell table:style-name="ce2" office:value-type="float" office:value="23.084702" calcext:value-type="float">
            <text:p>23.084702</text:p>
          </table:table-cell>
          <table:table-cell table:style-name="ce2" office:value-type="float" office:value="28.243674" calcext:value-type="float">
            <text:p>28.243674</text:p>
          </table:table-cell>
          <table:table-cell table:style-name="ce2" office:value-type="float" office:value="32.718335" calcext:value-type="float">
            <text:p>32.718335</text:p>
          </table:table-cell>
          <table:table-cell table:style-name="ce2" office:value-type="float" office:value="36.583414" calcext:value-type="float">
            <text:p>36.583414</text:p>
          </table:table-cell>
          <table:table-cell table:style-name="ce2" office:value-type="float" office:value="40.154033" calcext:value-type="float">
            <text:p>40.154033</text:p>
          </table:table-cell>
          <table:table-cell table:style-name="ce2" office:value-type="float" office:value="43.411418" calcext:value-type="float">
            <text:p>43.411418</text:p>
          </table:table-cell>
          <table:table-cell table:style-name="ce2" office:value-type="float" office:value="46.339494" calcext:value-type="float">
            <text:p>46.339494</text:p>
          </table:table-cell>
          <table:table-cell table:style-name="ce2" office:value-type="float" office:value="48.974831" calcext:value-type="float">
            <text:p>48.97483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fast</text:p>
          </table:table-cell>
          <table:table-cell table:style-name="ce2" office:value-type="float" office:value="0.124062" calcext:value-type="float">
            <text:p>0.124062</text:p>
          </table:table-cell>
          <table:table-cell table:style-name="ce2" office:value-type="float" office:value="0.207535" calcext:value-type="float">
            <text:p>0.207535</text:p>
          </table:table-cell>
          <table:table-cell table:style-name="ce2" office:value-type="float" office:value="0.457339" calcext:value-type="float">
            <text:p>0.457339</text:p>
          </table:table-cell>
          <table:table-cell table:style-name="ce2" office:value-type="float" office:value="0.971823" calcext:value-type="float">
            <text:p>0.971823</text:p>
          </table:table-cell>
          <table:table-cell table:style-name="ce2" office:value-type="float" office:value="1.932004" calcext:value-type="float">
            <text:p>1.932004</text:p>
          </table:table-cell>
          <table:table-cell table:style-name="ce2" office:value-type="float" office:value="3.294946" calcext:value-type="float">
            <text:p>3.294946</text:p>
          </table:table-cell>
          <table:table-cell table:style-name="ce2" office:value-type="float" office:value="6.473397" calcext:value-type="float">
            <text:p>6.473397</text:p>
          </table:table-cell>
          <table:table-cell table:style-name="ce2" office:value-type="float" office:value="7.148888" calcext:value-type="float">
            <text:p>7.148888</text:p>
          </table:table-cell>
          <table:table-cell table:style-name="ce2" office:value-type="float" office:value="7.558233" calcext:value-type="float">
            <text:p>7.558233</text:p>
          </table:table-cell>
          <table:table-cell table:style-name="ce2" office:value-type="float" office:value="8.382052" calcext:value-type="float">
            <text:p>8.382052</text:p>
          </table:table-cell>
          <table:table-cell table:style-name="ce2" office:value-type="float" office:value="11.762034" calcext:value-type="float">
            <text:p>11.762034</text:p>
          </table:table-cell>
          <table:table-cell table:style-name="ce2" office:value-type="float" office:value="17.138337" calcext:value-type="float">
            <text:p>17.138337</text:p>
          </table:table-cell>
          <table:table-cell table:style-name="ce2" office:value-type="float" office:value="22.730941" calcext:value-type="float">
            <text:p>22.730941</text:p>
          </table:table-cell>
          <table:table-cell table:style-name="ce2" office:value-type="float" office:value="27.848254" calcext:value-type="float">
            <text:p>27.848254</text:p>
          </table:table-cell>
          <table:table-cell table:style-name="ce2" office:value-type="float" office:value="32.202741" calcext:value-type="float">
            <text:p>32.202741</text:p>
          </table:table-cell>
          <table:table-cell table:style-name="ce2" office:value-type="float" office:value="36.088109" calcext:value-type="float">
            <text:p>36.088109</text:p>
          </table:table-cell>
          <table:table-cell table:style-name="ce2" office:value-type="float" office:value="39.468949" calcext:value-type="float">
            <text:p>39.468949</text:p>
          </table:table-cell>
          <table:table-cell table:style-name="ce2" office:value-type="float" office:value="42.590385" calcext:value-type="float">
            <text:p>42.590385</text:p>
          </table:table-cell>
          <table:table-cell table:style-name="ce2" office:value-type="float" office:value="45.385513" calcext:value-type="float">
            <text:p>45.385513</text:p>
          </table:table-cell>
          <table:table-cell table:style-name="ce2" office:value-type="float" office:value="47.772266" calcext:value-type="float">
            <text:p>47.77226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36359" calcext:value-type="float">
            <text:p>0.236359</text:p>
          </table:table-cell>
          <table:table-cell table:style-name="ce2" office:value-type="float" office:value="0.609184" calcext:value-type="float">
            <text:p>0.609184</text:p>
          </table:table-cell>
          <table:table-cell table:style-name="ce2" office:value-type="float" office:value="0.925751" calcext:value-type="float">
            <text:p>0.925751</text:p>
          </table:table-cell>
          <table:table-cell table:style-name="ce2" office:value-type="float" office:value="1.230946" calcext:value-type="float">
            <text:p>1.230946</text:p>
          </table:table-cell>
          <table:table-cell table:style-name="ce2" office:value-type="float" office:value="1.640176" calcext:value-type="float">
            <text:p>1.640176</text:p>
          </table:table-cell>
          <table:table-cell table:style-name="ce2" office:value-type="float" office:value="2.562919" calcext:value-type="float">
            <text:p>2.562919</text:p>
          </table:table-cell>
          <table:table-cell table:style-name="ce2" office:value-type="float" office:value="4.457747" calcext:value-type="float">
            <text:p>4.457747</text:p>
          </table:table-cell>
          <table:table-cell table:style-name="ce2" office:value-type="float" office:value="7.065087" calcext:value-type="float">
            <text:p>7.065087</text:p>
          </table:table-cell>
          <table:table-cell table:style-name="ce2" office:value-type="float" office:value="10.051473" calcext:value-type="float">
            <text:p>10.051473</text:p>
          </table:table-cell>
          <table:table-cell table:style-name="ce2" office:value-type="float" office:value="15.777923" calcext:value-type="float">
            <text:p>15.777923</text:p>
          </table:table-cell>
          <table:table-cell table:style-name="ce2" office:value-type="float" office:value="20.753822" calcext:value-type="float">
            <text:p>20.753822</text:p>
          </table:table-cell>
          <table:table-cell table:style-name="ce2" office:value-type="float" office:value="25.742965" calcext:value-type="float">
            <text:p>25.742965</text:p>
          </table:table-cell>
          <table:table-cell table:style-name="ce2" office:value-type="float" office:value="30.752131" calcext:value-type="float">
            <text:p>30.752131</text:p>
          </table:table-cell>
          <table:table-cell table:style-name="ce2" office:value-type="float" office:value="35.684279" calcext:value-type="float">
            <text:p>35.684279</text:p>
          </table:table-cell>
          <table:table-cell table:style-name="ce2" office:value-type="float" office:value="40.290683" calcext:value-type="float">
            <text:p>40.290683</text:p>
          </table:table-cell>
          <table:table-cell table:style-name="ce2" office:value-type="float" office:value="44.28191" calcext:value-type="float">
            <text:p>44.28191</text:p>
          </table:table-cell>
          <table:table-cell table:style-name="ce2" office:value-type="float" office:value="47.776104" calcext:value-type="float">
            <text:p>47.776104</text:p>
          </table:table-cell>
          <table:table-cell table:style-name="ce2" office:value-type="float" office:value="50.831887" calcext:value-type="float">
            <text:p>50.831887</text:p>
          </table:table-cell>
          <table:table-cell table:style-name="ce2" office:value-type="float" office:value="53.564796" calcext:value-type="float">
            <text:p>53.56479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78005" calcext:value-type="float">
            <text:p>0.278005</text:p>
          </table:table-cell>
          <table:table-cell table:style-name="ce2" office:value-type="float" office:value="0.640475" calcext:value-type="float">
            <text:p>0.640475</text:p>
          </table:table-cell>
          <table:table-cell table:style-name="ce2" office:value-type="float" office:value="0.957668" calcext:value-type="float">
            <text:p>0.957668</text:p>
          </table:table-cell>
          <table:table-cell table:style-name="ce2" office:value-type="float" office:value="1.256477" calcext:value-type="float">
            <text:p>1.256477</text:p>
          </table:table-cell>
          <table:table-cell table:style-name="ce2" office:value-type="float" office:value="1.569501" calcext:value-type="float">
            <text:p>1.569501</text:p>
          </table:table-cell>
          <table:table-cell table:style-name="ce2" office:value-type="float" office:value="2.267925" calcext:value-type="float">
            <text:p>2.267925</text:p>
          </table:table-cell>
          <table:table-cell table:style-name="ce2" office:value-type="float" office:value="4.425578" calcext:value-type="float">
            <text:p>4.425578</text:p>
          </table:table-cell>
          <table:table-cell table:style-name="ce2" office:value-type="float" office:value="8.567887" calcext:value-type="float">
            <text:p>8.567887</text:p>
          </table:table-cell>
          <table:table-cell table:style-name="ce2" office:value-type="float" office:value="12.954239" calcext:value-type="float">
            <text:p>12.954239</text:p>
          </table:table-cell>
          <table:table-cell table:style-name="ce2" office:value-type="float" office:value="19.688397" calcext:value-type="float">
            <text:p>19.688397</text:p>
          </table:table-cell>
          <table:table-cell table:style-name="ce2" office:value-type="float" office:value="24.839087" calcext:value-type="float">
            <text:p>24.839087</text:p>
          </table:table-cell>
          <table:table-cell table:style-name="ce2" office:value-type="float" office:value="29.638154" calcext:value-type="float">
            <text:p>29.638154</text:p>
          </table:table-cell>
          <table:table-cell table:style-name="ce2" office:value-type="float" office:value="34.311339" calcext:value-type="float">
            <text:p>34.311339</text:p>
          </table:table-cell>
          <table:table-cell table:style-name="ce2" office:value-type="float" office:value="38.690848" calcext:value-type="float">
            <text:p>38.690848</text:p>
          </table:table-cell>
          <table:table-cell table:style-name="ce2" office:value-type="float" office:value="42.728465" calcext:value-type="float">
            <text:p>42.728465</text:p>
          </table:table-cell>
          <table:table-cell table:style-name="ce2" office:value-type="float" office:value="46.388152" calcext:value-type="float">
            <text:p>46.388152</text:p>
          </table:table-cell>
          <table:table-cell table:style-name="ce2" office:value-type="float" office:value="49.470543" calcext:value-type="float">
            <text:p>49.470543</text:p>
          </table:table-cell>
          <table:table-cell table:style-name="ce2" office:value-type="float" office:value="52.312502" calcext:value-type="float">
            <text:p>52.312502</text:p>
          </table:table-cell>
          <table:table-cell table:style-name="ce2" office:value-type="float" office:value="54.793598" calcext:value-type="float">
            <text:p>54.79359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ediu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10823" calcext:value-type="float">
            <text:p>0.210823</text:p>
          </table:table-cell>
          <table:table-cell table:style-name="ce2" office:value-type="float" office:value="0.559341" calcext:value-type="float">
            <text:p>0.559341</text:p>
          </table:table-cell>
          <table:table-cell table:style-name="ce2" office:value-type="float" office:value="1.086059" calcext:value-type="float">
            <text:p>1.086059</text:p>
          </table:table-cell>
          <table:table-cell table:style-name="ce2" office:value-type="float" office:value="2.441615" calcext:value-type="float">
            <text:p>2.441615</text:p>
          </table:table-cell>
          <table:table-cell table:style-name="ce2" office:value-type="float" office:value="4.320909" calcext:value-type="float">
            <text:p>4.320909</text:p>
          </table:table-cell>
          <table:table-cell table:style-name="ce2" office:value-type="float" office:value="6.797152" calcext:value-type="float">
            <text:p>6.797152</text:p>
          </table:table-cell>
          <table:table-cell table:style-name="ce2" office:value-type="float" office:value="10.150398" calcext:value-type="float">
            <text:p>10.150398</text:p>
          </table:table-cell>
          <table:table-cell table:style-name="ce2" office:value-type="float" office:value="13.513846" calcext:value-type="float">
            <text:p>13.513846</text:p>
          </table:table-cell>
          <table:table-cell table:style-name="ce2" office:value-type="float" office:value="16.461084" calcext:value-type="float">
            <text:p>16.461084</text:p>
          </table:table-cell>
          <table:table-cell table:style-name="ce2" office:value-type="float" office:value="22.449411" calcext:value-type="float">
            <text:p>22.449411</text:p>
          </table:table-cell>
          <table:table-cell table:style-name="ce2" office:value-type="float" office:value="28.235604" calcext:value-type="float">
            <text:p>28.235604</text:p>
          </table:table-cell>
          <table:table-cell table:style-name="ce2" office:value-type="float" office:value="33.266778" calcext:value-type="float">
            <text:p>33.266778</text:p>
          </table:table-cell>
          <table:table-cell table:style-name="ce2" office:value-type="float" office:value="37.924835" calcext:value-type="float">
            <text:p>37.924835</text:p>
          </table:table-cell>
          <table:table-cell table:style-name="ce2" office:value-type="float" office:value="41.92558" calcext:value-type="float">
            <text:p>41.92558</text:p>
          </table:table-cell>
          <table:table-cell table:style-name="ce2" office:value-type="float" office:value="45.510224" calcext:value-type="float">
            <text:p>45.510224</text:p>
          </table:table-cell>
          <table:table-cell table:style-name="ce2" office:value-type="float" office:value="48.904351" calcext:value-type="float">
            <text:p>48.904351</text:p>
          </table:table-cell>
          <table:table-cell table:style-name="ce2" office:value-type="float" office:value="51.669948" calcext:value-type="float">
            <text:p>51.669948</text:p>
          </table:table-cell>
          <table:table-cell table:style-name="ce2" office:value-type="float" office:value="54.272629" calcext:value-type="float">
            <text:p>54.272629</text:p>
          </table:table-cell>
          <table:table-cell table:style-name="ce2" office:value-type="float" office:value="56.709188" calcext:value-type="float">
            <text:p>56.70918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6392" calcext:value-type="float">
            <text:p>0.256392</text:p>
          </table:table-cell>
          <table:table-cell table:style-name="ce2" office:value-type="float" office:value="0.5918" calcext:value-type="float">
            <text:p>0.5918</text:p>
          </table:table-cell>
          <table:table-cell table:style-name="ce2" office:value-type="float" office:value="0.895802" calcext:value-type="float">
            <text:p>0.895802</text:p>
          </table:table-cell>
          <table:table-cell table:style-name="ce2" office:value-type="float" office:value="1.631594" calcext:value-type="float">
            <text:p>1.631594</text:p>
          </table:table-cell>
          <table:table-cell table:style-name="ce2" office:value-type="float" office:value="2.949824" calcext:value-type="float">
            <text:p>2.949824</text:p>
          </table:table-cell>
          <table:table-cell table:style-name="ce2" office:value-type="float" office:value="5.294512" calcext:value-type="float">
            <text:p>5.294512</text:p>
          </table:table-cell>
          <table:table-cell table:style-name="ce2" office:value-type="float" office:value="8.435931" calcext:value-type="float">
            <text:p>8.435931</text:p>
          </table:table-cell>
          <table:table-cell table:style-name="ce2" office:value-type="float" office:value="12.064515" calcext:value-type="float">
            <text:p>12.064515</text:p>
          </table:table-cell>
          <table:table-cell table:style-name="ce2" office:value-type="float" office:value="15.731854" calcext:value-type="float">
            <text:p>15.731854</text:p>
          </table:table-cell>
          <table:table-cell table:style-name="ce2" office:value-type="float" office:value="22.615326" calcext:value-type="float">
            <text:p>22.615326</text:p>
          </table:table-cell>
          <table:table-cell table:style-name="ce2" office:value-type="float" office:value="28.724605" calcext:value-type="float">
            <text:p>28.724605</text:p>
          </table:table-cell>
          <table:table-cell table:style-name="ce2" office:value-type="float" office:value="34.246878" calcext:value-type="float">
            <text:p>34.246878</text:p>
          </table:table-cell>
          <table:table-cell table:style-name="ce2" office:value-type="float" office:value="38.954992" calcext:value-type="float">
            <text:p>38.954992</text:p>
          </table:table-cell>
          <table:table-cell table:style-name="ce2" office:value-type="float" office:value="43.179762" calcext:value-type="float">
            <text:p>43.179762</text:p>
          </table:table-cell>
          <table:table-cell table:style-name="ce2" office:value-type="float" office:value="46.749413" calcext:value-type="float">
            <text:p>46.749413</text:p>
          </table:table-cell>
          <table:table-cell table:style-name="ce2" office:value-type="float" office:value="49.952326" calcext:value-type="float">
            <text:p>49.952326</text:p>
          </table:table-cell>
          <table:table-cell table:style-name="ce2" office:value-type="float" office:value="52.828507" calcext:value-type="float">
            <text:p>52.828507</text:p>
          </table:table-cell>
          <table:table-cell table:style-name="ce2" office:value-type="float" office:value="55.398844" calcext:value-type="float">
            <text:p>55.398844</text:p>
          </table:table-cell>
          <table:table-cell table:style-name="ce2" office:value-type="float" office:value="57.703552" calcext:value-type="float">
            <text:p>57.70355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91366" calcext:value-type="float">
            <text:p>0.291366</text:p>
          </table:table-cell>
          <table:table-cell table:style-name="ce2" office:value-type="float" office:value="0.583238" calcext:value-type="float">
            <text:p>0.583238</text:p>
          </table:table-cell>
          <table:table-cell table:style-name="ce2" office:value-type="float" office:value="0.842033" calcext:value-type="float">
            <text:p>0.842033</text:p>
          </table:table-cell>
          <table:table-cell table:style-name="ce2" office:value-type="float" office:value="1.574451" calcext:value-type="float">
            <text:p>1.574451</text:p>
          </table:table-cell>
          <table:table-cell table:style-name="ce2" office:value-type="float" office:value="2.940178" calcext:value-type="float">
            <text:p>2.940178</text:p>
          </table:table-cell>
          <table:table-cell table:style-name="ce2" office:value-type="float" office:value="5.484201" calcext:value-type="float">
            <text:p>5.484201</text:p>
          </table:table-cell>
          <table:table-cell table:style-name="ce2" office:value-type="float" office:value="9.383352" calcext:value-type="float">
            <text:p>9.383352</text:p>
          </table:table-cell>
          <table:table-cell table:style-name="ce2" office:value-type="float" office:value="13.552596" calcext:value-type="float">
            <text:p>13.552596</text:p>
          </table:table-cell>
          <table:table-cell table:style-name="ce2" office:value-type="float" office:value="17.135382" calcext:value-type="float">
            <text:p>17.135382</text:p>
          </table:table-cell>
          <table:table-cell table:style-name="ce2" office:value-type="float" office:value="23.709292" calcext:value-type="float">
            <text:p>23.709292</text:p>
          </table:table-cell>
          <table:table-cell table:style-name="ce2" office:value-type="float" office:value="30.097695" calcext:value-type="float">
            <text:p>30.097695</text:p>
          </table:table-cell>
          <table:table-cell table:style-name="ce2" office:value-type="float" office:value="35.597015" calcext:value-type="float">
            <text:p>35.597015</text:p>
          </table:table-cell>
          <table:table-cell table:style-name="ce2" office:value-type="float" office:value="40.520826" calcext:value-type="float">
            <text:p>40.520826</text:p>
          </table:table-cell>
          <table:table-cell table:style-name="ce2" office:value-type="float" office:value="44.817531" calcext:value-type="float">
            <text:p>44.817531</text:p>
          </table:table-cell>
          <table:table-cell table:style-name="ce2" office:value-type="float" office:value="48.548798" calcext:value-type="float">
            <text:p>48.548798</text:p>
          </table:table-cell>
          <table:table-cell table:style-name="ce2" office:value-type="float" office:value="51.739839" calcext:value-type="float">
            <text:p>51.739839</text:p>
          </table:table-cell>
          <table:table-cell table:style-name="ce2" office:value-type="float" office:value="54.542652" calcext:value-type="float">
            <text:p>54.542652</text:p>
          </table:table-cell>
          <table:table-cell table:style-name="ce2" office:value-type="float" office:value="57.14874" calcext:value-type="float">
            <text:p>57.14874</text:p>
          </table:table-cell>
          <table:table-cell table:style-name="ce2" office:value-type="float" office:value="59.440913" calcext:value-type="float">
            <text:p>59.44091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slow</text:p>
          </table:table-cell>
          <table:table-cell table:style-name="ce2" office:value-type="float" office:value="0.025995" calcext:value-type="float">
            <text:p>0.025995</text:p>
          </table:table-cell>
          <table:table-cell table:style-name="ce2" office:value-type="float" office:value="0.31199" calcext:value-type="float">
            <text:p>0.31199</text:p>
          </table:table-cell>
          <table:table-cell table:style-name="ce2" office:value-type="float" office:value="0.707962" calcext:value-type="float">
            <text:p>0.707962</text:p>
          </table:table-cell>
          <table:table-cell table:style-name="ce2" office:value-type="float" office:value="0.985826" calcext:value-type="float">
            <text:p>0.985826</text:p>
          </table:table-cell>
          <table:table-cell table:style-name="ce2" office:value-type="float" office:value="1.786575" calcext:value-type="float">
            <text:p>1.786575</text:p>
          </table:table-cell>
          <table:table-cell table:style-name="ce2" office:value-type="float" office:value="3.270094" calcext:value-type="float">
            <text:p>3.270094</text:p>
          </table:table-cell>
          <table:table-cell table:style-name="ce2" office:value-type="float" office:value="5.611186" calcext:value-type="float">
            <text:p>5.611186</text:p>
          </table:table-cell>
          <table:table-cell table:style-name="ce2" office:value-type="float" office:value="9.357813" calcext:value-type="float">
            <text:p>9.357813</text:p>
          </table:table-cell>
          <table:table-cell table:style-name="ce2" office:value-type="float" office:value="13.544945" calcext:value-type="float">
            <text:p>13.544945</text:p>
          </table:table-cell>
          <table:table-cell table:style-name="ce2" office:value-type="float" office:value="17.41311" calcext:value-type="float">
            <text:p>17.41311</text:p>
          </table:table-cell>
          <table:table-cell table:style-name="ce2" office:value-type="float" office:value="24.82313" calcext:value-type="float">
            <text:p>24.82313</text:p>
          </table:table-cell>
          <table:table-cell table:style-name="ce2" office:value-type="float" office:value="31.350916" calcext:value-type="float">
            <text:p>31.350916</text:p>
          </table:table-cell>
          <table:table-cell table:style-name="ce2" office:value-type="float" office:value="37.05399" calcext:value-type="float">
            <text:p>37.05399</text:p>
          </table:table-cell>
          <table:table-cell table:style-name="ce2" office:value-type="float" office:value="41.982855" calcext:value-type="float">
            <text:p>41.982855</text:p>
          </table:table-cell>
          <table:table-cell table:style-name="ce2" office:value-type="float" office:value="46.230135" calcext:value-type="float">
            <text:p>46.230135</text:p>
          </table:table-cell>
          <table:table-cell table:style-name="ce2" office:value-type="float" office:value="49.995946" calcext:value-type="float">
            <text:p>49.995946</text:p>
          </table:table-cell>
          <table:table-cell table:style-name="ce2" office:value-type="float" office:value="53.209397" calcext:value-type="float">
            <text:p>53.209397</text:p>
          </table:table-cell>
          <table:table-cell table:style-name="ce2" office:value-type="float" office:value="56.027597" calcext:value-type="float">
            <text:p>56.027597</text:p>
          </table:table-cell>
          <table:table-cell table:style-name="ce2" office:value-type="float" office:value="58.634196" calcext:value-type="float">
            <text:p>58.634196</text:p>
          </table:table-cell>
          <table:table-cell table:style-name="ce2" office:value-type="float" office:value="60.933249" calcext:value-type="float">
            <text:p>60.93324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aceb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90604" calcext:value-type="float">
            <text:p>0.190604</text:p>
          </table:table-cell>
          <table:table-cell table:style-name="ce2" office:value-type="float" office:value="0.494234" calcext:value-type="float">
            <text:p>0.494234</text:p>
          </table:table-cell>
          <table:table-cell table:style-name="ce2" office:value-type="float" office:value="0.732492" calcext:value-type="float">
            <text:p>0.732492</text:p>
          </table:table-cell>
          <table:table-cell table:style-name="ce2" office:value-type="float" office:value="1.012308" calcext:value-type="float">
            <text:p>1.012308</text:p>
          </table:table-cell>
          <table:table-cell table:style-name="ce2" office:value-type="float" office:value="1.840309" calcext:value-type="float">
            <text:p>1.840309</text:p>
          </table:table-cell>
          <table:table-cell table:style-name="ce2" office:value-type="float" office:value="3.684666" calcext:value-type="float">
            <text:p>3.684666</text:p>
          </table:table-cell>
          <table:table-cell table:style-name="ce2" office:value-type="float" office:value="6.486511" calcext:value-type="float">
            <text:p>6.486511</text:p>
          </table:table-cell>
          <table:table-cell table:style-name="ce2" office:value-type="float" office:value="10.356938" calcext:value-type="float">
            <text:p>10.356938</text:p>
          </table:table-cell>
          <table:table-cell table:style-name="ce2" office:value-type="float" office:value="14.303362" calcext:value-type="float">
            <text:p>14.303362</text:p>
          </table:table-cell>
          <table:table-cell table:style-name="ce2" office:value-type="float" office:value="21.701632" calcext:value-type="float">
            <text:p>21.701632</text:p>
          </table:table-cell>
          <table:table-cell table:style-name="ce2" office:value-type="float" office:value="28.474857" calcext:value-type="float">
            <text:p>28.474857</text:p>
          </table:table-cell>
          <table:table-cell table:style-name="ce2" office:value-type="float" office:value="34.671958" calcext:value-type="float">
            <text:p>34.671958</text:p>
          </table:table-cell>
          <table:table-cell table:style-name="ce2" office:value-type="float" office:value="39.832534" calcext:value-type="float">
            <text:p>39.832534</text:p>
          </table:table-cell>
          <table:table-cell table:style-name="ce2" office:value-type="float" office:value="44.405376" calcext:value-type="float">
            <text:p>44.405376</text:p>
          </table:table-cell>
          <table:table-cell table:style-name="ce2" office:value-type="float" office:value="48.420096" calcext:value-type="float">
            <text:p>48.420096</text:p>
          </table:table-cell>
          <table:table-cell table:style-name="ce2" office:value-type="float" office:value="51.794631" calcext:value-type="float">
            <text:p>51.794631</text:p>
          </table:table-cell>
          <table:table-cell table:style-name="ce2" office:value-type="float" office:value="54.855041" calcext:value-type="float">
            <text:p>54.855041</text:p>
          </table:table-cell>
          <table:table-cell table:style-name="ce2" office:value-type="float" office:value="57.421248" calcext:value-type="float">
            <text:p>57.421248</text:p>
          </table:table-cell>
          <table:table-cell table:style-name="ce2" office:value-type="float" office:value="59.88501" calcext:value-type="float">
            <text:p>59.88501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ntel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ultrafast</text:p>
          </table:table-cell>
          <table:table-cell table:style-name="ce2" office:value-type="float" office:value="103.88" calcext:value-type="float">
            <text:p>103.88</text:p>
          </table:table-cell>
          <table:table-cell table:style-name="ce2" office:value-type="float" office:value="113.3858" calcext:value-type="float">
            <text:p>113.3858</text:p>
          </table:table-cell>
          <table:table-cell table:style-name="ce2" office:value-type="float" office:value="92.3814" calcext:value-type="float">
            <text:p>92.3814</text:p>
          </table:table-cell>
          <table:table-cell table:style-name="ce2" office:value-type="float" office:value="69.0365" calcext:value-type="float">
            <text:p>69.0365</text:p>
          </table:table-cell>
          <table:table-cell table:style-name="ce2" office:value-type="float" office:value="76.9069" calcext:value-type="float">
            <text:p>76.9069</text:p>
          </table:table-cell>
          <table:table-cell table:style-name="ce2" office:value-type="float" office:value="76.9544" calcext:value-type="float">
            <text:p>76.9544</text:p>
          </table:table-cell>
          <table:table-cell table:style-name="ce2" office:value-type="float" office:value="77.3293" calcext:value-type="float">
            <text:p>77.3293</text:p>
          </table:table-cell>
          <table:table-cell table:style-name="ce2" office:value-type="float" office:value="77.278" calcext:value-type="float">
            <text:p>77.278</text:p>
          </table:table-cell>
          <table:table-cell table:style-name="ce2" office:value-type="float" office:value="77.0845" calcext:value-type="float">
            <text:p>77.0845</text:p>
          </table:table-cell>
          <table:table-cell table:style-name="ce2" office:value-type="float" office:value="77.0844" calcext:value-type="float">
            <text:p>77.0844</text:p>
          </table:table-cell>
          <table:table-cell table:style-name="ce2" office:value-type="float" office:value="77.2116" calcext:value-type="float">
            <text:p>77.2116</text:p>
          </table:table-cell>
          <table:table-cell table:style-name="ce2" office:value-type="float" office:value="76.1522" calcext:value-type="float">
            <text:p>76.1522</text:p>
          </table:table-cell>
          <table:table-cell table:style-name="ce2" office:value-type="float" office:value="76.1387" calcext:value-type="float">
            <text:p>76.1387</text:p>
          </table:table-cell>
          <table:table-cell table:style-name="ce2" office:value-type="float" office:value="76.5967" calcext:value-type="float">
            <text:p>76.5967</text:p>
          </table:table-cell>
          <table:table-cell table:style-name="ce2" office:value-type="float" office:value="76.4523" calcext:value-type="float">
            <text:p>76.4523</text:p>
          </table:table-cell>
          <table:table-cell table:style-name="ce2" office:value-type="float" office:value="76.7172" calcext:value-type="float">
            <text:p>76.7172</text:p>
          </table:table-cell>
          <table:table-cell table:style-name="ce2" office:value-type="float" office:value="76.9716" calcext:value-type="float">
            <text:p>76.9716</text:p>
          </table:table-cell>
          <table:table-cell table:style-name="ce2" office:value-type="float" office:value="76.9661" calcext:value-type="float">
            <text:p>76.9661</text:p>
          </table:table-cell>
          <table:table-cell table:style-name="ce2" office:value-type="float" office:value="77.2648" calcext:value-type="float">
            <text:p>77.2648</text:p>
          </table:table-cell>
          <table:table-cell table:style-name="ce2" office:value-type="float" office:value="77.2558" calcext:value-type="float">
            <text:p>77.255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uperfast</text:p>
          </table:table-cell>
          <table:table-cell table:style-name="ce2" office:value-type="float" office:value="159.4239" calcext:value-type="float">
            <text:p>159.4239</text:p>
          </table:table-cell>
          <table:table-cell table:style-name="ce2" office:value-type="float" office:value="161.0268" calcext:value-type="float">
            <text:p>161.0268</text:p>
          </table:table-cell>
          <table:table-cell table:style-name="ce2" office:value-type="float" office:value="163.6887" calcext:value-type="float">
            <text:p>163.6887</text:p>
          </table:table-cell>
          <table:table-cell table:style-name="ce2" office:value-type="float" office:value="164.3956" calcext:value-type="float">
            <text:p>164.3956</text:p>
          </table:table-cell>
          <table:table-cell table:style-name="ce2" office:value-type="float" office:value="165.3986" calcext:value-type="float">
            <text:p>165.3986</text:p>
          </table:table-cell>
          <table:table-cell table:style-name="ce2" office:value-type="float" office:value="168.0143" calcext:value-type="float">
            <text:p>168.0143</text:p>
          </table:table-cell>
          <table:table-cell table:style-name="ce2" office:value-type="float" office:value="170.6543" calcext:value-type="float">
            <text:p>170.6543</text:p>
          </table:table-cell>
          <table:table-cell table:style-name="ce2" office:value-type="float" office:value="169.7443" calcext:value-type="float">
            <text:p>169.7443</text:p>
          </table:table-cell>
          <table:table-cell table:style-name="ce2" office:value-type="float" office:value="170.0965" calcext:value-type="float">
            <text:p>170.0965</text:p>
          </table:table-cell>
          <table:table-cell table:style-name="ce2" office:value-type="float" office:value="171.358" calcext:value-type="float">
            <text:p>171.358</text:p>
          </table:table-cell>
          <table:table-cell table:style-name="ce2" office:value-type="float" office:value="172.978" calcext:value-type="float">
            <text:p>172.978</text:p>
          </table:table-cell>
          <table:table-cell table:style-name="ce2" office:value-type="float" office:value="174.8658" calcext:value-type="float">
            <text:p>174.8658</text:p>
          </table:table-cell>
          <table:table-cell table:style-name="ce2" office:value-type="float" office:value="177.8133" calcext:value-type="float">
            <text:p>177.8133</text:p>
          </table:table-cell>
          <table:table-cell table:style-name="ce2" office:value-type="float" office:value="180.2147" calcext:value-type="float">
            <text:p>180.2147</text:p>
          </table:table-cell>
          <table:table-cell table:style-name="ce2" office:value-type="float" office:value="182.7972" calcext:value-type="float">
            <text:p>182.7972</text:p>
          </table:table-cell>
          <table:table-cell table:style-name="ce2" office:value-type="float" office:value="185.0725" calcext:value-type="float">
            <text:p>185.0725</text:p>
          </table:table-cell>
          <table:table-cell table:style-name="ce2" office:value-type="float" office:value="186.6894" calcext:value-type="float">
            <text:p>186.6894</text:p>
          </table:table-cell>
          <table:table-cell table:style-name="ce2" office:value-type="float" office:value="188.1431" calcext:value-type="float">
            <text:p>188.1431</text:p>
          </table:table-cell>
          <table:table-cell table:style-name="ce2" office:value-type="float" office:value="189.9575" calcext:value-type="float">
            <text:p>189.9575</text:p>
          </table:table-cell>
          <table:table-cell table:style-name="ce2" office:value-type="float" office:value="222.1857" calcext:value-type="float">
            <text:p>222.185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fast</text:p>
          </table:table-cell>
          <table:table-cell table:style-name="ce2" office:value-type="float" office:value="241.6798" calcext:value-type="float">
            <text:p>241.6798</text:p>
          </table:table-cell>
          <table:table-cell table:style-name="ce2" office:value-type="float" office:value="242.6778" calcext:value-type="float">
            <text:p>242.6778</text:p>
          </table:table-cell>
          <table:table-cell table:style-name="ce2" office:value-type="float" office:value="245.2008" calcext:value-type="float">
            <text:p>245.2008</text:p>
          </table:table-cell>
          <table:table-cell table:style-name="ce2" office:value-type="float" office:value="258.4892" calcext:value-type="float">
            <text:p>258.4892</text:p>
          </table:table-cell>
          <table:table-cell table:style-name="ce2" office:value-type="float" office:value="263.2375" calcext:value-type="float">
            <text:p>263.2375</text:p>
          </table:table-cell>
          <table:table-cell table:style-name="ce2" office:value-type="float" office:value="267.0497" calcext:value-type="float">
            <text:p>267.0497</text:p>
          </table:table-cell>
          <table:table-cell table:style-name="ce2" office:value-type="float" office:value="270.6006" calcext:value-type="float">
            <text:p>270.6006</text:p>
          </table:table-cell>
          <table:table-cell table:style-name="ce2" office:value-type="float" office:value="274.0182" calcext:value-type="float">
            <text:p>274.0182</text:p>
          </table:table-cell>
          <table:table-cell table:style-name="ce2" office:value-type="float" office:value="277.1163" calcext:value-type="float">
            <text:p>277.1163</text:p>
          </table:table-cell>
          <table:table-cell table:style-name="ce2" office:value-type="float" office:value="273.9067" calcext:value-type="float">
            <text:p>273.9067</text:p>
          </table:table-cell>
          <table:table-cell table:style-name="ce2" office:value-type="float" office:value="281.1614" calcext:value-type="float">
            <text:p>281.1614</text:p>
          </table:table-cell>
          <table:table-cell table:style-name="ce2" office:value-type="float" office:value="285.254" calcext:value-type="float">
            <text:p>285.254</text:p>
          </table:table-cell>
          <table:table-cell table:style-name="ce2" office:value-type="float" office:value="302.385" calcext:value-type="float">
            <text:p>302.385</text:p>
          </table:table-cell>
          <table:table-cell table:style-name="ce2" office:value-type="float" office:value="303.1317" calcext:value-type="float">
            <text:p>303.1317</text:p>
          </table:table-cell>
          <table:table-cell table:style-name="ce2" office:value-type="float" office:value="309.5067" calcext:value-type="float">
            <text:p>309.5067</text:p>
          </table:table-cell>
          <table:table-cell table:style-name="ce2" office:value-type="float" office:value="320.7624" calcext:value-type="float">
            <text:p>320.7624</text:p>
          </table:table-cell>
          <table:table-cell table:style-name="ce2" office:value-type="float" office:value="320.8077" calcext:value-type="float">
            <text:p>320.8077</text:p>
          </table:table-cell>
          <table:table-cell table:style-name="ce2" office:value-type="float" office:value="323.7972" calcext:value-type="float">
            <text:p>323.7972</text:p>
          </table:table-cell>
          <table:table-cell table:style-name="ce2" office:value-type="float" office:value="331.9435" calcext:value-type="float">
            <text:p>331.9435</text:p>
          </table:table-cell>
          <table:table-cell table:style-name="ce2" office:value-type="float" office:value="329.8063" calcext:value-type="float">
            <text:p>329.806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er</text:p>
          </table:table-cell>
          <table:table-cell table:style-name="ce2" office:value-type="float" office:value="421.9366" calcext:value-type="float">
            <text:p>421.9366</text:p>
          </table:table-cell>
          <table:table-cell table:style-name="ce2" office:value-type="float" office:value="414.8503" calcext:value-type="float">
            <text:p>414.8503</text:p>
          </table:table-cell>
          <table:table-cell table:style-name="ce2" office:value-type="float" office:value="417.1957" calcext:value-type="float">
            <text:p>417.1957</text:p>
          </table:table-cell>
          <table:table-cell table:style-name="ce2" office:value-type="float" office:value="427.0076" calcext:value-type="float">
            <text:p>427.0076</text:p>
          </table:table-cell>
          <table:table-cell table:style-name="ce2" office:value-type="float" office:value="437.6672" calcext:value-type="float">
            <text:p>437.6672</text:p>
          </table:table-cell>
          <table:table-cell table:style-name="ce2" office:value-type="float" office:value="458.6441" calcext:value-type="float">
            <text:p>458.6441</text:p>
          </table:table-cell>
          <table:table-cell table:style-name="ce2" office:value-type="float" office:value="466.9038" calcext:value-type="float">
            <text:p>466.9038</text:p>
          </table:table-cell>
          <table:table-cell table:style-name="ce2" office:value-type="float" office:value="483.6844" calcext:value-type="float">
            <text:p>483.6844</text:p>
          </table:table-cell>
          <table:table-cell table:style-name="ce2" office:value-type="float" office:value="471.1391" calcext:value-type="float">
            <text:p>471.1391</text:p>
          </table:table-cell>
          <table:table-cell table:style-name="ce2" office:value-type="float" office:value="479.664" calcext:value-type="float">
            <text:p>479.664</text:p>
          </table:table-cell>
          <table:table-cell table:style-name="ce2" office:value-type="float" office:value="480.6261" calcext:value-type="float">
            <text:p>480.6261</text:p>
          </table:table-cell>
          <table:table-cell table:style-name="ce2" office:value-type="float" office:value="490.4342" calcext:value-type="float">
            <text:p>490.4342</text:p>
          </table:table-cell>
          <table:table-cell table:style-name="ce2" office:value-type="float" office:value="492.2622" calcext:value-type="float">
            <text:p>492.2622</text:p>
          </table:table-cell>
          <table:table-cell table:style-name="ce2" office:value-type="float" office:value="496.282" calcext:value-type="float">
            <text:p>496.282</text:p>
          </table:table-cell>
          <table:table-cell table:style-name="ce2" office:value-type="float" office:value="527.4339" calcext:value-type="float">
            <text:p>527.4339</text:p>
          </table:table-cell>
          <table:table-cell table:style-name="ce2" office:value-type="float" office:value="519.5698" calcext:value-type="float">
            <text:p>519.5698</text:p>
          </table:table-cell>
          <table:table-cell table:style-name="ce2" office:value-type="float" office:value="541.0387" calcext:value-type="float">
            <text:p>541.0387</text:p>
          </table:table-cell>
          <table:table-cell table:style-name="ce2" office:value-type="float" office:value="546.815" calcext:value-type="float">
            <text:p>546.815</text:p>
          </table:table-cell>
          <table:table-cell table:style-name="ce2" office:value-type="float" office:value="561.5839" calcext:value-type="float">
            <text:p>561.5839</text:p>
          </table:table-cell>
          <table:table-cell table:style-name="ce2" office:value-type="float" office:value="565.9961" calcext:value-type="float">
            <text:p>565.996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</text:p>
          </table:table-cell>
          <table:table-cell table:style-name="ce2" office:value-type="float" office:value="432.3807" calcext:value-type="float">
            <text:p>432.3807</text:p>
          </table:table-cell>
          <table:table-cell table:style-name="ce2" office:value-type="float" office:value="454.5516" calcext:value-type="float">
            <text:p>454.5516</text:p>
          </table:table-cell>
          <table:table-cell table:style-name="ce2" office:value-type="float" office:value="451.6662" calcext:value-type="float">
            <text:p>451.6662</text:p>
          </table:table-cell>
          <table:table-cell table:style-name="ce2" office:value-type="float" office:value="498.8102" calcext:value-type="float">
            <text:p>498.8102</text:p>
          </table:table-cell>
          <table:table-cell table:style-name="ce2" office:value-type="float" office:value="504.4665" calcext:value-type="float">
            <text:p>504.4665</text:p>
          </table:table-cell>
          <table:table-cell table:style-name="ce2" office:value-type="float" office:value="519.8238" calcext:value-type="float">
            <text:p>519.8238</text:p>
          </table:table-cell>
          <table:table-cell table:style-name="ce2" office:value-type="float" office:value="529.1467" calcext:value-type="float">
            <text:p>529.1467</text:p>
          </table:table-cell>
          <table:table-cell table:style-name="ce2" office:value-type="float" office:value="535.4109" calcext:value-type="float">
            <text:p>535.4109</text:p>
          </table:table-cell>
          <table:table-cell table:style-name="ce2" office:value-type="float" office:value="518.2029" calcext:value-type="float">
            <text:p>518.2029</text:p>
          </table:table-cell>
          <table:table-cell table:style-name="ce2" office:value-type="float" office:value="549.4861" calcext:value-type="float">
            <text:p>549.4861</text:p>
          </table:table-cell>
          <table:table-cell table:style-name="ce2" office:value-type="float" office:value="550.0597" calcext:value-type="float">
            <text:p>550.0597</text:p>
          </table:table-cell>
          <table:table-cell table:style-name="ce2" office:value-type="float" office:value="577.2206" calcext:value-type="float">
            <text:p>577.2206</text:p>
          </table:table-cell>
          <table:table-cell table:style-name="ce2" office:value-type="float" office:value="577.6089" calcext:value-type="float">
            <text:p>577.6089</text:p>
          </table:table-cell>
          <table:table-cell table:style-name="ce2" office:value-type="float" office:value="594.7333" calcext:value-type="float">
            <text:p>594.7333</text:p>
          </table:table-cell>
          <table:table-cell table:style-name="ce2" office:value-type="float" office:value="625.5804" calcext:value-type="float">
            <text:p>625.5804</text:p>
          </table:table-cell>
          <table:table-cell table:style-name="ce2" office:value-type="float" office:value="648.3436" calcext:value-type="float">
            <text:p>648.3436</text:p>
          </table:table-cell>
          <table:table-cell table:style-name="ce2" office:value-type="float" office:value="671.234" calcext:value-type="float">
            <text:p>671.234</text:p>
          </table:table-cell>
          <table:table-cell table:style-name="ce2" office:value-type="float" office:value="701.876" calcext:value-type="float">
            <text:p>701.876</text:p>
          </table:table-cell>
          <table:table-cell table:style-name="ce2" office:value-type="float" office:value="691.6049" calcext:value-type="float">
            <text:p>691.6049</text:p>
          </table:table-cell>
          <table:table-cell table:style-name="ce2" office:value-type="float" office:value="752.8619" calcext:value-type="float">
            <text:p>752.861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edium</text:p>
          </table:table-cell>
          <table:table-cell table:style-name="ce2" office:value-type="float" office:value="400.6316" calcext:value-type="float">
            <text:p>400.6316</text:p>
          </table:table-cell>
          <table:table-cell table:style-name="ce2" office:value-type="float" office:value="440.33" calcext:value-type="float">
            <text:p>440.33</text:p>
          </table:table-cell>
          <table:table-cell table:style-name="ce2" office:value-type="float" office:value="500.9144" calcext:value-type="float">
            <text:p>500.9144</text:p>
          </table:table-cell>
          <table:table-cell table:style-name="ce2" office:value-type="float" office:value="557.5493" calcext:value-type="float">
            <text:p>557.5493</text:p>
          </table:table-cell>
          <table:table-cell table:style-name="ce2" office:value-type="float" office:value="584.041" calcext:value-type="float">
            <text:p>584.041</text:p>
          </table:table-cell>
          <table:table-cell table:style-name="ce2" office:value-type="float" office:value="623.6754" calcext:value-type="float">
            <text:p>623.6754</text:p>
          </table:table-cell>
          <table:table-cell table:style-name="ce2" office:value-type="float" office:value="627.9691" calcext:value-type="float">
            <text:p>627.9691</text:p>
          </table:table-cell>
          <table:table-cell table:style-name="ce2" office:value-type="float" office:value="654.356" calcext:value-type="float">
            <text:p>654.356</text:p>
          </table:table-cell>
          <table:table-cell table:style-name="ce2" office:value-type="float" office:value="663.0074" calcext:value-type="float">
            <text:p>663.0074</text:p>
          </table:table-cell>
          <table:table-cell table:style-name="ce2" office:value-type="float" office:value="668.6576" calcext:value-type="float">
            <text:p>668.6576</text:p>
          </table:table-cell>
          <table:table-cell table:style-name="ce2" office:value-type="float" office:value="683.0673" calcext:value-type="float">
            <text:p>683.0673</text:p>
          </table:table-cell>
          <table:table-cell table:style-name="ce2" office:value-type="float" office:value="704.0948" calcext:value-type="float">
            <text:p>704.0948</text:p>
          </table:table-cell>
          <table:table-cell table:style-name="ce2" office:value-type="float" office:value="724.399" calcext:value-type="float">
            <text:p>724.399</text:p>
          </table:table-cell>
          <table:table-cell table:style-name="ce2" office:value-type="float" office:value="743.2067" calcext:value-type="float">
            <text:p>743.2067</text:p>
          </table:table-cell>
          <table:table-cell table:style-name="ce2" office:value-type="float" office:value="742.3436" calcext:value-type="float">
            <text:p>742.3436</text:p>
          </table:table-cell>
          <table:table-cell table:style-name="ce2" office:value-type="float" office:value="799.9345" calcext:value-type="float">
            <text:p>799.9345</text:p>
          </table:table-cell>
          <table:table-cell table:style-name="ce2" office:value-type="float" office:value="824.6531" calcext:value-type="float">
            <text:p>824.6531</text:p>
          </table:table-cell>
          <table:table-cell table:style-name="ce2" office:value-type="float" office:value="843.0933" calcext:value-type="float">
            <text:p>843.0933</text:p>
          </table:table-cell>
          <table:table-cell table:style-name="ce2" office:value-type="float" office:value="858.2376" calcext:value-type="float">
            <text:p>858.2376</text:p>
          </table:table-cell>
          <table:table-cell table:style-name="ce2" office:value-type="float" office:value="878.6491" calcext:value-type="float">
            <text:p>878.649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</text:p>
          </table:table-cell>
          <table:table-cell table:style-name="ce2" office:value-type="float" office:value="460.2101" calcext:value-type="float">
            <text:p>460.2101</text:p>
          </table:table-cell>
          <table:table-cell table:style-name="ce2" office:value-type="float" office:value="508.9665" calcext:value-type="float">
            <text:p>508.9665</text:p>
          </table:table-cell>
          <table:table-cell table:style-name="ce2" office:value-type="float" office:value="613.1057" calcext:value-type="float">
            <text:p>613.1057</text:p>
          </table:table-cell>
          <table:table-cell table:style-name="ce2" office:value-type="float" office:value="711.1525" calcext:value-type="float">
            <text:p>711.1525</text:p>
          </table:table-cell>
          <table:table-cell table:style-name="ce2" office:value-type="float" office:value="760.7101" calcext:value-type="float">
            <text:p>760.7101</text:p>
          </table:table-cell>
          <table:table-cell table:style-name="ce2" office:value-type="float" office:value="785.9278" calcext:value-type="float">
            <text:p>785.9278</text:p>
          </table:table-cell>
          <table:table-cell table:style-name="ce2" office:value-type="float" office:value="809.9405" calcext:value-type="float">
            <text:p>809.9405</text:p>
          </table:table-cell>
          <table:table-cell table:style-name="ce2" office:value-type="float" office:value="826.9611" calcext:value-type="float">
            <text:p>826.9611</text:p>
          </table:table-cell>
          <table:table-cell table:style-name="ce2" office:value-type="float" office:value="836.3708" calcext:value-type="float">
            <text:p>836.3708</text:p>
          </table:table-cell>
          <table:table-cell table:style-name="ce2" office:value-type="float" office:value="855.7833" calcext:value-type="float">
            <text:p>855.7833</text:p>
          </table:table-cell>
          <table:table-cell table:style-name="ce2" office:value-type="float" office:value="879.8859" calcext:value-type="float">
            <text:p>879.8859</text:p>
          </table:table-cell>
          <table:table-cell table:style-name="ce2" office:value-type="float" office:value="928.7699" calcext:value-type="float">
            <text:p>928.7699</text:p>
          </table:table-cell>
          <table:table-cell table:style-name="ce2" office:value-type="float" office:value="965.2009" calcext:value-type="float">
            <text:p>965.2009</text:p>
          </table:table-cell>
          <table:table-cell table:style-name="ce2" office:value-type="float" office:value="1003.4782" calcext:value-type="float">
            <text:p>1003.4782</text:p>
          </table:table-cell>
          <table:table-cell table:style-name="ce2" office:value-type="float" office:value="1055.346" calcext:value-type="float">
            <text:p>1055.346</text:p>
          </table:table-cell>
          <table:table-cell table:style-name="ce2" office:value-type="float" office:value="1092.0103" calcext:value-type="float">
            <text:p>1092.0103</text:p>
          </table:table-cell>
          <table:table-cell table:style-name="ce2" office:value-type="float" office:value="1133.2525" calcext:value-type="float">
            <text:p>1133.2525</text:p>
          </table:table-cell>
          <table:table-cell table:style-name="ce2" office:value-type="float" office:value="1171.4535" calcext:value-type="float">
            <text:p>1171.4535</text:p>
          </table:table-cell>
          <table:table-cell table:style-name="ce2" office:value-type="float" office:value="1146.2237" calcext:value-type="float">
            <text:p>1146.2237</text:p>
          </table:table-cell>
          <table:table-cell table:style-name="ce2" office:value-type="float" office:value="1242.7956" calcext:value-type="float">
            <text:p>1242.795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er</text:p>
          </table:table-cell>
          <table:table-cell table:style-name="ce2" office:value-type="float" office:value="1054.2206" calcext:value-type="float">
            <text:p>1054.2206</text:p>
          </table:table-cell>
          <table:table-cell table:style-name="ce2" office:value-type="float" office:value="1056.9112" calcext:value-type="float">
            <text:p>1056.9112</text:p>
          </table:table-cell>
          <table:table-cell table:style-name="ce2" office:value-type="float" office:value="1461.416" calcext:value-type="float">
            <text:p>1461.416</text:p>
          </table:table-cell>
          <table:table-cell table:style-name="ce2" office:value-type="float" office:value="1829.0202" calcext:value-type="float">
            <text:p>1829.0202</text:p>
          </table:table-cell>
          <table:table-cell table:style-name="ce2" office:value-type="float" office:value="1989.3168" calcext:value-type="float">
            <text:p>1989.3168</text:p>
          </table:table-cell>
          <table:table-cell table:style-name="ce2" office:value-type="float" office:value="2073.7278" calcext:value-type="float">
            <text:p>2073.7278</text:p>
          </table:table-cell>
          <table:table-cell table:style-name="ce2" office:value-type="float" office:value="2116.743" calcext:value-type="float">
            <text:p>2116.743</text:p>
          </table:table-cell>
          <table:table-cell table:style-name="ce2" office:value-type="float" office:value="2150.2106" calcext:value-type="float">
            <text:p>2150.2106</text:p>
          </table:table-cell>
          <table:table-cell table:style-name="ce2" office:value-type="float" office:value="2151.2199" calcext:value-type="float">
            <text:p>2151.2199</text:p>
          </table:table-cell>
          <table:table-cell table:style-name="ce2" office:value-type="float" office:value="2171.8225" calcext:value-type="float">
            <text:p>2171.8225</text:p>
          </table:table-cell>
          <table:table-cell table:style-name="ce2" office:value-type="float" office:value="2231.9683" calcext:value-type="float">
            <text:p>2231.9683</text:p>
          </table:table-cell>
          <table:table-cell table:style-name="ce2" office:value-type="float" office:value="2312.2407" calcext:value-type="float">
            <text:p>2312.2407</text:p>
          </table:table-cell>
          <table:table-cell table:style-name="ce2" office:value-type="float" office:value="2380.0783" calcext:value-type="float">
            <text:p>2380.0783</text:p>
          </table:table-cell>
          <table:table-cell table:style-name="ce2" office:value-type="float" office:value="2474.152" calcext:value-type="float">
            <text:p>2474.152</text:p>
          </table:table-cell>
          <table:table-cell table:style-name="ce2" office:value-type="float" office:value="2571.0214" calcext:value-type="float">
            <text:p>2571.0214</text:p>
          </table:table-cell>
          <table:table-cell table:style-name="ce2" office:value-type="float" office:value="2655.6752" calcext:value-type="float">
            <text:p>2655.6752</text:p>
          </table:table-cell>
          <table:table-cell table:style-name="ce2" office:value-type="float" office:value="2724.7" calcext:value-type="float">
            <text:p>2724.7</text:p>
          </table:table-cell>
          <table:table-cell table:style-name="ce2" office:value-type="float" office:value="2806.9566" calcext:value-type="float">
            <text:p>2806.9566</text:p>
          </table:table-cell>
          <table:table-cell table:style-name="ce2" office:value-type="float" office:value="2863.8134" calcext:value-type="float">
            <text:p>2863.8134</text:p>
          </table:table-cell>
          <table:table-cell table:style-name="ce2" office:value-type="float" office:value="2934.7769" calcext:value-type="float">
            <text:p>2934.776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slow</text:p>
          </table:table-cell>
          <table:table-cell table:style-name="ce2" office:value-type="float" office:value="2599.6067" calcext:value-type="float">
            <text:p>2599.6067</text:p>
          </table:table-cell>
          <table:table-cell table:style-name="ce2" office:value-type="float" office:value="2431.825" calcext:value-type="float">
            <text:p>2431.825</text:p>
          </table:table-cell>
          <table:table-cell table:style-name="ce2" office:value-type="float" office:value="3827.1735" calcext:value-type="float">
            <text:p>3827.1735</text:p>
          </table:table-cell>
          <table:table-cell table:style-name="ce2" office:value-type="float" office:value="4805.2469" calcext:value-type="float">
            <text:p>4805.2469</text:p>
          </table:table-cell>
          <table:table-cell table:style-name="ce2" office:value-type="float" office:value="5170.7732" calcext:value-type="float">
            <text:p>5170.7732</text:p>
          </table:table-cell>
          <table:table-cell table:style-name="ce2" office:value-type="float" office:value="5261.9946" calcext:value-type="float">
            <text:p>5261.9946</text:p>
          </table:table-cell>
          <table:table-cell table:style-name="ce2" office:value-type="float" office:value="5339.3211" calcext:value-type="float">
            <text:p>5339.3211</text:p>
          </table:table-cell>
          <table:table-cell table:style-name="ce2" office:value-type="float" office:value="4537.7274" calcext:value-type="float">
            <text:p>4537.7274</text:p>
          </table:table-cell>
          <table:table-cell table:style-name="ce2" office:value-type="float" office:value="5384.7564" calcext:value-type="float">
            <text:p>5384.7564</text:p>
          </table:table-cell>
          <table:table-cell table:style-name="ce2" office:value-type="float" office:value="5440.0837" calcext:value-type="float">
            <text:p>5440.0837</text:p>
          </table:table-cell>
          <table:table-cell table:style-name="ce2" office:value-type="float" office:value="4663.186" calcext:value-type="float">
            <text:p>4663.186</text:p>
          </table:table-cell>
          <table:table-cell table:style-name="ce2" office:value-type="float" office:value="5738.2213" calcext:value-type="float">
            <text:p>5738.2213</text:p>
          </table:table-cell>
          <table:table-cell table:style-name="ce2" office:value-type="float" office:value="5916.1586" calcext:value-type="float">
            <text:p>5916.1586</text:p>
          </table:table-cell>
          <table:table-cell table:style-name="ce2" office:value-type="float" office:value="6111.0613" calcext:value-type="float">
            <text:p>6111.0613</text:p>
          </table:table-cell>
          <table:table-cell table:style-name="ce2" office:value-type="float" office:value="6318.9649" calcext:value-type="float">
            <text:p>6318.9649</text:p>
          </table:table-cell>
          <table:table-cell table:style-name="ce2" office:value-type="float" office:value="6091.5275" calcext:value-type="float">
            <text:p>6091.5275</text:p>
          </table:table-cell>
          <table:table-cell table:style-name="ce2" office:value-type="float" office:value="6560.2817" calcext:value-type="float">
            <text:p>6560.2817</text:p>
          </table:table-cell>
          <table:table-cell table:style-name="ce2" office:value-type="float" office:value="6706.3006" calcext:value-type="float">
            <text:p>6706.3006</text:p>
          </table:table-cell>
          <table:table-cell table:style-name="ce2" office:value-type="float" office:value="6813.759" calcext:value-type="float">
            <text:p>6813.759</text:p>
          </table:table-cell>
          <table:table-cell table:style-name="ce2" office:value-type="float" office:value="6929.7594" calcext:value-type="float">
            <text:p>6929.759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acebo</text:p>
          </table:table-cell>
          <table:table-cell table:style-name="ce2" office:value-type="float" office:value="10986.2869" calcext:value-type="float">
            <text:p>10986.2869</text:p>
          </table:table-cell>
          <table:table-cell table:style-name="ce2" office:value-type="float" office:value="12617.2835" calcext:value-type="float">
            <text:p>12617.2835</text:p>
          </table:table-cell>
          <table:table-cell table:style-name="ce2" office:value-type="float" office:value="13644.8933" calcext:value-type="float">
            <text:p>13644.8933</text:p>
          </table:table-cell>
          <table:table-cell table:style-name="ce2" office:value-type="float" office:value="12796.6997" calcext:value-type="float">
            <text:p>12796.6997</text:p>
          </table:table-cell>
          <table:table-cell table:style-name="ce2" office:value-type="float" office:value="13956.1006" calcext:value-type="float">
            <text:p>13956.1006</text:p>
          </table:table-cell>
          <table:table-cell table:style-name="ce2" office:value-type="float" office:value="14359.5111" calcext:value-type="float">
            <text:p>14359.5111</text:p>
          </table:table-cell>
          <table:table-cell table:style-name="ce2" office:value-type="float" office:value="13456.1507" calcext:value-type="float">
            <text:p>13456.1507</text:p>
          </table:table-cell>
          <table:table-cell table:style-name="ce2" office:value-type="float" office:value="14838.9425" calcext:value-type="float">
            <text:p>14838.9425</text:p>
          </table:table-cell>
          <table:table-cell table:style-name="ce2" office:value-type="float" office:value="15010.5672" calcext:value-type="float">
            <text:p>15010.5672</text:p>
          </table:table-cell>
          <table:table-cell table:style-name="ce2" office:value-type="float" office:value="15139.793" calcext:value-type="float">
            <text:p>15139.793</text:p>
          </table:table-cell>
          <table:table-cell table:style-name="ce2" office:value-type="float" office:value="14422.5675" calcext:value-type="float">
            <text:p>14422.5675</text:p>
          </table:table-cell>
          <table:table-cell table:style-name="ce2" office:value-type="float" office:value="16712.5848" calcext:value-type="float">
            <text:p>16712.5848</text:p>
          </table:table-cell>
          <table:table-cell table:style-name="ce2" office:value-type="float" office:value="17703.2593" calcext:value-type="float">
            <text:p>17703.2593</text:p>
          </table:table-cell>
          <table:table-cell table:style-name="ce2" office:value-type="float" office:value="18861.5219" calcext:value-type="float">
            <text:p>18861.5219</text:p>
          </table:table-cell>
          <table:table-cell table:style-name="ce2" office:value-type="float" office:value="19864.8551" calcext:value-type="float">
            <text:p>19864.8551</text:p>
          </table:table-cell>
          <table:table-cell table:style-name="ce2" office:value-type="float" office:value="19615.8484" calcext:value-type="float">
            <text:p>19615.8484</text:p>
          </table:table-cell>
          <table:table-cell table:style-name="ce2" office:value-type="float" office:value="21545.4096" calcext:value-type="float">
            <text:p>21545.4096</text:p>
          </table:table-cell>
          <table:table-cell table:style-name="ce2" office:value-type="float" office:value="22348.9326" calcext:value-type="float">
            <text:p>22348.9326</text:p>
          </table:table-cell>
          <table:table-cell table:style-name="ce2" office:value-type="float" office:value="21780.8617" calcext:value-type="float">
            <text:p>21780.8617</text:p>
          </table:table-cell>
          <table:table-cell table:style-name="ce2" office:value-type="float" office:value="23363.3733" calcext:value-type="float">
            <text:p>23363.3733</text:p>
          </table:table-cell>
          <table:table-cell table:number-columns-repeated="100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pwr ratio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ultrafast</text:p>
          </table:table-cell>
          <table:table-cell table:style-name="ce2" table:formula="of:=[.B28]/[.B40]" office:value-type="float" office:value="0" calcext:value-type="float">
            <text:p>0</text:p>
          </table:table-cell>
          <table:table-cell table:style-name="ce2" table:formula="of:=[.C28]/[.C40]" office:value-type="float" office:value="0.000271189161252996" calcext:value-type="float">
            <text:p>0.0002711892</text:p>
          </table:table-cell>
          <table:table-cell table:style-name="ce2" table:formula="of:=[.D28]/[.D40]" office:value-type="float" office:value="0.00136288257159991" calcext:value-type="float">
            <text:p>0.0013628826</text:p>
          </table:table-cell>
          <table:table-cell table:style-name="ce2" table:formula="of:=[.E28]/[.E40]" office:value-type="float" office:value="0.00313044548898047" calcext:value-type="float">
            <text:p>0.0031304455</text:p>
          </table:table-cell>
          <table:table-cell table:style-name="ce2" table:formula="of:=[.F28]/[.F40]" office:value-type="float" office:value="0.0104247473243623" calcext:value-type="float">
            <text:p>0.0104247473</text:p>
          </table:table-cell>
          <table:table-cell table:style-name="ce2" table:formula="of:=[.G28]/[.G40]" office:value-type="float" office:value="0.0214372407555643" calcext:value-type="float">
            <text:p>0.0214372408</text:p>
          </table:table-cell>
          <table:table-cell table:style-name="ce2" table:formula="of:=[.H28]/[.H40]" office:value-type="float" office:value="0.0434928675159351" calcext:value-type="float">
            <text:p>0.0434928675</text:p>
          </table:table-cell>
          <table:table-cell table:style-name="ce2" table:formula="of:=[.I28]/[.I40]" office:value-type="float" office:value="0.0829168844949404" calcext:value-type="float">
            <text:p>0.0829168845</text:p>
          </table:table-cell>
          <table:table-cell table:style-name="ce2" table:formula="of:=[.J28]/[.J40]" office:value-type="float" office:value="0.120704240152041" calcext:value-type="float">
            <text:p>0.1207042402</text:p>
          </table:table-cell>
          <table:table-cell table:style-name="ce2" table:formula="of:=[.K28]/[.K40]" office:value-type="float" office:value="0.18559521770942" calcext:value-type="float">
            <text:p>0.1855952177</text:p>
          </table:table-cell>
          <table:table-cell table:style-name="ce2" table:formula="of:=[.L28]/[.L40]" office:value-type="float" office:value="0.189120870439157" calcext:value-type="float">
            <text:p>0.1891208704</text:p>
          </table:table-cell>
          <table:table-cell table:style-name="ce2" table:formula="of:=[.M28]/[.M40]" office:value-type="float" office:value="0.211906090697314" calcext:value-type="float">
            <text:p>0.2119060907</text:p>
          </table:table-cell>
          <table:table-cell table:style-name="ce2" table:formula="of:=[.N28]/[.N40]" office:value-type="float" office:value="0.336648287927164" calcext:value-type="float">
            <text:p>0.3366482879</text:p>
          </table:table-cell>
          <table:table-cell table:style-name="ce2" table:formula="of:=[.O28]/[.O40]" office:value-type="float" office:value="0.390184263812932" calcext:value-type="float">
            <text:p>0.3901842638</text:p>
          </table:table-cell>
          <table:table-cell table:style-name="ce2" table:formula="of:=[.P28]/[.P40]" office:value-type="float" office:value="0.442658978212559" calcext:value-type="float">
            <text:p>0.4426589782</text:p>
          </table:table-cell>
          <table:table-cell table:style-name="ce2" table:formula="of:=[.Q28]/[.Q40]" office:value-type="float" office:value="0.493699092250499" calcext:value-type="float">
            <text:p>0.4936990923</text:p>
          </table:table-cell>
          <table:table-cell table:style-name="ce2" table:formula="of:=[.R28]/[.R40]" office:value-type="float" office:value="0.517707323220513" calcext:value-type="float">
            <text:p>0.5177073232</text:p>
          </table:table-cell>
          <table:table-cell table:style-name="ce2" table:formula="of:=[.S28]/[.S40]" office:value-type="float" office:value="0.54392926236356" calcext:value-type="float">
            <text:p>0.5439292624</text:p>
          </table:table-cell>
          <table:table-cell table:style-name="ce2" table:formula="of:=[.T28]/[.T40]" office:value-type="float" office:value="0.577148636895456" calcext:value-type="float">
            <text:p>0.5771486369</text:p>
          </table:table-cell>
          <table:table-cell table:style-name="ce2" table:formula="of:=[.U28]/[.U40]" office:value-type="float" office:value="0.599199257531473" calcext:value-type="float">
            <text:p>0.599199257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uperfast</text:p>
          </table:table-cell>
          <table:table-cell table:style-name="ce2" table:formula="of:=[.B29]/[.B41]" office:value-type="float" office:value="0" calcext:value-type="float">
            <text:p>0</text:p>
          </table:table-cell>
          <table:table-cell table:style-name="ce2" table:formula="of:=[.C29]/[.C41]" office:value-type="float" office:value="0.000182541042857462" calcext:value-type="float">
            <text:p>0.000182541</text:p>
          </table:table-cell>
          <table:table-cell table:style-name="ce2" table:formula="of:=[.D29]/[.D41]" office:value-type="float" office:value="0.00195833310423994" calcext:value-type="float">
            <text:p>0.0019583331</text:p>
          </table:table-cell>
          <table:table-cell table:style-name="ce2" table:formula="of:=[.E29]/[.E41]" office:value-type="float" office:value="0.00449536362287069" calcext:value-type="float">
            <text:p>0.0044953636</text:p>
          </table:table-cell>
          <table:table-cell table:style-name="ce2" table:formula="of:=[.F29]/[.F41]" office:value-type="float" office:value="0.010922438279405" calcext:value-type="float">
            <text:p>0.0109224383</text:p>
          </table:table-cell>
          <table:table-cell table:style-name="ce2" table:formula="of:=[.G29]/[.G41]" office:value-type="float" office:value="0.0198950267923623" calcext:value-type="float">
            <text:p>0.0198950268</text:p>
          </table:table-cell>
          <table:table-cell table:style-name="ce2" table:formula="of:=[.H29]/[.H41]" office:value-type="float" office:value="0.0343152736262725" calcext:value-type="float">
            <text:p>0.0343152736</text:p>
          </table:table-cell>
          <table:table-cell table:style-name="ce2" table:formula="of:=[.I29]/[.I41]" office:value-type="float" office:value="0.0336756815987341" calcext:value-type="float">
            <text:p>0.0336756816</text:p>
          </table:table-cell>
          <table:table-cell table:style-name="ce2" table:formula="of:=[.J29]/[.J41]" office:value-type="float" office:value="0.0354984611676313" calcext:value-type="float">
            <text:p>0.0354984612</text:p>
          </table:table-cell>
          <table:table-cell table:style-name="ce2" table:formula="of:=[.K29]/[.K41]" office:value-type="float" office:value="0.0374025607208301" calcext:value-type="float">
            <text:p>0.0374025607</text:p>
          </table:table-cell>
          <table:table-cell table:style-name="ce2" table:formula="of:=[.L29]/[.L41]" office:value-type="float" office:value="0.0632921701025564" calcext:value-type="float">
            <text:p>0.0632921701</text:p>
          </table:table-cell>
          <table:table-cell table:style-name="ce2" table:formula="of:=[.M29]/[.M41]" office:value-type="float" office:value="0.0985301814305599" calcext:value-type="float">
            <text:p>0.0985301814</text:p>
          </table:table-cell>
          <table:table-cell table:style-name="ce2" table:formula="of:=[.N29]/[.N41]" office:value-type="float" office:value="0.129825507990685" calcext:value-type="float">
            <text:p>0.129825508</text:p>
          </table:table-cell>
          <table:table-cell table:style-name="ce2" table:formula="of:=[.O29]/[.O41]" office:value-type="float" office:value="0.156722365045693" calcext:value-type="float">
            <text:p>0.156722365</text:p>
          </table:table-cell>
          <table:table-cell table:style-name="ce2" table:formula="of:=[.P29]/[.P41]" office:value-type="float" office:value="0.178987068729718" calcext:value-type="float">
            <text:p>0.1789870687</text:p>
          </table:table-cell>
          <table:table-cell table:style-name="ce2" table:formula="of:=[.Q29]/[.Q41]" office:value-type="float" office:value="0.197670718232044" calcext:value-type="float">
            <text:p>0.1976707182</text:p>
          </table:table-cell>
          <table:table-cell table:style-name="ce2" table:formula="of:=[.R29]/[.R41]" office:value-type="float" office:value="0.215084696827993" calcext:value-type="float">
            <text:p>0.2150846968</text:p>
          </table:table-cell>
          <table:table-cell table:style-name="ce2" table:formula="of:=[.S29]/[.S41]" office:value-type="float" office:value="0.230736168373966" calcext:value-type="float">
            <text:p>0.2307361684</text:p>
          </table:table-cell>
          <table:table-cell table:style-name="ce2" table:formula="of:=[.T29]/[.T41]" office:value-type="float" office:value="0.243946640695945" calcext:value-type="float">
            <text:p>0.2439466407</text:p>
          </table:table-cell>
          <table:table-cell table:style-name="ce2" table:formula="of:=[.U29]/[.U41]" office:value-type="float" office:value="0.220422966014464" calcext:value-type="float">
            <text:p>0.22042296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fast</text:p>
          </table:table-cell>
          <table:table-cell table:style-name="ce2" table:formula="of:=[.B30]/[.B42]" office:value-type="float" office:value="0.000513332103055365" calcext:value-type="float">
            <text:p>0.0005133321</text:p>
          </table:table-cell>
          <table:table-cell table:style-name="ce2" table:formula="of:=[.C30]/[.C42]" office:value-type="float" office:value="0.000855187413104948" calcext:value-type="float">
            <text:p>0.0008551874</text:p>
          </table:table-cell>
          <table:table-cell table:style-name="ce2" table:formula="of:=[.D30]/[.D42]" office:value-type="float" office:value="0.00186516112508605" calcext:value-type="float">
            <text:p>0.0018651611</text:p>
          </table:table-cell>
          <table:table-cell table:style-name="ce2" table:formula="of:=[.E30]/[.E42]" office:value-type="float" office:value="0.00375962709467165" calcext:value-type="float">
            <text:p>0.0037596271</text:p>
          </table:table-cell>
          <table:table-cell table:style-name="ce2" table:formula="of:=[.F30]/[.F42]" office:value-type="float" office:value="0.00733939503300252" calcext:value-type="float">
            <text:p>0.007339395</text:p>
          </table:table-cell>
          <table:table-cell table:style-name="ce2" table:formula="of:=[.G30]/[.G42]" office:value-type="float" office:value="0.012338325038373" calcext:value-type="float">
            <text:p>0.012338325</text:p>
          </table:table-cell>
          <table:table-cell table:style-name="ce2" table:formula="of:=[.H30]/[.H42]" office:value-type="float" office:value="0.0239223305491562" calcext:value-type="float">
            <text:p>0.0239223305</text:p>
          </table:table-cell>
          <table:table-cell table:style-name="ce2" table:formula="of:=[.I30]/[.I42]" office:value-type="float" office:value="0.0260890991912216" calcext:value-type="float">
            <text:p>0.0260890992</text:p>
          </table:table-cell>
          <table:table-cell table:style-name="ce2" table:formula="of:=[.J30]/[.J42]" office:value-type="float" office:value="0.0272745883226645" calcext:value-type="float">
            <text:p>0.0272745883</text:p>
          </table:table-cell>
          <table:table-cell table:style-name="ce2" table:formula="of:=[.K30]/[.K42]" office:value-type="float" office:value="0.0306018509222301" calcext:value-type="float">
            <text:p>0.0306018509</text:p>
          </table:table-cell>
          <table:table-cell table:style-name="ce2" table:formula="of:=[.L30]/[.L42]" office:value-type="float" office:value="0.0418337438922982" calcext:value-type="float">
            <text:p>0.0418337439</text:p>
          </table:table-cell>
          <table:table-cell table:style-name="ce2" table:formula="of:=[.M30]/[.M42]" office:value-type="float" office:value="0.0600809699425775" calcext:value-type="float">
            <text:p>0.0600809699</text:p>
          </table:table-cell>
          <table:table-cell table:style-name="ce2" table:formula="of:=[.N30]/[.N42]" office:value-type="float" office:value="0.0751721844668221" calcext:value-type="float">
            <text:p>0.0751721845</text:p>
          </table:table-cell>
          <table:table-cell table:style-name="ce2" table:formula="of:=[.O30]/[.O42]" office:value-type="float" office:value="0.0918684980818568" calcext:value-type="float">
            <text:p>0.0918684981</text:p>
          </table:table-cell>
          <table:table-cell table:style-name="ce2" table:formula="of:=[.P30]/[.P42]" office:value-type="float" office:value="0.104045376077481" calcext:value-type="float">
            <text:p>0.1040453761</text:p>
          </table:table-cell>
          <table:table-cell table:style-name="ce2" table:formula="of:=[.Q30]/[.Q42]" office:value-type="float" office:value="0.112507292001806" calcext:value-type="float">
            <text:p>0.112507292</text:p>
          </table:table-cell>
          <table:table-cell table:style-name="ce2" table:formula="of:=[.R30]/[.R42]" office:value-type="float" office:value="0.123029930391322" calcext:value-type="float">
            <text:p>0.1230299304</text:p>
          </table:table-cell>
          <table:table-cell table:style-name="ce2" table:formula="of:=[.S30]/[.S42]" office:value-type="float" office:value="0.131534136181536" calcext:value-type="float">
            <text:p>0.1315341362</text:p>
          </table:table-cell>
          <table:table-cell table:style-name="ce2" table:formula="of:=[.T30]/[.T42]" office:value-type="float" office:value="0.136726620644778" calcext:value-type="float">
            <text:p>0.1367266206</text:p>
          </table:table-cell>
          <table:table-cell table:style-name="ce2" table:formula="of:=[.U30]/[.U42]" office:value-type="float" office:value="0.144849464670626" calcext:value-type="float">
            <text:p>0.144849464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er</text:p>
          </table:table-cell>
          <table:table-cell table:style-name="ce2" table:formula="of:=[.B31]/[.B43]" office:value-type="float" office:value="0" calcext:value-type="float">
            <text:p>0</text:p>
          </table:table-cell>
          <table:table-cell table:style-name="ce2" table:formula="of:=[.C31]/[.C43]" office:value-type="float" office:value="0.000569745279200714" calcext:value-type="float">
            <text:p>0.0005697453</text:p>
          </table:table-cell>
          <table:table-cell table:style-name="ce2" table:formula="of:=[.D31]/[.D43]" office:value-type="float" office:value="0.00146018762897125" calcext:value-type="float">
            <text:p>0.0014601876</text:p>
          </table:table-cell>
          <table:table-cell table:style-name="ce2" table:formula="of:=[.E31]/[.E43]" office:value-type="float" office:value="0.00216799654151355" calcext:value-type="float">
            <text:p>0.0021679965</text:p>
          </table:table-cell>
          <table:table-cell table:style-name="ce2" table:formula="of:=[.F31]/[.F43]" office:value-type="float" office:value="0.00281251599388759" calcext:value-type="float">
            <text:p>0.002812516</text:p>
          </table:table-cell>
          <table:table-cell table:style-name="ce2" table:formula="of:=[.G31]/[.G43]" office:value-type="float" office:value="0.0035761410644986" calcext:value-type="float">
            <text:p>0.0035761411</text:p>
          </table:table-cell>
          <table:table-cell table:style-name="ce2" table:formula="of:=[.H31]/[.H43]" office:value-type="float" office:value="0.00548917999810668" calcext:value-type="float">
            <text:p>0.00548918</text:p>
          </table:table-cell>
          <table:table-cell table:style-name="ce2" table:formula="of:=[.I31]/[.I43]" office:value-type="float" office:value="0.00921623066611204" calcext:value-type="float">
            <text:p>0.0092162307</text:p>
          </table:table-cell>
          <table:table-cell table:style-name="ce2" table:formula="of:=[.J31]/[.J43]" office:value-type="float" office:value="0.0149957560304377" calcext:value-type="float">
            <text:p>0.014995756</text:p>
          </table:table-cell>
          <table:table-cell table:style-name="ce2" table:formula="of:=[.K31]/[.K43]" office:value-type="float" office:value="0.0209552374161913" calcext:value-type="float">
            <text:p>0.0209552374</text:p>
          </table:table-cell>
          <table:table-cell table:style-name="ce2" table:formula="of:=[.L31]/[.L43]" office:value-type="float" office:value="0.0328278530857979" calcext:value-type="float">
            <text:p>0.0328278531</text:p>
          </table:table-cell>
          <table:table-cell table:style-name="ce2" table:formula="of:=[.M31]/[.M43]" office:value-type="float" office:value="0.0423172405187077" calcext:value-type="float">
            <text:p>0.0423172405</text:p>
          </table:table-cell>
          <table:table-cell table:style-name="ce2" table:formula="of:=[.N31]/[.N43]" office:value-type="float" office:value="0.052295230062353" calcext:value-type="float">
            <text:p>0.0522952301</text:p>
          </table:table-cell>
          <table:table-cell table:style-name="ce2" table:formula="of:=[.O31]/[.O43]" office:value-type="float" office:value="0.0619650339927702" calcext:value-type="float">
            <text:p>0.061965034</text:p>
          </table:table-cell>
          <table:table-cell table:style-name="ce2" table:formula="of:=[.P31]/[.P43]" office:value-type="float" office:value="0.0676564001669214" calcext:value-type="float">
            <text:p>0.0676564002</text:p>
          </table:table-cell>
          <table:table-cell table:style-name="ce2" table:formula="of:=[.Q31]/[.Q43]" office:value-type="float" office:value="0.077546237290928" calcext:value-type="float">
            <text:p>0.0775462373</text:p>
          </table:table-cell>
          <table:table-cell table:style-name="ce2" table:formula="of:=[.R31]/[.R43]" office:value-type="float" office:value="0.0818461045392871" calcext:value-type="float">
            <text:p>0.0818461045</text:p>
          </table:table-cell>
          <table:table-cell table:style-name="ce2" table:formula="of:=[.S31]/[.S43]" office:value-type="float" office:value="0.0873716046560537" calcext:value-type="float">
            <text:p>0.0873716047</text:p>
          </table:table-cell>
          <table:table-cell table:style-name="ce2" table:formula="of:=[.T31]/[.T43]" office:value-type="float" office:value="0.0905152142004071" calcext:value-type="float">
            <text:p>0.0905152142</text:p>
          </table:table-cell>
          <table:table-cell table:style-name="ce2" table:formula="of:=[.U31]/[.U43]" office:value-type="float" office:value="0.0946381008632392" calcext:value-type="float">
            <text:p>0.094638100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</text:p>
          </table:table-cell>
          <table:table-cell table:style-name="ce2" table:formula="of:=[.B32]/[.B44]" office:value-type="float" office:value="0" calcext:value-type="float">
            <text:p>0</text:p>
          </table:table-cell>
          <table:table-cell table:style-name="ce2" table:formula="of:=[.C32]/[.C44]" office:value-type="float" office:value="0.000611602731131075" calcext:value-type="float">
            <text:p>0.0006116027</text:p>
          </table:table-cell>
          <table:table-cell table:style-name="ce2" table:formula="of:=[.D32]/[.D44]" office:value-type="float" office:value="0.00141802729537876" calcext:value-type="float">
            <text:p>0.0014180273</text:p>
          </table:table-cell>
          <table:table-cell table:style-name="ce2" table:formula="of:=[.E32]/[.E44]" office:value-type="float" office:value="0.00191990460499805" calcext:value-type="float">
            <text:p>0.0019199046</text:p>
          </table:table-cell>
          <table:table-cell table:style-name="ce2" table:formula="of:=[.F32]/[.F44]" office:value-type="float" office:value="0.00249070453637655" calcext:value-type="float">
            <text:p>0.0024907045</text:p>
          </table:table-cell>
          <table:table-cell table:style-name="ce2" table:formula="of:=[.G32]/[.G44]" office:value-type="float" office:value="0.00301929423008335" calcext:value-type="float">
            <text:p>0.0030192942</text:p>
          </table:table-cell>
          <table:table-cell table:style-name="ce2" table:formula="of:=[.H32]/[.H44]" office:value-type="float" office:value="0.00428600424041197" calcext:value-type="float">
            <text:p>0.0042860042</text:p>
          </table:table-cell>
          <table:table-cell table:style-name="ce2" table:formula="of:=[.I32]/[.I44]" office:value-type="float" office:value="0.00826575999853571" calcext:value-type="float">
            <text:p>0.00826576</text:p>
          </table:table-cell>
          <table:table-cell table:style-name="ce2" table:formula="of:=[.J32]/[.J44]" office:value-type="float" office:value="0.0165338461054541" calcext:value-type="float">
            <text:p>0.0165338461</text:p>
          </table:table-cell>
          <table:table-cell table:style-name="ce2" table:formula="of:=[.K32]/[.K44]" office:value-type="float" office:value="0.0235751896180813" calcext:value-type="float">
            <text:p>0.0235751896</text:p>
          </table:table-cell>
          <table:table-cell table:style-name="ce2" table:formula="of:=[.L32]/[.L44]" office:value-type="float" office:value="0.035793200265353" calcext:value-type="float">
            <text:p>0.0357932003</text:p>
          </table:table-cell>
          <table:table-cell table:style-name="ce2" table:formula="of:=[.M32]/[.M44]" office:value-type="float" office:value="0.0430322254611149" calcext:value-type="float">
            <text:p>0.0430322255</text:p>
          </table:table-cell>
          <table:table-cell table:style-name="ce2" table:formula="of:=[.N32]/[.N44]" office:value-type="float" office:value="0.0513118028479132" calcext:value-type="float">
            <text:p>0.0513118028</text:p>
          </table:table-cell>
          <table:table-cell table:style-name="ce2" table:formula="of:=[.O32]/[.O44]" office:value-type="float" office:value="0.0576919755460136" calcext:value-type="float">
            <text:p>0.0576919755</text:p>
          </table:table-cell>
          <table:table-cell table:style-name="ce2" table:formula="of:=[.P32]/[.P44]" office:value-type="float" office:value="0.0618479223453932" calcext:value-type="float">
            <text:p>0.0618479223</text:p>
          </table:table-cell>
          <table:table-cell table:style-name="ce2" table:formula="of:=[.Q32]/[.Q44]" office:value-type="float" office:value="0.0659040437817231" calcext:value-type="float">
            <text:p>0.0659040438</text:p>
          </table:table-cell>
          <table:table-cell table:style-name="ce2" table:formula="of:=[.R32]/[.R44]" office:value-type="float" office:value="0.0691087638588033" calcext:value-type="float">
            <text:p>0.0691087639</text:p>
          </table:table-cell>
          <table:table-cell table:style-name="ce2" table:formula="of:=[.S32]/[.S44]" office:value-type="float" office:value="0.0704833090175473" calcext:value-type="float">
            <text:p>0.070483309</text:p>
          </table:table-cell>
          <table:table-cell table:style-name="ce2" table:formula="of:=[.T32]/[.T44]" office:value-type="float" office:value="0.0756392876915707" calcext:value-type="float">
            <text:p>0.0756392877</text:p>
          </table:table-cell>
          <table:table-cell table:style-name="ce2" table:formula="of:=[.U32]/[.U44]" office:value-type="float" office:value="0.0727804103249215" calcext:value-type="float">
            <text:p>0.072780410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edium</text:p>
          </table:table-cell>
          <table:table-cell table:style-name="ce2" table:formula="of:=[.B33]/[.B45]" office:value-type="float" office:value="0" calcext:value-type="float">
            <text:p>0</text:p>
          </table:table-cell>
          <table:table-cell table:style-name="ce2" table:formula="of:=[.C33]/[.C45]" office:value-type="float" office:value="0.000478784093747871" calcext:value-type="float">
            <text:p>0.0004787841</text:p>
          </table:table-cell>
          <table:table-cell table:style-name="ce2" table:formula="of:=[.D33]/[.D45]" office:value-type="float" office:value="0.00111663988897105" calcext:value-type="float">
            <text:p>0.0011166399</text:p>
          </table:table-cell>
          <table:table-cell table:style-name="ce2" table:formula="of:=[.E33]/[.E45]" office:value-type="float" office:value="0.00194791563723603" calcext:value-type="float">
            <text:p>0.0019479156</text:p>
          </table:table-cell>
          <table:table-cell table:style-name="ce2" table:formula="of:=[.F33]/[.F45]" office:value-type="float" office:value="0.00418055410493441" calcext:value-type="float">
            <text:p>0.0041805541</text:p>
          </table:table-cell>
          <table:table-cell table:style-name="ce2" table:formula="of:=[.G33]/[.G45]" office:value-type="float" office:value="0.00692813761774154" calcext:value-type="float">
            <text:p>0.0069281376</text:p>
          </table:table-cell>
          <table:table-cell table:style-name="ce2" table:formula="of:=[.H33]/[.H45]" office:value-type="float" office:value="0.0108240230291586" calcext:value-type="float">
            <text:p>0.010824023</text:p>
          </table:table-cell>
          <table:table-cell table:style-name="ce2" table:formula="of:=[.I33]/[.I45]" office:value-type="float" office:value="0.0155120423744873" calcext:value-type="float">
            <text:p>0.0155120424</text:p>
          </table:table-cell>
          <table:table-cell table:style-name="ce2" table:formula="of:=[.J33]/[.J45]" office:value-type="float" office:value="0.0203826473128354" calcext:value-type="float">
            <text:p>0.0203826473</text:p>
          </table:table-cell>
          <table:table-cell table:style-name="ce2" table:formula="of:=[.K33]/[.K45]" office:value-type="float" office:value="0.0246181064867879" calcext:value-type="float">
            <text:p>0.0246181065</text:p>
          </table:table-cell>
          <table:table-cell table:style-name="ce2" table:formula="of:=[.L33]/[.L45]" office:value-type="float" office:value="0.0328655917213428" calcext:value-type="float">
            <text:p>0.0328655917</text:p>
          </table:table-cell>
          <table:table-cell table:style-name="ce2" table:formula="of:=[.M33]/[.M45]" office:value-type="float" office:value="0.0401019919476752" calcext:value-type="float">
            <text:p>0.0401019919</text:p>
          </table:table-cell>
          <table:table-cell table:style-name="ce2" table:formula="of:=[.N33]/[.N45]" office:value-type="float" office:value="0.045923279849917" calcext:value-type="float">
            <text:p>0.0459232798</text:p>
          </table:table-cell>
          <table:table-cell table:style-name="ce2" table:formula="of:=[.O33]/[.O45]" office:value-type="float" office:value="0.0510286505759434" calcext:value-type="float">
            <text:p>0.0510286506</text:p>
          </table:table-cell>
          <table:table-cell table:style-name="ce2" table:formula="of:=[.P33]/[.P45]" office:value-type="float" office:value="0.0564773239777375" calcext:value-type="float">
            <text:p>0.056477324</text:p>
          </table:table-cell>
          <table:table-cell table:style-name="ce2" table:formula="of:=[.Q33]/[.Q45]" office:value-type="float" office:value="0.0568924380683669" calcext:value-type="float">
            <text:p>0.0568924381</text:p>
          </table:table-cell>
          <table:table-cell table:style-name="ce2" table:formula="of:=[.R33]/[.R45]" office:value-type="float" office:value="0.0593029371986839" calcext:value-type="float">
            <text:p>0.0593029372</text:p>
          </table:table-cell>
          <table:table-cell table:style-name="ce2" table:formula="of:=[.S33]/[.S45]" office:value-type="float" office:value="0.0612861565855167" calcext:value-type="float">
            <text:p>0.0612861566</text:p>
          </table:table-cell>
          <table:table-cell table:style-name="ce2" table:formula="of:=[.T33]/[.T45]" office:value-type="float" office:value="0.0632373004864853" calcext:value-type="float">
            <text:p>0.0632373005</text:p>
          </table:table-cell>
          <table:table-cell table:style-name="ce2" table:formula="of:=[.U33]/[.U45]" office:value-type="float" office:value="0.0645413373780272" calcext:value-type="float">
            <text:p>0.064541337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</text:p>
          </table:table-cell>
          <table:table-cell table:style-name="ce2" table:formula="of:=[.B34]/[.B46]" office:value-type="float" office:value="0" calcext:value-type="float">
            <text:p>0</text:p>
          </table:table-cell>
          <table:table-cell table:style-name="ce2" table:formula="of:=[.C34]/[.C46]" office:value-type="float" office:value="0.00050375024682371" calcext:value-type="float">
            <text:p>0.0005037502</text:p>
          </table:table-cell>
          <table:table-cell table:style-name="ce2" table:formula="of:=[.D34]/[.D46]" office:value-type="float" office:value="0.000965249548324212" calcext:value-type="float">
            <text:p>0.0009652495</text:p>
          </table:table-cell>
          <table:table-cell table:style-name="ce2" table:formula="of:=[.E34]/[.E46]" office:value-type="float" office:value="0.00125964824703562" calcext:value-type="float">
            <text:p>0.0012596482</text:p>
          </table:table-cell>
          <table:table-cell table:style-name="ce2" table:formula="of:=[.F34]/[.F46]" office:value-type="float" office:value="0.00214483020535681" calcext:value-type="float">
            <text:p>0.0021448302</text:p>
          </table:table-cell>
          <table:table-cell table:style-name="ce2" table:formula="of:=[.G34]/[.G46]" office:value-type="float" office:value="0.00375330151192005" calcext:value-type="float">
            <text:p>0.0037533015</text:p>
          </table:table-cell>
          <table:table-cell table:style-name="ce2" table:formula="of:=[.H34]/[.H46]" office:value-type="float" office:value="0.00653691474867598" calcext:value-type="float">
            <text:p>0.0065369147</text:p>
          </table:table-cell>
          <table:table-cell table:style-name="ce2" table:formula="of:=[.I34]/[.I46]" office:value-type="float" office:value="0.0102011219149244" calcext:value-type="float">
            <text:p>0.0102011219</text:p>
          </table:table-cell>
          <table:table-cell table:style-name="ce2" table:formula="of:=[.J34]/[.J46]" office:value-type="float" office:value="0.0144248400350658" calcext:value-type="float">
            <text:p>0.01442484</text:p>
          </table:table-cell>
          <table:table-cell table:style-name="ce2" table:formula="of:=[.K34]/[.K46]" office:value-type="float" office:value="0.0183829878428336" calcext:value-type="float">
            <text:p>0.0183829878</text:p>
          </table:table-cell>
          <table:table-cell table:style-name="ce2" table:formula="of:=[.L34]/[.L46]" office:value-type="float" office:value="0.0257025666623366" calcext:value-type="float">
            <text:p>0.0257025667</text:p>
          </table:table-cell>
          <table:table-cell table:style-name="ce2" table:formula="of:=[.M34]/[.M46]" office:value-type="float" office:value="0.03092757958672" calcext:value-type="float">
            <text:p>0.0309275796</text:p>
          </table:table-cell>
          <table:table-cell table:style-name="ce2" table:formula="of:=[.N34]/[.N46]" office:value-type="float" office:value="0.035481605953745" calcext:value-type="float">
            <text:p>0.035481606</text:p>
          </table:table-cell>
          <table:table-cell table:style-name="ce2" table:formula="of:=[.O34]/[.O46]" office:value-type="float" office:value="0.0388199683859599" calcext:value-type="float">
            <text:p>0.0388199684</text:p>
          </table:table-cell>
          <table:table-cell table:style-name="ce2" table:formula="of:=[.P34]/[.P46]" office:value-type="float" office:value="0.0409152657043282" calcext:value-type="float">
            <text:p>0.0409152657</text:p>
          </table:table-cell>
          <table:table-cell table:style-name="ce2" table:formula="of:=[.Q34]/[.Q46]" office:value-type="float" office:value="0.0428104139677071" calcext:value-type="float">
            <text:p>0.042810414</text:p>
          </table:table-cell>
          <table:table-cell table:style-name="ce2" table:formula="of:=[.R34]/[.R46]" office:value-type="float" office:value="0.0440787256149887" calcext:value-type="float">
            <text:p>0.0440787256</text:p>
          </table:table-cell>
          <table:table-cell table:style-name="ce2" table:formula="of:=[.S34]/[.S46]" office:value-type="float" office:value="0.0450965462991062" calcext:value-type="float">
            <text:p>0.0450965463</text:p>
          </table:table-cell>
          <table:table-cell table:style-name="ce2" table:formula="of:=[.T34]/[.T46]" office:value-type="float" office:value="0.0483316162455898" calcext:value-type="float">
            <text:p>0.0483316162</text:p>
          </table:table-cell>
          <table:table-cell table:style-name="ce2" table:formula="of:=[.U34]/[.U46]" office:value-type="float" office:value="0.0464304443948788" calcext:value-type="float">
            <text:p>0.046430444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er</text:p>
          </table:table-cell>
          <table:table-cell table:style-name="ce2" table:formula="of:=[.B35]/[.B47]" office:value-type="float" office:value="0" calcext:value-type="float">
            <text:p>0</text:p>
          </table:table-cell>
          <table:table-cell table:style-name="ce2" table:formula="of:=[.C35]/[.C47]" office:value-type="float" office:value="0.00027567689698056" calcext:value-type="float">
            <text:p>0.0002756769</text:p>
          </table:table-cell>
          <table:table-cell table:style-name="ce2" table:formula="of:=[.D35]/[.D47]" office:value-type="float" office:value="0.000399091018573767" calcext:value-type="float">
            <text:p>0.000399091</text:p>
          </table:table-cell>
          <table:table-cell table:style-name="ce2" table:formula="of:=[.E35]/[.E47]" office:value-type="float" office:value="0.000460373811071086" calcext:value-type="float">
            <text:p>0.0004603738</text:p>
          </table:table-cell>
          <table:table-cell table:style-name="ce2" table:formula="of:=[.F35]/[.F47]" office:value-type="float" office:value="0.000791453126017937" calcext:value-type="float">
            <text:p>0.0007914531</text:p>
          </table:table-cell>
          <table:table-cell table:style-name="ce2" table:formula="of:=[.G35]/[.G47]" office:value-type="float" office:value="0.00141782253196393" calcext:value-type="float">
            <text:p>0.0014178225</text:p>
          </table:table-cell>
          <table:table-cell table:style-name="ce2" table:formula="of:=[.H35]/[.H47]" office:value-type="float" office:value="0.0025908676679219" calcext:value-type="float">
            <text:p>0.0025908677</text:p>
          </table:table-cell>
          <table:table-cell table:style-name="ce2" table:formula="of:=[.I35]/[.I47]" office:value-type="float" office:value="0.004363922306029" calcext:value-type="float">
            <text:p>0.0043639223</text:p>
          </table:table-cell>
          <table:table-cell table:style-name="ce2" table:formula="of:=[.J35]/[.J47]" office:value-type="float" office:value="0.00629995845612994" calcext:value-type="float">
            <text:p>0.0062999585</text:p>
          </table:table-cell>
          <table:table-cell table:style-name="ce2" table:formula="of:=[.K35]/[.K47]" office:value-type="float" office:value="0.00788986300676045" calcext:value-type="float">
            <text:p>0.007889863</text:p>
          </table:table-cell>
          <table:table-cell table:style-name="ce2" table:formula="of:=[.L35]/[.L47]" office:value-type="float" office:value="0.0106225935198094" calcext:value-type="float">
            <text:p>0.0106225935</text:p>
          </table:table-cell>
          <table:table-cell table:style-name="ce2" table:formula="of:=[.M35]/[.M47]" office:value-type="float" office:value="0.0130166790161595" calcext:value-type="float">
            <text:p>0.013016679</text:p>
          </table:table-cell>
          <table:table-cell table:style-name="ce2" table:formula="of:=[.N35]/[.N47]" office:value-type="float" office:value="0.0149562369439694" calcext:value-type="float">
            <text:p>0.0149562369</text:p>
          </table:table-cell>
          <table:table-cell table:style-name="ce2" table:formula="of:=[.O35]/[.O47]" office:value-type="float" office:value="0.0163776623263243" calcext:value-type="float">
            <text:p>0.0163776623</text:p>
          </table:table-cell>
          <table:table-cell table:style-name="ce2" table:formula="of:=[.P35]/[.P47]" office:value-type="float" office:value="0.0174318000620298" calcext:value-type="float">
            <text:p>0.0174318001</text:p>
          </table:table-cell>
          <table:table-cell table:style-name="ce2" table:formula="of:=[.Q35]/[.Q47]" office:value-type="float" office:value="0.0182811504961149" calcext:value-type="float">
            <text:p>0.0182811505</text:p>
          </table:table-cell>
          <table:table-cell table:style-name="ce2" table:formula="of:=[.R35]/[.R47]" office:value-type="float" office:value="0.0189891874334789" calcext:value-type="float">
            <text:p>0.0189891874</text:p>
          </table:table-cell>
          <table:table-cell table:style-name="ce2" table:formula="of:=[.S35]/[.S47]" office:value-type="float" office:value="0.0194312416515453" calcext:value-type="float">
            <text:p>0.0194312417</text:p>
          </table:table-cell>
          <table:table-cell table:style-name="ce2" table:formula="of:=[.T35]/[.T47]" office:value-type="float" office:value="0.0199554691656935" calcext:value-type="float">
            <text:p>0.0199554692</text:p>
          </table:table-cell>
          <table:table-cell table:style-name="ce2" table:formula="of:=[.U35]/[.U47]" office:value-type="float" office:value="0.020253980123668" calcext:value-type="float">
            <text:p>0.020253980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slow</text:p>
          </table:table-cell>
          <table:table-cell table:style-name="ce2" table:formula="of:=[.B36]/[.B48]" office:value-type="float" office:value="0.00000999958955329666" calcext:value-type="float">
            <text:p>9.99958955329666E-06</text:p>
          </table:table-cell>
          <table:table-cell table:style-name="ce2" table:formula="of:=[.C36]/[.C48]" office:value-type="float" office:value="0.00012829459356656" calcext:value-type="float">
            <text:p>0.0001282946</text:p>
          </table:table-cell>
          <table:table-cell table:style-name="ce2" table:formula="of:=[.D36]/[.D48]" office:value-type="float" office:value="0.00018498299071103" calcext:value-type="float">
            <text:p>0.000184983</text:p>
          </table:table-cell>
          <table:table-cell table:style-name="ce2" table:formula="of:=[.E36]/[.E48]" office:value-type="float" office:value="0.000205156159613775" calcext:value-type="float">
            <text:p>0.0002051562</text:p>
          </table:table-cell>
          <table:table-cell table:style-name="ce2" table:formula="of:=[.F36]/[.F48]" office:value-type="float" office:value="0.000345514090619948" calcext:value-type="float">
            <text:p>0.0003455141</text:p>
          </table:table-cell>
          <table:table-cell table:style-name="ce2" table:formula="of:=[.G36]/[.G48]" office:value-type="float" office:value="0.000621455217760961" calcext:value-type="float">
            <text:p>0.0006214552</text:p>
          </table:table-cell>
          <table:table-cell table:style-name="ce2" table:formula="of:=[.H36]/[.H48]" office:value-type="float" office:value="0.00105091750335075" calcext:value-type="float">
            <text:p>0.0010509175</text:p>
          </table:table-cell>
          <table:table-cell table:style-name="ce2" table:formula="of:=[.I36]/[.I48]" office:value-type="float" office:value="0.0020622245840506" calcext:value-type="float">
            <text:p>0.0020622246</text:p>
          </table:table-cell>
          <table:table-cell table:style-name="ce2" table:formula="of:=[.J36]/[.J48]" office:value-type="float" office:value="0.00251542391035554" calcext:value-type="float">
            <text:p>0.0025154239</text:p>
          </table:table-cell>
          <table:table-cell table:style-name="ce2" table:formula="of:=[.K36]/[.K48]" office:value-type="float" office:value="0.00320089008924624" calcext:value-type="float">
            <text:p>0.0032008901</text:p>
          </table:table-cell>
          <table:table-cell table:style-name="ce2" table:formula="of:=[.L36]/[.L48]" office:value-type="float" office:value="0.00532321249892241" calcext:value-type="float">
            <text:p>0.0053232125</text:p>
          </table:table-cell>
          <table:table-cell table:style-name="ce2" table:formula="of:=[.M36]/[.M48]" office:value-type="float" office:value="0.00546352508224108" calcext:value-type="float">
            <text:p>0.0054635251</text:p>
          </table:table-cell>
          <table:table-cell table:style-name="ce2" table:formula="of:=[.N36]/[.N48]" office:value-type="float" office:value="0.00626318401944126" calcext:value-type="float">
            <text:p>0.006263184</text:p>
          </table:table-cell>
          <table:table-cell table:style-name="ce2" table:formula="of:=[.O36]/[.O48]" office:value-type="float" office:value="0.00686997772383661" calcext:value-type="float">
            <text:p>0.0068699777</text:p>
          </table:table-cell>
          <table:table-cell table:style-name="ce2" table:formula="of:=[.P36]/[.P48]" office:value-type="float" office:value="0.00731609302023501" calcext:value-type="float">
            <text:p>0.007316093</text:p>
          </table:table-cell>
          <table:table-cell table:style-name="ce2" table:formula="of:=[.Q36]/[.Q48]" office:value-type="float" office:value="0.00820745633997384" calcext:value-type="float">
            <text:p>0.0082074563</text:p>
          </table:table-cell>
          <table:table-cell table:style-name="ce2" table:formula="of:=[.R36]/[.R48]" office:value-type="float" office:value="0.00811084027077679" calcext:value-type="float">
            <text:p>0.0081108403</text:p>
          </table:table-cell>
          <table:table-cell table:style-name="ce2" table:formula="of:=[.S36]/[.S48]" office:value-type="float" office:value="0.00835447146523674" calcext:value-type="float">
            <text:p>0.0083544715</text:p>
          </table:table-cell>
          <table:table-cell table:style-name="ce2" table:formula="of:=[.T36]/[.T48]" office:value-type="float" office:value="0.00860526414274412" calcext:value-type="float">
            <text:p>0.0086052641</text:p>
          </table:table-cell>
          <table:table-cell table:style-name="ce2" table:formula="of:=[.U36]/[.U48]" office:value-type="float" office:value="0.00879298190352756" calcext:value-type="float">
            <text:p>0.008792981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acebo</text:p>
          </table:table-cell>
          <table:table-cell table:style-name="ce2" table:formula="of:=[.B37]/[.B49]" office:value-type="float" office:value="0" calcext:value-type="float">
            <text:p>0</text:p>
          </table:table-cell>
          <table:table-cell table:style-name="ce2" table:formula="of:=[.C37]/[.C49]" office:value-type="float" office:value="0.0000151065797958808" calcext:value-type="float">
            <text:p>1.51065797958808E-05</text:p>
          </table:table-cell>
          <table:table-cell table:style-name="ce2" table:formula="of:=[.D37]/[.D49]" office:value-type="float" office:value="0.000036221170010908" calcext:value-type="float">
            <text:p>3.6221170010908E-05</text:p>
          </table:table-cell>
          <table:table-cell table:style-name="ce2" table:formula="of:=[.E37]/[.E49]" office:value-type="float" office:value="0.0000572406962085701" calcext:value-type="float">
            <text:p>5.72406962085701E-05</text:p>
          </table:table-cell>
          <table:table-cell table:style-name="ce2" table:formula="of:=[.F37]/[.F49]" office:value-type="float" office:value="0.0000725351607167406" calcext:value-type="float">
            <text:p>7.25351607167406E-05</text:p>
          </table:table-cell>
          <table:table-cell table:style-name="ce2" table:formula="of:=[.G37]/[.G49]" office:value-type="float" office:value="0.000128159586157498" calcext:value-type="float">
            <text:p>0.0001281596</text:p>
          </table:table-cell>
          <table:table-cell table:style-name="ce2" table:formula="of:=[.H37]/[.H49]" office:value-type="float" office:value="0.000273827640768024" calcext:value-type="float">
            <text:p>0.0002738276</text:p>
          </table:table-cell>
          <table:table-cell table:style-name="ce2" table:formula="of:=[.I37]/[.I49]" office:value-type="float" office:value="0.00043712757832979" calcext:value-type="float">
            <text:p>0.0004371276</text:p>
          </table:table-cell>
          <table:table-cell table:style-name="ce2" table:formula="of:=[.J37]/[.J49]" office:value-type="float" office:value="0.000689976458717696" calcext:value-type="float">
            <text:p>0.0006899765</text:p>
          </table:table-cell>
          <table:table-cell table:style-name="ce2" table:formula="of:=[.K37]/[.K49]" office:value-type="float" office:value="0.000944752811349534" calcext:value-type="float">
            <text:p>0.0009447528</text:p>
          </table:table-cell>
          <table:table-cell table:style-name="ce2" table:formula="of:=[.L37]/[.L49]" office:value-type="float" office:value="0.00150469963132431" calcext:value-type="float">
            <text:p>0.0015046996</text:p>
          </table:table-cell>
          <table:table-cell table:style-name="ce2" table:formula="of:=[.M37]/[.M49]" office:value-type="float" office:value="0.00170379730848097" calcext:value-type="float">
            <text:p>0.0017037973</text:p>
          </table:table-cell>
          <table:table-cell table:style-name="ce2" table:formula="of:=[.N37]/[.N49]" office:value-type="float" office:value="0.00195850704169486" calcext:value-type="float">
            <text:p>0.001958507</text:p>
          </table:table-cell>
          <table:table-cell table:style-name="ce2" table:formula="of:=[.O37]/[.O49]" office:value-type="float" office:value="0.00211184093262379" calcext:value-type="float">
            <text:p>0.0021118409</text:p>
          </table:table-cell>
          <table:table-cell table:style-name="ce2" table:formula="of:=[.P37]/[.P49]" office:value-type="float" office:value="0.00223537376821842" calcext:value-type="float">
            <text:p>0.0022353738</text:p>
          </table:table-cell>
          <table:table-cell table:style-name="ce2" table:formula="of:=[.Q37]/[.Q49]" office:value-type="float" office:value="0.00246841711929217" calcext:value-type="float">
            <text:p>0.0024684171</text:p>
          </table:table-cell>
          <table:table-cell table:style-name="ce2" table:formula="of:=[.R37]/[.R49]" office:value-type="float" office:value="0.00240397523006478" calcext:value-type="float">
            <text:p>0.0024039752</text:p>
          </table:table-cell>
          <table:table-cell table:style-name="ce2" table:formula="of:=[.S37]/[.S49]" office:value-type="float" office:value="0.00245448147264089" calcext:value-type="float">
            <text:p>0.0024544815</text:p>
          </table:table-cell>
          <table:table-cell table:style-name="ce2" table:formula="of:=[.T37]/[.T49]" office:value-type="float" office:value="0.0026363166338823" calcext:value-type="float">
            <text:p>0.0026363166</text:p>
          </table:table-cell>
          <table:table-cell table:style-name="ce2" table:formula="of:=[.U37]/[.U49]" office:value-type="float" office:value="0.00256320049468199" calcext:value-type="float">
            <text:p>0.0025632005</text:p>
          </table:table-cell>
          <table:table-cell table:number-columns-repeated="1003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ntel" table:style-name="ta1">
        <table:shapes>
          <draw:frame draw:z-index="0" draw:style-name="gr1" draw:text-style-name="P1" svg:width="504pt" svg:height="360pt" svg:x="841.86pt" svg:y="996.32pt">
            <loext:p draw:notify-on-update-of-ranges="sintel.B52:sintel.U52 sintel.A53:sintel.A53 sintel.B53:sintel.U53 sintel.B52:sintel.U52 sintel.A54:sintel.A54 sintel.B54:sintel.U54 sintel.B52:sintel.U52 sintel.A55:sintel.A55 sintel.B55:sintel.U55 sintel.B52:sintel.U52 sintel.A56:sintel.A56 sintel.B56:sintel.U56 sintel.B52:sintel.U52 sintel.A57:sintel.A57 sintel.B57:sintel.U57 sintel.B52:sintel.U52 sintel.A58:sintel.A58 sintel.B58:sintel.U58 sintel.B52:sintel.U52 sintel.A59:sintel.A59 sintel.B59:sintel.U59 sintel.B52:sintel.U52 sintel.A60:sintel.A60 sintel.B60:sintel.U60 sintel.B52:sintel.U52 sintel.A61:sintel.A61 sintel.B61:sintel.U61 sintel.B52:sintel.U52 sintel.A62:sintel.A62 sintel.B62:sintel.U6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51pt" svg:height="255.09pt" svg:x="1357.91pt" svg:y="724.73pt">
            <loext:p draw:notify-on-update-of-ranges="sintel.B39:sintel.U39 sintel.A40:sintel.A40 sintel.B40:sintel.U40 sintel.B39:sintel.U39 sintel.A41:sintel.A41 sintel.B41:sintel.U41 sintel.B39:sintel.U39 sintel.A42:sintel.A42 sintel.B42:sintel.U42 sintel.B39:sintel.U39 sintel.A43:sintel.A43 sintel.B43:sintel.U43 sintel.B39:sintel.U39 sintel.A44:sintel.A44 sintel.B44:sintel.U44 sintel.B39:sintel.U39 sintel.A45:sintel.A45 sintel.B45:sintel.U45 sintel.B39:sintel.U39 sintel.A46:sintel.A46 sintel.B46:sintel.U46 sintel.B39:sintel.U39 sintel.A47:sintel.A47 sintel.B47:sintel.U47 sintel.B39:sintel.U39 sintel.A48:sintel.A48 sintel.B48:sintel.U48 sintel.B39:sintel.U39 sintel.A49:sintel.A49 sintel.B49:sintel.U49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453.51pt" svg:height="255.09pt" svg:x="1365.25pt" svg:y="453.74pt">
            <loext:p draw:notify-on-update-of-ranges="sintel.B27:sintel.U27 sintel.A28:sintel.A28 sintel.B28:sintel.U28 sintel.B27:sintel.U27 sintel.A29:sintel.A29 sintel.B29:sintel.U29 sintel.B27:sintel.U27 sintel.A30:sintel.A30 sintel.B30:sintel.U30 sintel.B27:sintel.U27 sintel.A31:sintel.A31 sintel.B31:sintel.U31 sintel.B27:sintel.U27 sintel.A32:sintel.A32 sintel.B32:sintel.U32 sintel.B27:sintel.U27 sintel.A33:sintel.A33 sintel.B33:sintel.U33 sintel.B27:sintel.U27 sintel.A34:sintel.A34 sintel.B34:sintel.U34 sintel.B27:sintel.U27 sintel.A35:sintel.A35 sintel.B35:sintel.U35 sintel.B27:sintel.U27 sintel.A36:sintel.A36 sintel.B36:sintel.U36 sintel.B27:sintel.U27 sintel.A37:sintel.A37 sintel.B37:sintel.U37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3" draw:style-name="gr1" draw:text-style-name="P1" svg:width="453.51pt" svg:height="255.09pt" svg:x="1355.98pt" svg:y="3.46pt">
            <loext:p draw:notify-on-update-of-ranges="sintel.B3:sintel.U3 sintel.A4:sintel.A4 sintel.B4:sintel.U4 sintel.B3:sintel.U3 sintel.A5:sintel.A5 sintel.B5:sintel.U5 sintel.B3:sintel.U3 sintel.A6:sintel.A6 sintel.B6:sintel.U6 sintel.B3:sintel.U3 sintel.A7:sintel.A7 sintel.B7:sintel.U7 sintel.B3:sintel.U3 sintel.A8:sintel.A8 sintel.B8:sintel.U8 sintel.B3:sintel.U3 sintel.A9:sintel.A9 sintel.B9:sintel.U9 sintel.B3:sintel.U3 sintel.A10:sintel.A10 sintel.B10:sintel.U10 sintel.B3:sintel.U3 sintel.A11:sintel.A11 sintel.B11:sintel.U11 sintel.B3:sintel.U3 sintel.A12:sintel.A12 sintel.B12:sintel.U12 sintel.B3:sintel.U3 sintel.A13:sintel.A13 sintel.B13:sintel.U13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21" table:default-cell-style-name="ce1"/>
        <table:table-column table:style-name="co2" table:number-columns-repeated="1003" table:default-cell-style-name="ce1"/>
        <table:table-row table:style-name="ro2">
          <table:table-cell office:value-type="string" calcext:value-type="string">
            <text:p>PSN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B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ultrafast</text:p>
          </table:table-cell>
          <table:table-cell table:style-name="ce2" office:value-type="float" office:value="12.738908" calcext:value-type="float">
            <text:p>12.738908</text:p>
          </table:table-cell>
          <table:table-cell table:style-name="ce2" office:value-type="float" office:value="15.894743" calcext:value-type="float">
            <text:p>15.894743</text:p>
          </table:table-cell>
          <table:table-cell table:style-name="ce2" office:value-type="float" office:value="18.095203" calcext:value-type="float">
            <text:p>18.095203</text:p>
          </table:table-cell>
          <table:table-cell table:style-name="ce2" office:value-type="float" office:value="20.696751" calcext:value-type="float">
            <text:p>20.696751</text:p>
          </table:table-cell>
          <table:table-cell table:style-name="ce2" office:value-type="float" office:value="22.575748" calcext:value-type="float">
            <text:p>22.575748</text:p>
          </table:table-cell>
          <table:table-cell table:style-name="ce2" office:value-type="float" office:value="24.708029" calcext:value-type="float">
            <text:p>24.708029</text:p>
          </table:table-cell>
          <table:table-cell table:style-name="ce2" office:value-type="float" office:value="26.601107" calcext:value-type="float">
            <text:p>26.601107</text:p>
          </table:table-cell>
          <table:table-cell table:style-name="ce2" office:value-type="float" office:value="27.927811" calcext:value-type="float">
            <text:p>27.927811</text:p>
          </table:table-cell>
          <table:table-cell table:style-name="ce2" office:value-type="float" office:value="29.050795" calcext:value-type="float">
            <text:p>29.050795</text:p>
          </table:table-cell>
          <table:table-cell table:style-name="ce2" office:value-type="float" office:value="29.995575" calcext:value-type="float">
            <text:p>29.995575</text:p>
          </table:table-cell>
          <table:table-cell table:style-name="ce2" office:value-type="float" office:value="31.454374" calcext:value-type="float">
            <text:p>31.454374</text:p>
          </table:table-cell>
          <table:table-cell table:style-name="ce2" office:value-type="float" office:value="32.670971" calcext:value-type="float">
            <text:p>32.670971</text:p>
          </table:table-cell>
          <table:table-cell table:style-name="ce2" office:value-type="float" office:value="33.660011" calcext:value-type="float">
            <text:p>33.660011</text:p>
          </table:table-cell>
          <table:table-cell table:style-name="ce2" office:value-type="float" office:value="34.525921" calcext:value-type="float">
            <text:p>34.525921</text:p>
          </table:table-cell>
          <table:table-cell table:style-name="ce2" office:value-type="float" office:value="35.258663" calcext:value-type="float">
            <text:p>35.258663</text:p>
          </table:table-cell>
          <table:table-cell table:style-name="ce2" office:value-type="float" office:value="35.930016" calcext:value-type="float">
            <text:p>35.930016</text:p>
          </table:table-cell>
          <table:table-cell table:style-name="ce2" office:value-type="float" office:value="36.520252" calcext:value-type="float">
            <text:p>36.520252</text:p>
          </table:table-cell>
          <table:table-cell table:style-name="ce2" office:value-type="float" office:value="37.09483" calcext:value-type="float">
            <text:p>37.09483</text:p>
          </table:table-cell>
          <table:table-cell table:style-name="ce2" office:value-type="float" office:value="37.641994" calcext:value-type="float">
            <text:p>37.641994</text:p>
          </table:table-cell>
          <table:table-cell table:style-name="ce2" office:value-type="float" office:value="38.101494" calcext:value-type="float">
            <text:p>38.10149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uperfast</text:p>
          </table:table-cell>
          <table:table-cell table:style-name="ce2" office:value-type="float" office:value="15.771821" calcext:value-type="float">
            <text:p>15.771821</text:p>
          </table:table-cell>
          <table:table-cell table:style-name="ce2" office:value-type="float" office:value="18.837292" calcext:value-type="float">
            <text:p>18.837292</text:p>
          </table:table-cell>
          <table:table-cell table:style-name="ce2" office:value-type="float" office:value="21.374956" calcext:value-type="float">
            <text:p>21.374956</text:p>
          </table:table-cell>
          <table:table-cell table:style-name="ce2" office:value-type="float" office:value="23.75605" calcext:value-type="float">
            <text:p>23.75605</text:p>
          </table:table-cell>
          <table:table-cell table:style-name="ce2" office:value-type="float" office:value="25.985298" calcext:value-type="float">
            <text:p>25.985298</text:p>
          </table:table-cell>
          <table:table-cell table:style-name="ce2" office:value-type="float" office:value="27.898092" calcext:value-type="float">
            <text:p>27.898092</text:p>
          </table:table-cell>
          <table:table-cell table:style-name="ce2" office:value-type="float" office:value="29.399946" calcext:value-type="float">
            <text:p>29.399946</text:p>
          </table:table-cell>
          <table:table-cell table:style-name="ce2" office:value-type="float" office:value="30.615238" calcext:value-type="float">
            <text:p>30.615238</text:p>
          </table:table-cell>
          <table:table-cell table:style-name="ce2" office:value-type="float" office:value="31.646366" calcext:value-type="float">
            <text:p>31.646366</text:p>
          </table:table-cell>
          <table:table-cell table:style-name="ce2" office:value-type="float" office:value="32.519733" calcext:value-type="float">
            <text:p>32.519733</text:p>
          </table:table-cell>
          <table:table-cell table:style-name="ce2" office:value-type="float" office:value="33.987377" calcext:value-type="float">
            <text:p>33.987377</text:p>
          </table:table-cell>
          <table:table-cell table:style-name="ce2" office:value-type="float" office:value="35.201668" calcext:value-type="float">
            <text:p>35.201668</text:p>
          </table:table-cell>
          <table:table-cell table:style-name="ce2" office:value-type="float" office:value="36.230869" calcext:value-type="float">
            <text:p>36.230869</text:p>
          </table:table-cell>
          <table:table-cell table:style-name="ce2" office:value-type="float" office:value="37.130199" calcext:value-type="float">
            <text:p>37.130199</text:p>
          </table:table-cell>
          <table:table-cell table:style-name="ce2" office:value-type="float" office:value="37.931774" calcext:value-type="float">
            <text:p>37.931774</text:p>
          </table:table-cell>
          <table:table-cell table:style-name="ce2" office:value-type="float" office:value="38.652191" calcext:value-type="float">
            <text:p>38.652191</text:p>
          </table:table-cell>
          <table:table-cell table:style-name="ce2" office:value-type="float" office:value="39.30941" calcext:value-type="float">
            <text:p>39.30941</text:p>
          </table:table-cell>
          <table:table-cell table:style-name="ce2" office:value-type="float" office:value="39.917633" calcext:value-type="float">
            <text:p>39.917633</text:p>
          </table:table-cell>
          <table:table-cell table:style-name="ce2" office:value-type="float" office:value="40.484356" calcext:value-type="float">
            <text:p>40.484356</text:p>
          </table:table-cell>
          <table:table-cell table:style-name="ce2" office:value-type="float" office:value="41.014847" calcext:value-type="float">
            <text:p>41.01484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fast</text:p>
          </table:table-cell>
          <table:table-cell table:style-name="ce2" office:value-type="float" office:value="15.522191" calcext:value-type="float">
            <text:p>15.522191</text:p>
          </table:table-cell>
          <table:table-cell table:style-name="ce2" office:value-type="float" office:value="18.830462" calcext:value-type="float">
            <text:p>18.830462</text:p>
          </table:table-cell>
          <table:table-cell table:style-name="ce2" office:value-type="float" office:value="21.607689" calcext:value-type="float">
            <text:p>21.607689</text:p>
          </table:table-cell>
          <table:table-cell table:style-name="ce2" office:value-type="float" office:value="23.938255" calcext:value-type="float">
            <text:p>23.938255</text:p>
          </table:table-cell>
          <table:table-cell table:style-name="ce2" office:value-type="float" office:value="26.082289" calcext:value-type="float">
            <text:p>26.082289</text:p>
          </table:table-cell>
          <table:table-cell table:style-name="ce2" office:value-type="float" office:value="28.132103" calcext:value-type="float">
            <text:p>28.132103</text:p>
          </table:table-cell>
          <table:table-cell table:style-name="ce2" office:value-type="float" office:value="29.773027" calcext:value-type="float">
            <text:p>29.773027</text:p>
          </table:table-cell>
          <table:table-cell table:style-name="ce2" office:value-type="float" office:value="31.078264" calcext:value-type="float">
            <text:p>31.078264</text:p>
          </table:table-cell>
          <table:table-cell table:style-name="ce2" office:value-type="float" office:value="32.147957" calcext:value-type="float">
            <text:p>32.147957</text:p>
          </table:table-cell>
          <table:table-cell table:style-name="ce2" office:value-type="float" office:value="33.076469" calcext:value-type="float">
            <text:p>33.076469</text:p>
          </table:table-cell>
          <table:table-cell table:style-name="ce2" office:value-type="float" office:value="34.584442" calcext:value-type="float">
            <text:p>34.584442</text:p>
          </table:table-cell>
          <table:table-cell table:style-name="ce2" office:value-type="float" office:value="35.810356" calcext:value-type="float">
            <text:p>35.810356</text:p>
          </table:table-cell>
          <table:table-cell table:style-name="ce2" office:value-type="float" office:value="36.836147" calcext:value-type="float">
            <text:p>36.836147</text:p>
          </table:table-cell>
          <table:table-cell table:style-name="ce2" office:value-type="float" office:value="37.738297" calcext:value-type="float">
            <text:p>37.738297</text:p>
          </table:table-cell>
          <table:table-cell table:style-name="ce2" office:value-type="float" office:value="38.534615" calcext:value-type="float">
            <text:p>38.534615</text:p>
          </table:table-cell>
          <table:table-cell table:style-name="ce2" office:value-type="float" office:value="39.236805" calcext:value-type="float">
            <text:p>39.236805</text:p>
          </table:table-cell>
          <table:table-cell table:style-name="ce2" office:value-type="float" office:value="39.876553" calcext:value-type="float">
            <text:p>39.876553</text:p>
          </table:table-cell>
          <table:table-cell table:style-name="ce2" office:value-type="float" office:value="40.459381" calcext:value-type="float">
            <text:p>40.459381</text:p>
          </table:table-cell>
          <table:table-cell table:style-name="ce2" office:value-type="float" office:value="41.000858" calcext:value-type="float">
            <text:p>41.000858</text:p>
          </table:table-cell>
          <table:table-cell table:style-name="ce2" office:value-type="float" office:value="41.500473" calcext:value-type="float">
            <text:p>41.50047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er</text:p>
          </table:table-cell>
          <table:table-cell table:style-name="ce2" office:value-type="float" office:value="16.262938" calcext:value-type="float">
            <text:p>16.262938</text:p>
          </table:table-cell>
          <table:table-cell table:style-name="ce2" office:value-type="float" office:value="18.481886" calcext:value-type="float">
            <text:p>18.481886</text:p>
          </table:table-cell>
          <table:table-cell table:style-name="ce2" office:value-type="float" office:value="22.968435" calcext:value-type="float">
            <text:p>22.968435</text:p>
          </table:table-cell>
          <table:table-cell table:style-name="ce2" office:value-type="float" office:value="25.449141" calcext:value-type="float">
            <text:p>25.449141</text:p>
          </table:table-cell>
          <table:table-cell table:style-name="ce2" office:value-type="float" office:value="26.920143" calcext:value-type="float">
            <text:p>26.920143</text:p>
          </table:table-cell>
          <table:table-cell table:style-name="ce2" office:value-type="float" office:value="28.166933" calcext:value-type="float">
            <text:p>28.166933</text:p>
          </table:table-cell>
          <table:table-cell table:style-name="ce2" office:value-type="float" office:value="29.41354" calcext:value-type="float">
            <text:p>29.41354</text:p>
          </table:table-cell>
          <table:table-cell table:style-name="ce2" office:value-type="float" office:value="30.693853" calcext:value-type="float">
            <text:p>30.693853</text:p>
          </table:table-cell>
          <table:table-cell table:style-name="ce2" office:value-type="float" office:value="31.989214" calcext:value-type="float">
            <text:p>31.989214</text:p>
          </table:table-cell>
          <table:table-cell table:style-name="ce2" office:value-type="float" office:value="33.118073" calcext:value-type="float">
            <text:p>33.118073</text:p>
          </table:table-cell>
          <table:table-cell table:style-name="ce2" office:value-type="float" office:value="34.967434" calcext:value-type="float">
            <text:p>34.967434</text:p>
          </table:table-cell>
          <table:table-cell table:style-name="ce2" office:value-type="float" office:value="36.427334" calcext:value-type="float">
            <text:p>36.427334</text:p>
          </table:table-cell>
          <table:table-cell table:style-name="ce2" office:value-type="float" office:value="37.639462" calcext:value-type="float">
            <text:p>37.639462</text:p>
          </table:table-cell>
          <table:table-cell table:style-name="ce2" office:value-type="float" office:value="38.681622" calcext:value-type="float">
            <text:p>38.681622</text:p>
          </table:table-cell>
          <table:table-cell table:style-name="ce2" office:value-type="float" office:value="39.591366" calcext:value-type="float">
            <text:p>39.591366</text:p>
          </table:table-cell>
          <table:table-cell table:style-name="ce2" office:value-type="float" office:value="40.389767" calcext:value-type="float">
            <text:p>40.389767</text:p>
          </table:table-cell>
          <table:table-cell table:style-name="ce2" office:value-type="float" office:value="41.108105" calcext:value-type="float">
            <text:p>41.108105</text:p>
          </table:table-cell>
          <table:table-cell table:style-name="ce2" office:value-type="float" office:value="41.753071" calcext:value-type="float">
            <text:p>41.753071</text:p>
          </table:table-cell>
          <table:table-cell table:style-name="ce2" office:value-type="float" office:value="42.353733" calcext:value-type="float">
            <text:p>42.353733</text:p>
          </table:table-cell>
          <table:table-cell table:style-name="ce2" office:value-type="float" office:value="42.907486" calcext:value-type="float">
            <text:p>42.90748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</text:p>
          </table:table-cell>
          <table:table-cell table:style-name="ce2" office:value-type="float" office:value="15.789462" calcext:value-type="float">
            <text:p>15.789462</text:p>
          </table:table-cell>
          <table:table-cell table:style-name="ce2" office:value-type="float" office:value="18.413454" calcext:value-type="float">
            <text:p>18.413454</text:p>
          </table:table-cell>
          <table:table-cell table:style-name="ce2" office:value-type="float" office:value="23.073952" calcext:value-type="float">
            <text:p>23.073952</text:p>
          </table:table-cell>
          <table:table-cell table:style-name="ce2" office:value-type="float" office:value="25.703312" calcext:value-type="float">
            <text:p>25.703312</text:p>
          </table:table-cell>
          <table:table-cell table:style-name="ce2" office:value-type="float" office:value="27.58676" calcext:value-type="float">
            <text:p>27.58676</text:p>
          </table:table-cell>
          <table:table-cell table:style-name="ce2" office:value-type="float" office:value="29.181824" calcext:value-type="float">
            <text:p>29.181824</text:p>
          </table:table-cell>
          <table:table-cell table:style-name="ce2" office:value-type="float" office:value="30.608067" calcext:value-type="float">
            <text:p>30.608067</text:p>
          </table:table-cell>
          <table:table-cell table:style-name="ce2" office:value-type="float" office:value="31.876308" calcext:value-type="float">
            <text:p>31.876308</text:p>
          </table:table-cell>
          <table:table-cell table:style-name="ce2" office:value-type="float" office:value="32.98896" calcext:value-type="float">
            <text:p>32.98896</text:p>
          </table:table-cell>
          <table:table-cell table:style-name="ce2" office:value-type="float" office:value="33.963421" calcext:value-type="float">
            <text:p>33.963421</text:p>
          </table:table-cell>
          <table:table-cell table:style-name="ce2" office:value-type="float" office:value="35.561623" calcext:value-type="float">
            <text:p>35.561623</text:p>
          </table:table-cell>
          <table:table-cell table:style-name="ce2" office:value-type="float" office:value="36.867287" calcext:value-type="float">
            <text:p>36.867287</text:p>
          </table:table-cell>
          <table:table-cell table:style-name="ce2" office:value-type="float" office:value="37.969368" calcext:value-type="float">
            <text:p>37.969368</text:p>
          </table:table-cell>
          <table:table-cell table:style-name="ce2" office:value-type="float" office:value="38.923374" calcext:value-type="float">
            <text:p>38.923374</text:p>
          </table:table-cell>
          <table:table-cell table:style-name="ce2" office:value-type="float" office:value="39.763023" calcext:value-type="float">
            <text:p>39.763023</text:p>
          </table:table-cell>
          <table:table-cell table:style-name="ce2" office:value-type="float" office:value="40.511406" calcext:value-type="float">
            <text:p>40.511406</text:p>
          </table:table-cell>
          <table:table-cell table:style-name="ce2" office:value-type="float" office:value="41.188816" calcext:value-type="float">
            <text:p>41.188816</text:p>
          </table:table-cell>
          <table:table-cell table:style-name="ce2" office:value-type="float" office:value="41.809715" calcext:value-type="float">
            <text:p>41.809715</text:p>
          </table:table-cell>
          <table:table-cell table:style-name="ce2" office:value-type="float" office:value="42.377808" calcext:value-type="float">
            <text:p>42.377808</text:p>
          </table:table-cell>
          <table:table-cell table:style-name="ce2" office:value-type="float" office:value="42.908417" calcext:value-type="float">
            <text:p>42.9084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edium</text:p>
          </table:table-cell>
          <table:table-cell table:style-name="ce2" office:value-type="float" office:value="15.885626" calcext:value-type="float">
            <text:p>15.885626</text:p>
          </table:table-cell>
          <table:table-cell table:style-name="ce2" office:value-type="float" office:value="19.476444" calcext:value-type="float">
            <text:p>19.476444</text:p>
          </table:table-cell>
          <table:table-cell table:style-name="ce2" office:value-type="float" office:value="23.881733" calcext:value-type="float">
            <text:p>23.881733</text:p>
          </table:table-cell>
          <table:table-cell table:style-name="ce2" office:value-type="float" office:value="26.346458" calcext:value-type="float">
            <text:p>26.346458</text:p>
          </table:table-cell>
          <table:table-cell table:style-name="ce2" office:value-type="float" office:value="28.136299" calcext:value-type="float">
            <text:p>28.136299</text:p>
          </table:table-cell>
          <table:table-cell table:style-name="ce2" office:value-type="float" office:value="29.724512" calcext:value-type="float">
            <text:p>29.724512</text:p>
          </table:table-cell>
          <table:table-cell table:style-name="ce2" office:value-type="float" office:value="31.167137" calcext:value-type="float">
            <text:p>31.167137</text:p>
          </table:table-cell>
          <table:table-cell table:style-name="ce2" office:value-type="float" office:value="32.379574" calcext:value-type="float">
            <text:p>32.379574</text:p>
          </table:table-cell>
          <table:table-cell table:style-name="ce2" office:value-type="float" office:value="33.434597" calcext:value-type="float">
            <text:p>33.434597</text:p>
          </table:table-cell>
          <table:table-cell table:style-name="ce2" office:value-type="float" office:value="34.352238" calcext:value-type="float">
            <text:p>34.352238</text:p>
          </table:table-cell>
          <table:table-cell table:style-name="ce2" office:value-type="float" office:value="35.898537" calcext:value-type="float">
            <text:p>35.898537</text:p>
          </table:table-cell>
          <table:table-cell table:style-name="ce2" office:value-type="float" office:value="37.176289" calcext:value-type="float">
            <text:p>37.176289</text:p>
          </table:table-cell>
          <table:table-cell table:style-name="ce2" office:value-type="float" office:value="38.257915" calcext:value-type="float">
            <text:p>38.257915</text:p>
          </table:table-cell>
          <table:table-cell table:style-name="ce2" office:value-type="float" office:value="39.204201" calcext:value-type="float">
            <text:p>39.204201</text:p>
          </table:table-cell>
          <table:table-cell table:style-name="ce2" office:value-type="float" office:value="40.034111" calcext:value-type="float">
            <text:p>40.034111</text:p>
          </table:table-cell>
          <table:table-cell table:style-name="ce2" office:value-type="float" office:value="40.77663" calcext:value-type="float">
            <text:p>40.77663</text:p>
          </table:table-cell>
          <table:table-cell table:style-name="ce2" office:value-type="float" office:value="41.447815" calcext:value-type="float">
            <text:p>41.447815</text:p>
          </table:table-cell>
          <table:table-cell table:style-name="ce2" office:value-type="float" office:value="42.069923" calcext:value-type="float">
            <text:p>42.069923</text:p>
          </table:table-cell>
          <table:table-cell table:style-name="ce2" office:value-type="float" office:value="42.636509" calcext:value-type="float">
            <text:p>42.636509</text:p>
          </table:table-cell>
          <table:table-cell table:style-name="ce2" office:value-type="float" office:value="43.15947" calcext:value-type="float">
            <text:p>43.1594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</text:p>
          </table:table-cell>
          <table:table-cell table:style-name="ce2" office:value-type="float" office:value="16.010479" calcext:value-type="float">
            <text:p>16.010479</text:p>
          </table:table-cell>
          <table:table-cell table:style-name="ce2" office:value-type="float" office:value="19.417675" calcext:value-type="float">
            <text:p>19.417675</text:p>
          </table:table-cell>
          <table:table-cell table:style-name="ce2" office:value-type="float" office:value="24.111555" calcext:value-type="float">
            <text:p>24.111555</text:p>
          </table:table-cell>
          <table:table-cell table:style-name="ce2" office:value-type="float" office:value="26.628389" calcext:value-type="float">
            <text:p>26.628389</text:p>
          </table:table-cell>
          <table:table-cell table:style-name="ce2" office:value-type="float" office:value="28.532366" calcext:value-type="float">
            <text:p>28.532366</text:p>
          </table:table-cell>
          <table:table-cell table:style-name="ce2" office:value-type="float" office:value="30.141495" calcext:value-type="float">
            <text:p>30.141495</text:p>
          </table:table-cell>
          <table:table-cell table:style-name="ce2" office:value-type="float" office:value="31.528555" calcext:value-type="float">
            <text:p>31.528555</text:p>
          </table:table-cell>
          <table:table-cell table:style-name="ce2" office:value-type="float" office:value="32.714714" calcext:value-type="float">
            <text:p>32.714714</text:p>
          </table:table-cell>
          <table:table-cell table:style-name="ce2" office:value-type="float" office:value="33.72805" calcext:value-type="float">
            <text:p>33.72805</text:p>
          </table:table-cell>
          <table:table-cell table:style-name="ce2" office:value-type="float" office:value="34.621101" calcext:value-type="float">
            <text:p>34.621101</text:p>
          </table:table-cell>
          <table:table-cell table:style-name="ce2" office:value-type="float" office:value="36.122971" calcext:value-type="float">
            <text:p>36.122971</text:p>
          </table:table-cell>
          <table:table-cell table:style-name="ce2" office:value-type="float" office:value="37.36784" calcext:value-type="float">
            <text:p>37.36784</text:p>
          </table:table-cell>
          <table:table-cell table:style-name="ce2" office:value-type="float" office:value="38.426334" calcext:value-type="float">
            <text:p>38.426334</text:p>
          </table:table-cell>
          <table:table-cell table:style-name="ce2" office:value-type="float" office:value="39.34515" calcext:value-type="float">
            <text:p>39.34515</text:p>
          </table:table-cell>
          <table:table-cell table:style-name="ce2" office:value-type="float" office:value="40.173367" calcext:value-type="float">
            <text:p>40.173367</text:p>
          </table:table-cell>
          <table:table-cell table:style-name="ce2" office:value-type="float" office:value="40.912483" calcext:value-type="float">
            <text:p>40.912483</text:p>
          </table:table-cell>
          <table:table-cell table:style-name="ce2" office:value-type="float" office:value="41.585781" calcext:value-type="float">
            <text:p>41.585781</text:p>
          </table:table-cell>
          <table:table-cell table:style-name="ce2" office:value-type="float" office:value="42.201454" calcext:value-type="float">
            <text:p>42.201454</text:p>
          </table:table-cell>
          <table:table-cell table:style-name="ce2" office:value-type="float" office:value="42.772621" calcext:value-type="float">
            <text:p>42.772621</text:p>
          </table:table-cell>
          <table:table-cell table:style-name="ce2" office:value-type="float" office:value="43.297832" calcext:value-type="float">
            <text:p>43.29783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er</text:p>
          </table:table-cell>
          <table:table-cell table:style-name="ce2" office:value-type="float" office:value="18.777058" calcext:value-type="float">
            <text:p>18.777058</text:p>
          </table:table-cell>
          <table:table-cell table:style-name="ce2" office:value-type="float" office:value="19.864515" calcext:value-type="float">
            <text:p>19.864515</text:p>
          </table:table-cell>
          <table:table-cell table:style-name="ce2" office:value-type="float" office:value="23.264439" calcext:value-type="float">
            <text:p>23.264439</text:p>
          </table:table-cell>
          <table:table-cell table:style-name="ce2" office:value-type="float" office:value="26.174967" calcext:value-type="float">
            <text:p>26.174967</text:p>
          </table:table-cell>
          <table:table-cell table:style-name="ce2" office:value-type="float" office:value="28.119415" calcext:value-type="float">
            <text:p>28.119415</text:p>
          </table:table-cell>
          <table:table-cell table:style-name="ce2" office:value-type="float" office:value="29.63306" calcext:value-type="float">
            <text:p>29.63306</text:p>
          </table:table-cell>
          <table:table-cell table:style-name="ce2" office:value-type="float" office:value="31.067623" calcext:value-type="float">
            <text:p>31.067623</text:p>
          </table:table-cell>
          <table:table-cell table:style-name="ce2" office:value-type="float" office:value="32.322205" calcext:value-type="float">
            <text:p>32.322205</text:p>
          </table:table-cell>
          <table:table-cell table:style-name="ce2" office:value-type="float" office:value="33.388802" calcext:value-type="float">
            <text:p>33.388802</text:p>
          </table:table-cell>
          <table:table-cell table:style-name="ce2" office:value-type="float" office:value="34.335201" calcext:value-type="float">
            <text:p>34.335201</text:p>
          </table:table-cell>
          <table:table-cell table:style-name="ce2" office:value-type="float" office:value="35.916042" calcext:value-type="float">
            <text:p>35.916042</text:p>
          </table:table-cell>
          <table:table-cell table:style-name="ce2" office:value-type="float" office:value="37.208324" calcext:value-type="float">
            <text:p>37.208324</text:p>
          </table:table-cell>
          <table:table-cell table:style-name="ce2" office:value-type="float" office:value="38.315254" calcext:value-type="float">
            <text:p>38.315254</text:p>
          </table:table-cell>
          <table:table-cell table:style-name="ce2" office:value-type="float" office:value="39.274895" calcext:value-type="float">
            <text:p>39.274895</text:p>
          </table:table-cell>
          <table:table-cell table:style-name="ce2" office:value-type="float" office:value="40.128147" calcext:value-type="float">
            <text:p>40.128147</text:p>
          </table:table-cell>
          <table:table-cell table:style-name="ce2" office:value-type="float" office:value="40.899376" calcext:value-type="float">
            <text:p>40.899376</text:p>
          </table:table-cell>
          <table:table-cell table:style-name="ce2" office:value-type="float" office:value="41.597778" calcext:value-type="float">
            <text:p>41.597778</text:p>
          </table:table-cell>
          <table:table-cell table:style-name="ce2" office:value-type="float" office:value="42.241505" calcext:value-type="float">
            <text:p>42.241505</text:p>
          </table:table-cell>
          <table:table-cell table:style-name="ce2" office:value-type="float" office:value="42.828972" calcext:value-type="float">
            <text:p>42.828972</text:p>
          </table:table-cell>
          <table:table-cell table:style-name="ce2" office:value-type="float" office:value="43.377098" calcext:value-type="float">
            <text:p>43.37709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slow</text:p>
          </table:table-cell>
          <table:table-cell table:style-name="ce2" office:value-type="float" office:value="20.241257" calcext:value-type="float">
            <text:p>20.241257</text:p>
          </table:table-cell>
          <table:table-cell table:style-name="ce2" office:value-type="float" office:value="20.256208" calcext:value-type="float">
            <text:p>20.256208</text:p>
          </table:table-cell>
          <table:table-cell table:style-name="ce2" office:value-type="float" office:value="23.103186" calcext:value-type="float">
            <text:p>23.103186</text:p>
          </table:table-cell>
          <table:table-cell table:style-name="ce2" office:value-type="float" office:value="26.418047" calcext:value-type="float">
            <text:p>26.418047</text:p>
          </table:table-cell>
          <table:table-cell table:style-name="ce2" office:value-type="float" office:value="28.70731" calcext:value-type="float">
            <text:p>28.70731</text:p>
          </table:table-cell>
          <table:table-cell table:style-name="ce2" office:value-type="float" office:value="30.360363" calcext:value-type="float">
            <text:p>30.360363</text:p>
          </table:table-cell>
          <table:table-cell table:style-name="ce2" office:value-type="float" office:value="31.74337" calcext:value-type="float">
            <text:p>31.74337</text:p>
          </table:table-cell>
          <table:table-cell table:style-name="ce2" office:value-type="float" office:value="32.909729" calcext:value-type="float">
            <text:p>32.909729</text:p>
          </table:table-cell>
          <table:table-cell table:style-name="ce2" office:value-type="float" office:value="33.90078" calcext:value-type="float">
            <text:p>33.90078</text:p>
          </table:table-cell>
          <table:table-cell table:style-name="ce2" office:value-type="float" office:value="34.791187" calcext:value-type="float">
            <text:p>34.791187</text:p>
          </table:table-cell>
          <table:table-cell table:style-name="ce2" office:value-type="float" office:value="36.282104" calcext:value-type="float">
            <text:p>36.282104</text:p>
          </table:table-cell>
          <table:table-cell table:style-name="ce2" office:value-type="float" office:value="37.529644" calcext:value-type="float">
            <text:p>37.529644</text:p>
          </table:table-cell>
          <table:table-cell table:style-name="ce2" office:value-type="float" office:value="38.598637" calcext:value-type="float">
            <text:p>38.598637</text:p>
          </table:table-cell>
          <table:table-cell table:style-name="ce2" office:value-type="float" office:value="39.538765" calcext:value-type="float">
            <text:p>39.538765</text:p>
          </table:table-cell>
          <table:table-cell table:style-name="ce2" office:value-type="float" office:value="40.378391" calcext:value-type="float">
            <text:p>40.378391</text:p>
          </table:table-cell>
          <table:table-cell table:style-name="ce2" office:value-type="float" office:value="41.139187" calcext:value-type="float">
            <text:p>41.139187</text:p>
          </table:table-cell>
          <table:table-cell table:style-name="ce2" office:value-type="float" office:value="41.834328" calcext:value-type="float">
            <text:p>41.834328</text:p>
          </table:table-cell>
          <table:table-cell table:style-name="ce2" office:value-type="float" office:value="42.463753" calcext:value-type="float">
            <text:p>42.463753</text:p>
          </table:table-cell>
          <table:table-cell table:style-name="ce2" office:value-type="float" office:value="43.042381" calcext:value-type="float">
            <text:p>43.042381</text:p>
          </table:table-cell>
          <table:table-cell table:style-name="ce2" office:value-type="float" office:value="43.574596" calcext:value-type="float">
            <text:p>43.57459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acebo</text:p>
          </table:table-cell>
          <table:table-cell table:style-name="ce2" office:value-type="float" office:value="13.389097" calcext:value-type="float">
            <text:p>13.389097</text:p>
          </table:table-cell>
          <table:table-cell table:style-name="ce2" office:value-type="float" office:value="17.683817" calcext:value-type="float">
            <text:p>17.683817</text:p>
          </table:table-cell>
          <table:table-cell table:style-name="ce2" office:value-type="float" office:value="21.511856" calcext:value-type="float">
            <text:p>21.511856</text:p>
          </table:table-cell>
          <table:table-cell table:style-name="ce2" office:value-type="float" office:value="24.653839" calcext:value-type="float">
            <text:p>24.653839</text:p>
          </table:table-cell>
          <table:table-cell table:style-name="ce2" office:value-type="float" office:value="27.188862" calcext:value-type="float">
            <text:p>27.188862</text:p>
          </table:table-cell>
          <table:table-cell table:style-name="ce2" office:value-type="float" office:value="29.109417" calcext:value-type="float">
            <text:p>29.109417</text:p>
          </table:table-cell>
          <table:table-cell table:style-name="ce2" office:value-type="float" office:value="30.708923" calcext:value-type="float">
            <text:p>30.708923</text:p>
          </table:table-cell>
          <table:table-cell table:style-name="ce2" office:value-type="float" office:value="32.070362" calcext:value-type="float">
            <text:p>32.070362</text:p>
          </table:table-cell>
          <table:table-cell table:style-name="ce2" office:value-type="float" office:value="33.180943" calcext:value-type="float">
            <text:p>33.180943</text:p>
          </table:table-cell>
          <table:table-cell table:style-name="ce2" office:value-type="float" office:value="34.171528" calcext:value-type="float">
            <text:p>34.171528</text:p>
          </table:table-cell>
          <table:table-cell table:style-name="ce2" office:value-type="float" office:value="35.771122" calcext:value-type="float">
            <text:p>35.771122</text:p>
          </table:table-cell>
          <table:table-cell table:style-name="ce2" office:value-type="float" office:value="37.08847" calcext:value-type="float">
            <text:p>37.08847</text:p>
          </table:table-cell>
          <table:table-cell table:style-name="ce2" office:value-type="float" office:value="38.178207" calcext:value-type="float">
            <text:p>38.178207</text:p>
          </table:table-cell>
          <table:table-cell table:style-name="ce2" office:value-type="float" office:value="39.144474" calcext:value-type="float">
            <text:p>39.144474</text:p>
          </table:table-cell>
          <table:table-cell table:style-name="ce2" office:value-type="float" office:value="40.008789" calcext:value-type="float">
            <text:p>40.008789</text:p>
          </table:table-cell>
          <table:table-cell table:style-name="ce2" office:value-type="float" office:value="40.799953" calcext:value-type="float">
            <text:p>40.799953</text:p>
          </table:table-cell>
          <table:table-cell table:style-name="ce2" office:value-type="float" office:value="41.522976" calcext:value-type="float">
            <text:p>41.522976</text:p>
          </table:table-cell>
          <table:table-cell table:style-name="ce2" office:value-type="float" office:value="42.168945" calcext:value-type="float">
            <text:p>42.168945</text:p>
          </table:table-cell>
          <table:table-cell table:style-name="ce2" office:value-type="float" office:value="42.761135" calcext:value-type="float">
            <text:p>42.761135</text:p>
          </table:table-cell>
          <table:table-cell table:style-name="ce2" office:value-type="float" office:value="43.309505" calcext:value-type="float">
            <text:p>43.309505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SIM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ultrafast</text:p>
          </table:table-cell>
          <table:table-cell table:style-name="ce2" office:value-type="float" office:value="0.197067" calcext:value-type="float">
            <text:p>0.197067</text:p>
          </table:table-cell>
          <table:table-cell table:style-name="ce2" office:value-type="float" office:value="0.302296" calcext:value-type="float">
            <text:p>0.302296</text:p>
          </table:table-cell>
          <table:table-cell table:style-name="ce2" office:value-type="float" office:value="0.390761" calcext:value-type="float">
            <text:p>0.390761</text:p>
          </table:table-cell>
          <table:table-cell table:style-name="ce2" office:value-type="float" office:value="0.54726" calcext:value-type="float">
            <text:p>0.54726</text:p>
          </table:table-cell>
          <table:table-cell table:style-name="ce2" office:value-type="float" office:value="0.651009" calcext:value-type="float">
            <text:p>0.651009</text:p>
          </table:table-cell>
          <table:table-cell table:style-name="ce2" office:value-type="float" office:value="0.748021" calcext:value-type="float">
            <text:p>0.748021</text:p>
          </table:table-cell>
          <table:table-cell table:style-name="ce2" office:value-type="float" office:value="0.81781" calcext:value-type="float">
            <text:p>0.81781</text:p>
          </table:table-cell>
          <table:table-cell table:style-name="ce2" office:value-type="float" office:value="0.85678" calcext:value-type="float">
            <text:p>0.85678</text:p>
          </table:table-cell>
          <table:table-cell table:style-name="ce2" office:value-type="float" office:value="0.884941" calcext:value-type="float">
            <text:p>0.884941</text:p>
          </table:table-cell>
          <table:table-cell table:style-name="ce2" office:value-type="float" office:value="0.904353" calcext:value-type="float">
            <text:p>0.904353</text:p>
          </table:table-cell>
          <table:table-cell table:style-name="ce2" office:value-type="float" office:value="0.928374" calcext:value-type="float">
            <text:p>0.928374</text:p>
          </table:table-cell>
          <table:table-cell table:style-name="ce2" office:value-type="float" office:value="0.944569" calcext:value-type="float">
            <text:p>0.944569</text:p>
          </table:table-cell>
          <table:table-cell table:style-name="ce2" office:value-type="float" office:value="0.954666" calcext:value-type="float">
            <text:p>0.954666</text:p>
          </table:table-cell>
          <table:table-cell table:style-name="ce2" office:value-type="float" office:value="0.962234" calcext:value-type="float">
            <text:p>0.962234</text:p>
          </table:table-cell>
          <table:table-cell table:style-name="ce2" office:value-type="float" office:value="0.967614" calcext:value-type="float">
            <text:p>0.967614</text:p>
          </table:table-cell>
          <table:table-cell table:style-name="ce2" office:value-type="float" office:value="0.971638" calcext:value-type="float">
            <text:p>0.971638</text:p>
          </table:table-cell>
          <table:table-cell table:style-name="ce2" office:value-type="float" office:value="0.974869" calcext:value-type="float">
            <text:p>0.974869</text:p>
          </table:table-cell>
          <table:table-cell table:style-name="ce2" office:value-type="float" office:value="0.977825" calcext:value-type="float">
            <text:p>0.977825</text:p>
          </table:table-cell>
          <table:table-cell table:style-name="ce2" office:value-type="float" office:value="0.980116" calcext:value-type="float">
            <text:p>0.980116</text:p>
          </table:table-cell>
          <table:table-cell table:style-name="ce2" office:value-type="float" office:value="0.981839" calcext:value-type="float">
            <text:p>0.98183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uperfast</text:p>
          </table:table-cell>
          <table:table-cell table:style-name="ce2" office:value-type="float" office:value="0.326255" calcext:value-type="float">
            <text:p>0.326255</text:p>
          </table:table-cell>
          <table:table-cell table:style-name="ce2" office:value-type="float" office:value="0.461428" calcext:value-type="float">
            <text:p>0.461428</text:p>
          </table:table-cell>
          <table:table-cell table:style-name="ce2" office:value-type="float" office:value="0.615333" calcext:value-type="float">
            <text:p>0.615333</text:p>
          </table:table-cell>
          <table:table-cell table:style-name="ce2" office:value-type="float" office:value="0.744905" calcext:value-type="float">
            <text:p>0.744905</text:p>
          </table:table-cell>
          <table:table-cell table:style-name="ce2" office:value-type="float" office:value="0.833417" calcext:value-type="float">
            <text:p>0.833417</text:p>
          </table:table-cell>
          <table:table-cell table:style-name="ce2" office:value-type="float" office:value="0.88649" calcext:value-type="float">
            <text:p>0.88649</text:p>
          </table:table-cell>
          <table:table-cell table:style-name="ce2" office:value-type="float" office:value="0.917146" calcext:value-type="float">
            <text:p>0.917146</text:p>
          </table:table-cell>
          <table:table-cell table:style-name="ce2" office:value-type="float" office:value="0.936046" calcext:value-type="float">
            <text:p>0.936046</text:p>
          </table:table-cell>
          <table:table-cell table:style-name="ce2" office:value-type="float" office:value="0.94866" calcext:value-type="float">
            <text:p>0.94866</text:p>
          </table:table-cell>
          <table:table-cell table:style-name="ce2" office:value-type="float" office:value="0.95747" calcext:value-type="float">
            <text:p>0.95747</text:p>
          </table:table-cell>
          <table:table-cell table:style-name="ce2" office:value-type="float" office:value="0.968893" calcext:value-type="float">
            <text:p>0.968893</text:p>
          </table:table-cell>
          <table:table-cell table:style-name="ce2" office:value-type="float" office:value="0.975908" calcext:value-type="float">
            <text:p>0.975908</text:p>
          </table:table-cell>
          <table:table-cell table:style-name="ce2" office:value-type="float" office:value="0.980516" calcext:value-type="float">
            <text:p>0.980516</text:p>
          </table:table-cell>
          <table:table-cell table:style-name="ce2" office:value-type="float" office:value="0.983733" calcext:value-type="float">
            <text:p>0.983733</text:p>
          </table:table-cell>
          <table:table-cell table:style-name="ce2" office:value-type="float" office:value="0.986104" calcext:value-type="float">
            <text:p>0.986104</text:p>
          </table:table-cell>
          <table:table-cell table:style-name="ce2" office:value-type="float" office:value="0.987908" calcext:value-type="float">
            <text:p>0.987908</text:p>
          </table:table-cell>
          <table:table-cell table:style-name="ce2" office:value-type="float" office:value="0.989342" calcext:value-type="float">
            <text:p>0.989342</text:p>
          </table:table-cell>
          <table:table-cell table:style-name="ce2" office:value-type="float" office:value="0.990492" calcext:value-type="float">
            <text:p>0.990492</text:p>
          </table:table-cell>
          <table:table-cell table:style-name="ce2" office:value-type="float" office:value="0.991434" calcext:value-type="float">
            <text:p>0.991434</text:p>
          </table:table-cell>
          <table:table-cell table:style-name="ce2" office:value-type="float" office:value="0.992213" calcext:value-type="float">
            <text:p>0.99221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fast</text:p>
          </table:table-cell>
          <table:table-cell table:style-name="ce2" office:value-type="float" office:value="0.317178" calcext:value-type="float">
            <text:p>0.317178</text:p>
          </table:table-cell>
          <table:table-cell table:style-name="ce2" office:value-type="float" office:value="0.461778" calcext:value-type="float">
            <text:p>0.461778</text:p>
          </table:table-cell>
          <table:table-cell table:style-name="ce2" office:value-type="float" office:value="0.626282" calcext:value-type="float">
            <text:p>0.626282</text:p>
          </table:table-cell>
          <table:table-cell table:style-name="ce2" office:value-type="float" office:value="0.741782" calcext:value-type="float">
            <text:p>0.741782</text:p>
          </table:table-cell>
          <table:table-cell table:style-name="ce2" office:value-type="float" office:value="0.821368" calcext:value-type="float">
            <text:p>0.821368</text:p>
          </table:table-cell>
          <table:table-cell table:style-name="ce2" office:value-type="float" office:value="0.876712" calcext:value-type="float">
            <text:p>0.876712</text:p>
          </table:table-cell>
          <table:table-cell table:style-name="ce2" office:value-type="float" office:value="0.910608" calcext:value-type="float">
            <text:p>0.910608</text:p>
          </table:table-cell>
          <table:table-cell table:style-name="ce2" office:value-type="float" office:value="0.931094" calcext:value-type="float">
            <text:p>0.931094</text:p>
          </table:table-cell>
          <table:table-cell table:style-name="ce2" office:value-type="float" office:value="0.944601" calcext:value-type="float">
            <text:p>0.944601</text:p>
          </table:table-cell>
          <table:table-cell table:style-name="ce2" office:value-type="float" office:value="0.954245" calcext:value-type="float">
            <text:p>0.954245</text:p>
          </table:table-cell>
          <table:table-cell table:style-name="ce2" office:value-type="float" office:value="0.96635" calcext:value-type="float">
            <text:p>0.96635</text:p>
          </table:table-cell>
          <table:table-cell table:style-name="ce2" office:value-type="float" office:value="0.973953" calcext:value-type="float">
            <text:p>0.973953</text:p>
          </table:table-cell>
          <table:table-cell table:style-name="ce2" office:value-type="float" office:value="0.978975" calcext:value-type="float">
            <text:p>0.978975</text:p>
          </table:table-cell>
          <table:table-cell table:style-name="ce2" office:value-type="float" office:value="0.982552" calcext:value-type="float">
            <text:p>0.982552</text:p>
          </table:table-cell>
          <table:table-cell table:style-name="ce2" office:value-type="float" office:value="0.98518" calcext:value-type="float">
            <text:p>0.98518</text:p>
          </table:table-cell>
          <table:table-cell table:style-name="ce2" office:value-type="float" office:value="0.987145" calcext:value-type="float">
            <text:p>0.987145</text:p>
          </table:table-cell>
          <table:table-cell table:style-name="ce2" office:value-type="float" office:value="0.988694" calcext:value-type="float">
            <text:p>0.988694</text:p>
          </table:table-cell>
          <table:table-cell table:style-name="ce2" office:value-type="float" office:value="0.989925" calcext:value-type="float">
            <text:p>0.989925</text:p>
          </table:table-cell>
          <table:table-cell table:style-name="ce2" office:value-type="float" office:value="0.990939" calcext:value-type="float">
            <text:p>0.990939</text:p>
          </table:table-cell>
          <table:table-cell table:style-name="ce2" office:value-type="float" office:value="0.991771" calcext:value-type="float">
            <text:p>0.99177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er</text:p>
          </table:table-cell>
          <table:table-cell table:style-name="ce2" office:value-type="float" office:value="0.521899" calcext:value-type="float">
            <text:p>0.521899</text:p>
          </table:table-cell>
          <table:table-cell table:style-name="ce2" office:value-type="float" office:value="0.591785" calcext:value-type="float">
            <text:p>0.591785</text:p>
          </table:table-cell>
          <table:table-cell table:style-name="ce2" office:value-type="float" office:value="0.738202" calcext:value-type="float">
            <text:p>0.738202</text:p>
          </table:table-cell>
          <table:table-cell table:style-name="ce2" office:value-type="float" office:value="0.819456" calcext:value-type="float">
            <text:p>0.819456</text:p>
          </table:table-cell>
          <table:table-cell table:style-name="ce2" office:value-type="float" office:value="0.862125" calcext:value-type="float">
            <text:p>0.862125</text:p>
          </table:table-cell>
          <table:table-cell table:style-name="ce2" office:value-type="float" office:value="0.892221" calcext:value-type="float">
            <text:p>0.892221</text:p>
          </table:table-cell>
          <table:table-cell table:style-name="ce2" office:value-type="float" office:value="0.916808" calcext:value-type="float">
            <text:p>0.916808</text:p>
          </table:table-cell>
          <table:table-cell table:style-name="ce2" office:value-type="float" office:value="0.935946" calcext:value-type="float">
            <text:p>0.935946</text:p>
          </table:table-cell>
          <table:table-cell table:style-name="ce2" office:value-type="float" office:value="0.950352" calcext:value-type="float">
            <text:p>0.950352</text:p>
          </table:table-cell>
          <table:table-cell table:style-name="ce2" office:value-type="float" office:value="0.960413" calcext:value-type="float">
            <text:p>0.960413</text:p>
          </table:table-cell>
          <table:table-cell table:style-name="ce2" office:value-type="float" office:value="0.972575" calcext:value-type="float">
            <text:p>0.972575</text:p>
          </table:table-cell>
          <table:table-cell table:style-name="ce2" office:value-type="float" office:value="0.979488" calcext:value-type="float">
            <text:p>0.979488</text:p>
          </table:table-cell>
          <table:table-cell table:style-name="ce2" office:value-type="float" office:value="0.983853" calcext:value-type="float">
            <text:p>0.983853</text:p>
          </table:table-cell>
          <table:table-cell table:style-name="ce2" office:value-type="float" office:value="0.986805" calcext:value-type="float">
            <text:p>0.986805</text:p>
          </table:table-cell>
          <table:table-cell table:style-name="ce2" office:value-type="float" office:value="0.988919" calcext:value-type="float">
            <text:p>0.988919</text:p>
          </table:table-cell>
          <table:table-cell table:style-name="ce2" office:value-type="float" office:value="0.990457" calcext:value-type="float">
            <text:p>0.990457</text:p>
          </table:table-cell>
          <table:table-cell table:style-name="ce2" office:value-type="float" office:value="0.991656" calcext:value-type="float">
            <text:p>0.991656</text:p>
          </table:table-cell>
          <table:table-cell table:style-name="ce2" office:value-type="float" office:value="0.992585" calcext:value-type="float">
            <text:p>0.992585</text:p>
          </table:table-cell>
          <table:table-cell table:style-name="ce2" office:value-type="float" office:value="0.99334" calcext:value-type="float">
            <text:p>0.99334</text:p>
          </table:table-cell>
          <table:table-cell table:style-name="ce2" office:value-type="float" office:value="0.993955" calcext:value-type="float">
            <text:p>0.99395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</text:p>
          </table:table-cell>
          <table:table-cell table:style-name="ce2" office:value-type="float" office:value="0.485744" calcext:value-type="float">
            <text:p>0.485744</text:p>
          </table:table-cell>
          <table:table-cell table:style-name="ce2" office:value-type="float" office:value="0.571776" calcext:value-type="float">
            <text:p>0.571776</text:p>
          </table:table-cell>
          <table:table-cell table:style-name="ce2" office:value-type="float" office:value="0.729029" calcext:value-type="float">
            <text:p>0.729029</text:p>
          </table:table-cell>
          <table:table-cell table:style-name="ce2" office:value-type="float" office:value="0.820229" calcext:value-type="float">
            <text:p>0.820229</text:p>
          </table:table-cell>
          <table:table-cell table:style-name="ce2" office:value-type="float" office:value="0.874928" calcext:value-type="float">
            <text:p>0.874928</text:p>
          </table:table-cell>
          <table:table-cell table:style-name="ce2" office:value-type="float" office:value="0.909772" calcext:value-type="float">
            <text:p>0.909772</text:p>
          </table:table-cell>
          <table:table-cell table:style-name="ce2" office:value-type="float" office:value="0.932111" calcext:value-type="float">
            <text:p>0.932111</text:p>
          </table:table-cell>
          <table:table-cell table:style-name="ce2" office:value-type="float" office:value="0.947274" calcext:value-type="float">
            <text:p>0.947274</text:p>
          </table:table-cell>
          <table:table-cell table:style-name="ce2" office:value-type="float" office:value="0.957857" calcext:value-type="float">
            <text:p>0.957857</text:p>
          </table:table-cell>
          <table:table-cell table:style-name="ce2" office:value-type="float" office:value="0.965327" calcext:value-type="float">
            <text:p>0.965327</text:p>
          </table:table-cell>
          <table:table-cell table:style-name="ce2" office:value-type="float" office:value="0.974798" calcext:value-type="float">
            <text:p>0.974798</text:p>
          </table:table-cell>
          <table:table-cell table:style-name="ce2" office:value-type="float" office:value="0.980523" calcext:value-type="float">
            <text:p>0.980523</text:p>
          </table:table-cell>
          <table:table-cell table:style-name="ce2" office:value-type="float" office:value="0.984279" calcext:value-type="float">
            <text:p>0.984279</text:p>
          </table:table-cell>
          <table:table-cell table:style-name="ce2" office:value-type="float" office:value="0.986928" calcext:value-type="float">
            <text:p>0.986928</text:p>
          </table:table-cell>
          <table:table-cell table:style-name="ce2" office:value-type="float" office:value="0.988839" calcext:value-type="float">
            <text:p>0.988839</text:p>
          </table:table-cell>
          <table:table-cell table:style-name="ce2" office:value-type="float" office:value="0.990298" calcext:value-type="float">
            <text:p>0.990298</text:p>
          </table:table-cell>
          <table:table-cell table:style-name="ce2" office:value-type="float" office:value="0.991435" calcext:value-type="float">
            <text:p>0.991435</text:p>
          </table:table-cell>
          <table:table-cell table:style-name="ce2" office:value-type="float" office:value="0.992365" calcext:value-type="float">
            <text:p>0.992365</text:p>
          </table:table-cell>
          <table:table-cell table:style-name="ce2" office:value-type="float" office:value="0.993117" calcext:value-type="float">
            <text:p>0.993117</text:p>
          </table:table-cell>
          <table:table-cell table:style-name="ce2" office:value-type="float" office:value="0.993733" calcext:value-type="float">
            <text:p>0.99373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edium</text:p>
          </table:table-cell>
          <table:table-cell table:style-name="ce2" office:value-type="float" office:value="0.486654" calcext:value-type="float">
            <text:p>0.486654</text:p>
          </table:table-cell>
          <table:table-cell table:style-name="ce2" office:value-type="float" office:value="0.600353" calcext:value-type="float">
            <text:p>0.600353</text:p>
          </table:table-cell>
          <table:table-cell table:style-name="ce2" office:value-type="float" office:value="0.758672" calcext:value-type="float">
            <text:p>0.758672</text:p>
          </table:table-cell>
          <table:table-cell table:style-name="ce2" office:value-type="float" office:value="0.840265" calcext:value-type="float">
            <text:p>0.840265</text:p>
          </table:table-cell>
          <table:table-cell table:style-name="ce2" office:value-type="float" office:value="0.887308" calcext:value-type="float">
            <text:p>0.887308</text:p>
          </table:table-cell>
          <table:table-cell table:style-name="ce2" office:value-type="float" office:value="0.918156" calcext:value-type="float">
            <text:p>0.918156</text:p>
          </table:table-cell>
          <table:table-cell table:style-name="ce2" office:value-type="float" office:value="0.938488" calcext:value-type="float">
            <text:p>0.938488</text:p>
          </table:table-cell>
          <table:table-cell table:style-name="ce2" office:value-type="float" office:value="0.951525" calcext:value-type="float">
            <text:p>0.951525</text:p>
          </table:table-cell>
          <table:table-cell table:style-name="ce2" office:value-type="float" office:value="0.960675" calcext:value-type="float">
            <text:p>0.960675</text:p>
          </table:table-cell>
          <table:table-cell table:style-name="ce2" office:value-type="float" office:value="0.967195" calcext:value-type="float">
            <text:p>0.967195</text:p>
          </table:table-cell>
          <table:table-cell table:style-name="ce2" office:value-type="float" office:value="0.975674" calcext:value-type="float">
            <text:p>0.975674</text:p>
          </table:table-cell>
          <table:table-cell table:style-name="ce2" office:value-type="float" office:value="0.981021" calcext:value-type="float">
            <text:p>0.981021</text:p>
          </table:table-cell>
          <table:table-cell table:style-name="ce2" office:value-type="float" office:value="0.984562" calcext:value-type="float">
            <text:p>0.984562</text:p>
          </table:table-cell>
          <table:table-cell table:style-name="ce2" office:value-type="float" office:value="0.987083" calcext:value-type="float">
            <text:p>0.987083</text:p>
          </table:table-cell>
          <table:table-cell table:style-name="ce2" office:value-type="float" office:value="0.988951" calcext:value-type="float">
            <text:p>0.988951</text:p>
          </table:table-cell>
          <table:table-cell table:style-name="ce2" office:value-type="float" office:value="0.990377" calcext:value-type="float">
            <text:p>0.990377</text:p>
          </table:table-cell>
          <table:table-cell table:style-name="ce2" office:value-type="float" office:value="0.991499" calcext:value-type="float">
            <text:p>0.991499</text:p>
          </table:table-cell>
          <table:table-cell table:style-name="ce2" office:value-type="float" office:value="0.992409" calcext:value-type="float">
            <text:p>0.992409</text:p>
          </table:table-cell>
          <table:table-cell table:style-name="ce2" office:value-type="float" office:value="0.993152" calcext:value-type="float">
            <text:p>0.993152</text:p>
          </table:table-cell>
          <table:table-cell table:style-name="ce2" office:value-type="float" office:value="0.993767" calcext:value-type="float">
            <text:p>0.99376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</text:p>
          </table:table-cell>
          <table:table-cell table:style-name="ce2" office:value-type="float" office:value="0.487029" calcext:value-type="float">
            <text:p>0.487029</text:p>
          </table:table-cell>
          <table:table-cell table:style-name="ce2" office:value-type="float" office:value="0.595558" calcext:value-type="float">
            <text:p>0.595558</text:p>
          </table:table-cell>
          <table:table-cell table:style-name="ce2" office:value-type="float" office:value="0.771629" calcext:value-type="float">
            <text:p>0.771629</text:p>
          </table:table-cell>
          <table:table-cell table:style-name="ce2" office:value-type="float" office:value="0.853204" calcext:value-type="float">
            <text:p>0.853204</text:p>
          </table:table-cell>
          <table:table-cell table:style-name="ce2" office:value-type="float" office:value="0.899302" calcext:value-type="float">
            <text:p>0.899302</text:p>
          </table:table-cell>
          <table:table-cell table:style-name="ce2" office:value-type="float" office:value="0.926001" calcext:value-type="float">
            <text:p>0.926001</text:p>
          </table:table-cell>
          <table:table-cell table:style-name="ce2" office:value-type="float" office:value="0.943349" calcext:value-type="float">
            <text:p>0.943349</text:p>
          </table:table-cell>
          <table:table-cell table:style-name="ce2" office:value-type="float" office:value="0.954836" calcext:value-type="float">
            <text:p>0.954836</text:p>
          </table:table-cell>
          <table:table-cell table:style-name="ce2" office:value-type="float" office:value="0.962772" calcext:value-type="float">
            <text:p>0.962772</text:p>
          </table:table-cell>
          <table:table-cell table:style-name="ce2" office:value-type="float" office:value="0.968553" calcext:value-type="float">
            <text:p>0.968553</text:p>
          </table:table-cell>
          <table:table-cell table:style-name="ce2" office:value-type="float" office:value="0.97627" calcext:value-type="float">
            <text:p>0.97627</text:p>
          </table:table-cell>
          <table:table-cell table:style-name="ce2" office:value-type="float" office:value="0.981231" calcext:value-type="float">
            <text:p>0.981231</text:p>
          </table:table-cell>
          <table:table-cell table:style-name="ce2" office:value-type="float" office:value="0.984606" calcext:value-type="float">
            <text:p>0.984606</text:p>
          </table:table-cell>
          <table:table-cell table:style-name="ce2" office:value-type="float" office:value="0.987002" calcext:value-type="float">
            <text:p>0.987002</text:p>
          </table:table-cell>
          <table:table-cell table:style-name="ce2" office:value-type="float" office:value="0.988843" calcext:value-type="float">
            <text:p>0.988843</text:p>
          </table:table-cell>
          <table:table-cell table:style-name="ce2" office:value-type="float" office:value="0.990256" calcext:value-type="float">
            <text:p>0.990256</text:p>
          </table:table-cell>
          <table:table-cell table:style-name="ce2" office:value-type="float" office:value="0.991379" calcext:value-type="float">
            <text:p>0.991379</text:p>
          </table:table-cell>
          <table:table-cell table:style-name="ce2" office:value-type="float" office:value="0.992299" calcext:value-type="float">
            <text:p>0.992299</text:p>
          </table:table-cell>
          <table:table-cell table:style-name="ce2" office:value-type="float" office:value="0.993064" calcext:value-type="float">
            <text:p>0.993064</text:p>
          </table:table-cell>
          <table:table-cell table:style-name="ce2" office:value-type="float" office:value="0.993692" calcext:value-type="float">
            <text:p>0.99369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er</text:p>
          </table:table-cell>
          <table:table-cell table:style-name="ce2" office:value-type="float" office:value="0.617884" calcext:value-type="float">
            <text:p>0.617884</text:p>
          </table:table-cell>
          <table:table-cell table:style-name="ce2" office:value-type="float" office:value="0.641788" calcext:value-type="float">
            <text:p>0.641788</text:p>
          </table:table-cell>
          <table:table-cell table:style-name="ce2" office:value-type="float" office:value="0.750439" calcext:value-type="float">
            <text:p>0.750439</text:p>
          </table:table-cell>
          <table:table-cell table:style-name="ce2" office:value-type="float" office:value="0.844805" calcext:value-type="float">
            <text:p>0.844805</text:p>
          </table:table-cell>
          <table:table-cell table:style-name="ce2" office:value-type="float" office:value="0.893217" calcext:value-type="float">
            <text:p>0.893217</text:p>
          </table:table-cell>
          <table:table-cell table:style-name="ce2" office:value-type="float" office:value="0.921206" calcext:value-type="float">
            <text:p>0.921206</text:p>
          </table:table-cell>
          <table:table-cell table:style-name="ce2" office:value-type="float" office:value="0.940271" calcext:value-type="float">
            <text:p>0.940271</text:p>
          </table:table-cell>
          <table:table-cell table:style-name="ce2" office:value-type="float" office:value="0.953216" calcext:value-type="float">
            <text:p>0.953216</text:p>
          </table:table-cell>
          <table:table-cell table:style-name="ce2" office:value-type="float" office:value="0.961849" calcext:value-type="float">
            <text:p>0.961849</text:p>
          </table:table-cell>
          <table:table-cell table:style-name="ce2" office:value-type="float" office:value="0.96821" calcext:value-type="float">
            <text:p>0.96821</text:p>
          </table:table-cell>
          <table:table-cell table:style-name="ce2" office:value-type="float" office:value="0.976438" calcext:value-type="float">
            <text:p>0.976438</text:p>
          </table:table-cell>
          <table:table-cell table:style-name="ce2" office:value-type="float" office:value="0.981515" calcext:value-type="float">
            <text:p>0.981515</text:p>
          </table:table-cell>
          <table:table-cell table:style-name="ce2" office:value-type="float" office:value="0.984913" calcext:value-type="float">
            <text:p>0.984913</text:p>
          </table:table-cell>
          <table:table-cell table:style-name="ce2" office:value-type="float" office:value="0.987357" calcext:value-type="float">
            <text:p>0.987357</text:p>
          </table:table-cell>
          <table:table-cell table:style-name="ce2" office:value-type="float" office:value="0.989179" calcext:value-type="float">
            <text:p>0.989179</text:p>
          </table:table-cell>
          <table:table-cell table:style-name="ce2" office:value-type="float" office:value="0.990582" calcext:value-type="float">
            <text:p>0.990582</text:p>
          </table:table-cell>
          <table:table-cell table:style-name="ce2" office:value-type="float" office:value="0.99169" calcext:value-type="float">
            <text:p>0.99169</text:p>
          </table:table-cell>
          <table:table-cell table:style-name="ce2" office:value-type="float" office:value="0.992596" calcext:value-type="float">
            <text:p>0.992596</text:p>
          </table:table-cell>
          <table:table-cell table:style-name="ce2" office:value-type="float" office:value="0.993334" calcext:value-type="float">
            <text:p>0.993334</text:p>
          </table:table-cell>
          <table:table-cell table:style-name="ce2" office:value-type="float" office:value="0.993954" calcext:value-type="float">
            <text:p>0.99395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slow</text:p>
          </table:table-cell>
          <table:table-cell table:style-name="ce2" office:value-type="float" office:value="0.663519" calcext:value-type="float">
            <text:p>0.663519</text:p>
          </table:table-cell>
          <table:table-cell table:style-name="ce2" office:value-type="float" office:value="0.664204" calcext:value-type="float">
            <text:p>0.664204</text:p>
          </table:table-cell>
          <table:table-cell table:style-name="ce2" office:value-type="float" office:value="0.745834" calcext:value-type="float">
            <text:p>0.745834</text:p>
          </table:table-cell>
          <table:table-cell table:style-name="ce2" office:value-type="float" office:value="0.854727" calcext:value-type="float">
            <text:p>0.854727</text:p>
          </table:table-cell>
          <table:table-cell table:style-name="ce2" office:value-type="float" office:value="0.908682" calcext:value-type="float">
            <text:p>0.908682</text:p>
          </table:table-cell>
          <table:table-cell table:style-name="ce2" office:value-type="float" office:value="0.934055" calcext:value-type="float">
            <text:p>0.934055</text:p>
          </table:table-cell>
          <table:table-cell table:style-name="ce2" office:value-type="float" office:value="0.949473" calcext:value-type="float">
            <text:p>0.949473</text:p>
          </table:table-cell>
          <table:table-cell table:style-name="ce2" office:value-type="float" office:value="0.959523" calcext:value-type="float">
            <text:p>0.959523</text:p>
          </table:table-cell>
          <table:table-cell table:style-name="ce2" office:value-type="float" office:value="0.966399" calcext:value-type="float">
            <text:p>0.966399</text:p>
          </table:table-cell>
          <table:table-cell table:style-name="ce2" office:value-type="float" office:value="0.971597" calcext:value-type="float">
            <text:p>0.971597</text:p>
          </table:table-cell>
          <table:table-cell table:style-name="ce2" office:value-type="float" office:value="0.978462" calcext:value-type="float">
            <text:p>0.978462</text:p>
          </table:table-cell>
          <table:table-cell table:style-name="ce2" office:value-type="float" office:value="0.982823" calcext:value-type="float">
            <text:p>0.982823</text:p>
          </table:table-cell>
          <table:table-cell table:style-name="ce2" office:value-type="float" office:value="0.985863" calcext:value-type="float">
            <text:p>0.985863</text:p>
          </table:table-cell>
          <table:table-cell table:style-name="ce2" office:value-type="float" office:value="0.988072" calcext:value-type="float">
            <text:p>0.988072</text:p>
          </table:table-cell>
          <table:table-cell table:style-name="ce2" office:value-type="float" office:value="0.989756" calcext:value-type="float">
            <text:p>0.989756</text:p>
          </table:table-cell>
          <table:table-cell table:style-name="ce2" office:value-type="float" office:value="0.991076" calcext:value-type="float">
            <text:p>0.991076</text:p>
          </table:table-cell>
          <table:table-cell table:style-name="ce2" office:value-type="float" office:value="0.992118" calcext:value-type="float">
            <text:p>0.992118</text:p>
          </table:table-cell>
          <table:table-cell table:style-name="ce2" office:value-type="float" office:value="0.992953" calcext:value-type="float">
            <text:p>0.992953</text:p>
          </table:table-cell>
          <table:table-cell table:style-name="ce2" office:value-type="float" office:value="0.993644" calcext:value-type="float">
            <text:p>0.993644</text:p>
          </table:table-cell>
          <table:table-cell table:style-name="ce2" office:value-type="float" office:value="0.994214" calcext:value-type="float">
            <text:p>0.99421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acebo</text:p>
          </table:table-cell>
          <table:table-cell table:style-name="ce2" office:value-type="float" office:value="0.353258" calcext:value-type="float">
            <text:p>0.353258</text:p>
          </table:table-cell>
          <table:table-cell table:style-name="ce2" office:value-type="float" office:value="0.498029" calcext:value-type="float">
            <text:p>0.498029</text:p>
          </table:table-cell>
          <table:table-cell table:style-name="ce2" office:value-type="float" office:value="0.667182" calcext:value-type="float">
            <text:p>0.667182</text:p>
          </table:table-cell>
          <table:table-cell table:style-name="ce2" office:value-type="float" office:value="0.792118" calcext:value-type="float">
            <text:p>0.792118</text:p>
          </table:table-cell>
          <table:table-cell table:style-name="ce2" office:value-type="float" office:value="0.868409" calcext:value-type="float">
            <text:p>0.868409</text:p>
          </table:table-cell>
          <table:table-cell table:style-name="ce2" office:value-type="float" office:value="0.908871" calcext:value-type="float">
            <text:p>0.908871</text:p>
          </table:table-cell>
          <table:table-cell table:style-name="ce2" office:value-type="float" office:value="0.93301" calcext:value-type="float">
            <text:p>0.93301</text:p>
          </table:table-cell>
          <table:table-cell table:style-name="ce2" office:value-type="float" office:value="0.948341" calcext:value-type="float">
            <text:p>0.948341</text:p>
          </table:table-cell>
          <table:table-cell table:style-name="ce2" office:value-type="float" office:value="0.958265" calcext:value-type="float">
            <text:p>0.958265</text:p>
          </table:table-cell>
          <table:table-cell table:style-name="ce2" office:value-type="float" office:value="0.965488" calcext:value-type="float">
            <text:p>0.965488</text:p>
          </table:table-cell>
          <table:table-cell table:style-name="ce2" office:value-type="float" office:value="0.974578" calcext:value-type="float">
            <text:p>0.974578</text:p>
          </table:table-cell>
          <table:table-cell table:style-name="ce2" office:value-type="float" office:value="0.980099" calcext:value-type="float">
            <text:p>0.980099</text:p>
          </table:table-cell>
          <table:table-cell table:style-name="ce2" office:value-type="float" office:value="0.983744" calcext:value-type="float">
            <text:p>0.983744</text:p>
          </table:table-cell>
          <table:table-cell table:style-name="ce2" office:value-type="float" office:value="0.986416" calcext:value-type="float">
            <text:p>0.986416</text:p>
          </table:table-cell>
          <table:table-cell table:style-name="ce2" office:value-type="float" office:value="0.988476" calcext:value-type="float">
            <text:p>0.988476</text:p>
          </table:table-cell>
          <table:table-cell table:style-name="ce2" office:value-type="float" office:value="0.990061" calcext:value-type="float">
            <text:p>0.990061</text:p>
          </table:table-cell>
          <table:table-cell table:style-name="ce2" office:value-type="float" office:value="0.991333" calcext:value-type="float">
            <text:p>0.991333</text:p>
          </table:table-cell>
          <table:table-cell table:style-name="ce2" office:value-type="float" office:value="0.992324" calcext:value-type="float">
            <text:p>0.992324</text:p>
          </table:table-cell>
          <table:table-cell table:style-name="ce2" office:value-type="float" office:value="0.993126" calcext:value-type="float">
            <text:p>0.993126</text:p>
          </table:table-cell>
          <table:table-cell table:style-name="ce2" office:value-type="float" office:value="0.9938" calcext:value-type="float">
            <text:p>0.9938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VMAF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ultrafast</text:p>
          </table:table-cell>
          <table:table-cell table:style-name="ce2" office:value-type="float" office:value="3.916689" calcext:value-type="float">
            <text:p>3.916689</text:p>
          </table:table-cell>
          <table:table-cell table:style-name="ce2" office:value-type="float" office:value="9.821837" calcext:value-type="float">
            <text:p>9.821837</text:p>
          </table:table-cell>
          <table:table-cell table:style-name="ce2" office:value-type="float" office:value="16.791721" calcext:value-type="float">
            <text:p>16.791721</text:p>
          </table:table-cell>
          <table:table-cell table:style-name="ce2" office:value-type="float" office:value="25.631735" calcext:value-type="float">
            <text:p>25.631735</text:p>
          </table:table-cell>
          <table:table-cell table:style-name="ce2" office:value-type="float" office:value="32.947937" calcext:value-type="float">
            <text:p>32.947937</text:p>
          </table:table-cell>
          <table:table-cell table:style-name="ce2" office:value-type="float" office:value="42.079703" calcext:value-type="float">
            <text:p>42.079703</text:p>
          </table:table-cell>
          <table:table-cell table:style-name="ce2" office:value-type="float" office:value="50.760281" calcext:value-type="float">
            <text:p>50.760281</text:p>
          </table:table-cell>
          <table:table-cell table:style-name="ce2" office:value-type="float" office:value="56.559097" calcext:value-type="float">
            <text:p>56.559097</text:p>
          </table:table-cell>
          <table:table-cell table:style-name="ce2" office:value-type="float" office:value="61.734454" calcext:value-type="float">
            <text:p>61.734454</text:p>
          </table:table-cell>
          <table:table-cell table:style-name="ce2" office:value-type="float" office:value="65.730607" calcext:value-type="float">
            <text:p>65.730607</text:p>
          </table:table-cell>
          <table:table-cell table:style-name="ce2" office:value-type="float" office:value="71.906055" calcext:value-type="float">
            <text:p>71.906055</text:p>
          </table:table-cell>
          <table:table-cell table:style-name="ce2" office:value-type="float" office:value="76.573269" calcext:value-type="float">
            <text:p>76.573269</text:p>
          </table:table-cell>
          <table:table-cell table:style-name="ce2" office:value-type="float" office:value="80.068423" calcext:value-type="float">
            <text:p>80.068423</text:p>
          </table:table-cell>
          <table:table-cell table:style-name="ce2" office:value-type="float" office:value="82.927129" calcext:value-type="float">
            <text:p>82.927129</text:p>
          </table:table-cell>
          <table:table-cell table:style-name="ce2" office:value-type="float" office:value="85.200712" calcext:value-type="float">
            <text:p>85.200712</text:p>
          </table:table-cell>
          <table:table-cell table:style-name="ce2" office:value-type="float" office:value="87.029311" calcext:value-type="float">
            <text:p>87.029311</text:p>
          </table:table-cell>
          <table:table-cell table:style-name="ce2" office:value-type="float" office:value="88.560916" calcext:value-type="float">
            <text:p>88.560916</text:p>
          </table:table-cell>
          <table:table-cell table:style-name="ce2" office:value-type="float" office:value="89.976629" calcext:value-type="float">
            <text:p>89.976629</text:p>
          </table:table-cell>
          <table:table-cell table:style-name="ce2" office:value-type="float" office:value="91.12495" calcext:value-type="float">
            <text:p>91.12495</text:p>
          </table:table-cell>
          <table:table-cell table:style-name="ce2" office:value-type="float" office:value="92.030611" calcext:value-type="float">
            <text:p>92.03061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uperfast</text:p>
          </table:table-cell>
          <table:table-cell table:style-name="ce2" office:value-type="float" office:value="5.743602" calcext:value-type="float">
            <text:p>5.743602</text:p>
          </table:table-cell>
          <table:table-cell table:style-name="ce2" office:value-type="float" office:value="11.23849" calcext:value-type="float">
            <text:p>11.23849</text:p>
          </table:table-cell>
          <table:table-cell table:style-name="ce2" office:value-type="float" office:value="16.068857" calcext:value-type="float">
            <text:p>16.068857</text:p>
          </table:table-cell>
          <table:table-cell table:style-name="ce2" office:value-type="float" office:value="20.599991" calcext:value-type="float">
            <text:p>20.599991</text:p>
          </table:table-cell>
          <table:table-cell table:style-name="ce2" office:value-type="float" office:value="28.85025" calcext:value-type="float">
            <text:p>28.85025</text:p>
          </table:table-cell>
          <table:table-cell table:style-name="ce2" office:value-type="float" office:value="37.647485" calcext:value-type="float">
            <text:p>37.647485</text:p>
          </table:table-cell>
          <table:table-cell table:style-name="ce2" office:value-type="float" office:value="45.219671" calcext:value-type="float">
            <text:p>45.219671</text:p>
          </table:table-cell>
          <table:table-cell table:style-name="ce2" office:value-type="float" office:value="51.58205" calcext:value-type="float">
            <text:p>51.58205</text:p>
          </table:table-cell>
          <table:table-cell table:style-name="ce2" office:value-type="float" office:value="56.65923" calcext:value-type="float">
            <text:p>56.65923</text:p>
          </table:table-cell>
          <table:table-cell table:style-name="ce2" office:value-type="float" office:value="61.008826" calcext:value-type="float">
            <text:p>61.008826</text:p>
          </table:table-cell>
          <table:table-cell table:style-name="ce2" office:value-type="float" office:value="67.504717" calcext:value-type="float">
            <text:p>67.504717</text:p>
          </table:table-cell>
          <table:table-cell table:style-name="ce2" office:value-type="float" office:value="72.421093" calcext:value-type="float">
            <text:p>72.421093</text:p>
          </table:table-cell>
          <table:table-cell table:style-name="ce2" office:value-type="float" office:value="76.337789" calcext:value-type="float">
            <text:p>76.337789</text:p>
          </table:table-cell>
          <table:table-cell table:style-name="ce2" office:value-type="float" office:value="79.450757" calcext:value-type="float">
            <text:p>79.450757</text:p>
          </table:table-cell>
          <table:table-cell table:style-name="ce2" office:value-type="float" office:value="81.998893" calcext:value-type="float">
            <text:p>81.998893</text:p>
          </table:table-cell>
          <table:table-cell table:style-name="ce2" office:value-type="float" office:value="84.094031" calcext:value-type="float">
            <text:p>84.094031</text:p>
          </table:table-cell>
          <table:table-cell table:style-name="ce2" office:value-type="float" office:value="85.873063" calcext:value-type="float">
            <text:p>85.873063</text:p>
          </table:table-cell>
          <table:table-cell table:style-name="ce2" office:value-type="float" office:value="87.388522" calcext:value-type="float">
            <text:p>87.388522</text:p>
          </table:table-cell>
          <table:table-cell table:style-name="ce2" office:value-type="float" office:value="88.690801" calcext:value-type="float">
            <text:p>88.690801</text:p>
          </table:table-cell>
          <table:table-cell table:style-name="ce2" office:value-type="float" office:value="89.823461" calcext:value-type="float">
            <text:p>89.82346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fast</text:p>
          </table:table-cell>
          <table:table-cell table:style-name="ce2" office:value-type="float" office:value="6.239455" calcext:value-type="float">
            <text:p>6.239455</text:p>
          </table:table-cell>
          <table:table-cell table:style-name="ce2" office:value-type="float" office:value="11.655542" calcext:value-type="float">
            <text:p>11.655542</text:p>
          </table:table-cell>
          <table:table-cell table:style-name="ce2" office:value-type="float" office:value="18.982242" calcext:value-type="float">
            <text:p>18.982242</text:p>
          </table:table-cell>
          <table:table-cell table:style-name="ce2" office:value-type="float" office:value="24.932308" calcext:value-type="float">
            <text:p>24.932308</text:p>
          </table:table-cell>
          <table:table-cell table:style-name="ce2" office:value-type="float" office:value="33.154852" calcext:value-type="float">
            <text:p>33.154852</text:p>
          </table:table-cell>
          <table:table-cell table:style-name="ce2" office:value-type="float" office:value="42.356473" calcext:value-type="float">
            <text:p>42.356473</text:p>
          </table:table-cell>
          <table:table-cell table:style-name="ce2" office:value-type="float" office:value="49.843226" calcext:value-type="float">
            <text:p>49.843226</text:p>
          </table:table-cell>
          <table:table-cell table:style-name="ce2" office:value-type="float" office:value="55.822527" calcext:value-type="float">
            <text:p>55.822527</text:p>
          </table:table-cell>
          <table:table-cell table:style-name="ce2" office:value-type="float" office:value="60.511415" calcext:value-type="float">
            <text:p>60.511415</text:p>
          </table:table-cell>
          <table:table-cell table:style-name="ce2" office:value-type="float" office:value="64.63162" calcext:value-type="float">
            <text:p>64.63162</text:p>
          </table:table-cell>
          <table:table-cell table:style-name="ce2" office:value-type="float" office:value="70.54196" calcext:value-type="float">
            <text:p>70.54196</text:p>
          </table:table-cell>
          <table:table-cell table:style-name="ce2" office:value-type="float" office:value="75.042143" calcext:value-type="float">
            <text:p>75.042143</text:p>
          </table:table-cell>
          <table:table-cell table:style-name="ce2" office:value-type="float" office:value="78.429057" calcext:value-type="float">
            <text:p>78.429057</text:p>
          </table:table-cell>
          <table:table-cell table:style-name="ce2" office:value-type="float" office:value="81.204835" calcext:value-type="float">
            <text:p>81.204835</text:p>
          </table:table-cell>
          <table:table-cell table:style-name="ce2" office:value-type="float" office:value="83.432427" calcext:value-type="float">
            <text:p>83.432427</text:p>
          </table:table-cell>
          <table:table-cell table:style-name="ce2" office:value-type="float" office:value="85.243488" calcext:value-type="float">
            <text:p>85.243488</text:p>
          </table:table-cell>
          <table:table-cell table:style-name="ce2" office:value-type="float" office:value="86.734593" calcext:value-type="float">
            <text:p>86.734593</text:p>
          </table:table-cell>
          <table:table-cell table:style-name="ce2" office:value-type="float" office:value="88.052894" calcext:value-type="float">
            <text:p>88.052894</text:p>
          </table:table-cell>
          <table:table-cell table:style-name="ce2" office:value-type="float" office:value="89.190807" calcext:value-type="float">
            <text:p>89.190807</text:p>
          </table:table-cell>
          <table:table-cell table:style-name="ce2" office:value-type="float" office:value="90.161113" calcext:value-type="float">
            <text:p>90.16111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er</text:p>
          </table:table-cell>
          <table:table-cell table:style-name="ce2" office:value-type="float" office:value="4.252595" calcext:value-type="float">
            <text:p>4.252595</text:p>
          </table:table-cell>
          <table:table-cell table:style-name="ce2" office:value-type="float" office:value="4.774041" calcext:value-type="float">
            <text:p>4.774041</text:p>
          </table:table-cell>
          <table:table-cell table:style-name="ce2" office:value-type="float" office:value="12.626504" calcext:value-type="float">
            <text:p>12.626504</text:p>
          </table:table-cell>
          <table:table-cell table:style-name="ce2" office:value-type="float" office:value="23.65856" calcext:value-type="float">
            <text:p>23.65856</text:p>
          </table:table-cell>
          <table:table-cell table:style-name="ce2" office:value-type="float" office:value="32.198076" calcext:value-type="float">
            <text:p>32.198076</text:p>
          </table:table-cell>
          <table:table-cell table:style-name="ce2" office:value-type="float" office:value="38.51783" calcext:value-type="float">
            <text:p>38.51783</text:p>
          </table:table-cell>
          <table:table-cell table:style-name="ce2" office:value-type="float" office:value="44.966768" calcext:value-type="float">
            <text:p>44.966768</text:p>
          </table:table-cell>
          <table:table-cell table:style-name="ce2" office:value-type="float" office:value="51.506755" calcext:value-type="float">
            <text:p>51.506755</text:p>
          </table:table-cell>
          <table:table-cell table:style-name="ce2" office:value-type="float" office:value="58.231907" calcext:value-type="float">
            <text:p>58.231907</text:p>
          </table:table-cell>
          <table:table-cell table:style-name="ce2" office:value-type="float" office:value="63.691693" calcext:value-type="float">
            <text:p>63.691693</text:p>
          </table:table-cell>
          <table:table-cell table:style-name="ce2" office:value-type="float" office:value="71.666637" calcext:value-type="float">
            <text:p>71.666637</text:p>
          </table:table-cell>
          <table:table-cell table:style-name="ce2" office:value-type="float" office:value="77.287749" calcext:value-type="float">
            <text:p>77.287749</text:p>
          </table:table-cell>
          <table:table-cell table:style-name="ce2" office:value-type="float" office:value="81.311363" calcext:value-type="float">
            <text:p>81.311363</text:p>
          </table:table-cell>
          <table:table-cell table:style-name="ce2" office:value-type="float" office:value="84.364197" calcext:value-type="float">
            <text:p>84.364197</text:p>
          </table:table-cell>
          <table:table-cell table:style-name="ce2" office:value-type="float" office:value="86.791445" calcext:value-type="float">
            <text:p>86.791445</text:p>
          </table:table-cell>
          <table:table-cell table:style-name="ce2" office:value-type="float" office:value="88.652768" calcext:value-type="float">
            <text:p>88.652768</text:p>
          </table:table-cell>
          <table:table-cell table:style-name="ce2" office:value-type="float" office:value="90.217293" calcext:value-type="float">
            <text:p>90.217293</text:p>
          </table:table-cell>
          <table:table-cell table:style-name="ce2" office:value-type="float" office:value="91.439209" calcext:value-type="float">
            <text:p>91.439209</text:p>
          </table:table-cell>
          <table:table-cell table:style-name="ce2" office:value-type="float" office:value="92.464667" calcext:value-type="float">
            <text:p>92.464667</text:p>
          </table:table-cell>
          <table:table-cell table:style-name="ce2" office:value-type="float" office:value="93.386702" calcext:value-type="float">
            <text:p>93.38670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</text:p>
          </table:table-cell>
          <table:table-cell table:style-name="ce2" office:value-type="float" office:value="3.428616" calcext:value-type="float">
            <text:p>3.428616</text:p>
          </table:table-cell>
          <table:table-cell table:style-name="ce2" office:value-type="float" office:value="4.080859" calcext:value-type="float">
            <text:p>4.080859</text:p>
          </table:table-cell>
          <table:table-cell table:style-name="ce2" office:value-type="float" office:value="12.340449" calcext:value-type="float">
            <text:p>12.340449</text:p>
          </table:table-cell>
          <table:table-cell table:style-name="ce2" office:value-type="float" office:value="26.732646" calcext:value-type="float">
            <text:p>26.732646</text:p>
          </table:table-cell>
          <table:table-cell table:style-name="ce2" office:value-type="float" office:value="37.5913" calcext:value-type="float">
            <text:p>37.5913</text:p>
          </table:table-cell>
          <table:table-cell table:style-name="ce2" office:value-type="float" office:value="45.766821" calcext:value-type="float">
            <text:p>45.766821</text:p>
          </table:table-cell>
          <table:table-cell table:style-name="ce2" office:value-type="float" office:value="53.042869" calcext:value-type="float">
            <text:p>53.042869</text:p>
          </table:table-cell>
          <table:table-cell table:style-name="ce2" office:value-type="float" office:value="59.293359" calcext:value-type="float">
            <text:p>59.293359</text:p>
          </table:table-cell>
          <table:table-cell table:style-name="ce2" office:value-type="float" office:value="64.462497" calcext:value-type="float">
            <text:p>64.462497</text:p>
          </table:table-cell>
          <table:table-cell table:style-name="ce2" office:value-type="float" office:value="68.875404" calcext:value-type="float">
            <text:p>68.875404</text:p>
          </table:table-cell>
          <table:table-cell table:style-name="ce2" office:value-type="float" office:value="75.239222" calcext:value-type="float">
            <text:p>75.239222</text:p>
          </table:table-cell>
          <table:table-cell table:style-name="ce2" office:value-type="float" office:value="79.757863" calcext:value-type="float">
            <text:p>79.757863</text:p>
          </table:table-cell>
          <table:table-cell table:style-name="ce2" office:value-type="float" office:value="83.168342" calcext:value-type="float">
            <text:p>83.168342</text:p>
          </table:table-cell>
          <table:table-cell table:style-name="ce2" office:value-type="float" office:value="85.748294" calcext:value-type="float">
            <text:p>85.748294</text:p>
          </table:table-cell>
          <table:table-cell table:style-name="ce2" office:value-type="float" office:value="87.815709" calcext:value-type="float">
            <text:p>87.815709</text:p>
          </table:table-cell>
          <table:table-cell table:style-name="ce2" office:value-type="float" office:value="89.487168" calcext:value-type="float">
            <text:p>89.487168</text:p>
          </table:table-cell>
          <table:table-cell table:style-name="ce2" office:value-type="float" office:value="90.873627" calcext:value-type="float">
            <text:p>90.873627</text:p>
          </table:table-cell>
          <table:table-cell table:style-name="ce2" office:value-type="float" office:value="91.969589" calcext:value-type="float">
            <text:p>91.969589</text:p>
          </table:table-cell>
          <table:table-cell table:style-name="ce2" office:value-type="float" office:value="92.924112" calcext:value-type="float">
            <text:p>92.924112</text:p>
          </table:table-cell>
          <table:table-cell table:style-name="ce2" office:value-type="float" office:value="93.752367" calcext:value-type="float">
            <text:p>93.75236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edium</text:p>
          </table:table-cell>
          <table:table-cell table:style-name="ce2" office:value-type="float" office:value="3.749009" calcext:value-type="float">
            <text:p>3.749009</text:p>
          </table:table-cell>
          <table:table-cell table:style-name="ce2" office:value-type="float" office:value="5.78553" calcext:value-type="float">
            <text:p>5.78553</text:p>
          </table:table-cell>
          <table:table-cell table:style-name="ce2" office:value-type="float" office:value="18.035441" calcext:value-type="float">
            <text:p>18.035441</text:p>
          </table:table-cell>
          <table:table-cell table:style-name="ce2" office:value-type="float" office:value="31.80344" calcext:value-type="float">
            <text:p>31.80344</text:p>
          </table:table-cell>
          <table:table-cell table:style-name="ce2" office:value-type="float" office:value="41.21104" calcext:value-type="float">
            <text:p>41.21104</text:p>
          </table:table-cell>
          <table:table-cell table:style-name="ce2" office:value-type="float" office:value="49.229495" calcext:value-type="float">
            <text:p>49.229495</text:p>
          </table:table-cell>
          <table:table-cell table:style-name="ce2" office:value-type="float" office:value="56.325706" calcext:value-type="float">
            <text:p>56.325706</text:p>
          </table:table-cell>
          <table:table-cell table:style-name="ce2" office:value-type="float" office:value="62.244742" calcext:value-type="float">
            <text:p>62.244742</text:p>
          </table:table-cell>
          <table:table-cell table:style-name="ce2" office:value-type="float" office:value="66.90757" calcext:value-type="float">
            <text:p>66.90757</text:p>
          </table:table-cell>
          <table:table-cell table:style-name="ce2" office:value-type="float" office:value="70.872691" calcext:value-type="float">
            <text:p>70.872691</text:p>
          </table:table-cell>
          <table:table-cell table:style-name="ce2" office:value-type="float" office:value="76.686158" calcext:value-type="float">
            <text:p>76.686158</text:p>
          </table:table-cell>
          <table:table-cell table:style-name="ce2" office:value-type="float" office:value="80.913109" calcext:value-type="float">
            <text:p>80.913109</text:p>
          </table:table-cell>
          <table:table-cell table:style-name="ce2" office:value-type="float" office:value="84.125606" calcext:value-type="float">
            <text:p>84.125606</text:p>
          </table:table-cell>
          <table:table-cell table:style-name="ce2" office:value-type="float" office:value="86.594745" calcext:value-type="float">
            <text:p>86.594745</text:p>
          </table:table-cell>
          <table:table-cell table:style-name="ce2" office:value-type="float" office:value="88.519028" calcext:value-type="float">
            <text:p>88.519028</text:p>
          </table:table-cell>
          <table:table-cell table:style-name="ce2" office:value-type="float" office:value="90.106594" calcext:value-type="float">
            <text:p>90.106594</text:p>
          </table:table-cell>
          <table:table-cell table:style-name="ce2" office:value-type="float" office:value="91.390317" calcext:value-type="float">
            <text:p>91.390317</text:p>
          </table:table-cell>
          <table:table-cell table:style-name="ce2" office:value-type="float" office:value="92.482808" calcext:value-type="float">
            <text:p>92.482808</text:p>
          </table:table-cell>
          <table:table-cell table:style-name="ce2" office:value-type="float" office:value="93.379104" calcext:value-type="float">
            <text:p>93.379104</text:p>
          </table:table-cell>
          <table:table-cell table:style-name="ce2" office:value-type="float" office:value="94.156508" calcext:value-type="float">
            <text:p>94.15650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</text:p>
          </table:table-cell>
          <table:table-cell table:style-name="ce2" office:value-type="float" office:value="4.242371" calcext:value-type="float">
            <text:p>4.242371</text:p>
          </table:table-cell>
          <table:table-cell table:style-name="ce2" office:value-type="float" office:value="5.615535" calcext:value-type="float">
            <text:p>5.615535</text:p>
          </table:table-cell>
          <table:table-cell table:style-name="ce2" office:value-type="float" office:value="15.812101" calcext:value-type="float">
            <text:p>15.812101</text:p>
          </table:table-cell>
          <table:table-cell table:style-name="ce2" office:value-type="float" office:value="30.204071" calcext:value-type="float">
            <text:p>30.204071</text:p>
          </table:table-cell>
          <table:table-cell table:style-name="ce2" office:value-type="float" office:value="41.184824" calcext:value-type="float">
            <text:p>41.184824</text:p>
          </table:table-cell>
          <table:table-cell table:style-name="ce2" office:value-type="float" office:value="50.01947" calcext:value-type="float">
            <text:p>50.01947</text:p>
          </table:table-cell>
          <table:table-cell table:style-name="ce2" office:value-type="float" office:value="57.155366" calcext:value-type="float">
            <text:p>57.155366</text:p>
          </table:table-cell>
          <table:table-cell table:style-name="ce2" office:value-type="float" office:value="62.946891" calcext:value-type="float">
            <text:p>62.946891</text:p>
          </table:table-cell>
          <table:table-cell table:style-name="ce2" office:value-type="float" office:value="67.547551" calcext:value-type="float">
            <text:p>67.547551</text:p>
          </table:table-cell>
          <table:table-cell table:style-name="ce2" office:value-type="float" office:value="71.241498" calcext:value-type="float">
            <text:p>71.241498</text:p>
          </table:table-cell>
          <table:table-cell table:style-name="ce2" office:value-type="float" office:value="77.006832" calcext:value-type="float">
            <text:p>77.006832</text:p>
          </table:table-cell>
          <table:table-cell table:style-name="ce2" office:value-type="float" office:value="81.207718" calcext:value-type="float">
            <text:p>81.207718</text:p>
          </table:table-cell>
          <table:table-cell table:style-name="ce2" office:value-type="float" office:value="84.310953" calcext:value-type="float">
            <text:p>84.310953</text:p>
          </table:table-cell>
          <table:table-cell table:style-name="ce2" office:value-type="float" office:value="86.700808" calcext:value-type="float">
            <text:p>86.700808</text:p>
          </table:table-cell>
          <table:table-cell table:style-name="ce2" office:value-type="float" office:value="88.656875" calcext:value-type="float">
            <text:p>88.656875</text:p>
          </table:table-cell>
          <table:table-cell table:style-name="ce2" office:value-type="float" office:value="90.22494" calcext:value-type="float">
            <text:p>90.22494</text:p>
          </table:table-cell>
          <table:table-cell table:style-name="ce2" office:value-type="float" office:value="91.534464" calcext:value-type="float">
            <text:p>91.534464</text:p>
          </table:table-cell>
          <table:table-cell table:style-name="ce2" office:value-type="float" office:value="92.598538" calcext:value-type="float">
            <text:p>92.598538</text:p>
          </table:table-cell>
          <table:table-cell table:style-name="ce2" office:value-type="float" office:value="93.528228" calcext:value-type="float">
            <text:p>93.528228</text:p>
          </table:table-cell>
          <table:table-cell table:style-name="ce2" office:value-type="float" office:value="94.268088" calcext:value-type="float">
            <text:p>94.26808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er</text:p>
          </table:table-cell>
          <table:table-cell table:style-name="ce2" office:value-type="float" office:value="6.702569" calcext:value-type="float">
            <text:p>6.702569</text:p>
          </table:table-cell>
          <table:table-cell table:style-name="ce2" office:value-type="float" office:value="7.511326" calcext:value-type="float">
            <text:p>7.511326</text:p>
          </table:table-cell>
          <table:table-cell table:style-name="ce2" office:value-type="float" office:value="12.769466" calcext:value-type="float">
            <text:p>12.769466</text:p>
          </table:table-cell>
          <table:table-cell table:style-name="ce2" office:value-type="float" office:value="26.024179" calcext:value-type="float">
            <text:p>26.024179</text:p>
          </table:table-cell>
          <table:table-cell table:style-name="ce2" office:value-type="float" office:value="38.148705" calcext:value-type="float">
            <text:p>38.148705</text:p>
          </table:table-cell>
          <table:table-cell table:style-name="ce2" office:value-type="float" office:value="46.71924" calcext:value-type="float">
            <text:p>46.71924</text:p>
          </table:table-cell>
          <table:table-cell table:style-name="ce2" office:value-type="float" office:value="54.585385" calcext:value-type="float">
            <text:p>54.585385</text:p>
          </table:table-cell>
          <table:table-cell table:style-name="ce2" office:value-type="float" office:value="60.828891" calcext:value-type="float">
            <text:p>60.828891</text:p>
          </table:table-cell>
          <table:table-cell table:style-name="ce2" office:value-type="float" office:value="65.874531" calcext:value-type="float">
            <text:p>65.874531</text:p>
          </table:table-cell>
          <table:table-cell table:style-name="ce2" office:value-type="float" office:value="69.940108" calcext:value-type="float">
            <text:p>69.940108</text:p>
          </table:table-cell>
          <table:table-cell table:style-name="ce2" office:value-type="float" office:value="76.189906" calcext:value-type="float">
            <text:p>76.189906</text:p>
          </table:table-cell>
          <table:table-cell table:style-name="ce2" office:value-type="float" office:value="80.526537" calcext:value-type="float">
            <text:p>80.526537</text:p>
          </table:table-cell>
          <table:table-cell table:style-name="ce2" office:value-type="float" office:value="83.904727" calcext:value-type="float">
            <text:p>83.904727</text:p>
          </table:table-cell>
          <table:table-cell table:style-name="ce2" office:value-type="float" office:value="86.424254" calcext:value-type="float">
            <text:p>86.424254</text:p>
          </table:table-cell>
          <table:table-cell table:style-name="ce2" office:value-type="float" office:value="88.498707" calcext:value-type="float">
            <text:p>88.498707</text:p>
          </table:table-cell>
          <table:table-cell table:style-name="ce2" office:value-type="float" office:value="90.147694" calcext:value-type="float">
            <text:p>90.147694</text:p>
          </table:table-cell>
          <table:table-cell table:style-name="ce2" office:value-type="float" office:value="91.478205" calcext:value-type="float">
            <text:p>91.478205</text:p>
          </table:table-cell>
          <table:table-cell table:style-name="ce2" office:value-type="float" office:value="92.620337" calcext:value-type="float">
            <text:p>92.620337</text:p>
          </table:table-cell>
          <table:table-cell table:style-name="ce2" office:value-type="float" office:value="93.570637" calcext:value-type="float">
            <text:p>93.570637</text:p>
          </table:table-cell>
          <table:table-cell table:style-name="ce2" office:value-type="float" office:value="94.356257" calcext:value-type="float">
            <text:p>94.35625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slow</text:p>
          </table:table-cell>
          <table:table-cell table:style-name="ce2" office:value-type="float" office:value="8.253123" calcext:value-type="float">
            <text:p>8.253123</text:p>
          </table:table-cell>
          <table:table-cell table:style-name="ce2" office:value-type="float" office:value="8.707857" calcext:value-type="float">
            <text:p>8.707857</text:p>
          </table:table-cell>
          <table:table-cell table:style-name="ce2" office:value-type="float" office:value="11.726353" calcext:value-type="float">
            <text:p>11.726353</text:p>
          </table:table-cell>
          <table:table-cell table:style-name="ce2" office:value-type="float" office:value="28.225524" calcext:value-type="float">
            <text:p>28.225524</text:p>
          </table:table-cell>
          <table:table-cell table:style-name="ce2" office:value-type="float" office:value="41.871679" calcext:value-type="float">
            <text:p>41.871679</text:p>
          </table:table-cell>
          <table:table-cell table:style-name="ce2" office:value-type="float" office:value="51.193894" calcext:value-type="float">
            <text:p>51.193894</text:p>
          </table:table-cell>
          <table:table-cell table:style-name="ce2" office:value-type="float" office:value="58.821801" calcext:value-type="float">
            <text:p>58.821801</text:p>
          </table:table-cell>
          <table:table-cell table:style-name="ce2" office:value-type="float" office:value="64.574943" calcext:value-type="float">
            <text:p>64.574943</text:p>
          </table:table-cell>
          <table:table-cell table:style-name="ce2" office:value-type="float" office:value="69.053981" calcext:value-type="float">
            <text:p>69.053981</text:p>
          </table:table-cell>
          <table:table-cell table:style-name="ce2" office:value-type="float" office:value="72.897287" calcext:value-type="float">
            <text:p>72.897287</text:p>
          </table:table-cell>
          <table:table-cell table:style-name="ce2" office:value-type="float" office:value="78.37477" calcext:value-type="float">
            <text:p>78.37477</text:p>
          </table:table-cell>
          <table:table-cell table:style-name="ce2" office:value-type="float" office:value="82.367682" calcext:value-type="float">
            <text:p>82.367682</text:p>
          </table:table-cell>
          <table:table-cell table:style-name="ce2" office:value-type="float" office:value="85.418085" calcext:value-type="float">
            <text:p>85.418085</text:p>
          </table:table-cell>
          <table:table-cell table:style-name="ce2" office:value-type="float" office:value="87.761357" calcext:value-type="float">
            <text:p>87.761357</text:p>
          </table:table-cell>
          <table:table-cell table:style-name="ce2" office:value-type="float" office:value="89.657943" calcext:value-type="float">
            <text:p>89.657943</text:p>
          </table:table-cell>
          <table:table-cell table:style-name="ce2" office:value-type="float" office:value="91.134573" calcext:value-type="float">
            <text:p>91.134573</text:p>
          </table:table-cell>
          <table:table-cell table:style-name="ce2" office:value-type="float" office:value="92.399409" calcext:value-type="float">
            <text:p>92.399409</text:p>
          </table:table-cell>
          <table:table-cell table:style-name="ce2" office:value-type="float" office:value="93.420207" calcext:value-type="float">
            <text:p>93.420207</text:p>
          </table:table-cell>
          <table:table-cell table:style-name="ce2" office:value-type="float" office:value="94.270767" calcext:value-type="float">
            <text:p>94.270767</text:p>
          </table:table-cell>
          <table:table-cell table:style-name="ce2" office:value-type="float" office:value="94.984919" calcext:value-type="float">
            <text:p>94.98491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acebo</text:p>
          </table:table-cell>
          <table:table-cell table:style-name="ce2" office:value-type="float" office:value="1.86648" calcext:value-type="float">
            <text:p>1.86648</text:p>
          </table:table-cell>
          <table:table-cell table:style-name="ce2" office:value-type="float" office:value="3.438194" calcext:value-type="float">
            <text:p>3.438194</text:p>
          </table:table-cell>
          <table:table-cell table:style-name="ce2" office:value-type="float" office:value="8.13148" calcext:value-type="float">
            <text:p>8.13148</text:p>
          </table:table-cell>
          <table:table-cell table:style-name="ce2" office:value-type="float" office:value="19.133845" calcext:value-type="float">
            <text:p>19.133845</text:p>
          </table:table-cell>
          <table:table-cell table:style-name="ce2" office:value-type="float" office:value="34.666714" calcext:value-type="float">
            <text:p>34.666714</text:p>
          </table:table-cell>
          <table:table-cell table:style-name="ce2" office:value-type="float" office:value="45.635413" calcext:value-type="float">
            <text:p>45.635413</text:p>
          </table:table-cell>
          <table:table-cell table:style-name="ce2" office:value-type="float" office:value="54.23196" calcext:value-type="float">
            <text:p>54.23196</text:p>
          </table:table-cell>
          <table:table-cell table:style-name="ce2" office:value-type="float" office:value="61.049713" calcext:value-type="float">
            <text:p>61.049713</text:p>
          </table:table-cell>
          <table:table-cell table:style-name="ce2" office:value-type="float" office:value="66.228469" calcext:value-type="float">
            <text:p>66.228469</text:p>
          </table:table-cell>
          <table:table-cell table:style-name="ce2" office:value-type="float" office:value="70.533323" calcext:value-type="float">
            <text:p>70.533323</text:p>
          </table:table-cell>
          <table:table-cell table:style-name="ce2" office:value-type="float" office:value="76.665547" calcext:value-type="float">
            <text:p>76.665547</text:p>
          </table:table-cell>
          <table:table-cell table:style-name="ce2" office:value-type="float" office:value="81.143494" calcext:value-type="float">
            <text:p>81.143494</text:p>
          </table:table-cell>
          <table:table-cell table:style-name="ce2" office:value-type="float" office:value="84.263016" calcext:value-type="float">
            <text:p>84.263016</text:p>
          </table:table-cell>
          <table:table-cell table:style-name="ce2" office:value-type="float" office:value="86.758994" calcext:value-type="float">
            <text:p>86.758994</text:p>
          </table:table-cell>
          <table:table-cell table:style-name="ce2" office:value-type="float" office:value="88.85233" calcext:value-type="float">
            <text:p>88.85233</text:p>
          </table:table-cell>
          <table:table-cell table:style-name="ce2" office:value-type="float" office:value="90.496355" calcext:value-type="float">
            <text:p>90.496355</text:p>
          </table:table-cell>
          <table:table-cell table:style-name="ce2" office:value-type="float" office:value="91.880704" calcext:value-type="float">
            <text:p>91.880704</text:p>
          </table:table-cell>
          <table:table-cell table:style-name="ce2" office:value-type="float" office:value="92.946544" calcext:value-type="float">
            <text:p>92.946544</text:p>
          </table:table-cell>
          <table:table-cell table:style-name="ce2" office:value-type="float" office:value="93.857656" calcext:value-type="float">
            <text:p>93.857656</text:p>
          </table:table-cell>
          <table:table-cell table:style-name="ce2" office:value-type="float" office:value="94.643475" calcext:value-type="float">
            <text:p>94.643475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ntel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ultrafast</text:p>
          </table:table-cell>
          <table:table-cell table:style-name="ce2" office:value-type="float" office:value="97.0014" calcext:value-type="float">
            <text:p>97.0014</text:p>
          </table:table-cell>
          <table:table-cell table:style-name="ce2" office:value-type="float" office:value="74.3195" calcext:value-type="float">
            <text:p>74.3195</text:p>
          </table:table-cell>
          <table:table-cell table:style-name="ce2" office:value-type="float" office:value="59.1833" calcext:value-type="float">
            <text:p>59.1833</text:p>
          </table:table-cell>
          <table:table-cell table:style-name="ce2" office:value-type="float" office:value="59.2154" calcext:value-type="float">
            <text:p>59.2154</text:p>
          </table:table-cell>
          <table:table-cell table:style-name="ce2" office:value-type="float" office:value="59.009" calcext:value-type="float">
            <text:p>59.009</text:p>
          </table:table-cell>
          <table:table-cell table:style-name="ce2" office:value-type="float" office:value="59.1468" calcext:value-type="float">
            <text:p>59.1468</text:p>
          </table:table-cell>
          <table:table-cell table:style-name="ce2" office:value-type="float" office:value="59.8001" calcext:value-type="float">
            <text:p>59.8001</text:p>
          </table:table-cell>
          <table:table-cell table:style-name="ce2" office:value-type="float" office:value="60.1283" calcext:value-type="float">
            <text:p>60.1283</text:p>
          </table:table-cell>
          <table:table-cell table:style-name="ce2" office:value-type="float" office:value="60.4694" calcext:value-type="float">
            <text:p>60.4694</text:p>
          </table:table-cell>
          <table:table-cell table:style-name="ce2" office:value-type="float" office:value="75.8689" calcext:value-type="float">
            <text:p>75.8689</text:p>
          </table:table-cell>
          <table:table-cell table:style-name="ce2" office:value-type="float" office:value="76.3921" calcext:value-type="float">
            <text:p>76.3921</text:p>
          </table:table-cell>
          <table:table-cell table:style-name="ce2" office:value-type="float" office:value="76.3804" calcext:value-type="float">
            <text:p>76.3804</text:p>
          </table:table-cell>
          <table:table-cell table:style-name="ce2" office:value-type="float" office:value="76.7948" calcext:value-type="float">
            <text:p>76.7948</text:p>
          </table:table-cell>
          <table:table-cell table:style-name="ce2" office:value-type="float" office:value="76.5755" calcext:value-type="float">
            <text:p>76.5755</text:p>
          </table:table-cell>
          <table:table-cell table:style-name="ce2" office:value-type="float" office:value="76.9967" calcext:value-type="float">
            <text:p>76.9967</text:p>
          </table:table-cell>
          <table:table-cell table:style-name="ce2" office:value-type="float" office:value="77.0845" calcext:value-type="float">
            <text:p>77.0845</text:p>
          </table:table-cell>
          <table:table-cell table:style-name="ce2" office:value-type="float" office:value="77.097" calcext:value-type="float">
            <text:p>77.097</text:p>
          </table:table-cell>
          <table:table-cell table:style-name="ce2" office:value-type="float" office:value="77.1483" calcext:value-type="float">
            <text:p>77.1483</text:p>
          </table:table-cell>
          <table:table-cell table:style-name="ce2" office:value-type="float" office:value="77.2006" calcext:value-type="float">
            <text:p>77.2006</text:p>
          </table:table-cell>
          <table:table-cell table:style-name="ce2" office:value-type="float" office:value="77.6958" calcext:value-type="float">
            <text:p>77.695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uperfast</text:p>
          </table:table-cell>
          <table:table-cell table:style-name="ce2" office:value-type="float" office:value="155.0763" calcext:value-type="float">
            <text:p>155.0763</text:p>
          </table:table-cell>
          <table:table-cell table:style-name="ce2" office:value-type="float" office:value="159.9346" calcext:value-type="float">
            <text:p>159.9346</text:p>
          </table:table-cell>
          <table:table-cell table:style-name="ce2" office:value-type="float" office:value="163.7141" calcext:value-type="float">
            <text:p>163.7141</text:p>
          </table:table-cell>
          <table:table-cell table:style-name="ce2" office:value-type="float" office:value="166.559" calcext:value-type="float">
            <text:p>166.559</text:p>
          </table:table-cell>
          <table:table-cell table:style-name="ce2" office:value-type="float" office:value="169.3168" calcext:value-type="float">
            <text:p>169.3168</text:p>
          </table:table-cell>
          <table:table-cell table:style-name="ce2" office:value-type="float" office:value="171.8611" calcext:value-type="float">
            <text:p>171.8611</text:p>
          </table:table-cell>
          <table:table-cell table:style-name="ce2" office:value-type="float" office:value="174.3066" calcext:value-type="float">
            <text:p>174.3066</text:p>
          </table:table-cell>
          <table:table-cell table:style-name="ce2" office:value-type="float" office:value="176.6638" calcext:value-type="float">
            <text:p>176.6638</text:p>
          </table:table-cell>
          <table:table-cell table:style-name="ce2" office:value-type="float" office:value="179.0775" calcext:value-type="float">
            <text:p>179.0775</text:p>
          </table:table-cell>
          <table:table-cell table:style-name="ce2" office:value-type="float" office:value="181.0088" calcext:value-type="float">
            <text:p>181.0088</text:p>
          </table:table-cell>
          <table:table-cell table:style-name="ce2" office:value-type="float" office:value="184.727" calcext:value-type="float">
            <text:p>184.727</text:p>
          </table:table-cell>
          <table:table-cell table:style-name="ce2" office:value-type="float" office:value="188.6204" calcext:value-type="float">
            <text:p>188.6204</text:p>
          </table:table-cell>
          <table:table-cell table:style-name="ce2" office:value-type="float" office:value="191.8035" calcext:value-type="float">
            <text:p>191.8035</text:p>
          </table:table-cell>
          <table:table-cell table:style-name="ce2" office:value-type="float" office:value="194.5537" calcext:value-type="float">
            <text:p>194.5537</text:p>
          </table:table-cell>
          <table:table-cell table:style-name="ce2" office:value-type="float" office:value="197.1712" calcext:value-type="float">
            <text:p>197.1712</text:p>
          </table:table-cell>
          <table:table-cell table:style-name="ce2" office:value-type="float" office:value="199.7882" calcext:value-type="float">
            <text:p>199.7882</text:p>
          </table:table-cell>
          <table:table-cell table:style-name="ce2" office:value-type="float" office:value="202.3594" calcext:value-type="float">
            <text:p>202.3594</text:p>
          </table:table-cell>
          <table:table-cell table:style-name="ce2" office:value-type="float" office:value="204.6245" calcext:value-type="float">
            <text:p>204.6245</text:p>
          </table:table-cell>
          <table:table-cell table:style-name="ce2" office:value-type="float" office:value="206.5529" calcext:value-type="float">
            <text:p>206.5529</text:p>
          </table:table-cell>
          <table:table-cell table:style-name="ce2" office:value-type="float" office:value="209.2232" calcext:value-type="float">
            <text:p>209.223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fast</text:p>
          </table:table-cell>
          <table:table-cell table:style-name="ce2" office:value-type="float" office:value="238.6367" calcext:value-type="float">
            <text:p>238.6367</text:p>
          </table:table-cell>
          <table:table-cell table:style-name="ce2" office:value-type="float" office:value="255.8101" calcext:value-type="float">
            <text:p>255.8101</text:p>
          </table:table-cell>
          <table:table-cell table:style-name="ce2" office:value-type="float" office:value="268.5148" calcext:value-type="float">
            <text:p>268.5148</text:p>
          </table:table-cell>
          <table:table-cell table:style-name="ce2" office:value-type="float" office:value="285.9714" calcext:value-type="float">
            <text:p>285.9714</text:p>
          </table:table-cell>
          <table:table-cell table:style-name="ce2" office:value-type="float" office:value="277.7141" calcext:value-type="float">
            <text:p>277.7141</text:p>
          </table:table-cell>
          <table:table-cell table:style-name="ce2" office:value-type="float" office:value="283.8331" calcext:value-type="float">
            <text:p>283.8331</text:p>
          </table:table-cell>
          <table:table-cell table:style-name="ce2" office:value-type="float" office:value="287.4837" calcext:value-type="float">
            <text:p>287.4837</text:p>
          </table:table-cell>
          <table:table-cell table:style-name="ce2" office:value-type="float" office:value="291.7039" calcext:value-type="float">
            <text:p>291.7039</text:p>
          </table:table-cell>
          <table:table-cell table:style-name="ce2" office:value-type="float" office:value="299.7228" calcext:value-type="float">
            <text:p>299.7228</text:p>
          </table:table-cell>
          <table:table-cell table:style-name="ce2" office:value-type="float" office:value="306.18" calcext:value-type="float">
            <text:p>306.18</text:p>
          </table:table-cell>
          <table:table-cell table:style-name="ce2" office:value-type="float" office:value="305.6957" calcext:value-type="float">
            <text:p>305.6957</text:p>
          </table:table-cell>
          <table:table-cell table:style-name="ce2" office:value-type="float" office:value="321.3399" calcext:value-type="float">
            <text:p>321.3399</text:p>
          </table:table-cell>
          <table:table-cell table:style-name="ce2" office:value-type="float" office:value="327.4343" calcext:value-type="float">
            <text:p>327.4343</text:p>
          </table:table-cell>
          <table:table-cell table:style-name="ce2" office:value-type="float" office:value="348.5611" calcext:value-type="float">
            <text:p>348.5611</text:p>
          </table:table-cell>
          <table:table-cell table:style-name="ce2" office:value-type="float" office:value="348.581" calcext:value-type="float">
            <text:p>348.581</text:p>
          </table:table-cell>
          <table:table-cell table:style-name="ce2" office:value-type="float" office:value="364.8719" calcext:value-type="float">
            <text:p>364.8719</text:p>
          </table:table-cell>
          <table:table-cell table:style-name="ce2" office:value-type="float" office:value="372.1806" calcext:value-type="float">
            <text:p>372.1806</text:p>
          </table:table-cell>
          <table:table-cell table:style-name="ce2" office:value-type="float" office:value="366.812" calcext:value-type="float">
            <text:p>366.812</text:p>
          </table:table-cell>
          <table:table-cell table:style-name="ce2" office:value-type="float" office:value="388.0257" calcext:value-type="float">
            <text:p>388.0257</text:p>
          </table:table-cell>
          <table:table-cell table:style-name="ce2" office:value-type="float" office:value="384.7352" calcext:value-type="float">
            <text:p>384.735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er</text:p>
          </table:table-cell>
          <table:table-cell table:style-name="ce2" office:value-type="float" office:value="402.4933" calcext:value-type="float">
            <text:p>402.4933</text:p>
          </table:table-cell>
          <table:table-cell table:style-name="ce2" office:value-type="float" office:value="391.5707" calcext:value-type="float">
            <text:p>391.5707</text:p>
          </table:table-cell>
          <table:table-cell table:style-name="ce2" office:value-type="float" office:value="412.1679" calcext:value-type="float">
            <text:p>412.1679</text:p>
          </table:table-cell>
          <table:table-cell table:style-name="ce2" office:value-type="float" office:value="428.423" calcext:value-type="float">
            <text:p>428.423</text:p>
          </table:table-cell>
          <table:table-cell table:style-name="ce2" office:value-type="float" office:value="433.4328" calcext:value-type="float">
            <text:p>433.4328</text:p>
          </table:table-cell>
          <table:table-cell table:style-name="ce2" office:value-type="float" office:value="453.8971" calcext:value-type="float">
            <text:p>453.8971</text:p>
          </table:table-cell>
          <table:table-cell table:style-name="ce2" office:value-type="float" office:value="475.095" calcext:value-type="float">
            <text:p>475.095</text:p>
          </table:table-cell>
          <table:table-cell table:style-name="ce2" office:value-type="float" office:value="477.2504" calcext:value-type="float">
            <text:p>477.2504</text:p>
          </table:table-cell>
          <table:table-cell table:style-name="ce2" office:value-type="float" office:value="489.6038" calcext:value-type="float">
            <text:p>489.6038</text:p>
          </table:table-cell>
          <table:table-cell table:style-name="ce2" office:value-type="float" office:value="510.4046" calcext:value-type="float">
            <text:p>510.4046</text:p>
          </table:table-cell>
          <table:table-cell table:style-name="ce2" office:value-type="float" office:value="525.786" calcext:value-type="float">
            <text:p>525.786</text:p>
          </table:table-cell>
          <table:table-cell table:style-name="ce2" office:value-type="float" office:value="531.9787" calcext:value-type="float">
            <text:p>531.9787</text:p>
          </table:table-cell>
          <table:table-cell table:style-name="ce2" office:value-type="float" office:value="561.285" calcext:value-type="float">
            <text:p>561.285</text:p>
          </table:table-cell>
          <table:table-cell table:style-name="ce2" office:value-type="float" office:value="562.8406" calcext:value-type="float">
            <text:p>562.8406</text:p>
          </table:table-cell>
          <table:table-cell table:style-name="ce2" office:value-type="float" office:value="577.9605" calcext:value-type="float">
            <text:p>577.9605</text:p>
          </table:table-cell>
          <table:table-cell table:style-name="ce2" office:value-type="float" office:value="600.4718" calcext:value-type="float">
            <text:p>600.4718</text:p>
          </table:table-cell>
          <table:table-cell table:style-name="ce2" office:value-type="float" office:value="604.7589" calcext:value-type="float">
            <text:p>604.7589</text:p>
          </table:table-cell>
          <table:table-cell table:style-name="ce2" office:value-type="float" office:value="606.7552" calcext:value-type="float">
            <text:p>606.7552</text:p>
          </table:table-cell>
          <table:table-cell table:style-name="ce2" office:value-type="float" office:value="622.137" calcext:value-type="float">
            <text:p>622.137</text:p>
          </table:table-cell>
          <table:table-cell table:style-name="ce2" office:value-type="float" office:value="631.8614" calcext:value-type="float">
            <text:p>631.861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</text:p>
          </table:table-cell>
          <table:table-cell table:style-name="ce2" office:value-type="float" office:value="443.1851" calcext:value-type="float">
            <text:p>443.1851</text:p>
          </table:table-cell>
          <table:table-cell table:style-name="ce2" office:value-type="float" office:value="446.0285" calcext:value-type="float">
            <text:p>446.0285</text:p>
          </table:table-cell>
          <table:table-cell table:style-name="ce2" office:value-type="float" office:value="483.2757" calcext:value-type="float">
            <text:p>483.2757</text:p>
          </table:table-cell>
          <table:table-cell table:style-name="ce2" office:value-type="float" office:value="500.6834" calcext:value-type="float">
            <text:p>500.6834</text:p>
          </table:table-cell>
          <table:table-cell table:style-name="ce2" office:value-type="float" office:value="519.7994" calcext:value-type="float">
            <text:p>519.7994</text:p>
          </table:table-cell>
          <table:table-cell table:style-name="ce2" office:value-type="float" office:value="541.1486" calcext:value-type="float">
            <text:p>541.1486</text:p>
          </table:table-cell>
          <table:table-cell table:style-name="ce2" office:value-type="float" office:value="563.405" calcext:value-type="float">
            <text:p>563.405</text:p>
          </table:table-cell>
          <table:table-cell table:style-name="ce2" office:value-type="float" office:value="586.866" calcext:value-type="float">
            <text:p>586.866</text:p>
          </table:table-cell>
          <table:table-cell table:style-name="ce2" office:value-type="float" office:value="593.7697" calcext:value-type="float">
            <text:p>593.7697</text:p>
          </table:table-cell>
          <table:table-cell table:style-name="ce2" office:value-type="float" office:value="610.7256" calcext:value-type="float">
            <text:p>610.7256</text:p>
          </table:table-cell>
          <table:table-cell table:style-name="ce2" office:value-type="float" office:value="639.7449" calcext:value-type="float">
            <text:p>639.7449</text:p>
          </table:table-cell>
          <table:table-cell table:style-name="ce2" office:value-type="float" office:value="657.2899" calcext:value-type="float">
            <text:p>657.2899</text:p>
          </table:table-cell>
          <table:table-cell table:style-name="ce2" office:value-type="float" office:value="694.6745" calcext:value-type="float">
            <text:p>694.6745</text:p>
          </table:table-cell>
          <table:table-cell table:style-name="ce2" office:value-type="float" office:value="705.7693" calcext:value-type="float">
            <text:p>705.7693</text:p>
          </table:table-cell>
          <table:table-cell table:style-name="ce2" office:value-type="float" office:value="737.7424" calcext:value-type="float">
            <text:p>737.7424</text:p>
          </table:table-cell>
          <table:table-cell table:style-name="ce2" office:value-type="float" office:value="752.0216" calcext:value-type="float">
            <text:p>752.0216</text:p>
          </table:table-cell>
          <table:table-cell table:style-name="ce2" office:value-type="float" office:value="789.7448" calcext:value-type="float">
            <text:p>789.7448</text:p>
          </table:table-cell>
          <table:table-cell table:style-name="ce2" office:value-type="float" office:value="814.6339" calcext:value-type="float">
            <text:p>814.6339</text:p>
          </table:table-cell>
          <table:table-cell table:style-name="ce2" office:value-type="float" office:value="816.8235" calcext:value-type="float">
            <text:p>816.8235</text:p>
          </table:table-cell>
          <table:table-cell table:style-name="ce2" office:value-type="float" office:value="871.2276" calcext:value-type="float">
            <text:p>871.227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edium</text:p>
          </table:table-cell>
          <table:table-cell table:style-name="ce2" office:value-type="float" office:value="432.8088" calcext:value-type="float">
            <text:p>432.8088</text:p>
          </table:table-cell>
          <table:table-cell table:style-name="ce2" office:value-type="float" office:value="469.9875" calcext:value-type="float">
            <text:p>469.9875</text:p>
          </table:table-cell>
          <table:table-cell table:style-name="ce2" office:value-type="float" office:value="554.1546" calcext:value-type="float">
            <text:p>554.1546</text:p>
          </table:table-cell>
          <table:table-cell table:style-name="ce2" office:value-type="float" office:value="586.3686" calcext:value-type="float">
            <text:p>586.3686</text:p>
          </table:table-cell>
          <table:table-cell table:style-name="ce2" office:value-type="float" office:value="626.2968" calcext:value-type="float">
            <text:p>626.2968</text:p>
          </table:table-cell>
          <table:table-cell table:style-name="ce2" office:value-type="float" office:value="648.1357" calcext:value-type="float">
            <text:p>648.1357</text:p>
          </table:table-cell>
          <table:table-cell table:style-name="ce2" office:value-type="float" office:value="671.6605" calcext:value-type="float">
            <text:p>671.6605</text:p>
          </table:table-cell>
          <table:table-cell table:style-name="ce2" office:value-type="float" office:value="679.8076" calcext:value-type="float">
            <text:p>679.8076</text:p>
          </table:table-cell>
          <table:table-cell table:style-name="ce2" office:value-type="float" office:value="714.0094" calcext:value-type="float">
            <text:p>714.0094</text:p>
          </table:table-cell>
          <table:table-cell table:style-name="ce2" office:value-type="float" office:value="730.018" calcext:value-type="float">
            <text:p>730.018</text:p>
          </table:table-cell>
          <table:table-cell table:style-name="ce2" office:value-type="float" office:value="776.0633" calcext:value-type="float">
            <text:p>776.0633</text:p>
          </table:table-cell>
          <table:table-cell table:style-name="ce2" office:value-type="float" office:value="811.9906" calcext:value-type="float">
            <text:p>811.9906</text:p>
          </table:table-cell>
          <table:table-cell table:style-name="ce2" office:value-type="float" office:value="848.0526" calcext:value-type="float">
            <text:p>848.0526</text:p>
          </table:table-cell>
          <table:table-cell table:style-name="ce2" office:value-type="float" office:value="870.775" calcext:value-type="float">
            <text:p>870.775</text:p>
          </table:table-cell>
          <table:table-cell table:style-name="ce2" office:value-type="float" office:value="915.6785" calcext:value-type="float">
            <text:p>915.6785</text:p>
          </table:table-cell>
          <table:table-cell table:style-name="ce2" office:value-type="float" office:value="943.6264" calcext:value-type="float">
            <text:p>943.6264</text:p>
          </table:table-cell>
          <table:table-cell table:style-name="ce2" office:value-type="float" office:value="972.2362" calcext:value-type="float">
            <text:p>972.2362</text:p>
          </table:table-cell>
          <table:table-cell table:style-name="ce2" office:value-type="float" office:value="982.372" calcext:value-type="float">
            <text:p>982.372</text:p>
          </table:table-cell>
          <table:table-cell table:style-name="ce2" office:value-type="float" office:value="1024.8715" calcext:value-type="float">
            <text:p>1024.8715</text:p>
          </table:table-cell>
          <table:table-cell table:style-name="ce2" office:value-type="float" office:value="1043.3347" calcext:value-type="float">
            <text:p>1043.334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</text:p>
          </table:table-cell>
          <table:table-cell table:style-name="ce2" office:value-type="float" office:value="518.3521" calcext:value-type="float">
            <text:p>518.3521</text:p>
          </table:table-cell>
          <table:table-cell table:style-name="ce2" office:value-type="float" office:value="558.2832" calcext:value-type="float">
            <text:p>558.2832</text:p>
          </table:table-cell>
          <table:table-cell table:style-name="ce2" office:value-type="float" office:value="677.2329" calcext:value-type="float">
            <text:p>677.2329</text:p>
          </table:table-cell>
          <table:table-cell table:style-name="ce2" office:value-type="float" office:value="727.6621" calcext:value-type="float">
            <text:p>727.6621</text:p>
          </table:table-cell>
          <table:table-cell table:style-name="ce2" office:value-type="float" office:value="790.8682" calcext:value-type="float">
            <text:p>790.8682</text:p>
          </table:table-cell>
          <table:table-cell table:style-name="ce2" office:value-type="float" office:value="841.3521" calcext:value-type="float">
            <text:p>841.3521</text:p>
          </table:table-cell>
          <table:table-cell table:style-name="ce2" office:value-type="float" office:value="879.8817" calcext:value-type="float">
            <text:p>879.8817</text:p>
          </table:table-cell>
          <table:table-cell table:style-name="ce2" office:value-type="float" office:value="929.9367" calcext:value-type="float">
            <text:p>929.9367</text:p>
          </table:table-cell>
          <table:table-cell table:style-name="ce2" office:value-type="float" office:value="962.9444" calcext:value-type="float">
            <text:p>962.9444</text:p>
          </table:table-cell>
          <table:table-cell table:style-name="ce2" office:value-type="float" office:value="1013.2521" calcext:value-type="float">
            <text:p>1013.2521</text:p>
          </table:table-cell>
          <table:table-cell table:style-name="ce2" office:value-type="float" office:value="1075.7339" calcext:value-type="float">
            <text:p>1075.7339</text:p>
          </table:table-cell>
          <table:table-cell table:style-name="ce2" office:value-type="float" office:value="1137.5989" calcext:value-type="float">
            <text:p>1137.5989</text:p>
          </table:table-cell>
          <table:table-cell table:style-name="ce2" office:value-type="float" office:value="1192.2009" calcext:value-type="float">
            <text:p>1192.2009</text:p>
          </table:table-cell>
          <table:table-cell table:style-name="ce2" office:value-type="float" office:value="1234.3574" calcext:value-type="float">
            <text:p>1234.3574</text:p>
          </table:table-cell>
          <table:table-cell table:style-name="ce2" office:value-type="float" office:value="1288.9015" calcext:value-type="float">
            <text:p>1288.9015</text:p>
          </table:table-cell>
          <table:table-cell table:style-name="ce2" office:value-type="float" office:value="1341.1932" calcext:value-type="float">
            <text:p>1341.1932</text:p>
          </table:table-cell>
          <table:table-cell table:style-name="ce2" office:value-type="float" office:value="1415.8255" calcext:value-type="float">
            <text:p>1415.8255</text:p>
          </table:table-cell>
          <table:table-cell table:style-name="ce2" office:value-type="float" office:value="1451.1293" calcext:value-type="float">
            <text:p>1451.1293</text:p>
          </table:table-cell>
          <table:table-cell table:style-name="ce2" office:value-type="float" office:value="1500.692" calcext:value-type="float">
            <text:p>1500.692</text:p>
          </table:table-cell>
          <table:table-cell table:style-name="ce2" office:value-type="float" office:value="1573.9296" calcext:value-type="float">
            <text:p>1573.929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er</text:p>
          </table:table-cell>
          <table:table-cell table:style-name="ce2" office:value-type="float" office:value="1165.5707" calcext:value-type="float">
            <text:p>1165.5707</text:p>
          </table:table-cell>
          <table:table-cell table:style-name="ce2" office:value-type="float" office:value="1217.3343" calcext:value-type="float">
            <text:p>1217.3343</text:p>
          </table:table-cell>
          <table:table-cell table:style-name="ce2" office:value-type="float" office:value="1643.4431" calcext:value-type="float">
            <text:p>1643.4431</text:p>
          </table:table-cell>
          <table:table-cell table:style-name="ce2" office:value-type="float" office:value="1888.6419" calcext:value-type="float">
            <text:p>1888.6419</text:p>
          </table:table-cell>
          <table:table-cell table:style-name="ce2" office:value-type="float" office:value="1932.9577" calcext:value-type="float">
            <text:p>1932.9577</text:p>
          </table:table-cell>
          <table:table-cell table:style-name="ce2" office:value-type="float" office:value="2045.8468" calcext:value-type="float">
            <text:p>2045.8468</text:p>
          </table:table-cell>
          <table:table-cell table:style-name="ce2" office:value-type="float" office:value="2124.9879" calcext:value-type="float">
            <text:p>2124.9879</text:p>
          </table:table-cell>
          <table:table-cell table:style-name="ce2" office:value-type="float" office:value="2205.8855" calcext:value-type="float">
            <text:p>2205.8855</text:p>
          </table:table-cell>
          <table:table-cell table:style-name="ce2" office:value-type="float" office:value="2281.5632" calcext:value-type="float">
            <text:p>2281.5632</text:p>
          </table:table-cell>
          <table:table-cell table:style-name="ce2" office:value-type="float" office:value="2375.0413" calcext:value-type="float">
            <text:p>2375.0413</text:p>
          </table:table-cell>
          <table:table-cell table:style-name="ce2" office:value-type="float" office:value="2437.8016" calcext:value-type="float">
            <text:p>2437.8016</text:p>
          </table:table-cell>
          <table:table-cell table:style-name="ce2" office:value-type="float" office:value="2540.5737" calcext:value-type="float">
            <text:p>2540.5737</text:p>
          </table:table-cell>
          <table:table-cell table:style-name="ce2" office:value-type="float" office:value="2625.0844" calcext:value-type="float">
            <text:p>2625.0844</text:p>
          </table:table-cell>
          <table:table-cell table:style-name="ce2" office:value-type="float" office:value="2683.6415" calcext:value-type="float">
            <text:p>2683.6415</text:p>
          </table:table-cell>
          <table:table-cell table:style-name="ce2" office:value-type="float" office:value="2763.2935" calcext:value-type="float">
            <text:p>2763.2935</text:p>
          </table:table-cell>
          <table:table-cell table:style-name="ce2" office:value-type="float" office:value="2852.0117" calcext:value-type="float">
            <text:p>2852.0117</text:p>
          </table:table-cell>
          <table:table-cell table:style-name="ce2" office:value-type="float" office:value="2924.3047" calcext:value-type="float">
            <text:p>2924.3047</text:p>
          </table:table-cell>
          <table:table-cell table:style-name="ce2" office:value-type="float" office:value="3007.2295" calcext:value-type="float">
            <text:p>3007.2295</text:p>
          </table:table-cell>
          <table:table-cell table:style-name="ce2" office:value-type="float" office:value="3102.0733" calcext:value-type="float">
            <text:p>3102.0733</text:p>
          </table:table-cell>
          <table:table-cell table:style-name="ce2" office:value-type="float" office:value="3362.2026" calcext:value-type="float">
            <text:p>3362.202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slow</text:p>
          </table:table-cell>
          <table:table-cell table:style-name="ce2" office:value-type="float" office:value="2894.8755" calcext:value-type="float">
            <text:p>2894.8755</text:p>
          </table:table-cell>
          <table:table-cell table:style-name="ce2" office:value-type="float" office:value="2963.1222" calcext:value-type="float">
            <text:p>2963.1222</text:p>
          </table:table-cell>
          <table:table-cell table:style-name="ce2" office:value-type="float" office:value="4277.1539" calcext:value-type="float">
            <text:p>4277.1539</text:p>
          </table:table-cell>
          <table:table-cell table:style-name="ce2" office:value-type="float" office:value="4657.0209" calcext:value-type="float">
            <text:p>4657.0209</text:p>
          </table:table-cell>
          <table:table-cell table:style-name="ce2" office:value-type="float" office:value="4996.2657" calcext:value-type="float">
            <text:p>4996.2657</text:p>
          </table:table-cell>
          <table:table-cell table:style-name="ce2" office:value-type="float" office:value="5253.0638" calcext:value-type="float">
            <text:p>5253.0638</text:p>
          </table:table-cell>
          <table:table-cell table:style-name="ce2" office:value-type="float" office:value="5420.1932" calcext:value-type="float">
            <text:p>5420.1932</text:p>
          </table:table-cell>
          <table:table-cell table:style-name="ce2" office:value-type="float" office:value="5567.6378" calcext:value-type="float">
            <text:p>5567.6378</text:p>
          </table:table-cell>
          <table:table-cell table:style-name="ce2" office:value-type="float" office:value="5698.6445" calcext:value-type="float">
            <text:p>5698.6445</text:p>
          </table:table-cell>
          <table:table-cell table:style-name="ce2" office:value-type="float" office:value="5827.5498" calcext:value-type="float">
            <text:p>5827.5498</text:p>
          </table:table-cell>
          <table:table-cell table:style-name="ce2" office:value-type="float" office:value="6023.1499" calcext:value-type="float">
            <text:p>6023.1499</text:p>
          </table:table-cell>
          <table:table-cell table:style-name="ce2" office:value-type="float" office:value="6178.3567" calcext:value-type="float">
            <text:p>6178.3567</text:p>
          </table:table-cell>
          <table:table-cell table:style-name="ce2" office:value-type="float" office:value="6291.128" calcext:value-type="float">
            <text:p>6291.128</text:p>
          </table:table-cell>
          <table:table-cell table:style-name="ce2" office:value-type="float" office:value="6461.0825" calcext:value-type="float">
            <text:p>6461.0825</text:p>
          </table:table-cell>
          <table:table-cell table:style-name="ce2" office:value-type="float" office:value="6656.3667" calcext:value-type="float">
            <text:p>6656.3667</text:p>
          </table:table-cell>
          <table:table-cell table:style-name="ce2" office:value-type="float" office:value="6773.7131" calcext:value-type="float">
            <text:p>6773.7131</text:p>
          </table:table-cell>
          <table:table-cell table:style-name="ce2" office:value-type="float" office:value="6973.8545" calcext:value-type="float">
            <text:p>6973.8545</text:p>
          </table:table-cell>
          <table:table-cell table:style-name="ce2" office:value-type="float" office:value="7162.066" calcext:value-type="float">
            <text:p>7162.066</text:p>
          </table:table-cell>
          <table:table-cell table:style-name="ce2" office:value-type="float" office:value="7328.2405" calcext:value-type="float">
            <text:p>7328.2405</text:p>
          </table:table-cell>
          <table:table-cell table:style-name="ce2" office:value-type="float" office:value="7401.8064" calcext:value-type="float">
            <text:p>7401.806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acebo</text:p>
          </table:table-cell>
          <table:table-cell table:style-name="ce2" office:value-type="float" office:value="9021.4905" calcext:value-type="float">
            <text:p>9021.4905</text:p>
          </table:table-cell>
          <table:table-cell table:style-name="ce2" office:value-type="float" office:value="9278.6702" calcext:value-type="float">
            <text:p>9278.6702</text:p>
          </table:table-cell>
          <table:table-cell table:style-name="ce2" office:value-type="float" office:value="9693.8038" calcext:value-type="float">
            <text:p>9693.8038</text:p>
          </table:table-cell>
          <table:table-cell table:style-name="ce2" office:value-type="float" office:value="10382.886" calcext:value-type="float">
            <text:p>10382.886</text:p>
          </table:table-cell>
          <table:table-cell table:style-name="ce2" office:value-type="float" office:value="12009.7804" calcext:value-type="float">
            <text:p>12009.7804</text:p>
          </table:table-cell>
          <table:table-cell table:style-name="ce2" office:value-type="float" office:value="13495.8548" calcext:value-type="float">
            <text:p>13495.8548</text:p>
          </table:table-cell>
          <table:table-cell table:style-name="ce2" office:value-type="float" office:value="14628.5616" calcext:value-type="float">
            <text:p>14628.5616</text:p>
          </table:table-cell>
          <table:table-cell table:style-name="ce2" office:value-type="float" office:value="15838.3809" calcext:value-type="float">
            <text:p>15838.3809</text:p>
          </table:table-cell>
          <table:table-cell table:style-name="ce2" office:value-type="float" office:value="16759.5721" calcext:value-type="float">
            <text:p>16759.5721</text:p>
          </table:table-cell>
          <table:table-cell table:style-name="ce2" office:value-type="float" office:value="17624.6792" calcext:value-type="float">
            <text:p>17624.6792</text:p>
          </table:table-cell>
          <table:table-cell table:style-name="ce2" office:value-type="float" office:value="18719.8258" calcext:value-type="float">
            <text:p>18719.8258</text:p>
          </table:table-cell>
          <table:table-cell table:style-name="ce2" office:value-type="float" office:value="20110.7548" calcext:value-type="float">
            <text:p>20110.7548</text:p>
          </table:table-cell>
          <table:table-cell table:style-name="ce2" office:value-type="float" office:value="20998.4201" calcext:value-type="float">
            <text:p>20998.4201</text:p>
          </table:table-cell>
          <table:table-cell table:style-name="ce2" office:value-type="float" office:value="21901.9034" calcext:value-type="float">
            <text:p>21901.9034</text:p>
          </table:table-cell>
          <table:table-cell table:style-name="ce2" office:value-type="float" office:value="22625.1492" calcext:value-type="float">
            <text:p>22625.1492</text:p>
          </table:table-cell>
          <table:table-cell table:style-name="ce2" office:value-type="float" office:value="23016.7119" calcext:value-type="float">
            <text:p>23016.7119</text:p>
          </table:table-cell>
          <table:table-cell table:style-name="ce2" office:value-type="float" office:value="23741.4969" calcext:value-type="float">
            <text:p>23741.4969</text:p>
          </table:table-cell>
          <table:table-cell table:style-name="ce2" office:value-type="float" office:value="24223.7105" calcext:value-type="float">
            <text:p>24223.7105</text:p>
          </table:table-cell>
          <table:table-cell table:style-name="ce2" office:value-type="float" office:value="24551.8056" calcext:value-type="float">
            <text:p>24551.8056</text:p>
          </table:table-cell>
          <table:table-cell table:style-name="ce2" office:value-type="float" office:value="25047.939" calcext:value-type="float">
            <text:p>25047.939</text:p>
          </table:table-cell>
          <table:table-cell table:number-columns-repeated="100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pwr ratio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ultrafast</text:p>
          </table:table-cell>
          <table:table-cell table:style-name="ce2" table:formula="of:=[.B28]/[.B40]" office:value-type="float" office:value="0.0403776543431332" calcext:value-type="float">
            <text:p>0.0403776543</text:p>
          </table:table-cell>
          <table:table-cell table:style-name="ce2" table:formula="of:=[.C28]/[.C40]" office:value-type="float" office:value="0.132156930549856" calcext:value-type="float">
            <text:p>0.1321569305</text:p>
          </table:table-cell>
          <table:table-cell table:style-name="ce2" table:formula="of:=[.D28]/[.D40]" office:value-type="float" office:value="0.283723972809897" calcext:value-type="float">
            <text:p>0.2837239728</text:p>
          </table:table-cell>
          <table:table-cell table:style-name="ce2" table:formula="of:=[.E28]/[.E40]" office:value-type="float" office:value="0.432855895594727" calcext:value-type="float">
            <text:p>0.4328558956</text:p>
          </table:table-cell>
          <table:table-cell table:style-name="ce2" table:formula="of:=[.F28]/[.F40]" office:value-type="float" office:value="0.558354437458693" calcext:value-type="float">
            <text:p>0.5583544375</text:p>
          </table:table-cell>
          <table:table-cell table:style-name="ce2" table:formula="of:=[.G28]/[.G40]" office:value-type="float" office:value="0.711445133126391" calcext:value-type="float">
            <text:p>0.7114451331</text:p>
          </table:table-cell>
          <table:table-cell table:style-name="ce2" table:formula="of:=[.H28]/[.H40]" office:value-type="float" office:value="0.848832710982089" calcext:value-type="float">
            <text:p>0.848832711</text:p>
          </table:table-cell>
          <table:table-cell table:style-name="ce2" table:formula="of:=[.I28]/[.I40]" office:value-type="float" office:value="0.940640214341666" calcext:value-type="float">
            <text:p>0.9406402143</text:p>
          </table:table-cell>
          <table:table-cell table:style-name="ce2" table:formula="of:=[.J28]/[.J40]" office:value-type="float" office:value="1.02092056478153" calcext:value-type="float">
            <text:p>1.0209205648</text:p>
          </table:table-cell>
          <table:table-cell table:style-name="ce2" table:formula="of:=[.K28]/[.K40]" office:value-type="float" office:value="0.866370897693258" calcext:value-type="float">
            <text:p>0.8663708977</text:p>
          </table:table-cell>
          <table:table-cell table:style-name="ce2" table:formula="of:=[.L28]/[.L40]" office:value-type="float" office:value="0.941276061268115" calcext:value-type="float">
            <text:p>0.9412760613</text:p>
          </table:table-cell>
          <table:table-cell table:style-name="ce2" table:formula="of:=[.M28]/[.M40]" office:value-type="float" office:value="1.00252511115417" calcext:value-type="float">
            <text:p>1.0025251112</text:p>
          </table:table-cell>
          <table:table-cell table:style-name="ce2" table:formula="of:=[.N28]/[.N40]" office:value-type="float" office:value="1.04262818576258" calcext:value-type="float">
            <text:p>1.0426281858</text:p>
          </table:table-cell>
          <table:table-cell table:style-name="ce2" table:formula="of:=[.O28]/[.O40]" office:value-type="float" office:value="1.08294596835803" calcext:value-type="float">
            <text:p>1.0829459684</text:p>
          </table:table-cell>
          <table:table-cell table:style-name="ce2" table:formula="of:=[.P28]/[.P40]" office:value-type="float" office:value="1.10655017682576" calcext:value-type="float">
            <text:p>1.1065501768</text:p>
          </table:table-cell>
          <table:table-cell table:style-name="ce2" table:formula="of:=[.Q28]/[.Q40]" office:value-type="float" office:value="1.12901181171312" calcext:value-type="float">
            <text:p>1.1290118117</text:p>
          </table:table-cell>
          <table:table-cell table:style-name="ce2" table:formula="of:=[.R28]/[.R40]" office:value-type="float" office:value="1.14869470926236" calcext:value-type="float">
            <text:p>1.1486947093</text:p>
          </table:table-cell>
          <table:table-cell table:style-name="ce2" table:formula="of:=[.S28]/[.S40]" office:value-type="float" office:value="1.16628142162562" calcext:value-type="float">
            <text:p>1.1662814216</text:p>
          </table:table-cell>
          <table:table-cell table:style-name="ce2" table:formula="of:=[.T28]/[.T40]" office:value-type="float" office:value="1.18036582617234" calcext:value-type="float">
            <text:p>1.1803658262</text:p>
          </table:table-cell>
          <table:table-cell table:style-name="ce2" table:formula="of:=[.U28]/[.U40]" office:value-type="float" office:value="1.18449917498758" calcext:value-type="float">
            <text:p>1.18449917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uperfast</text:p>
          </table:table-cell>
          <table:table-cell table:style-name="ce2" table:formula="of:=[.B29]/[.B41]" office:value-type="float" office:value="0.0370372648818678" calcext:value-type="float">
            <text:p>0.0370372649</text:p>
          </table:table-cell>
          <table:table-cell table:style-name="ce2" table:formula="of:=[.C29]/[.C41]" office:value-type="float" office:value="0.0702692850702725" calcext:value-type="float">
            <text:p>0.0702692851</text:p>
          </table:table-cell>
          <table:table-cell table:style-name="ce2" table:formula="of:=[.D29]/[.D41]" office:value-type="float" office:value="0.0981519429297782" calcext:value-type="float">
            <text:p>0.0981519429</text:p>
          </table:table-cell>
          <table:table-cell table:style-name="ce2" table:formula="of:=[.E29]/[.E41]" office:value-type="float" office:value="0.123679843178693" calcext:value-type="float">
            <text:p>0.1236798432</text:p>
          </table:table-cell>
          <table:table-cell table:style-name="ce2" table:formula="of:=[.F29]/[.F41]" office:value-type="float" office:value="0.170392128837776" calcext:value-type="float">
            <text:p>0.1703921288</text:p>
          </table:table-cell>
          <table:table-cell table:style-name="ce2" table:formula="of:=[.G29]/[.G41]" office:value-type="float" office:value="0.219057628515121" calcext:value-type="float">
            <text:p>0.2190576285</text:p>
          </table:table-cell>
          <table:table-cell table:style-name="ce2" table:formula="of:=[.H29]/[.H41]" office:value-type="float" office:value="0.259426040092572" calcext:value-type="float">
            <text:p>0.2594260401</text:p>
          </table:table-cell>
          <table:table-cell table:style-name="ce2" table:formula="of:=[.I29]/[.I41]" office:value-type="float" office:value="0.291978605690583" calcext:value-type="float">
            <text:p>0.2919786057</text:p>
          </table:table-cell>
          <table:table-cell table:style-name="ce2" table:formula="of:=[.J29]/[.J41]" office:value-type="float" office:value="0.316395024500565" calcext:value-type="float">
            <text:p>0.3163950245</text:p>
          </table:table-cell>
          <table:table-cell table:style-name="ce2" table:formula="of:=[.K29]/[.K41]" office:value-type="float" office:value="0.337048950106293" calcext:value-type="float">
            <text:p>0.3370489501</text:p>
          </table:table-cell>
          <table:table-cell table:style-name="ce2" table:formula="of:=[.L29]/[.L41]" office:value-type="float" office:value="0.365429617760262" calcext:value-type="float">
            <text:p>0.3654296178</text:p>
          </table:table-cell>
          <table:table-cell table:style-name="ce2" table:formula="of:=[.M29]/[.M41]" office:value-type="float" office:value="0.383951539706204" calcext:value-type="float">
            <text:p>0.3839515397</text:p>
          </table:table-cell>
          <table:table-cell table:style-name="ce2" table:formula="of:=[.N29]/[.N41]" office:value-type="float" office:value="0.397999979145323" calcext:value-type="float">
            <text:p>0.3979999791</text:p>
          </table:table-cell>
          <table:table-cell table:style-name="ce2" table:formula="of:=[.O29]/[.O41]" office:value-type="float" office:value="0.40837443338266" calcext:value-type="float">
            <text:p>0.4083744334</text:p>
          </table:table-cell>
          <table:table-cell table:style-name="ce2" table:formula="of:=[.P29]/[.P41]" office:value-type="float" office:value="0.415876623969423" calcext:value-type="float">
            <text:p>0.415876624</text:p>
          </table:table-cell>
          <table:table-cell table:style-name="ce2" table:formula="of:=[.Q29]/[.Q41]" office:value-type="float" office:value="0.420915904943335" calcext:value-type="float">
            <text:p>0.4209159049</text:p>
          </table:table-cell>
          <table:table-cell table:style-name="ce2" table:formula="of:=[.R29]/[.R41]" office:value-type="float" office:value="0.424359150106197" calcext:value-type="float">
            <text:p>0.4243591501</text:p>
          </table:table-cell>
          <table:table-cell table:style-name="ce2" table:formula="of:=[.S29]/[.S41]" office:value-type="float" office:value="0.42706773626814" calcext:value-type="float">
            <text:p>0.4270677363</text:p>
          </table:table-cell>
          <table:table-cell table:style-name="ce2" table:formula="of:=[.T29]/[.T41]" office:value-type="float" office:value="0.429385406837667" calcext:value-type="float">
            <text:p>0.4293854068</text:p>
          </table:table-cell>
          <table:table-cell table:style-name="ce2" table:formula="of:=[.U29]/[.U41]" office:value-type="float" office:value="0.429318837490297" calcext:value-type="float">
            <text:p>0.429318837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fast</text:p>
          </table:table-cell>
          <table:table-cell table:style-name="ce2" table:formula="of:=[.B30]/[.B42]" office:value-type="float" office:value="0.0261462507652846" calcext:value-type="float">
            <text:p>0.0261462508</text:p>
          </table:table-cell>
          <table:table-cell table:style-name="ce2" table:formula="of:=[.C30]/[.C42]" office:value-type="float" office:value="0.0455632596211018" calcext:value-type="float">
            <text:p>0.0455632596</text:p>
          </table:table-cell>
          <table:table-cell table:style-name="ce2" table:formula="of:=[.D30]/[.D42]" office:value-type="float" office:value="0.0706934664309006" calcext:value-type="float">
            <text:p>0.0706934664</text:p>
          </table:table-cell>
          <table:table-cell table:style-name="ce2" table:formula="of:=[.E30]/[.E42]" office:value-type="float" office:value="0.0871846205599581" calcext:value-type="float">
            <text:p>0.0871846206</text:p>
          </table:table-cell>
          <table:table-cell table:style-name="ce2" table:formula="of:=[.F30]/[.F42]" office:value-type="float" office:value="0.119384834979571" calcext:value-type="float">
            <text:p>0.119384835</text:p>
          </table:table-cell>
          <table:table-cell table:style-name="ce2" table:formula="of:=[.G30]/[.G42]" office:value-type="float" office:value="0.149230209584435" calcext:value-type="float">
            <text:p>0.1492302096</text:p>
          </table:table-cell>
          <table:table-cell table:style-name="ce2" table:formula="of:=[.H30]/[.H42]" office:value-type="float" office:value="0.173377572363233" calcext:value-type="float">
            <text:p>0.1733775724</text:p>
          </table:table-cell>
          <table:table-cell table:style-name="ce2" table:formula="of:=[.I30]/[.I42]" office:value-type="float" office:value="0.191367091766685" calcext:value-type="float">
            <text:p>0.1913670918</text:p>
          </table:table-cell>
          <table:table-cell table:style-name="ce2" table:formula="of:=[.J30]/[.J42]" office:value-type="float" office:value="0.201891264194783" calcext:value-type="float">
            <text:p>0.2018912642</text:p>
          </table:table-cell>
          <table:table-cell table:style-name="ce2" table:formula="of:=[.K30]/[.K42]" office:value-type="float" office:value="0.211090273695212" calcext:value-type="float">
            <text:p>0.2110902737</text:p>
          </table:table-cell>
          <table:table-cell table:style-name="ce2" table:formula="of:=[.L30]/[.L42]" office:value-type="float" office:value="0.230758757810463" calcext:value-type="float">
            <text:p>0.2307587578</text:p>
          </table:table-cell>
          <table:table-cell table:style-name="ce2" table:formula="of:=[.M30]/[.M42]" office:value-type="float" office:value="0.233528867719197" calcext:value-type="float">
            <text:p>0.2335288677</text:p>
          </table:table-cell>
          <table:table-cell table:style-name="ce2" table:formula="of:=[.N30]/[.N42]" office:value-type="float" office:value="0.239526088134322" calcext:value-type="float">
            <text:p>0.2395260881</text:p>
          </table:table-cell>
          <table:table-cell table:style-name="ce2" table:formula="of:=[.O30]/[.O42]" office:value-type="float" office:value="0.232971593789439" calcext:value-type="float">
            <text:p>0.2329715938</text:p>
          </table:table-cell>
          <table:table-cell table:style-name="ce2" table:formula="of:=[.P30]/[.P42]" office:value-type="float" office:value="0.239348751079376" calcext:value-type="float">
            <text:p>0.2393487511</text:p>
          </table:table-cell>
          <table:table-cell table:style-name="ce2" table:formula="of:=[.Q30]/[.Q42]" office:value-type="float" office:value="0.233625795792989" calcext:value-type="float">
            <text:p>0.2336257958</text:p>
          </table:table-cell>
          <table:table-cell table:style-name="ce2" table:formula="of:=[.R30]/[.R42]" office:value-type="float" office:value="0.233044368782252" calcext:value-type="float">
            <text:p>0.2330443688</text:p>
          </table:table-cell>
          <table:table-cell table:style-name="ce2" table:formula="of:=[.S30]/[.S42]" office:value-type="float" office:value="0.240049109625639" calcext:value-type="float">
            <text:p>0.2400491096</text:p>
          </table:table-cell>
          <table:table-cell table:style-name="ce2" table:formula="of:=[.T30]/[.T42]" office:value-type="float" office:value="0.229857988787856" calcext:value-type="float">
            <text:p>0.2298579888</text:p>
          </table:table-cell>
          <table:table-cell table:style-name="ce2" table:formula="of:=[.U30]/[.U42]" office:value-type="float" office:value="0.234345890368232" calcext:value-type="float">
            <text:p>0.234345890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er</text:p>
          </table:table-cell>
          <table:table-cell table:style-name="ce2" table:formula="of:=[.B31]/[.B43]" office:value-type="float" office:value="0.0105656292912205" calcext:value-type="float">
            <text:p>0.0105656293</text:p>
          </table:table-cell>
          <table:table-cell table:style-name="ce2" table:formula="of:=[.C31]/[.C43]" office:value-type="float" office:value="0.0121920281573672" calcext:value-type="float">
            <text:p>0.0121920282</text:p>
          </table:table-cell>
          <table:table-cell table:style-name="ce2" table:formula="of:=[.D31]/[.D43]" office:value-type="float" office:value="0.0306343701195556" calcext:value-type="float">
            <text:p>0.0306343701</text:p>
          </table:table-cell>
          <table:table-cell table:style-name="ce2" table:formula="of:=[.E31]/[.E43]" office:value-type="float" office:value="0.0552224320356283" calcext:value-type="float">
            <text:p>0.055222432</text:p>
          </table:table-cell>
          <table:table-cell table:style-name="ce2" table:formula="of:=[.F31]/[.F43]" office:value-type="float" office:value="0.0742862007674546" calcext:value-type="float">
            <text:p>0.0742862008</text:p>
          </table:table-cell>
          <table:table-cell table:style-name="ce2" table:formula="of:=[.G31]/[.G43]" office:value-type="float" office:value="0.0848602689904826" calcext:value-type="float">
            <text:p>0.084860269</text:p>
          </table:table-cell>
          <table:table-cell table:style-name="ce2" table:formula="of:=[.H31]/[.H43]" office:value-type="float" office:value="0.094647950409918" calcext:value-type="float">
            <text:p>0.0946479504</text:p>
          </table:table-cell>
          <table:table-cell table:style-name="ce2" table:formula="of:=[.I31]/[.I43]" office:value-type="float" office:value="0.107923964023917" calcext:value-type="float">
            <text:p>0.107923964</text:p>
          </table:table-cell>
          <table:table-cell table:style-name="ce2" table:formula="of:=[.J31]/[.J43]" office:value-type="float" office:value="0.118936795425199" calcext:value-type="float">
            <text:p>0.1189367954</text:p>
          </table:table-cell>
          <table:table-cell table:style-name="ce2" table:formula="of:=[.K31]/[.K43]" office:value-type="float" office:value="0.124786675120091" calcext:value-type="float">
            <text:p>0.1247866751</text:p>
          </table:table-cell>
          <table:table-cell table:style-name="ce2" table:formula="of:=[.L31]/[.L43]" office:value-type="float" office:value="0.136303813718889" calcext:value-type="float">
            <text:p>0.1363038137</text:p>
          </table:table-cell>
          <table:table-cell table:style-name="ce2" table:formula="of:=[.M31]/[.M43]" office:value-type="float" office:value="0.145283540487617" calcext:value-type="float">
            <text:p>0.1452835405</text:p>
          </table:table-cell>
          <table:table-cell table:style-name="ce2" table:formula="of:=[.N31]/[.N43]" office:value-type="float" office:value="0.144866445745032" calcext:value-type="float">
            <text:p>0.1448664457</text:p>
          </table:table-cell>
          <table:table-cell table:style-name="ce2" table:formula="of:=[.O31]/[.O43]" office:value-type="float" office:value="0.14989003458528" calcext:value-type="float">
            <text:p>0.1498900346</text:p>
          </table:table-cell>
          <table:table-cell table:style-name="ce2" table:formula="of:=[.P31]/[.P43]" office:value-type="float" office:value="0.150168471720818" calcext:value-type="float">
            <text:p>0.1501684717</text:p>
          </table:table-cell>
          <table:table-cell table:style-name="ce2" table:formula="of:=[.Q31]/[.Q43]" office:value-type="float" office:value="0.147638520243582" calcext:value-type="float">
            <text:p>0.1476385202</text:p>
          </table:table-cell>
          <table:table-cell table:style-name="ce2" table:formula="of:=[.R31]/[.R43]" office:value-type="float" office:value="0.149178942219784" calcext:value-type="float">
            <text:p>0.1491789422</text:p>
          </table:table-cell>
          <table:table-cell table:style-name="ce2" table:formula="of:=[.S31]/[.S43]" office:value-type="float" office:value="0.150701978326679" calcext:value-type="float">
            <text:p>0.1507019783</text:p>
          </table:table-cell>
          <table:table-cell table:style-name="ce2" table:formula="of:=[.T31]/[.T43]" office:value-type="float" office:value="0.148624285326222" calcext:value-type="float">
            <text:p>0.1486242853</text:p>
          </table:table-cell>
          <table:table-cell table:style-name="ce2" table:formula="of:=[.U31]/[.U43]" office:value-type="float" office:value="0.147796181251141" calcext:value-type="float">
            <text:p>0.147796181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</text:p>
          </table:table-cell>
          <table:table-cell table:style-name="ce2" table:formula="of:=[.B32]/[.B44]" office:value-type="float" office:value="0.007736307019347" calcext:value-type="float">
            <text:p>0.007736307</text:p>
          </table:table-cell>
          <table:table-cell table:style-name="ce2" table:formula="of:=[.C32]/[.C44]" office:value-type="float" office:value="0.00914932341767398" calcext:value-type="float">
            <text:p>0.0091493234</text:p>
          </table:table-cell>
          <table:table-cell table:style-name="ce2" table:formula="of:=[.D32]/[.D44]" office:value-type="float" office:value="0.0255350082778836" calcext:value-type="float">
            <text:p>0.0255350083</text:p>
          </table:table-cell>
          <table:table-cell table:style-name="ce2" table:formula="of:=[.E32]/[.E44]" office:value-type="float" office:value="0.0533923153833341" calcext:value-type="float">
            <text:p>0.0533923154</text:p>
          </table:table-cell>
          <table:table-cell table:style-name="ce2" table:formula="of:=[.F32]/[.F44]" office:value-type="float" office:value="0.0723188599294266" calcext:value-type="float">
            <text:p>0.0723188599</text:p>
          </table:table-cell>
          <table:table-cell table:style-name="ce2" table:formula="of:=[.G32]/[.G44]" office:value-type="float" office:value="0.0845734812951563" calcext:value-type="float">
            <text:p>0.0845734813</text:p>
          </table:table-cell>
          <table:table-cell table:style-name="ce2" table:formula="of:=[.H32]/[.H44]" office:value-type="float" office:value="0.094146961777052" calcext:value-type="float">
            <text:p>0.0941469618</text:p>
          </table:table-cell>
          <table:table-cell table:style-name="ce2" table:formula="of:=[.I32]/[.I44]" office:value-type="float" office:value="0.101033897005449" calcext:value-type="float">
            <text:p>0.101033897</text:p>
          </table:table-cell>
          <table:table-cell table:style-name="ce2" table:formula="of:=[.J32]/[.J44]" office:value-type="float" office:value="0.108564813933752" calcext:value-type="float">
            <text:p>0.1085648139</text:p>
          </table:table-cell>
          <table:table-cell table:style-name="ce2" table:formula="of:=[.K32]/[.K44]" office:value-type="float" office:value="0.112776349967973" calcext:value-type="float">
            <text:p>0.11277635</text:p>
          </table:table-cell>
          <table:table-cell table:style-name="ce2" table:formula="of:=[.L32]/[.L44]" office:value-type="float" office:value="0.117608162253423" calcext:value-type="float">
            <text:p>0.1176081623</text:p>
          </table:table-cell>
          <table:table-cell table:style-name="ce2" table:formula="of:=[.M32]/[.M44]" office:value-type="float" office:value="0.121343509157831" calcext:value-type="float">
            <text:p>0.1213435092</text:p>
          </table:table-cell>
          <table:table-cell table:style-name="ce2" table:formula="of:=[.N32]/[.N44]" office:value-type="float" office:value="0.119722750727139" calcext:value-type="float">
            <text:p>0.1197227507</text:p>
          </table:table-cell>
          <table:table-cell table:style-name="ce2" table:formula="of:=[.O32]/[.O44]" office:value-type="float" office:value="0.121496208463587" calcext:value-type="float">
            <text:p>0.1214962085</text:p>
          </table:table-cell>
          <table:table-cell table:style-name="ce2" table:formula="of:=[.P32]/[.P44]" office:value-type="float" office:value="0.119033024264296" calcext:value-type="float">
            <text:p>0.1190330243</text:p>
          </table:table-cell>
          <table:table-cell table:style-name="ce2" table:formula="of:=[.Q32]/[.Q44]" office:value-type="float" office:value="0.118995475661869" calcext:value-type="float">
            <text:p>0.1189954757</text:p>
          </table:table-cell>
          <table:table-cell table:style-name="ce2" table:formula="of:=[.R32]/[.R44]" office:value-type="float" office:value="0.11506707863097" calcext:value-type="float">
            <text:p>0.1150670786</text:p>
          </table:table-cell>
          <table:table-cell table:style-name="ce2" table:formula="of:=[.S32]/[.S44]" office:value-type="float" office:value="0.112896835007726" calcext:value-type="float">
            <text:p>0.112896835</text:p>
          </table:table-cell>
          <table:table-cell table:style-name="ce2" table:formula="of:=[.T32]/[.T44]" office:value-type="float" office:value="0.113762779841667" calcext:value-type="float">
            <text:p>0.1137627798</text:p>
          </table:table-cell>
          <table:table-cell table:style-name="ce2" table:formula="of:=[.U32]/[.U44]" office:value-type="float" office:value="0.107609500663202" calcext:value-type="float">
            <text:p>0.107609500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edium</text:p>
          </table:table-cell>
          <table:table-cell table:style-name="ce2" table:formula="of:=[.B33]/[.B45]" office:value-type="float" office:value="0.00866204430224154" calcext:value-type="float">
            <text:p>0.0086620443</text:p>
          </table:table-cell>
          <table:table-cell table:style-name="ce2" table:formula="of:=[.C33]/[.C45]" office:value-type="float" office:value="0.0123099656905769" calcext:value-type="float">
            <text:p>0.0123099657</text:p>
          </table:table-cell>
          <table:table-cell table:style-name="ce2" table:formula="of:=[.D33]/[.D45]" office:value-type="float" office:value="0.0325458653595946" calcext:value-type="float">
            <text:p>0.0325458654</text:p>
          </table:table-cell>
          <table:table-cell table:style-name="ce2" table:formula="of:=[.E33]/[.E45]" office:value-type="float" office:value="0.0542379656755154" calcext:value-type="float">
            <text:p>0.0542379657</text:p>
          </table:table-cell>
          <table:table-cell table:style-name="ce2" table:formula="of:=[.F33]/[.F45]" office:value-type="float" office:value="0.0658011345419616" calcext:value-type="float">
            <text:p>0.0658011345</text:p>
          </table:table-cell>
          <table:table-cell table:style-name="ce2" table:formula="of:=[.G33]/[.G45]" office:value-type="float" office:value="0.0759555367803378" calcext:value-type="float">
            <text:p>0.0759555368</text:p>
          </table:table-cell>
          <table:table-cell table:style-name="ce2" table:formula="of:=[.H33]/[.H45]" office:value-type="float" office:value="0.0838603818446968" calcext:value-type="float">
            <text:p>0.0838603818</text:p>
          </table:table-cell>
          <table:table-cell table:style-name="ce2" table:formula="of:=[.I33]/[.I45]" office:value-type="float" office:value="0.0915622920367469" calcext:value-type="float">
            <text:p>0.091562292</text:p>
          </table:table-cell>
          <table:table-cell table:style-name="ce2" table:formula="of:=[.J33]/[.J45]" office:value-type="float" office:value="0.0937068475569089" calcext:value-type="float">
            <text:p>0.0937068476</text:p>
          </table:table-cell>
          <table:table-cell table:style-name="ce2" table:formula="of:=[.K33]/[.K45]" office:value-type="float" office:value="0.0970834842428543" calcext:value-type="float">
            <text:p>0.0970834842</text:p>
          </table:table-cell>
          <table:table-cell table:style-name="ce2" table:formula="of:=[.L33]/[.L45]" office:value-type="float" office:value="0.0988143080596647" calcext:value-type="float">
            <text:p>0.0988143081</text:p>
          </table:table-cell>
          <table:table-cell table:style-name="ce2" table:formula="of:=[.M33]/[.M45]" office:value-type="float" office:value="0.0996478395193245" calcext:value-type="float">
            <text:p>0.0996478395</text:p>
          </table:table-cell>
          <table:table-cell table:style-name="ce2" table:formula="of:=[.N33]/[.N45]" office:value-type="float" office:value="0.0991985709376989" calcext:value-type="float">
            <text:p>0.0991985709</text:p>
          </table:table-cell>
          <table:table-cell table:style-name="ce2" table:formula="of:=[.O33]/[.O45]" office:value-type="float" office:value="0.0994456030547501" calcext:value-type="float">
            <text:p>0.0994456031</text:p>
          </table:table-cell>
          <table:table-cell table:style-name="ce2" table:formula="of:=[.P33]/[.P45]" office:value-type="float" office:value="0.0966704230797163" calcext:value-type="float">
            <text:p>0.0966704231</text:p>
          </table:table-cell>
          <table:table-cell table:style-name="ce2" table:formula="of:=[.Q33]/[.Q45]" office:value-type="float" office:value="0.0954896916830644" calcext:value-type="float">
            <text:p>0.0954896917</text:p>
          </table:table-cell>
          <table:table-cell table:style-name="ce2" table:formula="of:=[.R33]/[.R45]" office:value-type="float" office:value="0.0940001174611684" calcext:value-type="float">
            <text:p>0.0940001175</text:p>
          </table:table-cell>
          <table:table-cell table:style-name="ce2" table:formula="of:=[.S33]/[.S45]" office:value-type="float" office:value="0.0941423493340608" calcext:value-type="float">
            <text:p>0.0941423493</text:p>
          </table:table-cell>
          <table:table-cell table:style-name="ce2" table:formula="of:=[.T33]/[.T45]" office:value-type="float" office:value="0.0911129873354855" calcext:value-type="float">
            <text:p>0.0911129873</text:p>
          </table:table-cell>
          <table:table-cell table:style-name="ce2" table:formula="of:=[.U33]/[.U45]" office:value-type="float" office:value="0.0902457360998345" calcext:value-type="float">
            <text:p>0.090245736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</text:p>
          </table:table-cell>
          <table:table-cell table:style-name="ce2" table:formula="of:=[.B34]/[.B46]" office:value-type="float" office:value="0.00818434226464984" calcext:value-type="float">
            <text:p>0.0081843423</text:p>
          </table:table-cell>
          <table:table-cell table:style-name="ce2" table:formula="of:=[.C34]/[.C46]" office:value-type="float" office:value="0.010058577797075" calcext:value-type="float">
            <text:p>0.0100585778</text:p>
          </table:table-cell>
          <table:table-cell table:style-name="ce2" table:formula="of:=[.D34]/[.D46]" office:value-type="float" office:value="0.0233480993023227" calcext:value-type="float">
            <text:p>0.0233480993</text:p>
          </table:table-cell>
          <table:table-cell table:style-name="ce2" table:formula="of:=[.E34]/[.E46]" office:value-type="float" office:value="0.0415083745601152" calcext:value-type="float">
            <text:p>0.0415083746</text:p>
          </table:table-cell>
          <table:table-cell table:style-name="ce2" table:formula="of:=[.F34]/[.F46]" office:value-type="float" office:value="0.0520754583380644" calcext:value-type="float">
            <text:p>0.0520754583</text:p>
          </table:table-cell>
          <table:table-cell table:style-name="ce2" table:formula="of:=[.G34]/[.G46]" office:value-type="float" office:value="0.0594512927465208" calcext:value-type="float">
            <text:p>0.0594512927</text:p>
          </table:table-cell>
          <table:table-cell table:style-name="ce2" table:formula="of:=[.H34]/[.H46]" office:value-type="float" office:value="0.064958011969109" calcext:value-type="float">
            <text:p>0.064958012</text:p>
          </table:table-cell>
          <table:table-cell table:style-name="ce2" table:formula="of:=[.I34]/[.I46]" office:value-type="float" office:value="0.0676894362809856" calcext:value-type="float">
            <text:p>0.0676894363</text:p>
          </table:table-cell>
          <table:table-cell table:style-name="ce2" table:formula="of:=[.J34]/[.J46]" office:value-type="float" office:value="0.0701468859468937" calcext:value-type="float">
            <text:p>0.0701468859</text:p>
          </table:table-cell>
          <table:table-cell table:style-name="ce2" table:formula="of:=[.K34]/[.K46]" office:value-type="float" office:value="0.070309746212221" calcext:value-type="float">
            <text:p>0.0703097462</text:p>
          </table:table-cell>
          <table:table-cell table:style-name="ce2" table:formula="of:=[.L34]/[.L46]" office:value-type="float" office:value="0.071585391145524" calcext:value-type="float">
            <text:p>0.0715853911</text:p>
          </table:table-cell>
          <table:table-cell table:style-name="ce2" table:formula="of:=[.M34]/[.M46]" office:value-type="float" office:value="0.0713851938499589" calcext:value-type="float">
            <text:p>0.0713851938</text:p>
          </table:table-cell>
          <table:table-cell table:style-name="ce2" table:formula="of:=[.N34]/[.N46]" office:value-type="float" office:value="0.070718746311968" calcext:value-type="float">
            <text:p>0.0707187463</text:p>
          </table:table-cell>
          <table:table-cell table:style-name="ce2" table:formula="of:=[.O34]/[.O46]" office:value-type="float" office:value="0.0702396307584821" calcext:value-type="float">
            <text:p>0.0702396308</text:p>
          </table:table-cell>
          <table:table-cell table:style-name="ce2" table:formula="of:=[.P34]/[.P46]" office:value-type="float" office:value="0.0687848334415004" calcext:value-type="float">
            <text:p>0.0687848334</text:p>
          </table:table-cell>
          <table:table-cell table:style-name="ce2" table:formula="of:=[.Q34]/[.Q46]" office:value-type="float" office:value="0.0672721424474863" calcext:value-type="float">
            <text:p>0.0672721424</text:p>
          </table:table-cell>
          <table:table-cell table:style-name="ce2" table:formula="of:=[.R34]/[.R46]" office:value-type="float" office:value="0.0646509502760051" calcext:value-type="float">
            <text:p>0.0646509503</text:p>
          </table:table-cell>
          <table:table-cell table:style-name="ce2" table:formula="of:=[.S34]/[.S46]" office:value-type="float" office:value="0.0638113626401176" calcext:value-type="float">
            <text:p>0.0638113626</text:p>
          </table:table-cell>
          <table:table-cell table:style-name="ce2" table:formula="of:=[.T34]/[.T46]" office:value-type="float" office:value="0.0623234001380696" calcext:value-type="float">
            <text:p>0.0623234001</text:p>
          </table:table-cell>
          <table:table-cell table:style-name="ce2" table:formula="of:=[.U34]/[.U46]" office:value-type="float" office:value="0.059893459021293" calcext:value-type="float">
            <text:p>0.05989345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er</text:p>
          </table:table-cell>
          <table:table-cell table:style-name="ce2" table:formula="of:=[.B35]/[.B47]" office:value-type="float" office:value="0.00575046112603894" calcext:value-type="float">
            <text:p>0.0057504611</text:p>
          </table:table-cell>
          <table:table-cell table:style-name="ce2" table:formula="of:=[.C35]/[.C47]" office:value-type="float" office:value="0.006170306710326" calcext:value-type="float">
            <text:p>0.0061703067</text:p>
          </table:table-cell>
          <table:table-cell table:style-name="ce2" table:formula="of:=[.D35]/[.D47]" office:value-type="float" office:value="0.00776994713111759" calcext:value-type="float">
            <text:p>0.0077699471</text:p>
          </table:table-cell>
          <table:table-cell table:style-name="ce2" table:formula="of:=[.E35]/[.E47]" office:value-type="float" office:value="0.0137793082955535" calcext:value-type="float">
            <text:p>0.0137793083</text:p>
          </table:table-cell>
          <table:table-cell table:style-name="ce2" table:formula="of:=[.F35]/[.F47]" office:value-type="float" office:value="0.0197359233468999" calcext:value-type="float">
            <text:p>0.0197359233</text:p>
          </table:table-cell>
          <table:table-cell table:style-name="ce2" table:formula="of:=[.G35]/[.G47]" office:value-type="float" office:value="0.0228361380725087" calcext:value-type="float">
            <text:p>0.0228361381</text:p>
          </table:table-cell>
          <table:table-cell table:style-name="ce2" table:formula="of:=[.H35]/[.H47]" office:value-type="float" office:value="0.0256873862669994" calcext:value-type="float">
            <text:p>0.0256873863</text:p>
          </table:table-cell>
          <table:table-cell table:style-name="ce2" table:formula="of:=[.I35]/[.I47]" office:value-type="float" office:value="0.0275757245786329" calcext:value-type="float">
            <text:p>0.0275757246</text:p>
          </table:table-cell>
          <table:table-cell table:style-name="ce2" table:formula="of:=[.J35]/[.J47]" office:value-type="float" office:value="0.0288725427373653" calcext:value-type="float">
            <text:p>0.0288725427</text:p>
          </table:table-cell>
          <table:table-cell table:style-name="ce2" table:formula="of:=[.K35]/[.K47]" office:value-type="float" office:value="0.029447954441887" calcext:value-type="float">
            <text:p>0.0294479544</text:p>
          </table:table-cell>
          <table:table-cell table:style-name="ce2" table:formula="of:=[.L35]/[.L47]" office:value-type="float" office:value="0.0312535302298596" calcext:value-type="float">
            <text:p>0.0312535302</text:p>
          </table:table-cell>
          <table:table-cell table:style-name="ce2" table:formula="of:=[.M35]/[.M47]" office:value-type="float" office:value="0.0316962019247857" calcext:value-type="float">
            <text:p>0.0316962019</text:p>
          </table:table-cell>
          <table:table-cell table:style-name="ce2" table:formula="of:=[.N35]/[.N47]" office:value-type="float" office:value="0.0319626778476151" calcext:value-type="float">
            <text:p>0.0319626778</text:p>
          </table:table-cell>
          <table:table-cell table:style-name="ce2" table:formula="of:=[.O35]/[.O47]" office:value-type="float" office:value="0.0322040980510996" calcext:value-type="float">
            <text:p>0.0322040981</text:p>
          </table:table-cell>
          <table:table-cell table:style-name="ce2" table:formula="of:=[.P35]/[.P47]" office:value-type="float" office:value="0.032026531745542" calcext:value-type="float">
            <text:p>0.0320265317</text:p>
          </table:table-cell>
          <table:table-cell table:style-name="ce2" table:formula="of:=[.Q35]/[.Q47]" office:value-type="float" office:value="0.0316084586890019" calcext:value-type="float">
            <text:p>0.0316084587</text:p>
          </table:table-cell>
          <table:table-cell table:style-name="ce2" table:formula="of:=[.R35]/[.R47]" office:value-type="float" office:value="0.0312820360340699" calcext:value-type="float">
            <text:p>0.031282036</text:p>
          </table:table-cell>
          <table:table-cell table:style-name="ce2" table:formula="of:=[.S35]/[.S47]" office:value-type="float" office:value="0.0307992246684199" calcext:value-type="float">
            <text:p>0.0307992247</text:p>
          </table:table-cell>
          <table:table-cell table:style-name="ce2" table:formula="of:=[.T35]/[.T47]" office:value-type="float" office:value="0.0301639026389222" calcext:value-type="float">
            <text:p>0.0301639026</text:p>
          </table:table-cell>
          <table:table-cell table:style-name="ce2" table:formula="of:=[.U35]/[.U47]" office:value-type="float" office:value="0.0280638225073052" calcext:value-type="float">
            <text:p>0.028063822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slow</text:p>
          </table:table-cell>
          <table:table-cell table:style-name="ce2" table:formula="of:=[.B36]/[.B48]" office:value-type="float" office:value="0.00285094229440955" calcext:value-type="float">
            <text:p>0.0028509423</text:p>
          </table:table-cell>
          <table:table-cell table:style-name="ce2" table:formula="of:=[.C36]/[.C48]" office:value-type="float" office:value="0.00293874380206122" calcext:value-type="float">
            <text:p>0.0029387438</text:p>
          </table:table-cell>
          <table:table-cell table:style-name="ce2" table:formula="of:=[.D36]/[.D48]" office:value-type="float" office:value="0.00274162521951805" calcext:value-type="float">
            <text:p>0.0027416252</text:p>
          </table:table-cell>
          <table:table-cell table:style-name="ce2" table:formula="of:=[.E36]/[.E48]" office:value-type="float" office:value="0.0060608540537149" calcext:value-type="float">
            <text:p>0.0060608541</text:p>
          </table:table-cell>
          <table:table-cell table:style-name="ce2" table:formula="of:=[.F36]/[.F48]" office:value-type="float" office:value="0.00838059493113027" calcext:value-type="float">
            <text:p>0.0083805949</text:p>
          </table:table-cell>
          <table:table-cell table:style-name="ce2" table:formula="of:=[.G36]/[.G48]" office:value-type="float" office:value="0.00974553059873364" calcext:value-type="float">
            <text:p>0.0097455306</text:p>
          </table:table-cell>
          <table:table-cell table:style-name="ce2" table:formula="of:=[.H36]/[.H48]" office:value-type="float" office:value="0.0108523439717979" calcext:value-type="float">
            <text:p>0.010852344</text:p>
          </table:table-cell>
          <table:table-cell table:style-name="ce2" table:formula="of:=[.I36]/[.I48]" office:value-type="float" office:value="0.0115982657851773" calcext:value-type="float">
            <text:p>0.0115982658</text:p>
          </table:table-cell>
          <table:table-cell table:style-name="ce2" table:formula="of:=[.J36]/[.J48]" office:value-type="float" office:value="0.0121176151626935" calcext:value-type="float">
            <text:p>0.0121176152</text:p>
          </table:table-cell>
          <table:table-cell table:style-name="ce2" table:formula="of:=[.K36]/[.K48]" office:value-type="float" office:value="0.0125090800596848" calcext:value-type="float">
            <text:p>0.0125090801</text:p>
          </table:table-cell>
          <table:table-cell table:style-name="ce2" table:formula="of:=[.L36]/[.L48]" office:value-type="float" office:value="0.0130122562614621" calcext:value-type="float">
            <text:p>0.0130122563</text:p>
          </table:table-cell>
          <table:table-cell table:style-name="ce2" table:formula="of:=[.M36]/[.M48]" office:value-type="float" office:value="0.0133316488508991" calcext:value-type="float">
            <text:p>0.0133316489</text:p>
          </table:table-cell>
          <table:table-cell table:style-name="ce2" table:formula="of:=[.N36]/[.N48]" office:value-type="float" office:value="0.0135775468246712" calcext:value-type="float">
            <text:p>0.0135775468</text:p>
          </table:table-cell>
          <table:table-cell table:style-name="ce2" table:formula="of:=[.O36]/[.O48]" office:value-type="float" office:value="0.0135830732698429" calcext:value-type="float">
            <text:p>0.0135830733</text:p>
          </table:table-cell>
          <table:table-cell table:style-name="ce2" table:formula="of:=[.P36]/[.P48]" office:value-type="float" office:value="0.0134695017628761" calcext:value-type="float">
            <text:p>0.0134695018</text:p>
          </table:table-cell>
          <table:table-cell table:style-name="ce2" table:formula="of:=[.Q36]/[.Q48]" office:value-type="float" office:value="0.0134541530848125" calcext:value-type="float">
            <text:p>0.0134541531</text:p>
          </table:table-cell>
          <table:table-cell table:style-name="ce2" table:formula="of:=[.R36]/[.R48]" office:value-type="float" office:value="0.013249403038162" calcext:value-type="float">
            <text:p>0.013249403</text:p>
          </table:table-cell>
          <table:table-cell table:style-name="ce2" table:formula="of:=[.S36]/[.S48]" office:value-type="float" office:value="0.0130437512025161" calcext:value-type="float">
            <text:p>0.0130437512</text:p>
          </table:table-cell>
          <table:table-cell table:style-name="ce2" table:formula="of:=[.T36]/[.T48]" office:value-type="float" office:value="0.0128640383731948" calcext:value-type="float">
            <text:p>0.0128640384</text:p>
          </table:table-cell>
          <table:table-cell table:style-name="ce2" table:formula="of:=[.U36]/[.U48]" office:value-type="float" office:value="0.0128326673067266" calcext:value-type="float">
            <text:p>0.012832667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acebo</text:p>
          </table:table-cell>
          <table:table-cell table:style-name="ce2" table:formula="of:=[.B37]/[.B49]" office:value-type="float" office:value="0.000206892641520822" calcext:value-type="float">
            <text:p>0.0002068926</text:p>
          </table:table-cell>
          <table:table-cell table:style-name="ce2" table:formula="of:=[.C37]/[.C49]" office:value-type="float" office:value="0.000370548141693839" calcext:value-type="float">
            <text:p>0.0003705481</text:p>
          </table:table-cell>
          <table:table-cell table:style-name="ce2" table:formula="of:=[.D37]/[.D49]" office:value-type="float" office:value="0.000838832739734221" calcext:value-type="float">
            <text:p>0.0008388327</text:p>
          </table:table-cell>
          <table:table-cell table:style-name="ce2" table:formula="of:=[.E37]/[.E49]" office:value-type="float" office:value="0.00184282529924724" calcext:value-type="float">
            <text:p>0.0018428253</text:p>
          </table:table-cell>
          <table:table-cell table:style-name="ce2" table:formula="of:=[.F37]/[.F49]" office:value-type="float" office:value="0.00288654020684675" calcext:value-type="float">
            <text:p>0.0028865402</text:p>
          </table:table-cell>
          <table:table-cell table:style-name="ce2" table:formula="of:=[.G37]/[.G49]" office:value-type="float" office:value="0.00338143924014357" calcext:value-type="float">
            <text:p>0.0033814392</text:p>
          </table:table-cell>
          <table:table-cell table:style-name="ce2" table:formula="of:=[.H37]/[.H49]" office:value-type="float" office:value="0.00370726538144393" calcext:value-type="float">
            <text:p>0.0037072654</text:p>
          </table:table-cell>
          <table:table-cell table:style-name="ce2" table:formula="of:=[.I37]/[.I49]" office:value-type="float" office:value="0.00385454254355002" calcext:value-type="float">
            <text:p>0.0038545425</text:p>
          </table:table-cell>
          <table:table-cell table:style-name="ce2" table:formula="of:=[.J37]/[.J49]" office:value-type="float" office:value="0.0039516801863933" calcext:value-type="float">
            <text:p>0.0039516802</text:p>
          </table:table-cell>
          <table:table-cell table:style-name="ce2" table:formula="of:=[.K37]/[.K49]" office:value-type="float" office:value="0.00400196350807906" calcext:value-type="float">
            <text:p>0.0040019635</text:p>
          </table:table-cell>
          <table:table-cell table:style-name="ce2" table:formula="of:=[.L37]/[.L49]" office:value-type="float" office:value="0.00409541989434538" calcext:value-type="float">
            <text:p>0.0040954199</text:p>
          </table:table-cell>
          <table:table-cell table:style-name="ce2" table:formula="of:=[.M37]/[.M49]" office:value-type="float" office:value="0.00403483085577673" calcext:value-type="float">
            <text:p>0.0040348309</text:p>
          </table:table-cell>
          <table:table-cell table:style-name="ce2" table:formula="of:=[.N37]/[.N49]" office:value-type="float" office:value="0.00401282646973998" calcext:value-type="float">
            <text:p>0.0040128265</text:p>
          </table:table-cell>
          <table:table-cell table:style-name="ce2" table:formula="of:=[.O37]/[.O49]" office:value-type="float" office:value="0.00396125361414935" calcext:value-type="float">
            <text:p>0.0039612536</text:p>
          </table:table-cell>
          <table:table-cell table:style-name="ce2" table:formula="of:=[.P37]/[.P49]" office:value-type="float" office:value="0.00392714890914399" calcext:value-type="float">
            <text:p>0.0039271489</text:p>
          </table:table-cell>
          <table:table-cell table:style-name="ce2" table:formula="of:=[.Q37]/[.Q49]" office:value-type="float" office:value="0.00393176729122634" calcext:value-type="float">
            <text:p>0.0039317673</text:p>
          </table:table-cell>
          <table:table-cell table:style-name="ce2" table:formula="of:=[.R37]/[.R49]" office:value-type="float" office:value="0.00387004679557505" calcext:value-type="float">
            <text:p>0.0038700468</text:p>
          </table:table-cell>
          <table:table-cell table:style-name="ce2" table:formula="of:=[.S37]/[.S49]" office:value-type="float" office:value="0.00383700688629019" calcext:value-type="float">
            <text:p>0.0038370069</text:p>
          </table:table-cell>
          <table:table-cell table:style-name="ce2" table:formula="of:=[.T37]/[.T49]" office:value-type="float" office:value="0.00382284128219067" calcext:value-type="float">
            <text:p>0.0038228413</text:p>
          </table:table-cell>
          <table:table-cell table:style-name="ce2" table:formula="of:=[.U37]/[.U49]" office:value-type="float" office:value="0.00377849351198117" calcext:value-type="float">
            <text:p>0.0037784935</text:p>
          </table:table-cell>
          <table:table-cell table:number-columns-repeated="1003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cs" number:country="CZ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08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08P0"/>
    </number:currency-style>
    <number:number-style style:name="N122P0" style:volatile="true">
      <number:number number:decimal-places="0" loext:min-decimal-places="0" number:min-integer-digits="1" number:grouping="true"/>
      <number:text> Kč</number:text>
    </number:number-style>
    <number:number-style style:name="N122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Kč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Kč</number:text>
    </number:number-style>
    <number:number-style style:name="N125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Kč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4P2" style:volatile="true">
      <loext:fill-character> </loext:fill-character>
      <number:text>-  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38P2" style:volatile="true">
      <loext:fill-character> </loext:fill-character>
      <number:text>- Kč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46P2" style:volatile="true"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cs" number:country="CZ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style:style style:name="Default" style:family="table-cell" style:data-style-name="N0">
      <style:table-cell-properties fo:background-color="transparent" fo:padding="2.01pt" style:rotation-align="none" style:vertical-align="automatic"/>
      <style:text-properties fo:color="#000000" style:font-name="Calibri" fo:font-family="Calibri" style:font-family-generic="swiss" style:font-pitch="variable" fo:font-size="11pt" style:font-name-asian="Liberation Sans1" style:font-family-asian="'Liberation Sans'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16:04:03.7779796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0" style:display-name="PageStyle_Sheet1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Jaroslav Svoboda</meta:initial-creator>
    <meta:creation-date>2016-11-29T18:38:49Z</meta:creation-date>
    <dc:date>2016-12-12T00:41:06.616000000</dc:date>
    <meta:editing-cycles>39</meta:editing-cycles>
    <meta:editing-duration>PT2H57M34S</meta:editing-duration>
    <meta:document-statistic meta:table-count="3" meta:cell-count="3468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73cm" svg:y="0.316cm" chart:style-name="ch2">
          <text:p>PSNRHVSM</text:p>
        </chart:title>
        <chart:legend chart:legend-position="end" svg:x="13.227cm" svg:y="1.96cm" style:legend-expansion="high" chart:style-name="ch3"/>
        <chart:plot-area chart:style-name="ch4" table:cell-range-address="old_town_cross_2160p50.B3:old_town_cross_2160p50.U13 old_town_cross_2160p50.A4:old_town_cross_2160p50.A13" chart:data-source-has-labels="column" svg:x="0.32cm" svg:y="1.275cm" svg:width="12.587cm" svg:height="7.545cm">
          <chartooo:coordinate-region svg:x="0.941cm" svg:y="1.474cm" svg:width="11.501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old_town_cross_2160p50.B4:old_town_cross_2160p50.U4" chart:label-cell-address="old_town_cross_2160p50.A4:old_town_cross_2160p50.A4" chart:class="chart:scatter">
            <chart:domain table:cell-range-address="old_town_cross_2160p50.B3:old_town_cross_2160p50.U3"/>
            <chart:data-point chart:repeated="20"/>
          </chart:series>
          <chart:series chart:style-name="ch8" chart:values-cell-range-address="old_town_cross_2160p50.B5:old_town_cross_2160p50.U5" chart:label-cell-address="old_town_cross_2160p50.A5:old_town_cross_2160p50.A5" chart:class="chart:scatter">
            <chart:data-point chart:repeated="20"/>
          </chart:series>
          <chart:series chart:style-name="ch9" chart:values-cell-range-address="old_town_cross_2160p50.B6:old_town_cross_2160p50.U6" chart:label-cell-address="old_town_cross_2160p50.A6:old_town_cross_2160p50.A6" chart:class="chart:scatter">
            <chart:data-point chart:repeated="20"/>
          </chart:series>
          <chart:series chart:style-name="ch10" chart:values-cell-range-address="old_town_cross_2160p50.B7:old_town_cross_2160p50.U7" chart:label-cell-address="old_town_cross_2160p50.A7:old_town_cross_2160p50.A7" chart:class="chart:scatter">
            <chart:data-point chart:repeated="20"/>
          </chart:series>
          <chart:series chart:style-name="ch11" chart:values-cell-range-address="old_town_cross_2160p50.B8:old_town_cross_2160p50.U8" chart:label-cell-address="old_town_cross_2160p50.A8:old_town_cross_2160p50.A8" chart:class="chart:scatter">
            <chart:data-point chart:repeated="20"/>
          </chart:series>
          <chart:series chart:style-name="ch12" chart:values-cell-range-address="old_town_cross_2160p50.B9:old_town_cross_2160p50.U9" chart:label-cell-address="old_town_cross_2160p50.A9:old_town_cross_2160p50.A9" chart:class="chart:scatter">
            <chart:data-point chart:repeated="20"/>
          </chart:series>
          <chart:series chart:style-name="ch13" chart:values-cell-range-address="old_town_cross_2160p50.B10:old_town_cross_2160p50.U10" chart:label-cell-address="old_town_cross_2160p50.A10:old_town_cross_2160p50.A10" chart:class="chart:scatter">
            <chart:data-point chart:repeated="20"/>
          </chart:series>
          <chart:series chart:style-name="ch14" chart:values-cell-range-address="old_town_cross_2160p50.B11:old_town_cross_2160p50.U11" chart:label-cell-address="old_town_cross_2160p50.A11:old_town_cross_2160p50.A11" chart:class="chart:scatter">
            <chart:data-point chart:repeated="20"/>
          </chart:series>
          <chart:series chart:style-name="ch15" chart:values-cell-range-address="old_town_cross_2160p50.B12:old_town_cross_2160p50.U12" chart:label-cell-address="old_town_cross_2160p50.A12:old_town_cross_2160p50.A12" chart:class="chart:scatter">
            <chart:data-point chart:repeated="20"/>
          </chart:series>
          <chart:series chart:style-name="ch16" chart:values-cell-range-address="old_town_cross_2160p50.B13:old_town_cross_2160p50.U13" chart:label-cell-address="old_town_cross_2160p50.A13:old_town_cross_2160p50.A13" chart:class="chart:scatter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3:old_town_cross_2160p50.U3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ultrafast</text:p>
                <draw:g>
                  <svg:desc>old_town_cross_2160p50.A4:old_town_cross_2160p50.A4</svg:desc>
                </draw:g>
              </table:table-cell>
              <table:table-cell office:value-type="float" office:value="15.866484">
                <text:p>15.866484</text:p>
                <draw:g>
                  <svg:desc>old_town_cross_2160p50.B4:old_town_cross_2160p50.U4</svg:desc>
                </draw:g>
              </table:table-cell>
              <table:table-cell office:value-type="float" office:value="18.741463">
                <text:p>18.741463</text:p>
              </table:table-cell>
              <table:table-cell office:value-type="float" office:value="19.602278">
                <text:p>19.602278</text:p>
              </table:table-cell>
              <table:table-cell office:value-type="float" office:value="20.540478">
                <text:p>20.540478</text:p>
              </table:table-cell>
              <table:table-cell office:value-type="float" office:value="21.731932">
                <text:p>21.731932</text:p>
              </table:table-cell>
              <table:table-cell office:value-type="float" office:value="23.412193">
                <text:p>23.412193</text:p>
              </table:table-cell>
              <table:table-cell office:value-type="float" office:value="25.474106">
                <text:p>25.474106</text:p>
              </table:table-cell>
              <table:table-cell office:value-type="float" office:value="27.060474">
                <text:p>27.060474</text:p>
              </table:table-cell>
              <table:table-cell office:value-type="float" office:value="27.957106">
                <text:p>27.957106</text:p>
              </table:table-cell>
              <table:table-cell office:value-type="float" office:value="28.639324">
                <text:p>28.639324</text:p>
              </table:table-cell>
              <table:table-cell office:value-type="float" office:value="29.464214">
                <text:p>29.464214</text:p>
              </table:table-cell>
              <table:table-cell office:value-type="float" office:value="29.974766">
                <text:p>29.974766</text:p>
              </table:table-cell>
              <table:table-cell office:value-type="float" office:value="30.350863">
                <text:p>30.350863</text:p>
              </table:table-cell>
              <table:table-cell office:value-type="float" office:value="30.656569">
                <text:p>30.656569</text:p>
              </table:table-cell>
              <table:table-cell office:value-type="float" office:value="30.929167">
                <text:p>30.929167</text:p>
              </table:table-cell>
              <table:table-cell office:value-type="float" office:value="31.096781">
                <text:p>31.096781</text:p>
              </table:table-cell>
              <table:table-cell office:value-type="float" office:value="31.270885">
                <text:p>31.270885</text:p>
              </table:table-cell>
              <table:table-cell office:value-type="float" office:value="31.417711">
                <text:p>31.417711</text:p>
              </table:table-cell>
              <table:table-cell office:value-type="float" office:value="31.571564">
                <text:p>31.571564</text:p>
              </table:table-cell>
              <table:table-cell office:value-type="float" office:value="31.649143">
                <text:p>31.649143</text:p>
              </table:table-cell>
            </table:table-row>
            <table:table-row>
              <table:table-cell office:value-type="string">
                <text:p>superfast</text:p>
                <draw:g>
                  <svg:desc>old_town_cross_2160p50.A5:old_town_cross_2160p50.A5</svg:desc>
                </draw:g>
              </table:table-cell>
              <table:table-cell office:value-type="float" office:value="18.741652">
                <text:p>18.741652</text:p>
                <draw:g>
                  <svg:desc>old_town_cross_2160p50.B5:old_town_cross_2160p50.U5</svg:desc>
                </draw:g>
              </table:table-cell>
              <table:table-cell office:value-type="float" office:value="20.468874">
                <text:p>20.468874</text:p>
              </table:table-cell>
              <table:table-cell office:value-type="float" office:value="23.86343">
                <text:p>23.86343</text:p>
              </table:table-cell>
              <table:table-cell office:value-type="float" office:value="26.16774">
                <text:p>26.16774</text:p>
              </table:table-cell>
              <table:table-cell office:value-type="float" office:value="27.617369">
                <text:p>27.617369</text:p>
              </table:table-cell>
              <table:table-cell office:value-type="float" office:value="28.606936">
                <text:p>28.606936</text:p>
              </table:table-cell>
              <table:table-cell office:value-type="float" office:value="29.327358">
                <text:p>29.327358</text:p>
              </table:table-cell>
              <table:table-cell office:value-type="float" office:value="29.822542">
                <text:p>29.822542</text:p>
              </table:table-cell>
              <table:table-cell office:value-type="float" office:value="30.184036">
                <text:p>30.184036</text:p>
              </table:table-cell>
              <table:table-cell office:value-type="float" office:value="30.463449">
                <text:p>30.463449</text:p>
              </table:table-cell>
              <table:table-cell office:value-type="float" office:value="30.860699">
                <text:p>30.860699</text:p>
              </table:table-cell>
              <table:table-cell office:value-type="float" office:value="31.128311">
                <text:p>31.128311</text:p>
              </table:table-cell>
              <table:table-cell office:value-type="float" office:value="31.321585">
                <text:p>31.321585</text:p>
              </table:table-cell>
              <table:table-cell office:value-type="float" office:value="31.512495">
                <text:p>31.512495</text:p>
              </table:table-cell>
              <table:table-cell office:value-type="float" office:value="31.652767">
                <text:p>31.652767</text:p>
              </table:table-cell>
              <table:table-cell office:value-type="float" office:value="31.75382">
                <text:p>31.75382</text:p>
              </table:table-cell>
              <table:table-cell office:value-type="float" office:value="31.81422">
                <text:p>31.81422</text:p>
              </table:table-cell>
              <table:table-cell office:value-type="float" office:value="31.865736">
                <text:p>31.865736</text:p>
              </table:table-cell>
              <table:table-cell office:value-type="float" office:value="31.913893">
                <text:p>31.913893</text:p>
              </table:table-cell>
              <table:table-cell office:value-type="float" office:value="31.96314">
                <text:p>31.96314</text:p>
              </table:table-cell>
            </table:table-row>
            <table:table-row>
              <table:table-cell office:value-type="string">
                <text:p>veryfast</text:p>
                <draw:g>
                  <svg:desc>old_town_cross_2160p50.A6:old_town_cross_2160p50.A6</svg:desc>
                </draw:g>
              </table:table-cell>
              <table:table-cell office:value-type="float" office:value="18.829054">
                <text:p>18.829054</text:p>
                <draw:g>
                  <svg:desc>old_town_cross_2160p50.B6:old_town_cross_2160p50.U6</svg:desc>
                </draw:g>
              </table:table-cell>
              <table:table-cell office:value-type="float" office:value="20.452318">
                <text:p>20.452318</text:p>
              </table:table-cell>
              <table:table-cell office:value-type="float" office:value="23.867968">
                <text:p>23.867968</text:p>
              </table:table-cell>
              <table:table-cell office:value-type="float" office:value="26.448957">
                <text:p>26.448957</text:p>
              </table:table-cell>
              <table:table-cell office:value-type="float" office:value="27.883886">
                <text:p>27.883886</text:p>
              </table:table-cell>
              <table:table-cell office:value-type="float" office:value="28.912495">
                <text:p>28.912495</text:p>
              </table:table-cell>
              <table:table-cell office:value-type="float" office:value="29.711254">
                <text:p>29.711254</text:p>
              </table:table-cell>
              <table:table-cell office:value-type="float" office:value="30.279198">
                <text:p>30.279198</text:p>
              </table:table-cell>
              <table:table-cell office:value-type="float" office:value="30.701002">
                <text:p>30.701002</text:p>
              </table:table-cell>
              <table:table-cell office:value-type="float" office:value="31.051512">
                <text:p>31.051512</text:p>
              </table:table-cell>
              <table:table-cell office:value-type="float" office:value="31.500498">
                <text:p>31.500498</text:p>
              </table:table-cell>
              <table:table-cell office:value-type="float" office:value="31.799679">
                <text:p>31.799679</text:p>
              </table:table-cell>
              <table:table-cell office:value-type="float" office:value="32.000854">
                <text:p>32.000854</text:p>
              </table:table-cell>
              <table:table-cell office:value-type="float" office:value="32.131535">
                <text:p>32.131535</text:p>
              </table:table-cell>
              <table:table-cell office:value-type="float" office:value="32.228245">
                <text:p>32.228245</text:p>
              </table:table-cell>
              <table:table-cell office:value-type="float" office:value="32.292011">
                <text:p>32.292011</text:p>
              </table:table-cell>
              <table:table-cell office:value-type="float" office:value="32.332211">
                <text:p>32.332211</text:p>
              </table:table-cell>
              <table:table-cell office:value-type="float" office:value="32.344208">
                <text:p>32.344208</text:p>
              </table:table-cell>
              <table:table-cell office:value-type="float" office:value="32.326263">
                <text:p>32.326263</text:p>
              </table:table-cell>
              <table:table-cell office:value-type="float" office:value="32.212299">
                <text:p>32.212299</text:p>
              </table:table-cell>
            </table:table-row>
            <table:table-row>
              <table:table-cell office:value-type="string">
                <text:p>faster</text:p>
                <draw:g>
                  <svg:desc>old_town_cross_2160p50.A7:old_town_cross_2160p50.A7</svg:desc>
                </draw:g>
              </table:table-cell>
              <table:table-cell office:value-type="float" office:value="20.587074">
                <text:p>20.587074</text:p>
                <draw:g>
                  <svg:desc>old_town_cross_2160p50.B7:old_town_cross_2160p50.U7</svg:desc>
                </draw:g>
              </table:table-cell>
              <table:table-cell office:value-type="float" office:value="22.416363">
                <text:p>22.416363</text:p>
              </table:table-cell>
              <table:table-cell office:value-type="float" office:value="24.346758">
                <text:p>24.346758</text:p>
              </table:table-cell>
              <table:table-cell office:value-type="float" office:value="26.655804">
                <text:p>26.655804</text:p>
              </table:table-cell>
              <table:table-cell office:value-type="float" office:value="28.016218">
                <text:p>28.016218</text:p>
              </table:table-cell>
              <table:table-cell office:value-type="float" office:value="29.047573">
                <text:p>29.047573</text:p>
              </table:table-cell>
              <table:table-cell office:value-type="float" office:value="29.845821">
                <text:p>29.845821</text:p>
              </table:table-cell>
              <table:table-cell office:value-type="float" office:value="30.511181">
                <text:p>30.511181</text:p>
              </table:table-cell>
              <table:table-cell office:value-type="float" office:value="31.02116">
                <text:p>31.02116</text:p>
              </table:table-cell>
              <table:table-cell office:value-type="float" office:value="31.432747">
                <text:p>31.432747</text:p>
              </table:table-cell>
              <table:table-cell office:value-type="float" office:value="32.045013">
                <text:p>32.045013</text:p>
              </table:table-cell>
              <table:table-cell office:value-type="float" office:value="32.439121">
                <text:p>32.439121</text:p>
              </table:table-cell>
              <table:table-cell office:value-type="float" office:value="32.696354">
                <text:p>32.696354</text:p>
              </table:table-cell>
              <table:table-cell office:value-type="float" office:value="32.87307">
                <text:p>32.87307</text:p>
              </table:table-cell>
              <table:table-cell office:value-type="float" office:value="32.998329">
                <text:p>32.998329</text:p>
              </table:table-cell>
              <table:table-cell office:value-type="float" office:value="33.08802">
                <text:p>33.08802</text:p>
              </table:table-cell>
              <table:table-cell office:value-type="float" office:value="33.137844">
                <text:p>33.137844</text:p>
              </table:table-cell>
              <table:table-cell office:value-type="float" office:value="33.173229">
                <text:p>33.173229</text:p>
              </table:table-cell>
              <table:table-cell office:value-type="float" office:value="33.184521">
                <text:p>33.184521</text:p>
              </table:table-cell>
              <table:table-cell office:value-type="float" office:value="33.148392">
                <text:p>33.148392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8:old_town_cross_2160p50.A8</svg:desc>
                </draw:g>
              </table:table-cell>
              <table:table-cell office:value-type="float" office:value="18.959402">
                <text:p>18.959402</text:p>
                <draw:g>
                  <svg:desc>old_town_cross_2160p50.B8:old_town_cross_2160p50.U8</svg:desc>
                </draw:g>
              </table:table-cell>
              <table:table-cell office:value-type="float" office:value="22.399515">
                <text:p>22.399515</text:p>
              </table:table-cell>
              <table:table-cell office:value-type="float" office:value="24.982018">
                <text:p>24.982018</text:p>
              </table:table-cell>
              <table:table-cell office:value-type="float" office:value="26.725239">
                <text:p>26.725239</text:p>
              </table:table-cell>
              <table:table-cell office:value-type="float" office:value="27.968664">
                <text:p>27.968664</text:p>
              </table:table-cell>
              <table:table-cell office:value-type="float" office:value="29.015144">
                <text:p>29.015144</text:p>
              </table:table-cell>
              <table:table-cell office:value-type="float" office:value="29.802563">
                <text:p>29.802563</text:p>
              </table:table-cell>
              <table:table-cell office:value-type="float" office:value="30.457941">
                <text:p>30.457941</text:p>
              </table:table-cell>
              <table:table-cell office:value-type="float" office:value="30.971491">
                <text:p>30.971491</text:p>
              </table:table-cell>
              <table:table-cell office:value-type="float" office:value="31.385466">
                <text:p>31.385466</text:p>
              </table:table-cell>
              <table:table-cell office:value-type="float" office:value="31.969303">
                <text:p>31.969303</text:p>
              </table:table-cell>
              <table:table-cell office:value-type="float" office:value="32.358471">
                <text:p>32.358471</text:p>
              </table:table-cell>
              <table:table-cell office:value-type="float" office:value="32.607574">
                <text:p>32.607574</text:p>
              </table:table-cell>
              <table:table-cell office:value-type="float" office:value="32.791176">
                <text:p>32.791176</text:p>
              </table:table-cell>
              <table:table-cell office:value-type="float" office:value="32.916645">
                <text:p>32.916645</text:p>
              </table:table-cell>
              <table:table-cell office:value-type="float" office:value="32.993118">
                <text:p>32.993118</text:p>
              </table:table-cell>
              <table:table-cell office:value-type="float" office:value="33.022289">
                <text:p>33.022289</text:p>
              </table:table-cell>
              <table:table-cell office:value-type="float" office:value="33.033642">
                <text:p>33.033642</text:p>
              </table:table-cell>
              <table:table-cell office:value-type="float" office:value="32.998493">
                <text:p>32.998493</text:p>
              </table:table-cell>
              <table:table-cell office:value-type="float" office:value="32.921925">
                <text:p>32.921925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9:old_town_cross_2160p50.A9</svg:desc>
                </draw:g>
              </table:table-cell>
              <table:table-cell office:value-type="float" office:value="18.973978">
                <text:p>18.973978</text:p>
                <draw:g>
                  <svg:desc>old_town_cross_2160p50.B9:old_town_cross_2160p50.U9</svg:desc>
                </draw:g>
              </table:table-cell>
              <table:table-cell office:value-type="float" office:value="21.756622">
                <text:p>21.756622</text:p>
              </table:table-cell>
              <table:table-cell office:value-type="float" office:value="23.97843">
                <text:p>23.97843</text:p>
              </table:table-cell>
              <table:table-cell office:value-type="float" office:value="25.819498">
                <text:p>25.819498</text:p>
              </table:table-cell>
              <table:table-cell office:value-type="float" office:value="27.299746">
                <text:p>27.299746</text:p>
              </table:table-cell>
              <table:table-cell office:value-type="float" office:value="28.502996">
                <text:p>28.502996</text:p>
              </table:table-cell>
              <table:table-cell office:value-type="float" office:value="29.514523">
                <text:p>29.514523</text:p>
              </table:table-cell>
              <table:table-cell office:value-type="float" office:value="30.287111">
                <text:p>30.287111</text:p>
              </table:table-cell>
              <table:table-cell office:value-type="float" office:value="30.878172">
                <text:p>30.878172</text:p>
              </table:table-cell>
              <table:table-cell office:value-type="float" office:value="31.361139">
                <text:p>31.361139</text:p>
              </table:table-cell>
              <table:table-cell office:value-type="float" office:value="32.014763">
                <text:p>32.014763</text:p>
              </table:table-cell>
              <table:table-cell office:value-type="float" office:value="32.397335">
                <text:p>32.397335</text:p>
              </table:table-cell>
              <table:table-cell office:value-type="float" office:value="32.627014">
                <text:p>32.627014</text:p>
              </table:table-cell>
              <table:table-cell office:value-type="float" office:value="32.799168">
                <text:p>32.799168</text:p>
              </table:table-cell>
              <table:table-cell office:value-type="float" office:value="32.903919">
                <text:p>32.903919</text:p>
              </table:table-cell>
              <table:table-cell office:value-type="float" office:value="32.95443">
                <text:p>32.95443</text:p>
              </table:table-cell>
              <table:table-cell office:value-type="float" office:value="32.94651">
                <text:p>32.94651</text:p>
              </table:table-cell>
              <table:table-cell office:value-type="float" office:value="32.939663">
                <text:p>32.939663</text:p>
              </table:table-cell>
              <table:table-cell office:value-type="float" office:value="32.916843">
                <text:p>32.916843</text:p>
              </table:table-cell>
              <table:table-cell office:value-type="float" office:value="32.839035">
                <text:p>32.839035</text:p>
              </table:table-cell>
            </table:table-row>
            <table:table-row>
              <table:table-cell office:value-type="string">
                <text:p>slow</text:p>
                <draw:g>
                  <svg:desc>old_town_cross_2160p50.A10:old_town_cross_2160p50.A10</svg:desc>
                </draw:g>
              </table:table-cell>
              <table:table-cell office:value-type="float" office:value="18.929846">
                <text:p>18.929846</text:p>
                <draw:g>
                  <svg:desc>old_town_cross_2160p50.B10:old_town_cross_2160p50.U10</svg:desc>
                </draw:g>
              </table:table-cell>
              <table:table-cell office:value-type="float" office:value="21.531042">
                <text:p>21.531042</text:p>
              </table:table-cell>
              <table:table-cell office:value-type="float" office:value="23.908098">
                <text:p>23.908098</text:p>
              </table:table-cell>
              <table:table-cell office:value-type="float" office:value="25.71557">
                <text:p>25.71557</text:p>
              </table:table-cell>
              <table:table-cell office:value-type="float" office:value="27.204296">
                <text:p>27.204296</text:p>
              </table:table-cell>
              <table:table-cell office:value-type="float" office:value="28.576332">
                <text:p>28.576332</text:p>
              </table:table-cell>
              <table:table-cell office:value-type="float" office:value="29.583874">
                <text:p>29.583874</text:p>
              </table:table-cell>
              <table:table-cell office:value-type="float" office:value="30.38905">
                <text:p>30.38905</text:p>
              </table:table-cell>
              <table:table-cell office:value-type="float" office:value="30.883057">
                <text:p>30.883057</text:p>
              </table:table-cell>
              <table:table-cell office:value-type="float" office:value="31.27459">
                <text:p>31.27459</text:p>
              </table:table-cell>
              <table:table-cell office:value-type="float" office:value="31.746059">
                <text:p>31.746059</text:p>
              </table:table-cell>
              <table:table-cell office:value-type="float" office:value="32.073631">
                <text:p>32.073631</text:p>
              </table:table-cell>
              <table:table-cell office:value-type="float" office:value="32.233776">
                <text:p>32.233776</text:p>
              </table:table-cell>
              <table:table-cell office:value-type="float" office:value="32.329384">
                <text:p>32.329384</text:p>
              </table:table-cell>
              <table:table-cell office:value-type="float" office:value="32.365601">
                <text:p>32.365601</text:p>
              </table:table-cell>
              <table:table-cell office:value-type="float" office:value="32.385685">
                <text:p>32.385685</text:p>
              </table:table-cell>
              <table:table-cell office:value-type="float" office:value="32.365566">
                <text:p>32.365566</text:p>
              </table:table-cell>
              <table:table-cell office:value-type="float" office:value="32.353912">
                <text:p>32.353912</text:p>
              </table:table-cell>
              <table:table-cell office:value-type="float" office:value="32.306908">
                <text:p>32.306908</text:p>
              </table:table-cell>
              <table:table-cell office:value-type="float" office:value="32.232143">
                <text:p>32.232143</text:p>
              </table:table-cell>
            </table:table-row>
            <table:table-row>
              <table:table-cell office:value-type="string">
                <text:p>slower</text:p>
                <draw:g>
                  <svg:desc>old_town_cross_2160p50.A11:old_town_cross_2160p50.A11</svg:desc>
                </draw:g>
              </table:table-cell>
              <table:table-cell office:value-type="float" office:value="18.412689">
                <text:p>18.412689</text:p>
                <draw:g>
                  <svg:desc>old_town_cross_2160p50.B11:old_town_cross_2160p50.U11</svg:desc>
                </draw:g>
              </table:table-cell>
              <table:table-cell office:value-type="float" office:value="21.456081">
                <text:p>21.456081</text:p>
              </table:table-cell>
              <table:table-cell office:value-type="float" office:value="24.017227">
                <text:p>24.017227</text:p>
              </table:table-cell>
              <table:table-cell office:value-type="float" office:value="25.715008">
                <text:p>25.715008</text:p>
              </table:table-cell>
              <table:table-cell office:value-type="float" office:value="27.101921">
                <text:p>27.101921</text:p>
              </table:table-cell>
              <table:table-cell office:value-type="float" office:value="28.419737">
                <text:p>28.419737</text:p>
              </table:table-cell>
              <table:table-cell office:value-type="float" office:value="29.625879">
                <text:p>29.625879</text:p>
              </table:table-cell>
              <table:table-cell office:value-type="float" office:value="30.353783">
                <text:p>30.353783</text:p>
              </table:table-cell>
              <table:table-cell office:value-type="float" office:value="30.898769">
                <text:p>30.898769</text:p>
              </table:table-cell>
              <table:table-cell office:value-type="float" office:value="31.289091">
                <text:p>31.289091</text:p>
              </table:table-cell>
              <table:table-cell office:value-type="float" office:value="31.761768">
                <text:p>31.761768</text:p>
              </table:table-cell>
              <table:table-cell office:value-type="float" office:value="32.08736">
                <text:p>32.08736</text:p>
              </table:table-cell>
              <table:table-cell office:value-type="float" office:value="32.314232">
                <text:p>32.314232</text:p>
              </table:table-cell>
              <table:table-cell office:value-type="float" office:value="32.426266">
                <text:p>32.426266</text:p>
              </table:table-cell>
              <table:table-cell office:value-type="float" office:value="32.494835">
                <text:p>32.494835</text:p>
              </table:table-cell>
              <table:table-cell office:value-type="float" office:value="32.510956">
                <text:p>32.510956</text:p>
              </table:table-cell>
              <table:table-cell office:value-type="float" office:value="32.52861">
                <text:p>32.52861</text:p>
              </table:table-cell>
              <table:table-cell office:value-type="float" office:value="32.496643">
                <text:p>32.496643</text:p>
              </table:table-cell>
              <table:table-cell office:value-type="float" office:value="32.429314">
                <text:p>32.429314</text:p>
              </table:table-cell>
              <table:table-cell office:value-type="float" office:value="32.375206">
                <text:p>32.375206</text:p>
              </table:table-cell>
            </table:table-row>
            <table:table-row>
              <table:table-cell office:value-type="string">
                <text:p>veryslow</text:p>
                <draw:g>
                  <svg:desc>old_town_cross_2160p50.A12:old_town_cross_2160p50.A12</svg:desc>
                </draw:g>
              </table:table-cell>
              <table:table-cell office:value-type="float" office:value="20.037725">
                <text:p>20.037725</text:p>
                <draw:g>
                  <svg:desc>old_town_cross_2160p50.B12:old_town_cross_2160p50.U12</svg:desc>
                </draw:g>
              </table:table-cell>
              <table:table-cell office:value-type="float" office:value="21.694099">
                <text:p>21.694099</text:p>
              </table:table-cell>
              <table:table-cell office:value-type="float" office:value="23.97267">
                <text:p>23.97267</text:p>
              </table:table-cell>
              <table:table-cell office:value-type="float" office:value="25.865948">
                <text:p>25.865948</text:p>
              </table:table-cell>
              <table:table-cell office:value-type="float" office:value="27.418312">
                <text:p>27.418312</text:p>
              </table:table-cell>
              <table:table-cell office:value-type="float" office:value="28.674503">
                <text:p>28.674503</text:p>
              </table:table-cell>
              <table:table-cell office:value-type="float" office:value="29.651876">
                <text:p>29.651876</text:p>
              </table:table-cell>
              <table:table-cell office:value-type="float" office:value="30.383846">
                <text:p>30.383846</text:p>
              </table:table-cell>
              <table:table-cell office:value-type="float" office:value="30.844103">
                <text:p>30.844103</text:p>
              </table:table-cell>
              <table:table-cell office:value-type="float" office:value="31.169672">
                <text:p>31.169672</text:p>
              </table:table-cell>
              <table:table-cell office:value-type="float" office:value="31.609707">
                <text:p>31.609707</text:p>
              </table:table-cell>
              <table:table-cell office:value-type="float" office:value="31.900953">
                <text:p>31.900953</text:p>
              </table:table-cell>
              <table:table-cell office:value-type="float" office:value="32.02404">
                <text:p>32.02404</text:p>
              </table:table-cell>
              <table:table-cell office:value-type="float" office:value="32.123867">
                <text:p>32.123867</text:p>
              </table:table-cell>
              <table:table-cell office:value-type="float" office:value="32.17783">
                <text:p>32.17783</text:p>
              </table:table-cell>
              <table:table-cell office:value-type="float" office:value="32.217186">
                <text:p>32.217186</text:p>
              </table:table-cell>
              <table:table-cell office:value-type="float" office:value="32.23732">
                <text:p>32.23732</text:p>
              </table:table-cell>
              <table:table-cell office:value-type="float" office:value="32.202049">
                <text:p>32.202049</text:p>
              </table:table-cell>
              <table:table-cell office:value-type="float" office:value="32.148083">
                <text:p>32.148083</text:p>
              </table:table-cell>
              <table:table-cell office:value-type="float" office:value="32.096817">
                <text:p>32.096817</text:p>
              </table:table-cell>
            </table:table-row>
            <table:table-row>
              <table:table-cell office:value-type="string">
                <text:p>placebo</text:p>
                <draw:g>
                  <svg:desc>old_town_cross_2160p50.A13:old_town_cross_2160p50.A13</svg:desc>
                </draw:g>
              </table:table-cell>
              <table:table-cell office:value-type="float" office:value="18.575714">
                <text:p>18.575714</text:p>
                <draw:g>
                  <svg:desc>old_town_cross_2160p50.B13:old_town_cross_2160p50.U13</svg:desc>
                </draw:g>
              </table:table-cell>
              <table:table-cell office:value-type="float" office:value="20.324776">
                <text:p>20.324776</text:p>
              </table:table-cell>
              <table:table-cell office:value-type="float" office:value="21.838972">
                <text:p>21.838972</text:p>
              </table:table-cell>
              <table:table-cell office:value-type="float" office:value="23.932955">
                <text:p>23.932955</text:p>
              </table:table-cell>
              <table:table-cell office:value-type="float" office:value="26.316719">
                <text:p>26.316719</text:p>
              </table:table-cell>
              <table:table-cell office:value-type="float" office:value="28.214169">
                <text:p>28.214169</text:p>
              </table:table-cell>
              <table:table-cell office:value-type="float" office:value="29.502058">
                <text:p>29.502058</text:p>
              </table:table-cell>
              <table:table-cell office:value-type="float" office:value="30.290247">
                <text:p>30.290247</text:p>
              </table:table-cell>
              <table:table-cell office:value-type="float" office:value="30.787041">
                <text:p>30.787041</text:p>
              </table:table-cell>
              <table:table-cell office:value-type="float" office:value="31.152033">
                <text:p>31.152033</text:p>
              </table:table-cell>
              <table:table-cell office:value-type="float" office:value="31.522917">
                <text:p>31.522917</text:p>
              </table:table-cell>
              <table:table-cell office:value-type="float" office:value="31.786613">
                <text:p>31.786613</text:p>
              </table:table-cell>
              <table:table-cell office:value-type="float" office:value="31.89662">
                <text:p>31.89662</text:p>
              </table:table-cell>
              <table:table-cell office:value-type="float" office:value="31.956192">
                <text:p>31.956192</text:p>
              </table:table-cell>
              <table:table-cell office:value-type="float" office:value="31.988749">
                <text:p>31.988749</text:p>
              </table:table-cell>
              <table:table-cell office:value-type="float" office:value="32.017479">
                <text:p>32.017479</text:p>
              </table:table-cell>
              <table:table-cell office:value-type="float" office:value="32.015335">
                <text:p>32.015335</text:p>
              </table:table-cell>
              <table:table-cell office:value-type="float" office:value="31.972691">
                <text:p>31.972691</text:p>
              </table:table-cell>
              <table:table-cell office:value-type="float" office:value="31.896652">
                <text:p>31.896652</text:p>
              </table:table-cell>
              <table:table-cell office:value-type="float" office:value="31.822626">
                <text:p>31.8226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08cm" svg:y="0.316cm" chart:style-name="ch2">
          <text:p>VMAF</text:p>
        </chart:title>
        <chart:legend chart:legend-position="end" svg:x="13.227cm" svg:y="1.96cm" style:legend-expansion="high" chart:style-name="ch3"/>
        <chart:plot-area chart:style-name="ch4" table:cell-range-address="old_town_cross_2160p50.B27:old_town_cross_2160p50.U37 old_town_cross_2160p50.A28:old_town_cross_2160p50.A37" chart:data-source-has-labels="column" svg:x="0.32cm" svg:y="1.275cm" svg:width="12.587cm" svg:height="7.545cm">
          <chartooo:coordinate-region svg:x="0.941cm" svg:y="1.474cm" svg:width="11.315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old_town_cross_2160p50.B28:old_town_cross_2160p50.U28" chart:label-cell-address="old_town_cross_2160p50.A28:old_town_cross_2160p50.A28" chart:class="chart:scatter">
            <chart:domain table:cell-range-address="old_town_cross_2160p50.B27:old_town_cross_2160p50.U27"/>
            <chart:data-point chart:repeated="20"/>
          </chart:series>
          <chart:series chart:style-name="ch8" chart:values-cell-range-address="old_town_cross_2160p50.B29:old_town_cross_2160p50.U29" chart:label-cell-address="old_town_cross_2160p50.A29:old_town_cross_2160p50.A29" chart:class="chart:scatter">
            <chart:data-point chart:repeated="20"/>
          </chart:series>
          <chart:series chart:style-name="ch9" chart:values-cell-range-address="old_town_cross_2160p50.B30:old_town_cross_2160p50.U30" chart:label-cell-address="old_town_cross_2160p50.A30:old_town_cross_2160p50.A30" chart:class="chart:scatter">
            <chart:data-point chart:repeated="20"/>
          </chart:series>
          <chart:series chart:style-name="ch10" chart:values-cell-range-address="old_town_cross_2160p50.B31:old_town_cross_2160p50.U31" chart:label-cell-address="old_town_cross_2160p50.A31:old_town_cross_2160p50.A31" chart:class="chart:scatter">
            <chart:data-point chart:repeated="20"/>
          </chart:series>
          <chart:series chart:style-name="ch11" chart:values-cell-range-address="old_town_cross_2160p50.B32:old_town_cross_2160p50.U32" chart:label-cell-address="old_town_cross_2160p50.A32:old_town_cross_2160p50.A32" chart:class="chart:scatter">
            <chart:data-point chart:repeated="20"/>
          </chart:series>
          <chart:series chart:style-name="ch12" chart:values-cell-range-address="old_town_cross_2160p50.B33:old_town_cross_2160p50.U33" chart:label-cell-address="old_town_cross_2160p50.A33:old_town_cross_2160p50.A33" chart:class="chart:scatter">
            <chart:data-point chart:repeated="20"/>
          </chart:series>
          <chart:series chart:style-name="ch13" chart:values-cell-range-address="old_town_cross_2160p50.B34:old_town_cross_2160p50.U34" chart:label-cell-address="old_town_cross_2160p50.A34:old_town_cross_2160p50.A34" chart:class="chart:scatter">
            <chart:data-point chart:repeated="20"/>
          </chart:series>
          <chart:series chart:style-name="ch14" chart:values-cell-range-address="old_town_cross_2160p50.B35:old_town_cross_2160p50.U35" chart:label-cell-address="old_town_cross_2160p50.A35:old_town_cross_2160p50.A35" chart:class="chart:scatter">
            <chart:data-point chart:repeated="20"/>
          </chart:series>
          <chart:series chart:style-name="ch15" chart:values-cell-range-address="old_town_cross_2160p50.B36:old_town_cross_2160p50.U36" chart:label-cell-address="old_town_cross_2160p50.A36:old_town_cross_2160p50.A36" chart:class="chart:scatter">
            <chart:data-point chart:repeated="20"/>
          </chart:series>
          <chart:series chart:style-name="ch16" chart:values-cell-range-address="old_town_cross_2160p50.B37:old_town_cross_2160p50.U37" chart:label-cell-address="old_town_cross_2160p50.A37:old_town_cross_2160p50.A37" chart:class="chart:scatter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27:old_town_cross_2160p50.U27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ultrafast</text:p>
                <draw:g>
                  <svg:desc>old_town_cross_2160p50.A28:old_town_cross_2160p50.A28</svg:desc>
                </draw:g>
              </table:table-cell>
              <table:table-cell office:value-type="float" office:value="0.004121">
                <text:p>0.004121</text:p>
                <draw:g>
                  <svg:desc>old_town_cross_2160p50.B28:old_town_cross_2160p50.U28</svg:desc>
                </draw:g>
              </table:table-cell>
              <table:table-cell office:value-type="float" office:value="0.004121">
                <text:p>0.004121</text:p>
              </table:table-cell>
              <table:table-cell office:value-type="float" office:value="0.026232">
                <text:p>0.026232</text:p>
              </table:table-cell>
              <table:table-cell office:value-type="float" office:value="1.245306">
                <text:p>1.245306</text:p>
              </table:table-cell>
              <table:table-cell office:value-type="float" office:value="8.991258">
                <text:p>8.991258</text:p>
              </table:table-cell>
              <table:table-cell office:value-type="float" office:value="22.576955">
                <text:p>22.576955</text:p>
              </table:table-cell>
              <table:table-cell office:value-type="float" office:value="38.578259">
                <text:p>38.578259</text:p>
              </table:table-cell>
              <table:table-cell office:value-type="float" office:value="50.73045">
                <text:p>50.73045</text:p>
              </table:table-cell>
              <table:table-cell office:value-type="float" office:value="57.347071">
                <text:p>57.347071</text:p>
              </table:table-cell>
              <table:table-cell office:value-type="float" office:value="62.65181">
                <text:p>62.65181</text:p>
              </table:table-cell>
              <table:table-cell office:value-type="float" office:value="69.073557">
                <text:p>69.073557</text:p>
              </table:table-cell>
              <table:table-cell office:value-type="float" office:value="72.670841">
                <text:p>72.670841</text:p>
              </table:table-cell>
              <table:table-cell office:value-type="float" office:value="75.354405">
                <text:p>75.354405</text:p>
              </table:table-cell>
              <table:table-cell office:value-type="float" office:value="77.526272">
                <text:p>77.526272</text:p>
              </table:table-cell>
              <table:table-cell office:value-type="float" office:value="79.503">
                <text:p>79.503</text:p>
              </table:table-cell>
              <table:table-cell office:value-type="float" office:value="80.639203">
                <text:p>80.639203</text:p>
              </table:table-cell>
              <table:table-cell office:value-type="float" office:value="81.8554">
                <text:p>81.8554</text:p>
              </table:table-cell>
              <table:table-cell office:value-type="float" office:value="82.91544">
                <text:p>82.91544</text:p>
              </table:table-cell>
              <table:table-cell office:value-type="float" office:value="83.901978">
                <text:p>83.901978</text:p>
              </table:table-cell>
              <table:table-cell office:value-type="float" office:value="84.335135">
                <text:p>84.335135</text:p>
              </table:table-cell>
            </table:table-row>
            <table:table-row>
              <table:table-cell office:value-type="string">
                <text:p>superfast</text:p>
                <draw:g>
                  <svg:desc>old_town_cross_2160p50.A29:old_town_cross_2160p50.A29</svg:desc>
                </draw:g>
              </table:table-cell>
              <table:table-cell office:value-type="float" office:value="0.012246">
                <text:p>0.012246</text:p>
                <draw:g>
                  <svg:desc>old_town_cross_2160p50.B29:old_town_cross_2160p50.U29</svg:desc>
                </draw:g>
              </table:table-cell>
              <table:table-cell office:value-type="float" office:value="0.023236">
                <text:p>0.023236</text:p>
              </table:table-cell>
              <table:table-cell office:value-type="float" office:value="4.276685">
                <text:p>4.276685</text:p>
              </table:table-cell>
              <table:table-cell office:value-type="float" office:value="22.806321">
                <text:p>22.806321</text:p>
              </table:table-cell>
              <table:table-cell office:value-type="float" office:value="36.986736">
                <text:p>36.986736</text:p>
              </table:table-cell>
              <table:table-cell office:value-type="float" office:value="46.51159">
                <text:p>46.51159</text:p>
              </table:table-cell>
              <table:table-cell office:value-type="float" office:value="53.467705">
                <text:p>53.467705</text:p>
              </table:table-cell>
              <table:table-cell office:value-type="float" office:value="58.18494">
                <text:p>58.18494</text:p>
              </table:table-cell>
              <table:table-cell office:value-type="float" office:value="61.504473">
                <text:p>61.504473</text:p>
              </table:table-cell>
              <table:table-cell office:value-type="float" office:value="63.966337">
                <text:p>63.966337</text:p>
              </table:table-cell>
              <table:table-cell office:value-type="float" office:value="67.640128">
                <text:p>67.640128</text:p>
              </table:table-cell>
              <table:table-cell office:value-type="float" office:value="70.112711">
                <text:p>70.112711</text:p>
              </table:table-cell>
              <table:table-cell office:value-type="float" office:value="71.965366">
                <text:p>71.965366</text:p>
              </table:table-cell>
              <table:table-cell office:value-type="float" office:value="73.668682">
                <text:p>73.668682</text:p>
              </table:table-cell>
              <table:table-cell office:value-type="float" office:value="74.921033">
                <text:p>74.921033</text:p>
              </table:table-cell>
              <table:table-cell office:value-type="float" office:value="75.860549">
                <text:p>75.860549</text:p>
              </table:table-cell>
              <table:table-cell office:value-type="float" office:value="76.358375">
                <text:p>76.358375</text:p>
              </table:table-cell>
              <table:table-cell office:value-type="float" office:value="76.819303">
                <text:p>76.819303</text:p>
              </table:table-cell>
              <table:table-cell office:value-type="float" office:value="77.182968">
                <text:p>77.182968</text:p>
              </table:table-cell>
              <table:table-cell office:value-type="float" office:value="77.517728">
                <text:p>77.517728</text:p>
              </table:table-cell>
            </table:table-row>
            <table:table-row>
              <table:table-cell office:value-type="string">
                <text:p>veryfast</text:p>
                <draw:g>
                  <svg:desc>old_town_cross_2160p50.A30:old_town_cross_2160p50.A30</svg:desc>
                </draw:g>
              </table:table-cell>
              <table:table-cell office:value-type="float" office:value="0.035208">
                <text:p>0.035208</text:p>
                <draw:g>
                  <svg:desc>old_town_cross_2160p50.B30:old_town_cross_2160p50.U30</svg:desc>
                </draw:g>
              </table:table-cell>
              <table:table-cell office:value-type="float" office:value="0.104951">
                <text:p>0.104951</text:p>
              </table:table-cell>
              <table:table-cell office:value-type="float" office:value="6.444417">
                <text:p>6.444417</text:p>
              </table:table-cell>
              <table:table-cell office:value-type="float" office:value="27.622878">
                <text:p>27.622878</text:p>
              </table:table-cell>
              <table:table-cell office:value-type="float" office:value="42.048955">
                <text:p>42.048955</text:p>
              </table:table-cell>
              <table:table-cell office:value-type="float" office:value="52.222747">
                <text:p>52.222747</text:p>
              </table:table-cell>
              <table:table-cell office:value-type="float" office:value="59.884518">
                <text:p>59.884518</text:p>
              </table:table-cell>
              <table:table-cell office:value-type="float" office:value="65.019125">
                <text:p>65.019125</text:p>
              </table:table-cell>
              <table:table-cell office:value-type="float" office:value="68.735118">
                <text:p>68.735118</text:p>
              </table:table-cell>
              <table:table-cell office:value-type="float" office:value="71.748801">
                <text:p>71.748801</text:p>
              </table:table-cell>
              <table:table-cell office:value-type="float" office:value="75.390447">
                <text:p>75.390447</text:p>
              </table:table-cell>
              <table:table-cell office:value-type="float" office:value="77.826841">
                <text:p>77.826841</text:p>
              </table:table-cell>
              <table:table-cell office:value-type="float" office:value="79.378489">
                <text:p>79.378489</text:p>
              </table:table-cell>
              <table:table-cell office:value-type="float" office:value="80.439678">
                <text:p>80.439678</text:p>
              </table:table-cell>
              <table:table-cell office:value-type="float" office:value="81.125">
                <text:p>81.125</text:p>
              </table:table-cell>
              <table:table-cell office:value-type="float" office:value="81.579035">
                <text:p>81.579035</text:p>
              </table:table-cell>
              <table:table-cell office:value-type="float" office:value="81.845305">
                <text:p>81.845305</text:p>
              </table:table-cell>
              <table:table-cell office:value-type="float" office:value="81.806848">
                <text:p>81.806848</text:p>
              </table:table-cell>
              <table:table-cell office:value-type="float" office:value="81.54884">
                <text:p>81.54884</text:p>
              </table:table-cell>
              <table:table-cell office:value-type="float" office:value="80.570045">
                <text:p>80.570045</text:p>
              </table:table-cell>
            </table:table-row>
            <table:table-row>
              <table:table-cell office:value-type="string">
                <text:p>faster</text:p>
                <draw:g>
                  <svg:desc>old_town_cross_2160p50.A31:old_town_cross_2160p50.A31</svg:desc>
                </draw:g>
              </table:table-cell>
              <table:table-cell office:value-type="float" office:value="0">
                <text:p>0</text:p>
                <draw:g>
                  <svg:desc>old_town_cross_2160p50.B31:old_town_cross_2160p50.U31</svg:desc>
                </draw:g>
              </table:table-cell>
              <table:table-cell office:value-type="float" office:value="0.245498">
                <text:p>0.245498</text:p>
              </table:table-cell>
              <table:table-cell office:value-type="float" office:value="10.762875">
                <text:p>10.762875</text:p>
              </table:table-cell>
              <table:table-cell office:value-type="float" office:value="32.950219">
                <text:p>32.950219</text:p>
              </table:table-cell>
              <table:table-cell office:value-type="float" office:value="46.913538">
                <text:p>46.913538</text:p>
              </table:table-cell>
              <table:table-cell office:value-type="float" office:value="57.119695">
                <text:p>57.119695</text:p>
              </table:table-cell>
              <table:table-cell office:value-type="float" office:value="64.615984">
                <text:p>64.615984</text:p>
              </table:table-cell>
              <table:table-cell office:value-type="float" office:value="70.457881">
                <text:p>70.457881</text:p>
              </table:table-cell>
              <table:table-cell office:value-type="float" office:value="74.639722">
                <text:p>74.639722</text:p>
              </table:table-cell>
              <table:table-cell office:value-type="float" office:value="77.875275">
                <text:p>77.875275</text:p>
              </table:table-cell>
              <table:table-cell office:value-type="float" office:value="82.318779">
                <text:p>82.318779</text:p>
              </table:table-cell>
              <table:table-cell office:value-type="float" office:value="84.954539">
                <text:p>84.954539</text:p>
              </table:table-cell>
              <table:table-cell office:value-type="float" office:value="86.658124">
                <text:p>86.658124</text:p>
              </table:table-cell>
              <table:table-cell office:value-type="float" office:value="87.78346">
                <text:p>87.78346</text:p>
              </table:table-cell>
              <table:table-cell office:value-type="float" office:value="88.557694">
                <text:p>88.557694</text:p>
              </table:table-cell>
              <table:table-cell office:value-type="float" office:value="89.035192">
                <text:p>89.035192</text:p>
              </table:table-cell>
              <table:table-cell office:value-type="float" office:value="89.247032">
                <text:p>89.247032</text:p>
              </table:table-cell>
              <table:table-cell office:value-type="float" office:value="89.386569">
                <text:p>89.386569</text:p>
              </table:table-cell>
              <table:table-cell office:value-type="float" office:value="89.357596">
                <text:p>89.357596</text:p>
              </table:table-cell>
              <table:table-cell office:value-type="float" office:value="89.032277">
                <text:p>89.032277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32:old_town_cross_2160p50.A32</svg:desc>
                </draw:g>
              </table:table-cell>
              <table:table-cell office:value-type="float" office:value="0">
                <text:p>0</text:p>
                <draw:g>
                  <svg:desc>old_town_cross_2160p50.B32:old_town_cross_2160p50.U32</svg:desc>
                </draw:g>
              </table:table-cell>
              <table:table-cell office:value-type="float" office:value="1.214648">
                <text:p>1.214648</text:p>
              </table:table-cell>
              <table:table-cell office:value-type="float" office:value="20.087842">
                <text:p>20.087842</text:p>
              </table:table-cell>
              <table:table-cell office:value-type="float" office:value="37.48195">
                <text:p>37.48195</text:p>
              </table:table-cell>
              <table:table-cell office:value-type="float" office:value="49.986079">
                <text:p>49.986079</text:p>
              </table:table-cell>
              <table:table-cell office:value-type="float" office:value="59.836302">
                <text:p>59.836302</text:p>
              </table:table-cell>
              <table:table-cell office:value-type="float" office:value="66.826192">
                <text:p>66.826192</text:p>
              </table:table-cell>
              <table:table-cell office:value-type="float" office:value="72.051737">
                <text:p>72.051737</text:p>
              </table:table-cell>
              <table:table-cell office:value-type="float" office:value="76.006806">
                <text:p>76.006806</text:p>
              </table:table-cell>
              <table:table-cell office:value-type="float" office:value="79.111726">
                <text:p>79.111726</text:p>
              </table:table-cell>
              <table:table-cell office:value-type="float" office:value="83.106312">
                <text:p>83.106312</text:p>
              </table:table-cell>
              <table:table-cell office:value-type="float" office:value="85.575251">
                <text:p>85.575251</text:p>
              </table:table-cell>
              <table:table-cell office:value-type="float" office:value="87.182865">
                <text:p>87.182865</text:p>
              </table:table-cell>
              <table:table-cell office:value-type="float" office:value="88.272465">
                <text:p>88.272465</text:p>
              </table:table-cell>
              <table:table-cell office:value-type="float" office:value="88.971054">
                <text:p>88.971054</text:p>
              </table:table-cell>
              <table:table-cell office:value-type="float" office:value="89.420292">
                <text:p>89.420292</text:p>
              </table:table-cell>
              <table:table-cell office:value-type="float" office:value="89.543842">
                <text:p>89.543842</text:p>
              </table:table-cell>
              <table:table-cell office:value-type="float" office:value="89.483586">
                <text:p>89.483586</text:p>
              </table:table-cell>
              <table:table-cell office:value-type="float" office:value="89.231793">
                <text:p>89.231793</text:p>
              </table:table-cell>
              <table:table-cell office:value-type="float" office:value="88.643286">
                <text:p>88.643286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33:old_town_cross_2160p50.A33</svg:desc>
                </draw:g>
              </table:table-cell>
              <table:table-cell office:value-type="float" office:value="0">
                <text:p>0</text:p>
                <draw:g>
                  <svg:desc>old_town_cross_2160p50.B33:old_town_cross_2160p50.U33</svg:desc>
                </draw:g>
              </table:table-cell>
              <table:table-cell office:value-type="float" office:value="0.512735">
                <text:p>0.512735</text:p>
              </table:table-cell>
              <table:table-cell office:value-type="float" office:value="12.105442">
                <text:p>12.105442</text:p>
              </table:table-cell>
              <table:table-cell office:value-type="float" office:value="30.506562">
                <text:p>30.506562</text:p>
              </table:table-cell>
              <table:table-cell office:value-type="float" office:value="44.998177">
                <text:p>44.998177</text:p>
              </table:table-cell>
              <table:table-cell office:value-type="float" office:value="56.458203">
                <text:p>56.458203</text:p>
              </table:table-cell>
              <table:table-cell office:value-type="float" office:value="65.250102">
                <text:p>65.250102</text:p>
              </table:table-cell>
              <table:table-cell office:value-type="float" office:value="71.50714">
                <text:p>71.50714</text:p>
              </table:table-cell>
              <table:table-cell office:value-type="float" office:value="76.183631">
                <text:p>76.183631</text:p>
              </table:table-cell>
              <table:table-cell office:value-type="float" office:value="79.583778">
                <text:p>79.583778</text:p>
              </table:table-cell>
              <table:table-cell office:value-type="float" office:value="84.027112">
                <text:p>84.027112</text:p>
              </table:table-cell>
              <table:table-cell office:value-type="float" office:value="86.520742">
                <text:p>86.520742</text:p>
              </table:table-cell>
              <table:table-cell office:value-type="float" office:value="88.031018">
                <text:p>88.031018</text:p>
              </table:table-cell>
              <table:table-cell office:value-type="float" office:value="89.149419">
                <text:p>89.149419</text:p>
              </table:table-cell>
              <table:table-cell office:value-type="float" office:value="89.912475">
                <text:p>89.912475</text:p>
              </table:table-cell>
              <table:table-cell office:value-type="float" office:value="90.291289">
                <text:p>90.291289</text:p>
              </table:table-cell>
              <table:table-cell office:value-type="float" office:value="90.405152">
                <text:p>90.405152</text:p>
              </table:table-cell>
              <table:table-cell office:value-type="float" office:value="90.41369">
                <text:p>90.41369</text:p>
              </table:table-cell>
              <table:table-cell office:value-type="float" office:value="90.289293">
                <text:p>90.289293</text:p>
              </table:table-cell>
              <table:table-cell office:value-type="float" office:value="89.81594">
                <text:p>89.81594</text:p>
              </table:table-cell>
            </table:table-row>
            <table:table-row>
              <table:table-cell office:value-type="string">
                <text:p>slow</text:p>
                <draw:g>
                  <svg:desc>old_town_cross_2160p50.A34:old_town_cross_2160p50.A34</svg:desc>
                </draw:g>
              </table:table-cell>
              <table:table-cell office:value-type="float" office:value="0">
                <text:p>0</text:p>
                <draw:g>
                  <svg:desc>old_town_cross_2160p50.B34:old_town_cross_2160p50.U34</svg:desc>
                </draw:g>
              </table:table-cell>
              <table:table-cell office:value-type="float" office:value="0.388509">
                <text:p>0.388509</text:p>
              </table:table-cell>
              <table:table-cell office:value-type="float" office:value="9.315035">
                <text:p>9.315035</text:p>
              </table:table-cell>
              <table:table-cell office:value-type="float" office:value="28.338529">
                <text:p>28.338529</text:p>
              </table:table-cell>
              <table:table-cell office:value-type="float" office:value="44.16804">
                <text:p>44.16804</text:p>
              </table:table-cell>
              <table:table-cell office:value-type="float" office:value="57.866365">
                <text:p>57.866365</text:p>
              </table:table-cell>
              <table:table-cell office:value-type="float" office:value="67.242001">
                <text:p>67.242001</text:p>
              </table:table-cell>
              <table:table-cell office:value-type="float" office:value="73.829583">
                <text:p>73.829583</text:p>
              </table:table-cell>
              <table:table-cell office:value-type="float" office:value="77.991929">
                <text:p>77.991929</text:p>
              </table:table-cell>
              <table:table-cell office:value-type="float" office:value="81.218367">
                <text:p>81.218367</text:p>
              </table:table-cell>
              <table:table-cell office:value-type="float" office:value="84.71704">
                <text:p>84.71704</text:p>
              </table:table-cell>
              <table:table-cell office:value-type="float" office:value="87.020208">
                <text:p>87.020208</text:p>
              </table:table-cell>
              <table:table-cell office:value-type="float" office:value="88.301774">
                <text:p>88.301774</text:p>
              </table:table-cell>
              <table:table-cell office:value-type="float" office:value="89.044514">
                <text:p>89.044514</text:p>
              </table:table-cell>
              <table:table-cell office:value-type="float" office:value="89.499027">
                <text:p>89.499027</text:p>
              </table:table-cell>
              <table:table-cell office:value-type="float" office:value="89.690509">
                <text:p>89.690509</text:p>
              </table:table-cell>
              <table:table-cell office:value-type="float" office:value="89.525693">
                <text:p>89.525693</text:p>
              </table:table-cell>
              <table:table-cell office:value-type="float" office:value="89.444081">
                <text:p>89.444081</text:p>
              </table:table-cell>
              <table:table-cell office:value-type="float" office:value="89.05007">
                <text:p>89.05007</text:p>
              </table:table-cell>
              <table:table-cell office:value-type="float" office:value="88.443638">
                <text:p>88.443638</text:p>
              </table:table-cell>
            </table:table-row>
            <table:table-row>
              <table:table-cell office:value-type="string">
                <text:p>slower</text:p>
                <draw:g>
                  <svg:desc>old_town_cross_2160p50.A35:old_town_cross_2160p50.A35</svg:desc>
                </draw:g>
              </table:table-cell>
              <table:table-cell office:value-type="float" office:value="0">
                <text:p>0</text:p>
                <draw:g>
                  <svg:desc>old_town_cross_2160p50.B35:old_town_cross_2160p50.U35</svg:desc>
                </draw:g>
              </table:table-cell>
              <table:table-cell office:value-type="float" office:value="0.276447">
                <text:p>0.276447</text:p>
              </table:table-cell>
              <table:table-cell office:value-type="float" office:value="10.486858">
                <text:p>10.486858</text:p>
              </table:table-cell>
              <table:table-cell office:value-type="float" office:value="28.931378">
                <text:p>28.931378</text:p>
              </table:table-cell>
              <table:table-cell office:value-type="float" office:value="43.57209">
                <text:p>43.57209</text:p>
              </table:table-cell>
              <table:table-cell office:value-type="float" office:value="56.682009">
                <text:p>56.682009</text:p>
              </table:table-cell>
              <table:table-cell office:value-type="float" office:value="67.156969">
                <text:p>67.156969</text:p>
              </table:table-cell>
              <table:table-cell office:value-type="float" office:value="73.195441">
                <text:p>73.195441</text:p>
              </table:table-cell>
              <table:table-cell office:value-type="float" office:value="77.684994">
                <text:p>77.684994</text:p>
              </table:table-cell>
              <table:table-cell office:value-type="float" office:value="80.824685">
                <text:p>80.824685</text:p>
              </table:table-cell>
              <table:table-cell office:value-type="float" office:value="84.438419">
                <text:p>84.438419</text:p>
              </table:table-cell>
              <table:table-cell office:value-type="float" office:value="86.733172">
                <text:p>86.733172</text:p>
              </table:table-cell>
              <table:table-cell office:value-type="float" office:value="88.229257">
                <text:p>88.229257</text:p>
              </table:table-cell>
              <table:table-cell office:value-type="float" office:value="89.091329">
                <text:p>89.091329</text:p>
              </table:table-cell>
              <table:table-cell office:value-type="float" office:value="89.56107">
                <text:p>89.56107</text:p>
              </table:table-cell>
              <table:table-cell office:value-type="float" office:value="89.732544">
                <text:p>89.732544</text:p>
              </table:table-cell>
              <table:table-cell office:value-type="float" office:value="89.810539">
                <text:p>89.810539</text:p>
              </table:table-cell>
              <table:table-cell office:value-type="float" office:value="89.669823">
                <text:p>89.669823</text:p>
              </table:table-cell>
              <table:table-cell office:value-type="float" office:value="89.209106">
                <text:p>89.209106</text:p>
              </table:table-cell>
              <table:table-cell office:value-type="float" office:value="88.789777">
                <text:p>88.789777</text:p>
              </table:table-cell>
            </table:table-row>
            <table:table-row>
              <table:table-cell office:value-type="string">
                <text:p>veryslow</text:p>
                <draw:g>
                  <svg:desc>old_town_cross_2160p50.A36:old_town_cross_2160p50.A36</svg:desc>
                </draw:g>
              </table:table-cell>
              <table:table-cell office:value-type="float" office:value="0">
                <text:p>0</text:p>
                <draw:g>
                  <svg:desc>old_town_cross_2160p50.B36:old_town_cross_2160p50.U36</svg:desc>
                </draw:g>
              </table:table-cell>
              <table:table-cell office:value-type="float" office:value="0.923617">
                <text:p>0.923617</text:p>
              </table:table-cell>
              <table:table-cell office:value-type="float" office:value="13.301406">
                <text:p>13.301406</text:p>
              </table:table-cell>
              <table:table-cell office:value-type="float" office:value="32.790729">
                <text:p>32.790729</text:p>
              </table:table-cell>
              <table:table-cell office:value-type="float" office:value="48.099973">
                <text:p>48.099973</text:p>
              </table:table-cell>
              <table:table-cell office:value-type="float" office:value="59.606823">
                <text:p>59.606823</text:p>
              </table:table-cell>
              <table:table-cell office:value-type="float" office:value="68.310976">
                <text:p>68.310976</text:p>
              </table:table-cell>
              <table:table-cell office:value-type="float" office:value="74.277958">
                <text:p>74.277958</text:p>
              </table:table-cell>
              <table:table-cell office:value-type="float" office:value="78.102261">
                <text:p>78.102261</text:p>
              </table:table-cell>
              <table:table-cell office:value-type="float" office:value="80.77765">
                <text:p>80.77765</text:p>
              </table:table-cell>
              <table:table-cell office:value-type="float" office:value="84.398814">
                <text:p>84.398814</text:p>
              </table:table-cell>
              <table:table-cell office:value-type="float" office:value="86.65285">
                <text:p>86.65285</text:p>
              </table:table-cell>
              <table:table-cell office:value-type="float" office:value="87.793237">
                <text:p>87.793237</text:p>
              </table:table-cell>
              <table:table-cell office:value-type="float" office:value="88.584053">
                <text:p>88.584053</text:p>
              </table:table-cell>
              <table:table-cell office:value-type="float" office:value="89.038181">
                <text:p>89.038181</text:p>
              </table:table-cell>
              <table:table-cell office:value-type="float" office:value="89.345137">
                <text:p>89.345137</text:p>
              </table:table-cell>
              <table:table-cell office:value-type="float" office:value="89.442617">
                <text:p>89.442617</text:p>
              </table:table-cell>
              <table:table-cell office:value-type="float" office:value="89.222392">
                <text:p>89.222392</text:p>
              </table:table-cell>
              <table:table-cell office:value-type="float" office:value="88.815666">
                <text:p>88.815666</text:p>
              </table:table-cell>
              <table:table-cell office:value-type="float" office:value="88.377766">
                <text:p>88.377766</text:p>
              </table:table-cell>
            </table:table-row>
            <table:table-row>
              <table:table-cell office:value-type="string">
                <text:p>placebo</text:p>
                <draw:g>
                  <svg:desc>old_town_cross_2160p50.A37:old_town_cross_2160p50.A37</svg:desc>
                </draw:g>
              </table:table-cell>
              <table:table-cell office:value-type="float" office:value="0">
                <text:p>0</text:p>
                <draw:g>
                  <svg:desc>old_town_cross_2160p50.B37:old_town_cross_2160p50.U37</svg:desc>
                </draw:g>
              </table:table-cell>
              <table:table-cell office:value-type="float" office:value="0.485262">
                <text:p>0.485262</text:p>
              </table:table-cell>
              <table:table-cell office:value-type="float" office:value="2.962014">
                <text:p>2.962014</text:p>
              </table:table-cell>
              <table:table-cell office:value-type="float" office:value="18.873582">
                <text:p>18.873582</text:p>
              </table:table-cell>
              <table:table-cell office:value-type="float" office:value="40.063642">
                <text:p>40.063642</text:p>
              </table:table-cell>
              <table:table-cell office:value-type="float" office:value="56.064693">
                <text:p>56.064693</text:p>
              </table:table-cell>
              <table:table-cell office:value-type="float" office:value="66.690803">
                <text:p>66.690803</text:p>
              </table:table-cell>
              <table:table-cell office:value-type="float" office:value="73.032775">
                <text:p>73.032775</text:p>
              </table:table-cell>
              <table:table-cell office:value-type="float" office:value="77.050675">
                <text:p>77.050675</text:p>
              </table:table-cell>
              <table:table-cell office:value-type="float" office:value="79.995553">
                <text:p>79.995553</text:p>
              </table:table-cell>
              <table:table-cell office:value-type="float" office:value="83.081446">
                <text:p>83.081446</text:p>
              </table:table-cell>
              <table:table-cell office:value-type="float" office:value="85.347872">
                <text:p>85.347872</text:p>
              </table:table-cell>
              <table:table-cell office:value-type="float" office:value="86.405144">
                <text:p>86.405144</text:p>
              </table:table-cell>
              <table:table-cell office:value-type="float" office:value="87.087527">
                <text:p>87.087527</text:p>
              </table:table-cell>
              <table:table-cell office:value-type="float" office:value="87.462398">
                <text:p>87.462398</text:p>
              </table:table-cell>
              <table:table-cell office:value-type="float" office:value="87.762602">
                <text:p>87.762602</text:p>
              </table:table-cell>
              <table:table-cell office:value-type="float" office:value="87.793813">
                <text:p>87.793813</text:p>
              </table:table-cell>
              <table:table-cell office:value-type="float" office:value="87.521184">
                <text:p>87.521184</text:p>
              </table:table-cell>
              <table:table-cell office:value-type="float" office:value="86.954073">
                <text:p>86.954073</text:p>
              </table:table-cell>
              <table:table-cell office:value-type="float" office:value="86.323714">
                <text:p>86.32371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93cm" svg:y="0.316cm" chart:style-name="ch2">
          <text:p>Intel</text:p>
        </chart:title>
        <chart:legend chart:legend-position="end" svg:x="13.227cm" svg:y="1.96cm" style:legend-expansion="high" chart:style-name="ch3"/>
        <chart:plot-area chart:style-name="ch4" table:cell-range-address="old_town_cross_2160p50.B39:old_town_cross_2160p50.U49 old_town_cross_2160p50.A40:old_town_cross_2160p50.A49" chart:data-source-has-labels="column" svg:x="0.32cm" svg:y="1.275cm" svg:width="12.587cm" svg:height="7.545cm">
          <chartooo:coordinate-region svg:x="1.497cm" svg:y="1.474cm" svg:width="10.945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old_town_cross_2160p50.B40:old_town_cross_2160p50.U40" chart:label-cell-address="old_town_cross_2160p50.A40:old_town_cross_2160p50.A40" chart:class="chart:scatter">
            <chart:domain table:cell-range-address="old_town_cross_2160p50.B39:old_town_cross_2160p50.U39"/>
            <chart:data-point chart:repeated="20"/>
          </chart:series>
          <chart:series chart:style-name="ch8" chart:values-cell-range-address="old_town_cross_2160p50.B41:old_town_cross_2160p50.U41" chart:label-cell-address="old_town_cross_2160p50.A41:old_town_cross_2160p50.A41" chart:class="chart:scatter">
            <chart:data-point chart:repeated="20"/>
          </chart:series>
          <chart:series chart:style-name="ch9" chart:values-cell-range-address="old_town_cross_2160p50.B42:old_town_cross_2160p50.U42" chart:label-cell-address="old_town_cross_2160p50.A42:old_town_cross_2160p50.A42" chart:class="chart:scatter">
            <chart:data-point chart:repeated="20"/>
          </chart:series>
          <chart:series chart:style-name="ch10" chart:values-cell-range-address="old_town_cross_2160p50.B43:old_town_cross_2160p50.U43" chart:label-cell-address="old_town_cross_2160p50.A43:old_town_cross_2160p50.A43" chart:class="chart:scatter">
            <chart:data-point chart:repeated="20"/>
          </chart:series>
          <chart:series chart:style-name="ch11" chart:values-cell-range-address="old_town_cross_2160p50.B44:old_town_cross_2160p50.U44" chart:label-cell-address="old_town_cross_2160p50.A44:old_town_cross_2160p50.A44" chart:class="chart:scatter">
            <chart:data-point chart:repeated="20"/>
          </chart:series>
          <chart:series chart:style-name="ch12" chart:values-cell-range-address="old_town_cross_2160p50.B45:old_town_cross_2160p50.U45" chart:label-cell-address="old_town_cross_2160p50.A45:old_town_cross_2160p50.A45" chart:class="chart:scatter">
            <chart:data-point chart:repeated="20"/>
          </chart:series>
          <chart:series chart:style-name="ch13" chart:values-cell-range-address="old_town_cross_2160p50.B46:old_town_cross_2160p50.U46" chart:label-cell-address="old_town_cross_2160p50.A46:old_town_cross_2160p50.A46" chart:class="chart:scatter">
            <chart:data-point chart:repeated="20"/>
          </chart:series>
          <chart:series chart:style-name="ch14" chart:values-cell-range-address="old_town_cross_2160p50.B47:old_town_cross_2160p50.U47" chart:label-cell-address="old_town_cross_2160p50.A47:old_town_cross_2160p50.A47" chart:class="chart:scatter">
            <chart:data-point chart:repeated="20"/>
          </chart:series>
          <chart:series chart:style-name="ch15" chart:values-cell-range-address="old_town_cross_2160p50.B48:old_town_cross_2160p50.U48" chart:label-cell-address="old_town_cross_2160p50.A48:old_town_cross_2160p50.A48" chart:class="chart:scatter">
            <chart:data-point chart:repeated="20"/>
          </chart:series>
          <chart:series chart:style-name="ch16" chart:values-cell-range-address="old_town_cross_2160p50.B49:old_town_cross_2160p50.U49" chart:label-cell-address="old_town_cross_2160p50.A49:old_town_cross_2160p50.A49" chart:class="chart:scatter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39:old_town_cross_2160p50.U39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ultrafast</text:p>
                <draw:g>
                  <svg:desc>old_town_cross_2160p50.A40:old_town_cross_2160p50.A40</svg:desc>
                </draw:g>
              </table:table-cell>
              <table:table-cell office:value-type="float" office:value="112.5917">
                <text:p>112.5917</text:p>
                <draw:g>
                  <svg:desc>old_town_cross_2160p50.B40:old_town_cross_2160p50.U40</svg:desc>
                </draw:g>
              </table:table-cell>
              <table:table-cell office:value-type="float" office:value="84.4672">
                <text:p>84.4672</text:p>
              </table:table-cell>
              <table:table-cell office:value-type="float" office:value="76.1958">
                <text:p>76.1958</text:p>
              </table:table-cell>
              <table:table-cell office:value-type="float" office:value="59.3541">
                <text:p>59.3541</text:p>
              </table:table-cell>
              <table:table-cell office:value-type="float" office:value="74.5439">
                <text:p>74.5439</text:p>
              </table:table-cell>
              <table:table-cell office:value-type="float" office:value="75.0313">
                <text:p>75.0313</text:p>
              </table:table-cell>
              <table:table-cell office:value-type="float" office:value="75.5197">
                <text:p>75.5197</text:p>
              </table:table-cell>
              <table:table-cell office:value-type="float" office:value="75.4546">
                <text:p>75.4546</text:p>
              </table:table-cell>
              <table:table-cell office:value-type="float" office:value="75.5614">
                <text:p>75.5614</text:p>
              </table:table-cell>
              <table:table-cell office:value-type="float" office:value="75.8193">
                <text:p>75.8193</text:p>
              </table:table-cell>
              <table:table-cell office:value-type="float" office:value="76.1967">
                <text:p>76.1967</text:p>
              </table:table-cell>
              <table:table-cell office:value-type="float" office:value="76.0847">
                <text:p>76.0847</text:p>
              </table:table-cell>
              <table:table-cell office:value-type="float" office:value="76.4815">
                <text:p>76.4815</text:p>
              </table:table-cell>
              <table:table-cell office:value-type="float" office:value="77.001">
                <text:p>77.001</text:p>
              </table:table-cell>
              <table:table-cell office:value-type="float" office:value="77.0796">
                <text:p>77.0796</text:p>
              </table:table-cell>
              <table:table-cell office:value-type="float" office:value="77.2148">
                <text:p>77.2148</text:p>
              </table:table-cell>
              <table:table-cell office:value-type="float" office:value="77.2017">
                <text:p>77.2017</text:p>
              </table:table-cell>
              <table:table-cell office:value-type="float" office:value="77.6588">
                <text:p>77.6588</text:p>
              </table:table-cell>
              <table:table-cell office:value-type="float" office:value="77.167">
                <text:p>77.167</text:p>
              </table:table-cell>
              <table:table-cell office:value-type="float" office:value="77.4761">
                <text:p>77.4761</text:p>
              </table:table-cell>
            </table:table-row>
            <table:table-row>
              <table:table-cell office:value-type="string">
                <text:p>superfast</text:p>
                <draw:g>
                  <svg:desc>old_town_cross_2160p50.A41:old_town_cross_2160p50.A41</svg:desc>
                </draw:g>
              </table:table-cell>
              <table:table-cell office:value-type="float" office:value="152.5043">
                <text:p>152.5043</text:p>
                <draw:g>
                  <svg:desc>old_town_cross_2160p50.B41:old_town_cross_2160p50.U41</svg:desc>
                </draw:g>
              </table:table-cell>
              <table:table-cell office:value-type="float" office:value="151.2584">
                <text:p>151.2584</text:p>
              </table:table-cell>
              <table:table-cell office:value-type="float" office:value="152.1072">
                <text:p>152.1072</text:p>
              </table:table-cell>
              <table:table-cell office:value-type="float" office:value="154.448">
                <text:p>154.448</text:p>
              </table:table-cell>
              <table:table-cell office:value-type="float" office:value="156.0656">
                <text:p>156.0656</text:p>
              </table:table-cell>
              <table:table-cell office:value-type="float" office:value="157.8316">
                <text:p>157.8316</text:p>
              </table:table-cell>
              <table:table-cell office:value-type="float" office:value="159.3776">
                <text:p>159.3776</text:p>
              </table:table-cell>
              <table:table-cell office:value-type="float" office:value="161.297">
                <text:p>161.297</text:p>
              </table:table-cell>
              <table:table-cell office:value-type="float" office:value="162.5886">
                <text:p>162.5886</text:p>
              </table:table-cell>
              <table:table-cell office:value-type="float" office:value="163.091">
                <text:p>163.091</text:p>
              </table:table-cell>
              <table:table-cell office:value-type="float" office:value="165.8936">
                <text:p>165.8936</text:p>
              </table:table-cell>
              <table:table-cell office:value-type="float" office:value="167.8351">
                <text:p>167.8351</text:p>
              </table:table-cell>
              <table:table-cell office:value-type="float" office:value="169.5287">
                <text:p>169.5287</text:p>
              </table:table-cell>
              <table:table-cell office:value-type="float" office:value="171.8918">
                <text:p>171.8918</text:p>
              </table:table-cell>
              <table:table-cell office:value-type="float" office:value="173.3452">
                <text:p>173.3452</text:p>
              </table:table-cell>
              <table:table-cell office:value-type="float" office:value="174.7624">
                <text:p>174.7624</text:p>
              </table:table-cell>
              <table:table-cell office:value-type="float" office:value="176.2335">
                <text:p>176.2335</text:p>
              </table:table-cell>
              <table:table-cell office:value-type="float" office:value="178.1542">
                <text:p>178.1542</text:p>
              </table:table-cell>
              <table:table-cell office:value-type="float" office:value="179.0569">
                <text:p>179.0569</text:p>
              </table:table-cell>
              <table:table-cell office:value-type="float" office:value="180.1194">
                <text:p>180.1194</text:p>
              </table:table-cell>
            </table:table-row>
            <table:table-row>
              <table:table-cell office:value-type="string">
                <text:p>veryfast</text:p>
                <draw:g>
                  <svg:desc>old_town_cross_2160p50.A42:old_town_cross_2160p50.A42</svg:desc>
                </draw:g>
              </table:table-cell>
              <table:table-cell office:value-type="float" office:value="241.3578">
                <text:p>241.3578</text:p>
                <draw:g>
                  <svg:desc>old_town_cross_2160p50.B42:old_town_cross_2160p50.U42</svg:desc>
                </draw:g>
              </table:table-cell>
              <table:table-cell office:value-type="float" office:value="243.0062">
                <text:p>243.0062</text:p>
              </table:table-cell>
              <table:table-cell office:value-type="float" office:value="243.8457">
                <text:p>243.8457</text:p>
              </table:table-cell>
              <table:table-cell office:value-type="float" office:value="248.9036">
                <text:p>248.9036</text:p>
              </table:table-cell>
              <table:table-cell office:value-type="float" office:value="251.8196">
                <text:p>251.8196</text:p>
              </table:table-cell>
              <table:table-cell office:value-type="float" office:value="255.7988">
                <text:p>255.7988</text:p>
              </table:table-cell>
              <table:table-cell office:value-type="float" office:value="259.4737">
                <text:p>259.4737</text:p>
              </table:table-cell>
              <table:table-cell office:value-type="float" office:value="261.7571">
                <text:p>261.7571</text:p>
              </table:table-cell>
              <table:table-cell office:value-type="float" office:value="265.0896">
                <text:p>265.0896</text:p>
              </table:table-cell>
              <table:table-cell office:value-type="float" office:value="267.4364">
                <text:p>267.4364</text:p>
              </table:table-cell>
              <table:table-cell office:value-type="float" office:value="271.1217">
                <text:p>271.1217</text:p>
              </table:table-cell>
              <table:table-cell office:value-type="float" office:value="276.6903">
                <text:p>276.6903</text:p>
              </table:table-cell>
              <table:table-cell office:value-type="float" office:value="278.974">
                <text:p>278.974</text:p>
              </table:table-cell>
              <table:table-cell office:value-type="float" office:value="295.3137">
                <text:p>295.3137</text:p>
              </table:table-cell>
              <table:table-cell office:value-type="float" office:value="299.317">
                <text:p>299.317</text:p>
              </table:table-cell>
              <table:table-cell office:value-type="float" office:value="302.5488">
                <text:p>302.5488</text:p>
              </table:table-cell>
              <table:table-cell office:value-type="float" office:value="303.0671">
                <text:p>303.0671</text:p>
              </table:table-cell>
              <table:table-cell office:value-type="float" office:value="304.9185">
                <text:p>304.9185</text:p>
              </table:table-cell>
              <table:table-cell office:value-type="float" office:value="306.0514">
                <text:p>306.0514</text:p>
              </table:table-cell>
              <table:table-cell office:value-type="float" office:value="306.1725">
                <text:p>306.1725</text:p>
              </table:table-cell>
            </table:table-row>
            <table:table-row>
              <table:table-cell office:value-type="string">
                <text:p>faster</text:p>
                <draw:g>
                  <svg:desc>old_town_cross_2160p50.A43:old_town_cross_2160p50.A43</svg:desc>
                </draw:g>
              </table:table-cell>
              <table:table-cell office:value-type="float" office:value="368.8872">
                <text:p>368.8872</text:p>
                <draw:g>
                  <svg:desc>old_town_cross_2160p50.B43:old_town_cross_2160p50.U43</svg:desc>
                </draw:g>
              </table:table-cell>
              <table:table-cell office:value-type="float" office:value="379.4444">
                <text:p>379.4444</text:p>
              </table:table-cell>
              <table:table-cell office:value-type="float" office:value="386.5865">
                <text:p>386.5865</text:p>
              </table:table-cell>
              <table:table-cell office:value-type="float" office:value="402.0451">
                <text:p>402.0451</text:p>
              </table:table-cell>
              <table:table-cell office:value-type="float" office:value="416.32">
                <text:p>416.32</text:p>
              </table:table-cell>
              <table:table-cell office:value-type="float" office:value="428.2443">
                <text:p>428.2443</text:p>
              </table:table-cell>
              <table:table-cell office:value-type="float" office:value="437.1038">
                <text:p>437.1038</text:p>
              </table:table-cell>
              <table:table-cell office:value-type="float" office:value="444.6137">
                <text:p>444.6137</text:p>
              </table:table-cell>
              <table:table-cell office:value-type="float" office:value="450.258">
                <text:p>450.258</text:p>
              </table:table-cell>
              <table:table-cell office:value-type="float" office:value="456.5726">
                <text:p>456.5726</text:p>
              </table:table-cell>
              <table:table-cell office:value-type="float" office:value="467.2128">
                <text:p>467.2128</text:p>
              </table:table-cell>
              <table:table-cell office:value-type="float" office:value="477.5794">
                <text:p>477.5794</text:p>
              </table:table-cell>
              <table:table-cell office:value-type="float" office:value="484.1892">
                <text:p>484.1892</text:p>
              </table:table-cell>
              <table:table-cell office:value-type="float" office:value="490.0899">
                <text:p>490.0899</text:p>
              </table:table-cell>
              <table:table-cell office:value-type="float" office:value="497.9112">
                <text:p>497.9112</text:p>
              </table:table-cell>
              <table:table-cell office:value-type="float" office:value="503.501">
                <text:p>503.501</text:p>
              </table:table-cell>
              <table:table-cell office:value-type="float" office:value="521.29">
                <text:p>521.29</text:p>
              </table:table-cell>
              <table:table-cell office:value-type="float" office:value="522.6674">
                <text:p>522.6674</text:p>
              </table:table-cell>
              <table:table-cell office:value-type="float" office:value="524.3753">
                <text:p>524.3753</text:p>
              </table:table-cell>
              <table:table-cell office:value-type="float" office:value="540.8417">
                <text:p>540.8417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44:old_town_cross_2160p50.A44</svg:desc>
                </draw:g>
              </table:table-cell>
              <table:table-cell office:value-type="float" office:value="390.6064">
                <text:p>390.6064</text:p>
                <draw:g>
                  <svg:desc>old_town_cross_2160p50.B44:old_town_cross_2160p50.U44</svg:desc>
                </draw:g>
              </table:table-cell>
              <table:table-cell office:value-type="float" office:value="399.5097">
                <text:p>399.5097</text:p>
              </table:table-cell>
              <table:table-cell office:value-type="float" office:value="408.2776">
                <text:p>408.2776</text:p>
              </table:table-cell>
              <table:table-cell office:value-type="float" office:value="427.759">
                <text:p>427.759</text:p>
              </table:table-cell>
              <table:table-cell office:value-type="float" office:value="443.3509">
                <text:p>443.3509</text:p>
              </table:table-cell>
              <table:table-cell office:value-type="float" office:value="457.5013">
                <text:p>457.5013</text:p>
              </table:table-cell>
              <table:table-cell office:value-type="float" office:value="469.5964">
                <text:p>469.5964</text:p>
              </table:table-cell>
              <table:table-cell office:value-type="float" office:value="493.7656">
                <text:p>493.7656</text:p>
              </table:table-cell>
              <table:table-cell office:value-type="float" office:value="502.9012">
                <text:p>502.9012</text:p>
              </table:table-cell>
              <table:table-cell office:value-type="float" office:value="513.1524">
                <text:p>513.1524</text:p>
              </table:table-cell>
              <table:table-cell office:value-type="float" office:value="527.6092">
                <text:p>527.6092</text:p>
              </table:table-cell>
              <table:table-cell office:value-type="float" office:value="550.8755">
                <text:p>550.8755</text:p>
              </table:table-cell>
              <table:table-cell office:value-type="float" office:value="573.6344">
                <text:p>573.6344</text:p>
              </table:table-cell>
              <table:table-cell office:value-type="float" office:value="596.4859">
                <text:p>596.4859</text:p>
              </table:table-cell>
              <table:table-cell office:value-type="float" office:value="618.3523">
                <text:p>618.3523</text:p>
              </table:table-cell>
              <table:table-cell office:value-type="float" office:value="637.2608">
                <text:p>637.2608</text:p>
              </table:table-cell>
              <table:table-cell office:value-type="float" office:value="655.9557">
                <text:p>655.9557</text:p>
              </table:table-cell>
              <table:table-cell office:value-type="float" office:value="657.5868">
                <text:p>657.5868</text:p>
              </table:table-cell>
              <table:table-cell office:value-type="float" office:value="673.5258">
                <text:p>673.5258</text:p>
              </table:table-cell>
              <table:table-cell office:value-type="float" office:value="690.5928">
                <text:p>690.5928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45:old_town_cross_2160p50.A45</svg:desc>
                </draw:g>
              </table:table-cell>
              <table:table-cell office:value-type="float" office:value="375.3631">
                <text:p>375.3631</text:p>
                <draw:g>
                  <svg:desc>old_town_cross_2160p50.B45:old_town_cross_2160p50.U45</svg:desc>
                </draw:g>
              </table:table-cell>
              <table:table-cell office:value-type="float" office:value="480.569">
                <text:p>480.569</text:p>
              </table:table-cell>
              <table:table-cell office:value-type="float" office:value="489.3518">
                <text:p>489.3518</text:p>
              </table:table-cell>
              <table:table-cell office:value-type="float" office:value="505.969">
                <text:p>505.969</text:p>
              </table:table-cell>
              <table:table-cell office:value-type="float" office:value="522.8914">
                <text:p>522.8914</text:p>
              </table:table-cell>
              <table:table-cell office:value-type="float" office:value="546.5713">
                <text:p>546.5713</text:p>
              </table:table-cell>
              <table:table-cell office:value-type="float" office:value="568.447">
                <text:p>568.447</text:p>
              </table:table-cell>
              <table:table-cell office:value-type="float" office:value="586.8881">
                <text:p>586.8881</text:p>
              </table:table-cell>
              <table:table-cell office:value-type="float" office:value="607.2514">
                <text:p>607.2514</text:p>
              </table:table-cell>
              <table:table-cell office:value-type="float" office:value="625.2513">
                <text:p>625.2513</text:p>
              </table:table-cell>
              <table:table-cell office:value-type="float" office:value="648.6586">
                <text:p>648.6586</text:p>
              </table:table-cell>
              <table:table-cell office:value-type="float" office:value="683.9154">
                <text:p>683.9154</text:p>
              </table:table-cell>
              <table:table-cell office:value-type="float" office:value="724.3824">
                <text:p>724.3824</text:p>
              </table:table-cell>
              <table:table-cell office:value-type="float" office:value="764.5896">
                <text:p>764.5896</text:p>
              </table:table-cell>
              <table:table-cell office:value-type="float" office:value="783.4809">
                <text:p>783.4809</text:p>
              </table:table-cell>
              <table:table-cell office:value-type="float" office:value="820.7118">
                <text:p>820.7118</text:p>
              </table:table-cell>
              <table:table-cell office:value-type="float" office:value="842.1339">
                <text:p>842.1339</text:p>
              </table:table-cell>
              <table:table-cell office:value-type="float" office:value="860.4207">
                <text:p>860.4207</text:p>
              </table:table-cell>
              <table:table-cell office:value-type="float" office:value="879.3232">
                <text:p>879.3232</text:p>
              </table:table-cell>
              <table:table-cell office:value-type="float" office:value="879.3792">
                <text:p>879.3792</text:p>
              </table:table-cell>
            </table:table-row>
            <table:table-row>
              <table:table-cell office:value-type="string">
                <text:p>slow</text:p>
                <draw:g>
                  <svg:desc>old_town_cross_2160p50.A46:old_town_cross_2160p50.A46</svg:desc>
                </draw:g>
              </table:table-cell>
              <table:table-cell office:value-type="float" office:value="533.5731">
                <text:p>533.5731</text:p>
                <draw:g>
                  <svg:desc>old_town_cross_2160p50.B46:old_town_cross_2160p50.U46</svg:desc>
                </draw:g>
              </table:table-cell>
              <table:table-cell office:value-type="float" office:value="557.966">
                <text:p>557.966</text:p>
              </table:table-cell>
              <table:table-cell office:value-type="float" office:value="560.4788">
                <text:p>560.4788</text:p>
              </table:table-cell>
              <table:table-cell office:value-type="float" office:value="597.7201">
                <text:p>597.7201</text:p>
              </table:table-cell>
              <table:table-cell office:value-type="float" office:value="654.7368">
                <text:p>654.7368</text:p>
              </table:table-cell>
              <table:table-cell office:value-type="float" office:value="692.903">
                <text:p>692.903</text:p>
              </table:table-cell>
              <table:table-cell office:value-type="float" office:value="732.605">
                <text:p>732.605</text:p>
              </table:table-cell>
              <table:table-cell office:value-type="float" office:value="786.3524">
                <text:p>786.3524</text:p>
              </table:table-cell>
              <table:table-cell office:value-type="float" office:value="827.9162">
                <text:p>827.9162</text:p>
              </table:table-cell>
              <table:table-cell office:value-type="float" office:value="866.9268">
                <text:p>866.9268</text:p>
              </table:table-cell>
              <table:table-cell office:value-type="float" office:value="963.3748">
                <text:p>963.3748</text:p>
              </table:table-cell>
              <table:table-cell office:value-type="float" office:value="1057.7747">
                <text:p>1057.7747</text:p>
              </table:table-cell>
              <table:table-cell office:value-type="float" office:value="1158.1155">
                <text:p>1158.1155</text:p>
              </table:table-cell>
              <table:table-cell office:value-type="float" office:value="1246.069">
                <text:p>1246.069</text:p>
              </table:table-cell>
              <table:table-cell office:value-type="float" office:value="1322.241">
                <text:p>1322.241</text:p>
              </table:table-cell>
              <table:table-cell office:value-type="float" office:value="1391.058">
                <text:p>1391.058</text:p>
              </table:table-cell>
              <table:table-cell office:value-type="float" office:value="1444.1778">
                <text:p>1444.1778</text:p>
              </table:table-cell>
              <table:table-cell office:value-type="float" office:value="1494.1769">
                <text:p>1494.1769</text:p>
              </table:table-cell>
              <table:table-cell office:value-type="float" office:value="1537.5637">
                <text:p>1537.5637</text:p>
              </table:table-cell>
              <table:table-cell office:value-type="float" office:value="1561.1689">
                <text:p>1561.1689</text:p>
              </table:table-cell>
            </table:table-row>
            <table:table-row>
              <table:table-cell office:value-type="string">
                <text:p>slower</text:p>
                <draw:g>
                  <svg:desc>old_town_cross_2160p50.A47:old_town_cross_2160p50.A47</svg:desc>
                </draw:g>
              </table:table-cell>
              <table:table-cell office:value-type="float" office:value="658.4743">
                <text:p>658.4743</text:p>
                <draw:g>
                  <svg:desc>old_town_cross_2160p50.B47:old_town_cross_2160p50.U47</svg:desc>
                </draw:g>
              </table:table-cell>
              <table:table-cell office:value-type="float" office:value="1384.4986">
                <text:p>1384.4986</text:p>
              </table:table-cell>
              <table:table-cell office:value-type="float" office:value="1287.6012">
                <text:p>1287.6012</text:p>
              </table:table-cell>
              <table:table-cell office:value-type="float" office:value="1318.5798">
                <text:p>1318.5798</text:p>
              </table:table-cell>
              <table:table-cell office:value-type="float" office:value="1392.7844">
                <text:p>1392.7844</text:p>
              </table:table-cell>
              <table:table-cell office:value-type="float" office:value="1479.5503">
                <text:p>1479.5503</text:p>
              </table:table-cell>
              <table:table-cell office:value-type="float" office:value="1549.097">
                <text:p>1549.097</text:p>
              </table:table-cell>
              <table:table-cell office:value-type="float" office:value="1617.5263">
                <text:p>1617.5263</text:p>
              </table:table-cell>
              <table:table-cell office:value-type="float" office:value="1684.4062">
                <text:p>1684.4062</text:p>
              </table:table-cell>
              <table:table-cell office:value-type="float" office:value="1757.1013">
                <text:p>1757.1013</text:p>
              </table:table-cell>
              <table:table-cell office:value-type="float" office:value="1920.0728">
                <text:p>1920.0728</text:p>
              </table:table-cell>
              <table:table-cell office:value-type="float" office:value="2069.7285">
                <text:p>2069.7285</text:p>
              </table:table-cell>
              <table:table-cell office:value-type="float" office:value="2211.6925">
                <text:p>2211.6925</text:p>
              </table:table-cell>
              <table:table-cell office:value-type="float" office:value="2324.0002">
                <text:p>2324.0002</text:p>
              </table:table-cell>
              <table:table-cell office:value-type="float" office:value="2457.2345">
                <text:p>2457.2345</text:p>
              </table:table-cell>
              <table:table-cell office:value-type="float" office:value="2546.087">
                <text:p>2546.087</text:p>
              </table:table-cell>
              <table:table-cell office:value-type="float" office:value="2631.949">
                <text:p>2631.949</text:p>
              </table:table-cell>
              <table:table-cell office:value-type="float" office:value="2715.0059">
                <text:p>2715.0059</text:p>
              </table:table-cell>
              <table:table-cell office:value-type="float" office:value="2760.1139">
                <text:p>2760.1139</text:p>
              </table:table-cell>
              <table:table-cell office:value-type="float" office:value="2829.3928">
                <text:p>2829.3928</text:p>
              </table:table-cell>
            </table:table-row>
            <table:table-row>
              <table:table-cell office:value-type="string">
                <text:p>veryslow</text:p>
                <draw:g>
                  <svg:desc>old_town_cross_2160p50.A48:old_town_cross_2160p50.A48</svg:desc>
                </draw:g>
              </table:table-cell>
              <table:table-cell office:value-type="float" office:value="3168.3382">
                <text:p>3168.3382</text:p>
                <draw:g>
                  <svg:desc>old_town_cross_2160p50.B48:old_town_cross_2160p50.U48</svg:desc>
                </draw:g>
              </table:table-cell>
              <table:table-cell office:value-type="float" office:value="3323.7262">
                <text:p>3323.7262</text:p>
              </table:table-cell>
              <table:table-cell office:value-type="float" office:value="3139.3874">
                <text:p>3139.3874</text:p>
              </table:table-cell>
              <table:table-cell office:value-type="float" office:value="3109.0385">
                <text:p>3109.0385</text:p>
              </table:table-cell>
              <table:table-cell office:value-type="float" office:value="3171.6971">
                <text:p>3171.6971</text:p>
              </table:table-cell>
              <table:table-cell office:value-type="float" office:value="3253.5913">
                <text:p>3253.5913</text:p>
              </table:table-cell>
              <table:table-cell office:value-type="float" office:value="3347.0572">
                <text:p>3347.0572</text:p>
              </table:table-cell>
              <table:table-cell office:value-type="float" office:value="3432.458">
                <text:p>3432.458</text:p>
              </table:table-cell>
              <table:table-cell office:value-type="float" office:value="3548.0575">
                <text:p>3548.0575</text:p>
              </table:table-cell>
              <table:table-cell office:value-type="float" office:value="3647.6111">
                <text:p>3647.6111</text:p>
              </table:table-cell>
              <table:table-cell office:value-type="float" office:value="3874.109">
                <text:p>3874.109</text:p>
              </table:table-cell>
              <table:table-cell office:value-type="float" office:value="4084.5012">
                <text:p>4084.5012</text:p>
              </table:table-cell>
              <table:table-cell office:value-type="float" office:value="4302.3743">
                <text:p>4302.3743</text:p>
              </table:table-cell>
              <table:table-cell office:value-type="float" office:value="4501.9844">
                <text:p>4501.9844</text:p>
              </table:table-cell>
              <table:table-cell office:value-type="float" office:value="4715.0769">
                <text:p>4715.0769</text:p>
              </table:table-cell>
              <table:table-cell office:value-type="float" office:value="4895.7779">
                <text:p>4895.7779</text:p>
              </table:table-cell>
              <table:table-cell office:value-type="float" office:value="5037.7089">
                <text:p>5037.7089</text:p>
              </table:table-cell>
              <table:table-cell office:value-type="float" office:value="5169.8376">
                <text:p>5169.8376</text:p>
              </table:table-cell>
              <table:table-cell office:value-type="float" office:value="5260.2821">
                <text:p>5260.2821</text:p>
              </table:table-cell>
              <table:table-cell office:value-type="float" office:value="5354.271">
                <text:p>5354.271</text:p>
              </table:table-cell>
            </table:table-row>
            <table:table-row>
              <table:table-cell office:value-type="string">
                <text:p>placebo</text:p>
                <draw:g>
                  <svg:desc>old_town_cross_2160p50.A49:old_town_cross_2160p50.A49</svg:desc>
                </draw:g>
              </table:table-cell>
              <table:table-cell office:value-type="float" office:value="9339.3235">
                <text:p>9339.3235</text:p>
                <draw:g>
                  <svg:desc>old_town_cross_2160p50.B49:old_town_cross_2160p50.U49</svg:desc>
                </draw:g>
              </table:table-cell>
              <table:table-cell office:value-type="float" office:value="9456.7152">
                <text:p>9456.7152</text:p>
              </table:table-cell>
              <table:table-cell office:value-type="float" office:value="9529.7413">
                <text:p>9529.7413</text:p>
              </table:table-cell>
              <table:table-cell office:value-type="float" office:value="9840.7714">
                <text:p>9840.7714</text:p>
              </table:table-cell>
              <table:table-cell office:value-type="float" office:value="12159.7752">
                <text:p>12159.7752</text:p>
              </table:table-cell>
              <table:table-cell office:value-type="float" office:value="15690.2294">
                <text:p>15690.2294</text:p>
              </table:table-cell>
              <table:table-cell office:value-type="float" office:value="18095.9732">
                <text:p>18095.9732</text:p>
              </table:table-cell>
              <table:table-cell office:value-type="float" office:value="19711.9211">
                <text:p>19711.9211</text:p>
              </table:table-cell>
              <table:table-cell office:value-type="float" office:value="20985.4826">
                <text:p>20985.4826</text:p>
              </table:table-cell>
              <table:table-cell office:value-type="float" office:value="22191.322">
                <text:p>22191.322</text:p>
              </table:table-cell>
              <table:table-cell office:value-type="float" office:value="24074.7683">
                <text:p>24074.7683</text:p>
              </table:table-cell>
              <table:table-cell office:value-type="float" office:value="25761.2408">
                <text:p>25761.2408</text:p>
              </table:table-cell>
              <table:table-cell office:value-type="float" office:value="26978.9676">
                <text:p>26978.9676</text:p>
              </table:table-cell>
              <table:table-cell office:value-type="float" office:value="28413.6394">
                <text:p>28413.6394</text:p>
              </table:table-cell>
              <table:table-cell office:value-type="float" office:value="29530.304">
                <text:p>29530.304</text:p>
              </table:table-cell>
              <table:table-cell office:value-type="float" office:value="30217.0728">
                <text:p>30217.0728</text:p>
              </table:table-cell>
              <table:table-cell office:value-type="float" office:value="30819.8726">
                <text:p>30819.8726</text:p>
              </table:table-cell>
              <table:table-cell office:value-type="float" office:value="31174.8609">
                <text:p>31174.8609</text:p>
              </table:table-cell>
              <table:table-cell office:value-type="float" office:value="31384.7986">
                <text:p>31384.7986</text:p>
              </table:table-cell>
              <table:table-cell office:value-type="float" office:value="31464.8321">
                <text:p>31464.832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781cm" svg:height="12.701cm" xlink:href=".." xlink:type="simple" chart:class="chart:scatter" chart:style-name="ch1">
        <chart:legend chart:legend-position="end" svg:x="15.008cm" svg:y="3.81cm" style:legend-expansion="high" chart:style-name="ch2"/>
        <chart:plot-area chart:style-name="ch3" table:cell-range-address="old_town_cross_2160p50.B52:old_town_cross_2160p50.U62 old_town_cross_2160p50.A53:old_town_cross_2160p50.A62" chart:data-source-has-labels="column" svg:x="0.355cm" svg:y="0.254cm" svg:width="14.298cm" svg:height="12.193cm">
          <chartooo:coordinate-region svg:x="1.082cm" svg:y="0.454cm" svg:width="13.106cm" svg:height="11.3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ld_town_cross_2160p50.B53:old_town_cross_2160p50.U53" chart:label-cell-address="old_town_cross_2160p50.A53:old_town_cross_2160p50.A53" chart:class="chart:scatter">
            <chart:domain table:cell-range-address="old_town_cross_2160p50.B52:old_town_cross_2160p50.U52"/>
            <chart:data-point chart:repeated="20"/>
          </chart:series>
          <chart:series chart:style-name="ch7" chart:values-cell-range-address="old_town_cross_2160p50.B54:old_town_cross_2160p50.U54" chart:label-cell-address="old_town_cross_2160p50.A54:old_town_cross_2160p50.A54" chart:class="chart:scatter">
            <chart:data-point chart:repeated="20"/>
          </chart:series>
          <chart:series chart:style-name="ch8" chart:values-cell-range-address="old_town_cross_2160p50.B55:old_town_cross_2160p50.U55" chart:label-cell-address="old_town_cross_2160p50.A55:old_town_cross_2160p50.A55" chart:class="chart:scatter">
            <chart:data-point chart:repeated="20"/>
          </chart:series>
          <chart:series chart:style-name="ch9" chart:values-cell-range-address="old_town_cross_2160p50.B56:old_town_cross_2160p50.U56" chart:label-cell-address="old_town_cross_2160p50.A56:old_town_cross_2160p50.A56" chart:class="chart:scatter">
            <chart:data-point chart:repeated="20"/>
          </chart:series>
          <chart:series chart:style-name="ch10" chart:values-cell-range-address="old_town_cross_2160p50.B57:old_town_cross_2160p50.U57" chart:label-cell-address="old_town_cross_2160p50.A57:old_town_cross_2160p50.A57" chart:class="chart:scatter">
            <chart:data-point chart:repeated="20"/>
          </chart:series>
          <chart:series chart:style-name="ch11" chart:values-cell-range-address="old_town_cross_2160p50.B58:old_town_cross_2160p50.U58" chart:label-cell-address="old_town_cross_2160p50.A58:old_town_cross_2160p50.A58" chart:class="chart:scatter">
            <chart:data-point chart:repeated="20"/>
          </chart:series>
          <chart:series chart:style-name="ch12" chart:values-cell-range-address="old_town_cross_2160p50.B59:old_town_cross_2160p50.U59" chart:label-cell-address="old_town_cross_2160p50.A59:old_town_cross_2160p50.A59" chart:class="chart:scatter">
            <chart:data-point chart:repeated="20"/>
          </chart:series>
          <chart:series chart:style-name="ch13" chart:values-cell-range-address="old_town_cross_2160p50.B60:old_town_cross_2160p50.U60" chart:label-cell-address="old_town_cross_2160p50.A60:old_town_cross_2160p50.A60" chart:class="chart:scatter">
            <chart:data-point chart:repeated="20"/>
          </chart:series>
          <chart:series chart:style-name="ch14" chart:values-cell-range-address="old_town_cross_2160p50.B61:old_town_cross_2160p50.U61" chart:label-cell-address="old_town_cross_2160p50.A61:old_town_cross_2160p50.A61" chart:class="chart:scatter">
            <chart:data-point chart:repeated="20"/>
          </chart:series>
          <chart:series chart:style-name="ch15" chart:values-cell-range-address="old_town_cross_2160p50.B62:old_town_cross_2160p50.U62" chart:label-cell-address="old_town_cross_2160p50.A62:old_town_cross_2160p50.A62" chart:class="chart:scatter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52:old_town_cross_2160p50.U5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ultrafast</text:p>
                <draw:g>
                  <svg:desc>old_town_cross_2160p50.A53:old_town_cross_2160p50.A53</svg:desc>
                </draw:g>
              </table:table-cell>
              <table:table-cell office:value-type="float" office:value="0.0000366012770035447">
                <text:p>0.0000366012770035447</text:p>
                <draw:g>
                  <svg:desc>old_town_cross_2160p50.B53:old_town_cross_2160p50.U53</svg:desc>
                </draw:g>
              </table:table-cell>
              <table:table-cell office:value-type="float" office:value="0.0000487881686619185">
                <text:p>0.0000487881686619185</text:p>
              </table:table-cell>
              <table:table-cell office:value-type="float" office:value="0.000344270944067783">
                <text:p>0.000344270944067783</text:p>
              </table:table-cell>
              <table:table-cell office:value-type="float" office:value="0.0209809600347743">
                <text:p>0.0209809600347743</text:p>
              </table:table-cell>
              <table:table-cell office:value-type="float" office:value="0.120616951890094">
                <text:p>0.120616951890094</text:p>
              </table:table-cell>
              <table:table-cell office:value-type="float" office:value="0.300900490861814">
                <text:p>0.300900490861814</text:p>
              </table:table-cell>
              <table:table-cell office:value-type="float" office:value="0.510837026630138">
                <text:p>0.510837026630138</text:p>
              </table:table-cell>
              <table:table-cell office:value-type="float" office:value="0.672330779037991">
                <text:p>0.672330779037991</text:p>
              </table:table-cell>
              <table:table-cell office:value-type="float" office:value="0.758946644715423">
                <text:p>0.758946644715423</text:p>
              </table:table-cell>
              <table:table-cell office:value-type="float" office:value="0.826330630855204">
                <text:p>0.826330630855204</text:p>
              </table:table-cell>
              <table:table-cell office:value-type="float" office:value="0.906516384567835">
                <text:p>0.906516384567835</text:p>
              </table:table-cell>
              <table:table-cell office:value-type="float" office:value="0.955130808165111">
                <text:p>0.955130808165111</text:p>
              </table:table-cell>
              <table:table-cell office:value-type="float" office:value="0.985263168217151">
                <text:p>0.985263168217151</text:p>
              </table:table-cell>
              <table:table-cell office:value-type="float" office:value="1.00682162569317">
                <text:p>1.00682162569317</text:p>
              </table:table-cell>
              <table:table-cell office:value-type="float" office:value="1.0314402254293">
                <text:p>1.0314402254293</text:p>
              </table:table-cell>
              <table:table-cell office:value-type="float" office:value="1.04434904966405">
                <text:p>1.04434904966405</text:p>
              </table:table-cell>
              <table:table-cell office:value-type="float" office:value="1.06027976067885">
                <text:p>1.06027976067885</text:p>
              </table:table-cell>
              <table:table-cell office:value-type="float" office:value="1.06768891613056">
                <text:p>1.06768891613056</text:p>
              </table:table-cell>
              <table:table-cell office:value-type="float" office:value="1.08727795560278">
                <text:p>1.08727795560278</text:p>
              </table:table-cell>
              <table:table-cell office:value-type="float" office:value="1.08853097923101">
                <text:p>1.08853097923101</text:p>
              </table:table-cell>
            </table:table-row>
            <table:table-row>
              <table:table-cell office:value-type="string">
                <text:p>superfast</text:p>
                <draw:g>
                  <svg:desc>old_town_cross_2160p50.A54:old_town_cross_2160p50.A54</svg:desc>
                </draw:g>
              </table:table-cell>
              <table:table-cell office:value-type="float" office:value="0.0000802993751651593">
                <text:p>0.0000802993751651593</text:p>
                <draw:g>
                  <svg:desc>old_town_cross_2160p50.B54:old_town_cross_2160p50.U54</svg:desc>
                </draw:g>
              </table:table-cell>
              <table:table-cell office:value-type="float" office:value="0.000153617914773659">
                <text:p>0.000153617914773659</text:p>
              </table:table-cell>
              <table:table-cell office:value-type="float" office:value="0.0281162561667035">
                <text:p>0.0281162561667035</text:p>
              </table:table-cell>
              <table:table-cell office:value-type="float" office:value="0.1476634271729">
                <text:p>0.1476634271729</text:p>
              </table:table-cell>
              <table:table-cell office:value-type="float" office:value="0.236994802185748">
                <text:p>0.236994802185748</text:p>
              </table:table-cell>
              <table:table-cell office:value-type="float" office:value="0.294691240537383">
                <text:p>0.294691240537383</text:p>
              </table:table-cell>
              <table:table-cell office:value-type="float" office:value="0.335478166316973">
                <text:p>0.335478166316973</text:p>
              </table:table-cell>
              <table:table-cell office:value-type="float" office:value="0.36073169370788">
                <text:p>0.36073169370788</text:p>
              </table:table-cell>
              <table:table-cell office:value-type="float" office:value="0.378282813186164">
                <text:p>0.378282813186164</text:p>
              </table:table-cell>
              <table:table-cell office:value-type="float" office:value="0.392212550048746">
                <text:p>0.392212550048746</text:p>
              </table:table-cell>
              <table:table-cell office:value-type="float" office:value="0.407731992072027">
                <text:p>0.407731992072027</text:p>
              </table:table-cell>
              <table:table-cell office:value-type="float" office:value="0.417747604642891">
                <text:p>0.417747604642891</text:p>
              </table:table-cell>
              <table:table-cell office:value-type="float" office:value="0.424502553254995">
                <text:p>0.424502553254995</text:p>
              </table:table-cell>
              <table:table-cell office:value-type="float" office:value="0.42857589483617">
                <text:p>0.42857589483617</text:p>
              </table:table-cell>
              <table:table-cell office:value-type="float" office:value="0.432207139280465">
                <text:p>0.432207139280465</text:p>
              </table:table-cell>
              <table:table-cell office:value-type="float" office:value="0.434078205609445">
                <text:p>0.434078205609445</text:p>
              </table:table-cell>
              <table:table-cell office:value-type="float" office:value="0.433279569434869">
                <text:p>0.433279569434869</text:p>
              </table:table-cell>
              <table:table-cell office:value-type="float" office:value="0.43119557664091">
                <text:p>0.43119557664091</text:p>
              </table:table-cell>
              <table:table-cell office:value-type="float" office:value="0.431052743569223">
                <text:p>0.431052743569223</text:p>
              </table:table-cell>
              <table:table-cell office:value-type="float" office:value="0.430368566628581">
                <text:p>0.430368566628581</text:p>
              </table:table-cell>
            </table:table-row>
            <table:table-row>
              <table:table-cell office:value-type="string">
                <text:p>veryfast</text:p>
                <draw:g>
                  <svg:desc>old_town_cross_2160p50.A55:old_town_cross_2160p50.A55</svg:desc>
                </draw:g>
              </table:table-cell>
              <table:table-cell office:value-type="float" office:value="0.000145874713806639">
                <text:p>0.000145874713806639</text:p>
                <draw:g>
                  <svg:desc>old_town_cross_2160p50.B55:old_town_cross_2160p50.U55</svg:desc>
                </draw:g>
              </table:table-cell>
              <table:table-cell office:value-type="float" office:value="0.000431886100025431">
                <text:p>0.000431886100025431</text:p>
              </table:table-cell>
              <table:table-cell office:value-type="float" office:value="0.0264282577055901">
                <text:p>0.0264282577055901</text:p>
              </table:table-cell>
              <table:table-cell office:value-type="float" office:value="0.110978218073182">
                <text:p>0.110978218073182</text:p>
              </table:table-cell>
              <table:table-cell office:value-type="float" office:value="0.166980469351869">
                <text:p>0.166980469351869</text:p>
              </table:table-cell>
              <table:table-cell office:value-type="float" office:value="0.204155558978385">
                <text:p>0.204155558978385</text:p>
              </table:table-cell>
              <table:table-cell office:value-type="float" office:value="0.230792245996415">
                <text:p>0.230792245996415</text:p>
              </table:table-cell>
              <table:table-cell office:value-type="float" office:value="0.248394885945787">
                <text:p>0.248394885945787</text:p>
              </table:table-cell>
              <table:table-cell office:value-type="float" office:value="0.259290134354573">
                <text:p>0.259290134354573</text:p>
              </table:table-cell>
              <table:table-cell office:value-type="float" office:value="0.268283603129566">
                <text:p>0.268283603129566</text:p>
              </table:table-cell>
              <table:table-cell office:value-type="float" office:value="0.278068656990569">
                <text:p>0.278068656990569</text:p>
              </table:table-cell>
              <table:table-cell office:value-type="float" office:value="0.28127780771498">
                <text:p>0.28127780771498</text:p>
              </table:table-cell>
              <table:table-cell office:value-type="float" office:value="0.284537229275846">
                <text:p>0.284537229275846</text:p>
              </table:table-cell>
              <table:table-cell office:value-type="float" office:value="0.272387220775738">
                <text:p>0.272387220775738</text:p>
              </table:table-cell>
              <table:table-cell office:value-type="float" office:value="0.271033720102767">
                <text:p>0.271033720102767</text:p>
              </table:table-cell>
              <table:table-cell office:value-type="float" office:value="0.269639261500954">
                <text:p>0.269639261500954</text:p>
              </table:table-cell>
              <table:table-cell office:value-type="float" office:value="0.270056713513278">
                <text:p>0.270056713513278</text:p>
              </table:table-cell>
              <table:table-cell office:value-type="float" office:value="0.268290864608084">
                <text:p>0.268290864608084</text:p>
              </table:table-cell>
              <table:table-cell office:value-type="float" office:value="0.26645471969741">
                <text:p>0.26645471969741</text:p>
              </table:table-cell>
              <table:table-cell office:value-type="float" office:value="0.263152454906956">
                <text:p>0.263152454906956</text:p>
              </table:table-cell>
            </table:table-row>
            <table:table-row>
              <table:table-cell office:value-type="string">
                <text:p>faster</text:p>
                <draw:g>
                  <svg:desc>old_town_cross_2160p50.A56:old_town_cross_2160p50.A56</svg:desc>
                </draw:g>
              </table:table-cell>
              <table:table-cell office:value-type="float" office:value="0">
                <text:p>0</text:p>
                <draw:g>
                  <svg:desc>old_town_cross_2160p50.B56:old_town_cross_2160p50.U56</svg:desc>
                </draw:g>
              </table:table-cell>
              <table:table-cell office:value-type="float" office:value="0.00064699334078985">
                <text:p>0.00064699334078985</text:p>
              </table:table-cell>
              <table:table-cell office:value-type="float" office:value="0.0278407937162834">
                <text:p>0.0278407937162834</text:p>
              </table:table-cell>
              <table:table-cell office:value-type="float" office:value="0.0819565242804849">
                <text:p>0.0819565242804849</text:p>
              </table:table-cell>
              <table:table-cell office:value-type="float" office:value="0.112686246156802">
                <text:p>0.112686246156802</text:p>
              </table:table-cell>
              <table:table-cell office:value-type="float" office:value="0.133381098125533">
                <text:p>0.133381098125533</text:p>
              </table:table-cell>
              <table:table-cell office:value-type="float" office:value="0.147827550343877">
                <text:p>0.147827550343877</text:p>
              </table:table-cell>
              <table:table-cell office:value-type="float" office:value="0.158469882956823">
                <text:p>0.158469882956823</text:p>
              </table:table-cell>
              <table:table-cell office:value-type="float" office:value="0.165771006844964">
                <text:p>0.165771006844964</text:p>
              </table:table-cell>
              <table:table-cell office:value-type="float" office:value="0.170564933156304">
                <text:p>0.170564933156304</text:p>
              </table:table-cell>
              <table:table-cell office:value-type="float" office:value="0.176191189539328">
                <text:p>0.176191189539328</text:p>
              </table:table-cell>
              <table:table-cell office:value-type="float" office:value="0.177885685605367">
                <text:p>0.177885685605367</text:p>
              </table:table-cell>
              <table:table-cell office:value-type="float" office:value="0.178975747497053">
                <text:p>0.178975747497053</text:p>
              </table:table-cell>
              <table:table-cell office:value-type="float" office:value="0.17911705587077">
                <text:p>0.17911705587077</text:p>
              </table:table-cell>
              <table:table-cell office:value-type="float" office:value="0.177858409290653">
                <text:p>0.177858409290653</text:p>
              </table:table-cell>
              <table:table-cell office:value-type="float" office:value="0.176832204901281">
                <text:p>0.176832204901281</text:p>
              </table:table-cell>
              <table:table-cell office:value-type="float" office:value="0.171204189606553">
                <text:p>0.171204189606553</text:p>
              </table:table-cell>
              <table:table-cell office:value-type="float" office:value="0.171019981349516">
                <text:p>0.171019981349516</text:p>
              </table:table-cell>
              <table:table-cell office:value-type="float" office:value="0.170407713711916">
                <text:p>0.170407713711916</text:p>
              </table:table-cell>
              <table:table-cell office:value-type="float" office:value="0.16461799635642">
                <text:p>0.16461799635642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57:old_town_cross_2160p50.A57</svg:desc>
                </draw:g>
              </table:table-cell>
              <table:table-cell office:value-type="float" office:value="0">
                <text:p>0</text:p>
                <draw:g>
                  <svg:desc>old_town_cross_2160p50.B57:old_town_cross_2160p50.U57</svg:desc>
                </draw:g>
              </table:table-cell>
              <table:table-cell office:value-type="float" office:value="0.00304034670497362">
                <text:p>0.00304034670497362</text:p>
              </table:table-cell>
              <table:table-cell office:value-type="float" office:value="0.0492014305952617">
                <text:p>0.0492014305952617</text:p>
              </table:table-cell>
              <table:table-cell office:value-type="float" office:value="0.087623989208877">
                <text:p>0.087623989208877</text:p>
              </table:table-cell>
              <table:table-cell office:value-type="float" office:value="0.112746086677618">
                <text:p>0.112746086677618</text:p>
              </table:table-cell>
              <table:table-cell office:value-type="float" office:value="0.130789359505645">
                <text:p>0.130789359505645</text:p>
              </table:table-cell>
              <table:table-cell office:value-type="float" office:value="0.142305588373335">
                <text:p>0.142305588373335</text:p>
              </table:table-cell>
              <table:table-cell office:value-type="float" office:value="0.145922958180967">
                <text:p>0.145922958180967</text:p>
              </table:table-cell>
              <table:table-cell office:value-type="float" office:value="0.151136656663376">
                <text:p>0.151136656663376</text:p>
              </table:table-cell>
              <table:table-cell office:value-type="float" office:value="0.154168091194741">
                <text:p>0.154168091194741</text:p>
              </table:table-cell>
              <table:table-cell office:value-type="float" office:value="0.157514903075989">
                <text:p>0.157514903075989</text:p>
              </table:table-cell>
              <table:table-cell office:value-type="float" office:value="0.155344085914149">
                <text:p>0.155344085914149</text:p>
              </table:table-cell>
              <table:table-cell office:value-type="float" office:value="0.15198332770838">
                <text:p>0.15198332770838</text:p>
              </table:table-cell>
              <table:table-cell office:value-type="float" office:value="0.147987513200228">
                <text:p>0.147987513200228</text:p>
              </table:table-cell>
              <table:table-cell office:value-type="float" office:value="0.143884083555604">
                <text:p>0.143884083555604</text:p>
              </table:table-cell>
              <table:table-cell office:value-type="float" office:value="0.140319774886514">
                <text:p>0.140319774886514</text:p>
              </table:table-cell>
              <table:table-cell office:value-type="float" office:value="0.136508977664193">
                <text:p>0.136508977664193</text:p>
              </table:table-cell>
              <table:table-cell office:value-type="float" office:value="0.136078744281363">
                <text:p>0.136078744281363</text:p>
              </table:table-cell>
              <table:table-cell office:value-type="float" office:value="0.132484595244904">
                <text:p>0.132484595244904</text:p>
              </table:table-cell>
              <table:table-cell office:value-type="float" office:value="0.128358253952257">
                <text:p>0.128358253952257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58:old_town_cross_2160p50.A58</svg:desc>
                </draw:g>
              </table:table-cell>
              <table:table-cell office:value-type="float" office:value="0">
                <text:p>0</text:p>
                <draw:g>
                  <svg:desc>old_town_cross_2160p50.B58:old_town_cross_2160p50.U58</svg:desc>
                </draw:g>
              </table:table-cell>
              <table:table-cell office:value-type="float" office:value="0.00106693315632094">
                <text:p>0.00106693315632094</text:p>
              </table:table-cell>
              <table:table-cell office:value-type="float" office:value="0.0247377081273636">
                <text:p>0.0247377081273636</text:p>
              </table:table-cell>
              <table:table-cell office:value-type="float" office:value="0.0602933420822224">
                <text:p>0.0602933420822224</text:p>
              </table:table-cell>
              <table:table-cell office:value-type="float" office:value="0.0860564488151842">
                <text:p>0.0860564488151842</text:p>
              </table:table-cell>
              <table:table-cell office:value-type="float" office:value="0.103295220586957">
                <text:p>0.103295220586957</text:p>
              </table:table-cell>
              <table:table-cell office:value-type="float" office:value="0.114786606315101">
                <text:p>0.114786606315101</text:p>
              </table:table-cell>
              <table:table-cell office:value-type="float" office:value="0.12184118233101">
                <text:p>0.12184118233101</text:p>
              </table:table-cell>
              <table:table-cell office:value-type="float" office:value="0.125456492978032">
                <text:p>0.125456492978032</text:p>
              </table:table-cell>
              <table:table-cell office:value-type="float" office:value="0.127282866904875">
                <text:p>0.127282866904875</text:p>
              </table:table-cell>
              <table:table-cell office:value-type="float" office:value="0.129539810310077">
                <text:p>0.129539810310077</text:p>
              </table:table-cell>
              <table:table-cell office:value-type="float" office:value="0.126507959902643">
                <text:p>0.126507959902643</text:p>
              </table:table-cell>
              <table:table-cell office:value-type="float" office:value="0.121525616856511">
                <text:p>0.121525616856511</text:p>
              </table:table-cell>
              <table:table-cell office:value-type="float" office:value="0.116597739493187">
                <text:p>0.116597739493187</text:p>
              </table:table-cell>
              <table:table-cell office:value-type="float" office:value="0.114760264098333">
                <text:p>0.114760264098333</text:p>
              </table:table-cell>
              <table:table-cell office:value-type="float" office:value="0.110015828942632">
                <text:p>0.110015828942632</text:p>
              </table:table-cell>
              <table:table-cell office:value-type="float" office:value="0.107352467345157">
                <text:p>0.107352467345157</text:p>
              </table:table-cell>
              <table:table-cell office:value-type="float" office:value="0.105080793616425">
                <text:p>0.105080793616425</text:p>
              </table:table-cell>
              <table:table-cell office:value-type="float" office:value="0.102680439911059">
                <text:p>0.102680439911059</text:p>
              </table:table-cell>
              <table:table-cell office:value-type="float" office:value="0.102135620219355">
                <text:p>0.102135620219355</text:p>
              </table:table-cell>
            </table:table-row>
            <table:table-row>
              <table:table-cell office:value-type="string">
                <text:p>slow</text:p>
                <draw:g>
                  <svg:desc>old_town_cross_2160p50.A59:old_town_cross_2160p50.A59</svg:desc>
                </draw:g>
              </table:table-cell>
              <table:table-cell office:value-type="float" office:value="0">
                <text:p>0</text:p>
                <draw:g>
                  <svg:desc>old_town_cross_2160p50.B59:old_town_cross_2160p50.U59</svg:desc>
                </draw:g>
              </table:table-cell>
              <table:table-cell office:value-type="float" office:value="0.000696295114756096">
                <text:p>0.000696295114756096</text:p>
              </table:table-cell>
              <table:table-cell office:value-type="float" office:value="0.016619781158538">
                <text:p>0.016619781158538</text:p>
              </table:table-cell>
              <table:table-cell office:value-type="float" office:value="0.0474110357004892">
                <text:p>0.0474110357004892</text:p>
              </table:table-cell>
              <table:table-cell office:value-type="float" office:value="0.0674592294186">
                <text:p>0.0674592294186</text:p>
              </table:table-cell>
              <table:table-cell office:value-type="float" office:value="0.083512937597326">
                <text:p>0.083512937597326</text:p>
              </table:table-cell>
              <table:table-cell office:value-type="float" office:value="0.0917847967185591">
                <text:p>0.0917847967185591</text:p>
              </table:table-cell>
              <table:table-cell office:value-type="float" office:value="0.0938886725595293">
                <text:p>0.0938886725595293</text:p>
              </table:table-cell>
              <table:table-cell office:value-type="float" office:value="0.0942026850060429">
                <text:p>0.0942026850060429</text:p>
              </table:table-cell>
              <table:table-cell office:value-type="float" office:value="0.0936853803573727">
                <text:p>0.0936853803573727</text:p>
              </table:table-cell>
              <table:table-cell office:value-type="float" office:value="0.0879377787336767">
                <text:p>0.0879377787336767</text:p>
              </table:table-cell>
              <table:table-cell office:value-type="float" office:value="0.082267242731368">
                <text:p>0.082267242731368</text:p>
              </table:table-cell>
              <table:table-cell office:value-type="float" office:value="0.0762460859905597">
                <text:p>0.0762460859905597</text:p>
              </table:table-cell>
              <table:table-cell office:value-type="float" office:value="0.0714603396762138">
                <text:p>0.0714603396762138</text:p>
              </table:table-cell>
              <table:table-cell office:value-type="float" office:value="0.0676873784733645">
                <text:p>0.0676873784733645</text:p>
              </table:table-cell>
              <table:table-cell office:value-type="float" office:value="0.0644764697086678">
                <text:p>0.0644764697086678</text:p>
              </table:table-cell>
              <table:table-cell office:value-type="float" office:value="0.0619907694191117">
                <text:p>0.0619907694191117</text:p>
              </table:table-cell>
              <table:table-cell office:value-type="float" office:value="0.0598617747336343">
                <text:p>0.0598617747336343</text:p>
              </table:table-cell>
              <table:table-cell office:value-type="float" office:value="0.0579163451894709">
                <text:p>0.0579163451894709</text:p>
              </table:table-cell>
              <table:table-cell office:value-type="float" office:value="0.0566521905477364">
                <text:p>0.0566521905477364</text:p>
              </table:table-cell>
            </table:table-row>
            <table:table-row>
              <table:table-cell office:value-type="string">
                <text:p>slower</text:p>
                <draw:g>
                  <svg:desc>old_town_cross_2160p50.A60:old_town_cross_2160p50.A60</svg:desc>
                </draw:g>
              </table:table-cell>
              <table:table-cell office:value-type="float" office:value="0">
                <text:p>0</text:p>
                <draw:g>
                  <svg:desc>old_town_cross_2160p50.B60:old_town_cross_2160p50.U60</svg:desc>
                </draw:g>
              </table:table-cell>
              <table:table-cell office:value-type="float" office:value="0.000199673007975595">
                <text:p>0.000199673007975595</text:p>
              </table:table-cell>
              <table:table-cell office:value-type="float" office:value="0.00814449225427873">
                <text:p>0.00814449225427873</text:p>
              </table:table-cell>
              <table:table-cell office:value-type="float" office:value="0.021941317468992">
                <text:p>0.021941317468992</text:p>
              </table:table-cell>
              <table:table-cell office:value-type="float" office:value="0.0312841599891555">
                <text:p>0.0312841599891555</text:p>
              </table:table-cell>
              <table:table-cell office:value-type="float" office:value="0.038310295364747">
                <text:p>0.038310295364747</text:p>
              </table:table-cell>
              <table:table-cell office:value-type="float" office:value="0.0433523330043245">
                <text:p>0.0433523330043245</text:p>
              </table:table-cell>
              <table:table-cell office:value-type="float" office:value="0.0452514688632883">
                <text:p>0.0452514688632883</text:p>
              </table:table-cell>
              <table:table-cell office:value-type="float" office:value="0.0461201068958307">
                <text:p>0.0461201068958307</text:p>
              </table:table-cell>
              <table:table-cell office:value-type="float" office:value="0.0459988761035007">
                <text:p>0.0459988761035007</text:p>
              </table:table-cell>
              <table:table-cell office:value-type="float" office:value="0.04397667578021">
                <text:p>0.04397667578021</text:p>
              </table:table-cell>
              <table:table-cell office:value-type="float" office:value="0.0419055794032889">
                <text:p>0.0419055794032889</text:p>
              </table:table-cell>
              <table:table-cell office:value-type="float" office:value="0.0398921898048666">
                <text:p>0.0398921898048666</text:p>
              </table:table-cell>
              <table:table-cell office:value-type="float" office:value="0.0383353362017783">
                <text:p>0.0383353362017783</text:p>
              </table:table-cell>
              <table:table-cell office:value-type="float" office:value="0.0364479132943966">
                <text:p>0.0364479132943966</text:p>
              </table:table-cell>
              <table:table-cell office:value-type="float" office:value="0.0352433141522658">
                <text:p>0.0352433141522658</text:p>
              </table:table-cell>
              <table:table-cell office:value-type="float" office:value="0.034123206414714">
                <text:p>0.034123206414714</text:p>
              </table:table-cell>
              <table:table-cell office:value-type="float" office:value="0.0330274873435818">
                <text:p>0.0330274873435818</text:p>
              </table:table-cell>
              <table:table-cell office:value-type="float" office:value="0.0323208060363016">
                <text:p>0.0323208060363016</text:p>
              </table:table-cell>
              <table:table-cell office:value-type="float" office:value="0.0313812126050508">
                <text:p>0.0313812126050508</text:p>
              </table:table-cell>
            </table:table-row>
            <table:table-row>
              <table:table-cell office:value-type="string">
                <text:p>veryslow</text:p>
                <draw:g>
                  <svg:desc>old_town_cross_2160p50.A61:old_town_cross_2160p50.A61</svg:desc>
                </draw:g>
              </table:table-cell>
              <table:table-cell office:value-type="float" office:value="0">
                <text:p>0</text:p>
                <draw:g>
                  <svg:desc>old_town_cross_2160p50.B61:old_town_cross_2160p50.U61</svg:desc>
                </draw:g>
              </table:table-cell>
              <table:table-cell office:value-type="float" office:value="0.000277886006374412">
                <text:p>0.000277886006374412</text:p>
              </table:table-cell>
              <table:table-cell office:value-type="float" office:value="0.00423694316923104">
                <text:p>0.00423694316923104</text:p>
              </table:table-cell>
              <table:table-cell office:value-type="float" office:value="0.0105469034880076">
                <text:p>0.0105469034880076</text:p>
              </table:table-cell>
              <table:table-cell office:value-type="float" office:value="0.0151653740831683">
                <text:p>0.0151653740831683</text:p>
              </table:table-cell>
              <table:table-cell office:value-type="float" office:value="0.018320316691282">
                <text:p>0.018320316691282</text:p>
              </table:table-cell>
              <table:table-cell office:value-type="float" office:value="0.0204092645921916">
                <text:p>0.0204092645921916</text:p>
              </table:table-cell>
              <table:table-cell office:value-type="float" office:value="0.021639873816373">
                <text:p>0.021639873816373</text:p>
              </table:table-cell>
              <table:table-cell office:value-type="float" office:value="0.0220126818688818">
                <text:p>0.0220126818688818</text:p>
              </table:table-cell>
              <table:table-cell office:value-type="float" office:value="0.0221453569981734">
                <text:p>0.0221453569981734</text:p>
              </table:table-cell>
              <table:table-cell office:value-type="float" office:value="0.0217853483213818">
                <text:p>0.0217853483213818</text:p>
              </table:table-cell>
              <table:table-cell office:value-type="float" office:value="0.0212150384482688">
                <text:p>0.0212150384482688</text:p>
              </table:table-cell>
              <table:table-cell office:value-type="float" office:value="0.0204057645565612">
                <text:p>0.0204057645565612</text:p>
              </table:table-cell>
              <table:table-cell office:value-type="float" office:value="0.0196766681377217">
                <text:p>0.0196766681377217</text:p>
              </table:table-cell>
              <table:table-cell office:value-type="float" office:value="0.0188837176759514">
                <text:p>0.0188837176759514</text:p>
              </table:table-cell>
              <table:table-cell office:value-type="float" office:value="0.0182494261024382">
                <text:p>0.0182494261024382</text:p>
              </table:table-cell>
              <table:table-cell office:value-type="float" office:value="0.0177546219472904">
                <text:p>0.0177546219472904</text:p>
              </table:table-cell>
              <table:table-cell office:value-type="float" office:value="0.0172582581704307">
                <text:p>0.0172582581704307</text:p>
              </table:table-cell>
              <table:table-cell office:value-type="float" office:value="0.0168842020849034">
                <text:p>0.0168842020849034</text:p>
              </table:table-cell>
              <table:table-cell office:value-type="float" office:value="0.0165060315400547">
                <text:p>0.0165060315400547</text:p>
              </table:table-cell>
            </table:table-row>
            <table:table-row>
              <table:table-cell office:value-type="string">
                <text:p>placebo</text:p>
                <draw:g>
                  <svg:desc>old_town_cross_2160p50.A62:old_town_cross_2160p50.A62</svg:desc>
                </draw:g>
              </table:table-cell>
              <table:table-cell office:value-type="float" office:value="0">
                <text:p>0</text:p>
                <draw:g>
                  <svg:desc>old_town_cross_2160p50.B62:old_town_cross_2160p50.U62</svg:desc>
                </draw:g>
              </table:table-cell>
              <table:table-cell office:value-type="float" office:value="0.000051314012290441">
                <text:p>0.000051314012290441</text:p>
              </table:table-cell>
              <table:table-cell office:value-type="float" office:value="0.000310817881278687">
                <text:p>0.000310817881278687</text:p>
              </table:table-cell>
              <table:table-cell office:value-type="float" office:value="0.00191789659904101">
                <text:p>0.00191789659904101</text:p>
              </table:table-cell>
              <table:table-cell office:value-type="float" office:value="0.00329476831117733">
                <text:p>0.00329476831117733</text:p>
              </table:table-cell>
              <table:table-cell office:value-type="float" office:value="0.00357322328250981">
                <text:p>0.00357322328250981</text:p>
              </table:table-cell>
              <table:table-cell office:value-type="float" office:value="0.00368539466006725">
                <text:p>0.00368539466006725</text:p>
              </table:table-cell>
              <table:table-cell office:value-type="float" office:value="0.00370500544464943">
                <text:p>0.00370500544464943</text:p>
              </table:table-cell>
              <table:table-cell office:value-type="float" office:value="0.00367161796889055">
                <text:p>0.00367161796889055</text:p>
              </table:table-cell>
              <table:table-cell office:value-type="float" office:value="0.00360481241270799">
                <text:p>0.00360481241270799</text:p>
              </table:table-cell>
              <table:table-cell office:value-type="float" office:value="0.00345097593317232">
                <text:p>0.00345097593317232</text:p>
              </table:table-cell>
              <table:table-cell office:value-type="float" office:value="0.0033130342075759">
                <text:p>0.0033130342075759</text:p>
              </table:table-cell>
              <table:table-cell office:value-type="float" office:value="0.00320268533922699">
                <text:p>0.00320268533922699</text:p>
              </table:table-cell>
              <table:table-cell office:value-type="float" office:value="0.00306499022437794">
                <text:p>0.00306499022437794</text:p>
              </table:table-cell>
              <table:table-cell office:value-type="float" office:value="0.00296178454512354">
                <text:p>0.00296178454512354</text:p>
              </table:table-cell>
              <table:table-cell office:value-type="float" office:value="0.00290440449281374">
                <text:p>0.00290440449281374</text:p>
              </table:table-cell>
              <table:table-cell office:value-type="float" office:value="0.0028486105098306">
                <text:p>0.0028486105098306</text:p>
              </table:table-cell>
              <table:table-cell office:value-type="float" office:value="0.00280742821213358">
                <text:p>0.00280742821213358</text:p>
              </table:table-cell>
              <table:table-cell office:value-type="float" office:value="0.00277057928929963">
                <text:p>0.00277057928929963</text:p>
              </table:table-cell>
              <table:table-cell office:value-type="float" office:value="0.00274349831982736">
                <text:p>0.0027434983198273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7cm" svg:y="1.96cm" style:legend-expansion="high" chart:style-name="ch2"/>
        <chart:plot-area chart:style-name="ch3" table:cell-range-address="sintel.B27:sintel.U37 sintel.A28:sintel.A37" chart:data-source-has-labels="column" svg:x="0.32cm" svg:y="0.18cm" svg:width="12.587cm" svg:height="8.64cm">
          <chartooo:coordinate-region svg:x="0.941cm" svg:y="0.379cm" svg:width="11.31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ntel.B28:sintel.U28" chart:label-cell-address="sintel.A28:sintel.A28" chart:class="chart:scatter">
            <chart:domain table:cell-range-address="sintel.B27:sintel.U27"/>
            <chart:data-point chart:repeated="20"/>
          </chart:series>
          <chart:series chart:style-name="ch7" chart:values-cell-range-address="sintel.B29:sintel.U29" chart:label-cell-address="sintel.A29:sintel.A29" chart:class="chart:scatter">
            <chart:data-point chart:repeated="20"/>
          </chart:series>
          <chart:series chart:style-name="ch8" chart:values-cell-range-address="sintel.B30:sintel.U30" chart:label-cell-address="sintel.A30:sintel.A30" chart:class="chart:scatter">
            <chart:data-point chart:repeated="20"/>
          </chart:series>
          <chart:series chart:style-name="ch9" chart:values-cell-range-address="sintel.B31:sintel.U31" chart:label-cell-address="sintel.A31:sintel.A31" chart:class="chart:scatter">
            <chart:data-point chart:repeated="20"/>
          </chart:series>
          <chart:series chart:style-name="ch10" chart:values-cell-range-address="sintel.B32:sintel.U32" chart:label-cell-address="sintel.A32:sintel.A32" chart:class="chart:scatter">
            <chart:data-point chart:repeated="20"/>
          </chart:series>
          <chart:series chart:style-name="ch11" chart:values-cell-range-address="sintel.B33:sintel.U33" chart:label-cell-address="sintel.A33:sintel.A33" chart:class="chart:scatter">
            <chart:data-point chart:repeated="20"/>
          </chart:series>
          <chart:series chart:style-name="ch12" chart:values-cell-range-address="sintel.B34:sintel.U34" chart:label-cell-address="sintel.A34:sintel.A34" chart:class="chart:scatter">
            <chart:data-point chart:repeated="20"/>
          </chart:series>
          <chart:series chart:style-name="ch13" chart:values-cell-range-address="sintel.B35:sintel.U35" chart:label-cell-address="sintel.A35:sintel.A35" chart:class="chart:scatter">
            <chart:data-point chart:repeated="20"/>
          </chart:series>
          <chart:series chart:style-name="ch14" chart:values-cell-range-address="sintel.B36:sintel.U36" chart:label-cell-address="sintel.A36:sintel.A36" chart:class="chart:scatter">
            <chart:data-point chart:repeated="20"/>
          </chart:series>
          <chart:series chart:style-name="ch15" chart:values-cell-range-address="sintel.B37:sintel.U37" chart:label-cell-address="sintel.A37:sintel.A37" chart:class="chart:scatter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sintel.B27:sintel.U27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ultrafast</text:p>
                <draw:g>
                  <svg:desc>sintel.A28:sintel.A28</svg:desc>
                </draw:g>
              </table:table-cell>
              <table:table-cell office:value-type="float" office:value="3.916689">
                <text:p>3.916689</text:p>
                <draw:g>
                  <svg:desc>sintel.B28:sintel.U28</svg:desc>
                </draw:g>
              </table:table-cell>
              <table:table-cell office:value-type="float" office:value="9.821837">
                <text:p>9.821837</text:p>
              </table:table-cell>
              <table:table-cell office:value-type="float" office:value="16.791721">
                <text:p>16.791721</text:p>
              </table:table-cell>
              <table:table-cell office:value-type="float" office:value="25.631735">
                <text:p>25.631735</text:p>
              </table:table-cell>
              <table:table-cell office:value-type="float" office:value="32.947937">
                <text:p>32.947937</text:p>
              </table:table-cell>
              <table:table-cell office:value-type="float" office:value="42.079703">
                <text:p>42.079703</text:p>
              </table:table-cell>
              <table:table-cell office:value-type="float" office:value="50.760281">
                <text:p>50.760281</text:p>
              </table:table-cell>
              <table:table-cell office:value-type="float" office:value="56.559097">
                <text:p>56.559097</text:p>
              </table:table-cell>
              <table:table-cell office:value-type="float" office:value="61.734454">
                <text:p>61.734454</text:p>
              </table:table-cell>
              <table:table-cell office:value-type="float" office:value="65.730607">
                <text:p>65.730607</text:p>
              </table:table-cell>
              <table:table-cell office:value-type="float" office:value="71.906055">
                <text:p>71.906055</text:p>
              </table:table-cell>
              <table:table-cell office:value-type="float" office:value="76.573269">
                <text:p>76.573269</text:p>
              </table:table-cell>
              <table:table-cell office:value-type="float" office:value="80.068423">
                <text:p>80.068423</text:p>
              </table:table-cell>
              <table:table-cell office:value-type="float" office:value="82.927129">
                <text:p>82.927129</text:p>
              </table:table-cell>
              <table:table-cell office:value-type="float" office:value="85.200712">
                <text:p>85.200712</text:p>
              </table:table-cell>
              <table:table-cell office:value-type="float" office:value="87.029311">
                <text:p>87.029311</text:p>
              </table:table-cell>
              <table:table-cell office:value-type="float" office:value="88.560916">
                <text:p>88.560916</text:p>
              </table:table-cell>
              <table:table-cell office:value-type="float" office:value="89.976629">
                <text:p>89.976629</text:p>
              </table:table-cell>
              <table:table-cell office:value-type="float" office:value="91.12495">
                <text:p>91.12495</text:p>
              </table:table-cell>
              <table:table-cell office:value-type="float" office:value="92.030611">
                <text:p>92.030611</text:p>
              </table:table-cell>
            </table:table-row>
            <table:table-row>
              <table:table-cell office:value-type="string">
                <text:p>superfast</text:p>
                <draw:g>
                  <svg:desc>sintel.A29:sintel.A29</svg:desc>
                </draw:g>
              </table:table-cell>
              <table:table-cell office:value-type="float" office:value="5.743602">
                <text:p>5.743602</text:p>
                <draw:g>
                  <svg:desc>sintel.B29:sintel.U29</svg:desc>
                </draw:g>
              </table:table-cell>
              <table:table-cell office:value-type="float" office:value="11.23849">
                <text:p>11.23849</text:p>
              </table:table-cell>
              <table:table-cell office:value-type="float" office:value="16.068857">
                <text:p>16.068857</text:p>
              </table:table-cell>
              <table:table-cell office:value-type="float" office:value="20.599991">
                <text:p>20.599991</text:p>
              </table:table-cell>
              <table:table-cell office:value-type="float" office:value="28.85025">
                <text:p>28.85025</text:p>
              </table:table-cell>
              <table:table-cell office:value-type="float" office:value="37.647485">
                <text:p>37.647485</text:p>
              </table:table-cell>
              <table:table-cell office:value-type="float" office:value="45.219671">
                <text:p>45.219671</text:p>
              </table:table-cell>
              <table:table-cell office:value-type="float" office:value="51.58205">
                <text:p>51.58205</text:p>
              </table:table-cell>
              <table:table-cell office:value-type="float" office:value="56.65923">
                <text:p>56.65923</text:p>
              </table:table-cell>
              <table:table-cell office:value-type="float" office:value="61.008826">
                <text:p>61.008826</text:p>
              </table:table-cell>
              <table:table-cell office:value-type="float" office:value="67.504717">
                <text:p>67.504717</text:p>
              </table:table-cell>
              <table:table-cell office:value-type="float" office:value="72.421093">
                <text:p>72.421093</text:p>
              </table:table-cell>
              <table:table-cell office:value-type="float" office:value="76.337789">
                <text:p>76.337789</text:p>
              </table:table-cell>
              <table:table-cell office:value-type="float" office:value="79.450757">
                <text:p>79.450757</text:p>
              </table:table-cell>
              <table:table-cell office:value-type="float" office:value="81.998893">
                <text:p>81.998893</text:p>
              </table:table-cell>
              <table:table-cell office:value-type="float" office:value="84.094031">
                <text:p>84.094031</text:p>
              </table:table-cell>
              <table:table-cell office:value-type="float" office:value="85.873063">
                <text:p>85.873063</text:p>
              </table:table-cell>
              <table:table-cell office:value-type="float" office:value="87.388522">
                <text:p>87.388522</text:p>
              </table:table-cell>
              <table:table-cell office:value-type="float" office:value="88.690801">
                <text:p>88.690801</text:p>
              </table:table-cell>
              <table:table-cell office:value-type="float" office:value="89.823461">
                <text:p>89.823461</text:p>
              </table:table-cell>
            </table:table-row>
            <table:table-row>
              <table:table-cell office:value-type="string">
                <text:p>veryfast</text:p>
                <draw:g>
                  <svg:desc>sintel.A30:sintel.A30</svg:desc>
                </draw:g>
              </table:table-cell>
              <table:table-cell office:value-type="float" office:value="6.239455">
                <text:p>6.239455</text:p>
                <draw:g>
                  <svg:desc>sintel.B30:sintel.U30</svg:desc>
                </draw:g>
              </table:table-cell>
              <table:table-cell office:value-type="float" office:value="11.655542">
                <text:p>11.655542</text:p>
              </table:table-cell>
              <table:table-cell office:value-type="float" office:value="18.982242">
                <text:p>18.982242</text:p>
              </table:table-cell>
              <table:table-cell office:value-type="float" office:value="24.932308">
                <text:p>24.932308</text:p>
              </table:table-cell>
              <table:table-cell office:value-type="float" office:value="33.154852">
                <text:p>33.154852</text:p>
              </table:table-cell>
              <table:table-cell office:value-type="float" office:value="42.356473">
                <text:p>42.356473</text:p>
              </table:table-cell>
              <table:table-cell office:value-type="float" office:value="49.843226">
                <text:p>49.843226</text:p>
              </table:table-cell>
              <table:table-cell office:value-type="float" office:value="55.822527">
                <text:p>55.822527</text:p>
              </table:table-cell>
              <table:table-cell office:value-type="float" office:value="60.511415">
                <text:p>60.511415</text:p>
              </table:table-cell>
              <table:table-cell office:value-type="float" office:value="64.63162">
                <text:p>64.63162</text:p>
              </table:table-cell>
              <table:table-cell office:value-type="float" office:value="70.54196">
                <text:p>70.54196</text:p>
              </table:table-cell>
              <table:table-cell office:value-type="float" office:value="75.042143">
                <text:p>75.042143</text:p>
              </table:table-cell>
              <table:table-cell office:value-type="float" office:value="78.429057">
                <text:p>78.429057</text:p>
              </table:table-cell>
              <table:table-cell office:value-type="float" office:value="81.204835">
                <text:p>81.204835</text:p>
              </table:table-cell>
              <table:table-cell office:value-type="float" office:value="83.432427">
                <text:p>83.432427</text:p>
              </table:table-cell>
              <table:table-cell office:value-type="float" office:value="85.243488">
                <text:p>85.243488</text:p>
              </table:table-cell>
              <table:table-cell office:value-type="float" office:value="86.734593">
                <text:p>86.734593</text:p>
              </table:table-cell>
              <table:table-cell office:value-type="float" office:value="88.052894">
                <text:p>88.052894</text:p>
              </table:table-cell>
              <table:table-cell office:value-type="float" office:value="89.190807">
                <text:p>89.190807</text:p>
              </table:table-cell>
              <table:table-cell office:value-type="float" office:value="90.161113">
                <text:p>90.161113</text:p>
              </table:table-cell>
            </table:table-row>
            <table:table-row>
              <table:table-cell office:value-type="string">
                <text:p>faster</text:p>
                <draw:g>
                  <svg:desc>sintel.A31:sintel.A31</svg:desc>
                </draw:g>
              </table:table-cell>
              <table:table-cell office:value-type="float" office:value="4.252595">
                <text:p>4.252595</text:p>
                <draw:g>
                  <svg:desc>sintel.B31:sintel.U31</svg:desc>
                </draw:g>
              </table:table-cell>
              <table:table-cell office:value-type="float" office:value="4.774041">
                <text:p>4.774041</text:p>
              </table:table-cell>
              <table:table-cell office:value-type="float" office:value="12.626504">
                <text:p>12.626504</text:p>
              </table:table-cell>
              <table:table-cell office:value-type="float" office:value="23.65856">
                <text:p>23.65856</text:p>
              </table:table-cell>
              <table:table-cell office:value-type="float" office:value="32.198076">
                <text:p>32.198076</text:p>
              </table:table-cell>
              <table:table-cell office:value-type="float" office:value="38.51783">
                <text:p>38.51783</text:p>
              </table:table-cell>
              <table:table-cell office:value-type="float" office:value="44.966768">
                <text:p>44.966768</text:p>
              </table:table-cell>
              <table:table-cell office:value-type="float" office:value="51.506755">
                <text:p>51.506755</text:p>
              </table:table-cell>
              <table:table-cell office:value-type="float" office:value="58.231907">
                <text:p>58.231907</text:p>
              </table:table-cell>
              <table:table-cell office:value-type="float" office:value="63.691693">
                <text:p>63.691693</text:p>
              </table:table-cell>
              <table:table-cell office:value-type="float" office:value="71.666637">
                <text:p>71.666637</text:p>
              </table:table-cell>
              <table:table-cell office:value-type="float" office:value="77.287749">
                <text:p>77.287749</text:p>
              </table:table-cell>
              <table:table-cell office:value-type="float" office:value="81.311363">
                <text:p>81.311363</text:p>
              </table:table-cell>
              <table:table-cell office:value-type="float" office:value="84.364197">
                <text:p>84.364197</text:p>
              </table:table-cell>
              <table:table-cell office:value-type="float" office:value="86.791445">
                <text:p>86.791445</text:p>
              </table:table-cell>
              <table:table-cell office:value-type="float" office:value="88.652768">
                <text:p>88.652768</text:p>
              </table:table-cell>
              <table:table-cell office:value-type="float" office:value="90.217293">
                <text:p>90.217293</text:p>
              </table:table-cell>
              <table:table-cell office:value-type="float" office:value="91.439209">
                <text:p>91.439209</text:p>
              </table:table-cell>
              <table:table-cell office:value-type="float" office:value="92.464667">
                <text:p>92.464667</text:p>
              </table:table-cell>
              <table:table-cell office:value-type="float" office:value="93.386702">
                <text:p>93.386702</text:p>
              </table:table-cell>
            </table:table-row>
            <table:table-row>
              <table:table-cell office:value-type="string">
                <text:p>fast</text:p>
                <draw:g>
                  <svg:desc>sintel.A32:sintel.A32</svg:desc>
                </draw:g>
              </table:table-cell>
              <table:table-cell office:value-type="float" office:value="3.428616">
                <text:p>3.428616</text:p>
                <draw:g>
                  <svg:desc>sintel.B32:sintel.U32</svg:desc>
                </draw:g>
              </table:table-cell>
              <table:table-cell office:value-type="float" office:value="4.080859">
                <text:p>4.080859</text:p>
              </table:table-cell>
              <table:table-cell office:value-type="float" office:value="12.340449">
                <text:p>12.340449</text:p>
              </table:table-cell>
              <table:table-cell office:value-type="float" office:value="26.732646">
                <text:p>26.732646</text:p>
              </table:table-cell>
              <table:table-cell office:value-type="float" office:value="37.5913">
                <text:p>37.5913</text:p>
              </table:table-cell>
              <table:table-cell office:value-type="float" office:value="45.766821">
                <text:p>45.766821</text:p>
              </table:table-cell>
              <table:table-cell office:value-type="float" office:value="53.042869">
                <text:p>53.042869</text:p>
              </table:table-cell>
              <table:table-cell office:value-type="float" office:value="59.293359">
                <text:p>59.293359</text:p>
              </table:table-cell>
              <table:table-cell office:value-type="float" office:value="64.462497">
                <text:p>64.462497</text:p>
              </table:table-cell>
              <table:table-cell office:value-type="float" office:value="68.875404">
                <text:p>68.875404</text:p>
              </table:table-cell>
              <table:table-cell office:value-type="float" office:value="75.239222">
                <text:p>75.239222</text:p>
              </table:table-cell>
              <table:table-cell office:value-type="float" office:value="79.757863">
                <text:p>79.757863</text:p>
              </table:table-cell>
              <table:table-cell office:value-type="float" office:value="83.168342">
                <text:p>83.168342</text:p>
              </table:table-cell>
              <table:table-cell office:value-type="float" office:value="85.748294">
                <text:p>85.748294</text:p>
              </table:table-cell>
              <table:table-cell office:value-type="float" office:value="87.815709">
                <text:p>87.815709</text:p>
              </table:table-cell>
              <table:table-cell office:value-type="float" office:value="89.487168">
                <text:p>89.487168</text:p>
              </table:table-cell>
              <table:table-cell office:value-type="float" office:value="90.873627">
                <text:p>90.873627</text:p>
              </table:table-cell>
              <table:table-cell office:value-type="float" office:value="91.969589">
                <text:p>91.969589</text:p>
              </table:table-cell>
              <table:table-cell office:value-type="float" office:value="92.924112">
                <text:p>92.924112</text:p>
              </table:table-cell>
              <table:table-cell office:value-type="float" office:value="93.752367">
                <text:p>93.752367</text:p>
              </table:table-cell>
            </table:table-row>
            <table:table-row>
              <table:table-cell office:value-type="string">
                <text:p>medium</text:p>
                <draw:g>
                  <svg:desc>sintel.A33:sintel.A33</svg:desc>
                </draw:g>
              </table:table-cell>
              <table:table-cell office:value-type="float" office:value="3.749009">
                <text:p>3.749009</text:p>
                <draw:g>
                  <svg:desc>sintel.B33:sintel.U33</svg:desc>
                </draw:g>
              </table:table-cell>
              <table:table-cell office:value-type="float" office:value="5.78553">
                <text:p>5.78553</text:p>
              </table:table-cell>
              <table:table-cell office:value-type="float" office:value="18.035441">
                <text:p>18.035441</text:p>
              </table:table-cell>
              <table:table-cell office:value-type="float" office:value="31.80344">
                <text:p>31.80344</text:p>
              </table:table-cell>
              <table:table-cell office:value-type="float" office:value="41.21104">
                <text:p>41.21104</text:p>
              </table:table-cell>
              <table:table-cell office:value-type="float" office:value="49.229495">
                <text:p>49.229495</text:p>
              </table:table-cell>
              <table:table-cell office:value-type="float" office:value="56.325706">
                <text:p>56.325706</text:p>
              </table:table-cell>
              <table:table-cell office:value-type="float" office:value="62.244742">
                <text:p>62.244742</text:p>
              </table:table-cell>
              <table:table-cell office:value-type="float" office:value="66.90757">
                <text:p>66.90757</text:p>
              </table:table-cell>
              <table:table-cell office:value-type="float" office:value="70.872691">
                <text:p>70.872691</text:p>
              </table:table-cell>
              <table:table-cell office:value-type="float" office:value="76.686158">
                <text:p>76.686158</text:p>
              </table:table-cell>
              <table:table-cell office:value-type="float" office:value="80.913109">
                <text:p>80.913109</text:p>
              </table:table-cell>
              <table:table-cell office:value-type="float" office:value="84.125606">
                <text:p>84.125606</text:p>
              </table:table-cell>
              <table:table-cell office:value-type="float" office:value="86.594745">
                <text:p>86.594745</text:p>
              </table:table-cell>
              <table:table-cell office:value-type="float" office:value="88.519028">
                <text:p>88.519028</text:p>
              </table:table-cell>
              <table:table-cell office:value-type="float" office:value="90.106594">
                <text:p>90.106594</text:p>
              </table:table-cell>
              <table:table-cell office:value-type="float" office:value="91.390317">
                <text:p>91.390317</text:p>
              </table:table-cell>
              <table:table-cell office:value-type="float" office:value="92.482808">
                <text:p>92.482808</text:p>
              </table:table-cell>
              <table:table-cell office:value-type="float" office:value="93.379104">
                <text:p>93.379104</text:p>
              </table:table-cell>
              <table:table-cell office:value-type="float" office:value="94.156508">
                <text:p>94.156508</text:p>
              </table:table-cell>
            </table:table-row>
            <table:table-row>
              <table:table-cell office:value-type="string">
                <text:p>slow</text:p>
                <draw:g>
                  <svg:desc>sintel.A34:sintel.A34</svg:desc>
                </draw:g>
              </table:table-cell>
              <table:table-cell office:value-type="float" office:value="4.242371">
                <text:p>4.242371</text:p>
                <draw:g>
                  <svg:desc>sintel.B34:sintel.U34</svg:desc>
                </draw:g>
              </table:table-cell>
              <table:table-cell office:value-type="float" office:value="5.615535">
                <text:p>5.615535</text:p>
              </table:table-cell>
              <table:table-cell office:value-type="float" office:value="15.812101">
                <text:p>15.812101</text:p>
              </table:table-cell>
              <table:table-cell office:value-type="float" office:value="30.204071">
                <text:p>30.204071</text:p>
              </table:table-cell>
              <table:table-cell office:value-type="float" office:value="41.184824">
                <text:p>41.184824</text:p>
              </table:table-cell>
              <table:table-cell office:value-type="float" office:value="50.01947">
                <text:p>50.01947</text:p>
              </table:table-cell>
              <table:table-cell office:value-type="float" office:value="57.155366">
                <text:p>57.155366</text:p>
              </table:table-cell>
              <table:table-cell office:value-type="float" office:value="62.946891">
                <text:p>62.946891</text:p>
              </table:table-cell>
              <table:table-cell office:value-type="float" office:value="67.547551">
                <text:p>67.547551</text:p>
              </table:table-cell>
              <table:table-cell office:value-type="float" office:value="71.241498">
                <text:p>71.241498</text:p>
              </table:table-cell>
              <table:table-cell office:value-type="float" office:value="77.006832">
                <text:p>77.006832</text:p>
              </table:table-cell>
              <table:table-cell office:value-type="float" office:value="81.207718">
                <text:p>81.207718</text:p>
              </table:table-cell>
              <table:table-cell office:value-type="float" office:value="84.310953">
                <text:p>84.310953</text:p>
              </table:table-cell>
              <table:table-cell office:value-type="float" office:value="86.700808">
                <text:p>86.700808</text:p>
              </table:table-cell>
              <table:table-cell office:value-type="float" office:value="88.656875">
                <text:p>88.656875</text:p>
              </table:table-cell>
              <table:table-cell office:value-type="float" office:value="90.22494">
                <text:p>90.22494</text:p>
              </table:table-cell>
              <table:table-cell office:value-type="float" office:value="91.534464">
                <text:p>91.534464</text:p>
              </table:table-cell>
              <table:table-cell office:value-type="float" office:value="92.598538">
                <text:p>92.598538</text:p>
              </table:table-cell>
              <table:table-cell office:value-type="float" office:value="93.528228">
                <text:p>93.528228</text:p>
              </table:table-cell>
              <table:table-cell office:value-type="float" office:value="94.268088">
                <text:p>94.268088</text:p>
              </table:table-cell>
            </table:table-row>
            <table:table-row>
              <table:table-cell office:value-type="string">
                <text:p>slower</text:p>
                <draw:g>
                  <svg:desc>sintel.A35:sintel.A35</svg:desc>
                </draw:g>
              </table:table-cell>
              <table:table-cell office:value-type="float" office:value="6.702569">
                <text:p>6.702569</text:p>
                <draw:g>
                  <svg:desc>sintel.B35:sintel.U35</svg:desc>
                </draw:g>
              </table:table-cell>
              <table:table-cell office:value-type="float" office:value="7.511326">
                <text:p>7.511326</text:p>
              </table:table-cell>
              <table:table-cell office:value-type="float" office:value="12.769466">
                <text:p>12.769466</text:p>
              </table:table-cell>
              <table:table-cell office:value-type="float" office:value="26.024179">
                <text:p>26.024179</text:p>
              </table:table-cell>
              <table:table-cell office:value-type="float" office:value="38.148705">
                <text:p>38.148705</text:p>
              </table:table-cell>
              <table:table-cell office:value-type="float" office:value="46.71924">
                <text:p>46.71924</text:p>
              </table:table-cell>
              <table:table-cell office:value-type="float" office:value="54.585385">
                <text:p>54.585385</text:p>
              </table:table-cell>
              <table:table-cell office:value-type="float" office:value="60.828891">
                <text:p>60.828891</text:p>
              </table:table-cell>
              <table:table-cell office:value-type="float" office:value="65.874531">
                <text:p>65.874531</text:p>
              </table:table-cell>
              <table:table-cell office:value-type="float" office:value="69.940108">
                <text:p>69.940108</text:p>
              </table:table-cell>
              <table:table-cell office:value-type="float" office:value="76.189906">
                <text:p>76.189906</text:p>
              </table:table-cell>
              <table:table-cell office:value-type="float" office:value="80.526537">
                <text:p>80.526537</text:p>
              </table:table-cell>
              <table:table-cell office:value-type="float" office:value="83.904727">
                <text:p>83.904727</text:p>
              </table:table-cell>
              <table:table-cell office:value-type="float" office:value="86.424254">
                <text:p>86.424254</text:p>
              </table:table-cell>
              <table:table-cell office:value-type="float" office:value="88.498707">
                <text:p>88.498707</text:p>
              </table:table-cell>
              <table:table-cell office:value-type="float" office:value="90.147694">
                <text:p>90.147694</text:p>
              </table:table-cell>
              <table:table-cell office:value-type="float" office:value="91.478205">
                <text:p>91.478205</text:p>
              </table:table-cell>
              <table:table-cell office:value-type="float" office:value="92.620337">
                <text:p>92.620337</text:p>
              </table:table-cell>
              <table:table-cell office:value-type="float" office:value="93.570637">
                <text:p>93.570637</text:p>
              </table:table-cell>
              <table:table-cell office:value-type="float" office:value="94.356257">
                <text:p>94.356257</text:p>
              </table:table-cell>
            </table:table-row>
            <table:table-row>
              <table:table-cell office:value-type="string">
                <text:p>veryslow</text:p>
                <draw:g>
                  <svg:desc>sintel.A36:sintel.A36</svg:desc>
                </draw:g>
              </table:table-cell>
              <table:table-cell office:value-type="float" office:value="8.253123">
                <text:p>8.253123</text:p>
                <draw:g>
                  <svg:desc>sintel.B36:sintel.U36</svg:desc>
                </draw:g>
              </table:table-cell>
              <table:table-cell office:value-type="float" office:value="8.707857">
                <text:p>8.707857</text:p>
              </table:table-cell>
              <table:table-cell office:value-type="float" office:value="11.726353">
                <text:p>11.726353</text:p>
              </table:table-cell>
              <table:table-cell office:value-type="float" office:value="28.225524">
                <text:p>28.225524</text:p>
              </table:table-cell>
              <table:table-cell office:value-type="float" office:value="41.871679">
                <text:p>41.871679</text:p>
              </table:table-cell>
              <table:table-cell office:value-type="float" office:value="51.193894">
                <text:p>51.193894</text:p>
              </table:table-cell>
              <table:table-cell office:value-type="float" office:value="58.821801">
                <text:p>58.821801</text:p>
              </table:table-cell>
              <table:table-cell office:value-type="float" office:value="64.574943">
                <text:p>64.574943</text:p>
              </table:table-cell>
              <table:table-cell office:value-type="float" office:value="69.053981">
                <text:p>69.053981</text:p>
              </table:table-cell>
              <table:table-cell office:value-type="float" office:value="72.897287">
                <text:p>72.897287</text:p>
              </table:table-cell>
              <table:table-cell office:value-type="float" office:value="78.37477">
                <text:p>78.37477</text:p>
              </table:table-cell>
              <table:table-cell office:value-type="float" office:value="82.367682">
                <text:p>82.367682</text:p>
              </table:table-cell>
              <table:table-cell office:value-type="float" office:value="85.418085">
                <text:p>85.418085</text:p>
              </table:table-cell>
              <table:table-cell office:value-type="float" office:value="87.761357">
                <text:p>87.761357</text:p>
              </table:table-cell>
              <table:table-cell office:value-type="float" office:value="89.657943">
                <text:p>89.657943</text:p>
              </table:table-cell>
              <table:table-cell office:value-type="float" office:value="91.134573">
                <text:p>91.134573</text:p>
              </table:table-cell>
              <table:table-cell office:value-type="float" office:value="92.399409">
                <text:p>92.399409</text:p>
              </table:table-cell>
              <table:table-cell office:value-type="float" office:value="93.420207">
                <text:p>93.420207</text:p>
              </table:table-cell>
              <table:table-cell office:value-type="float" office:value="94.270767">
                <text:p>94.270767</text:p>
              </table:table-cell>
              <table:table-cell office:value-type="float" office:value="94.984919">
                <text:p>94.984919</text:p>
              </table:table-cell>
            </table:table-row>
            <table:table-row>
              <table:table-cell office:value-type="string">
                <text:p>placebo</text:p>
                <draw:g>
                  <svg:desc>sintel.A37:sintel.A37</svg:desc>
                </draw:g>
              </table:table-cell>
              <table:table-cell office:value-type="float" office:value="1.86648">
                <text:p>1.86648</text:p>
                <draw:g>
                  <svg:desc>sintel.B37:sintel.U37</svg:desc>
                </draw:g>
              </table:table-cell>
              <table:table-cell office:value-type="float" office:value="3.438194">
                <text:p>3.438194</text:p>
              </table:table-cell>
              <table:table-cell office:value-type="float" office:value="8.13148">
                <text:p>8.13148</text:p>
              </table:table-cell>
              <table:table-cell office:value-type="float" office:value="19.133845">
                <text:p>19.133845</text:p>
              </table:table-cell>
              <table:table-cell office:value-type="float" office:value="34.666714">
                <text:p>34.666714</text:p>
              </table:table-cell>
              <table:table-cell office:value-type="float" office:value="45.635413">
                <text:p>45.635413</text:p>
              </table:table-cell>
              <table:table-cell office:value-type="float" office:value="54.23196">
                <text:p>54.23196</text:p>
              </table:table-cell>
              <table:table-cell office:value-type="float" office:value="61.049713">
                <text:p>61.049713</text:p>
              </table:table-cell>
              <table:table-cell office:value-type="float" office:value="66.228469">
                <text:p>66.228469</text:p>
              </table:table-cell>
              <table:table-cell office:value-type="float" office:value="70.533323">
                <text:p>70.533323</text:p>
              </table:table-cell>
              <table:table-cell office:value-type="float" office:value="76.665547">
                <text:p>76.665547</text:p>
              </table:table-cell>
              <table:table-cell office:value-type="float" office:value="81.143494">
                <text:p>81.143494</text:p>
              </table:table-cell>
              <table:table-cell office:value-type="float" office:value="84.263016">
                <text:p>84.263016</text:p>
              </table:table-cell>
              <table:table-cell office:value-type="float" office:value="86.758994">
                <text:p>86.758994</text:p>
              </table:table-cell>
              <table:table-cell office:value-type="float" office:value="88.85233">
                <text:p>88.85233</text:p>
              </table:table-cell>
              <table:table-cell office:value-type="float" office:value="90.496355">
                <text:p>90.496355</text:p>
              </table:table-cell>
              <table:table-cell office:value-type="float" office:value="91.880704">
                <text:p>91.880704</text:p>
              </table:table-cell>
              <table:table-cell office:value-type="float" office:value="92.946544">
                <text:p>92.946544</text:p>
              </table:table-cell>
              <table:table-cell office:value-type="float" office:value="93.857656">
                <text:p>93.857656</text:p>
              </table:table-cell>
              <table:table-cell office:value-type="float" office:value="94.643475">
                <text:p>94.64347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7cm" svg:y="1.96cm" style:legend-expansion="high" chart:style-name="ch2"/>
        <chart:plot-area chart:style-name="ch3" table:cell-range-address="sintel.B3:sintel.U13 sintel.A4:sintel.A13" chart:data-source-has-labels="column" svg:x="0.32cm" svg:y="0.18cm" svg:width="12.587cm" svg:height="8.64cm">
          <chartooo:coordinate-region svg:x="0.941cm" svg:y="0.379cm" svg:width="11.50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ntel.B4:sintel.U4" chart:label-cell-address="sintel.A4:sintel.A4" chart:class="chart:scatter">
            <chart:domain table:cell-range-address="sintel.B3:sintel.U3"/>
            <chart:data-point chart:repeated="20"/>
          </chart:series>
          <chart:series chart:style-name="ch7" chart:values-cell-range-address="sintel.B5:sintel.U5" chart:label-cell-address="sintel.A5:sintel.A5" chart:class="chart:scatter">
            <chart:data-point chart:repeated="20"/>
          </chart:series>
          <chart:series chart:style-name="ch8" chart:values-cell-range-address="sintel.B6:sintel.U6" chart:label-cell-address="sintel.A6:sintel.A6" chart:class="chart:scatter">
            <chart:data-point chart:repeated="20"/>
          </chart:series>
          <chart:series chart:style-name="ch9" chart:values-cell-range-address="sintel.B7:sintel.U7" chart:label-cell-address="sintel.A7:sintel.A7" chart:class="chart:scatter">
            <chart:data-point chart:repeated="20"/>
          </chart:series>
          <chart:series chart:style-name="ch10" chart:values-cell-range-address="sintel.B8:sintel.U8" chart:label-cell-address="sintel.A8:sintel.A8" chart:class="chart:scatter">
            <chart:data-point chart:repeated="20"/>
          </chart:series>
          <chart:series chart:style-name="ch11" chart:values-cell-range-address="sintel.B9:sintel.U9" chart:label-cell-address="sintel.A9:sintel.A9" chart:class="chart:scatter">
            <chart:data-point chart:repeated="20"/>
          </chart:series>
          <chart:series chart:style-name="ch12" chart:values-cell-range-address="sintel.B10:sintel.U10" chart:label-cell-address="sintel.A10:sintel.A10" chart:class="chart:scatter">
            <chart:data-point chart:repeated="20"/>
          </chart:series>
          <chart:series chart:style-name="ch13" chart:values-cell-range-address="sintel.B11:sintel.U11" chart:label-cell-address="sintel.A11:sintel.A11" chart:class="chart:scatter">
            <chart:data-point chart:repeated="20"/>
          </chart:series>
          <chart:series chart:style-name="ch14" chart:values-cell-range-address="sintel.B12:sintel.U12" chart:label-cell-address="sintel.A12:sintel.A12" chart:class="chart:scatter">
            <chart:data-point chart:repeated="20"/>
          </chart:series>
          <chart:series chart:style-name="ch15" chart:values-cell-range-address="sintel.B13:sintel.U13" chart:label-cell-address="sintel.A13:sintel.A13" chart:class="chart:scatter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sintel.B3:sintel.U3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ultrafast</text:p>
                <draw:g>
                  <svg:desc>sintel.A4:sintel.A4</svg:desc>
                </draw:g>
              </table:table-cell>
              <table:table-cell office:value-type="float" office:value="12.738908">
                <text:p>12.738908</text:p>
                <draw:g>
                  <svg:desc>sintel.B4:sintel.U4</svg:desc>
                </draw:g>
              </table:table-cell>
              <table:table-cell office:value-type="float" office:value="15.894743">
                <text:p>15.894743</text:p>
              </table:table-cell>
              <table:table-cell office:value-type="float" office:value="18.095203">
                <text:p>18.095203</text:p>
              </table:table-cell>
              <table:table-cell office:value-type="float" office:value="20.696751">
                <text:p>20.696751</text:p>
              </table:table-cell>
              <table:table-cell office:value-type="float" office:value="22.575748">
                <text:p>22.575748</text:p>
              </table:table-cell>
              <table:table-cell office:value-type="float" office:value="24.708029">
                <text:p>24.708029</text:p>
              </table:table-cell>
              <table:table-cell office:value-type="float" office:value="26.601107">
                <text:p>26.601107</text:p>
              </table:table-cell>
              <table:table-cell office:value-type="float" office:value="27.927811">
                <text:p>27.927811</text:p>
              </table:table-cell>
              <table:table-cell office:value-type="float" office:value="29.050795">
                <text:p>29.050795</text:p>
              </table:table-cell>
              <table:table-cell office:value-type="float" office:value="29.995575">
                <text:p>29.995575</text:p>
              </table:table-cell>
              <table:table-cell office:value-type="float" office:value="31.454374">
                <text:p>31.454374</text:p>
              </table:table-cell>
              <table:table-cell office:value-type="float" office:value="32.670971">
                <text:p>32.670971</text:p>
              </table:table-cell>
              <table:table-cell office:value-type="float" office:value="33.660011">
                <text:p>33.660011</text:p>
              </table:table-cell>
              <table:table-cell office:value-type="float" office:value="34.525921">
                <text:p>34.525921</text:p>
              </table:table-cell>
              <table:table-cell office:value-type="float" office:value="35.258663">
                <text:p>35.258663</text:p>
              </table:table-cell>
              <table:table-cell office:value-type="float" office:value="35.930016">
                <text:p>35.930016</text:p>
              </table:table-cell>
              <table:table-cell office:value-type="float" office:value="36.520252">
                <text:p>36.520252</text:p>
              </table:table-cell>
              <table:table-cell office:value-type="float" office:value="37.09483">
                <text:p>37.09483</text:p>
              </table:table-cell>
              <table:table-cell office:value-type="float" office:value="37.641994">
                <text:p>37.641994</text:p>
              </table:table-cell>
              <table:table-cell office:value-type="float" office:value="38.101494">
                <text:p>38.101494</text:p>
              </table:table-cell>
            </table:table-row>
            <table:table-row>
              <table:table-cell office:value-type="string">
                <text:p>superfast</text:p>
                <draw:g>
                  <svg:desc>sintel.A5:sintel.A5</svg:desc>
                </draw:g>
              </table:table-cell>
              <table:table-cell office:value-type="float" office:value="15.771821">
                <text:p>15.771821</text:p>
                <draw:g>
                  <svg:desc>sintel.B5:sintel.U5</svg:desc>
                </draw:g>
              </table:table-cell>
              <table:table-cell office:value-type="float" office:value="18.837292">
                <text:p>18.837292</text:p>
              </table:table-cell>
              <table:table-cell office:value-type="float" office:value="21.374956">
                <text:p>21.374956</text:p>
              </table:table-cell>
              <table:table-cell office:value-type="float" office:value="23.75605">
                <text:p>23.75605</text:p>
              </table:table-cell>
              <table:table-cell office:value-type="float" office:value="25.985298">
                <text:p>25.985298</text:p>
              </table:table-cell>
              <table:table-cell office:value-type="float" office:value="27.898092">
                <text:p>27.898092</text:p>
              </table:table-cell>
              <table:table-cell office:value-type="float" office:value="29.399946">
                <text:p>29.399946</text:p>
              </table:table-cell>
              <table:table-cell office:value-type="float" office:value="30.615238">
                <text:p>30.615238</text:p>
              </table:table-cell>
              <table:table-cell office:value-type="float" office:value="31.646366">
                <text:p>31.646366</text:p>
              </table:table-cell>
              <table:table-cell office:value-type="float" office:value="32.519733">
                <text:p>32.519733</text:p>
              </table:table-cell>
              <table:table-cell office:value-type="float" office:value="33.987377">
                <text:p>33.987377</text:p>
              </table:table-cell>
              <table:table-cell office:value-type="float" office:value="35.201668">
                <text:p>35.201668</text:p>
              </table:table-cell>
              <table:table-cell office:value-type="float" office:value="36.230869">
                <text:p>36.230869</text:p>
              </table:table-cell>
              <table:table-cell office:value-type="float" office:value="37.130199">
                <text:p>37.130199</text:p>
              </table:table-cell>
              <table:table-cell office:value-type="float" office:value="37.931774">
                <text:p>37.931774</text:p>
              </table:table-cell>
              <table:table-cell office:value-type="float" office:value="38.652191">
                <text:p>38.652191</text:p>
              </table:table-cell>
              <table:table-cell office:value-type="float" office:value="39.30941">
                <text:p>39.30941</text:p>
              </table:table-cell>
              <table:table-cell office:value-type="float" office:value="39.917633">
                <text:p>39.917633</text:p>
              </table:table-cell>
              <table:table-cell office:value-type="float" office:value="40.484356">
                <text:p>40.484356</text:p>
              </table:table-cell>
              <table:table-cell office:value-type="float" office:value="41.014847">
                <text:p>41.014847</text:p>
              </table:table-cell>
            </table:table-row>
            <table:table-row>
              <table:table-cell office:value-type="string">
                <text:p>veryfast</text:p>
                <draw:g>
                  <svg:desc>sintel.A6:sintel.A6</svg:desc>
                </draw:g>
              </table:table-cell>
              <table:table-cell office:value-type="float" office:value="15.522191">
                <text:p>15.522191</text:p>
                <draw:g>
                  <svg:desc>sintel.B6:sintel.U6</svg:desc>
                </draw:g>
              </table:table-cell>
              <table:table-cell office:value-type="float" office:value="18.830462">
                <text:p>18.830462</text:p>
              </table:table-cell>
              <table:table-cell office:value-type="float" office:value="21.607689">
                <text:p>21.607689</text:p>
              </table:table-cell>
              <table:table-cell office:value-type="float" office:value="23.938255">
                <text:p>23.938255</text:p>
              </table:table-cell>
              <table:table-cell office:value-type="float" office:value="26.082289">
                <text:p>26.082289</text:p>
              </table:table-cell>
              <table:table-cell office:value-type="float" office:value="28.132103">
                <text:p>28.132103</text:p>
              </table:table-cell>
              <table:table-cell office:value-type="float" office:value="29.773027">
                <text:p>29.773027</text:p>
              </table:table-cell>
              <table:table-cell office:value-type="float" office:value="31.078264">
                <text:p>31.078264</text:p>
              </table:table-cell>
              <table:table-cell office:value-type="float" office:value="32.147957">
                <text:p>32.147957</text:p>
              </table:table-cell>
              <table:table-cell office:value-type="float" office:value="33.076469">
                <text:p>33.076469</text:p>
              </table:table-cell>
              <table:table-cell office:value-type="float" office:value="34.584442">
                <text:p>34.584442</text:p>
              </table:table-cell>
              <table:table-cell office:value-type="float" office:value="35.810356">
                <text:p>35.810356</text:p>
              </table:table-cell>
              <table:table-cell office:value-type="float" office:value="36.836147">
                <text:p>36.836147</text:p>
              </table:table-cell>
              <table:table-cell office:value-type="float" office:value="37.738297">
                <text:p>37.738297</text:p>
              </table:table-cell>
              <table:table-cell office:value-type="float" office:value="38.534615">
                <text:p>38.534615</text:p>
              </table:table-cell>
              <table:table-cell office:value-type="float" office:value="39.236805">
                <text:p>39.236805</text:p>
              </table:table-cell>
              <table:table-cell office:value-type="float" office:value="39.876553">
                <text:p>39.876553</text:p>
              </table:table-cell>
              <table:table-cell office:value-type="float" office:value="40.459381">
                <text:p>40.459381</text:p>
              </table:table-cell>
              <table:table-cell office:value-type="float" office:value="41.000858">
                <text:p>41.000858</text:p>
              </table:table-cell>
              <table:table-cell office:value-type="float" office:value="41.500473">
                <text:p>41.500473</text:p>
              </table:table-cell>
            </table:table-row>
            <table:table-row>
              <table:table-cell office:value-type="string">
                <text:p>faster</text:p>
                <draw:g>
                  <svg:desc>sintel.A7:sintel.A7</svg:desc>
                </draw:g>
              </table:table-cell>
              <table:table-cell office:value-type="float" office:value="16.262938">
                <text:p>16.262938</text:p>
                <draw:g>
                  <svg:desc>sintel.B7:sintel.U7</svg:desc>
                </draw:g>
              </table:table-cell>
              <table:table-cell office:value-type="float" office:value="18.481886">
                <text:p>18.481886</text:p>
              </table:table-cell>
              <table:table-cell office:value-type="float" office:value="22.968435">
                <text:p>22.968435</text:p>
              </table:table-cell>
              <table:table-cell office:value-type="float" office:value="25.449141">
                <text:p>25.449141</text:p>
              </table:table-cell>
              <table:table-cell office:value-type="float" office:value="26.920143">
                <text:p>26.920143</text:p>
              </table:table-cell>
              <table:table-cell office:value-type="float" office:value="28.166933">
                <text:p>28.166933</text:p>
              </table:table-cell>
              <table:table-cell office:value-type="float" office:value="29.41354">
                <text:p>29.41354</text:p>
              </table:table-cell>
              <table:table-cell office:value-type="float" office:value="30.693853">
                <text:p>30.693853</text:p>
              </table:table-cell>
              <table:table-cell office:value-type="float" office:value="31.989214">
                <text:p>31.989214</text:p>
              </table:table-cell>
              <table:table-cell office:value-type="float" office:value="33.118073">
                <text:p>33.118073</text:p>
              </table:table-cell>
              <table:table-cell office:value-type="float" office:value="34.967434">
                <text:p>34.967434</text:p>
              </table:table-cell>
              <table:table-cell office:value-type="float" office:value="36.427334">
                <text:p>36.427334</text:p>
              </table:table-cell>
              <table:table-cell office:value-type="float" office:value="37.639462">
                <text:p>37.639462</text:p>
              </table:table-cell>
              <table:table-cell office:value-type="float" office:value="38.681622">
                <text:p>38.681622</text:p>
              </table:table-cell>
              <table:table-cell office:value-type="float" office:value="39.591366">
                <text:p>39.591366</text:p>
              </table:table-cell>
              <table:table-cell office:value-type="float" office:value="40.389767">
                <text:p>40.389767</text:p>
              </table:table-cell>
              <table:table-cell office:value-type="float" office:value="41.108105">
                <text:p>41.108105</text:p>
              </table:table-cell>
              <table:table-cell office:value-type="float" office:value="41.753071">
                <text:p>41.753071</text:p>
              </table:table-cell>
              <table:table-cell office:value-type="float" office:value="42.353733">
                <text:p>42.353733</text:p>
              </table:table-cell>
              <table:table-cell office:value-type="float" office:value="42.907486">
                <text:p>42.907486</text:p>
              </table:table-cell>
            </table:table-row>
            <table:table-row>
              <table:table-cell office:value-type="string">
                <text:p>fast</text:p>
                <draw:g>
                  <svg:desc>sintel.A8:sintel.A8</svg:desc>
                </draw:g>
              </table:table-cell>
              <table:table-cell office:value-type="float" office:value="15.789462">
                <text:p>15.789462</text:p>
                <draw:g>
                  <svg:desc>sintel.B8:sintel.U8</svg:desc>
                </draw:g>
              </table:table-cell>
              <table:table-cell office:value-type="float" office:value="18.413454">
                <text:p>18.413454</text:p>
              </table:table-cell>
              <table:table-cell office:value-type="float" office:value="23.073952">
                <text:p>23.073952</text:p>
              </table:table-cell>
              <table:table-cell office:value-type="float" office:value="25.703312">
                <text:p>25.703312</text:p>
              </table:table-cell>
              <table:table-cell office:value-type="float" office:value="27.58676">
                <text:p>27.58676</text:p>
              </table:table-cell>
              <table:table-cell office:value-type="float" office:value="29.181824">
                <text:p>29.181824</text:p>
              </table:table-cell>
              <table:table-cell office:value-type="float" office:value="30.608067">
                <text:p>30.608067</text:p>
              </table:table-cell>
              <table:table-cell office:value-type="float" office:value="31.876308">
                <text:p>31.876308</text:p>
              </table:table-cell>
              <table:table-cell office:value-type="float" office:value="32.98896">
                <text:p>32.98896</text:p>
              </table:table-cell>
              <table:table-cell office:value-type="float" office:value="33.963421">
                <text:p>33.963421</text:p>
              </table:table-cell>
              <table:table-cell office:value-type="float" office:value="35.561623">
                <text:p>35.561623</text:p>
              </table:table-cell>
              <table:table-cell office:value-type="float" office:value="36.867287">
                <text:p>36.867287</text:p>
              </table:table-cell>
              <table:table-cell office:value-type="float" office:value="37.969368">
                <text:p>37.969368</text:p>
              </table:table-cell>
              <table:table-cell office:value-type="float" office:value="38.923374">
                <text:p>38.923374</text:p>
              </table:table-cell>
              <table:table-cell office:value-type="float" office:value="39.763023">
                <text:p>39.763023</text:p>
              </table:table-cell>
              <table:table-cell office:value-type="float" office:value="40.511406">
                <text:p>40.511406</text:p>
              </table:table-cell>
              <table:table-cell office:value-type="float" office:value="41.188816">
                <text:p>41.188816</text:p>
              </table:table-cell>
              <table:table-cell office:value-type="float" office:value="41.809715">
                <text:p>41.809715</text:p>
              </table:table-cell>
              <table:table-cell office:value-type="float" office:value="42.377808">
                <text:p>42.377808</text:p>
              </table:table-cell>
              <table:table-cell office:value-type="float" office:value="42.908417">
                <text:p>42.908417</text:p>
              </table:table-cell>
            </table:table-row>
            <table:table-row>
              <table:table-cell office:value-type="string">
                <text:p>medium</text:p>
                <draw:g>
                  <svg:desc>sintel.A9:sintel.A9</svg:desc>
                </draw:g>
              </table:table-cell>
              <table:table-cell office:value-type="float" office:value="15.885626">
                <text:p>15.885626</text:p>
                <draw:g>
                  <svg:desc>sintel.B9:sintel.U9</svg:desc>
                </draw:g>
              </table:table-cell>
              <table:table-cell office:value-type="float" office:value="19.476444">
                <text:p>19.476444</text:p>
              </table:table-cell>
              <table:table-cell office:value-type="float" office:value="23.881733">
                <text:p>23.881733</text:p>
              </table:table-cell>
              <table:table-cell office:value-type="float" office:value="26.346458">
                <text:p>26.346458</text:p>
              </table:table-cell>
              <table:table-cell office:value-type="float" office:value="28.136299">
                <text:p>28.136299</text:p>
              </table:table-cell>
              <table:table-cell office:value-type="float" office:value="29.724512">
                <text:p>29.724512</text:p>
              </table:table-cell>
              <table:table-cell office:value-type="float" office:value="31.167137">
                <text:p>31.167137</text:p>
              </table:table-cell>
              <table:table-cell office:value-type="float" office:value="32.379574">
                <text:p>32.379574</text:p>
              </table:table-cell>
              <table:table-cell office:value-type="float" office:value="33.434597">
                <text:p>33.434597</text:p>
              </table:table-cell>
              <table:table-cell office:value-type="float" office:value="34.352238">
                <text:p>34.352238</text:p>
              </table:table-cell>
              <table:table-cell office:value-type="float" office:value="35.898537">
                <text:p>35.898537</text:p>
              </table:table-cell>
              <table:table-cell office:value-type="float" office:value="37.176289">
                <text:p>37.176289</text:p>
              </table:table-cell>
              <table:table-cell office:value-type="float" office:value="38.257915">
                <text:p>38.257915</text:p>
              </table:table-cell>
              <table:table-cell office:value-type="float" office:value="39.204201">
                <text:p>39.204201</text:p>
              </table:table-cell>
              <table:table-cell office:value-type="float" office:value="40.034111">
                <text:p>40.034111</text:p>
              </table:table-cell>
              <table:table-cell office:value-type="float" office:value="40.77663">
                <text:p>40.77663</text:p>
              </table:table-cell>
              <table:table-cell office:value-type="float" office:value="41.447815">
                <text:p>41.447815</text:p>
              </table:table-cell>
              <table:table-cell office:value-type="float" office:value="42.069923">
                <text:p>42.069923</text:p>
              </table:table-cell>
              <table:table-cell office:value-type="float" office:value="42.636509">
                <text:p>42.636509</text:p>
              </table:table-cell>
              <table:table-cell office:value-type="float" office:value="43.15947">
                <text:p>43.15947</text:p>
              </table:table-cell>
            </table:table-row>
            <table:table-row>
              <table:table-cell office:value-type="string">
                <text:p>slow</text:p>
                <draw:g>
                  <svg:desc>sintel.A10:sintel.A10</svg:desc>
                </draw:g>
              </table:table-cell>
              <table:table-cell office:value-type="float" office:value="16.010479">
                <text:p>16.010479</text:p>
                <draw:g>
                  <svg:desc>sintel.B10:sintel.U10</svg:desc>
                </draw:g>
              </table:table-cell>
              <table:table-cell office:value-type="float" office:value="19.417675">
                <text:p>19.417675</text:p>
              </table:table-cell>
              <table:table-cell office:value-type="float" office:value="24.111555">
                <text:p>24.111555</text:p>
              </table:table-cell>
              <table:table-cell office:value-type="float" office:value="26.628389">
                <text:p>26.628389</text:p>
              </table:table-cell>
              <table:table-cell office:value-type="float" office:value="28.532366">
                <text:p>28.532366</text:p>
              </table:table-cell>
              <table:table-cell office:value-type="float" office:value="30.141495">
                <text:p>30.141495</text:p>
              </table:table-cell>
              <table:table-cell office:value-type="float" office:value="31.528555">
                <text:p>31.528555</text:p>
              </table:table-cell>
              <table:table-cell office:value-type="float" office:value="32.714714">
                <text:p>32.714714</text:p>
              </table:table-cell>
              <table:table-cell office:value-type="float" office:value="33.72805">
                <text:p>33.72805</text:p>
              </table:table-cell>
              <table:table-cell office:value-type="float" office:value="34.621101">
                <text:p>34.621101</text:p>
              </table:table-cell>
              <table:table-cell office:value-type="float" office:value="36.122971">
                <text:p>36.122971</text:p>
              </table:table-cell>
              <table:table-cell office:value-type="float" office:value="37.36784">
                <text:p>37.36784</text:p>
              </table:table-cell>
              <table:table-cell office:value-type="float" office:value="38.426334">
                <text:p>38.426334</text:p>
              </table:table-cell>
              <table:table-cell office:value-type="float" office:value="39.34515">
                <text:p>39.34515</text:p>
              </table:table-cell>
              <table:table-cell office:value-type="float" office:value="40.173367">
                <text:p>40.173367</text:p>
              </table:table-cell>
              <table:table-cell office:value-type="float" office:value="40.912483">
                <text:p>40.912483</text:p>
              </table:table-cell>
              <table:table-cell office:value-type="float" office:value="41.585781">
                <text:p>41.585781</text:p>
              </table:table-cell>
              <table:table-cell office:value-type="float" office:value="42.201454">
                <text:p>42.201454</text:p>
              </table:table-cell>
              <table:table-cell office:value-type="float" office:value="42.772621">
                <text:p>42.772621</text:p>
              </table:table-cell>
              <table:table-cell office:value-type="float" office:value="43.297832">
                <text:p>43.297832</text:p>
              </table:table-cell>
            </table:table-row>
            <table:table-row>
              <table:table-cell office:value-type="string">
                <text:p>slower</text:p>
                <draw:g>
                  <svg:desc>sintel.A11:sintel.A11</svg:desc>
                </draw:g>
              </table:table-cell>
              <table:table-cell office:value-type="float" office:value="18.777058">
                <text:p>18.777058</text:p>
                <draw:g>
                  <svg:desc>sintel.B11:sintel.U11</svg:desc>
                </draw:g>
              </table:table-cell>
              <table:table-cell office:value-type="float" office:value="19.864515">
                <text:p>19.864515</text:p>
              </table:table-cell>
              <table:table-cell office:value-type="float" office:value="23.264439">
                <text:p>23.264439</text:p>
              </table:table-cell>
              <table:table-cell office:value-type="float" office:value="26.174967">
                <text:p>26.174967</text:p>
              </table:table-cell>
              <table:table-cell office:value-type="float" office:value="28.119415">
                <text:p>28.119415</text:p>
              </table:table-cell>
              <table:table-cell office:value-type="float" office:value="29.63306">
                <text:p>29.63306</text:p>
              </table:table-cell>
              <table:table-cell office:value-type="float" office:value="31.067623">
                <text:p>31.067623</text:p>
              </table:table-cell>
              <table:table-cell office:value-type="float" office:value="32.322205">
                <text:p>32.322205</text:p>
              </table:table-cell>
              <table:table-cell office:value-type="float" office:value="33.388802">
                <text:p>33.388802</text:p>
              </table:table-cell>
              <table:table-cell office:value-type="float" office:value="34.335201">
                <text:p>34.335201</text:p>
              </table:table-cell>
              <table:table-cell office:value-type="float" office:value="35.916042">
                <text:p>35.916042</text:p>
              </table:table-cell>
              <table:table-cell office:value-type="float" office:value="37.208324">
                <text:p>37.208324</text:p>
              </table:table-cell>
              <table:table-cell office:value-type="float" office:value="38.315254">
                <text:p>38.315254</text:p>
              </table:table-cell>
              <table:table-cell office:value-type="float" office:value="39.274895">
                <text:p>39.274895</text:p>
              </table:table-cell>
              <table:table-cell office:value-type="float" office:value="40.128147">
                <text:p>40.128147</text:p>
              </table:table-cell>
              <table:table-cell office:value-type="float" office:value="40.899376">
                <text:p>40.899376</text:p>
              </table:table-cell>
              <table:table-cell office:value-type="float" office:value="41.597778">
                <text:p>41.597778</text:p>
              </table:table-cell>
              <table:table-cell office:value-type="float" office:value="42.241505">
                <text:p>42.241505</text:p>
              </table:table-cell>
              <table:table-cell office:value-type="float" office:value="42.828972">
                <text:p>42.828972</text:p>
              </table:table-cell>
              <table:table-cell office:value-type="float" office:value="43.377098">
                <text:p>43.377098</text:p>
              </table:table-cell>
            </table:table-row>
            <table:table-row>
              <table:table-cell office:value-type="string">
                <text:p>veryslow</text:p>
                <draw:g>
                  <svg:desc>sintel.A12:sintel.A12</svg:desc>
                </draw:g>
              </table:table-cell>
              <table:table-cell office:value-type="float" office:value="20.241257">
                <text:p>20.241257</text:p>
                <draw:g>
                  <svg:desc>sintel.B12:sintel.U12</svg:desc>
                </draw:g>
              </table:table-cell>
              <table:table-cell office:value-type="float" office:value="20.256208">
                <text:p>20.256208</text:p>
              </table:table-cell>
              <table:table-cell office:value-type="float" office:value="23.103186">
                <text:p>23.103186</text:p>
              </table:table-cell>
              <table:table-cell office:value-type="float" office:value="26.418047">
                <text:p>26.418047</text:p>
              </table:table-cell>
              <table:table-cell office:value-type="float" office:value="28.70731">
                <text:p>28.70731</text:p>
              </table:table-cell>
              <table:table-cell office:value-type="float" office:value="30.360363">
                <text:p>30.360363</text:p>
              </table:table-cell>
              <table:table-cell office:value-type="float" office:value="31.74337">
                <text:p>31.74337</text:p>
              </table:table-cell>
              <table:table-cell office:value-type="float" office:value="32.909729">
                <text:p>32.909729</text:p>
              </table:table-cell>
              <table:table-cell office:value-type="float" office:value="33.90078">
                <text:p>33.90078</text:p>
              </table:table-cell>
              <table:table-cell office:value-type="float" office:value="34.791187">
                <text:p>34.791187</text:p>
              </table:table-cell>
              <table:table-cell office:value-type="float" office:value="36.282104">
                <text:p>36.282104</text:p>
              </table:table-cell>
              <table:table-cell office:value-type="float" office:value="37.529644">
                <text:p>37.529644</text:p>
              </table:table-cell>
              <table:table-cell office:value-type="float" office:value="38.598637">
                <text:p>38.598637</text:p>
              </table:table-cell>
              <table:table-cell office:value-type="float" office:value="39.538765">
                <text:p>39.538765</text:p>
              </table:table-cell>
              <table:table-cell office:value-type="float" office:value="40.378391">
                <text:p>40.378391</text:p>
              </table:table-cell>
              <table:table-cell office:value-type="float" office:value="41.139187">
                <text:p>41.139187</text:p>
              </table:table-cell>
              <table:table-cell office:value-type="float" office:value="41.834328">
                <text:p>41.834328</text:p>
              </table:table-cell>
              <table:table-cell office:value-type="float" office:value="42.463753">
                <text:p>42.463753</text:p>
              </table:table-cell>
              <table:table-cell office:value-type="float" office:value="43.042381">
                <text:p>43.042381</text:p>
              </table:table-cell>
              <table:table-cell office:value-type="float" office:value="43.574596">
                <text:p>43.574596</text:p>
              </table:table-cell>
            </table:table-row>
            <table:table-row>
              <table:table-cell office:value-type="string">
                <text:p>placebo</text:p>
                <draw:g>
                  <svg:desc>sintel.A13:sintel.A13</svg:desc>
                </draw:g>
              </table:table-cell>
              <table:table-cell office:value-type="float" office:value="13.389097">
                <text:p>13.389097</text:p>
                <draw:g>
                  <svg:desc>sintel.B13:sintel.U13</svg:desc>
                </draw:g>
              </table:table-cell>
              <table:table-cell office:value-type="float" office:value="17.683817">
                <text:p>17.683817</text:p>
              </table:table-cell>
              <table:table-cell office:value-type="float" office:value="21.511856">
                <text:p>21.511856</text:p>
              </table:table-cell>
              <table:table-cell office:value-type="float" office:value="24.653839">
                <text:p>24.653839</text:p>
              </table:table-cell>
              <table:table-cell office:value-type="float" office:value="27.188862">
                <text:p>27.188862</text:p>
              </table:table-cell>
              <table:table-cell office:value-type="float" office:value="29.109417">
                <text:p>29.109417</text:p>
              </table:table-cell>
              <table:table-cell office:value-type="float" office:value="30.708923">
                <text:p>30.708923</text:p>
              </table:table-cell>
              <table:table-cell office:value-type="float" office:value="32.070362">
                <text:p>32.070362</text:p>
              </table:table-cell>
              <table:table-cell office:value-type="float" office:value="33.180943">
                <text:p>33.180943</text:p>
              </table:table-cell>
              <table:table-cell office:value-type="float" office:value="34.171528">
                <text:p>34.171528</text:p>
              </table:table-cell>
              <table:table-cell office:value-type="float" office:value="35.771122">
                <text:p>35.771122</text:p>
              </table:table-cell>
              <table:table-cell office:value-type="float" office:value="37.08847">
                <text:p>37.08847</text:p>
              </table:table-cell>
              <table:table-cell office:value-type="float" office:value="38.178207">
                <text:p>38.178207</text:p>
              </table:table-cell>
              <table:table-cell office:value-type="float" office:value="39.144474">
                <text:p>39.144474</text:p>
              </table:table-cell>
              <table:table-cell office:value-type="float" office:value="40.008789">
                <text:p>40.008789</text:p>
              </table:table-cell>
              <table:table-cell office:value-type="float" office:value="40.799953">
                <text:p>40.799953</text:p>
              </table:table-cell>
              <table:table-cell office:value-type="float" office:value="41.522976">
                <text:p>41.522976</text:p>
              </table:table-cell>
              <table:table-cell office:value-type="float" office:value="42.168945">
                <text:p>42.168945</text:p>
              </table:table-cell>
              <table:table-cell office:value-type="float" office:value="42.761135">
                <text:p>42.761135</text:p>
              </table:table-cell>
              <table:table-cell office:value-type="float" office:value="43.309505">
                <text:p>43.30950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781cm" svg:height="12.701cm" xlink:href=".." xlink:type="simple" chart:class="chart:scatter" chart:style-name="ch1">
        <chart:legend chart:legend-position="end" svg:x="15.008cm" svg:y="3.81cm" style:legend-expansion="high" chart:style-name="ch2"/>
        <chart:plot-area chart:style-name="ch3" table:cell-range-address="crowd_run_2160p50.B52:crowd_run_2160p50.U62 crowd_run_2160p50.A53:crowd_run_2160p50.A62" chart:data-source-has-labels="column" svg:x="0.355cm" svg:y="0.254cm" svg:width="14.298cm" svg:height="12.193cm">
          <chartooo:coordinate-region svg:x="1.082cm" svg:y="0.454cm" svg:width="13.106cm" svg:height="11.3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rowd_run_2160p50.B53:crowd_run_2160p50.U53" chart:label-cell-address="crowd_run_2160p50.A53:crowd_run_2160p50.A53" chart:class="chart:scatter">
            <chart:domain table:cell-range-address="crowd_run_2160p50.B52:crowd_run_2160p50.U52"/>
            <chart:data-point chart:repeated="20"/>
          </chart:series>
          <chart:series chart:style-name="ch7" chart:values-cell-range-address="crowd_run_2160p50.B54:crowd_run_2160p50.U54" chart:label-cell-address="crowd_run_2160p50.A54:crowd_run_2160p50.A54" chart:class="chart:scatter">
            <chart:data-point chart:repeated="20"/>
          </chart:series>
          <chart:series chart:style-name="ch8" chart:values-cell-range-address="crowd_run_2160p50.B55:crowd_run_2160p50.U55" chart:label-cell-address="crowd_run_2160p50.A55:crowd_run_2160p50.A55" chart:class="chart:scatter">
            <chart:data-point chart:repeated="20"/>
          </chart:series>
          <chart:series chart:style-name="ch9" chart:values-cell-range-address="crowd_run_2160p50.B56:crowd_run_2160p50.U56" chart:label-cell-address="crowd_run_2160p50.A56:crowd_run_2160p50.A56" chart:class="chart:scatter">
            <chart:data-point chart:repeated="20"/>
          </chart:series>
          <chart:series chart:style-name="ch10" chart:values-cell-range-address="crowd_run_2160p50.B57:crowd_run_2160p50.U57" chart:label-cell-address="crowd_run_2160p50.A57:crowd_run_2160p50.A57" chart:class="chart:scatter">
            <chart:data-point chart:repeated="20"/>
          </chart:series>
          <chart:series chart:style-name="ch11" chart:values-cell-range-address="crowd_run_2160p50.B58:crowd_run_2160p50.U58" chart:label-cell-address="crowd_run_2160p50.A58:crowd_run_2160p50.A58" chart:class="chart:scatter">
            <chart:data-point chart:repeated="20"/>
          </chart:series>
          <chart:series chart:style-name="ch12" chart:values-cell-range-address="crowd_run_2160p50.B59:crowd_run_2160p50.U59" chart:label-cell-address="crowd_run_2160p50.A59:crowd_run_2160p50.A59" chart:class="chart:scatter">
            <chart:data-point chart:repeated="20"/>
          </chart:series>
          <chart:series chart:style-name="ch13" chart:values-cell-range-address="crowd_run_2160p50.B60:crowd_run_2160p50.U60" chart:label-cell-address="crowd_run_2160p50.A60:crowd_run_2160p50.A60" chart:class="chart:scatter">
            <chart:data-point chart:repeated="20"/>
          </chart:series>
          <chart:series chart:style-name="ch14" chart:values-cell-range-address="crowd_run_2160p50.B61:crowd_run_2160p50.U61" chart:label-cell-address="crowd_run_2160p50.A61:crowd_run_2160p50.A61" chart:class="chart:scatter">
            <chart:data-point chart:repeated="20"/>
          </chart:series>
          <chart:series chart:style-name="ch15" chart:values-cell-range-address="crowd_run_2160p50.B62:crowd_run_2160p50.U62" chart:label-cell-address="crowd_run_2160p50.A62:crowd_run_2160p50.A62" chart:class="chart:scatter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crowd_run_2160p50.B52:crowd_run_2160p50.U5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ultrafast</text:p>
                <draw:g>
                  <svg:desc>crowd_run_2160p50.A53:crowd_run_2160p50.A53</svg:desc>
                </draw:g>
              </table:table-cell>
              <table:table-cell office:value-type="float" office:value="0">
                <text:p>0</text:p>
                <draw:g>
                  <svg:desc>crowd_run_2160p50.B53:crowd_run_2160p50.U53</svg:desc>
                </draw:g>
              </table:table-cell>
              <table:table-cell office:value-type="float" office:value="0.000271189161252996">
                <text:p>0.000271189161252996</text:p>
              </table:table-cell>
              <table:table-cell office:value-type="float" office:value="0.00136288257159991">
                <text:p>0.00136288257159991</text:p>
              </table:table-cell>
              <table:table-cell office:value-type="float" office:value="0.00313044548898047">
                <text:p>0.00313044548898047</text:p>
              </table:table-cell>
              <table:table-cell office:value-type="float" office:value="0.0104247473243623">
                <text:p>0.0104247473243623</text:p>
              </table:table-cell>
              <table:table-cell office:value-type="float" office:value="0.0214372407555643">
                <text:p>0.0214372407555643</text:p>
              </table:table-cell>
              <table:table-cell office:value-type="float" office:value="0.0434928675159351">
                <text:p>0.0434928675159351</text:p>
              </table:table-cell>
              <table:table-cell office:value-type="float" office:value="0.0829168844949404">
                <text:p>0.0829168844949404</text:p>
              </table:table-cell>
              <table:table-cell office:value-type="float" office:value="0.120704240152041">
                <text:p>0.120704240152041</text:p>
              </table:table-cell>
              <table:table-cell office:value-type="float" office:value="0.18559521770942">
                <text:p>0.18559521770942</text:p>
              </table:table-cell>
              <table:table-cell office:value-type="float" office:value="0.189120870439157">
                <text:p>0.189120870439157</text:p>
              </table:table-cell>
              <table:table-cell office:value-type="float" office:value="0.211906090697314">
                <text:p>0.211906090697314</text:p>
              </table:table-cell>
              <table:table-cell office:value-type="float" office:value="0.336648287927164">
                <text:p>0.336648287927164</text:p>
              </table:table-cell>
              <table:table-cell office:value-type="float" office:value="0.390184263812932">
                <text:p>0.390184263812932</text:p>
              </table:table-cell>
              <table:table-cell office:value-type="float" office:value="0.442658978212559">
                <text:p>0.442658978212559</text:p>
              </table:table-cell>
              <table:table-cell office:value-type="float" office:value="0.493699092250499">
                <text:p>0.493699092250499</text:p>
              </table:table-cell>
              <table:table-cell office:value-type="float" office:value="0.517707323220513">
                <text:p>0.517707323220513</text:p>
              </table:table-cell>
              <table:table-cell office:value-type="float" office:value="0.54392926236356">
                <text:p>0.54392926236356</text:p>
              </table:table-cell>
              <table:table-cell office:value-type="float" office:value="0.577148636895456">
                <text:p>0.577148636895456</text:p>
              </table:table-cell>
              <table:table-cell office:value-type="float" office:value="0.599199257531473">
                <text:p>0.599199257531473</text:p>
              </table:table-cell>
            </table:table-row>
            <table:table-row>
              <table:table-cell office:value-type="string">
                <text:p>superfast</text:p>
                <draw:g>
                  <svg:desc>crowd_run_2160p50.A54:crowd_run_2160p50.A54</svg:desc>
                </draw:g>
              </table:table-cell>
              <table:table-cell office:value-type="float" office:value="0">
                <text:p>0</text:p>
                <draw:g>
                  <svg:desc>crowd_run_2160p50.B54:crowd_run_2160p50.U54</svg:desc>
                </draw:g>
              </table:table-cell>
              <table:table-cell office:value-type="float" office:value="0.000182541042857462">
                <text:p>0.000182541042857462</text:p>
              </table:table-cell>
              <table:table-cell office:value-type="float" office:value="0.00195833310423994">
                <text:p>0.00195833310423994</text:p>
              </table:table-cell>
              <table:table-cell office:value-type="float" office:value="0.00449536362287069">
                <text:p>0.00449536362287069</text:p>
              </table:table-cell>
              <table:table-cell office:value-type="float" office:value="0.010922438279405">
                <text:p>0.010922438279405</text:p>
              </table:table-cell>
              <table:table-cell office:value-type="float" office:value="0.0198950267923623">
                <text:p>0.0198950267923623</text:p>
              </table:table-cell>
              <table:table-cell office:value-type="float" office:value="0.0343152736262725">
                <text:p>0.0343152736262725</text:p>
              </table:table-cell>
              <table:table-cell office:value-type="float" office:value="0.0336756815987341">
                <text:p>0.0336756815987341</text:p>
              </table:table-cell>
              <table:table-cell office:value-type="float" office:value="0.0354984611676313">
                <text:p>0.0354984611676313</text:p>
              </table:table-cell>
              <table:table-cell office:value-type="float" office:value="0.0374025607208301">
                <text:p>0.0374025607208301</text:p>
              </table:table-cell>
              <table:table-cell office:value-type="float" office:value="0.0632921701025564">
                <text:p>0.0632921701025564</text:p>
              </table:table-cell>
              <table:table-cell office:value-type="float" office:value="0.0985301814305599">
                <text:p>0.0985301814305599</text:p>
              </table:table-cell>
              <table:table-cell office:value-type="float" office:value="0.129825507990685">
                <text:p>0.129825507990685</text:p>
              </table:table-cell>
              <table:table-cell office:value-type="float" office:value="0.156722365045693">
                <text:p>0.156722365045693</text:p>
              </table:table-cell>
              <table:table-cell office:value-type="float" office:value="0.178987068729718">
                <text:p>0.178987068729718</text:p>
              </table:table-cell>
              <table:table-cell office:value-type="float" office:value="0.197670718232044">
                <text:p>0.197670718232044</text:p>
              </table:table-cell>
              <table:table-cell office:value-type="float" office:value="0.215084696827993">
                <text:p>0.215084696827993</text:p>
              </table:table-cell>
              <table:table-cell office:value-type="float" office:value="0.230736168373966">
                <text:p>0.230736168373966</text:p>
              </table:table-cell>
              <table:table-cell office:value-type="float" office:value="0.243946640695945">
                <text:p>0.243946640695945</text:p>
              </table:table-cell>
              <table:table-cell office:value-type="float" office:value="0.220422966014464">
                <text:p>0.220422966014464</text:p>
              </table:table-cell>
            </table:table-row>
            <table:table-row>
              <table:table-cell office:value-type="string">
                <text:p>veryfast</text:p>
                <draw:g>
                  <svg:desc>crowd_run_2160p50.A55:crowd_run_2160p50.A55</svg:desc>
                </draw:g>
              </table:table-cell>
              <table:table-cell office:value-type="float" office:value="0.000513332103055365">
                <text:p>0.000513332103055365</text:p>
                <draw:g>
                  <svg:desc>crowd_run_2160p50.B55:crowd_run_2160p50.U55</svg:desc>
                </draw:g>
              </table:table-cell>
              <table:table-cell office:value-type="float" office:value="0.000855187413104948">
                <text:p>0.000855187413104948</text:p>
              </table:table-cell>
              <table:table-cell office:value-type="float" office:value="0.00186516112508605">
                <text:p>0.00186516112508605</text:p>
              </table:table-cell>
              <table:table-cell office:value-type="float" office:value="0.00375962709467165">
                <text:p>0.00375962709467165</text:p>
              </table:table-cell>
              <table:table-cell office:value-type="float" office:value="0.00733939503300252">
                <text:p>0.00733939503300252</text:p>
              </table:table-cell>
              <table:table-cell office:value-type="float" office:value="0.012338325038373">
                <text:p>0.012338325038373</text:p>
              </table:table-cell>
              <table:table-cell office:value-type="float" office:value="0.0239223305491562">
                <text:p>0.0239223305491562</text:p>
              </table:table-cell>
              <table:table-cell office:value-type="float" office:value="0.0260890991912216">
                <text:p>0.0260890991912216</text:p>
              </table:table-cell>
              <table:table-cell office:value-type="float" office:value="0.0272745883226645">
                <text:p>0.0272745883226645</text:p>
              </table:table-cell>
              <table:table-cell office:value-type="float" office:value="0.0306018509222301">
                <text:p>0.0306018509222301</text:p>
              </table:table-cell>
              <table:table-cell office:value-type="float" office:value="0.0418337438922982">
                <text:p>0.0418337438922982</text:p>
              </table:table-cell>
              <table:table-cell office:value-type="float" office:value="0.0600809699425775">
                <text:p>0.0600809699425775</text:p>
              </table:table-cell>
              <table:table-cell office:value-type="float" office:value="0.0751721844668221">
                <text:p>0.0751721844668221</text:p>
              </table:table-cell>
              <table:table-cell office:value-type="float" office:value="0.0918684980818568">
                <text:p>0.0918684980818568</text:p>
              </table:table-cell>
              <table:table-cell office:value-type="float" office:value="0.104045376077481">
                <text:p>0.104045376077481</text:p>
              </table:table-cell>
              <table:table-cell office:value-type="float" office:value="0.112507292001806">
                <text:p>0.112507292001806</text:p>
              </table:table-cell>
              <table:table-cell office:value-type="float" office:value="0.123029930391322">
                <text:p>0.123029930391322</text:p>
              </table:table-cell>
              <table:table-cell office:value-type="float" office:value="0.131534136181536">
                <text:p>0.131534136181536</text:p>
              </table:table-cell>
              <table:table-cell office:value-type="float" office:value="0.136726620644778">
                <text:p>0.136726620644778</text:p>
              </table:table-cell>
              <table:table-cell office:value-type="float" office:value="0.144849464670626">
                <text:p>0.144849464670626</text:p>
              </table:table-cell>
            </table:table-row>
            <table:table-row>
              <table:table-cell office:value-type="string">
                <text:p>faster</text:p>
                <draw:g>
                  <svg:desc>crowd_run_2160p50.A56:crowd_run_2160p50.A56</svg:desc>
                </draw:g>
              </table:table-cell>
              <table:table-cell office:value-type="float" office:value="0">
                <text:p>0</text:p>
                <draw:g>
                  <svg:desc>crowd_run_2160p50.B56:crowd_run_2160p50.U56</svg:desc>
                </draw:g>
              </table:table-cell>
              <table:table-cell office:value-type="float" office:value="0.000569745279200714">
                <text:p>0.000569745279200714</text:p>
              </table:table-cell>
              <table:table-cell office:value-type="float" office:value="0.00146018762897125">
                <text:p>0.00146018762897125</text:p>
              </table:table-cell>
              <table:table-cell office:value-type="float" office:value="0.00216799654151355">
                <text:p>0.00216799654151355</text:p>
              </table:table-cell>
              <table:table-cell office:value-type="float" office:value="0.00281251599388759">
                <text:p>0.00281251599388759</text:p>
              </table:table-cell>
              <table:table-cell office:value-type="float" office:value="0.0035761410644986">
                <text:p>0.0035761410644986</text:p>
              </table:table-cell>
              <table:table-cell office:value-type="float" office:value="0.00548917999810668">
                <text:p>0.00548917999810668</text:p>
              </table:table-cell>
              <table:table-cell office:value-type="float" office:value="0.00921623066611204">
                <text:p>0.00921623066611204</text:p>
              </table:table-cell>
              <table:table-cell office:value-type="float" office:value="0.0149957560304377">
                <text:p>0.0149957560304377</text:p>
              </table:table-cell>
              <table:table-cell office:value-type="float" office:value="0.0209552374161913">
                <text:p>0.0209552374161913</text:p>
              </table:table-cell>
              <table:table-cell office:value-type="float" office:value="0.0328278530857979">
                <text:p>0.0328278530857979</text:p>
              </table:table-cell>
              <table:table-cell office:value-type="float" office:value="0.0423172405187077">
                <text:p>0.0423172405187077</text:p>
              </table:table-cell>
              <table:table-cell office:value-type="float" office:value="0.052295230062353">
                <text:p>0.052295230062353</text:p>
              </table:table-cell>
              <table:table-cell office:value-type="float" office:value="0.0619650339927702">
                <text:p>0.0619650339927702</text:p>
              </table:table-cell>
              <table:table-cell office:value-type="float" office:value="0.0676564001669214">
                <text:p>0.0676564001669214</text:p>
              </table:table-cell>
              <table:table-cell office:value-type="float" office:value="0.077546237290928">
                <text:p>0.077546237290928</text:p>
              </table:table-cell>
              <table:table-cell office:value-type="float" office:value="0.0818461045392871">
                <text:p>0.0818461045392871</text:p>
              </table:table-cell>
              <table:table-cell office:value-type="float" office:value="0.0873716046560537">
                <text:p>0.0873716046560537</text:p>
              </table:table-cell>
              <table:table-cell office:value-type="float" office:value="0.0905152142004071">
                <text:p>0.0905152142004071</text:p>
              </table:table-cell>
              <table:table-cell office:value-type="float" office:value="0.0946381008632392">
                <text:p>0.0946381008632392</text:p>
              </table:table-cell>
            </table:table-row>
            <table:table-row>
              <table:table-cell office:value-type="string">
                <text:p>fast</text:p>
                <draw:g>
                  <svg:desc>crowd_run_2160p50.A57:crowd_run_2160p50.A57</svg:desc>
                </draw:g>
              </table:table-cell>
              <table:table-cell office:value-type="float" office:value="0">
                <text:p>0</text:p>
                <draw:g>
                  <svg:desc>crowd_run_2160p50.B57:crowd_run_2160p50.U57</svg:desc>
                </draw:g>
              </table:table-cell>
              <table:table-cell office:value-type="float" office:value="0.000611602731131075">
                <text:p>0.000611602731131075</text:p>
              </table:table-cell>
              <table:table-cell office:value-type="float" office:value="0.00141802729537876">
                <text:p>0.00141802729537876</text:p>
              </table:table-cell>
              <table:table-cell office:value-type="float" office:value="0.00191990460499805">
                <text:p>0.00191990460499805</text:p>
              </table:table-cell>
              <table:table-cell office:value-type="float" office:value="0.00249070453637655">
                <text:p>0.00249070453637655</text:p>
              </table:table-cell>
              <table:table-cell office:value-type="float" office:value="0.00301929423008335">
                <text:p>0.00301929423008335</text:p>
              </table:table-cell>
              <table:table-cell office:value-type="float" office:value="0.00428600424041197">
                <text:p>0.00428600424041197</text:p>
              </table:table-cell>
              <table:table-cell office:value-type="float" office:value="0.00826575999853571">
                <text:p>0.00826575999853571</text:p>
              </table:table-cell>
              <table:table-cell office:value-type="float" office:value="0.0165338461054541">
                <text:p>0.0165338461054541</text:p>
              </table:table-cell>
              <table:table-cell office:value-type="float" office:value="0.0235751896180813">
                <text:p>0.0235751896180813</text:p>
              </table:table-cell>
              <table:table-cell office:value-type="float" office:value="0.035793200265353">
                <text:p>0.035793200265353</text:p>
              </table:table-cell>
              <table:table-cell office:value-type="float" office:value="0.0430322254611149">
                <text:p>0.0430322254611149</text:p>
              </table:table-cell>
              <table:table-cell office:value-type="float" office:value="0.0513118028479132">
                <text:p>0.0513118028479132</text:p>
              </table:table-cell>
              <table:table-cell office:value-type="float" office:value="0.0576919755460136">
                <text:p>0.0576919755460136</text:p>
              </table:table-cell>
              <table:table-cell office:value-type="float" office:value="0.0618479223453932">
                <text:p>0.0618479223453932</text:p>
              </table:table-cell>
              <table:table-cell office:value-type="float" office:value="0.0659040437817231">
                <text:p>0.0659040437817231</text:p>
              </table:table-cell>
              <table:table-cell office:value-type="float" office:value="0.0691087638588033">
                <text:p>0.0691087638588033</text:p>
              </table:table-cell>
              <table:table-cell office:value-type="float" office:value="0.0704833090175473">
                <text:p>0.0704833090175473</text:p>
              </table:table-cell>
              <table:table-cell office:value-type="float" office:value="0.0756392876915707">
                <text:p>0.0756392876915707</text:p>
              </table:table-cell>
              <table:table-cell office:value-type="float" office:value="0.0727804103249215">
                <text:p>0.0727804103249215</text:p>
              </table:table-cell>
            </table:table-row>
            <table:table-row>
              <table:table-cell office:value-type="string">
                <text:p>medium</text:p>
                <draw:g>
                  <svg:desc>crowd_run_2160p50.A58:crowd_run_2160p50.A58</svg:desc>
                </draw:g>
              </table:table-cell>
              <table:table-cell office:value-type="float" office:value="0">
                <text:p>0</text:p>
                <draw:g>
                  <svg:desc>crowd_run_2160p50.B58:crowd_run_2160p50.U58</svg:desc>
                </draw:g>
              </table:table-cell>
              <table:table-cell office:value-type="float" office:value="0.000478784093747871">
                <text:p>0.000478784093747871</text:p>
              </table:table-cell>
              <table:table-cell office:value-type="float" office:value="0.00111663988897105">
                <text:p>0.00111663988897105</text:p>
              </table:table-cell>
              <table:table-cell office:value-type="float" office:value="0.00194791563723603">
                <text:p>0.00194791563723603</text:p>
              </table:table-cell>
              <table:table-cell office:value-type="float" office:value="0.00418055410493441">
                <text:p>0.00418055410493441</text:p>
              </table:table-cell>
              <table:table-cell office:value-type="float" office:value="0.00692813761774154">
                <text:p>0.00692813761774154</text:p>
              </table:table-cell>
              <table:table-cell office:value-type="float" office:value="0.0108240230291586">
                <text:p>0.0108240230291586</text:p>
              </table:table-cell>
              <table:table-cell office:value-type="float" office:value="0.0155120423744873">
                <text:p>0.0155120423744873</text:p>
              </table:table-cell>
              <table:table-cell office:value-type="float" office:value="0.0203826473128354">
                <text:p>0.0203826473128354</text:p>
              </table:table-cell>
              <table:table-cell office:value-type="float" office:value="0.0246181064867879">
                <text:p>0.0246181064867879</text:p>
              </table:table-cell>
              <table:table-cell office:value-type="float" office:value="0.0328655917213428">
                <text:p>0.0328655917213428</text:p>
              </table:table-cell>
              <table:table-cell office:value-type="float" office:value="0.0401019919476752">
                <text:p>0.0401019919476752</text:p>
              </table:table-cell>
              <table:table-cell office:value-type="float" office:value="0.045923279849917">
                <text:p>0.045923279849917</text:p>
              </table:table-cell>
              <table:table-cell office:value-type="float" office:value="0.0510286505759434">
                <text:p>0.0510286505759434</text:p>
              </table:table-cell>
              <table:table-cell office:value-type="float" office:value="0.0564773239777375">
                <text:p>0.0564773239777375</text:p>
              </table:table-cell>
              <table:table-cell office:value-type="float" office:value="0.0568924380683669">
                <text:p>0.0568924380683669</text:p>
              </table:table-cell>
              <table:table-cell office:value-type="float" office:value="0.0593029371986839">
                <text:p>0.0593029371986839</text:p>
              </table:table-cell>
              <table:table-cell office:value-type="float" office:value="0.0612861565855167">
                <text:p>0.0612861565855167</text:p>
              </table:table-cell>
              <table:table-cell office:value-type="float" office:value="0.0632373004864853">
                <text:p>0.0632373004864853</text:p>
              </table:table-cell>
              <table:table-cell office:value-type="float" office:value="0.0645413373780272">
                <text:p>0.0645413373780272</text:p>
              </table:table-cell>
            </table:table-row>
            <table:table-row>
              <table:table-cell office:value-type="string">
                <text:p>slow</text:p>
                <draw:g>
                  <svg:desc>crowd_run_2160p50.A59:crowd_run_2160p50.A59</svg:desc>
                </draw:g>
              </table:table-cell>
              <table:table-cell office:value-type="float" office:value="0">
                <text:p>0</text:p>
                <draw:g>
                  <svg:desc>crowd_run_2160p50.B59:crowd_run_2160p50.U59</svg:desc>
                </draw:g>
              </table:table-cell>
              <table:table-cell office:value-type="float" office:value="0.00050375024682371">
                <text:p>0.00050375024682371</text:p>
              </table:table-cell>
              <table:table-cell office:value-type="float" office:value="0.000965249548324212">
                <text:p>0.000965249548324212</text:p>
              </table:table-cell>
              <table:table-cell office:value-type="float" office:value="0.00125964824703562">
                <text:p>0.00125964824703562</text:p>
              </table:table-cell>
              <table:table-cell office:value-type="float" office:value="0.00214483020535681">
                <text:p>0.00214483020535681</text:p>
              </table:table-cell>
              <table:table-cell office:value-type="float" office:value="0.00375330151192005">
                <text:p>0.00375330151192005</text:p>
              </table:table-cell>
              <table:table-cell office:value-type="float" office:value="0.00653691474867598">
                <text:p>0.00653691474867598</text:p>
              </table:table-cell>
              <table:table-cell office:value-type="float" office:value="0.0102011219149244">
                <text:p>0.0102011219149244</text:p>
              </table:table-cell>
              <table:table-cell office:value-type="float" office:value="0.0144248400350658">
                <text:p>0.0144248400350658</text:p>
              </table:table-cell>
              <table:table-cell office:value-type="float" office:value="0.0183829878428336">
                <text:p>0.0183829878428336</text:p>
              </table:table-cell>
              <table:table-cell office:value-type="float" office:value="0.0257025666623366">
                <text:p>0.0257025666623366</text:p>
              </table:table-cell>
              <table:table-cell office:value-type="float" office:value="0.03092757958672">
                <text:p>0.03092757958672</text:p>
              </table:table-cell>
              <table:table-cell office:value-type="float" office:value="0.035481605953745">
                <text:p>0.035481605953745</text:p>
              </table:table-cell>
              <table:table-cell office:value-type="float" office:value="0.0388199683859599">
                <text:p>0.0388199683859599</text:p>
              </table:table-cell>
              <table:table-cell office:value-type="float" office:value="0.0409152657043282">
                <text:p>0.0409152657043282</text:p>
              </table:table-cell>
              <table:table-cell office:value-type="float" office:value="0.0428104139677071">
                <text:p>0.0428104139677071</text:p>
              </table:table-cell>
              <table:table-cell office:value-type="float" office:value="0.0440787256149887">
                <text:p>0.0440787256149887</text:p>
              </table:table-cell>
              <table:table-cell office:value-type="float" office:value="0.0450965462991062">
                <text:p>0.0450965462991062</text:p>
              </table:table-cell>
              <table:table-cell office:value-type="float" office:value="0.0483316162455898">
                <text:p>0.0483316162455898</text:p>
              </table:table-cell>
              <table:table-cell office:value-type="float" office:value="0.0464304443948788">
                <text:p>0.0464304443948788</text:p>
              </table:table-cell>
            </table:table-row>
            <table:table-row>
              <table:table-cell office:value-type="string">
                <text:p>slower</text:p>
                <draw:g>
                  <svg:desc>crowd_run_2160p50.A60:crowd_run_2160p50.A60</svg:desc>
                </draw:g>
              </table:table-cell>
              <table:table-cell office:value-type="float" office:value="0">
                <text:p>0</text:p>
                <draw:g>
                  <svg:desc>crowd_run_2160p50.B60:crowd_run_2160p50.U60</svg:desc>
                </draw:g>
              </table:table-cell>
              <table:table-cell office:value-type="float" office:value="0.00027567689698056">
                <text:p>0.00027567689698056</text:p>
              </table:table-cell>
              <table:table-cell office:value-type="float" office:value="0.000399091018573767">
                <text:p>0.000399091018573767</text:p>
              </table:table-cell>
              <table:table-cell office:value-type="float" office:value="0.000460373811071086">
                <text:p>0.000460373811071086</text:p>
              </table:table-cell>
              <table:table-cell office:value-type="float" office:value="0.000791453126017937">
                <text:p>0.000791453126017937</text:p>
              </table:table-cell>
              <table:table-cell office:value-type="float" office:value="0.00141782253196393">
                <text:p>0.00141782253196393</text:p>
              </table:table-cell>
              <table:table-cell office:value-type="float" office:value="0.0025908676679219">
                <text:p>0.0025908676679219</text:p>
              </table:table-cell>
              <table:table-cell office:value-type="float" office:value="0.004363922306029">
                <text:p>0.004363922306029</text:p>
              </table:table-cell>
              <table:table-cell office:value-type="float" office:value="0.00629995845612994">
                <text:p>0.00629995845612994</text:p>
              </table:table-cell>
              <table:table-cell office:value-type="float" office:value="0.00788986300676045">
                <text:p>0.00788986300676045</text:p>
              </table:table-cell>
              <table:table-cell office:value-type="float" office:value="0.0106225935198094">
                <text:p>0.0106225935198094</text:p>
              </table:table-cell>
              <table:table-cell office:value-type="float" office:value="0.0130166790161595">
                <text:p>0.0130166790161595</text:p>
              </table:table-cell>
              <table:table-cell office:value-type="float" office:value="0.0149562369439694">
                <text:p>0.0149562369439694</text:p>
              </table:table-cell>
              <table:table-cell office:value-type="float" office:value="0.0163776623263243">
                <text:p>0.0163776623263243</text:p>
              </table:table-cell>
              <table:table-cell office:value-type="float" office:value="0.0174318000620298">
                <text:p>0.0174318000620298</text:p>
              </table:table-cell>
              <table:table-cell office:value-type="float" office:value="0.0182811504961149">
                <text:p>0.0182811504961149</text:p>
              </table:table-cell>
              <table:table-cell office:value-type="float" office:value="0.0189891874334789">
                <text:p>0.0189891874334789</text:p>
              </table:table-cell>
              <table:table-cell office:value-type="float" office:value="0.0194312416515453">
                <text:p>0.0194312416515453</text:p>
              </table:table-cell>
              <table:table-cell office:value-type="float" office:value="0.0199554691656935">
                <text:p>0.0199554691656935</text:p>
              </table:table-cell>
              <table:table-cell office:value-type="float" office:value="0.020253980123668">
                <text:p>0.020253980123668</text:p>
              </table:table-cell>
            </table:table-row>
            <table:table-row>
              <table:table-cell office:value-type="string">
                <text:p>veryslow</text:p>
                <draw:g>
                  <svg:desc>crowd_run_2160p50.A61:crowd_run_2160p50.A61</svg:desc>
                </draw:g>
              </table:table-cell>
              <table:table-cell office:value-type="float" office:value="0.00000999958955329666">
                <text:p>0.00000999958955329666</text:p>
                <draw:g>
                  <svg:desc>crowd_run_2160p50.B61:crowd_run_2160p50.U61</svg:desc>
                </draw:g>
              </table:table-cell>
              <table:table-cell office:value-type="float" office:value="0.00012829459356656">
                <text:p>0.00012829459356656</text:p>
              </table:table-cell>
              <table:table-cell office:value-type="float" office:value="0.00018498299071103">
                <text:p>0.00018498299071103</text:p>
              </table:table-cell>
              <table:table-cell office:value-type="float" office:value="0.000205156159613775">
                <text:p>0.000205156159613775</text:p>
              </table:table-cell>
              <table:table-cell office:value-type="float" office:value="0.000345514090619948">
                <text:p>0.000345514090619948</text:p>
              </table:table-cell>
              <table:table-cell office:value-type="float" office:value="0.000621455217760961">
                <text:p>0.000621455217760961</text:p>
              </table:table-cell>
              <table:table-cell office:value-type="float" office:value="0.00105091750335075">
                <text:p>0.00105091750335075</text:p>
              </table:table-cell>
              <table:table-cell office:value-type="float" office:value="0.0020622245840506">
                <text:p>0.0020622245840506</text:p>
              </table:table-cell>
              <table:table-cell office:value-type="float" office:value="0.00251542391035554">
                <text:p>0.00251542391035554</text:p>
              </table:table-cell>
              <table:table-cell office:value-type="float" office:value="0.00320089008924624">
                <text:p>0.00320089008924624</text:p>
              </table:table-cell>
              <table:table-cell office:value-type="float" office:value="0.00532321249892241">
                <text:p>0.00532321249892241</text:p>
              </table:table-cell>
              <table:table-cell office:value-type="float" office:value="0.00546352508224108">
                <text:p>0.00546352508224108</text:p>
              </table:table-cell>
              <table:table-cell office:value-type="float" office:value="0.00626318401944126">
                <text:p>0.00626318401944126</text:p>
              </table:table-cell>
              <table:table-cell office:value-type="float" office:value="0.00686997772383661">
                <text:p>0.00686997772383661</text:p>
              </table:table-cell>
              <table:table-cell office:value-type="float" office:value="0.00731609302023501">
                <text:p>0.00731609302023501</text:p>
              </table:table-cell>
              <table:table-cell office:value-type="float" office:value="0.00820745633997384">
                <text:p>0.00820745633997384</text:p>
              </table:table-cell>
              <table:table-cell office:value-type="float" office:value="0.00811084027077679">
                <text:p>0.00811084027077679</text:p>
              </table:table-cell>
              <table:table-cell office:value-type="float" office:value="0.00835447146523674">
                <text:p>0.00835447146523674</text:p>
              </table:table-cell>
              <table:table-cell office:value-type="float" office:value="0.00860526414274412">
                <text:p>0.00860526414274412</text:p>
              </table:table-cell>
              <table:table-cell office:value-type="float" office:value="0.00879298190352756">
                <text:p>0.00879298190352756</text:p>
              </table:table-cell>
            </table:table-row>
            <table:table-row>
              <table:table-cell office:value-type="string">
                <text:p>placebo</text:p>
                <draw:g>
                  <svg:desc>crowd_run_2160p50.A62:crowd_run_2160p50.A62</svg:desc>
                </draw:g>
              </table:table-cell>
              <table:table-cell office:value-type="float" office:value="0">
                <text:p>0</text:p>
                <draw:g>
                  <svg:desc>crowd_run_2160p50.B62:crowd_run_2160p50.U62</svg:desc>
                </draw:g>
              </table:table-cell>
              <table:table-cell office:value-type="float" office:value="0.0000151065797958808">
                <text:p>0.0000151065797958808</text:p>
              </table:table-cell>
              <table:table-cell office:value-type="float" office:value="0.000036221170010908">
                <text:p>0.000036221170010908</text:p>
              </table:table-cell>
              <table:table-cell office:value-type="float" office:value="0.0000572406962085701">
                <text:p>0.0000572406962085701</text:p>
              </table:table-cell>
              <table:table-cell office:value-type="float" office:value="0.0000725351607167406">
                <text:p>0.0000725351607167406</text:p>
              </table:table-cell>
              <table:table-cell office:value-type="float" office:value="0.000128159586157498">
                <text:p>0.000128159586157498</text:p>
              </table:table-cell>
              <table:table-cell office:value-type="float" office:value="0.000273827640768024">
                <text:p>0.000273827640768024</text:p>
              </table:table-cell>
              <table:table-cell office:value-type="float" office:value="0.00043712757832979">
                <text:p>0.00043712757832979</text:p>
              </table:table-cell>
              <table:table-cell office:value-type="float" office:value="0.000689976458717696">
                <text:p>0.000689976458717696</text:p>
              </table:table-cell>
              <table:table-cell office:value-type="float" office:value="0.000944752811349534">
                <text:p>0.000944752811349534</text:p>
              </table:table-cell>
              <table:table-cell office:value-type="float" office:value="0.00150469963132431">
                <text:p>0.00150469963132431</text:p>
              </table:table-cell>
              <table:table-cell office:value-type="float" office:value="0.00170379730848097">
                <text:p>0.00170379730848097</text:p>
              </table:table-cell>
              <table:table-cell office:value-type="float" office:value="0.00195850704169486">
                <text:p>0.00195850704169486</text:p>
              </table:table-cell>
              <table:table-cell office:value-type="float" office:value="0.00211184093262379">
                <text:p>0.00211184093262379</text:p>
              </table:table-cell>
              <table:table-cell office:value-type="float" office:value="0.00223537376821842">
                <text:p>0.00223537376821842</text:p>
              </table:table-cell>
              <table:table-cell office:value-type="float" office:value="0.00246841711929217">
                <text:p>0.00246841711929217</text:p>
              </table:table-cell>
              <table:table-cell office:value-type="float" office:value="0.00240397523006478">
                <text:p>0.00240397523006478</text:p>
              </table:table-cell>
              <table:table-cell office:value-type="float" office:value="0.00245448147264089">
                <text:p>0.00245448147264089</text:p>
              </table:table-cell>
              <table:table-cell office:value-type="float" office:value="0.0026363166338823">
                <text:p>0.0026363166338823</text:p>
              </table:table-cell>
              <table:table-cell office:value-type="float" office:value="0.00256320049468199">
                <text:p>0.002563200494681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7cm" svg:y="1.96cm" style:legend-expansion="high" chart:style-name="ch2"/>
        <chart:plot-area chart:style-name="ch3" table:cell-range-address="crowd_run_2160p50.B3:crowd_run_2160p50.U13 crowd_run_2160p50.A4:crowd_run_2160p50.A13" chart:data-source-has-labels="column" svg:x="0.32cm" svg:y="0.18cm" svg:width="12.587cm" svg:height="8.64cm">
          <chartooo:coordinate-region svg:x="0.941cm" svg:y="0.379cm" svg:width="11.50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rowd_run_2160p50.B4:crowd_run_2160p50.U4" chart:label-cell-address="crowd_run_2160p50.A4:crowd_run_2160p50.A4" chart:class="chart:scatter">
            <chart:domain table:cell-range-address="crowd_run_2160p50.B3:crowd_run_2160p50.U3"/>
            <chart:data-point chart:repeated="20"/>
          </chart:series>
          <chart:series chart:style-name="ch7" chart:values-cell-range-address="crowd_run_2160p50.B5:crowd_run_2160p50.U5" chart:label-cell-address="crowd_run_2160p50.A5:crowd_run_2160p50.A5" chart:class="chart:scatter">
            <chart:data-point chart:repeated="20"/>
          </chart:series>
          <chart:series chart:style-name="ch8" chart:values-cell-range-address="crowd_run_2160p50.B6:crowd_run_2160p50.U6" chart:label-cell-address="crowd_run_2160p50.A6:crowd_run_2160p50.A6" chart:class="chart:scatter">
            <chart:data-point chart:repeated="20"/>
          </chart:series>
          <chart:series chart:style-name="ch9" chart:values-cell-range-address="crowd_run_2160p50.B7:crowd_run_2160p50.U7" chart:label-cell-address="crowd_run_2160p50.A7:crowd_run_2160p50.A7" chart:class="chart:scatter">
            <chart:data-point chart:repeated="20"/>
          </chart:series>
          <chart:series chart:style-name="ch10" chart:values-cell-range-address="crowd_run_2160p50.B8:crowd_run_2160p50.U8" chart:label-cell-address="crowd_run_2160p50.A8:crowd_run_2160p50.A8" chart:class="chart:scatter">
            <chart:data-point chart:repeated="20"/>
          </chart:series>
          <chart:series chart:style-name="ch11" chart:values-cell-range-address="crowd_run_2160p50.B9:crowd_run_2160p50.U9" chart:label-cell-address="crowd_run_2160p50.A9:crowd_run_2160p50.A9" chart:class="chart:scatter">
            <chart:data-point chart:repeated="20"/>
          </chart:series>
          <chart:series chart:style-name="ch12" chart:values-cell-range-address="crowd_run_2160p50.B10:crowd_run_2160p50.U10" chart:label-cell-address="crowd_run_2160p50.A10:crowd_run_2160p50.A10" chart:class="chart:scatter">
            <chart:data-point chart:repeated="20"/>
          </chart:series>
          <chart:series chart:style-name="ch13" chart:values-cell-range-address="crowd_run_2160p50.B11:crowd_run_2160p50.U11" chart:label-cell-address="crowd_run_2160p50.A11:crowd_run_2160p50.A11" chart:class="chart:scatter">
            <chart:data-point chart:repeated="20"/>
          </chart:series>
          <chart:series chart:style-name="ch14" chart:values-cell-range-address="crowd_run_2160p50.B12:crowd_run_2160p50.U12" chart:label-cell-address="crowd_run_2160p50.A12:crowd_run_2160p50.A12" chart:class="chart:scatter">
            <chart:data-point chart:repeated="20"/>
          </chart:series>
          <chart:series chart:style-name="ch15" chart:values-cell-range-address="crowd_run_2160p50.B13:crowd_run_2160p50.U13" chart:label-cell-address="crowd_run_2160p50.A13:crowd_run_2160p50.A13" chart:class="chart:scatter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crowd_run_2160p50.B3:crowd_run_2160p50.U3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ultrafast</text:p>
                <draw:g>
                  <svg:desc>crowd_run_2160p50.A4:crowd_run_2160p50.A4</svg:desc>
                </draw:g>
              </table:table-cell>
              <table:table-cell office:value-type="float" office:value="11.758048">
                <text:p>11.758048</text:p>
                <draw:g>
                  <svg:desc>crowd_run_2160p50.B4:crowd_run_2160p50.U4</svg:desc>
                </draw:g>
              </table:table-cell>
              <table:table-cell office:value-type="float" office:value="13.142016">
                <text:p>13.142016</text:p>
              </table:table-cell>
              <table:table-cell office:value-type="float" office:value="13.751605">
                <text:p>13.751605</text:p>
              </table:table-cell>
              <table:table-cell office:value-type="float" office:value="14.332426">
                <text:p>14.332426</text:p>
              </table:table-cell>
              <table:table-cell office:value-type="float" office:value="14.888924">
                <text:p>14.888924</text:p>
              </table:table-cell>
              <table:table-cell office:value-type="float" office:value="15.369407">
                <text:p>15.369407</text:p>
              </table:table-cell>
              <table:table-cell office:value-type="float" office:value="15.84385">
                <text:p>15.84385</text:p>
              </table:table-cell>
              <table:table-cell office:value-type="float" office:value="16.426394">
                <text:p>16.426394</text:p>
              </table:table-cell>
              <table:table-cell office:value-type="float" office:value="16.799265">
                <text:p>16.799265</text:p>
              </table:table-cell>
              <table:table-cell office:value-type="float" office:value="17.511238">
                <text:p>17.511238</text:p>
              </table:table-cell>
              <table:table-cell office:value-type="float" office:value="17.76326">
                <text:p>17.76326</text:p>
              </table:table-cell>
              <table:table-cell office:value-type="float" office:value="18.378559">
                <text:p>18.378559</text:p>
              </table:table-cell>
              <table:table-cell office:value-type="float" office:value="19.713522">
                <text:p>19.713522</text:p>
              </table:table-cell>
              <table:table-cell office:value-type="float" office:value="20.370197">
                <text:p>20.370197</text:p>
              </table:table-cell>
              <table:table-cell office:value-type="float" office:value="20.988253">
                <text:p>20.988253</text:p>
              </table:table-cell>
              <table:table-cell office:value-type="float" office:value="21.648188">
                <text:p>21.648188</text:p>
              </table:table-cell>
              <table:table-cell office:value-type="float" office:value="22.028219">
                <text:p>22.028219</text:p>
              </table:table-cell>
              <table:table-cell office:value-type="float" office:value="22.365343">
                <text:p>22.365343</text:p>
              </table:table-cell>
              <table:table-cell office:value-type="float" office:value="22.834616">
                <text:p>22.834616</text:p>
              </table:table-cell>
              <table:table-cell office:value-type="float" office:value="23.110844">
                <text:p>23.110844</text:p>
              </table:table-cell>
            </table:table-row>
            <table:table-row>
              <table:table-cell office:value-type="string">
                <text:p>superfast</text:p>
                <draw:g>
                  <svg:desc>crowd_run_2160p50.A5:crowd_run_2160p50.A5</svg:desc>
                </draw:g>
              </table:table-cell>
              <table:table-cell office:value-type="float" office:value="12.927973">
                <text:p>12.927973</text:p>
                <draw:g>
                  <svg:desc>crowd_run_2160p50.B5:crowd_run_2160p50.U5</svg:desc>
                </draw:g>
              </table:table-cell>
              <table:table-cell office:value-type="float" office:value="14.641223">
                <text:p>14.641223</text:p>
              </table:table-cell>
              <table:table-cell office:value-type="float" office:value="15.94206">
                <text:p>15.94206</text:p>
              </table:table-cell>
              <table:table-cell office:value-type="float" office:value="16.77972">
                <text:p>16.77972</text:p>
              </table:table-cell>
              <table:table-cell office:value-type="float" office:value="17.31966">
                <text:p>17.31966</text:p>
              </table:table-cell>
              <table:table-cell office:value-type="float" office:value="17.822214">
                <text:p>17.822214</text:p>
              </table:table-cell>
              <table:table-cell office:value-type="float" office:value="18.286306">
                <text:p>18.286306</text:p>
              </table:table-cell>
              <table:table-cell office:value-type="float" office:value="18.682722">
                <text:p>18.682722</text:p>
              </table:table-cell>
              <table:table-cell office:value-type="float" office:value="18.96176">
                <text:p>18.96176</text:p>
              </table:table-cell>
              <table:table-cell office:value-type="float" office:value="19.26976">
                <text:p>19.26976</text:p>
              </table:table-cell>
              <table:table-cell office:value-type="float" office:value="20.24604">
                <text:p>20.24604</text:p>
              </table:table-cell>
              <table:table-cell office:value-type="float" office:value="21.169584">
                <text:p>21.169584</text:p>
              </table:table-cell>
              <table:table-cell office:value-type="float" office:value="21.992088">
                <text:p>21.992088</text:p>
              </table:table-cell>
              <table:table-cell office:value-type="float" office:value="22.694666">
                <text:p>22.694666</text:p>
              </table:table-cell>
              <table:table-cell office:value-type="float" office:value="23.317024">
                <text:p>23.317024</text:p>
              </table:table-cell>
              <table:table-cell office:value-type="float" office:value="23.875671">
                <text:p>23.875671</text:p>
              </table:table-cell>
              <table:table-cell office:value-type="float" office:value="24.39352">
                <text:p>24.39352</text:p>
              </table:table-cell>
              <table:table-cell office:value-type="float" office:value="24.872089">
                <text:p>24.872089</text:p>
              </table:table-cell>
              <table:table-cell office:value-type="float" office:value="25.312153">
                <text:p>25.312153</text:p>
              </table:table-cell>
              <table:table-cell office:value-type="float" office:value="25.723623">
                <text:p>25.723623</text:p>
              </table:table-cell>
            </table:table-row>
            <table:table-row>
              <table:table-cell office:value-type="string">
                <text:p>veryfast</text:p>
                <draw:g>
                  <svg:desc>crowd_run_2160p50.A6:crowd_run_2160p50.A6</svg:desc>
                </draw:g>
              </table:table-cell>
              <table:table-cell office:value-type="float" office:value="12.570005">
                <text:p>12.570005</text:p>
                <draw:g>
                  <svg:desc>crowd_run_2160p50.B6:crowd_run_2160p50.U6</svg:desc>
                </draw:g>
              </table:table-cell>
              <table:table-cell office:value-type="float" office:value="14.162913">
                <text:p>14.162913</text:p>
              </table:table-cell>
              <table:table-cell office:value-type="float" office:value="15.530104">
                <text:p>15.530104</text:p>
              </table:table-cell>
              <table:table-cell office:value-type="float" office:value="16.572334">
                <text:p>16.572334</text:p>
              </table:table-cell>
              <table:table-cell office:value-type="float" office:value="17.33836">
                <text:p>17.33836</text:p>
              </table:table-cell>
              <table:table-cell office:value-type="float" office:value="17.76965">
                <text:p>17.76965</text:p>
              </table:table-cell>
              <table:table-cell office:value-type="float" office:value="18.21489">
                <text:p>18.21489</text:p>
              </table:table-cell>
              <table:table-cell office:value-type="float" office:value="18.64897">
                <text:p>18.64897</text:p>
              </table:table-cell>
              <table:table-cell office:value-type="float" office:value="19.004673">
                <text:p>19.004673</text:p>
              </table:table-cell>
              <table:table-cell office:value-type="float" office:value="19.355797">
                <text:p>19.355797</text:p>
              </table:table-cell>
              <table:table-cell office:value-type="float" office:value="20.205051">
                <text:p>20.205051</text:p>
              </table:table-cell>
              <table:table-cell office:value-type="float" office:value="21.146355">
                <text:p>21.146355</text:p>
              </table:table-cell>
              <table:table-cell office:value-type="float" office:value="21.979916">
                <text:p>21.979916</text:p>
              </table:table-cell>
              <table:table-cell office:value-type="float" office:value="22.7117">
                <text:p>22.7117</text:p>
              </table:table-cell>
              <table:table-cell office:value-type="float" office:value="23.342052">
                <text:p>23.342052</text:p>
              </table:table-cell>
              <table:table-cell office:value-type="float" office:value="23.888851">
                <text:p>23.888851</text:p>
              </table:table-cell>
              <table:table-cell office:value-type="float" office:value="24.389816">
                <text:p>24.389816</text:p>
              </table:table-cell>
              <table:table-cell office:value-type="float" office:value="24.852737">
                <text:p>24.852737</text:p>
              </table:table-cell>
              <table:table-cell office:value-type="float" office:value="25.271141">
                <text:p>25.271141</text:p>
              </table:table-cell>
              <table:table-cell office:value-type="float" office:value="25.656614">
                <text:p>25.656614</text:p>
              </table:table-cell>
            </table:table-row>
            <table:table-row>
              <table:table-cell office:value-type="string">
                <text:p>faster</text:p>
                <draw:g>
                  <svg:desc>crowd_run_2160p50.A7:crowd_run_2160p50.A7</svg:desc>
                </draw:g>
              </table:table-cell>
              <table:table-cell office:value-type="float" office:value="15.879424">
                <text:p>15.879424</text:p>
                <draw:g>
                  <svg:desc>crowd_run_2160p50.B7:crowd_run_2160p50.U7</svg:desc>
                </draw:g>
              </table:table-cell>
              <table:table-cell office:value-type="float" office:value="16.020555">
                <text:p>16.020555</text:p>
              </table:table-cell>
              <table:table-cell office:value-type="float" office:value="16.1096">
                <text:p>16.1096</text:p>
              </table:table-cell>
              <table:table-cell office:value-type="float" office:value="17.350842">
                <text:p>17.350842</text:p>
              </table:table-cell>
              <table:table-cell office:value-type="float" office:value="18.157759">
                <text:p>18.157759</text:p>
              </table:table-cell>
              <table:table-cell office:value-type="float" office:value="18.651314">
                <text:p>18.651314</text:p>
              </table:table-cell>
              <table:table-cell office:value-type="float" office:value="19.096672">
                <text:p>19.096672</text:p>
              </table:table-cell>
              <table:table-cell office:value-type="float" office:value="19.524801">
                <text:p>19.524801</text:p>
              </table:table-cell>
              <table:table-cell office:value-type="float" office:value="19.845373">
                <text:p>19.845373</text:p>
              </table:table-cell>
              <table:table-cell office:value-type="float" office:value="20.131201">
                <text:p>20.131201</text:p>
              </table:table-cell>
              <table:table-cell office:value-type="float" office:value="20.750244">
                <text:p>20.750244</text:p>
              </table:table-cell>
              <table:table-cell office:value-type="float" office:value="21.366896">
                <text:p>21.366896</text:p>
              </table:table-cell>
              <table:table-cell office:value-type="float" office:value="22.022831">
                <text:p>22.022831</text:p>
              </table:table-cell>
              <table:table-cell office:value-type="float" office:value="22.711208">
                <text:p>22.711208</text:p>
              </table:table-cell>
              <table:table-cell office:value-type="float" office:value="23.42663">
                <text:p>23.42663</text:p>
              </table:table-cell>
              <table:table-cell office:value-type="float" office:value="24.080399">
                <text:p>24.080399</text:p>
              </table:table-cell>
              <table:table-cell office:value-type="float" office:value="24.657042">
                <text:p>24.657042</text:p>
              </table:table-cell>
              <table:table-cell office:value-type="float" office:value="25.168344">
                <text:p>25.168344</text:p>
              </table:table-cell>
              <table:table-cell office:value-type="float" office:value="25.634504">
                <text:p>25.634504</text:p>
              </table:table-cell>
              <table:table-cell office:value-type="float" office:value="26.065039">
                <text:p>26.065039</text:p>
              </table:table-cell>
            </table:table-row>
            <table:table-row>
              <table:table-cell office:value-type="string">
                <text:p>fast</text:p>
                <draw:g>
                  <svg:desc>crowd_run_2160p50.A8:crowd_run_2160p50.A8</svg:desc>
                </draw:g>
              </table:table-cell>
              <table:table-cell office:value-type="float" office:value="14.822605">
                <text:p>14.822605</text:p>
                <draw:g>
                  <svg:desc>crowd_run_2160p50.B8:crowd_run_2160p50.U8</svg:desc>
                </draw:g>
              </table:table-cell>
              <table:table-cell office:value-type="float" office:value="15.000806">
                <text:p>15.000806</text:p>
              </table:table-cell>
              <table:table-cell office:value-type="float" office:value="15.634237">
                <text:p>15.634237</text:p>
              </table:table-cell>
              <table:table-cell office:value-type="float" office:value="16.976578">
                <text:p>16.976578</text:p>
              </table:table-cell>
              <table:table-cell office:value-type="float" office:value="17.796864">
                <text:p>17.796864</text:p>
              </table:table-cell>
              <table:table-cell office:value-type="float" office:value="18.353157">
                <text:p>18.353157</text:p>
              </table:table-cell>
              <table:table-cell office:value-type="float" office:value="18.826485">
                <text:p>18.826485</text:p>
              </table:table-cell>
              <table:table-cell office:value-type="float" office:value="19.368542">
                <text:p>19.368542</text:p>
              </table:table-cell>
              <table:table-cell office:value-type="float" office:value="19.781048">
                <text:p>19.781048</text:p>
              </table:table-cell>
              <table:table-cell office:value-type="float" office:value="20.178877">
                <text:p>20.178877</text:p>
              </table:table-cell>
              <table:table-cell office:value-type="float" office:value="20.961706">
                <text:p>20.961706</text:p>
              </table:table-cell>
              <table:table-cell office:value-type="float" office:value="21.653164">
                <text:p>21.653164</text:p>
              </table:table-cell>
              <table:table-cell office:value-type="float" office:value="22.28677">
                <text:p>22.28677</text:p>
              </table:table-cell>
              <table:table-cell office:value-type="float" office:value="22.951628">
                <text:p>22.951628</text:p>
              </table:table-cell>
              <table:table-cell office:value-type="float" office:value="23.579727">
                <text:p>23.579727</text:p>
              </table:table-cell>
              <table:table-cell office:value-type="float" office:value="24.167265">
                <text:p>24.167265</text:p>
              </table:table-cell>
              <table:table-cell office:value-type="float" office:value="24.696075">
                <text:p>24.696075</text:p>
              </table:table-cell>
              <table:table-cell office:value-type="float" office:value="25.171431">
                <text:p>25.171431</text:p>
              </table:table-cell>
              <table:table-cell office:value-type="float" office:value="25.608704">
                <text:p>25.608704</text:p>
              </table:table-cell>
              <table:table-cell office:value-type="float" office:value="26.008343">
                <text:p>26.008343</text:p>
              </table:table-cell>
            </table:table-row>
            <table:table-row>
              <table:table-cell office:value-type="string">
                <text:p>medium</text:p>
                <draw:g>
                  <svg:desc>crowd_run_2160p50.A9:crowd_run_2160p50.A9</svg:desc>
                </draw:g>
              </table:table-cell>
              <table:table-cell office:value-type="float" office:value="14.718216">
                <text:p>14.718216</text:p>
                <draw:g>
                  <svg:desc>crowd_run_2160p50.B9:crowd_run_2160p50.U9</svg:desc>
                </draw:g>
              </table:table-cell>
              <table:table-cell office:value-type="float" office:value="15.294301">
                <text:p>15.294301</text:p>
              </table:table-cell>
              <table:table-cell office:value-type="float" office:value="16.668835">
                <text:p>16.668835</text:p>
              </table:table-cell>
              <table:table-cell office:value-type="float" office:value="17.189854">
                <text:p>17.189854</text:p>
              </table:table-cell>
              <table:table-cell office:value-type="float" office:value="17.874031">
                <text:p>17.874031</text:p>
              </table:table-cell>
              <table:table-cell office:value-type="float" office:value="18.516758">
                <text:p>18.516758</text:p>
              </table:table-cell>
              <table:table-cell office:value-type="float" office:value="19.038048">
                <text:p>19.038048</text:p>
              </table:table-cell>
              <table:table-cell office:value-type="float" office:value="19.516426">
                <text:p>19.516426</text:p>
              </table:table-cell>
              <table:table-cell office:value-type="float" office:value="19.941992">
                <text:p>19.941992</text:p>
              </table:table-cell>
              <table:table-cell office:value-type="float" office:value="20.334177">
                <text:p>20.334177</text:p>
              </table:table-cell>
              <table:table-cell office:value-type="float" office:value="21.128954">
                <text:p>21.128954</text:p>
              </table:table-cell>
              <table:table-cell office:value-type="float" office:value="21.864197">
                <text:p>21.864197</text:p>
              </table:table-cell>
              <table:table-cell office:value-type="float" office:value="22.562185">
                <text:p>22.562185</text:p>
              </table:table-cell>
              <table:table-cell office:value-type="float" office:value="23.221598">
                <text:p>23.221598</text:p>
              </table:table-cell>
              <table:table-cell office:value-type="float" office:value="23.810293">
                <text:p>23.810293</text:p>
              </table:table-cell>
              <table:table-cell office:value-type="float" office:value="24.349257">
                <text:p>24.349257</text:p>
              </table:table-cell>
              <table:table-cell office:value-type="float" office:value="24.854935">
                <text:p>24.854935</text:p>
              </table:table-cell>
              <table:table-cell office:value-type="float" office:value="25.286434">
                <text:p>25.286434</text:p>
              </table:table-cell>
              <table:table-cell office:value-type="float" office:value="25.702208">
                <text:p>25.702208</text:p>
              </table:table-cell>
              <table:table-cell office:value-type="float" office:value="26.092615">
                <text:p>26.092615</text:p>
              </table:table-cell>
            </table:table-row>
            <table:table-row>
              <table:table-cell office:value-type="string">
                <text:p>slow</text:p>
                <draw:g>
                  <svg:desc>crowd_run_2160p50.A10:crowd_run_2160p50.A10</svg:desc>
                </draw:g>
              </table:table-cell>
              <table:table-cell office:value-type="float" office:value="14.633566">
                <text:p>14.633566</text:p>
                <draw:g>
                  <svg:desc>crowd_run_2160p50.B10:crowd_run_2160p50.U10</svg:desc>
                </draw:g>
              </table:table-cell>
              <table:table-cell office:value-type="float" office:value="15.388014">
                <text:p>15.388014</text:p>
              </table:table-cell>
              <table:table-cell office:value-type="float" office:value="16.53014">
                <text:p>16.53014</text:p>
              </table:table-cell>
              <table:table-cell office:value-type="float" office:value="17.169548">
                <text:p>17.169548</text:p>
              </table:table-cell>
              <table:table-cell office:value-type="float" office:value="17.878004">
                <text:p>17.878004</text:p>
              </table:table-cell>
              <table:table-cell office:value-type="float" office:value="18.4811">
                <text:p>18.4811</text:p>
              </table:table-cell>
              <table:table-cell office:value-type="float" office:value="19.015894">
                <text:p>19.015894</text:p>
              </table:table-cell>
              <table:table-cell office:value-type="float" office:value="19.479326">
                <text:p>19.479326</text:p>
              </table:table-cell>
              <table:table-cell office:value-type="float" office:value="19.926359">
                <text:p>19.926359</text:p>
              </table:table-cell>
              <table:table-cell office:value-type="float" office:value="20.367237">
                <text:p>20.367237</text:p>
              </table:table-cell>
              <table:table-cell office:value-type="float" office:value="21.21389">
                <text:p>21.21389</text:p>
              </table:table-cell>
              <table:table-cell office:value-type="float" office:value="21.996597">
                <text:p>21.996597</text:p>
              </table:table-cell>
              <table:table-cell office:value-type="float" office:value="22.744724">
                <text:p>22.744724</text:p>
              </table:table-cell>
              <table:table-cell office:value-type="float" office:value="23.39735">
                <text:p>23.39735</text:p>
              </table:table-cell>
              <table:table-cell office:value-type="float" office:value="23.9904">
                <text:p>23.9904</text:p>
              </table:table-cell>
              <table:table-cell office:value-type="float" office:value="24.51158">
                <text:p>24.51158</text:p>
              </table:table-cell>
              <table:table-cell office:value-type="float" office:value="24.991587">
                <text:p>24.991587</text:p>
              </table:table-cell>
              <table:table-cell office:value-type="float" office:value="25.428354">
                <text:p>25.428354</text:p>
              </table:table-cell>
              <table:table-cell office:value-type="float" office:value="25.830421">
                <text:p>25.830421</text:p>
              </table:table-cell>
              <table:table-cell office:value-type="float" office:value="26.217318">
                <text:p>26.217318</text:p>
              </table:table-cell>
            </table:table-row>
            <table:table-row>
              <table:table-cell office:value-type="string">
                <text:p>slower</text:p>
                <draw:g>
                  <svg:desc>crowd_run_2160p50.A11:crowd_run_2160p50.A11</svg:desc>
                </draw:g>
              </table:table-cell>
              <table:table-cell office:value-type="float" office:value="15.710651">
                <text:p>15.710651</text:p>
                <draw:g>
                  <svg:desc>crowd_run_2160p50.B11:crowd_run_2160p50.U11</svg:desc>
                </draw:g>
              </table:table-cell>
              <table:table-cell office:value-type="float" office:value="15.839962">
                <text:p>15.839962</text:p>
              </table:table-cell>
              <table:table-cell office:value-type="float" office:value="16.58252">
                <text:p>16.58252</text:p>
              </table:table-cell>
              <table:table-cell office:value-type="float" office:value="17.18399">
                <text:p>17.18399</text:p>
              </table:table-cell>
              <table:table-cell office:value-type="float" office:value="17.823511">
                <text:p>17.823511</text:p>
              </table:table-cell>
              <table:table-cell office:value-type="float" office:value="18.482779">
                <text:p>18.482779</text:p>
              </table:table-cell>
              <table:table-cell office:value-type="float" office:value="19.074186">
                <text:p>19.074186</text:p>
              </table:table-cell>
              <table:table-cell office:value-type="float" office:value="19.616817">
                <text:p>19.616817</text:p>
              </table:table-cell>
              <table:table-cell office:value-type="float" office:value="20.078932">
                <text:p>20.078932</text:p>
              </table:table-cell>
              <table:table-cell office:value-type="float" office:value="20.496569">
                <text:p>20.496569</text:p>
              </table:table-cell>
              <table:table-cell office:value-type="float" office:value="21.333933">
                <text:p>21.333933</text:p>
              </table:table-cell>
              <table:table-cell office:value-type="float" office:value="22.119562">
                <text:p>22.119562</text:p>
              </table:table-cell>
              <table:table-cell office:value-type="float" office:value="22.849577">
                <text:p>22.849577</text:p>
              </table:table-cell>
              <table:table-cell office:value-type="float" office:value="23.518539">
                <text:p>23.518539</text:p>
              </table:table-cell>
              <table:table-cell office:value-type="float" office:value="24.12632">
                <text:p>24.12632</text:p>
              </table:table-cell>
              <table:table-cell office:value-type="float" office:value="24.66326">
                <text:p>24.66326</text:p>
              </table:table-cell>
              <table:table-cell office:value-type="float" office:value="25.147718">
                <text:p>25.147718</text:p>
              </table:table-cell>
              <table:table-cell office:value-type="float" office:value="25.579672">
                <text:p>25.579672</text:p>
              </table:table-cell>
              <table:table-cell office:value-type="float" office:value="25.998569">
                <text:p>25.998569</text:p>
              </table:table-cell>
              <table:table-cell office:value-type="float" office:value="26.380037">
                <text:p>26.380037</text:p>
              </table:table-cell>
            </table:table-row>
            <table:table-row>
              <table:table-cell office:value-type="string">
                <text:p>veryslow</text:p>
                <draw:g>
                  <svg:desc>crowd_run_2160p50.A12:crowd_run_2160p50.A12</svg:desc>
                </draw:g>
              </table:table-cell>
              <table:table-cell office:value-type="float" office:value="15.783246">
                <text:p>15.783246</text:p>
                <draw:g>
                  <svg:desc>crowd_run_2160p50.B12:crowd_run_2160p50.U12</svg:desc>
                </draw:g>
              </table:table-cell>
              <table:table-cell office:value-type="float" office:value="15.90792">
                <text:p>15.90792</text:p>
              </table:table-cell>
              <table:table-cell office:value-type="float" office:value="16.57803">
                <text:p>16.57803</text:p>
              </table:table-cell>
              <table:table-cell office:value-type="float" office:value="17.174026">
                <text:p>17.174026</text:p>
              </table:table-cell>
              <table:table-cell office:value-type="float" office:value="17.841265">
                <text:p>17.841265</text:p>
              </table:table-cell>
              <table:table-cell office:value-type="float" office:value="18.448992">
                <text:p>18.448992</text:p>
              </table:table-cell>
              <table:table-cell office:value-type="float" office:value="19.016512">
                <text:p>19.016512</text:p>
              </table:table-cell>
              <table:table-cell office:value-type="float" office:value="19.564356">
                <text:p>19.564356</text:p>
              </table:table-cell>
              <table:table-cell office:value-type="float" office:value="20.077015">
                <text:p>20.077015</text:p>
              </table:table-cell>
              <table:table-cell office:value-type="float" office:value="20.541449">
                <text:p>20.541449</text:p>
              </table:table-cell>
              <table:table-cell office:value-type="float" office:value="21.471233">
                <text:p>21.471233</text:p>
              </table:table-cell>
              <table:table-cell office:value-type="float" office:value="22.304445">
                <text:p>22.304445</text:p>
              </table:table-cell>
              <table:table-cell office:value-type="float" office:value="23.045975">
                <text:p>23.045975</text:p>
              </table:table-cell>
              <table:table-cell office:value-type="float" office:value="23.71307">
                <text:p>23.71307</text:p>
              </table:table-cell>
              <table:table-cell office:value-type="float" office:value="24.290842">
                <text:p>24.290842</text:p>
              </table:table-cell>
              <table:table-cell office:value-type="float" office:value="24.856081">
                <text:p>24.856081</text:p>
              </table:table-cell>
              <table:table-cell office:value-type="float" office:value="25.340353">
                <text:p>25.340353</text:p>
              </table:table-cell>
              <table:table-cell office:value-type="float" office:value="25.786444">
                <text:p>25.786444</text:p>
              </table:table-cell>
              <table:table-cell office:value-type="float" office:value="26.202799">
                <text:p>26.202799</text:p>
              </table:table-cell>
              <table:table-cell office:value-type="float" office:value="26.585768">
                <text:p>26.585768</text:p>
              </table:table-cell>
            </table:table-row>
            <table:table-row>
              <table:table-cell office:value-type="string">
                <text:p>placebo</text:p>
                <draw:g>
                  <svg:desc>crowd_run_2160p50.A13:crowd_run_2160p50.A13</svg:desc>
                </draw:g>
              </table:table-cell>
              <table:table-cell office:value-type="float" office:value="10.502956">
                <text:p>10.502956</text:p>
                <draw:g>
                  <svg:desc>crowd_run_2160p50.B13:crowd_run_2160p50.U13</svg:desc>
                </draw:g>
              </table:table-cell>
              <table:table-cell office:value-type="float" office:value="12.984341">
                <text:p>12.984341</text:p>
              </table:table-cell>
              <table:table-cell office:value-type="float" office:value="14.324222">
                <text:p>14.324222</text:p>
              </table:table-cell>
              <table:table-cell office:value-type="float" office:value="15.768188">
                <text:p>15.768188</text:p>
              </table:table-cell>
              <table:table-cell office:value-type="float" office:value="16.921923">
                <text:p>16.921923</text:p>
              </table:table-cell>
              <table:table-cell office:value-type="float" office:value="17.715443">
                <text:p>17.715443</text:p>
              </table:table-cell>
              <table:table-cell office:value-type="float" office:value="18.346491">
                <text:p>18.346491</text:p>
              </table:table-cell>
              <table:table-cell office:value-type="float" office:value="18.864326">
                <text:p>18.864326</text:p>
              </table:table-cell>
              <table:table-cell office:value-type="float" office:value="19.392506">
                <text:p>19.392506</text:p>
              </table:table-cell>
              <table:table-cell office:value-type="float" office:value="19.874252">
                <text:p>19.874252</text:p>
              </table:table-cell>
              <table:table-cell office:value-type="float" office:value="20.823694">
                <text:p>20.823694</text:p>
              </table:table-cell>
              <table:table-cell office:value-type="float" office:value="21.727507">
                <text:p>21.727507</text:p>
              </table:table-cell>
              <table:table-cell office:value-type="float" office:value="22.565044">
                <text:p>22.565044</text:p>
              </table:table-cell>
              <table:table-cell office:value-type="float" office:value="23.294903">
                <text:p>23.294903</text:p>
              </table:table-cell>
              <table:table-cell office:value-type="float" office:value="23.963343">
                <text:p>23.963343</text:p>
              </table:table-cell>
              <table:table-cell office:value-type="float" office:value="24.563246">
                <text:p>24.563246</text:p>
              </table:table-cell>
              <table:table-cell office:value-type="float" office:value="25.08972">
                <text:p>25.08972</text:p>
              </table:table-cell>
              <table:table-cell office:value-type="float" office:value="25.569513">
                <text:p>25.569513</text:p>
              </table:table-cell>
              <table:table-cell office:value-type="float" office:value="25.988214">
                <text:p>25.988214</text:p>
              </table:table-cell>
              <table:table-cell office:value-type="float" office:value="26.392067">
                <text:p>26.3920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7cm" svg:y="1.96cm" style:legend-expansion="high" chart:style-name="ch2"/>
        <chart:plot-area chart:style-name="ch3" table:cell-range-address="crowd_run_2160p50.B15:crowd_run_2160p50.U25 crowd_run_2160p50.A16:crowd_run_2160p50.A25" chart:data-source-has-labels="column" svg:x="0.32cm" svg:y="0.18cm" svg:width="12.587cm" svg:height="8.64cm">
          <chartooo:coordinate-region svg:x="1.047cm" svg:y="0.379cm" svg:width="11.39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rowd_run_2160p50.B16:crowd_run_2160p50.U16" chart:label-cell-address="crowd_run_2160p50.A16:crowd_run_2160p50.A16" chart:class="chart:scatter">
            <chart:domain table:cell-range-address="crowd_run_2160p50.B15:crowd_run_2160p50.U15"/>
            <chart:data-point chart:repeated="20"/>
          </chart:series>
          <chart:series chart:style-name="ch7" chart:values-cell-range-address="crowd_run_2160p50.B17:crowd_run_2160p50.U17" chart:label-cell-address="crowd_run_2160p50.A17:crowd_run_2160p50.A17" chart:class="chart:scatter">
            <chart:data-point chart:repeated="20"/>
          </chart:series>
          <chart:series chart:style-name="ch8" chart:values-cell-range-address="crowd_run_2160p50.B18:crowd_run_2160p50.U18" chart:label-cell-address="crowd_run_2160p50.A18:crowd_run_2160p50.A18" chart:class="chart:scatter">
            <chart:data-point chart:repeated="20"/>
          </chart:series>
          <chart:series chart:style-name="ch9" chart:values-cell-range-address="crowd_run_2160p50.B19:crowd_run_2160p50.U19" chart:label-cell-address="crowd_run_2160p50.A19:crowd_run_2160p50.A19" chart:class="chart:scatter">
            <chart:data-point chart:repeated="20"/>
          </chart:series>
          <chart:series chart:style-name="ch10" chart:values-cell-range-address="crowd_run_2160p50.B20:crowd_run_2160p50.U20" chart:label-cell-address="crowd_run_2160p50.A20:crowd_run_2160p50.A20" chart:class="chart:scatter">
            <chart:data-point chart:repeated="20"/>
          </chart:series>
          <chart:series chart:style-name="ch11" chart:values-cell-range-address="crowd_run_2160p50.B21:crowd_run_2160p50.U21" chart:label-cell-address="crowd_run_2160p50.A21:crowd_run_2160p50.A21" chart:class="chart:scatter">
            <chart:data-point chart:repeated="20"/>
          </chart:series>
          <chart:series chart:style-name="ch12" chart:values-cell-range-address="crowd_run_2160p50.B22:crowd_run_2160p50.U22" chart:label-cell-address="crowd_run_2160p50.A22:crowd_run_2160p50.A22" chart:class="chart:scatter">
            <chart:data-point chart:repeated="20"/>
          </chart:series>
          <chart:series chart:style-name="ch13" chart:values-cell-range-address="crowd_run_2160p50.B23:crowd_run_2160p50.U23" chart:label-cell-address="crowd_run_2160p50.A23:crowd_run_2160p50.A23" chart:class="chart:scatter">
            <chart:data-point chart:repeated="20"/>
          </chart:series>
          <chart:series chart:style-name="ch14" chart:values-cell-range-address="crowd_run_2160p50.B24:crowd_run_2160p50.U24" chart:label-cell-address="crowd_run_2160p50.A24:crowd_run_2160p50.A24" chart:class="chart:scatter">
            <chart:data-point chart:repeated="20"/>
          </chart:series>
          <chart:series chart:style-name="ch15" chart:values-cell-range-address="crowd_run_2160p50.B25:crowd_run_2160p50.U25" chart:label-cell-address="crowd_run_2160p50.A25:crowd_run_2160p50.A25" chart:class="chart:scatter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crowd_run_2160p50.B15:crowd_run_2160p50.U15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ultrafast</text:p>
                <draw:g>
                  <svg:desc>crowd_run_2160p50.A16:crowd_run_2160p50.A16</svg:desc>
                </draw:g>
              </table:table-cell>
              <table:table-cell office:value-type="float" office:value="0.14557">
                <text:p>0.14557</text:p>
                <draw:g>
                  <svg:desc>crowd_run_2160p50.B16:crowd_run_2160p50.U16</svg:desc>
                </draw:g>
              </table:table-cell>
              <table:table-cell office:value-type="float" office:value="0.203812">
                <text:p>0.203812</text:p>
              </table:table-cell>
              <table:table-cell office:value-type="float" office:value="0.247895">
                <text:p>0.247895</text:p>
              </table:table-cell>
              <table:table-cell office:value-type="float" office:value="0.293392">
                <text:p>0.293392</text:p>
              </table:table-cell>
              <table:table-cell office:value-type="float" office:value="0.341122">
                <text:p>0.341122</text:p>
              </table:table-cell>
              <table:table-cell office:value-type="float" office:value="0.381847">
                <text:p>0.381847</text:p>
              </table:table-cell>
              <table:table-cell office:value-type="float" office:value="0.421781">
                <text:p>0.421781</text:p>
              </table:table-cell>
              <table:table-cell office:value-type="float" office:value="0.469881">
                <text:p>0.469881</text:p>
              </table:table-cell>
              <table:table-cell office:value-type="float" office:value="0.498582">
                <text:p>0.498582</text:p>
              </table:table-cell>
              <table:table-cell office:value-type="float" office:value="0.550875">
                <text:p>0.550875</text:p>
              </table:table-cell>
              <table:table-cell office:value-type="float" office:value="0.56705">
                <text:p>0.56705</text:p>
              </table:table-cell>
              <table:table-cell office:value-type="float" office:value="0.612513">
                <text:p>0.612513</text:p>
              </table:table-cell>
              <table:table-cell office:value-type="float" office:value="0.676239">
                <text:p>0.676239</text:p>
              </table:table-cell>
              <table:table-cell office:value-type="float" office:value="0.70688">
                <text:p>0.70688</text:p>
              </table:table-cell>
              <table:table-cell office:value-type="float" office:value="0.732907">
                <text:p>0.732907</text:p>
              </table:table-cell>
              <table:table-cell office:value-type="float" office:value="0.761046">
                <text:p>0.761046</text:p>
              </table:table-cell>
              <table:table-cell office:value-type="float" office:value="0.77665">
                <text:p>0.77665</text:p>
              </table:table-cell>
              <table:table-cell office:value-type="float" office:value="0.789686">
                <text:p>0.789686</text:p>
              </table:table-cell>
              <table:table-cell office:value-type="float" office:value="0.807339">
                <text:p>0.807339</text:p>
              </table:table-cell>
              <table:table-cell office:value-type="float" office:value="0.815596">
                <text:p>0.815596</text:p>
              </table:table-cell>
            </table:table-row>
            <table:table-row>
              <table:table-cell office:value-type="string">
                <text:p>superfast</text:p>
                <draw:g>
                  <svg:desc>crowd_run_2160p50.A17:crowd_run_2160p50.A17</svg:desc>
                </draw:g>
              </table:table-cell>
              <table:table-cell office:value-type="float" office:value="0.191263">
                <text:p>0.191263</text:p>
                <draw:g>
                  <svg:desc>crowd_run_2160p50.B17:crowd_run_2160p50.U17</svg:desc>
                </draw:g>
              </table:table-cell>
              <table:table-cell office:value-type="float" office:value="0.309311">
                <text:p>0.309311</text:p>
              </table:table-cell>
              <table:table-cell office:value-type="float" office:value="0.419273">
                <text:p>0.419273</text:p>
              </table:table-cell>
              <table:table-cell office:value-type="float" office:value="0.487682">
                <text:p>0.487682</text:p>
              </table:table-cell>
              <table:table-cell office:value-type="float" office:value="0.526261">
                <text:p>0.526261</text:p>
              </table:table-cell>
              <table:table-cell office:value-type="float" office:value="0.556483">
                <text:p>0.556483</text:p>
              </table:table-cell>
              <table:table-cell office:value-type="float" office:value="0.584791">
                <text:p>0.584791</text:p>
              </table:table-cell>
              <table:table-cell office:value-type="float" office:value="0.617064">
                <text:p>0.617064</text:p>
              </table:table-cell>
              <table:table-cell office:value-type="float" office:value="0.63977">
                <text:p>0.63977</text:p>
              </table:table-cell>
              <table:table-cell office:value-type="float" office:value="0.665199">
                <text:p>0.665199</text:p>
              </table:table-cell>
              <table:table-cell office:value-type="float" office:value="0.730908">
                <text:p>0.730908</text:p>
              </table:table-cell>
              <table:table-cell office:value-type="float" office:value="0.779086">
                <text:p>0.779086</text:p>
              </table:table-cell>
              <table:table-cell office:value-type="float" office:value="0.814141">
                <text:p>0.814141</text:p>
              </table:table-cell>
              <table:table-cell office:value-type="float" office:value="0.838508">
                <text:p>0.838508</text:p>
              </table:table-cell>
              <table:table-cell office:value-type="float" office:value="0.857088">
                <text:p>0.857088</text:p>
              </table:table-cell>
              <table:table-cell office:value-type="float" office:value="0.871919">
                <text:p>0.871919</text:p>
              </table:table-cell>
              <table:table-cell office:value-type="float" office:value="0.883958">
                <text:p>0.883958</text:p>
              </table:table-cell>
              <table:table-cell office:value-type="float" office:value="0.893897">
                <text:p>0.893897</text:p>
              </table:table-cell>
              <table:table-cell office:value-type="float" office:value="0.902194">
                <text:p>0.902194</text:p>
              </table:table-cell>
              <table:table-cell office:value-type="float" office:value="0.909136">
                <text:p>0.909136</text:p>
              </table:table-cell>
            </table:table-row>
            <table:table-row>
              <table:table-cell office:value-type="string">
                <text:p>veryfast</text:p>
                <draw:g>
                  <svg:desc>crowd_run_2160p50.A18:crowd_run_2160p50.A18</svg:desc>
                </draw:g>
              </table:table-cell>
              <table:table-cell office:value-type="float" office:value="0.16936">
                <text:p>0.16936</text:p>
                <draw:g>
                  <svg:desc>crowd_run_2160p50.B18:crowd_run_2160p50.U18</svg:desc>
                </draw:g>
              </table:table-cell>
              <table:table-cell office:value-type="float" office:value="0.272835">
                <text:p>0.272835</text:p>
              </table:table-cell>
              <table:table-cell office:value-type="float" office:value="0.381151">
                <text:p>0.381151</text:p>
              </table:table-cell>
              <table:table-cell office:value-type="float" office:value="0.464468">
                <text:p>0.464468</text:p>
              </table:table-cell>
              <table:table-cell office:value-type="float" office:value="0.52231">
                <text:p>0.52231</text:p>
              </table:table-cell>
              <table:table-cell office:value-type="float" office:value="0.548566">
                <text:p>0.548566</text:p>
              </table:table-cell>
              <table:table-cell office:value-type="float" office:value="0.571957">
                <text:p>0.571957</text:p>
              </table:table-cell>
              <table:table-cell office:value-type="float" office:value="0.604914">
                <text:p>0.604914</text:p>
              </table:table-cell>
              <table:table-cell office:value-type="float" office:value="0.6322">
                <text:p>0.6322</text:p>
              </table:table-cell>
              <table:table-cell office:value-type="float" office:value="0.658234">
                <text:p>0.658234</text:p>
              </table:table-cell>
              <table:table-cell office:value-type="float" office:value="0.716584">
                <text:p>0.716584</text:p>
              </table:table-cell>
              <table:table-cell office:value-type="float" office:value="0.769553">
                <text:p>0.769553</text:p>
              </table:table-cell>
              <table:table-cell office:value-type="float" office:value="0.805851">
                <text:p>0.805851</text:p>
              </table:table-cell>
              <table:table-cell office:value-type="float" office:value="0.831979">
                <text:p>0.831979</text:p>
              </table:table-cell>
              <table:table-cell office:value-type="float" office:value="0.851553">
                <text:p>0.851553</text:p>
              </table:table-cell>
              <table:table-cell office:value-type="float" office:value="0.865189">
                <text:p>0.865189</text:p>
              </table:table-cell>
              <table:table-cell office:value-type="float" office:value="0.876965">
                <text:p>0.876965</text:p>
              </table:table-cell>
              <table:table-cell office:value-type="float" office:value="0.887221">
                <text:p>0.887221</text:p>
              </table:table-cell>
              <table:table-cell office:value-type="float" office:value="0.895011">
                <text:p>0.895011</text:p>
              </table:table-cell>
              <table:table-cell office:value-type="float" office:value="0.901917">
                <text:p>0.901917</text:p>
              </table:table-cell>
            </table:table-row>
            <table:table-row>
              <table:table-cell office:value-type="string">
                <text:p>faster</text:p>
                <draw:g>
                  <svg:desc>crowd_run_2160p50.A19:crowd_run_2160p50.A19</svg:desc>
                </draw:g>
              </table:table-cell>
              <table:table-cell office:value-type="float" office:value="0.441509">
                <text:p>0.441509</text:p>
                <draw:g>
                  <svg:desc>crowd_run_2160p50.B19:crowd_run_2160p50.U19</svg:desc>
                </draw:g>
              </table:table-cell>
              <table:table-cell office:value-type="float" office:value="0.452454">
                <text:p>0.452454</text:p>
              </table:table-cell>
              <table:table-cell office:value-type="float" office:value="0.460033">
                <text:p>0.460033</text:p>
              </table:table-cell>
              <table:table-cell office:value-type="float" office:value="0.542095">
                <text:p>0.542095</text:p>
              </table:table-cell>
              <table:table-cell office:value-type="float" office:value="0.60494">
                <text:p>0.60494</text:p>
              </table:table-cell>
              <table:table-cell office:value-type="float" office:value="0.638512">
                <text:p>0.638512</text:p>
              </table:table-cell>
              <table:table-cell office:value-type="float" office:value="0.665238">
                <text:p>0.665238</text:p>
              </table:table-cell>
              <table:table-cell office:value-type="float" office:value="0.690719">
                <text:p>0.690719</text:p>
              </table:table-cell>
              <table:table-cell office:value-type="float" office:value="0.707803">
                <text:p>0.707803</text:p>
              </table:table-cell>
              <table:table-cell office:value-type="float" office:value="0.720966">
                <text:p>0.720966</text:p>
              </table:table-cell>
              <table:table-cell office:value-type="float" office:value="0.748477">
                <text:p>0.748477</text:p>
              </table:table-cell>
              <table:table-cell office:value-type="float" office:value="0.780086">
                <text:p>0.780086</text:p>
              </table:table-cell>
              <table:table-cell office:value-type="float" office:value="0.808407">
                <text:p>0.808407</text:p>
              </table:table-cell>
              <table:table-cell office:value-type="float" office:value="0.833761">
                <text:p>0.833761</text:p>
              </table:table-cell>
              <table:table-cell office:value-type="float" office:value="0.855521">
                <text:p>0.855521</text:p>
              </table:table-cell>
              <table:table-cell office:value-type="float" office:value="0.872162">
                <text:p>0.872162</text:p>
              </table:table-cell>
              <table:table-cell office:value-type="float" office:value="0.884664">
                <text:p>0.884664</text:p>
              </table:table-cell>
              <table:table-cell office:value-type="float" office:value="0.89447">
                <text:p>0.89447</text:p>
              </table:table-cell>
              <table:table-cell office:value-type="float" office:value="0.902836">
                <text:p>0.902836</text:p>
              </table:table-cell>
              <table:table-cell office:value-type="float" office:value="0.909873">
                <text:p>0.909873</text:p>
              </table:table-cell>
            </table:table-row>
            <table:table-row>
              <table:table-cell office:value-type="string">
                <text:p>fast</text:p>
                <draw:g>
                  <svg:desc>crowd_run_2160p50.A20:crowd_run_2160p50.A20</svg:desc>
                </draw:g>
              </table:table-cell>
              <table:table-cell office:value-type="float" office:value="0.330085">
                <text:p>0.330085</text:p>
                <draw:g>
                  <svg:desc>crowd_run_2160p50.B20:crowd_run_2160p50.U20</svg:desc>
                </draw:g>
              </table:table-cell>
              <table:table-cell office:value-type="float" office:value="0.348539">
                <text:p>0.348539</text:p>
              </table:table-cell>
              <table:table-cell office:value-type="float" office:value="0.39434">
                <text:p>0.39434</text:p>
              </table:table-cell>
              <table:table-cell office:value-type="float" office:value="0.501405">
                <text:p>0.501405</text:p>
              </table:table-cell>
              <table:table-cell office:value-type="float" office:value="0.569983">
                <text:p>0.569983</text:p>
              </table:table-cell>
              <table:table-cell office:value-type="float" office:value="0.616801">
                <text:p>0.616801</text:p>
              </table:table-cell>
              <table:table-cell office:value-type="float" office:value="0.647169">
                <text:p>0.647169</text:p>
              </table:table-cell>
              <table:table-cell office:value-type="float" office:value="0.683542">
                <text:p>0.683542</text:p>
              </table:table-cell>
              <table:table-cell office:value-type="float" office:value="0.706821">
                <text:p>0.706821</text:p>
              </table:table-cell>
              <table:table-cell office:value-type="float" office:value="0.727853">
                <text:p>0.727853</text:p>
              </table:table-cell>
              <table:table-cell office:value-type="float" office:value="0.770548">
                <text:p>0.770548</text:p>
              </table:table-cell>
              <table:table-cell office:value-type="float" office:value="0.803385">
                <text:p>0.803385</text:p>
              </table:table-cell>
              <table:table-cell office:value-type="float" office:value="0.827536">
                <text:p>0.827536</text:p>
              </table:table-cell>
              <table:table-cell office:value-type="float" office:value="0.848641">
                <text:p>0.848641</text:p>
              </table:table-cell>
              <table:table-cell office:value-type="float" office:value="0.866216">
                <text:p>0.866216</text:p>
              </table:table-cell>
              <table:table-cell office:value-type="float" office:value="0.879424">
                <text:p>0.879424</text:p>
              </table:table-cell>
              <table:table-cell office:value-type="float" office:value="0.890768">
                <text:p>0.890768</text:p>
              </table:table-cell>
              <table:table-cell office:value-type="float" office:value="0.899112">
                <text:p>0.899112</text:p>
              </table:table-cell>
              <table:table-cell office:value-type="float" office:value="0.906566">
                <text:p>0.906566</text:p>
              </table:table-cell>
              <table:table-cell office:value-type="float" office:value="0.912558">
                <text:p>0.912558</text:p>
              </table:table-cell>
            </table:table-row>
            <table:table-row>
              <table:table-cell office:value-type="string">
                <text:p>medium</text:p>
                <draw:g>
                  <svg:desc>crowd_run_2160p50.A21:crowd_run_2160p50.A21</svg:desc>
                </draw:g>
              </table:table-cell>
              <table:table-cell office:value-type="float" office:value="0.323254">
                <text:p>0.323254</text:p>
                <draw:g>
                  <svg:desc>crowd_run_2160p50.B21:crowd_run_2160p50.U21</svg:desc>
                </draw:g>
              </table:table-cell>
              <table:table-cell office:value-type="float" office:value="0.372877">
                <text:p>0.372877</text:p>
              </table:table-cell>
              <table:table-cell office:value-type="float" office:value="0.498184">
                <text:p>0.498184</text:p>
              </table:table-cell>
              <table:table-cell office:value-type="float" office:value="0.546904">
                <text:p>0.546904</text:p>
              </table:table-cell>
              <table:table-cell office:value-type="float" office:value="0.604473">
                <text:p>0.604473</text:p>
              </table:table-cell>
              <table:table-cell office:value-type="float" office:value="0.650191">
                <text:p>0.650191</text:p>
              </table:table-cell>
              <table:table-cell office:value-type="float" office:value="0.681281">
                <text:p>0.681281</text:p>
              </table:table-cell>
              <table:table-cell office:value-type="float" office:value="0.708028">
                <text:p>0.708028</text:p>
              </table:table-cell>
              <table:table-cell office:value-type="float" office:value="0.73232">
                <text:p>0.73232</text:p>
              </table:table-cell>
              <table:table-cell office:value-type="float" office:value="0.753306">
                <text:p>0.753306</text:p>
              </table:table-cell>
              <table:table-cell office:value-type="float" office:value="0.790846">
                <text:p>0.790846</text:p>
              </table:table-cell>
              <table:table-cell office:value-type="float" office:value="0.81831">
                <text:p>0.81831</text:p>
              </table:table-cell>
              <table:table-cell office:value-type="float" office:value="0.841475">
                <text:p>0.841475</text:p>
              </table:table-cell>
              <table:table-cell office:value-type="float" office:value="0.859777">
                <text:p>0.859777</text:p>
              </table:table-cell>
              <table:table-cell office:value-type="float" office:value="0.874379">
                <text:p>0.874379</text:p>
              </table:table-cell>
              <table:table-cell office:value-type="float" office:value="0.885937">
                <text:p>0.885937</text:p>
              </table:table-cell>
              <table:table-cell office:value-type="float" office:value="0.895461">
                <text:p>0.895461</text:p>
              </table:table-cell>
              <table:table-cell office:value-type="float" office:value="0.902898">
                <text:p>0.902898</text:p>
              </table:table-cell>
              <table:table-cell office:value-type="float" office:value="0.909527">
                <text:p>0.909527</text:p>
              </table:table-cell>
              <table:table-cell office:value-type="float" office:value="0.915281">
                <text:p>0.915281</text:p>
              </table:table-cell>
            </table:table-row>
            <table:table-row>
              <table:table-cell office:value-type="string">
                <text:p>slow</text:p>
                <draw:g>
                  <svg:desc>crowd_run_2160p50.A22:crowd_run_2160p50.A22</svg:desc>
                </draw:g>
              </table:table-cell>
              <table:table-cell office:value-type="float" office:value="0.321042">
                <text:p>0.321042</text:p>
                <draw:g>
                  <svg:desc>crowd_run_2160p50.B22:crowd_run_2160p50.U22</svg:desc>
                </draw:g>
              </table:table-cell>
              <table:table-cell office:value-type="float" office:value="0.37244">
                <text:p>0.37244</text:p>
              </table:table-cell>
              <table:table-cell office:value-type="float" office:value="0.481997">
                <text:p>0.481997</text:p>
              </table:table-cell>
              <table:table-cell office:value-type="float" office:value="0.543376">
                <text:p>0.543376</text:p>
              </table:table-cell>
              <table:table-cell office:value-type="float" office:value="0.600573">
                <text:p>0.600573</text:p>
              </table:table-cell>
              <table:table-cell office:value-type="float" office:value="0.643649">
                <text:p>0.643649</text:p>
              </table:table-cell>
              <table:table-cell office:value-type="float" office:value="0.678224">
                <text:p>0.678224</text:p>
              </table:table-cell>
              <table:table-cell office:value-type="float" office:value="0.703128">
                <text:p>0.703128</text:p>
              </table:table-cell>
              <table:table-cell office:value-type="float" office:value="0.728826">
                <text:p>0.728826</text:p>
              </table:table-cell>
              <table:table-cell office:value-type="float" office:value="0.751826">
                <text:p>0.751826</text:p>
              </table:table-cell>
              <table:table-cell office:value-type="float" office:value="0.789286">
                <text:p>0.789286</text:p>
              </table:table-cell>
              <table:table-cell office:value-type="float" office:value="0.818513">
                <text:p>0.818513</text:p>
              </table:table-cell>
              <table:table-cell office:value-type="float" office:value="0.843599">
                <text:p>0.843599</text:p>
              </table:table-cell>
              <table:table-cell office:value-type="float" office:value="0.861753">
                <text:p>0.861753</text:p>
              </table:table-cell>
              <table:table-cell office:value-type="float" office:value="0.875346">
                <text:p>0.875346</text:p>
              </table:table-cell>
              <table:table-cell office:value-type="float" office:value="0.886074">
                <text:p>0.886074</text:p>
              </table:table-cell>
              <table:table-cell office:value-type="float" office:value="0.895369">
                <text:p>0.895369</text:p>
              </table:table-cell>
              <table:table-cell office:value-type="float" office:value="0.902824">
                <text:p>0.902824</text:p>
              </table:table-cell>
              <table:table-cell office:value-type="float" office:value="0.90884">
                <text:p>0.90884</text:p>
              </table:table-cell>
              <table:table-cell office:value-type="float" office:value="0.914712">
                <text:p>0.914712</text:p>
              </table:table-cell>
            </table:table-row>
            <table:table-row>
              <table:table-cell office:value-type="string">
                <text:p>slower</text:p>
                <draw:g>
                  <svg:desc>crowd_run_2160p50.A23:crowd_run_2160p50.A23</svg:desc>
                </draw:g>
              </table:table-cell>
              <table:table-cell office:value-type="float" office:value="0.440171">
                <text:p>0.440171</text:p>
                <draw:g>
                  <svg:desc>crowd_run_2160p50.B23:crowd_run_2160p50.U23</svg:desc>
                </draw:g>
              </table:table-cell>
              <table:table-cell office:value-type="float" office:value="0.454335">
                <text:p>0.454335</text:p>
              </table:table-cell>
              <table:table-cell office:value-type="float" office:value="0.490409">
                <text:p>0.490409</text:p>
              </table:table-cell>
              <table:table-cell office:value-type="float" office:value="0.543783">
                <text:p>0.543783</text:p>
              </table:table-cell>
              <table:table-cell office:value-type="float" office:value="0.59742">
                <text:p>0.59742</text:p>
              </table:table-cell>
              <table:table-cell office:value-type="float" office:value="0.646545">
                <text:p>0.646545</text:p>
              </table:table-cell>
              <table:table-cell office:value-type="float" office:value="0.685102">
                <text:p>0.685102</text:p>
              </table:table-cell>
              <table:table-cell office:value-type="float" office:value="0.716229">
                <text:p>0.716229</text:p>
              </table:table-cell>
              <table:table-cell office:value-type="float" office:value="0.743115">
                <text:p>0.743115</text:p>
              </table:table-cell>
              <table:table-cell office:value-type="float" office:value="0.763436">
                <text:p>0.763436</text:p>
              </table:table-cell>
              <table:table-cell office:value-type="float" office:value="0.80174">
                <text:p>0.80174</text:p>
              </table:table-cell>
              <table:table-cell office:value-type="float" office:value="0.829468">
                <text:p>0.829468</text:p>
              </table:table-cell>
              <table:table-cell office:value-type="float" office:value="0.850972">
                <text:p>0.850972</text:p>
              </table:table-cell>
              <table:table-cell office:value-type="float" office:value="0.868026">
                <text:p>0.868026</text:p>
              </table:table-cell>
              <table:table-cell office:value-type="float" office:value="0.881908">
                <text:p>0.881908</text:p>
              </table:table-cell>
              <table:table-cell office:value-type="float" office:value="0.892308">
                <text:p>0.892308</text:p>
              </table:table-cell>
              <table:table-cell office:value-type="float" office:value="0.900745">
                <text:p>0.900745</text:p>
              </table:table-cell>
              <table:table-cell office:value-type="float" office:value="0.907224">
                <text:p>0.907224</text:p>
              </table:table-cell>
              <table:table-cell office:value-type="float" office:value="0.913809">
                <text:p>0.913809</text:p>
              </table:table-cell>
              <table:table-cell office:value-type="float" office:value="0.918752">
                <text:p>0.918752</text:p>
              </table:table-cell>
            </table:table-row>
            <table:table-row>
              <table:table-cell office:value-type="string">
                <text:p>veryslow</text:p>
                <draw:g>
                  <svg:desc>crowd_run_2160p50.A24:crowd_run_2160p50.A24</svg:desc>
                </draw:g>
              </table:table-cell>
              <table:table-cell office:value-type="float" office:value="0.452848">
                <text:p>0.452848</text:p>
                <draw:g>
                  <svg:desc>crowd_run_2160p50.B24:crowd_run_2160p50.U24</svg:desc>
                </draw:g>
              </table:table-cell>
              <table:table-cell office:value-type="float" office:value="0.466464">
                <text:p>0.466464</text:p>
              </table:table-cell>
              <table:table-cell office:value-type="float" office:value="0.495888">
                <text:p>0.495888</text:p>
              </table:table-cell>
              <table:table-cell office:value-type="float" office:value="0.547459">
                <text:p>0.547459</text:p>
              </table:table-cell>
              <table:table-cell office:value-type="float" office:value="0.602533">
                <text:p>0.602533</text:p>
              </table:table-cell>
              <table:table-cell office:value-type="float" office:value="0.647525">
                <text:p>0.647525</text:p>
              </table:table-cell>
              <table:table-cell office:value-type="float" office:value="0.682381">
                <text:p>0.682381</text:p>
              </table:table-cell>
              <table:table-cell office:value-type="float" office:value="0.714601">
                <text:p>0.714601</text:p>
              </table:table-cell>
              <table:table-cell office:value-type="float" office:value="0.743835">
                <text:p>0.743835</text:p>
              </table:table-cell>
              <table:table-cell office:value-type="float" office:value="0.767317">
                <text:p>0.767317</text:p>
              </table:table-cell>
              <table:table-cell office:value-type="float" office:value="0.807732">
                <text:p>0.807732</text:p>
              </table:table-cell>
              <table:table-cell office:value-type="float" office:value="0.836796">
                <text:p>0.836796</text:p>
              </table:table-cell>
              <table:table-cell office:value-type="float" office:value="0.857593">
                <text:p>0.857593</text:p>
              </table:table-cell>
              <table:table-cell office:value-type="float" office:value="0.874102">
                <text:p>0.874102</text:p>
              </table:table-cell>
              <table:table-cell office:value-type="float" office:value="0.885808">
                <text:p>0.885808</text:p>
              </table:table-cell>
              <table:table-cell office:value-type="float" office:value="0.896855">
                <text:p>0.896855</text:p>
              </table:table-cell>
              <table:table-cell office:value-type="float" office:value="0.904788">
                <text:p>0.904788</text:p>
              </table:table-cell>
              <table:table-cell office:value-type="float" office:value="0.911664">
                <text:p>0.911664</text:p>
              </table:table-cell>
              <table:table-cell office:value-type="float" office:value="0.917491">
                <text:p>0.917491</text:p>
              </table:table-cell>
              <table:table-cell office:value-type="float" office:value="0.922379">
                <text:p>0.922379</text:p>
              </table:table-cell>
            </table:table-row>
            <table:table-row>
              <table:table-cell office:value-type="string">
                <text:p>placebo</text:p>
                <draw:g>
                  <svg:desc>crowd_run_2160p50.A25:crowd_run_2160p50.A25</svg:desc>
                </draw:g>
              </table:table-cell>
              <table:table-cell office:value-type="float" office:value="0.115519">
                <text:p>0.115519</text:p>
                <draw:g>
                  <svg:desc>crowd_run_2160p50.B25:crowd_run_2160p50.U25</svg:desc>
                </draw:g>
              </table:table-cell>
              <table:table-cell office:value-type="float" office:value="0.182638">
                <text:p>0.182638</text:p>
              </table:table-cell>
              <table:table-cell office:value-type="float" office:value="0.275368">
                <text:p>0.275368</text:p>
              </table:table-cell>
              <table:table-cell office:value-type="float" office:value="0.400828">
                <text:p>0.400828</text:p>
              </table:table-cell>
              <table:table-cell office:value-type="float" office:value="0.526037">
                <text:p>0.526037</text:p>
              </table:table-cell>
              <table:table-cell office:value-type="float" office:value="0.596823">
                <text:p>0.596823</text:p>
              </table:table-cell>
              <table:table-cell office:value-type="float" office:value="0.64531">
                <text:p>0.64531</text:p>
              </table:table-cell>
              <table:table-cell office:value-type="float" office:value="0.679176">
                <text:p>0.679176</text:p>
              </table:table-cell>
              <table:table-cell office:value-type="float" office:value="0.710652">
                <text:p>0.710652</text:p>
              </table:table-cell>
              <table:table-cell office:value-type="float" office:value="0.736634">
                <text:p>0.736634</text:p>
              </table:table-cell>
              <table:table-cell office:value-type="float" office:value="0.784832">
                <text:p>0.784832</text:p>
              </table:table-cell>
              <table:table-cell office:value-type="float" office:value="0.821335">
                <text:p>0.821335</text:p>
              </table:table-cell>
              <table:table-cell office:value-type="float" office:value="0.847954">
                <text:p>0.847954</text:p>
              </table:table-cell>
              <table:table-cell office:value-type="float" office:value="0.867698">
                <text:p>0.867698</text:p>
              </table:table-cell>
              <table:table-cell office:value-type="float" office:value="0.883177">
                <text:p>0.883177</text:p>
              </table:table-cell>
              <table:table-cell office:value-type="float" office:value="0.894923">
                <text:p>0.894923</text:p>
              </table:table-cell>
              <table:table-cell office:value-type="float" office:value="0.904217">
                <text:p>0.904217</text:p>
              </table:table-cell>
              <table:table-cell office:value-type="float" office:value="0.91161">
                <text:p>0.91161</text:p>
              </table:table-cell>
              <table:table-cell office:value-type="float" office:value="0.917679">
                <text:p>0.917679</text:p>
              </table:table-cell>
              <table:table-cell office:value-type="float" office:value="0.922972">
                <text:p>0.9229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7cm" svg:y="1.96cm" style:legend-expansion="high" chart:style-name="ch2"/>
        <chart:plot-area chart:style-name="ch3" table:cell-range-address="crowd_run_2160p50.B27:crowd_run_2160p50.U37 crowd_run_2160p50.A28:crowd_run_2160p50.A37" chart:data-source-has-labels="column" svg:x="0.32cm" svg:y="0.18cm" svg:width="12.587cm" svg:height="8.64cm">
          <chartooo:coordinate-region svg:x="0.941cm" svg:y="0.379cm" svg:width="11.50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rowd_run_2160p50.B28:crowd_run_2160p50.U28" chart:label-cell-address="crowd_run_2160p50.A28:crowd_run_2160p50.A28" chart:class="chart:scatter">
            <chart:domain table:cell-range-address="crowd_run_2160p50.B27:crowd_run_2160p50.U27"/>
            <chart:data-point chart:repeated="20"/>
          </chart:series>
          <chart:series chart:style-name="ch7" chart:values-cell-range-address="crowd_run_2160p50.B29:crowd_run_2160p50.U29" chart:label-cell-address="crowd_run_2160p50.A29:crowd_run_2160p50.A29" chart:class="chart:scatter">
            <chart:data-point chart:repeated="20"/>
          </chart:series>
          <chart:series chart:style-name="ch8" chart:values-cell-range-address="crowd_run_2160p50.B30:crowd_run_2160p50.U30" chart:label-cell-address="crowd_run_2160p50.A30:crowd_run_2160p50.A30" chart:class="chart:scatter">
            <chart:data-point chart:repeated="20"/>
          </chart:series>
          <chart:series chart:style-name="ch9" chart:values-cell-range-address="crowd_run_2160p50.B31:crowd_run_2160p50.U31" chart:label-cell-address="crowd_run_2160p50.A31:crowd_run_2160p50.A31" chart:class="chart:scatter">
            <chart:data-point chart:repeated="20"/>
          </chart:series>
          <chart:series chart:style-name="ch10" chart:values-cell-range-address="crowd_run_2160p50.B32:crowd_run_2160p50.U32" chart:label-cell-address="crowd_run_2160p50.A32:crowd_run_2160p50.A32" chart:class="chart:scatter">
            <chart:data-point chart:repeated="20"/>
          </chart:series>
          <chart:series chart:style-name="ch11" chart:values-cell-range-address="crowd_run_2160p50.B33:crowd_run_2160p50.U33" chart:label-cell-address="crowd_run_2160p50.A33:crowd_run_2160p50.A33" chart:class="chart:scatter">
            <chart:data-point chart:repeated="20"/>
          </chart:series>
          <chart:series chart:style-name="ch12" chart:values-cell-range-address="crowd_run_2160p50.B34:crowd_run_2160p50.U34" chart:label-cell-address="crowd_run_2160p50.A34:crowd_run_2160p50.A34" chart:class="chart:scatter">
            <chart:data-point chart:repeated="20"/>
          </chart:series>
          <chart:series chart:style-name="ch13" chart:values-cell-range-address="crowd_run_2160p50.B35:crowd_run_2160p50.U35" chart:label-cell-address="crowd_run_2160p50.A35:crowd_run_2160p50.A35" chart:class="chart:scatter">
            <chart:data-point chart:repeated="20"/>
          </chart:series>
          <chart:series chart:style-name="ch14" chart:values-cell-range-address="crowd_run_2160p50.B36:crowd_run_2160p50.U36" chart:label-cell-address="crowd_run_2160p50.A36:crowd_run_2160p50.A36" chart:class="chart:scatter">
            <chart:data-point chart:repeated="20"/>
          </chart:series>
          <chart:series chart:style-name="ch15" chart:values-cell-range-address="crowd_run_2160p50.B37:crowd_run_2160p50.U37" chart:label-cell-address="crowd_run_2160p50.A37:crowd_run_2160p50.A37" chart:class="chart:scatter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crowd_run_2160p50.B27:crowd_run_2160p50.U27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ultrafast</text:p>
                <draw:g>
                  <svg:desc>crowd_run_2160p50.A28:crowd_run_2160p50.A28</svg:desc>
                </draw:g>
              </table:table-cell>
              <table:table-cell office:value-type="float" office:value="0">
                <text:p>0</text:p>
                <draw:g>
                  <svg:desc>crowd_run_2160p50.B28:crowd_run_2160p50.U28</svg:desc>
                </draw:g>
              </table:table-cell>
              <table:table-cell office:value-type="float" office:value="0.030749">
                <text:p>0.030749</text:p>
              </table:table-cell>
              <table:table-cell office:value-type="float" office:value="0.125905">
                <text:p>0.125905</text:p>
              </table:table-cell>
              <table:table-cell office:value-type="float" office:value="0.216115">
                <text:p>0.216115</text:p>
              </table:table-cell>
              <table:table-cell office:value-type="float" office:value="0.801735">
                <text:p>0.801735</text:p>
              </table:table-cell>
              <table:table-cell office:value-type="float" office:value="1.64969">
                <text:p>1.64969</text:p>
              </table:table-cell>
              <table:table-cell office:value-type="float" office:value="3.363273">
                <text:p>3.363273</text:p>
              </table:table-cell>
              <table:table-cell office:value-type="float" office:value="6.407651">
                <text:p>6.407651</text:p>
              </table:table-cell>
              <table:table-cell office:value-type="float" office:value="9.304426">
                <text:p>9.304426</text:p>
              </table:table-cell>
              <table:table-cell office:value-type="float" office:value="14.306496">
                <text:p>14.306496</text:p>
              </table:table-cell>
              <table:table-cell office:value-type="float" office:value="14.602325">
                <text:p>14.602325</text:p>
              </table:table-cell>
              <table:table-cell office:value-type="float" office:value="16.137115">
                <text:p>16.137115</text:p>
              </table:table-cell>
              <table:table-cell office:value-type="float" office:value="25.631963">
                <text:p>25.631963</text:p>
              </table:table-cell>
              <table:table-cell office:value-type="float" office:value="29.886827">
                <text:p>29.886827</text:p>
              </table:table-cell>
              <table:table-cell office:value-type="float" office:value="33.842297">
                <text:p>33.842297</text:p>
              </table:table-cell>
              <table:table-cell office:value-type="float" office:value="37.875212">
                <text:p>37.875212</text:p>
              </table:table-cell>
              <table:table-cell office:value-type="float" office:value="39.848761">
                <text:p>39.848761</text:p>
              </table:table-cell>
              <table:table-cell office:value-type="float" office:value="41.864114">
                <text:p>41.864114</text:p>
              </table:table-cell>
              <table:table-cell office:value-type="float" office:value="44.593274">
                <text:p>44.593274</text:p>
              </table:table-cell>
              <table:table-cell office:value-type="float" office:value="46.291618">
                <text:p>46.291618</text:p>
              </table:table-cell>
            </table:table-row>
            <table:table-row>
              <table:table-cell office:value-type="string">
                <text:p>superfast</text:p>
                <draw:g>
                  <svg:desc>crowd_run_2160p50.A29:crowd_run_2160p50.A29</svg:desc>
                </draw:g>
              </table:table-cell>
              <table:table-cell office:value-type="float" office:value="0">
                <text:p>0</text:p>
                <draw:g>
                  <svg:desc>crowd_run_2160p50.B29:crowd_run_2160p50.U29</svg:desc>
                </draw:g>
              </table:table-cell>
              <table:table-cell office:value-type="float" office:value="0.029394">
                <text:p>0.029394</text:p>
              </table:table-cell>
              <table:table-cell office:value-type="float" office:value="0.320557">
                <text:p>0.320557</text:p>
              </table:table-cell>
              <table:table-cell office:value-type="float" office:value="0.739018">
                <text:p>0.739018</text:p>
              </table:table-cell>
              <table:table-cell office:value-type="float" office:value="1.806556">
                <text:p>1.806556</text:p>
              </table:table-cell>
              <table:table-cell office:value-type="float" office:value="3.342649">
                <text:p>3.342649</text:p>
              </table:table-cell>
              <table:table-cell office:value-type="float" office:value="5.856049">
                <text:p>5.856049</text:p>
              </table:table-cell>
              <table:table-cell office:value-type="float" office:value="5.716255">
                <text:p>5.716255</text:p>
              </table:table-cell>
              <table:table-cell office:value-type="float" office:value="6.038164">
                <text:p>6.038164</text:p>
              </table:table-cell>
              <table:table-cell office:value-type="float" office:value="6.409228">
                <text:p>6.409228</text:p>
              </table:table-cell>
              <table:table-cell office:value-type="float" office:value="10.948153">
                <text:p>10.948153</text:p>
              </table:table-cell>
              <table:table-cell office:value-type="float" office:value="17.229559">
                <text:p>17.229559</text:p>
              </table:table-cell>
              <table:table-cell office:value-type="float" office:value="23.084702">
                <text:p>23.084702</text:p>
              </table:table-cell>
              <table:table-cell office:value-type="float" office:value="28.243674">
                <text:p>28.243674</text:p>
              </table:table-cell>
              <table:table-cell office:value-type="float" office:value="32.718335">
                <text:p>32.718335</text:p>
              </table:table-cell>
              <table:table-cell office:value-type="float" office:value="36.583414">
                <text:p>36.583414</text:p>
              </table:table-cell>
              <table:table-cell office:value-type="float" office:value="40.154033">
                <text:p>40.154033</text:p>
              </table:table-cell>
              <table:table-cell office:value-type="float" office:value="43.411418">
                <text:p>43.411418</text:p>
              </table:table-cell>
              <table:table-cell office:value-type="float" office:value="46.339494">
                <text:p>46.339494</text:p>
              </table:table-cell>
              <table:table-cell office:value-type="float" office:value="48.974831">
                <text:p>48.974831</text:p>
              </table:table-cell>
            </table:table-row>
            <table:table-row>
              <table:table-cell office:value-type="string">
                <text:p>veryfast</text:p>
                <draw:g>
                  <svg:desc>crowd_run_2160p50.A30:crowd_run_2160p50.A30</svg:desc>
                </draw:g>
              </table:table-cell>
              <table:table-cell office:value-type="float" office:value="0.124062">
                <text:p>0.124062</text:p>
                <draw:g>
                  <svg:desc>crowd_run_2160p50.B30:crowd_run_2160p50.U30</svg:desc>
                </draw:g>
              </table:table-cell>
              <table:table-cell office:value-type="float" office:value="0.207535">
                <text:p>0.207535</text:p>
              </table:table-cell>
              <table:table-cell office:value-type="float" office:value="0.457339">
                <text:p>0.457339</text:p>
              </table:table-cell>
              <table:table-cell office:value-type="float" office:value="0.971823">
                <text:p>0.971823</text:p>
              </table:table-cell>
              <table:table-cell office:value-type="float" office:value="1.932004">
                <text:p>1.932004</text:p>
              </table:table-cell>
              <table:table-cell office:value-type="float" office:value="3.294946">
                <text:p>3.294946</text:p>
              </table:table-cell>
              <table:table-cell office:value-type="float" office:value="6.473397">
                <text:p>6.473397</text:p>
              </table:table-cell>
              <table:table-cell office:value-type="float" office:value="7.148888">
                <text:p>7.148888</text:p>
              </table:table-cell>
              <table:table-cell office:value-type="float" office:value="7.558233">
                <text:p>7.558233</text:p>
              </table:table-cell>
              <table:table-cell office:value-type="float" office:value="8.382052">
                <text:p>8.382052</text:p>
              </table:table-cell>
              <table:table-cell office:value-type="float" office:value="11.762034">
                <text:p>11.762034</text:p>
              </table:table-cell>
              <table:table-cell office:value-type="float" office:value="17.138337">
                <text:p>17.138337</text:p>
              </table:table-cell>
              <table:table-cell office:value-type="float" office:value="22.730941">
                <text:p>22.730941</text:p>
              </table:table-cell>
              <table:table-cell office:value-type="float" office:value="27.848254">
                <text:p>27.848254</text:p>
              </table:table-cell>
              <table:table-cell office:value-type="float" office:value="32.202741">
                <text:p>32.202741</text:p>
              </table:table-cell>
              <table:table-cell office:value-type="float" office:value="36.088109">
                <text:p>36.088109</text:p>
              </table:table-cell>
              <table:table-cell office:value-type="float" office:value="39.468949">
                <text:p>39.468949</text:p>
              </table:table-cell>
              <table:table-cell office:value-type="float" office:value="42.590385">
                <text:p>42.590385</text:p>
              </table:table-cell>
              <table:table-cell office:value-type="float" office:value="45.385513">
                <text:p>45.385513</text:p>
              </table:table-cell>
              <table:table-cell office:value-type="float" office:value="47.772266">
                <text:p>47.772266</text:p>
              </table:table-cell>
            </table:table-row>
            <table:table-row>
              <table:table-cell office:value-type="string">
                <text:p>faster</text:p>
                <draw:g>
                  <svg:desc>crowd_run_2160p50.A31:crowd_run_2160p50.A31</svg:desc>
                </draw:g>
              </table:table-cell>
              <table:table-cell office:value-type="float" office:value="0">
                <text:p>0</text:p>
                <draw:g>
                  <svg:desc>crowd_run_2160p50.B31:crowd_run_2160p50.U31</svg:desc>
                </draw:g>
              </table:table-cell>
              <table:table-cell office:value-type="float" office:value="0.236359">
                <text:p>0.236359</text:p>
              </table:table-cell>
              <table:table-cell office:value-type="float" office:value="0.609184">
                <text:p>0.609184</text:p>
              </table:table-cell>
              <table:table-cell office:value-type="float" office:value="0.925751">
                <text:p>0.925751</text:p>
              </table:table-cell>
              <table:table-cell office:value-type="float" office:value="1.230946">
                <text:p>1.230946</text:p>
              </table:table-cell>
              <table:table-cell office:value-type="float" office:value="1.640176">
                <text:p>1.640176</text:p>
              </table:table-cell>
              <table:table-cell office:value-type="float" office:value="2.562919">
                <text:p>2.562919</text:p>
              </table:table-cell>
              <table:table-cell office:value-type="float" office:value="4.457747">
                <text:p>4.457747</text:p>
              </table:table-cell>
              <table:table-cell office:value-type="float" office:value="7.065087">
                <text:p>7.065087</text:p>
              </table:table-cell>
              <table:table-cell office:value-type="float" office:value="10.051473">
                <text:p>10.051473</text:p>
              </table:table-cell>
              <table:table-cell office:value-type="float" office:value="15.777923">
                <text:p>15.777923</text:p>
              </table:table-cell>
              <table:table-cell office:value-type="float" office:value="20.753822">
                <text:p>20.753822</text:p>
              </table:table-cell>
              <table:table-cell office:value-type="float" office:value="25.742965">
                <text:p>25.742965</text:p>
              </table:table-cell>
              <table:table-cell office:value-type="float" office:value="30.752131">
                <text:p>30.752131</text:p>
              </table:table-cell>
              <table:table-cell office:value-type="float" office:value="35.684279">
                <text:p>35.684279</text:p>
              </table:table-cell>
              <table:table-cell office:value-type="float" office:value="40.290683">
                <text:p>40.290683</text:p>
              </table:table-cell>
              <table:table-cell office:value-type="float" office:value="44.28191">
                <text:p>44.28191</text:p>
              </table:table-cell>
              <table:table-cell office:value-type="float" office:value="47.776104">
                <text:p>47.776104</text:p>
              </table:table-cell>
              <table:table-cell office:value-type="float" office:value="50.831887">
                <text:p>50.831887</text:p>
              </table:table-cell>
              <table:table-cell office:value-type="float" office:value="53.564796">
                <text:p>53.564796</text:p>
              </table:table-cell>
            </table:table-row>
            <table:table-row>
              <table:table-cell office:value-type="string">
                <text:p>fast</text:p>
                <draw:g>
                  <svg:desc>crowd_run_2160p50.A32:crowd_run_2160p50.A32</svg:desc>
                </draw:g>
              </table:table-cell>
              <table:table-cell office:value-type="float" office:value="0">
                <text:p>0</text:p>
                <draw:g>
                  <svg:desc>crowd_run_2160p50.B32:crowd_run_2160p50.U32</svg:desc>
                </draw:g>
              </table:table-cell>
              <table:table-cell office:value-type="float" office:value="0.278005">
                <text:p>0.278005</text:p>
              </table:table-cell>
              <table:table-cell office:value-type="float" office:value="0.640475">
                <text:p>0.640475</text:p>
              </table:table-cell>
              <table:table-cell office:value-type="float" office:value="0.957668">
                <text:p>0.957668</text:p>
              </table:table-cell>
              <table:table-cell office:value-type="float" office:value="1.256477">
                <text:p>1.256477</text:p>
              </table:table-cell>
              <table:table-cell office:value-type="float" office:value="1.569501">
                <text:p>1.569501</text:p>
              </table:table-cell>
              <table:table-cell office:value-type="float" office:value="2.267925">
                <text:p>2.267925</text:p>
              </table:table-cell>
              <table:table-cell office:value-type="float" office:value="4.425578">
                <text:p>4.425578</text:p>
              </table:table-cell>
              <table:table-cell office:value-type="float" office:value="8.567887">
                <text:p>8.567887</text:p>
              </table:table-cell>
              <table:table-cell office:value-type="float" office:value="12.954239">
                <text:p>12.954239</text:p>
              </table:table-cell>
              <table:table-cell office:value-type="float" office:value="19.688397">
                <text:p>19.688397</text:p>
              </table:table-cell>
              <table:table-cell office:value-type="float" office:value="24.839087">
                <text:p>24.839087</text:p>
              </table:table-cell>
              <table:table-cell office:value-type="float" office:value="29.638154">
                <text:p>29.638154</text:p>
              </table:table-cell>
              <table:table-cell office:value-type="float" office:value="34.311339">
                <text:p>34.311339</text:p>
              </table:table-cell>
              <table:table-cell office:value-type="float" office:value="38.690848">
                <text:p>38.690848</text:p>
              </table:table-cell>
              <table:table-cell office:value-type="float" office:value="42.728465">
                <text:p>42.728465</text:p>
              </table:table-cell>
              <table:table-cell office:value-type="float" office:value="46.388152">
                <text:p>46.388152</text:p>
              </table:table-cell>
              <table:table-cell office:value-type="float" office:value="49.470543">
                <text:p>49.470543</text:p>
              </table:table-cell>
              <table:table-cell office:value-type="float" office:value="52.312502">
                <text:p>52.312502</text:p>
              </table:table-cell>
              <table:table-cell office:value-type="float" office:value="54.793598">
                <text:p>54.793598</text:p>
              </table:table-cell>
            </table:table-row>
            <table:table-row>
              <table:table-cell office:value-type="string">
                <text:p>medium</text:p>
                <draw:g>
                  <svg:desc>crowd_run_2160p50.A33:crowd_run_2160p50.A33</svg:desc>
                </draw:g>
              </table:table-cell>
              <table:table-cell office:value-type="float" office:value="0">
                <text:p>0</text:p>
                <draw:g>
                  <svg:desc>crowd_run_2160p50.B33:crowd_run_2160p50.U33</svg:desc>
                </draw:g>
              </table:table-cell>
              <table:table-cell office:value-type="float" office:value="0.210823">
                <text:p>0.210823</text:p>
              </table:table-cell>
              <table:table-cell office:value-type="float" office:value="0.559341">
                <text:p>0.559341</text:p>
              </table:table-cell>
              <table:table-cell office:value-type="float" office:value="1.086059">
                <text:p>1.086059</text:p>
              </table:table-cell>
              <table:table-cell office:value-type="float" office:value="2.441615">
                <text:p>2.441615</text:p>
              </table:table-cell>
              <table:table-cell office:value-type="float" office:value="4.320909">
                <text:p>4.320909</text:p>
              </table:table-cell>
              <table:table-cell office:value-type="float" office:value="6.797152">
                <text:p>6.797152</text:p>
              </table:table-cell>
              <table:table-cell office:value-type="float" office:value="10.150398">
                <text:p>10.150398</text:p>
              </table:table-cell>
              <table:table-cell office:value-type="float" office:value="13.513846">
                <text:p>13.513846</text:p>
              </table:table-cell>
              <table:table-cell office:value-type="float" office:value="16.461084">
                <text:p>16.461084</text:p>
              </table:table-cell>
              <table:table-cell office:value-type="float" office:value="22.449411">
                <text:p>22.449411</text:p>
              </table:table-cell>
              <table:table-cell office:value-type="float" office:value="28.235604">
                <text:p>28.235604</text:p>
              </table:table-cell>
              <table:table-cell office:value-type="float" office:value="33.266778">
                <text:p>33.266778</text:p>
              </table:table-cell>
              <table:table-cell office:value-type="float" office:value="37.924835">
                <text:p>37.924835</text:p>
              </table:table-cell>
              <table:table-cell office:value-type="float" office:value="41.92558">
                <text:p>41.92558</text:p>
              </table:table-cell>
              <table:table-cell office:value-type="float" office:value="45.510224">
                <text:p>45.510224</text:p>
              </table:table-cell>
              <table:table-cell office:value-type="float" office:value="48.904351">
                <text:p>48.904351</text:p>
              </table:table-cell>
              <table:table-cell office:value-type="float" office:value="51.669948">
                <text:p>51.669948</text:p>
              </table:table-cell>
              <table:table-cell office:value-type="float" office:value="54.272629">
                <text:p>54.272629</text:p>
              </table:table-cell>
              <table:table-cell office:value-type="float" office:value="56.709188">
                <text:p>56.709188</text:p>
              </table:table-cell>
            </table:table-row>
            <table:table-row>
              <table:table-cell office:value-type="string">
                <text:p>slow</text:p>
                <draw:g>
                  <svg:desc>crowd_run_2160p50.A34:crowd_run_2160p50.A34</svg:desc>
                </draw:g>
              </table:table-cell>
              <table:table-cell office:value-type="float" office:value="0">
                <text:p>0</text:p>
                <draw:g>
                  <svg:desc>crowd_run_2160p50.B34:crowd_run_2160p50.U34</svg:desc>
                </draw:g>
              </table:table-cell>
              <table:table-cell office:value-type="float" office:value="0.256392">
                <text:p>0.256392</text:p>
              </table:table-cell>
              <table:table-cell office:value-type="float" office:value="0.5918">
                <text:p>0.5918</text:p>
              </table:table-cell>
              <table:table-cell office:value-type="float" office:value="0.895802">
                <text:p>0.895802</text:p>
              </table:table-cell>
              <table:table-cell office:value-type="float" office:value="1.631594">
                <text:p>1.631594</text:p>
              </table:table-cell>
              <table:table-cell office:value-type="float" office:value="2.949824">
                <text:p>2.949824</text:p>
              </table:table-cell>
              <table:table-cell office:value-type="float" office:value="5.294512">
                <text:p>5.294512</text:p>
              </table:table-cell>
              <table:table-cell office:value-type="float" office:value="8.435931">
                <text:p>8.435931</text:p>
              </table:table-cell>
              <table:table-cell office:value-type="float" office:value="12.064515">
                <text:p>12.064515</text:p>
              </table:table-cell>
              <table:table-cell office:value-type="float" office:value="15.731854">
                <text:p>15.731854</text:p>
              </table:table-cell>
              <table:table-cell office:value-type="float" office:value="22.615326">
                <text:p>22.615326</text:p>
              </table:table-cell>
              <table:table-cell office:value-type="float" office:value="28.724605">
                <text:p>28.724605</text:p>
              </table:table-cell>
              <table:table-cell office:value-type="float" office:value="34.246878">
                <text:p>34.246878</text:p>
              </table:table-cell>
              <table:table-cell office:value-type="float" office:value="38.954992">
                <text:p>38.954992</text:p>
              </table:table-cell>
              <table:table-cell office:value-type="float" office:value="43.179762">
                <text:p>43.179762</text:p>
              </table:table-cell>
              <table:table-cell office:value-type="float" office:value="46.749413">
                <text:p>46.749413</text:p>
              </table:table-cell>
              <table:table-cell office:value-type="float" office:value="49.952326">
                <text:p>49.952326</text:p>
              </table:table-cell>
              <table:table-cell office:value-type="float" office:value="52.828507">
                <text:p>52.828507</text:p>
              </table:table-cell>
              <table:table-cell office:value-type="float" office:value="55.398844">
                <text:p>55.398844</text:p>
              </table:table-cell>
              <table:table-cell office:value-type="float" office:value="57.703552">
                <text:p>57.703552</text:p>
              </table:table-cell>
            </table:table-row>
            <table:table-row>
              <table:table-cell office:value-type="string">
                <text:p>slower</text:p>
                <draw:g>
                  <svg:desc>crowd_run_2160p50.A35:crowd_run_2160p50.A35</svg:desc>
                </draw:g>
              </table:table-cell>
              <table:table-cell office:value-type="float" office:value="0">
                <text:p>0</text:p>
                <draw:g>
                  <svg:desc>crowd_run_2160p50.B35:crowd_run_2160p50.U35</svg:desc>
                </draw:g>
              </table:table-cell>
              <table:table-cell office:value-type="float" office:value="0.291366">
                <text:p>0.291366</text:p>
              </table:table-cell>
              <table:table-cell office:value-type="float" office:value="0.583238">
                <text:p>0.583238</text:p>
              </table:table-cell>
              <table:table-cell office:value-type="float" office:value="0.842033">
                <text:p>0.842033</text:p>
              </table:table-cell>
              <table:table-cell office:value-type="float" office:value="1.574451">
                <text:p>1.574451</text:p>
              </table:table-cell>
              <table:table-cell office:value-type="float" office:value="2.940178">
                <text:p>2.940178</text:p>
              </table:table-cell>
              <table:table-cell office:value-type="float" office:value="5.484201">
                <text:p>5.484201</text:p>
              </table:table-cell>
              <table:table-cell office:value-type="float" office:value="9.383352">
                <text:p>9.383352</text:p>
              </table:table-cell>
              <table:table-cell office:value-type="float" office:value="13.552596">
                <text:p>13.552596</text:p>
              </table:table-cell>
              <table:table-cell office:value-type="float" office:value="17.135382">
                <text:p>17.135382</text:p>
              </table:table-cell>
              <table:table-cell office:value-type="float" office:value="23.709292">
                <text:p>23.709292</text:p>
              </table:table-cell>
              <table:table-cell office:value-type="float" office:value="30.097695">
                <text:p>30.097695</text:p>
              </table:table-cell>
              <table:table-cell office:value-type="float" office:value="35.597015">
                <text:p>35.597015</text:p>
              </table:table-cell>
              <table:table-cell office:value-type="float" office:value="40.520826">
                <text:p>40.520826</text:p>
              </table:table-cell>
              <table:table-cell office:value-type="float" office:value="44.817531">
                <text:p>44.817531</text:p>
              </table:table-cell>
              <table:table-cell office:value-type="float" office:value="48.548798">
                <text:p>48.548798</text:p>
              </table:table-cell>
              <table:table-cell office:value-type="float" office:value="51.739839">
                <text:p>51.739839</text:p>
              </table:table-cell>
              <table:table-cell office:value-type="float" office:value="54.542652">
                <text:p>54.542652</text:p>
              </table:table-cell>
              <table:table-cell office:value-type="float" office:value="57.14874">
                <text:p>57.14874</text:p>
              </table:table-cell>
              <table:table-cell office:value-type="float" office:value="59.440913">
                <text:p>59.440913</text:p>
              </table:table-cell>
            </table:table-row>
            <table:table-row>
              <table:table-cell office:value-type="string">
                <text:p>veryslow</text:p>
                <draw:g>
                  <svg:desc>crowd_run_2160p50.A36:crowd_run_2160p50.A36</svg:desc>
                </draw:g>
              </table:table-cell>
              <table:table-cell office:value-type="float" office:value="0.025995">
                <text:p>0.025995</text:p>
                <draw:g>
                  <svg:desc>crowd_run_2160p50.B36:crowd_run_2160p50.U36</svg:desc>
                </draw:g>
              </table:table-cell>
              <table:table-cell office:value-type="float" office:value="0.31199">
                <text:p>0.31199</text:p>
              </table:table-cell>
              <table:table-cell office:value-type="float" office:value="0.707962">
                <text:p>0.707962</text:p>
              </table:table-cell>
              <table:table-cell office:value-type="float" office:value="0.985826">
                <text:p>0.985826</text:p>
              </table:table-cell>
              <table:table-cell office:value-type="float" office:value="1.786575">
                <text:p>1.786575</text:p>
              </table:table-cell>
              <table:table-cell office:value-type="float" office:value="3.270094">
                <text:p>3.270094</text:p>
              </table:table-cell>
              <table:table-cell office:value-type="float" office:value="5.611186">
                <text:p>5.611186</text:p>
              </table:table-cell>
              <table:table-cell office:value-type="float" office:value="9.357813">
                <text:p>9.357813</text:p>
              </table:table-cell>
              <table:table-cell office:value-type="float" office:value="13.544945">
                <text:p>13.544945</text:p>
              </table:table-cell>
              <table:table-cell office:value-type="float" office:value="17.41311">
                <text:p>17.41311</text:p>
              </table:table-cell>
              <table:table-cell office:value-type="float" office:value="24.82313">
                <text:p>24.82313</text:p>
              </table:table-cell>
              <table:table-cell office:value-type="float" office:value="31.350916">
                <text:p>31.350916</text:p>
              </table:table-cell>
              <table:table-cell office:value-type="float" office:value="37.05399">
                <text:p>37.05399</text:p>
              </table:table-cell>
              <table:table-cell office:value-type="float" office:value="41.982855">
                <text:p>41.982855</text:p>
              </table:table-cell>
              <table:table-cell office:value-type="float" office:value="46.230135">
                <text:p>46.230135</text:p>
              </table:table-cell>
              <table:table-cell office:value-type="float" office:value="49.995946">
                <text:p>49.995946</text:p>
              </table:table-cell>
              <table:table-cell office:value-type="float" office:value="53.209397">
                <text:p>53.209397</text:p>
              </table:table-cell>
              <table:table-cell office:value-type="float" office:value="56.027597">
                <text:p>56.027597</text:p>
              </table:table-cell>
              <table:table-cell office:value-type="float" office:value="58.634196">
                <text:p>58.634196</text:p>
              </table:table-cell>
              <table:table-cell office:value-type="float" office:value="60.933249">
                <text:p>60.933249</text:p>
              </table:table-cell>
            </table:table-row>
            <table:table-row>
              <table:table-cell office:value-type="string">
                <text:p>placebo</text:p>
                <draw:g>
                  <svg:desc>crowd_run_2160p50.A37:crowd_run_2160p50.A37</svg:desc>
                </draw:g>
              </table:table-cell>
              <table:table-cell office:value-type="float" office:value="0">
                <text:p>0</text:p>
                <draw:g>
                  <svg:desc>crowd_run_2160p50.B37:crowd_run_2160p50.U37</svg:desc>
                </draw:g>
              </table:table-cell>
              <table:table-cell office:value-type="float" office:value="0.190604">
                <text:p>0.190604</text:p>
              </table:table-cell>
              <table:table-cell office:value-type="float" office:value="0.494234">
                <text:p>0.494234</text:p>
              </table:table-cell>
              <table:table-cell office:value-type="float" office:value="0.732492">
                <text:p>0.732492</text:p>
              </table:table-cell>
              <table:table-cell office:value-type="float" office:value="1.012308">
                <text:p>1.012308</text:p>
              </table:table-cell>
              <table:table-cell office:value-type="float" office:value="1.840309">
                <text:p>1.840309</text:p>
              </table:table-cell>
              <table:table-cell office:value-type="float" office:value="3.684666">
                <text:p>3.684666</text:p>
              </table:table-cell>
              <table:table-cell office:value-type="float" office:value="6.486511">
                <text:p>6.486511</text:p>
              </table:table-cell>
              <table:table-cell office:value-type="float" office:value="10.356938">
                <text:p>10.356938</text:p>
              </table:table-cell>
              <table:table-cell office:value-type="float" office:value="14.303362">
                <text:p>14.303362</text:p>
              </table:table-cell>
              <table:table-cell office:value-type="float" office:value="21.701632">
                <text:p>21.701632</text:p>
              </table:table-cell>
              <table:table-cell office:value-type="float" office:value="28.474857">
                <text:p>28.474857</text:p>
              </table:table-cell>
              <table:table-cell office:value-type="float" office:value="34.671958">
                <text:p>34.671958</text:p>
              </table:table-cell>
              <table:table-cell office:value-type="float" office:value="39.832534">
                <text:p>39.832534</text:p>
              </table:table-cell>
              <table:table-cell office:value-type="float" office:value="44.405376">
                <text:p>44.405376</text:p>
              </table:table-cell>
              <table:table-cell office:value-type="float" office:value="48.420096">
                <text:p>48.420096</text:p>
              </table:table-cell>
              <table:table-cell office:value-type="float" office:value="51.794631">
                <text:p>51.794631</text:p>
              </table:table-cell>
              <table:table-cell office:value-type="float" office:value="54.855041">
                <text:p>54.855041</text:p>
              </table:table-cell>
              <table:table-cell office:value-type="float" office:value="57.421248">
                <text:p>57.421248</text:p>
              </table:table-cell>
              <table:table-cell office:value-type="float" office:value="59.88501">
                <text:p>59.885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7cm" svg:y="1.96cm" style:legend-expansion="high" chart:style-name="ch2"/>
        <chart:plot-area chart:style-name="ch3" table:cell-range-address="crowd_run_2160p50.B39:crowd_run_2160p50.U49 crowd_run_2160p50.A40:crowd_run_2160p50.A49" chart:data-source-has-labels="column" svg:x="0.32cm" svg:y="0.18cm" svg:width="12.587cm" svg:height="8.64cm">
          <chartooo:coordinate-region svg:x="1.497cm" svg:y="0.379cm" svg:width="10.94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rowd_run_2160p50.B40:crowd_run_2160p50.U40" chart:label-cell-address="crowd_run_2160p50.A40:crowd_run_2160p50.A40" chart:class="chart:scatter">
            <chart:domain table:cell-range-address="crowd_run_2160p50.B39:crowd_run_2160p50.U39"/>
            <chart:data-point chart:repeated="20"/>
          </chart:series>
          <chart:series chart:style-name="ch7" chart:values-cell-range-address="crowd_run_2160p50.B41:crowd_run_2160p50.U41" chart:label-cell-address="crowd_run_2160p50.A41:crowd_run_2160p50.A41" chart:class="chart:scatter">
            <chart:data-point chart:repeated="20"/>
          </chart:series>
          <chart:series chart:style-name="ch8" chart:values-cell-range-address="crowd_run_2160p50.B42:crowd_run_2160p50.U42" chart:label-cell-address="crowd_run_2160p50.A42:crowd_run_2160p50.A42" chart:class="chart:scatter">
            <chart:data-point chart:repeated="20"/>
          </chart:series>
          <chart:series chart:style-name="ch9" chart:values-cell-range-address="crowd_run_2160p50.B43:crowd_run_2160p50.U43" chart:label-cell-address="crowd_run_2160p50.A43:crowd_run_2160p50.A43" chart:class="chart:scatter">
            <chart:data-point chart:repeated="20"/>
          </chart:series>
          <chart:series chart:style-name="ch10" chart:values-cell-range-address="crowd_run_2160p50.B44:crowd_run_2160p50.U44" chart:label-cell-address="crowd_run_2160p50.A44:crowd_run_2160p50.A44" chart:class="chart:scatter">
            <chart:data-point chart:repeated="20"/>
          </chart:series>
          <chart:series chart:style-name="ch11" chart:values-cell-range-address="crowd_run_2160p50.B45:crowd_run_2160p50.U45" chart:label-cell-address="crowd_run_2160p50.A45:crowd_run_2160p50.A45" chart:class="chart:scatter">
            <chart:data-point chart:repeated="20"/>
          </chart:series>
          <chart:series chart:style-name="ch12" chart:values-cell-range-address="crowd_run_2160p50.B46:crowd_run_2160p50.U46" chart:label-cell-address="crowd_run_2160p50.A46:crowd_run_2160p50.A46" chart:class="chart:scatter">
            <chart:data-point chart:repeated="20"/>
          </chart:series>
          <chart:series chart:style-name="ch13" chart:values-cell-range-address="crowd_run_2160p50.B47:crowd_run_2160p50.U47" chart:label-cell-address="crowd_run_2160p50.A47:crowd_run_2160p50.A47" chart:class="chart:scatter">
            <chart:data-point chart:repeated="20"/>
          </chart:series>
          <chart:series chart:style-name="ch14" chart:values-cell-range-address="crowd_run_2160p50.B48:crowd_run_2160p50.U48" chart:label-cell-address="crowd_run_2160p50.A48:crowd_run_2160p50.A48" chart:class="chart:scatter">
            <chart:data-point chart:repeated="20"/>
          </chart:series>
          <chart:series chart:style-name="ch15" chart:values-cell-range-address="crowd_run_2160p50.B49:crowd_run_2160p50.U49" chart:label-cell-address="crowd_run_2160p50.A49:crowd_run_2160p50.A49" chart:class="chart:scatter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crowd_run_2160p50.B39:crowd_run_2160p50.U39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ultrafast</text:p>
                <draw:g>
                  <svg:desc>crowd_run_2160p50.A40:crowd_run_2160p50.A40</svg:desc>
                </draw:g>
              </table:table-cell>
              <table:table-cell office:value-type="float" office:value="103.88">
                <text:p>103.88</text:p>
                <draw:g>
                  <svg:desc>crowd_run_2160p50.B40:crowd_run_2160p50.U40</svg:desc>
                </draw:g>
              </table:table-cell>
              <table:table-cell office:value-type="float" office:value="113.3858">
                <text:p>113.3858</text:p>
              </table:table-cell>
              <table:table-cell office:value-type="float" office:value="92.3814">
                <text:p>92.3814</text:p>
              </table:table-cell>
              <table:table-cell office:value-type="float" office:value="69.0365">
                <text:p>69.0365</text:p>
              </table:table-cell>
              <table:table-cell office:value-type="float" office:value="76.9069">
                <text:p>76.9069</text:p>
              </table:table-cell>
              <table:table-cell office:value-type="float" office:value="76.9544">
                <text:p>76.9544</text:p>
              </table:table-cell>
              <table:table-cell office:value-type="float" office:value="77.3293">
                <text:p>77.3293</text:p>
              </table:table-cell>
              <table:table-cell office:value-type="float" office:value="77.278">
                <text:p>77.278</text:p>
              </table:table-cell>
              <table:table-cell office:value-type="float" office:value="77.0845">
                <text:p>77.0845</text:p>
              </table:table-cell>
              <table:table-cell office:value-type="float" office:value="77.0844">
                <text:p>77.0844</text:p>
              </table:table-cell>
              <table:table-cell office:value-type="float" office:value="77.2116">
                <text:p>77.2116</text:p>
              </table:table-cell>
              <table:table-cell office:value-type="float" office:value="76.1522">
                <text:p>76.1522</text:p>
              </table:table-cell>
              <table:table-cell office:value-type="float" office:value="76.1387">
                <text:p>76.1387</text:p>
              </table:table-cell>
              <table:table-cell office:value-type="float" office:value="76.5967">
                <text:p>76.5967</text:p>
              </table:table-cell>
              <table:table-cell office:value-type="float" office:value="76.4523">
                <text:p>76.4523</text:p>
              </table:table-cell>
              <table:table-cell office:value-type="float" office:value="76.7172">
                <text:p>76.7172</text:p>
              </table:table-cell>
              <table:table-cell office:value-type="float" office:value="76.9716">
                <text:p>76.9716</text:p>
              </table:table-cell>
              <table:table-cell office:value-type="float" office:value="76.9661">
                <text:p>76.9661</text:p>
              </table:table-cell>
              <table:table-cell office:value-type="float" office:value="77.2648">
                <text:p>77.2648</text:p>
              </table:table-cell>
              <table:table-cell office:value-type="float" office:value="77.2558">
                <text:p>77.2558</text:p>
              </table:table-cell>
            </table:table-row>
            <table:table-row>
              <table:table-cell office:value-type="string">
                <text:p>superfast</text:p>
                <draw:g>
                  <svg:desc>crowd_run_2160p50.A41:crowd_run_2160p50.A41</svg:desc>
                </draw:g>
              </table:table-cell>
              <table:table-cell office:value-type="float" office:value="159.4239">
                <text:p>159.4239</text:p>
                <draw:g>
                  <svg:desc>crowd_run_2160p50.B41:crowd_run_2160p50.U41</svg:desc>
                </draw:g>
              </table:table-cell>
              <table:table-cell office:value-type="float" office:value="161.0268">
                <text:p>161.0268</text:p>
              </table:table-cell>
              <table:table-cell office:value-type="float" office:value="163.6887">
                <text:p>163.6887</text:p>
              </table:table-cell>
              <table:table-cell office:value-type="float" office:value="164.3956">
                <text:p>164.3956</text:p>
              </table:table-cell>
              <table:table-cell office:value-type="float" office:value="165.3986">
                <text:p>165.3986</text:p>
              </table:table-cell>
              <table:table-cell office:value-type="float" office:value="168.0143">
                <text:p>168.0143</text:p>
              </table:table-cell>
              <table:table-cell office:value-type="float" office:value="170.6543">
                <text:p>170.6543</text:p>
              </table:table-cell>
              <table:table-cell office:value-type="float" office:value="169.7443">
                <text:p>169.7443</text:p>
              </table:table-cell>
              <table:table-cell office:value-type="float" office:value="170.0965">
                <text:p>170.0965</text:p>
              </table:table-cell>
              <table:table-cell office:value-type="float" office:value="171.358">
                <text:p>171.358</text:p>
              </table:table-cell>
              <table:table-cell office:value-type="float" office:value="172.978">
                <text:p>172.978</text:p>
              </table:table-cell>
              <table:table-cell office:value-type="float" office:value="174.8658">
                <text:p>174.8658</text:p>
              </table:table-cell>
              <table:table-cell office:value-type="float" office:value="177.8133">
                <text:p>177.8133</text:p>
              </table:table-cell>
              <table:table-cell office:value-type="float" office:value="180.2147">
                <text:p>180.2147</text:p>
              </table:table-cell>
              <table:table-cell office:value-type="float" office:value="182.7972">
                <text:p>182.7972</text:p>
              </table:table-cell>
              <table:table-cell office:value-type="float" office:value="185.0725">
                <text:p>185.0725</text:p>
              </table:table-cell>
              <table:table-cell office:value-type="float" office:value="186.6894">
                <text:p>186.6894</text:p>
              </table:table-cell>
              <table:table-cell office:value-type="float" office:value="188.1431">
                <text:p>188.1431</text:p>
              </table:table-cell>
              <table:table-cell office:value-type="float" office:value="189.9575">
                <text:p>189.9575</text:p>
              </table:table-cell>
              <table:table-cell office:value-type="float" office:value="222.1857">
                <text:p>222.1857</text:p>
              </table:table-cell>
            </table:table-row>
            <table:table-row>
              <table:table-cell office:value-type="string">
                <text:p>veryfast</text:p>
                <draw:g>
                  <svg:desc>crowd_run_2160p50.A42:crowd_run_2160p50.A42</svg:desc>
                </draw:g>
              </table:table-cell>
              <table:table-cell office:value-type="float" office:value="241.6798">
                <text:p>241.6798</text:p>
                <draw:g>
                  <svg:desc>crowd_run_2160p50.B42:crowd_run_2160p50.U42</svg:desc>
                </draw:g>
              </table:table-cell>
              <table:table-cell office:value-type="float" office:value="242.6778">
                <text:p>242.6778</text:p>
              </table:table-cell>
              <table:table-cell office:value-type="float" office:value="245.2008">
                <text:p>245.2008</text:p>
              </table:table-cell>
              <table:table-cell office:value-type="float" office:value="258.4892">
                <text:p>258.4892</text:p>
              </table:table-cell>
              <table:table-cell office:value-type="float" office:value="263.2375">
                <text:p>263.2375</text:p>
              </table:table-cell>
              <table:table-cell office:value-type="float" office:value="267.0497">
                <text:p>267.0497</text:p>
              </table:table-cell>
              <table:table-cell office:value-type="float" office:value="270.6006">
                <text:p>270.6006</text:p>
              </table:table-cell>
              <table:table-cell office:value-type="float" office:value="274.0182">
                <text:p>274.0182</text:p>
              </table:table-cell>
              <table:table-cell office:value-type="float" office:value="277.1163">
                <text:p>277.1163</text:p>
              </table:table-cell>
              <table:table-cell office:value-type="float" office:value="273.9067">
                <text:p>273.9067</text:p>
              </table:table-cell>
              <table:table-cell office:value-type="float" office:value="281.1614">
                <text:p>281.1614</text:p>
              </table:table-cell>
              <table:table-cell office:value-type="float" office:value="285.254">
                <text:p>285.254</text:p>
              </table:table-cell>
              <table:table-cell office:value-type="float" office:value="302.385">
                <text:p>302.385</text:p>
              </table:table-cell>
              <table:table-cell office:value-type="float" office:value="303.1317">
                <text:p>303.1317</text:p>
              </table:table-cell>
              <table:table-cell office:value-type="float" office:value="309.5067">
                <text:p>309.5067</text:p>
              </table:table-cell>
              <table:table-cell office:value-type="float" office:value="320.7624">
                <text:p>320.7624</text:p>
              </table:table-cell>
              <table:table-cell office:value-type="float" office:value="320.8077">
                <text:p>320.8077</text:p>
              </table:table-cell>
              <table:table-cell office:value-type="float" office:value="323.7972">
                <text:p>323.7972</text:p>
              </table:table-cell>
              <table:table-cell office:value-type="float" office:value="331.9435">
                <text:p>331.9435</text:p>
              </table:table-cell>
              <table:table-cell office:value-type="float" office:value="329.8063">
                <text:p>329.8063</text:p>
              </table:table-cell>
            </table:table-row>
            <table:table-row>
              <table:table-cell office:value-type="string">
                <text:p>faster</text:p>
                <draw:g>
                  <svg:desc>crowd_run_2160p50.A43:crowd_run_2160p50.A43</svg:desc>
                </draw:g>
              </table:table-cell>
              <table:table-cell office:value-type="float" office:value="421.9366">
                <text:p>421.9366</text:p>
                <draw:g>
                  <svg:desc>crowd_run_2160p50.B43:crowd_run_2160p50.U43</svg:desc>
                </draw:g>
              </table:table-cell>
              <table:table-cell office:value-type="float" office:value="414.8503">
                <text:p>414.8503</text:p>
              </table:table-cell>
              <table:table-cell office:value-type="float" office:value="417.1957">
                <text:p>417.1957</text:p>
              </table:table-cell>
              <table:table-cell office:value-type="float" office:value="427.0076">
                <text:p>427.0076</text:p>
              </table:table-cell>
              <table:table-cell office:value-type="float" office:value="437.6672">
                <text:p>437.6672</text:p>
              </table:table-cell>
              <table:table-cell office:value-type="float" office:value="458.6441">
                <text:p>458.6441</text:p>
              </table:table-cell>
              <table:table-cell office:value-type="float" office:value="466.9038">
                <text:p>466.9038</text:p>
              </table:table-cell>
              <table:table-cell office:value-type="float" office:value="483.6844">
                <text:p>483.6844</text:p>
              </table:table-cell>
              <table:table-cell office:value-type="float" office:value="471.1391">
                <text:p>471.1391</text:p>
              </table:table-cell>
              <table:table-cell office:value-type="float" office:value="479.664">
                <text:p>479.664</text:p>
              </table:table-cell>
              <table:table-cell office:value-type="float" office:value="480.6261">
                <text:p>480.6261</text:p>
              </table:table-cell>
              <table:table-cell office:value-type="float" office:value="490.4342">
                <text:p>490.4342</text:p>
              </table:table-cell>
              <table:table-cell office:value-type="float" office:value="492.2622">
                <text:p>492.2622</text:p>
              </table:table-cell>
              <table:table-cell office:value-type="float" office:value="496.282">
                <text:p>496.282</text:p>
              </table:table-cell>
              <table:table-cell office:value-type="float" office:value="527.4339">
                <text:p>527.4339</text:p>
              </table:table-cell>
              <table:table-cell office:value-type="float" office:value="519.5698">
                <text:p>519.5698</text:p>
              </table:table-cell>
              <table:table-cell office:value-type="float" office:value="541.0387">
                <text:p>541.0387</text:p>
              </table:table-cell>
              <table:table-cell office:value-type="float" office:value="546.815">
                <text:p>546.815</text:p>
              </table:table-cell>
              <table:table-cell office:value-type="float" office:value="561.5839">
                <text:p>561.5839</text:p>
              </table:table-cell>
              <table:table-cell office:value-type="float" office:value="565.9961">
                <text:p>565.9961</text:p>
              </table:table-cell>
            </table:table-row>
            <table:table-row>
              <table:table-cell office:value-type="string">
                <text:p>fast</text:p>
                <draw:g>
                  <svg:desc>crowd_run_2160p50.A44:crowd_run_2160p50.A44</svg:desc>
                </draw:g>
              </table:table-cell>
              <table:table-cell office:value-type="float" office:value="432.3807">
                <text:p>432.3807</text:p>
                <draw:g>
                  <svg:desc>crowd_run_2160p50.B44:crowd_run_2160p50.U44</svg:desc>
                </draw:g>
              </table:table-cell>
              <table:table-cell office:value-type="float" office:value="454.5516">
                <text:p>454.5516</text:p>
              </table:table-cell>
              <table:table-cell office:value-type="float" office:value="451.6662">
                <text:p>451.6662</text:p>
              </table:table-cell>
              <table:table-cell office:value-type="float" office:value="498.8102">
                <text:p>498.8102</text:p>
              </table:table-cell>
              <table:table-cell office:value-type="float" office:value="504.4665">
                <text:p>504.4665</text:p>
              </table:table-cell>
              <table:table-cell office:value-type="float" office:value="519.8238">
                <text:p>519.8238</text:p>
              </table:table-cell>
              <table:table-cell office:value-type="float" office:value="529.1467">
                <text:p>529.1467</text:p>
              </table:table-cell>
              <table:table-cell office:value-type="float" office:value="535.4109">
                <text:p>535.4109</text:p>
              </table:table-cell>
              <table:table-cell office:value-type="float" office:value="518.2029">
                <text:p>518.2029</text:p>
              </table:table-cell>
              <table:table-cell office:value-type="float" office:value="549.4861">
                <text:p>549.4861</text:p>
              </table:table-cell>
              <table:table-cell office:value-type="float" office:value="550.0597">
                <text:p>550.0597</text:p>
              </table:table-cell>
              <table:table-cell office:value-type="float" office:value="577.2206">
                <text:p>577.2206</text:p>
              </table:table-cell>
              <table:table-cell office:value-type="float" office:value="577.6089">
                <text:p>577.6089</text:p>
              </table:table-cell>
              <table:table-cell office:value-type="float" office:value="594.7333">
                <text:p>594.7333</text:p>
              </table:table-cell>
              <table:table-cell office:value-type="float" office:value="625.5804">
                <text:p>625.5804</text:p>
              </table:table-cell>
              <table:table-cell office:value-type="float" office:value="648.3436">
                <text:p>648.3436</text:p>
              </table:table-cell>
              <table:table-cell office:value-type="float" office:value="671.234">
                <text:p>671.234</text:p>
              </table:table-cell>
              <table:table-cell office:value-type="float" office:value="701.876">
                <text:p>701.876</text:p>
              </table:table-cell>
              <table:table-cell office:value-type="float" office:value="691.6049">
                <text:p>691.6049</text:p>
              </table:table-cell>
              <table:table-cell office:value-type="float" office:value="752.8619">
                <text:p>752.8619</text:p>
              </table:table-cell>
            </table:table-row>
            <table:table-row>
              <table:table-cell office:value-type="string">
                <text:p>medium</text:p>
                <draw:g>
                  <svg:desc>crowd_run_2160p50.A45:crowd_run_2160p50.A45</svg:desc>
                </draw:g>
              </table:table-cell>
              <table:table-cell office:value-type="float" office:value="400.6316">
                <text:p>400.6316</text:p>
                <draw:g>
                  <svg:desc>crowd_run_2160p50.B45:crowd_run_2160p50.U45</svg:desc>
                </draw:g>
              </table:table-cell>
              <table:table-cell office:value-type="float" office:value="440.33">
                <text:p>440.33</text:p>
              </table:table-cell>
              <table:table-cell office:value-type="float" office:value="500.9144">
                <text:p>500.9144</text:p>
              </table:table-cell>
              <table:table-cell office:value-type="float" office:value="557.5493">
                <text:p>557.5493</text:p>
              </table:table-cell>
              <table:table-cell office:value-type="float" office:value="584.041">
                <text:p>584.041</text:p>
              </table:table-cell>
              <table:table-cell office:value-type="float" office:value="623.6754">
                <text:p>623.6754</text:p>
              </table:table-cell>
              <table:table-cell office:value-type="float" office:value="627.9691">
                <text:p>627.9691</text:p>
              </table:table-cell>
              <table:table-cell office:value-type="float" office:value="654.356">
                <text:p>654.356</text:p>
              </table:table-cell>
              <table:table-cell office:value-type="float" office:value="663.0074">
                <text:p>663.0074</text:p>
              </table:table-cell>
              <table:table-cell office:value-type="float" office:value="668.6576">
                <text:p>668.6576</text:p>
              </table:table-cell>
              <table:table-cell office:value-type="float" office:value="683.0673">
                <text:p>683.0673</text:p>
              </table:table-cell>
              <table:table-cell office:value-type="float" office:value="704.0948">
                <text:p>704.0948</text:p>
              </table:table-cell>
              <table:table-cell office:value-type="float" office:value="724.399">
                <text:p>724.399</text:p>
              </table:table-cell>
              <table:table-cell office:value-type="float" office:value="743.2067">
                <text:p>743.2067</text:p>
              </table:table-cell>
              <table:table-cell office:value-type="float" office:value="742.3436">
                <text:p>742.3436</text:p>
              </table:table-cell>
              <table:table-cell office:value-type="float" office:value="799.9345">
                <text:p>799.9345</text:p>
              </table:table-cell>
              <table:table-cell office:value-type="float" office:value="824.6531">
                <text:p>824.6531</text:p>
              </table:table-cell>
              <table:table-cell office:value-type="float" office:value="843.0933">
                <text:p>843.0933</text:p>
              </table:table-cell>
              <table:table-cell office:value-type="float" office:value="858.2376">
                <text:p>858.2376</text:p>
              </table:table-cell>
              <table:table-cell office:value-type="float" office:value="878.6491">
                <text:p>878.6491</text:p>
              </table:table-cell>
            </table:table-row>
            <table:table-row>
              <table:table-cell office:value-type="string">
                <text:p>slow</text:p>
                <draw:g>
                  <svg:desc>crowd_run_2160p50.A46:crowd_run_2160p50.A46</svg:desc>
                </draw:g>
              </table:table-cell>
              <table:table-cell office:value-type="float" office:value="460.2101">
                <text:p>460.2101</text:p>
                <draw:g>
                  <svg:desc>crowd_run_2160p50.B46:crowd_run_2160p50.U46</svg:desc>
                </draw:g>
              </table:table-cell>
              <table:table-cell office:value-type="float" office:value="508.9665">
                <text:p>508.9665</text:p>
              </table:table-cell>
              <table:table-cell office:value-type="float" office:value="613.1057">
                <text:p>613.1057</text:p>
              </table:table-cell>
              <table:table-cell office:value-type="float" office:value="711.1525">
                <text:p>711.1525</text:p>
              </table:table-cell>
              <table:table-cell office:value-type="float" office:value="760.7101">
                <text:p>760.7101</text:p>
              </table:table-cell>
              <table:table-cell office:value-type="float" office:value="785.9278">
                <text:p>785.9278</text:p>
              </table:table-cell>
              <table:table-cell office:value-type="float" office:value="809.9405">
                <text:p>809.9405</text:p>
              </table:table-cell>
              <table:table-cell office:value-type="float" office:value="826.9611">
                <text:p>826.9611</text:p>
              </table:table-cell>
              <table:table-cell office:value-type="float" office:value="836.3708">
                <text:p>836.3708</text:p>
              </table:table-cell>
              <table:table-cell office:value-type="float" office:value="855.7833">
                <text:p>855.7833</text:p>
              </table:table-cell>
              <table:table-cell office:value-type="float" office:value="879.8859">
                <text:p>879.8859</text:p>
              </table:table-cell>
              <table:table-cell office:value-type="float" office:value="928.7699">
                <text:p>928.7699</text:p>
              </table:table-cell>
              <table:table-cell office:value-type="float" office:value="965.2009">
                <text:p>965.2009</text:p>
              </table:table-cell>
              <table:table-cell office:value-type="float" office:value="1003.4782">
                <text:p>1003.4782</text:p>
              </table:table-cell>
              <table:table-cell office:value-type="float" office:value="1055.346">
                <text:p>1055.346</text:p>
              </table:table-cell>
              <table:table-cell office:value-type="float" office:value="1092.0103">
                <text:p>1092.0103</text:p>
              </table:table-cell>
              <table:table-cell office:value-type="float" office:value="1133.2525">
                <text:p>1133.2525</text:p>
              </table:table-cell>
              <table:table-cell office:value-type="float" office:value="1171.4535">
                <text:p>1171.4535</text:p>
              </table:table-cell>
              <table:table-cell office:value-type="float" office:value="1146.2237">
                <text:p>1146.2237</text:p>
              </table:table-cell>
              <table:table-cell office:value-type="float" office:value="1242.7956">
                <text:p>1242.7956</text:p>
              </table:table-cell>
            </table:table-row>
            <table:table-row>
              <table:table-cell office:value-type="string">
                <text:p>slower</text:p>
                <draw:g>
                  <svg:desc>crowd_run_2160p50.A47:crowd_run_2160p50.A47</svg:desc>
                </draw:g>
              </table:table-cell>
              <table:table-cell office:value-type="float" office:value="1054.2206">
                <text:p>1054.2206</text:p>
                <draw:g>
                  <svg:desc>crowd_run_2160p50.B47:crowd_run_2160p50.U47</svg:desc>
                </draw:g>
              </table:table-cell>
              <table:table-cell office:value-type="float" office:value="1056.9112">
                <text:p>1056.9112</text:p>
              </table:table-cell>
              <table:table-cell office:value-type="float" office:value="1461.416">
                <text:p>1461.416</text:p>
              </table:table-cell>
              <table:table-cell office:value-type="float" office:value="1829.0202">
                <text:p>1829.0202</text:p>
              </table:table-cell>
              <table:table-cell office:value-type="float" office:value="1989.3168">
                <text:p>1989.3168</text:p>
              </table:table-cell>
              <table:table-cell office:value-type="float" office:value="2073.7278">
                <text:p>2073.7278</text:p>
              </table:table-cell>
              <table:table-cell office:value-type="float" office:value="2116.743">
                <text:p>2116.743</text:p>
              </table:table-cell>
              <table:table-cell office:value-type="float" office:value="2150.2106">
                <text:p>2150.2106</text:p>
              </table:table-cell>
              <table:table-cell office:value-type="float" office:value="2151.2199">
                <text:p>2151.2199</text:p>
              </table:table-cell>
              <table:table-cell office:value-type="float" office:value="2171.8225">
                <text:p>2171.8225</text:p>
              </table:table-cell>
              <table:table-cell office:value-type="float" office:value="2231.9683">
                <text:p>2231.9683</text:p>
              </table:table-cell>
              <table:table-cell office:value-type="float" office:value="2312.2407">
                <text:p>2312.2407</text:p>
              </table:table-cell>
              <table:table-cell office:value-type="float" office:value="2380.0783">
                <text:p>2380.0783</text:p>
              </table:table-cell>
              <table:table-cell office:value-type="float" office:value="2474.152">
                <text:p>2474.152</text:p>
              </table:table-cell>
              <table:table-cell office:value-type="float" office:value="2571.0214">
                <text:p>2571.0214</text:p>
              </table:table-cell>
              <table:table-cell office:value-type="float" office:value="2655.6752">
                <text:p>2655.6752</text:p>
              </table:table-cell>
              <table:table-cell office:value-type="float" office:value="2724.7">
                <text:p>2724.7</text:p>
              </table:table-cell>
              <table:table-cell office:value-type="float" office:value="2806.9566">
                <text:p>2806.9566</text:p>
              </table:table-cell>
              <table:table-cell office:value-type="float" office:value="2863.8134">
                <text:p>2863.8134</text:p>
              </table:table-cell>
              <table:table-cell office:value-type="float" office:value="2934.7769">
                <text:p>2934.7769</text:p>
              </table:table-cell>
            </table:table-row>
            <table:table-row>
              <table:table-cell office:value-type="string">
                <text:p>veryslow</text:p>
                <draw:g>
                  <svg:desc>crowd_run_2160p50.A48:crowd_run_2160p50.A48</svg:desc>
                </draw:g>
              </table:table-cell>
              <table:table-cell office:value-type="float" office:value="2599.6067">
                <text:p>2599.6067</text:p>
                <draw:g>
                  <svg:desc>crowd_run_2160p50.B48:crowd_run_2160p50.U48</svg:desc>
                </draw:g>
              </table:table-cell>
              <table:table-cell office:value-type="float" office:value="2431.825">
                <text:p>2431.825</text:p>
              </table:table-cell>
              <table:table-cell office:value-type="float" office:value="3827.1735">
                <text:p>3827.1735</text:p>
              </table:table-cell>
              <table:table-cell office:value-type="float" office:value="4805.2469">
                <text:p>4805.2469</text:p>
              </table:table-cell>
              <table:table-cell office:value-type="float" office:value="5170.7732">
                <text:p>5170.7732</text:p>
              </table:table-cell>
              <table:table-cell office:value-type="float" office:value="5261.9946">
                <text:p>5261.9946</text:p>
              </table:table-cell>
              <table:table-cell office:value-type="float" office:value="5339.3211">
                <text:p>5339.3211</text:p>
              </table:table-cell>
              <table:table-cell office:value-type="float" office:value="4537.7274">
                <text:p>4537.7274</text:p>
              </table:table-cell>
              <table:table-cell office:value-type="float" office:value="5384.7564">
                <text:p>5384.7564</text:p>
              </table:table-cell>
              <table:table-cell office:value-type="float" office:value="5440.0837">
                <text:p>5440.0837</text:p>
              </table:table-cell>
              <table:table-cell office:value-type="float" office:value="4663.186">
                <text:p>4663.186</text:p>
              </table:table-cell>
              <table:table-cell office:value-type="float" office:value="5738.2213">
                <text:p>5738.2213</text:p>
              </table:table-cell>
              <table:table-cell office:value-type="float" office:value="5916.1586">
                <text:p>5916.1586</text:p>
              </table:table-cell>
              <table:table-cell office:value-type="float" office:value="6111.0613">
                <text:p>6111.0613</text:p>
              </table:table-cell>
              <table:table-cell office:value-type="float" office:value="6318.9649">
                <text:p>6318.9649</text:p>
              </table:table-cell>
              <table:table-cell office:value-type="float" office:value="6091.5275">
                <text:p>6091.5275</text:p>
              </table:table-cell>
              <table:table-cell office:value-type="float" office:value="6560.2817">
                <text:p>6560.2817</text:p>
              </table:table-cell>
              <table:table-cell office:value-type="float" office:value="6706.3006">
                <text:p>6706.3006</text:p>
              </table:table-cell>
              <table:table-cell office:value-type="float" office:value="6813.759">
                <text:p>6813.759</text:p>
              </table:table-cell>
              <table:table-cell office:value-type="float" office:value="6929.7594">
                <text:p>6929.7594</text:p>
              </table:table-cell>
            </table:table-row>
            <table:table-row>
              <table:table-cell office:value-type="string">
                <text:p>placebo</text:p>
                <draw:g>
                  <svg:desc>crowd_run_2160p50.A49:crowd_run_2160p50.A49</svg:desc>
                </draw:g>
              </table:table-cell>
              <table:table-cell office:value-type="float" office:value="10986.2869">
                <text:p>10986.2869</text:p>
                <draw:g>
                  <svg:desc>crowd_run_2160p50.B49:crowd_run_2160p50.U49</svg:desc>
                </draw:g>
              </table:table-cell>
              <table:table-cell office:value-type="float" office:value="12617.2835">
                <text:p>12617.2835</text:p>
              </table:table-cell>
              <table:table-cell office:value-type="float" office:value="13644.8933">
                <text:p>13644.8933</text:p>
              </table:table-cell>
              <table:table-cell office:value-type="float" office:value="12796.6997">
                <text:p>12796.6997</text:p>
              </table:table-cell>
              <table:table-cell office:value-type="float" office:value="13956.1006">
                <text:p>13956.1006</text:p>
              </table:table-cell>
              <table:table-cell office:value-type="float" office:value="14359.5111">
                <text:p>14359.5111</text:p>
              </table:table-cell>
              <table:table-cell office:value-type="float" office:value="13456.1507">
                <text:p>13456.1507</text:p>
              </table:table-cell>
              <table:table-cell office:value-type="float" office:value="14838.9425">
                <text:p>14838.9425</text:p>
              </table:table-cell>
              <table:table-cell office:value-type="float" office:value="15010.5672">
                <text:p>15010.5672</text:p>
              </table:table-cell>
              <table:table-cell office:value-type="float" office:value="15139.793">
                <text:p>15139.793</text:p>
              </table:table-cell>
              <table:table-cell office:value-type="float" office:value="14422.5675">
                <text:p>14422.5675</text:p>
              </table:table-cell>
              <table:table-cell office:value-type="float" office:value="16712.5848">
                <text:p>16712.5848</text:p>
              </table:table-cell>
              <table:table-cell office:value-type="float" office:value="17703.2593">
                <text:p>17703.2593</text:p>
              </table:table-cell>
              <table:table-cell office:value-type="float" office:value="18861.5219">
                <text:p>18861.5219</text:p>
              </table:table-cell>
              <table:table-cell office:value-type="float" office:value="19864.8551">
                <text:p>19864.8551</text:p>
              </table:table-cell>
              <table:table-cell office:value-type="float" office:value="19615.8484">
                <text:p>19615.8484</text:p>
              </table:table-cell>
              <table:table-cell office:value-type="float" office:value="21545.4096">
                <text:p>21545.4096</text:p>
              </table:table-cell>
              <table:table-cell office:value-type="float" office:value="22348.9326">
                <text:p>22348.9326</text:p>
              </table:table-cell>
              <table:table-cell office:value-type="float" office:value="21780.8617">
                <text:p>21780.8617</text:p>
              </table:table-cell>
              <table:table-cell office:value-type="float" office:value="23363.3733">
                <text:p>23363.37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781cm" svg:height="12.701cm" xlink:href=".." xlink:type="simple" chart:class="chart:scatter" chart:style-name="ch1">
        <chart:legend chart:legend-position="end" svg:x="15.008cm" svg:y="3.81cm" style:legend-expansion="high" chart:style-name="ch2"/>
        <chart:plot-area chart:style-name="ch3" table:cell-range-address="sintel.B52:sintel.U62 sintel.A53:sintel.A62" chart:data-source-has-labels="column" svg:x="0.355cm" svg:y="0.254cm" svg:width="14.298cm" svg:height="12.193cm">
          <chartooo:coordinate-region svg:x="1.082cm" svg:y="0.454cm" svg:width="13.106cm" svg:height="11.3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ntel.B53:sintel.U53" chart:label-cell-address="sintel.A53:sintel.A53" chart:class="chart:scatter">
            <chart:domain table:cell-range-address="sintel.B52:sintel.U52"/>
            <chart:data-point chart:repeated="20"/>
          </chart:series>
          <chart:series chart:style-name="ch7" chart:values-cell-range-address="sintel.B54:sintel.U54" chart:label-cell-address="sintel.A54:sintel.A54" chart:class="chart:scatter">
            <chart:data-point chart:repeated="20"/>
          </chart:series>
          <chart:series chart:style-name="ch8" chart:values-cell-range-address="sintel.B55:sintel.U55" chart:label-cell-address="sintel.A55:sintel.A55" chart:class="chart:scatter">
            <chart:data-point chart:repeated="20"/>
          </chart:series>
          <chart:series chart:style-name="ch9" chart:values-cell-range-address="sintel.B56:sintel.U56" chart:label-cell-address="sintel.A56:sintel.A56" chart:class="chart:scatter">
            <chart:data-point chart:repeated="20"/>
          </chart:series>
          <chart:series chart:style-name="ch10" chart:values-cell-range-address="sintel.B57:sintel.U57" chart:label-cell-address="sintel.A57:sintel.A57" chart:class="chart:scatter">
            <chart:data-point chart:repeated="20"/>
          </chart:series>
          <chart:series chart:style-name="ch11" chart:values-cell-range-address="sintel.B58:sintel.U58" chart:label-cell-address="sintel.A58:sintel.A58" chart:class="chart:scatter">
            <chart:data-point chart:repeated="20"/>
          </chart:series>
          <chart:series chart:style-name="ch12" chart:values-cell-range-address="sintel.B59:sintel.U59" chart:label-cell-address="sintel.A59:sintel.A59" chart:class="chart:scatter">
            <chart:data-point chart:repeated="20"/>
          </chart:series>
          <chart:series chart:style-name="ch13" chart:values-cell-range-address="sintel.B60:sintel.U60" chart:label-cell-address="sintel.A60:sintel.A60" chart:class="chart:scatter">
            <chart:data-point chart:repeated="20"/>
          </chart:series>
          <chart:series chart:style-name="ch14" chart:values-cell-range-address="sintel.B61:sintel.U61" chart:label-cell-address="sintel.A61:sintel.A61" chart:class="chart:scatter">
            <chart:data-point chart:repeated="20"/>
          </chart:series>
          <chart:series chart:style-name="ch15" chart:values-cell-range-address="sintel.B62:sintel.U62" chart:label-cell-address="sintel.A62:sintel.A62" chart:class="chart:scatter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sintel.B52:sintel.U5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ultrafast</text:p>
                <draw:g>
                  <svg:desc>sintel.A53:sintel.A53</svg:desc>
                </draw:g>
              </table:table-cell>
              <table:table-cell office:value-type="float" office:value="0.0403776543431332">
                <text:p>0.0403776543431332</text:p>
                <draw:g>
                  <svg:desc>sintel.B53:sintel.U53</svg:desc>
                </draw:g>
              </table:table-cell>
              <table:table-cell office:value-type="float" office:value="0.132156930549856">
                <text:p>0.132156930549856</text:p>
              </table:table-cell>
              <table:table-cell office:value-type="float" office:value="0.283723972809897">
                <text:p>0.283723972809897</text:p>
              </table:table-cell>
              <table:table-cell office:value-type="float" office:value="0.432855895594727">
                <text:p>0.432855895594727</text:p>
              </table:table-cell>
              <table:table-cell office:value-type="float" office:value="0.558354437458693">
                <text:p>0.558354437458693</text:p>
              </table:table-cell>
              <table:table-cell office:value-type="float" office:value="0.711445133126391">
                <text:p>0.711445133126391</text:p>
              </table:table-cell>
              <table:table-cell office:value-type="float" office:value="0.848832710982089">
                <text:p>0.848832710982089</text:p>
              </table:table-cell>
              <table:table-cell office:value-type="float" office:value="0.940640214341666">
                <text:p>0.940640214341666</text:p>
              </table:table-cell>
              <table:table-cell office:value-type="float" office:value="1.02092056478153">
                <text:p>1.02092056478153</text:p>
              </table:table-cell>
              <table:table-cell office:value-type="float" office:value="0.866370897693258">
                <text:p>0.866370897693258</text:p>
              </table:table-cell>
              <table:table-cell office:value-type="float" office:value="0.941276061268115">
                <text:p>0.941276061268115</text:p>
              </table:table-cell>
              <table:table-cell office:value-type="float" office:value="1.00252511115417">
                <text:p>1.00252511115417</text:p>
              </table:table-cell>
              <table:table-cell office:value-type="float" office:value="1.04262818576258">
                <text:p>1.04262818576258</text:p>
              </table:table-cell>
              <table:table-cell office:value-type="float" office:value="1.08294596835803">
                <text:p>1.08294596835803</text:p>
              </table:table-cell>
              <table:table-cell office:value-type="float" office:value="1.10655017682576">
                <text:p>1.10655017682576</text:p>
              </table:table-cell>
              <table:table-cell office:value-type="float" office:value="1.12901181171312">
                <text:p>1.12901181171312</text:p>
              </table:table-cell>
              <table:table-cell office:value-type="float" office:value="1.14869470926236">
                <text:p>1.14869470926236</text:p>
              </table:table-cell>
              <table:table-cell office:value-type="float" office:value="1.16628142162562">
                <text:p>1.16628142162562</text:p>
              </table:table-cell>
              <table:table-cell office:value-type="float" office:value="1.18036582617234">
                <text:p>1.18036582617234</text:p>
              </table:table-cell>
              <table:table-cell office:value-type="float" office:value="1.18449917498758">
                <text:p>1.18449917498758</text:p>
              </table:table-cell>
            </table:table-row>
            <table:table-row>
              <table:table-cell office:value-type="string">
                <text:p>superfast</text:p>
                <draw:g>
                  <svg:desc>sintel.A54:sintel.A54</svg:desc>
                </draw:g>
              </table:table-cell>
              <table:table-cell office:value-type="float" office:value="0.0370372648818678">
                <text:p>0.0370372648818678</text:p>
                <draw:g>
                  <svg:desc>sintel.B54:sintel.U54</svg:desc>
                </draw:g>
              </table:table-cell>
              <table:table-cell office:value-type="float" office:value="0.0702692850702725">
                <text:p>0.0702692850702725</text:p>
              </table:table-cell>
              <table:table-cell office:value-type="float" office:value="0.0981519429297782">
                <text:p>0.0981519429297782</text:p>
              </table:table-cell>
              <table:table-cell office:value-type="float" office:value="0.123679843178693">
                <text:p>0.123679843178693</text:p>
              </table:table-cell>
              <table:table-cell office:value-type="float" office:value="0.170392128837776">
                <text:p>0.170392128837776</text:p>
              </table:table-cell>
              <table:table-cell office:value-type="float" office:value="0.219057628515121">
                <text:p>0.219057628515121</text:p>
              </table:table-cell>
              <table:table-cell office:value-type="float" office:value="0.259426040092572">
                <text:p>0.259426040092572</text:p>
              </table:table-cell>
              <table:table-cell office:value-type="float" office:value="0.291978605690583">
                <text:p>0.291978605690583</text:p>
              </table:table-cell>
              <table:table-cell office:value-type="float" office:value="0.316395024500565">
                <text:p>0.316395024500565</text:p>
              </table:table-cell>
              <table:table-cell office:value-type="float" office:value="0.337048950106293">
                <text:p>0.337048950106293</text:p>
              </table:table-cell>
              <table:table-cell office:value-type="float" office:value="0.365429617760262">
                <text:p>0.365429617760262</text:p>
              </table:table-cell>
              <table:table-cell office:value-type="float" office:value="0.383951539706204">
                <text:p>0.383951539706204</text:p>
              </table:table-cell>
              <table:table-cell office:value-type="float" office:value="0.397999979145323">
                <text:p>0.397999979145323</text:p>
              </table:table-cell>
              <table:table-cell office:value-type="float" office:value="0.40837443338266">
                <text:p>0.40837443338266</text:p>
              </table:table-cell>
              <table:table-cell office:value-type="float" office:value="0.415876623969423">
                <text:p>0.415876623969423</text:p>
              </table:table-cell>
              <table:table-cell office:value-type="float" office:value="0.420915904943335">
                <text:p>0.420915904943335</text:p>
              </table:table-cell>
              <table:table-cell office:value-type="float" office:value="0.424359150106197">
                <text:p>0.424359150106197</text:p>
              </table:table-cell>
              <table:table-cell office:value-type="float" office:value="0.42706773626814">
                <text:p>0.42706773626814</text:p>
              </table:table-cell>
              <table:table-cell office:value-type="float" office:value="0.429385406837667">
                <text:p>0.429385406837667</text:p>
              </table:table-cell>
              <table:table-cell office:value-type="float" office:value="0.429318837490297">
                <text:p>0.429318837490297</text:p>
              </table:table-cell>
            </table:table-row>
            <table:table-row>
              <table:table-cell office:value-type="string">
                <text:p>veryfast</text:p>
                <draw:g>
                  <svg:desc>sintel.A55:sintel.A55</svg:desc>
                </draw:g>
              </table:table-cell>
              <table:table-cell office:value-type="float" office:value="0.0261462507652846">
                <text:p>0.0261462507652846</text:p>
                <draw:g>
                  <svg:desc>sintel.B55:sintel.U55</svg:desc>
                </draw:g>
              </table:table-cell>
              <table:table-cell office:value-type="float" office:value="0.0455632596211018">
                <text:p>0.0455632596211018</text:p>
              </table:table-cell>
              <table:table-cell office:value-type="float" office:value="0.0706934664309006">
                <text:p>0.0706934664309006</text:p>
              </table:table-cell>
              <table:table-cell office:value-type="float" office:value="0.0871846205599581">
                <text:p>0.0871846205599581</text:p>
              </table:table-cell>
              <table:table-cell office:value-type="float" office:value="0.119384834979571">
                <text:p>0.119384834979571</text:p>
              </table:table-cell>
              <table:table-cell office:value-type="float" office:value="0.149230209584435">
                <text:p>0.149230209584435</text:p>
              </table:table-cell>
              <table:table-cell office:value-type="float" office:value="0.173377572363233">
                <text:p>0.173377572363233</text:p>
              </table:table-cell>
              <table:table-cell office:value-type="float" office:value="0.191367091766685">
                <text:p>0.191367091766685</text:p>
              </table:table-cell>
              <table:table-cell office:value-type="float" office:value="0.201891264194783">
                <text:p>0.201891264194783</text:p>
              </table:table-cell>
              <table:table-cell office:value-type="float" office:value="0.211090273695212">
                <text:p>0.211090273695212</text:p>
              </table:table-cell>
              <table:table-cell office:value-type="float" office:value="0.230758757810463">
                <text:p>0.230758757810463</text:p>
              </table:table-cell>
              <table:table-cell office:value-type="float" office:value="0.233528867719197">
                <text:p>0.233528867719197</text:p>
              </table:table-cell>
              <table:table-cell office:value-type="float" office:value="0.239526088134322">
                <text:p>0.239526088134322</text:p>
              </table:table-cell>
              <table:table-cell office:value-type="float" office:value="0.232971593789439">
                <text:p>0.232971593789439</text:p>
              </table:table-cell>
              <table:table-cell office:value-type="float" office:value="0.239348751079376">
                <text:p>0.239348751079376</text:p>
              </table:table-cell>
              <table:table-cell office:value-type="float" office:value="0.233625795792989">
                <text:p>0.233625795792989</text:p>
              </table:table-cell>
              <table:table-cell office:value-type="float" office:value="0.233044368782252">
                <text:p>0.233044368782252</text:p>
              </table:table-cell>
              <table:table-cell office:value-type="float" office:value="0.240049109625639">
                <text:p>0.240049109625639</text:p>
              </table:table-cell>
              <table:table-cell office:value-type="float" office:value="0.229857988787856">
                <text:p>0.229857988787856</text:p>
              </table:table-cell>
              <table:table-cell office:value-type="float" office:value="0.234345890368232">
                <text:p>0.234345890368232</text:p>
              </table:table-cell>
            </table:table-row>
            <table:table-row>
              <table:table-cell office:value-type="string">
                <text:p>faster</text:p>
                <draw:g>
                  <svg:desc>sintel.A56:sintel.A56</svg:desc>
                </draw:g>
              </table:table-cell>
              <table:table-cell office:value-type="float" office:value="0.0105656292912205">
                <text:p>0.0105656292912205</text:p>
                <draw:g>
                  <svg:desc>sintel.B56:sintel.U56</svg:desc>
                </draw:g>
              </table:table-cell>
              <table:table-cell office:value-type="float" office:value="0.0121920281573672">
                <text:p>0.0121920281573672</text:p>
              </table:table-cell>
              <table:table-cell office:value-type="float" office:value="0.0306343701195556">
                <text:p>0.0306343701195556</text:p>
              </table:table-cell>
              <table:table-cell office:value-type="float" office:value="0.0552224320356283">
                <text:p>0.0552224320356283</text:p>
              </table:table-cell>
              <table:table-cell office:value-type="float" office:value="0.0742862007674546">
                <text:p>0.0742862007674546</text:p>
              </table:table-cell>
              <table:table-cell office:value-type="float" office:value="0.0848602689904826">
                <text:p>0.0848602689904826</text:p>
              </table:table-cell>
              <table:table-cell office:value-type="float" office:value="0.094647950409918">
                <text:p>0.094647950409918</text:p>
              </table:table-cell>
              <table:table-cell office:value-type="float" office:value="0.107923964023917">
                <text:p>0.107923964023917</text:p>
              </table:table-cell>
              <table:table-cell office:value-type="float" office:value="0.118936795425199">
                <text:p>0.118936795425199</text:p>
              </table:table-cell>
              <table:table-cell office:value-type="float" office:value="0.124786675120091">
                <text:p>0.124786675120091</text:p>
              </table:table-cell>
              <table:table-cell office:value-type="float" office:value="0.136303813718889">
                <text:p>0.136303813718889</text:p>
              </table:table-cell>
              <table:table-cell office:value-type="float" office:value="0.145283540487617">
                <text:p>0.145283540487617</text:p>
              </table:table-cell>
              <table:table-cell office:value-type="float" office:value="0.144866445745032">
                <text:p>0.144866445745032</text:p>
              </table:table-cell>
              <table:table-cell office:value-type="float" office:value="0.14989003458528">
                <text:p>0.14989003458528</text:p>
              </table:table-cell>
              <table:table-cell office:value-type="float" office:value="0.150168471720818">
                <text:p>0.150168471720818</text:p>
              </table:table-cell>
              <table:table-cell office:value-type="float" office:value="0.147638520243582">
                <text:p>0.147638520243582</text:p>
              </table:table-cell>
              <table:table-cell office:value-type="float" office:value="0.149178942219784">
                <text:p>0.149178942219784</text:p>
              </table:table-cell>
              <table:table-cell office:value-type="float" office:value="0.150701978326679">
                <text:p>0.150701978326679</text:p>
              </table:table-cell>
              <table:table-cell office:value-type="float" office:value="0.148624285326222">
                <text:p>0.148624285326222</text:p>
              </table:table-cell>
              <table:table-cell office:value-type="float" office:value="0.147796181251141">
                <text:p>0.147796181251141</text:p>
              </table:table-cell>
            </table:table-row>
            <table:table-row>
              <table:table-cell office:value-type="string">
                <text:p>fast</text:p>
                <draw:g>
                  <svg:desc>sintel.A57:sintel.A57</svg:desc>
                </draw:g>
              </table:table-cell>
              <table:table-cell office:value-type="float" office:value="0.007736307019347">
                <text:p>0.007736307019347</text:p>
                <draw:g>
                  <svg:desc>sintel.B57:sintel.U57</svg:desc>
                </draw:g>
              </table:table-cell>
              <table:table-cell office:value-type="float" office:value="0.00914932341767398">
                <text:p>0.00914932341767398</text:p>
              </table:table-cell>
              <table:table-cell office:value-type="float" office:value="0.0255350082778836">
                <text:p>0.0255350082778836</text:p>
              </table:table-cell>
              <table:table-cell office:value-type="float" office:value="0.0533923153833341">
                <text:p>0.0533923153833341</text:p>
              </table:table-cell>
              <table:table-cell office:value-type="float" office:value="0.0723188599294266">
                <text:p>0.0723188599294266</text:p>
              </table:table-cell>
              <table:table-cell office:value-type="float" office:value="0.0845734812951563">
                <text:p>0.0845734812951563</text:p>
              </table:table-cell>
              <table:table-cell office:value-type="float" office:value="0.094146961777052">
                <text:p>0.094146961777052</text:p>
              </table:table-cell>
              <table:table-cell office:value-type="float" office:value="0.101033897005449">
                <text:p>0.101033897005449</text:p>
              </table:table-cell>
              <table:table-cell office:value-type="float" office:value="0.108564813933752">
                <text:p>0.108564813933752</text:p>
              </table:table-cell>
              <table:table-cell office:value-type="float" office:value="0.112776349967973">
                <text:p>0.112776349967973</text:p>
              </table:table-cell>
              <table:table-cell office:value-type="float" office:value="0.117608162253423">
                <text:p>0.117608162253423</text:p>
              </table:table-cell>
              <table:table-cell office:value-type="float" office:value="0.121343509157831">
                <text:p>0.121343509157831</text:p>
              </table:table-cell>
              <table:table-cell office:value-type="float" office:value="0.119722750727139">
                <text:p>0.119722750727139</text:p>
              </table:table-cell>
              <table:table-cell office:value-type="float" office:value="0.121496208463587">
                <text:p>0.121496208463587</text:p>
              </table:table-cell>
              <table:table-cell office:value-type="float" office:value="0.119033024264296">
                <text:p>0.119033024264296</text:p>
              </table:table-cell>
              <table:table-cell office:value-type="float" office:value="0.118995475661869">
                <text:p>0.118995475661869</text:p>
              </table:table-cell>
              <table:table-cell office:value-type="float" office:value="0.11506707863097">
                <text:p>0.11506707863097</text:p>
              </table:table-cell>
              <table:table-cell office:value-type="float" office:value="0.112896835007726">
                <text:p>0.112896835007726</text:p>
              </table:table-cell>
              <table:table-cell office:value-type="float" office:value="0.113762779841667">
                <text:p>0.113762779841667</text:p>
              </table:table-cell>
              <table:table-cell office:value-type="float" office:value="0.107609500663202">
                <text:p>0.107609500663202</text:p>
              </table:table-cell>
            </table:table-row>
            <table:table-row>
              <table:table-cell office:value-type="string">
                <text:p>medium</text:p>
                <draw:g>
                  <svg:desc>sintel.A58:sintel.A58</svg:desc>
                </draw:g>
              </table:table-cell>
              <table:table-cell office:value-type="float" office:value="0.00866204430224154">
                <text:p>0.00866204430224154</text:p>
                <draw:g>
                  <svg:desc>sintel.B58:sintel.U58</svg:desc>
                </draw:g>
              </table:table-cell>
              <table:table-cell office:value-type="float" office:value="0.0123099656905769">
                <text:p>0.0123099656905769</text:p>
              </table:table-cell>
              <table:table-cell office:value-type="float" office:value="0.0325458653595946">
                <text:p>0.0325458653595946</text:p>
              </table:table-cell>
              <table:table-cell office:value-type="float" office:value="0.0542379656755154">
                <text:p>0.0542379656755154</text:p>
              </table:table-cell>
              <table:table-cell office:value-type="float" office:value="0.0658011345419616">
                <text:p>0.0658011345419616</text:p>
              </table:table-cell>
              <table:table-cell office:value-type="float" office:value="0.0759555367803378">
                <text:p>0.0759555367803378</text:p>
              </table:table-cell>
              <table:table-cell office:value-type="float" office:value="0.0838603818446968">
                <text:p>0.0838603818446968</text:p>
              </table:table-cell>
              <table:table-cell office:value-type="float" office:value="0.0915622920367469">
                <text:p>0.0915622920367469</text:p>
              </table:table-cell>
              <table:table-cell office:value-type="float" office:value="0.0937068475569089">
                <text:p>0.0937068475569089</text:p>
              </table:table-cell>
              <table:table-cell office:value-type="float" office:value="0.0970834842428543">
                <text:p>0.0970834842428543</text:p>
              </table:table-cell>
              <table:table-cell office:value-type="float" office:value="0.0988143080596647">
                <text:p>0.0988143080596647</text:p>
              </table:table-cell>
              <table:table-cell office:value-type="float" office:value="0.0996478395193245">
                <text:p>0.0996478395193245</text:p>
              </table:table-cell>
              <table:table-cell office:value-type="float" office:value="0.0991985709376989">
                <text:p>0.0991985709376989</text:p>
              </table:table-cell>
              <table:table-cell office:value-type="float" office:value="0.0994456030547501">
                <text:p>0.0994456030547501</text:p>
              </table:table-cell>
              <table:table-cell office:value-type="float" office:value="0.0966704230797163">
                <text:p>0.0966704230797163</text:p>
              </table:table-cell>
              <table:table-cell office:value-type="float" office:value="0.0954896916830644">
                <text:p>0.0954896916830644</text:p>
              </table:table-cell>
              <table:table-cell office:value-type="float" office:value="0.0940001174611684">
                <text:p>0.0940001174611684</text:p>
              </table:table-cell>
              <table:table-cell office:value-type="float" office:value="0.0941423493340608">
                <text:p>0.0941423493340608</text:p>
              </table:table-cell>
              <table:table-cell office:value-type="float" office:value="0.0911129873354855">
                <text:p>0.0911129873354855</text:p>
              </table:table-cell>
              <table:table-cell office:value-type="float" office:value="0.0902457360998345">
                <text:p>0.0902457360998345</text:p>
              </table:table-cell>
            </table:table-row>
            <table:table-row>
              <table:table-cell office:value-type="string">
                <text:p>slow</text:p>
                <draw:g>
                  <svg:desc>sintel.A59:sintel.A59</svg:desc>
                </draw:g>
              </table:table-cell>
              <table:table-cell office:value-type="float" office:value="0.00818434226464984">
                <text:p>0.00818434226464984</text:p>
                <draw:g>
                  <svg:desc>sintel.B59:sintel.U59</svg:desc>
                </draw:g>
              </table:table-cell>
              <table:table-cell office:value-type="float" office:value="0.010058577797075">
                <text:p>0.010058577797075</text:p>
              </table:table-cell>
              <table:table-cell office:value-type="float" office:value="0.0233480993023227">
                <text:p>0.0233480993023227</text:p>
              </table:table-cell>
              <table:table-cell office:value-type="float" office:value="0.0415083745601152">
                <text:p>0.0415083745601152</text:p>
              </table:table-cell>
              <table:table-cell office:value-type="float" office:value="0.0520754583380644">
                <text:p>0.0520754583380644</text:p>
              </table:table-cell>
              <table:table-cell office:value-type="float" office:value="0.0594512927465208">
                <text:p>0.0594512927465208</text:p>
              </table:table-cell>
              <table:table-cell office:value-type="float" office:value="0.064958011969109">
                <text:p>0.064958011969109</text:p>
              </table:table-cell>
              <table:table-cell office:value-type="float" office:value="0.0676894362809856">
                <text:p>0.0676894362809856</text:p>
              </table:table-cell>
              <table:table-cell office:value-type="float" office:value="0.0701468859468937">
                <text:p>0.0701468859468937</text:p>
              </table:table-cell>
              <table:table-cell office:value-type="float" office:value="0.070309746212221">
                <text:p>0.070309746212221</text:p>
              </table:table-cell>
              <table:table-cell office:value-type="float" office:value="0.071585391145524">
                <text:p>0.071585391145524</text:p>
              </table:table-cell>
              <table:table-cell office:value-type="float" office:value="0.0713851938499589">
                <text:p>0.0713851938499589</text:p>
              </table:table-cell>
              <table:table-cell office:value-type="float" office:value="0.070718746311968">
                <text:p>0.070718746311968</text:p>
              </table:table-cell>
              <table:table-cell office:value-type="float" office:value="0.0702396307584821">
                <text:p>0.0702396307584821</text:p>
              </table:table-cell>
              <table:table-cell office:value-type="float" office:value="0.0687848334415004">
                <text:p>0.0687848334415004</text:p>
              </table:table-cell>
              <table:table-cell office:value-type="float" office:value="0.0672721424474863">
                <text:p>0.0672721424474863</text:p>
              </table:table-cell>
              <table:table-cell office:value-type="float" office:value="0.0646509502760051">
                <text:p>0.0646509502760051</text:p>
              </table:table-cell>
              <table:table-cell office:value-type="float" office:value="0.0638113626401176">
                <text:p>0.0638113626401176</text:p>
              </table:table-cell>
              <table:table-cell office:value-type="float" office:value="0.0623234001380696">
                <text:p>0.0623234001380696</text:p>
              </table:table-cell>
              <table:table-cell office:value-type="float" office:value="0.059893459021293">
                <text:p>0.059893459021293</text:p>
              </table:table-cell>
            </table:table-row>
            <table:table-row>
              <table:table-cell office:value-type="string">
                <text:p>slower</text:p>
                <draw:g>
                  <svg:desc>sintel.A60:sintel.A60</svg:desc>
                </draw:g>
              </table:table-cell>
              <table:table-cell office:value-type="float" office:value="0.00575046112603894">
                <text:p>0.00575046112603894</text:p>
                <draw:g>
                  <svg:desc>sintel.B60:sintel.U60</svg:desc>
                </draw:g>
              </table:table-cell>
              <table:table-cell office:value-type="float" office:value="0.006170306710326">
                <text:p>0.006170306710326</text:p>
              </table:table-cell>
              <table:table-cell office:value-type="float" office:value="0.00776994713111759">
                <text:p>0.00776994713111759</text:p>
              </table:table-cell>
              <table:table-cell office:value-type="float" office:value="0.0137793082955535">
                <text:p>0.0137793082955535</text:p>
              </table:table-cell>
              <table:table-cell office:value-type="float" office:value="0.0197359233468999">
                <text:p>0.0197359233468999</text:p>
              </table:table-cell>
              <table:table-cell office:value-type="float" office:value="0.0228361380725087">
                <text:p>0.0228361380725087</text:p>
              </table:table-cell>
              <table:table-cell office:value-type="float" office:value="0.0256873862669994">
                <text:p>0.0256873862669994</text:p>
              </table:table-cell>
              <table:table-cell office:value-type="float" office:value="0.0275757245786329">
                <text:p>0.0275757245786329</text:p>
              </table:table-cell>
              <table:table-cell office:value-type="float" office:value="0.0288725427373653">
                <text:p>0.0288725427373653</text:p>
              </table:table-cell>
              <table:table-cell office:value-type="float" office:value="0.029447954441887">
                <text:p>0.029447954441887</text:p>
              </table:table-cell>
              <table:table-cell office:value-type="float" office:value="0.0312535302298596">
                <text:p>0.0312535302298596</text:p>
              </table:table-cell>
              <table:table-cell office:value-type="float" office:value="0.0316962019247857">
                <text:p>0.0316962019247857</text:p>
              </table:table-cell>
              <table:table-cell office:value-type="float" office:value="0.0319626778476151">
                <text:p>0.0319626778476151</text:p>
              </table:table-cell>
              <table:table-cell office:value-type="float" office:value="0.0322040980510996">
                <text:p>0.0322040980510996</text:p>
              </table:table-cell>
              <table:table-cell office:value-type="float" office:value="0.032026531745542">
                <text:p>0.032026531745542</text:p>
              </table:table-cell>
              <table:table-cell office:value-type="float" office:value="0.0316084586890019">
                <text:p>0.0316084586890019</text:p>
              </table:table-cell>
              <table:table-cell office:value-type="float" office:value="0.0312820360340699">
                <text:p>0.0312820360340699</text:p>
              </table:table-cell>
              <table:table-cell office:value-type="float" office:value="0.0307992246684199">
                <text:p>0.0307992246684199</text:p>
              </table:table-cell>
              <table:table-cell office:value-type="float" office:value="0.0301639026389222">
                <text:p>0.0301639026389222</text:p>
              </table:table-cell>
              <table:table-cell office:value-type="float" office:value="0.0280638225073052">
                <text:p>0.0280638225073052</text:p>
              </table:table-cell>
            </table:table-row>
            <table:table-row>
              <table:table-cell office:value-type="string">
                <text:p>veryslow</text:p>
                <draw:g>
                  <svg:desc>sintel.A61:sintel.A61</svg:desc>
                </draw:g>
              </table:table-cell>
              <table:table-cell office:value-type="float" office:value="0.00285094229440955">
                <text:p>0.00285094229440955</text:p>
                <draw:g>
                  <svg:desc>sintel.B61:sintel.U61</svg:desc>
                </draw:g>
              </table:table-cell>
              <table:table-cell office:value-type="float" office:value="0.00293874380206122">
                <text:p>0.00293874380206122</text:p>
              </table:table-cell>
              <table:table-cell office:value-type="float" office:value="0.00274162521951805">
                <text:p>0.00274162521951805</text:p>
              </table:table-cell>
              <table:table-cell office:value-type="float" office:value="0.0060608540537149">
                <text:p>0.0060608540537149</text:p>
              </table:table-cell>
              <table:table-cell office:value-type="float" office:value="0.00838059493113027">
                <text:p>0.00838059493113027</text:p>
              </table:table-cell>
              <table:table-cell office:value-type="float" office:value="0.00974553059873364">
                <text:p>0.00974553059873364</text:p>
              </table:table-cell>
              <table:table-cell office:value-type="float" office:value="0.0108523439717979">
                <text:p>0.0108523439717979</text:p>
              </table:table-cell>
              <table:table-cell office:value-type="float" office:value="0.0115982657851773">
                <text:p>0.0115982657851773</text:p>
              </table:table-cell>
              <table:table-cell office:value-type="float" office:value="0.0121176151626935">
                <text:p>0.0121176151626935</text:p>
              </table:table-cell>
              <table:table-cell office:value-type="float" office:value="0.0125090800596848">
                <text:p>0.0125090800596848</text:p>
              </table:table-cell>
              <table:table-cell office:value-type="float" office:value="0.0130122562614621">
                <text:p>0.0130122562614621</text:p>
              </table:table-cell>
              <table:table-cell office:value-type="float" office:value="0.0133316488508991">
                <text:p>0.0133316488508991</text:p>
              </table:table-cell>
              <table:table-cell office:value-type="float" office:value="0.0135775468246712">
                <text:p>0.0135775468246712</text:p>
              </table:table-cell>
              <table:table-cell office:value-type="float" office:value="0.0135830732698429">
                <text:p>0.0135830732698429</text:p>
              </table:table-cell>
              <table:table-cell office:value-type="float" office:value="0.0134695017628761">
                <text:p>0.0134695017628761</text:p>
              </table:table-cell>
              <table:table-cell office:value-type="float" office:value="0.0134541530848125">
                <text:p>0.0134541530848125</text:p>
              </table:table-cell>
              <table:table-cell office:value-type="float" office:value="0.013249403038162">
                <text:p>0.013249403038162</text:p>
              </table:table-cell>
              <table:table-cell office:value-type="float" office:value="0.0130437512025161">
                <text:p>0.0130437512025161</text:p>
              </table:table-cell>
              <table:table-cell office:value-type="float" office:value="0.0128640383731948">
                <text:p>0.0128640383731948</text:p>
              </table:table-cell>
              <table:table-cell office:value-type="float" office:value="0.0128326673067266">
                <text:p>0.0128326673067266</text:p>
              </table:table-cell>
            </table:table-row>
            <table:table-row>
              <table:table-cell office:value-type="string">
                <text:p>placebo</text:p>
                <draw:g>
                  <svg:desc>sintel.A62:sintel.A62</svg:desc>
                </draw:g>
              </table:table-cell>
              <table:table-cell office:value-type="float" office:value="0.000206892641520822">
                <text:p>0.000206892641520822</text:p>
                <draw:g>
                  <svg:desc>sintel.B62:sintel.U62</svg:desc>
                </draw:g>
              </table:table-cell>
              <table:table-cell office:value-type="float" office:value="0.000370548141693839">
                <text:p>0.000370548141693839</text:p>
              </table:table-cell>
              <table:table-cell office:value-type="float" office:value="0.000838832739734221">
                <text:p>0.000838832739734221</text:p>
              </table:table-cell>
              <table:table-cell office:value-type="float" office:value="0.00184282529924724">
                <text:p>0.00184282529924724</text:p>
              </table:table-cell>
              <table:table-cell office:value-type="float" office:value="0.00288654020684675">
                <text:p>0.00288654020684675</text:p>
              </table:table-cell>
              <table:table-cell office:value-type="float" office:value="0.00338143924014357">
                <text:p>0.00338143924014357</text:p>
              </table:table-cell>
              <table:table-cell office:value-type="float" office:value="0.00370726538144393">
                <text:p>0.00370726538144393</text:p>
              </table:table-cell>
              <table:table-cell office:value-type="float" office:value="0.00385454254355002">
                <text:p>0.00385454254355002</text:p>
              </table:table-cell>
              <table:table-cell office:value-type="float" office:value="0.0039516801863933">
                <text:p>0.0039516801863933</text:p>
              </table:table-cell>
              <table:table-cell office:value-type="float" office:value="0.00400196350807906">
                <text:p>0.00400196350807906</text:p>
              </table:table-cell>
              <table:table-cell office:value-type="float" office:value="0.00409541989434538">
                <text:p>0.00409541989434538</text:p>
              </table:table-cell>
              <table:table-cell office:value-type="float" office:value="0.00403483085577673">
                <text:p>0.00403483085577673</text:p>
              </table:table-cell>
              <table:table-cell office:value-type="float" office:value="0.00401282646973998">
                <text:p>0.00401282646973998</text:p>
              </table:table-cell>
              <table:table-cell office:value-type="float" office:value="0.00396125361414935">
                <text:p>0.00396125361414935</text:p>
              </table:table-cell>
              <table:table-cell office:value-type="float" office:value="0.00392714890914399">
                <text:p>0.00392714890914399</text:p>
              </table:table-cell>
              <table:table-cell office:value-type="float" office:value="0.00393176729122634">
                <text:p>0.00393176729122634</text:p>
              </table:table-cell>
              <table:table-cell office:value-type="float" office:value="0.00387004679557505">
                <text:p>0.00387004679557505</text:p>
              </table:table-cell>
              <table:table-cell office:value-type="float" office:value="0.00383700688629019">
                <text:p>0.00383700688629019</text:p>
              </table:table-cell>
              <table:table-cell office:value-type="float" office:value="0.00382284128219067">
                <text:p>0.00382284128219067</text:p>
              </table:table-cell>
              <table:table-cell office:value-type="float" office:value="0.00377849351198117">
                <text:p>0.003778493511981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7cm" svg:y="1.96cm" style:legend-expansion="high" chart:style-name="ch2"/>
        <chart:plot-area chart:style-name="ch3" table:cell-range-address="sintel.B39:sintel.U49 sintel.A40:sintel.A49" chart:data-source-has-labels="column" svg:x="0.32cm" svg:y="0.18cm" svg:width="12.587cm" svg:height="8.64cm">
          <chartooo:coordinate-region svg:x="1.497cm" svg:y="0.379cm" svg:width="10.94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ntel.B40:sintel.U40" chart:label-cell-address="sintel.A40:sintel.A40" chart:class="chart:scatter">
            <chart:domain table:cell-range-address="sintel.B39:sintel.U39"/>
            <chart:data-point chart:repeated="20"/>
          </chart:series>
          <chart:series chart:style-name="ch7" chart:values-cell-range-address="sintel.B41:sintel.U41" chart:label-cell-address="sintel.A41:sintel.A41" chart:class="chart:scatter">
            <chart:data-point chart:repeated="20"/>
          </chart:series>
          <chart:series chart:style-name="ch8" chart:values-cell-range-address="sintel.B42:sintel.U42" chart:label-cell-address="sintel.A42:sintel.A42" chart:class="chart:scatter">
            <chart:data-point chart:repeated="20"/>
          </chart:series>
          <chart:series chart:style-name="ch9" chart:values-cell-range-address="sintel.B43:sintel.U43" chart:label-cell-address="sintel.A43:sintel.A43" chart:class="chart:scatter">
            <chart:data-point chart:repeated="20"/>
          </chart:series>
          <chart:series chart:style-name="ch10" chart:values-cell-range-address="sintel.B44:sintel.U44" chart:label-cell-address="sintel.A44:sintel.A44" chart:class="chart:scatter">
            <chart:data-point chart:repeated="20"/>
          </chart:series>
          <chart:series chart:style-name="ch11" chart:values-cell-range-address="sintel.B45:sintel.U45" chart:label-cell-address="sintel.A45:sintel.A45" chart:class="chart:scatter">
            <chart:data-point chart:repeated="20"/>
          </chart:series>
          <chart:series chart:style-name="ch12" chart:values-cell-range-address="sintel.B46:sintel.U46" chart:label-cell-address="sintel.A46:sintel.A46" chart:class="chart:scatter">
            <chart:data-point chart:repeated="20"/>
          </chart:series>
          <chart:series chart:style-name="ch13" chart:values-cell-range-address="sintel.B47:sintel.U47" chart:label-cell-address="sintel.A47:sintel.A47" chart:class="chart:scatter">
            <chart:data-point chart:repeated="20"/>
          </chart:series>
          <chart:series chart:style-name="ch14" chart:values-cell-range-address="sintel.B48:sintel.U48" chart:label-cell-address="sintel.A48:sintel.A48" chart:class="chart:scatter">
            <chart:data-point chart:repeated="20"/>
          </chart:series>
          <chart:series chart:style-name="ch15" chart:values-cell-range-address="sintel.B49:sintel.U49" chart:label-cell-address="sintel.A49:sintel.A49" chart:class="chart:scatter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sintel.B39:sintel.U39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ultrafast</text:p>
                <draw:g>
                  <svg:desc>sintel.A40:sintel.A40</svg:desc>
                </draw:g>
              </table:table-cell>
              <table:table-cell office:value-type="float" office:value="97.0014">
                <text:p>97.0014</text:p>
                <draw:g>
                  <svg:desc>sintel.B40:sintel.U40</svg:desc>
                </draw:g>
              </table:table-cell>
              <table:table-cell office:value-type="float" office:value="74.3195">
                <text:p>74.3195</text:p>
              </table:table-cell>
              <table:table-cell office:value-type="float" office:value="59.1833">
                <text:p>59.1833</text:p>
              </table:table-cell>
              <table:table-cell office:value-type="float" office:value="59.2154">
                <text:p>59.2154</text:p>
              </table:table-cell>
              <table:table-cell office:value-type="float" office:value="59.009">
                <text:p>59.009</text:p>
              </table:table-cell>
              <table:table-cell office:value-type="float" office:value="59.1468">
                <text:p>59.1468</text:p>
              </table:table-cell>
              <table:table-cell office:value-type="float" office:value="59.8001">
                <text:p>59.8001</text:p>
              </table:table-cell>
              <table:table-cell office:value-type="float" office:value="60.1283">
                <text:p>60.1283</text:p>
              </table:table-cell>
              <table:table-cell office:value-type="float" office:value="60.4694">
                <text:p>60.4694</text:p>
              </table:table-cell>
              <table:table-cell office:value-type="float" office:value="75.8689">
                <text:p>75.8689</text:p>
              </table:table-cell>
              <table:table-cell office:value-type="float" office:value="76.3921">
                <text:p>76.3921</text:p>
              </table:table-cell>
              <table:table-cell office:value-type="float" office:value="76.3804">
                <text:p>76.3804</text:p>
              </table:table-cell>
              <table:table-cell office:value-type="float" office:value="76.7948">
                <text:p>76.7948</text:p>
              </table:table-cell>
              <table:table-cell office:value-type="float" office:value="76.5755">
                <text:p>76.5755</text:p>
              </table:table-cell>
              <table:table-cell office:value-type="float" office:value="76.9967">
                <text:p>76.9967</text:p>
              </table:table-cell>
              <table:table-cell office:value-type="float" office:value="77.0845">
                <text:p>77.0845</text:p>
              </table:table-cell>
              <table:table-cell office:value-type="float" office:value="77.097">
                <text:p>77.097</text:p>
              </table:table-cell>
              <table:table-cell office:value-type="float" office:value="77.1483">
                <text:p>77.1483</text:p>
              </table:table-cell>
              <table:table-cell office:value-type="float" office:value="77.2006">
                <text:p>77.2006</text:p>
              </table:table-cell>
              <table:table-cell office:value-type="float" office:value="77.6958">
                <text:p>77.6958</text:p>
              </table:table-cell>
            </table:table-row>
            <table:table-row>
              <table:table-cell office:value-type="string">
                <text:p>superfast</text:p>
                <draw:g>
                  <svg:desc>sintel.A41:sintel.A41</svg:desc>
                </draw:g>
              </table:table-cell>
              <table:table-cell office:value-type="float" office:value="155.0763">
                <text:p>155.0763</text:p>
                <draw:g>
                  <svg:desc>sintel.B41:sintel.U41</svg:desc>
                </draw:g>
              </table:table-cell>
              <table:table-cell office:value-type="float" office:value="159.9346">
                <text:p>159.9346</text:p>
              </table:table-cell>
              <table:table-cell office:value-type="float" office:value="163.7141">
                <text:p>163.7141</text:p>
              </table:table-cell>
              <table:table-cell office:value-type="float" office:value="166.559">
                <text:p>166.559</text:p>
              </table:table-cell>
              <table:table-cell office:value-type="float" office:value="169.3168">
                <text:p>169.3168</text:p>
              </table:table-cell>
              <table:table-cell office:value-type="float" office:value="171.8611">
                <text:p>171.8611</text:p>
              </table:table-cell>
              <table:table-cell office:value-type="float" office:value="174.3066">
                <text:p>174.3066</text:p>
              </table:table-cell>
              <table:table-cell office:value-type="float" office:value="176.6638">
                <text:p>176.6638</text:p>
              </table:table-cell>
              <table:table-cell office:value-type="float" office:value="179.0775">
                <text:p>179.0775</text:p>
              </table:table-cell>
              <table:table-cell office:value-type="float" office:value="181.0088">
                <text:p>181.0088</text:p>
              </table:table-cell>
              <table:table-cell office:value-type="float" office:value="184.727">
                <text:p>184.727</text:p>
              </table:table-cell>
              <table:table-cell office:value-type="float" office:value="188.6204">
                <text:p>188.6204</text:p>
              </table:table-cell>
              <table:table-cell office:value-type="float" office:value="191.8035">
                <text:p>191.8035</text:p>
              </table:table-cell>
              <table:table-cell office:value-type="float" office:value="194.5537">
                <text:p>194.5537</text:p>
              </table:table-cell>
              <table:table-cell office:value-type="float" office:value="197.1712">
                <text:p>197.1712</text:p>
              </table:table-cell>
              <table:table-cell office:value-type="float" office:value="199.7882">
                <text:p>199.7882</text:p>
              </table:table-cell>
              <table:table-cell office:value-type="float" office:value="202.3594">
                <text:p>202.3594</text:p>
              </table:table-cell>
              <table:table-cell office:value-type="float" office:value="204.6245">
                <text:p>204.6245</text:p>
              </table:table-cell>
              <table:table-cell office:value-type="float" office:value="206.5529">
                <text:p>206.5529</text:p>
              </table:table-cell>
              <table:table-cell office:value-type="float" office:value="209.2232">
                <text:p>209.2232</text:p>
              </table:table-cell>
            </table:table-row>
            <table:table-row>
              <table:table-cell office:value-type="string">
                <text:p>veryfast</text:p>
                <draw:g>
                  <svg:desc>sintel.A42:sintel.A42</svg:desc>
                </draw:g>
              </table:table-cell>
              <table:table-cell office:value-type="float" office:value="238.6367">
                <text:p>238.6367</text:p>
                <draw:g>
                  <svg:desc>sintel.B42:sintel.U42</svg:desc>
                </draw:g>
              </table:table-cell>
              <table:table-cell office:value-type="float" office:value="255.8101">
                <text:p>255.8101</text:p>
              </table:table-cell>
              <table:table-cell office:value-type="float" office:value="268.5148">
                <text:p>268.5148</text:p>
              </table:table-cell>
              <table:table-cell office:value-type="float" office:value="285.9714">
                <text:p>285.9714</text:p>
              </table:table-cell>
              <table:table-cell office:value-type="float" office:value="277.7141">
                <text:p>277.7141</text:p>
              </table:table-cell>
              <table:table-cell office:value-type="float" office:value="283.8331">
                <text:p>283.8331</text:p>
              </table:table-cell>
              <table:table-cell office:value-type="float" office:value="287.4837">
                <text:p>287.4837</text:p>
              </table:table-cell>
              <table:table-cell office:value-type="float" office:value="291.7039">
                <text:p>291.7039</text:p>
              </table:table-cell>
              <table:table-cell office:value-type="float" office:value="299.7228">
                <text:p>299.7228</text:p>
              </table:table-cell>
              <table:table-cell office:value-type="float" office:value="306.18">
                <text:p>306.18</text:p>
              </table:table-cell>
              <table:table-cell office:value-type="float" office:value="305.6957">
                <text:p>305.6957</text:p>
              </table:table-cell>
              <table:table-cell office:value-type="float" office:value="321.3399">
                <text:p>321.3399</text:p>
              </table:table-cell>
              <table:table-cell office:value-type="float" office:value="327.4343">
                <text:p>327.4343</text:p>
              </table:table-cell>
              <table:table-cell office:value-type="float" office:value="348.5611">
                <text:p>348.5611</text:p>
              </table:table-cell>
              <table:table-cell office:value-type="float" office:value="348.581">
                <text:p>348.581</text:p>
              </table:table-cell>
              <table:table-cell office:value-type="float" office:value="364.8719">
                <text:p>364.8719</text:p>
              </table:table-cell>
              <table:table-cell office:value-type="float" office:value="372.1806">
                <text:p>372.1806</text:p>
              </table:table-cell>
              <table:table-cell office:value-type="float" office:value="366.812">
                <text:p>366.812</text:p>
              </table:table-cell>
              <table:table-cell office:value-type="float" office:value="388.0257">
                <text:p>388.0257</text:p>
              </table:table-cell>
              <table:table-cell office:value-type="float" office:value="384.7352">
                <text:p>384.7352</text:p>
              </table:table-cell>
            </table:table-row>
            <table:table-row>
              <table:table-cell office:value-type="string">
                <text:p>faster</text:p>
                <draw:g>
                  <svg:desc>sintel.A43:sintel.A43</svg:desc>
                </draw:g>
              </table:table-cell>
              <table:table-cell office:value-type="float" office:value="402.4933">
                <text:p>402.4933</text:p>
                <draw:g>
                  <svg:desc>sintel.B43:sintel.U43</svg:desc>
                </draw:g>
              </table:table-cell>
              <table:table-cell office:value-type="float" office:value="391.5707">
                <text:p>391.5707</text:p>
              </table:table-cell>
              <table:table-cell office:value-type="float" office:value="412.1679">
                <text:p>412.1679</text:p>
              </table:table-cell>
              <table:table-cell office:value-type="float" office:value="428.423">
                <text:p>428.423</text:p>
              </table:table-cell>
              <table:table-cell office:value-type="float" office:value="433.4328">
                <text:p>433.4328</text:p>
              </table:table-cell>
              <table:table-cell office:value-type="float" office:value="453.8971">
                <text:p>453.8971</text:p>
              </table:table-cell>
              <table:table-cell office:value-type="float" office:value="475.095">
                <text:p>475.095</text:p>
              </table:table-cell>
              <table:table-cell office:value-type="float" office:value="477.2504">
                <text:p>477.2504</text:p>
              </table:table-cell>
              <table:table-cell office:value-type="float" office:value="489.6038">
                <text:p>489.6038</text:p>
              </table:table-cell>
              <table:table-cell office:value-type="float" office:value="510.4046">
                <text:p>510.4046</text:p>
              </table:table-cell>
              <table:table-cell office:value-type="float" office:value="525.786">
                <text:p>525.786</text:p>
              </table:table-cell>
              <table:table-cell office:value-type="float" office:value="531.9787">
                <text:p>531.9787</text:p>
              </table:table-cell>
              <table:table-cell office:value-type="float" office:value="561.285">
                <text:p>561.285</text:p>
              </table:table-cell>
              <table:table-cell office:value-type="float" office:value="562.8406">
                <text:p>562.8406</text:p>
              </table:table-cell>
              <table:table-cell office:value-type="float" office:value="577.9605">
                <text:p>577.9605</text:p>
              </table:table-cell>
              <table:table-cell office:value-type="float" office:value="600.4718">
                <text:p>600.4718</text:p>
              </table:table-cell>
              <table:table-cell office:value-type="float" office:value="604.7589">
                <text:p>604.7589</text:p>
              </table:table-cell>
              <table:table-cell office:value-type="float" office:value="606.7552">
                <text:p>606.7552</text:p>
              </table:table-cell>
              <table:table-cell office:value-type="float" office:value="622.137">
                <text:p>622.137</text:p>
              </table:table-cell>
              <table:table-cell office:value-type="float" office:value="631.8614">
                <text:p>631.8614</text:p>
              </table:table-cell>
            </table:table-row>
            <table:table-row>
              <table:table-cell office:value-type="string">
                <text:p>fast</text:p>
                <draw:g>
                  <svg:desc>sintel.A44:sintel.A44</svg:desc>
                </draw:g>
              </table:table-cell>
              <table:table-cell office:value-type="float" office:value="443.1851">
                <text:p>443.1851</text:p>
                <draw:g>
                  <svg:desc>sintel.B44:sintel.U44</svg:desc>
                </draw:g>
              </table:table-cell>
              <table:table-cell office:value-type="float" office:value="446.0285">
                <text:p>446.0285</text:p>
              </table:table-cell>
              <table:table-cell office:value-type="float" office:value="483.2757">
                <text:p>483.2757</text:p>
              </table:table-cell>
              <table:table-cell office:value-type="float" office:value="500.6834">
                <text:p>500.6834</text:p>
              </table:table-cell>
              <table:table-cell office:value-type="float" office:value="519.7994">
                <text:p>519.7994</text:p>
              </table:table-cell>
              <table:table-cell office:value-type="float" office:value="541.1486">
                <text:p>541.1486</text:p>
              </table:table-cell>
              <table:table-cell office:value-type="float" office:value="563.405">
                <text:p>563.405</text:p>
              </table:table-cell>
              <table:table-cell office:value-type="float" office:value="586.866">
                <text:p>586.866</text:p>
              </table:table-cell>
              <table:table-cell office:value-type="float" office:value="593.7697">
                <text:p>593.7697</text:p>
              </table:table-cell>
              <table:table-cell office:value-type="float" office:value="610.7256">
                <text:p>610.7256</text:p>
              </table:table-cell>
              <table:table-cell office:value-type="float" office:value="639.7449">
                <text:p>639.7449</text:p>
              </table:table-cell>
              <table:table-cell office:value-type="float" office:value="657.2899">
                <text:p>657.2899</text:p>
              </table:table-cell>
              <table:table-cell office:value-type="float" office:value="694.6745">
                <text:p>694.6745</text:p>
              </table:table-cell>
              <table:table-cell office:value-type="float" office:value="705.7693">
                <text:p>705.7693</text:p>
              </table:table-cell>
              <table:table-cell office:value-type="float" office:value="737.7424">
                <text:p>737.7424</text:p>
              </table:table-cell>
              <table:table-cell office:value-type="float" office:value="752.0216">
                <text:p>752.0216</text:p>
              </table:table-cell>
              <table:table-cell office:value-type="float" office:value="789.7448">
                <text:p>789.7448</text:p>
              </table:table-cell>
              <table:table-cell office:value-type="float" office:value="814.6339">
                <text:p>814.6339</text:p>
              </table:table-cell>
              <table:table-cell office:value-type="float" office:value="816.8235">
                <text:p>816.8235</text:p>
              </table:table-cell>
              <table:table-cell office:value-type="float" office:value="871.2276">
                <text:p>871.2276</text:p>
              </table:table-cell>
            </table:table-row>
            <table:table-row>
              <table:table-cell office:value-type="string">
                <text:p>medium</text:p>
                <draw:g>
                  <svg:desc>sintel.A45:sintel.A45</svg:desc>
                </draw:g>
              </table:table-cell>
              <table:table-cell office:value-type="float" office:value="432.8088">
                <text:p>432.8088</text:p>
                <draw:g>
                  <svg:desc>sintel.B45:sintel.U45</svg:desc>
                </draw:g>
              </table:table-cell>
              <table:table-cell office:value-type="float" office:value="469.9875">
                <text:p>469.9875</text:p>
              </table:table-cell>
              <table:table-cell office:value-type="float" office:value="554.1546">
                <text:p>554.1546</text:p>
              </table:table-cell>
              <table:table-cell office:value-type="float" office:value="586.3686">
                <text:p>586.3686</text:p>
              </table:table-cell>
              <table:table-cell office:value-type="float" office:value="626.2968">
                <text:p>626.2968</text:p>
              </table:table-cell>
              <table:table-cell office:value-type="float" office:value="648.1357">
                <text:p>648.1357</text:p>
              </table:table-cell>
              <table:table-cell office:value-type="float" office:value="671.6605">
                <text:p>671.6605</text:p>
              </table:table-cell>
              <table:table-cell office:value-type="float" office:value="679.8076">
                <text:p>679.8076</text:p>
              </table:table-cell>
              <table:table-cell office:value-type="float" office:value="714.0094">
                <text:p>714.0094</text:p>
              </table:table-cell>
              <table:table-cell office:value-type="float" office:value="730.018">
                <text:p>730.018</text:p>
              </table:table-cell>
              <table:table-cell office:value-type="float" office:value="776.0633">
                <text:p>776.0633</text:p>
              </table:table-cell>
              <table:table-cell office:value-type="float" office:value="811.9906">
                <text:p>811.9906</text:p>
              </table:table-cell>
              <table:table-cell office:value-type="float" office:value="848.0526">
                <text:p>848.0526</text:p>
              </table:table-cell>
              <table:table-cell office:value-type="float" office:value="870.775">
                <text:p>870.775</text:p>
              </table:table-cell>
              <table:table-cell office:value-type="float" office:value="915.6785">
                <text:p>915.6785</text:p>
              </table:table-cell>
              <table:table-cell office:value-type="float" office:value="943.6264">
                <text:p>943.6264</text:p>
              </table:table-cell>
              <table:table-cell office:value-type="float" office:value="972.2362">
                <text:p>972.2362</text:p>
              </table:table-cell>
              <table:table-cell office:value-type="float" office:value="982.372">
                <text:p>982.372</text:p>
              </table:table-cell>
              <table:table-cell office:value-type="float" office:value="1024.8715">
                <text:p>1024.8715</text:p>
              </table:table-cell>
              <table:table-cell office:value-type="float" office:value="1043.3347">
                <text:p>1043.3347</text:p>
              </table:table-cell>
            </table:table-row>
            <table:table-row>
              <table:table-cell office:value-type="string">
                <text:p>slow</text:p>
                <draw:g>
                  <svg:desc>sintel.A46:sintel.A46</svg:desc>
                </draw:g>
              </table:table-cell>
              <table:table-cell office:value-type="float" office:value="518.3521">
                <text:p>518.3521</text:p>
                <draw:g>
                  <svg:desc>sintel.B46:sintel.U46</svg:desc>
                </draw:g>
              </table:table-cell>
              <table:table-cell office:value-type="float" office:value="558.2832">
                <text:p>558.2832</text:p>
              </table:table-cell>
              <table:table-cell office:value-type="float" office:value="677.2329">
                <text:p>677.2329</text:p>
              </table:table-cell>
              <table:table-cell office:value-type="float" office:value="727.6621">
                <text:p>727.6621</text:p>
              </table:table-cell>
              <table:table-cell office:value-type="float" office:value="790.8682">
                <text:p>790.8682</text:p>
              </table:table-cell>
              <table:table-cell office:value-type="float" office:value="841.3521">
                <text:p>841.3521</text:p>
              </table:table-cell>
              <table:table-cell office:value-type="float" office:value="879.8817">
                <text:p>879.8817</text:p>
              </table:table-cell>
              <table:table-cell office:value-type="float" office:value="929.9367">
                <text:p>929.9367</text:p>
              </table:table-cell>
              <table:table-cell office:value-type="float" office:value="962.9444">
                <text:p>962.9444</text:p>
              </table:table-cell>
              <table:table-cell office:value-type="float" office:value="1013.2521">
                <text:p>1013.2521</text:p>
              </table:table-cell>
              <table:table-cell office:value-type="float" office:value="1075.7339">
                <text:p>1075.7339</text:p>
              </table:table-cell>
              <table:table-cell office:value-type="float" office:value="1137.5989">
                <text:p>1137.5989</text:p>
              </table:table-cell>
              <table:table-cell office:value-type="float" office:value="1192.2009">
                <text:p>1192.2009</text:p>
              </table:table-cell>
              <table:table-cell office:value-type="float" office:value="1234.3574">
                <text:p>1234.3574</text:p>
              </table:table-cell>
              <table:table-cell office:value-type="float" office:value="1288.9015">
                <text:p>1288.9015</text:p>
              </table:table-cell>
              <table:table-cell office:value-type="float" office:value="1341.1932">
                <text:p>1341.1932</text:p>
              </table:table-cell>
              <table:table-cell office:value-type="float" office:value="1415.8255">
                <text:p>1415.8255</text:p>
              </table:table-cell>
              <table:table-cell office:value-type="float" office:value="1451.1293">
                <text:p>1451.1293</text:p>
              </table:table-cell>
              <table:table-cell office:value-type="float" office:value="1500.692">
                <text:p>1500.692</text:p>
              </table:table-cell>
              <table:table-cell office:value-type="float" office:value="1573.9296">
                <text:p>1573.9296</text:p>
              </table:table-cell>
            </table:table-row>
            <table:table-row>
              <table:table-cell office:value-type="string">
                <text:p>slower</text:p>
                <draw:g>
                  <svg:desc>sintel.A47:sintel.A47</svg:desc>
                </draw:g>
              </table:table-cell>
              <table:table-cell office:value-type="float" office:value="1165.5707">
                <text:p>1165.5707</text:p>
                <draw:g>
                  <svg:desc>sintel.B47:sintel.U47</svg:desc>
                </draw:g>
              </table:table-cell>
              <table:table-cell office:value-type="float" office:value="1217.3343">
                <text:p>1217.3343</text:p>
              </table:table-cell>
              <table:table-cell office:value-type="float" office:value="1643.4431">
                <text:p>1643.4431</text:p>
              </table:table-cell>
              <table:table-cell office:value-type="float" office:value="1888.6419">
                <text:p>1888.6419</text:p>
              </table:table-cell>
              <table:table-cell office:value-type="float" office:value="1932.9577">
                <text:p>1932.9577</text:p>
              </table:table-cell>
              <table:table-cell office:value-type="float" office:value="2045.8468">
                <text:p>2045.8468</text:p>
              </table:table-cell>
              <table:table-cell office:value-type="float" office:value="2124.9879">
                <text:p>2124.9879</text:p>
              </table:table-cell>
              <table:table-cell office:value-type="float" office:value="2205.8855">
                <text:p>2205.8855</text:p>
              </table:table-cell>
              <table:table-cell office:value-type="float" office:value="2281.5632">
                <text:p>2281.5632</text:p>
              </table:table-cell>
              <table:table-cell office:value-type="float" office:value="2375.0413">
                <text:p>2375.0413</text:p>
              </table:table-cell>
              <table:table-cell office:value-type="float" office:value="2437.8016">
                <text:p>2437.8016</text:p>
              </table:table-cell>
              <table:table-cell office:value-type="float" office:value="2540.5737">
                <text:p>2540.5737</text:p>
              </table:table-cell>
              <table:table-cell office:value-type="float" office:value="2625.0844">
                <text:p>2625.0844</text:p>
              </table:table-cell>
              <table:table-cell office:value-type="float" office:value="2683.6415">
                <text:p>2683.6415</text:p>
              </table:table-cell>
              <table:table-cell office:value-type="float" office:value="2763.2935">
                <text:p>2763.2935</text:p>
              </table:table-cell>
              <table:table-cell office:value-type="float" office:value="2852.0117">
                <text:p>2852.0117</text:p>
              </table:table-cell>
              <table:table-cell office:value-type="float" office:value="2924.3047">
                <text:p>2924.3047</text:p>
              </table:table-cell>
              <table:table-cell office:value-type="float" office:value="3007.2295">
                <text:p>3007.2295</text:p>
              </table:table-cell>
              <table:table-cell office:value-type="float" office:value="3102.0733">
                <text:p>3102.0733</text:p>
              </table:table-cell>
              <table:table-cell office:value-type="float" office:value="3362.2026">
                <text:p>3362.2026</text:p>
              </table:table-cell>
            </table:table-row>
            <table:table-row>
              <table:table-cell office:value-type="string">
                <text:p>veryslow</text:p>
                <draw:g>
                  <svg:desc>sintel.A48:sintel.A48</svg:desc>
                </draw:g>
              </table:table-cell>
              <table:table-cell office:value-type="float" office:value="2894.8755">
                <text:p>2894.8755</text:p>
                <draw:g>
                  <svg:desc>sintel.B48:sintel.U48</svg:desc>
                </draw:g>
              </table:table-cell>
              <table:table-cell office:value-type="float" office:value="2963.1222">
                <text:p>2963.1222</text:p>
              </table:table-cell>
              <table:table-cell office:value-type="float" office:value="4277.1539">
                <text:p>4277.1539</text:p>
              </table:table-cell>
              <table:table-cell office:value-type="float" office:value="4657.0209">
                <text:p>4657.0209</text:p>
              </table:table-cell>
              <table:table-cell office:value-type="float" office:value="4996.2657">
                <text:p>4996.2657</text:p>
              </table:table-cell>
              <table:table-cell office:value-type="float" office:value="5253.0638">
                <text:p>5253.0638</text:p>
              </table:table-cell>
              <table:table-cell office:value-type="float" office:value="5420.1932">
                <text:p>5420.1932</text:p>
              </table:table-cell>
              <table:table-cell office:value-type="float" office:value="5567.6378">
                <text:p>5567.6378</text:p>
              </table:table-cell>
              <table:table-cell office:value-type="float" office:value="5698.6445">
                <text:p>5698.6445</text:p>
              </table:table-cell>
              <table:table-cell office:value-type="float" office:value="5827.5498">
                <text:p>5827.5498</text:p>
              </table:table-cell>
              <table:table-cell office:value-type="float" office:value="6023.1499">
                <text:p>6023.1499</text:p>
              </table:table-cell>
              <table:table-cell office:value-type="float" office:value="6178.3567">
                <text:p>6178.3567</text:p>
              </table:table-cell>
              <table:table-cell office:value-type="float" office:value="6291.128">
                <text:p>6291.128</text:p>
              </table:table-cell>
              <table:table-cell office:value-type="float" office:value="6461.0825">
                <text:p>6461.0825</text:p>
              </table:table-cell>
              <table:table-cell office:value-type="float" office:value="6656.3667">
                <text:p>6656.3667</text:p>
              </table:table-cell>
              <table:table-cell office:value-type="float" office:value="6773.7131">
                <text:p>6773.7131</text:p>
              </table:table-cell>
              <table:table-cell office:value-type="float" office:value="6973.8545">
                <text:p>6973.8545</text:p>
              </table:table-cell>
              <table:table-cell office:value-type="float" office:value="7162.066">
                <text:p>7162.066</text:p>
              </table:table-cell>
              <table:table-cell office:value-type="float" office:value="7328.2405">
                <text:p>7328.2405</text:p>
              </table:table-cell>
              <table:table-cell office:value-type="float" office:value="7401.8064">
                <text:p>7401.8064</text:p>
              </table:table-cell>
            </table:table-row>
            <table:table-row>
              <table:table-cell office:value-type="string">
                <text:p>placebo</text:p>
                <draw:g>
                  <svg:desc>sintel.A49:sintel.A49</svg:desc>
                </draw:g>
              </table:table-cell>
              <table:table-cell office:value-type="float" office:value="9021.4905">
                <text:p>9021.4905</text:p>
                <draw:g>
                  <svg:desc>sintel.B49:sintel.U49</svg:desc>
                </draw:g>
              </table:table-cell>
              <table:table-cell office:value-type="float" office:value="9278.6702">
                <text:p>9278.6702</text:p>
              </table:table-cell>
              <table:table-cell office:value-type="float" office:value="9693.8038">
                <text:p>9693.8038</text:p>
              </table:table-cell>
              <table:table-cell office:value-type="float" office:value="10382.886">
                <text:p>10382.886</text:p>
              </table:table-cell>
              <table:table-cell office:value-type="float" office:value="12009.7804">
                <text:p>12009.7804</text:p>
              </table:table-cell>
              <table:table-cell office:value-type="float" office:value="13495.8548">
                <text:p>13495.8548</text:p>
              </table:table-cell>
              <table:table-cell office:value-type="float" office:value="14628.5616">
                <text:p>14628.5616</text:p>
              </table:table-cell>
              <table:table-cell office:value-type="float" office:value="15838.3809">
                <text:p>15838.3809</text:p>
              </table:table-cell>
              <table:table-cell office:value-type="float" office:value="16759.5721">
                <text:p>16759.5721</text:p>
              </table:table-cell>
              <table:table-cell office:value-type="float" office:value="17624.6792">
                <text:p>17624.6792</text:p>
              </table:table-cell>
              <table:table-cell office:value-type="float" office:value="18719.8258">
                <text:p>18719.8258</text:p>
              </table:table-cell>
              <table:table-cell office:value-type="float" office:value="20110.7548">
                <text:p>20110.7548</text:p>
              </table:table-cell>
              <table:table-cell office:value-type="float" office:value="20998.4201">
                <text:p>20998.4201</text:p>
              </table:table-cell>
              <table:table-cell office:value-type="float" office:value="21901.9034">
                <text:p>21901.9034</text:p>
              </table:table-cell>
              <table:table-cell office:value-type="float" office:value="22625.1492">
                <text:p>22625.1492</text:p>
              </table:table-cell>
              <table:table-cell office:value-type="float" office:value="23016.7119">
                <text:p>23016.7119</text:p>
              </table:table-cell>
              <table:table-cell office:value-type="float" office:value="23741.4969">
                <text:p>23741.4969</text:p>
              </table:table-cell>
              <table:table-cell office:value-type="float" office:value="24223.7105">
                <text:p>24223.7105</text:p>
              </table:table-cell>
              <table:table-cell office:value-type="float" office:value="24551.8056">
                <text:p>24551.8056</text:p>
              </table:table-cell>
              <table:table-cell office:value-type="float" office:value="25047.939">
                <text:p>25047.9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44cm" svg:y="0.316cm" chart:style-name="ch2">
          <text:p>MSSSIM</text:p>
        </chart:title>
        <chart:legend chart:legend-position="end" svg:x="13.227cm" svg:y="1.96cm" style:legend-expansion="high" chart:style-name="ch3"/>
        <chart:plot-area chart:style-name="ch4" table:cell-range-address="old_town_cross_2160p50.B15:old_town_cross_2160p50.U25 old_town_cross_2160p50.A16:old_town_cross_2160p50.A25" chart:data-source-has-labels="column" svg:x="0.32cm" svg:y="1.275cm" svg:width="12.587cm" svg:height="7.545cm">
          <chartooo:coordinate-region svg:x="1.047cm" svg:y="1.474cm" svg:width="11.395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old_town_cross_2160p50.B16:old_town_cross_2160p50.U16" chart:label-cell-address="old_town_cross_2160p50.A16:old_town_cross_2160p50.A16" chart:class="chart:scatter">
            <chart:domain table:cell-range-address="old_town_cross_2160p50.B15:old_town_cross_2160p50.U15"/>
            <chart:data-point chart:repeated="20"/>
          </chart:series>
          <chart:series chart:style-name="ch8" chart:values-cell-range-address="old_town_cross_2160p50.B17:old_town_cross_2160p50.U17" chart:label-cell-address="old_town_cross_2160p50.A17:old_town_cross_2160p50.A17" chart:class="chart:scatter">
            <chart:data-point chart:repeated="20"/>
          </chart:series>
          <chart:series chart:style-name="ch9" chart:values-cell-range-address="old_town_cross_2160p50.B18:old_town_cross_2160p50.U18" chart:label-cell-address="old_town_cross_2160p50.A18:old_town_cross_2160p50.A18" chart:class="chart:scatter">
            <chart:data-point chart:repeated="20"/>
          </chart:series>
          <chart:series chart:style-name="ch10" chart:values-cell-range-address="old_town_cross_2160p50.B19:old_town_cross_2160p50.U19" chart:label-cell-address="old_town_cross_2160p50.A19:old_town_cross_2160p50.A19" chart:class="chart:scatter">
            <chart:data-point chart:repeated="20"/>
          </chart:series>
          <chart:series chart:style-name="ch11" chart:values-cell-range-address="old_town_cross_2160p50.B20:old_town_cross_2160p50.U20" chart:label-cell-address="old_town_cross_2160p50.A20:old_town_cross_2160p50.A20" chart:class="chart:scatter">
            <chart:data-point chart:repeated="20"/>
          </chart:series>
          <chart:series chart:style-name="ch12" chart:values-cell-range-address="old_town_cross_2160p50.B21:old_town_cross_2160p50.U21" chart:label-cell-address="old_town_cross_2160p50.A21:old_town_cross_2160p50.A21" chart:class="chart:scatter">
            <chart:data-point chart:repeated="20"/>
          </chart:series>
          <chart:series chart:style-name="ch13" chart:values-cell-range-address="old_town_cross_2160p50.B22:old_town_cross_2160p50.U22" chart:label-cell-address="old_town_cross_2160p50.A22:old_town_cross_2160p50.A22" chart:class="chart:scatter">
            <chart:data-point chart:repeated="20"/>
          </chart:series>
          <chart:series chart:style-name="ch14" chart:values-cell-range-address="old_town_cross_2160p50.B23:old_town_cross_2160p50.U23" chart:label-cell-address="old_town_cross_2160p50.A23:old_town_cross_2160p50.A23" chart:class="chart:scatter">
            <chart:data-point chart:repeated="20"/>
          </chart:series>
          <chart:series chart:style-name="ch15" chart:values-cell-range-address="old_town_cross_2160p50.B24:old_town_cross_2160p50.U24" chart:label-cell-address="old_town_cross_2160p50.A24:old_town_cross_2160p50.A24" chart:class="chart:scatter">
            <chart:data-point chart:repeated="20"/>
          </chart:series>
          <chart:series chart:style-name="ch16" chart:values-cell-range-address="old_town_cross_2160p50.B25:old_town_cross_2160p50.U25" chart:label-cell-address="old_town_cross_2160p50.A25:old_town_cross_2160p50.A25" chart:class="chart:scatter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15:old_town_cross_2160p50.U15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ultrafast</text:p>
                <draw:g>
                  <svg:desc>old_town_cross_2160p50.A16:old_town_cross_2160p50.A16</svg:desc>
                </draw:g>
              </table:table-cell>
              <table:table-cell office:value-type="float" office:value="0.364329">
                <text:p>0.364329</text:p>
                <draw:g>
                  <svg:desc>old_town_cross_2160p50.B16:old_town_cross_2160p50.U16</svg:desc>
                </draw:g>
              </table:table-cell>
              <table:table-cell office:value-type="float" office:value="0.466305">
                <text:p>0.466305</text:p>
              </table:table-cell>
              <table:table-cell office:value-type="float" office:value="0.534027">
                <text:p>0.534027</text:p>
              </table:table-cell>
              <table:table-cell office:value-type="float" office:value="0.609984">
                <text:p>0.609984</text:p>
              </table:table-cell>
              <table:table-cell office:value-type="float" office:value="0.685613">
                <text:p>0.685613</text:p>
              </table:table-cell>
              <table:table-cell office:value-type="float" office:value="0.769897">
                <text:p>0.769897</text:p>
              </table:table-cell>
              <table:table-cell office:value-type="float" office:value="0.833288">
                <text:p>0.833288</text:p>
              </table:table-cell>
              <table:table-cell office:value-type="float" office:value="0.865904">
                <text:p>0.865904</text:p>
              </table:table-cell>
              <table:table-cell office:value-type="float" office:value="0.882317">
                <text:p>0.882317</text:p>
              </table:table-cell>
              <table:table-cell office:value-type="float" office:value="0.892825">
                <text:p>0.892825</text:p>
              </table:table-cell>
              <table:table-cell office:value-type="float" office:value="0.905208">
                <text:p>0.905208</text:p>
              </table:table-cell>
              <table:table-cell office:value-type="float" office:value="0.911827">
                <text:p>0.911827</text:p>
              </table:table-cell>
              <table:table-cell office:value-type="float" office:value="0.916132">
                <text:p>0.916132</text:p>
              </table:table-cell>
              <table:table-cell office:value-type="float" office:value="0.919468">
                <text:p>0.919468</text:p>
              </table:table-cell>
              <table:table-cell office:value-type="float" office:value="0.92229">
                <text:p>0.92229</text:p>
              </table:table-cell>
              <table:table-cell office:value-type="float" office:value="0.924129">
                <text:p>0.924129</text:p>
              </table:table-cell>
              <table:table-cell office:value-type="float" office:value="0.925817">
                <text:p>0.925817</text:p>
              </table:table-cell>
              <table:table-cell office:value-type="float" office:value="0.927049">
                <text:p>0.927049</text:p>
              </table:table-cell>
              <table:table-cell office:value-type="float" office:value="0.928524">
                <text:p>0.928524</text:p>
              </table:table-cell>
              <table:table-cell office:value-type="float" office:value="0.929354">
                <text:p>0.929354</text:p>
              </table:table-cell>
            </table:table-row>
            <table:table-row>
              <table:table-cell office:value-type="string">
                <text:p>superfast</text:p>
                <draw:g>
                  <svg:desc>old_town_cross_2160p50.A17:old_town_cross_2160p50.A17</svg:desc>
                </draw:g>
              </table:table-cell>
              <table:table-cell office:value-type="float" office:value="0.472742">
                <text:p>0.472742</text:p>
                <draw:g>
                  <svg:desc>old_town_cross_2160p50.B17:old_town_cross_2160p50.U17</svg:desc>
                </draw:g>
              </table:table-cell>
              <table:table-cell office:value-type="float" office:value="0.595312">
                <text:p>0.595312</text:p>
              </table:table-cell>
              <table:table-cell office:value-type="float" office:value="0.785868">
                <text:p>0.785868</text:p>
              </table:table-cell>
              <table:table-cell office:value-type="float" office:value="0.855082">
                <text:p>0.855082</text:p>
              </table:table-cell>
              <table:table-cell office:value-type="float" office:value="0.884704">
                <text:p>0.884704</text:p>
              </table:table-cell>
              <table:table-cell office:value-type="float" office:value="0.900253">
                <text:p>0.900253</text:p>
              </table:table-cell>
              <table:table-cell office:value-type="float" office:value="0.910436">
                <text:p>0.910436</text:p>
              </table:table-cell>
              <table:table-cell office:value-type="float" office:value="0.916776">
                <text:p>0.916776</text:p>
              </table:table-cell>
              <table:table-cell office:value-type="float" office:value="0.921596">
                <text:p>0.921596</text:p>
              </table:table-cell>
              <table:table-cell office:value-type="float" office:value="0.925082">
                <text:p>0.925082</text:p>
              </table:table-cell>
              <table:table-cell office:value-type="float" office:value="0.929521">
                <text:p>0.929521</text:p>
              </table:table-cell>
              <table:table-cell office:value-type="float" office:value="0.932383">
                <text:p>0.932383</text:p>
              </table:table-cell>
              <table:table-cell office:value-type="float" office:value="0.934266">
                <text:p>0.934266</text:p>
              </table:table-cell>
              <table:table-cell office:value-type="float" office:value="0.935921">
                <text:p>0.935921</text:p>
              </table:table-cell>
              <table:table-cell office:value-type="float" office:value="0.937064">
                <text:p>0.937064</text:p>
              </table:table-cell>
              <table:table-cell office:value-type="float" office:value="0.937885">
                <text:p>0.937885</text:p>
              </table:table-cell>
              <table:table-cell office:value-type="float" office:value="0.938468">
                <text:p>0.938468</text:p>
              </table:table-cell>
              <table:table-cell office:value-type="float" office:value="0.938975">
                <text:p>0.938975</text:p>
              </table:table-cell>
              <table:table-cell office:value-type="float" office:value="0.939328">
                <text:p>0.939328</text:p>
              </table:table-cell>
              <table:table-cell office:value-type="float" office:value="0.939706">
                <text:p>0.939706</text:p>
              </table:table-cell>
            </table:table-row>
            <table:table-row>
              <table:table-cell office:value-type="string">
                <text:p>veryfast</text:p>
                <draw:g>
                  <svg:desc>old_town_cross_2160p50.A18:old_town_cross_2160p50.A18</svg:desc>
                </draw:g>
              </table:table-cell>
              <table:table-cell office:value-type="float" office:value="0.470221">
                <text:p>0.470221</text:p>
                <draw:g>
                  <svg:desc>old_town_cross_2160p50.B18:old_town_cross_2160p50.U18</svg:desc>
                </draw:g>
              </table:table-cell>
              <table:table-cell office:value-type="float" office:value="0.595978">
                <text:p>0.595978</text:p>
              </table:table-cell>
              <table:table-cell office:value-type="float" office:value="0.789315">
                <text:p>0.789315</text:p>
              </table:table-cell>
              <table:table-cell office:value-type="float" office:value="0.864592">
                <text:p>0.864592</text:p>
              </table:table-cell>
              <table:table-cell office:value-type="float" office:value="0.891377">
                <text:p>0.891377</text:p>
              </table:table-cell>
              <table:table-cell office:value-type="float" office:value="0.906388">
                <text:p>0.906388</text:p>
              </table:table-cell>
              <table:table-cell office:value-type="float" office:value="0.91592">
                <text:p>0.91592</text:p>
              </table:table-cell>
              <table:table-cell office:value-type="float" office:value="0.92189">
                <text:p>0.92189</text:p>
              </table:table-cell>
              <table:table-cell office:value-type="float" office:value="0.925822">
                <text:p>0.925822</text:p>
              </table:table-cell>
              <table:table-cell office:value-type="float" office:value="0.929006">
                <text:p>0.929006</text:p>
              </table:table-cell>
              <table:table-cell office:value-type="float" office:value="0.932741">
                <text:p>0.932741</text:p>
              </table:table-cell>
              <table:table-cell office:value-type="float" office:value="0.935099">
                <text:p>0.935099</text:p>
              </table:table-cell>
              <table:table-cell office:value-type="float" office:value="0.936758">
                <text:p>0.936758</text:p>
              </table:table-cell>
              <table:table-cell office:value-type="float" office:value="0.937937">
                <text:p>0.937937</text:p>
              </table:table-cell>
              <table:table-cell office:value-type="float" office:value="0.938702">
                <text:p>0.938702</text:p>
              </table:table-cell>
              <table:table-cell office:value-type="float" office:value="0.939121">
                <text:p>0.939121</text:p>
              </table:table-cell>
              <table:table-cell office:value-type="float" office:value="0.939178">
                <text:p>0.939178</text:p>
              </table:table-cell>
              <table:table-cell office:value-type="float" office:value="0.938948">
                <text:p>0.938948</text:p>
              </table:table-cell>
              <table:table-cell office:value-type="float" office:value="0.938378">
                <text:p>0.938378</text:p>
              </table:table-cell>
              <table:table-cell office:value-type="float" office:value="0.936485">
                <text:p>0.936485</text:p>
              </table:table-cell>
            </table:table-row>
            <table:table-row>
              <table:table-cell office:value-type="string">
                <text:p>faster</text:p>
                <draw:g>
                  <svg:desc>old_town_cross_2160p50.A19:old_town_cross_2160p50.A19</svg:desc>
                </draw:g>
              </table:table-cell>
              <table:table-cell office:value-type="float" office:value="0.597608">
                <text:p>0.597608</text:p>
                <draw:g>
                  <svg:desc>old_town_cross_2160p50.B19:old_town_cross_2160p50.U19</svg:desc>
                </draw:g>
              </table:table-cell>
              <table:table-cell office:value-type="float" office:value="0.71008">
                <text:p>0.71008</text:p>
              </table:table-cell>
              <table:table-cell office:value-type="float" office:value="0.798767">
                <text:p>0.798767</text:p>
              </table:table-cell>
              <table:table-cell office:value-type="float" office:value="0.866725">
                <text:p>0.866725</text:p>
              </table:table-cell>
              <table:table-cell office:value-type="float" office:value="0.891585">
                <text:p>0.891585</text:p>
              </table:table-cell>
              <table:table-cell office:value-type="float" office:value="0.905575">
                <text:p>0.905575</text:p>
              </table:table-cell>
              <table:table-cell office:value-type="float" office:value="0.914449">
                <text:p>0.914449</text:p>
              </table:table-cell>
              <table:table-cell office:value-type="float" office:value="0.921129">
                <text:p>0.921129</text:p>
              </table:table-cell>
              <table:table-cell office:value-type="float" office:value="0.925253">
                <text:p>0.925253</text:p>
              </table:table-cell>
              <table:table-cell office:value-type="float" office:value="0.928715">
                <text:p>0.928715</text:p>
              </table:table-cell>
              <table:table-cell office:value-type="float" office:value="0.933806">
                <text:p>0.933806</text:p>
              </table:table-cell>
              <table:table-cell office:value-type="float" office:value="0.936952">
                <text:p>0.936952</text:p>
              </table:table-cell>
              <table:table-cell office:value-type="float" office:value="0.938904">
                <text:p>0.938904</text:p>
              </table:table-cell>
              <table:table-cell office:value-type="float" office:value="0.940385">
                <text:p>0.940385</text:p>
              </table:table-cell>
              <table:table-cell office:value-type="float" office:value="0.941523">
                <text:p>0.941523</text:p>
              </table:table-cell>
              <table:table-cell office:value-type="float" office:value="0.942435">
                <text:p>0.942435</text:p>
              </table:table-cell>
              <table:table-cell office:value-type="float" office:value="0.942894">
                <text:p>0.942894</text:p>
              </table:table-cell>
              <table:table-cell office:value-type="float" office:value="0.943131">
                <text:p>0.943131</text:p>
              </table:table-cell>
              <table:table-cell office:value-type="float" office:value="0.943188">
                <text:p>0.943188</text:p>
              </table:table-cell>
              <table:table-cell office:value-type="float" office:value="0.942776">
                <text:p>0.942776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20:old_town_cross_2160p50.A20</svg:desc>
                </draw:g>
              </table:table-cell>
              <table:table-cell office:value-type="float" office:value="0.478364">
                <text:p>0.478364</text:p>
                <draw:g>
                  <svg:desc>old_town_cross_2160p50.B20:old_town_cross_2160p50.U20</svg:desc>
                </draw:g>
              </table:table-cell>
              <table:table-cell office:value-type="float" office:value="0.709297">
                <text:p>0.709297</text:p>
              </table:table-cell>
              <table:table-cell office:value-type="float" office:value="0.817796">
                <text:p>0.817796</text:p>
              </table:table-cell>
              <table:table-cell office:value-type="float" office:value="0.865869">
                <text:p>0.865869</text:p>
              </table:table-cell>
              <table:table-cell office:value-type="float" office:value="0.888343">
                <text:p>0.888343</text:p>
              </table:table-cell>
              <table:table-cell office:value-type="float" office:value="0.903113">
                <text:p>0.903113</text:p>
              </table:table-cell>
              <table:table-cell office:value-type="float" office:value="0.911875">
                <text:p>0.911875</text:p>
              </table:table-cell>
              <table:table-cell office:value-type="float" office:value="0.919779">
                <text:p>0.919779</text:p>
              </table:table-cell>
              <table:table-cell office:value-type="float" office:value="0.924801">
                <text:p>0.924801</text:p>
              </table:table-cell>
              <table:table-cell office:value-type="float" office:value="0.928285">
                <text:p>0.928285</text:p>
              </table:table-cell>
              <table:table-cell office:value-type="float" office:value="0.933488">
                <text:p>0.933488</text:p>
              </table:table-cell>
              <table:table-cell office:value-type="float" office:value="0.936888">
                <text:p>0.936888</text:p>
              </table:table-cell>
              <table:table-cell office:value-type="float" office:value="0.93903">
                <text:p>0.93903</text:p>
              </table:table-cell>
              <table:table-cell office:value-type="float" office:value="0.940651">
                <text:p>0.940651</text:p>
              </table:table-cell>
              <table:table-cell office:value-type="float" office:value="0.941729">
                <text:p>0.941729</text:p>
              </table:table-cell>
              <table:table-cell office:value-type="float" office:value="0.94234">
                <text:p>0.94234</text:p>
              </table:table-cell>
              <table:table-cell office:value-type="float" office:value="0.942572">
                <text:p>0.942572</text:p>
              </table:table-cell>
              <table:table-cell office:value-type="float" office:value="0.942686">
                <text:p>0.942686</text:p>
              </table:table-cell>
              <table:table-cell office:value-type="float" office:value="0.94224">
                <text:p>0.94224</text:p>
              </table:table-cell>
              <table:table-cell office:value-type="float" office:value="0.941458">
                <text:p>0.941458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21:old_town_cross_2160p50.A21</svg:desc>
                </draw:g>
              </table:table-cell>
              <table:table-cell office:value-type="float" office:value="0.481751">
                <text:p>0.481751</text:p>
                <draw:g>
                  <svg:desc>old_town_cross_2160p50.B21:old_town_cross_2160p50.U21</svg:desc>
                </draw:g>
              </table:table-cell>
              <table:table-cell office:value-type="float" office:value="0.686225">
                <text:p>0.686225</text:p>
              </table:table-cell>
              <table:table-cell office:value-type="float" office:value="0.786042">
                <text:p>0.786042</text:p>
              </table:table-cell>
              <table:table-cell office:value-type="float" office:value="0.845666">
                <text:p>0.845666</text:p>
              </table:table-cell>
              <table:table-cell office:value-type="float" office:value="0.878355">
                <text:p>0.878355</text:p>
              </table:table-cell>
              <table:table-cell office:value-type="float" office:value="0.896604">
                <text:p>0.896604</text:p>
              </table:table-cell>
              <table:table-cell office:value-type="float" office:value="0.908771">
                <text:p>0.908771</text:p>
              </table:table-cell>
              <table:table-cell office:value-type="float" office:value="0.918497">
                <text:p>0.918497</text:p>
              </table:table-cell>
              <table:table-cell office:value-type="float" office:value="0.923518">
                <text:p>0.923518</text:p>
              </table:table-cell>
              <table:table-cell office:value-type="float" office:value="0.928353">
                <text:p>0.928353</text:p>
              </table:table-cell>
              <table:table-cell office:value-type="float" office:value="0.934032">
                <text:p>0.934032</text:p>
              </table:table-cell>
              <table:table-cell office:value-type="float" office:value="0.937399">
                <text:p>0.937399</text:p>
              </table:table-cell>
              <table:table-cell office:value-type="float" office:value="0.939705">
                <text:p>0.939705</text:p>
              </table:table-cell>
              <table:table-cell office:value-type="float" office:value="0.941241">
                <text:p>0.941241</text:p>
              </table:table-cell>
              <table:table-cell office:value-type="float" office:value="0.942117">
                <text:p>0.942117</text:p>
              </table:table-cell>
              <table:table-cell office:value-type="float" office:value="0.942633">
                <text:p>0.942633</text:p>
              </table:table-cell>
              <table:table-cell office:value-type="float" office:value="0.942424">
                <text:p>0.942424</text:p>
              </table:table-cell>
              <table:table-cell office:value-type="float" office:value="0.942319">
                <text:p>0.942319</text:p>
              </table:table-cell>
              <table:table-cell office:value-type="float" office:value="0.942024">
                <text:p>0.942024</text:p>
              </table:table-cell>
              <table:table-cell office:value-type="float" office:value="0.941058">
                <text:p>0.941058</text:p>
              </table:table-cell>
            </table:table-row>
            <table:table-row>
              <table:table-cell office:value-type="string">
                <text:p>slow</text:p>
                <draw:g>
                  <svg:desc>old_town_cross_2160p50.A22:old_town_cross_2160p50.A22</svg:desc>
                </draw:g>
              </table:table-cell>
              <table:table-cell office:value-type="float" office:value="0.486813">
                <text:p>0.486813</text:p>
                <draw:g>
                  <svg:desc>old_town_cross_2160p50.B22:old_town_cross_2160p50.U22</svg:desc>
                </draw:g>
              </table:table-cell>
              <table:table-cell office:value-type="float" office:value="0.669464">
                <text:p>0.669464</text:p>
              </table:table-cell>
              <table:table-cell office:value-type="float" office:value="0.784201">
                <text:p>0.784201</text:p>
              </table:table-cell>
              <table:table-cell office:value-type="float" office:value="0.844459">
                <text:p>0.844459</text:p>
              </table:table-cell>
              <table:table-cell office:value-type="float" office:value="0.875725">
                <text:p>0.875725</text:p>
              </table:table-cell>
              <table:table-cell office:value-type="float" office:value="0.898063">
                <text:p>0.898063</text:p>
              </table:table-cell>
              <table:table-cell office:value-type="float" office:value="0.910461">
                <text:p>0.910461</text:p>
              </table:table-cell>
              <table:table-cell office:value-type="float" office:value="0.919881">
                <text:p>0.919881</text:p>
              </table:table-cell>
              <table:table-cell office:value-type="float" office:value="0.924181">
                <text:p>0.924181</text:p>
              </table:table-cell>
              <table:table-cell office:value-type="float" office:value="0.927891">
                <text:p>0.927891</text:p>
              </table:table-cell>
              <table:table-cell office:value-type="float" office:value="0.932181">
                <text:p>0.932181</text:p>
              </table:table-cell>
              <table:table-cell office:value-type="float" office:value="0.93524">
                <text:p>0.93524</text:p>
              </table:table-cell>
              <table:table-cell office:value-type="float" office:value="0.936459">
                <text:p>0.936459</text:p>
              </table:table-cell>
              <table:table-cell office:value-type="float" office:value="0.937347">
                <text:p>0.937347</text:p>
              </table:table-cell>
              <table:table-cell office:value-type="float" office:value="0.937424">
                <text:p>0.937424</text:p>
              </table:table-cell>
              <table:table-cell office:value-type="float" office:value="0.937576">
                <text:p>0.937576</text:p>
              </table:table-cell>
              <table:table-cell office:value-type="float" office:value="0.937224">
                <text:p>0.937224</text:p>
              </table:table-cell>
              <table:table-cell office:value-type="float" office:value="0.936842">
                <text:p>0.936842</text:p>
              </table:table-cell>
              <table:table-cell office:value-type="float" office:value="0.936165">
                <text:p>0.936165</text:p>
              </table:table-cell>
              <table:table-cell office:value-type="float" office:value="0.934862">
                <text:p>0.934862</text:p>
              </table:table-cell>
            </table:table-row>
            <table:table-row>
              <table:table-cell office:value-type="string">
                <text:p>slower</text:p>
                <draw:g>
                  <svg:desc>old_town_cross_2160p50.A23:old_town_cross_2160p50.A23</svg:desc>
                </draw:g>
              </table:table-cell>
              <table:table-cell office:value-type="float" office:value="0.480903">
                <text:p>0.480903</text:p>
                <draw:g>
                  <svg:desc>old_town_cross_2160p50.B23:old_town_cross_2160p50.U23</svg:desc>
                </draw:g>
              </table:table-cell>
              <table:table-cell office:value-type="float" office:value="0.679504">
                <text:p>0.679504</text:p>
              </table:table-cell>
              <table:table-cell office:value-type="float" office:value="0.793764">
                <text:p>0.793764</text:p>
              </table:table-cell>
              <table:table-cell office:value-type="float" office:value="0.84484">
                <text:p>0.84484</text:p>
              </table:table-cell>
              <table:table-cell office:value-type="float" office:value="0.876556">
                <text:p>0.876556</text:p>
              </table:table-cell>
              <table:table-cell office:value-type="float" office:value="0.896803">
                <text:p>0.896803</text:p>
              </table:table-cell>
              <table:table-cell office:value-type="float" office:value="0.913996">
                <text:p>0.913996</text:p>
              </table:table-cell>
              <table:table-cell office:value-type="float" office:value="0.921645">
                <text:p>0.921645</text:p>
              </table:table-cell>
              <table:table-cell office:value-type="float" office:value="0.926335">
                <text:p>0.926335</text:p>
              </table:table-cell>
              <table:table-cell office:value-type="float" office:value="0.929966">
                <text:p>0.929966</text:p>
              </table:table-cell>
              <table:table-cell office:value-type="float" office:value="0.933865">
                <text:p>0.933865</text:p>
              </table:table-cell>
              <table:table-cell office:value-type="float" office:value="0.936415">
                <text:p>0.936415</text:p>
              </table:table-cell>
              <table:table-cell office:value-type="float" office:value="0.938283">
                <text:p>0.938283</text:p>
              </table:table-cell>
              <table:table-cell office:value-type="float" office:value="0.939157">
                <text:p>0.939157</text:p>
              </table:table-cell>
              <table:table-cell office:value-type="float" office:value="0.939773">
                <text:p>0.939773</text:p>
              </table:table-cell>
              <table:table-cell office:value-type="float" office:value="0.939838">
                <text:p>0.939838</text:p>
              </table:table-cell>
              <table:table-cell office:value-type="float" office:value="0.939869">
                <text:p>0.939869</text:p>
              </table:table-cell>
              <table:table-cell office:value-type="float" office:value="0.939346">
                <text:p>0.939346</text:p>
              </table:table-cell>
              <table:table-cell office:value-type="float" office:value="0.938478">
                <text:p>0.938478</text:p>
              </table:table-cell>
              <table:table-cell office:value-type="float" office:value="0.93762">
                <text:p>0.93762</text:p>
              </table:table-cell>
            </table:table-row>
            <table:table-row>
              <table:table-cell office:value-type="string">
                <text:p>veryslow</text:p>
                <draw:g>
                  <svg:desc>old_town_cross_2160p50.A24:old_town_cross_2160p50.A24</svg:desc>
                </draw:g>
              </table:table-cell>
              <table:table-cell office:value-type="float" office:value="0.585359">
                <text:p>0.585359</text:p>
                <draw:g>
                  <svg:desc>old_town_cross_2160p50.B24:old_town_cross_2160p50.U24</svg:desc>
                </draw:g>
              </table:table-cell>
              <table:table-cell office:value-type="float" office:value="0.696181">
                <text:p>0.696181</text:p>
              </table:table-cell>
              <table:table-cell office:value-type="float" office:value="0.794932">
                <text:p>0.794932</text:p>
              </table:table-cell>
              <table:table-cell office:value-type="float" office:value="0.852911">
                <text:p>0.852911</text:p>
              </table:table-cell>
              <table:table-cell office:value-type="float" office:value="0.884707">
                <text:p>0.884707</text:p>
              </table:table-cell>
              <table:table-cell office:value-type="float" office:value="0.903764">
                <text:p>0.903764</text:p>
              </table:table-cell>
              <table:table-cell office:value-type="float" office:value="0.915121">
                <text:p>0.915121</text:p>
              </table:table-cell>
              <table:table-cell office:value-type="float" office:value="0.923047">
                <text:p>0.923047</text:p>
              </table:table-cell>
              <table:table-cell office:value-type="float" office:value="0.927269">
                <text:p>0.927269</text:p>
              </table:table-cell>
              <table:table-cell office:value-type="float" office:value="0.929993">
                <text:p>0.929993</text:p>
              </table:table-cell>
              <table:table-cell office:value-type="float" office:value="0.933343">
                <text:p>0.933343</text:p>
              </table:table-cell>
              <table:table-cell office:value-type="float" office:value="0.935498">
                <text:p>0.935498</text:p>
              </table:table-cell>
              <table:table-cell office:value-type="float" office:value="0.9363">
                <text:p>0.9363</text:p>
              </table:table-cell>
              <table:table-cell office:value-type="float" office:value="0.937057">
                <text:p>0.937057</text:p>
              </table:table-cell>
              <table:table-cell office:value-type="float" office:value="0.937278">
                <text:p>0.937278</text:p>
              </table:table-cell>
              <table:table-cell office:value-type="float" office:value="0.937555">
                <text:p>0.937555</text:p>
              </table:table-cell>
              <table:table-cell office:value-type="float" office:value="0.937566">
                <text:p>0.937566</text:p>
              </table:table-cell>
              <table:table-cell office:value-type="float" office:value="0.936957">
                <text:p>0.936957</text:p>
              </table:table-cell>
              <table:table-cell office:value-type="float" office:value="0.936151">
                <text:p>0.936151</text:p>
              </table:table-cell>
              <table:table-cell office:value-type="float" office:value="0.935396">
                <text:p>0.935396</text:p>
              </table:table-cell>
            </table:table-row>
            <table:table-row>
              <table:table-cell office:value-type="string">
                <text:p>placebo</text:p>
                <draw:g>
                  <svg:desc>old_town_cross_2160p50.A25:old_town_cross_2160p50.A25</svg:desc>
                </draw:g>
              </table:table-cell>
              <table:table-cell office:value-type="float" office:value="0.462657">
                <text:p>0.462657</text:p>
                <draw:g>
                  <svg:desc>old_town_cross_2160p50.B25:old_town_cross_2160p50.U25</svg:desc>
                </draw:g>
              </table:table-cell>
              <table:table-cell office:value-type="float" office:value="0.60103">
                <text:p>0.60103</text:p>
              </table:table-cell>
              <table:table-cell office:value-type="float" office:value="0.704649">
                <text:p>0.704649</text:p>
              </table:table-cell>
              <table:table-cell office:value-type="float" office:value="0.79932">
                <text:p>0.79932</text:p>
              </table:table-cell>
              <table:table-cell office:value-type="float" office:value="0.867868">
                <text:p>0.867868</text:p>
              </table:table-cell>
              <table:table-cell office:value-type="float" office:value="0.902122">
                <text:p>0.902122</text:p>
              </table:table-cell>
              <table:table-cell office:value-type="float" office:value="0.918197">
                <text:p>0.918197</text:p>
              </table:table-cell>
              <table:table-cell office:value-type="float" office:value="0.925909">
                <text:p>0.925909</text:p>
              </table:table-cell>
              <table:table-cell office:value-type="float" office:value="0.929983">
                <text:p>0.929983</text:p>
              </table:table-cell>
              <table:table-cell office:value-type="float" office:value="0.932641">
                <text:p>0.932641</text:p>
              </table:table-cell>
              <table:table-cell office:value-type="float" office:value="0.934801">
                <text:p>0.934801</text:p>
              </table:table-cell>
              <table:table-cell office:value-type="float" office:value="0.936208">
                <text:p>0.936208</text:p>
              </table:table-cell>
              <table:table-cell office:value-type="float" office:value="0.936733">
                <text:p>0.936733</text:p>
              </table:table-cell>
              <table:table-cell office:value-type="float" office:value="0.936737">
                <text:p>0.936737</text:p>
              </table:table-cell>
              <table:table-cell office:value-type="float" office:value="0.936766">
                <text:p>0.936766</text:p>
              </table:table-cell>
              <table:table-cell office:value-type="float" office:value="0.93665">
                <text:p>0.93665</text:p>
              </table:table-cell>
              <table:table-cell office:value-type="float" office:value="0.936345">
                <text:p>0.936345</text:p>
              </table:table-cell>
              <table:table-cell office:value-type="float" office:value="0.935646">
                <text:p>0.935646</text:p>
              </table:table-cell>
              <table:table-cell office:value-type="float" office:value="0.934484">
                <text:p>0.934484</text:p>
              </table:table-cell>
              <table:table-cell office:value-type="float" office:value="0.933593">
                <text:p>0.93359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